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Level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8.9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5.8cm"/>
    </style:style>
    <style:style style:name="co10" style:family="table-column">
      <style:table-column-properties fo:break-before="auto" style:column-width="4.466cm"/>
    </style:style>
    <style:style style:name="co11" style:family="table-column">
      <style:table-column-properties fo:break-before="auto" style:column-width="1.199cm"/>
    </style:style>
    <style:style style:name="co12" style:family="table-column">
      <style:table-column-properties fo:break-before="auto" style:column-width="4.47cm"/>
    </style:style>
    <style:style style:name="co13" style:family="table-column">
      <style:table-column-properties fo:break-before="auto" style:column-width="6.001cm"/>
    </style:style>
    <style:style style:name="co14" style:family="table-column">
      <style:table-column-properties fo:break-before="auto" style:column-width="7.999cm"/>
    </style:style>
    <style:style style:name="co15" style:family="table-column">
      <style:table-column-properties fo:break-before="auto" style:column-width="1.58cm"/>
    </style:style>
    <style:style style:name="co16" style:family="table-column">
      <style:table-column-properties fo:break-before="auto" style:column-width="5.826cm"/>
    </style:style>
    <style:style style:name="co17" style:family="table-column">
      <style:table-column-properties fo:break-before="auto" style:column-width="1.914cm"/>
    </style:style>
    <style:style style:name="co18" style:family="table-column">
      <style:table-column-properties fo:break-before="auto" style:column-width="2.496cm"/>
    </style:style>
    <style:style style:name="co19" style:family="table-column">
      <style:table-column-properties fo:break-before="auto" style:column-width="13.458cm"/>
    </style:style>
    <style:style style:name="co20" style:family="table-column">
      <style:table-column-properties fo:break-before="auto" style:column-width="10.68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ro5" style:family="table-row">
      <style:table-row-properties style:row-height="0.55cm" fo:break-before="auto" style:use-optimal-row-height="false"/>
    </style:style>
    <style:style style:name="ro6" style:family="table-row">
      <style:table-row-properties style:row-height="0.469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1.799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1.499cm" fo:break-before="auto" style:use-optimal-row-height="false"/>
    </style:style>
    <style:style style:name="ro12" style:family="table-row">
      <style:table-row-properties style:row-height="0.538cm" fo:break-before="auto" style:use-optimal-row-height="true"/>
    </style:style>
    <style:style style:name="ro1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#ccccff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#ff8080"/>
    </style:style>
    <style:style style:name="ce10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12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3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4" style:family="table-cell" style:parent-style-name="Default">
      <style:text-properties fo:font-size="8pt"/>
    </style:style>
    <style:style style:name="ce15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6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7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20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order-left="none" fo:border-right="0.002cm solid #000000" fo:border-top="none"/>
      <style:text-properties fo:font-weight="bold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24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29" style:family="table-cell" style:parent-style-name="синий">
      <style:table-cell-properties fo:background-color="transparent" fo:border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0" style:family="table-cell" style:parent-style-name="Default"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1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3" style:family="table-cell" style:parent-style-name="синий">
      <style:table-cell-properties fo:background-color="transparent"/>
      <style:text-properties fo:font-weight="bold"/>
    </style:style>
    <style:style style:name="ce34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35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37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38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39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  <style:map style:condition="cell-content()=0" style:apply-style-name="Default" style:base-cell-address="Бонусы.Z1"/>
    </style:style>
    <style:style style:name="ce40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1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2" style:family="table-cell" style:parent-style-name="синий">
      <style:table-cell-properties fo:border-bottom="none" fo:background-color="transparent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43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  <style:map style:condition="cell-content()=0" style:apply-style-name="Default" style:base-cell-address="Бонусы.Z1"/>
    </style:style>
    <style:style style:name="ce44" style:family="table-cell" style:parent-style-name="Default">
      <style:table-cell-properties fo:border-bottom="none" fo:border-left="none" fo:border-right="0.002cm solid #000000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45" style:family="table-cell" style:parent-style-name="Default">
      <style:table-cell-properties fo:border-bottom="none" fo:border-left="0.002cm solid #000000" fo:border-right="none" fo:border-top="none"/>
    </style:style>
    <style:style style:name="ce46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48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49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50" style:family="table-cell" style:parent-style-name="Default">
      <style:table-cell-properties fo:background-color="transparent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1" style:family="table-cell" style:parent-style-name="синий">
      <style:table-cell-properties fo:border-bottom="none" fo:background-color="transparent" fo:border-left="0.002cm solid #000000" fo:border-right="none" fo:border-top="none"/>
      <style:text-properties fo:font-weight="bold"/>
      <style:map style:condition="cell-content()&gt;=1" style:apply-style-name="синий" style:base-cell-address="'Рецепты ингред'.Y68"/>
      <style:map style:condition="cell-content()=0" style:apply-style-name="white_20_font" style:base-cell-address="'Рецепты ингред'.Y68"/>
    </style:style>
    <style:style style:name="ce52" style:family="table-cell" style:parent-style-name="Default">
      <style:text-properties fo:font-weight="bold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8pt"/>
    </style:style>
    <style:style style:name="ce54" style:family="table-cell" style:parent-style-name="Default">
      <style:table-cell-properties fo:border-bottom="none" fo:background-color="#cccccc" fo:border-left="none" fo:border-right="0.002cm solid #000000" fo:border-top="none"/>
      <style:text-properties fo:font-weight="bold"/>
    </style:style>
    <style:style style:name="ce55" style:family="table-cell" style:parent-style-name="Default">
      <style:table-cell-properties fo:border-bottom="none" fo:border-left="none" fo:border-right="0.002cm solid #000000" fo:border-top="none"/>
      <style:text-properties fo:font-size="8pt" fo:font-weight="bold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57" style:family="table-cell" style:parent-style-name="Default" style:data-style-name="N100">
      <style:table-cell-properties fo:background-color="transparent"/>
      <style:text-properties style:font-name="Arial"/>
    </style:style>
    <style:style style:name="ce5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fo:background-color="transparent"/>
      <style:text-properties style:font-name="Arial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style:rotation-angle="0"/>
      <style:text-properties style:font-name="Arial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65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66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67" style:family="table-cell" style:parent-style-name="Default">
      <style:text-properties style:font-name="Arial" fo:font-size="10pt" fo:font-weight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blue">
      <style:table-cell-properties style:cell-protect="protected" style:print-content="true" fo:background-color="transparent"/>
      <style:text-properties style:font-name="Arial" fo:font-size="10pt" fo:font-weight="bold"/>
    </style:style>
    <style:style style:name="ce70" style:family="table-cell" style:parent-style-name="blue" style:data-style-name="N2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rotation-angle="0"/>
      <style:text-properties style:font-name="Arial" fo:font-size="10pt" fo:font-weight="bold"/>
    </style:style>
    <style:style style:name="ce72" style:family="table-cell" style:parent-style-name="Default">
      <style:table-cell-properties fo:border-bottom="0.002cm solid #000000" fo:border-left="none" fo:border-right="none" fo:border-top="none"/>
      <style:text-properties style:font-name="Arial"/>
    </style:style>
    <style:style style:name="ce73" style:family="table-cell" style:parent-style-name="Default">
      <style:table-cell-properties fo:background-color="transparent"/>
      <style:text-properties style:font-name="Arial" fo:font-style="italic"/>
    </style:style>
    <style:style style:name="ce74" style:family="table-cell" style:parent-style-name="Default">
      <style:text-properties style:font-name="Arial" fo:font-style="italic"/>
    </style:style>
    <style:style style:name="ce7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77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78" style:family="table-cell" style:parent-style-name="Default">
      <style:text-properties style:font-name="Arial" fo:font-weight="bold"/>
    </style:style>
    <style:style style:name="ce79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80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>
      <style:text-properties style:font-name="Arial" fo:font-size="10pt"/>
    </style:style>
    <style:style style:name="ce82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83" style:family="table-cell" style:parent-style-name="Default">
      <style:table-cell-properties style:rotation-angle="0"/>
      <style:text-properties style:font-name="Arial" fo:font-size="10pt" fo:language="en" fo:country="US" style:font-size-asian="6.80000019073486pt" style:language-asian="en" style:country-asian="US" style:font-size-complex="6.80000019073486pt" style:language-complex="en" style:country-complex="US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8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87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blue" style:base-cell-address="'1 _ American'.S22"/>
    </style:style>
    <style:style style:name="ce88" style:family="table-cell" style:parent-style-name="Default">
      <style:table-cell-properties fo:background-color="transparent"/>
      <style:text-properties style:font-name="Arial"/>
      <style:map style:condition="cell-content()&gt;=1" style:apply-style-name="blue" style:base-cell-address="'1 _ American'.S22"/>
    </style:style>
    <style:style style:name="ce89" style:family="table-cell" style:parent-style-name="blue">
      <style:table-cell-properties style:cell-protect="protected" style:print-content="true" fo:background-color="transparent"/>
      <style:text-properties style:font-name="Arial"/>
      <style:map style:condition="cell-content()&gt;=1" style:apply-style-name="Excel_5f_CondFormat_5f_18_5f_2_5f_1" style:base-cell-address="Уровни.B4"/>
      <style:map style:condition="cell-content()=&quot;0.1&quot;" style:apply-style-name="Excel_5f_CondFormat_5f_18_5f_2_5f_2" style:base-cell-address="Уровни.B4"/>
      <style:map style:condition="cell-content()=NA()" style:apply-style-name="Excel_5f_CondFormat_5f_18_5f_2_5f_3" style:base-cell-address="Уровни.B4"/>
    </style:style>
    <style:style style:name="ce90" style:family="table-cell" style:parent-style-name="Default">
      <style:table-cell-properties fo:border-bottom="0.002cm solid #000000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ext-properties style:font-name="Arial"/>
      <style:map style:condition="cell-content()&gt;=1" style:apply-style-name="blue" style:base-cell-address="'1 _ American'.S22"/>
    </style:style>
    <style:style style:name="ce92" style:family="table-cell" style:parent-style-name="Default">
      <style:table-cell-properties fo:border-bottom="0.002cm solid #000000" fo:border-left="none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3" style:family="table-cell" style:parent-style-name="Default">
      <style:text-properties style:font-name="Arial"/>
      <style:map style:condition="cell-content()=1" style:apply-style-name="blue2" style:base-cell-address="'1 _ American'.T26"/>
    </style:style>
    <style:style style:name="ce94" style:family="table-cell" style:parent-style-name="Default">
      <style:table-cell-properties fo:border-bottom="none" fo:border-left="0.002cm solid #000000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95" style:family="table-cell" style:parent-style-name="Default">
      <style:table-cell-properties fo:border-bottom="none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6" style:family="table-cell" style:parent-style-name="Default">
      <style:table-cell-properties fo:border-bottom="0.002cm solid #000000" fo:border-left="0.002cm solid #000000" fo:border-right="none" fo:border-top="none"/>
      <style:text-properties style:font-name="Arial"/>
      <style:map style:condition="cell-content()&gt;=1" style:apply-style-name="blue" style:base-cell-address="'1 _ American'.S22"/>
    </style:style>
    <style:style style:name="ce97" style:family="table-cell" style:parent-style-name="Default">
      <style:table-cell-properties fo:border="none"/>
      <style:text-properties style:font-name="Arial"/>
      <style:map style:condition="cell-content()&gt;=1" style:apply-style-name="blue" style:base-cell-address="'1 _ American'.S22"/>
    </style:style>
    <style:style style:name="ce98" style:family="table-cell" style:parent-style-name="Default">
      <style:table-cell-properties fo:border-bottom="none" fo:border-left="none" fo:border-right="none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99" style:family="table-cell" style:parent-style-name="Default">
      <style:table-cell-properties fo:border-bottom="none" fo:border-left="none" fo:border-right="0.002cm solid #000000" fo:border-top="0.002cm solid #000000"/>
      <style:text-properties style:font-name="Arial"/>
      <style:map style:condition="cell-content()&gt;=1" style:apply-style-name="blue" style:base-cell-address="'1 _ American'.S22"/>
    </style:style>
    <style:style style:name="ce100" style:family="table-cell" style:parent-style-name="Default">
      <style:table-cell-properties fo:border-bottom="none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01" style:family="table-cell" style:parent-style-name="Default">
      <style:table-cell-properties fo:border-bottom="0.002cm solid #000000" fo:border-left="none" fo:border-right="0.002cm solid #000000" fo:border-top="none"/>
      <style:text-properties style:font-name="Arial"/>
      <style:map style:condition="cell-content()&gt;=1" style:apply-style-name="blue" style:base-cell-address="'1 _ American'.S22"/>
    </style:style>
    <style:style style:name="ce102" style:family="table-cell" style:parent-style-name="Default" style:data-style-name="N100">
      <style:table-cell-properties fo:background-color="transparent"/>
    </style:style>
    <style:style style:name="ce103" style:family="table-cell" style:parent-style-name="Default" style:data-style-name="N100"/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9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07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08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Excel_5f_CondFormat_5f_21_5f_3_5f_1" style:base-cell-address="Уровни.B4"/>
      <style:map style:condition="cell-content()=&quot;0.1&quot;" style:apply-style-name="Excel_5f_CondFormat_5f_21_5f_3_5f_2" style:base-cell-address="Уровни.B4"/>
    </style:style>
    <style:style style:name="ce110" style:family="table-cell" style:parent-style-name="Default">
      <style:map style:condition="cell-content()&gt;=1" style:apply-style-name="Excel_5f_CondFormat_5f_21_5f_3_5f_1" style:base-cell-address="Уровни.B4"/>
      <style:map style:condition="cell-content()=&quot;0.1&quot;" style:apply-style-name="Excel_5f_CondFormat_5f_21_5f_3_5f_2" style:base-cell-address="Уровни.B4"/>
    </style:style>
    <style:style style:name="ce111" style:family="table-cell" style:parent-style-name="Default">
      <style:map style:condition="cell-content()&gt;=1" style:apply-style-name="blue" style:base-cell-address="'1 _ American'.S22"/>
    </style:style>
    <style:style style:name="ce112" style:family="table-cell" style:parent-style-name="Default">
      <style:table-cell-properties fo:border="none"/>
      <style:map style:condition="cell-content()&gt;=1" style:apply-style-name="blue" style:base-cell-address="'1 _ American'.S22"/>
    </style:style>
    <style:style style:name="ce113" style:family="table-cell" style:parent-style-name="blue">
      <style:table-cell-properties style:cell-protect="protected" style:print-content="true" fo:background-color="transparent"/>
      <style:text-properties fo:font-weight="bold"/>
    </style:style>
    <style:style style:name="ce114" style:family="table-cell" style:parent-style-name="Default">
      <style:table-cell-properties fo:border-bottom="0.002cm solid #000000" fo:border-left="none" fo:border-right="none" fo:border-top="none"/>
    </style:style>
    <style:style style:name="ce115" style:family="table-cell" style:parent-style-name="Default">
      <style:table-cell-properties fo:border-bottom="none" fo:background-color="transparent" fo:border-left="none" fo:border-right="none" fo:border-top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fo:border-bottom="none" fo:background-color="transparent" fo:border-left="none" fo:border-right="none" fo:border-top="0.002cm solid #000000"/>
      <style:text-properties fo:font-style="italic"/>
    </style:style>
    <style:style style:name="ce117" style:family="table-cell" style:parent-style-name="Default">
      <style:text-properties fo:font-style="italic"/>
    </style:style>
    <style:style style:name="ce11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20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21" style:family="table-cell" style:parent-style-name="Default">
      <style:map style:condition="cell-content()=1" style:apply-style-name="blue2" style:base-cell-address="'1 _ American'.T26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24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25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26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27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28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29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32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33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34" style:family="table-cell" style:parent-style-name="blue">
      <style:table-cell-properties style:cell-protect="protected" style:print-content="true" fo:background-color="transparent"/>
      <style:map style:condition="cell-content()&gt;=1" style:apply-style-name="Excel_5f_CondFormat_5f_24_5f_3_5f_1" style:base-cell-address="Уровни.B4"/>
      <style:map style:condition="cell-content()=&quot;0.1&quot;" style:apply-style-name="Excel_5f_CondFormat_5f_24_5f_3_5f_2" style:base-cell-address="Уровни.B4"/>
      <style:map style:condition="cell-content()=NA()" style:apply-style-name="Excel_5f_CondFormat_5f_24_5f_3_5f_3" style:base-cell-address="Уровни.B4"/>
    </style:style>
    <style:style style:name="ce135" style:family="table-cell" style:parent-style-name="Default">
      <style:map style:condition="cell-content()&gt;=1" style:apply-style-name="blue" style:base-cell-address="'1 _ American'.S22"/>
    </style:style>
    <style:style style:name="ce136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37" style:family="table-cell" style:parent-style-name="Default">
      <style:map style:condition="cell-content()=1" style:apply-style-name="blue2" style:base-cell-address="'1 _ American'.T26"/>
    </style:style>
    <style:style style:name="ce138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39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40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41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42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43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44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blue">
      <style:table-cell-properties style:cell-protect="protected" style:print-content="true" fo:background-color="transparent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  <style:map style:condition="cell-content()&gt;=1" style:apply-style-name="blue" style:base-cell-address="'1 _ American'.S22"/>
    </style:style>
    <style:style style:name="ce147" style:family="table-cell" style:parent-style-name="blue">
      <style:table-cell-properties style:cell-protect="protected" style:print-content="true" fo:background-color="transparent"/>
      <style:map style:condition="cell-content()&gt;=1" style:apply-style-name="blue" style:base-cell-address="'1 _ American'.S22"/>
    </style:style>
    <style:style style:name="ce148" style:family="table-cell" style:parent-style-name="Default">
      <style:table-cell-properties fo:background-color="transparent"/>
      <style:map style:condition="cell-content()&gt;=1" style:apply-style-name="blue" style:base-cell-address="'1 _ American'.S22"/>
    </style:style>
    <style:style style:name="ce149" style:family="table-cell" style:parent-style-name="Default">
      <style:map style:condition="cell-content()&gt;=1" style:apply-style-name="blue" style:base-cell-address="'1 _ American'.S22"/>
    </style:style>
    <style:style style:name="ce150" style:family="table-cell" style:parent-style-name="Default">
      <style:table-cell-properties fo:border-bottom="0.002cm solid #000000" fo:border-left="none" fo:border-right="none" fo:border-top="none"/>
      <style:map style:condition="cell-content()&gt;=1" style:apply-style-name="blue" style:base-cell-address="'1 _ American'.S22"/>
    </style:style>
    <style:style style:name="ce151" style:family="table-cell" style:parent-style-name="Default">
      <style:table-cell-properties fo:border-bottom="none" fo:border-left="none" fo:border-right="none" fo:border-top="0.002cm solid #000000"/>
      <style:map style:condition="cell-content()&gt;=1" style:apply-style-name="blue" style:base-cell-address="'1 _ American'.S22"/>
    </style:style>
    <style:style style:name="ce152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153" style:family="table-cell" style:parent-style-name="Default">
      <style:map style:condition="cell-content()=1" style:apply-style-name="blue2" style:base-cell-address="'1 _ American'.T26"/>
    </style:style>
    <style:style style:name="ce154" style:family="table-cell" style:parent-style-name="Default">
      <style:table-cell-properties fo:border-bottom="none" fo:border-left="0.002cm solid #000000" fo:border-right="none" fo:border-top="0.002cm solid #000000"/>
      <style:map style:condition="cell-content()&gt;=1" style:apply-style-name="blue" style:base-cell-address="'1 _ American'.S22"/>
    </style:style>
    <style:style style:name="ce155" style:family="table-cell" style:parent-style-name="Default">
      <style:table-cell-properties fo:border-bottom="none" fo:border-left="0.002cm solid #000000" fo:border-right="none" fo:border-top="none"/>
      <style:map style:condition="cell-content()&gt;=1" style:apply-style-name="blue" style:base-cell-address="'1 _ American'.S22"/>
    </style:style>
    <style:style style:name="ce156" style:family="table-cell" style:parent-style-name="Default">
      <style:table-cell-properties fo:border-bottom="0.002cm solid #000000" fo:border-left="0.002cm solid #000000" fo:border-right="none" fo:border-top="none"/>
      <style:map style:condition="cell-content()&gt;=1" style:apply-style-name="blue" style:base-cell-address="'1 _ American'.S22"/>
    </style:style>
    <style:style style:name="ce157" style:family="table-cell" style:parent-style-name="Default">
      <style:table-cell-properties fo:border-bottom="none" fo:border-left="none" fo:border-right="0.002cm solid #000000" fo:border-top="0.002cm solid #000000"/>
      <style:map style:condition="cell-content()&gt;=1" style:apply-style-name="blue" style:base-cell-address="'1 _ American'.S22"/>
    </style:style>
    <style:style style:name="ce158" style:family="table-cell" style:parent-style-name="Default">
      <style:table-cell-properties fo:border-bottom="none" fo:border-left="none" fo:border-right="0.002cm solid #000000" fo:border-top="none"/>
      <style:map style:condition="cell-content()&gt;=1" style:apply-style-name="blue" style:base-cell-address="'1 _ American'.S22"/>
    </style:style>
    <style:style style:name="ce159" style:family="table-cell" style:parent-style-name="Default">
      <style:table-cell-properties fo:border-bottom="0.002cm solid #000000" fo:border-left="none" fo:border-right="0.002cm solid #000000" fo:border-top="none"/>
      <style:map style:condition="cell-content()&gt;=1" style:apply-style-name="blue" style:base-cell-address="'1 _ American'.S22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/>
    </style:style>
    <style:style style:name="ce16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Уровни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30" table:default-cell-style-name="Default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25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Рец х2</text:p>
          </table:table-cell>
          <table:table-cell office:value-type="string">
            <text:p>Рец х3</text:p>
          </table:table-cell>
          <table:table-cell office:value-type="string">
            <text:p>Рец х4</text:p>
          </table:table-cell>
          <table:table-cell office:value-type="string">
            <text:p>Ср сложн</text:p>
          </table:table-cell>
          <table:table-cell office:value-type="string">
            <text:p>Время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>
            <text:p>Америка</text:p>
          </table:table-cell>
          <table:table-cell table:style-name="ce5" table:number-columns-repeated="251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table:formula="oooc:=IF([Покупатели.B6]&gt;0;1;0)+IF([Покупатели.D6]&gt;0;1;0)+IF([Покупатели.F6]&gt;0;1;0)+IF([Покупатели.H6]&gt;0;1;0)+IF([Покупатели.J6]&gt;0;1;0)+IF([Покупатели.L6]&gt;0;1;0)+IF([Покупатели.N6]&gt;0;1;0)+IF([Покупатели.P6]&gt;0;1;0)+IF([Покупатели.R6]&gt;0;1;0)+IF([Покупатели.T6]&gt;0;1;0)+IF([Покупатели.V6]&gt;0;1;0)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6" table:formula="oooc:=['1 _ American'.K26]" office:value-type="float" office:value="3">
            <text:p>3</text:p>
          </table:table-cell>
          <table:table-cell table:style-name="ce3" table:formula="oooc:=IF([Бонусы.B6]&gt;0;1;0)+IF([Бонусы.D6]&gt;0;1;0)+IF([Бонусы.F6]&gt;0;1;0)+IF([Бонусы.H6]&gt;0;1;0)+IF([Бонусы.J6]&gt;0;1;0)+IF([Бонусы.L6]&gt;0;1;0)+IF([Бонусы.N6]&gt;0;1;0)+IF([Бонусы.P6]&gt;0;1;0)+IF([Бонусы.R6]&gt;0;1;0)" office:value-type="float" office:value="0">
            <text:p>0</text:p>
          </table:table-cell>
          <table:table-cell table:style-name="ce6" table:formula="oooc:=['1 _ American'.K15]" office:value-type="float" office:value="1">
            <text:p>1</text:p>
          </table:table-cell>
          <table:table-cell table:style-name="ce3" table:formula="oooc:=IF(['1 _ American'.K3]&gt;0;1;0)+IF(['1 _ American'.K4]&gt;0;1;0)+IF(['1 _ American'.K5]&gt;0;1;0)+IF(['1 _ American'.K6]&gt;0;1;0)+IF(['1 _ American'.K7]&gt;0;1;0)+IF(['1 _ American'.K8]&gt;0;1;0)" office:value-type="float" office:value="0">
            <text:p>0</text:p>
          </table:table-cell>
          <table:table-cell table:style-name="ce3" table:formula="oooc:=IF(['1 _ American'.K9]&gt;0;1;0)+IF(['1 _ American'.K10]&gt;0;1;0)+IF(['1 _ American'.K11]&gt;0;1;0)+IF(['1 _ American'.K12]&gt;0;1;0)" office:value-type="float" office:value="1">
            <text:p>1</text:p>
          </table:table-cell>
          <table:table-cell table:style-name="ce3" table:formula="oooc:=IF(['1 _ American'.K13]&gt;0;1;0)+IF(['1 _ American'.K14]&gt;0;1;0)" office:value-type="float" office:value="0">
            <text:p>0</text:p>
          </table:table-cell>
          <table:table-cell table:style-name="ce6" table:formula="oooc:=['1 _ American'.K16]" office:value-type="float" office:value="3">
            <text:p>3</text:p>
          </table:table-cell>
          <table:table-cell table:style-name="ce3" table:number-columns-repeated="4"/>
          <table:table-cell table:style-name="ce7" office:value-type="string">
            <text:p>рабочие</text:p>
          </table:table-cell>
          <table:table-cell table:number-columns-repeated="235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table:formula="oooc:=IF([Покупатели.B7]&gt;0;1;0)+IF([Покупатели.D7]&gt;0;1;0)+IF([Покупатели.F7]&gt;0;1;0)+IF([Покупатели.H7]&gt;0;1;0)+IF([Покупатели.J7]&gt;0;1;0)+IF([Покупатели.L7]&gt;0;1;0)+IF([Покупатели.N7]&gt;0;1;0)+IF([Покупатели.P7]&gt;0;1;0)+IF([Покупатели.R7]&gt;0;1;0)+IF([Покупатели.T7]&gt;0;1;0)+IF([Покупатели.V7]&gt;0;1;0)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L26]" office:value-type="float" office:value="3">
            <text:p>3</text:p>
          </table:table-cell>
          <table:table-cell table:style-name="ce3" table:formula="oooc:=IF([Бонусы.B7]&gt;0;1;0)+IF([Бонусы.D7]&gt;0;1;0)+IF([Бонусы.F7]&gt;0;1;0)+IF([Бонусы.H7]&gt;0;1;0)+IF([Бонусы.J7]&gt;0;1;0)+IF([Бонусы.L7]&gt;0;1;0)+IF([Бонусы.N7]&gt;0;1;0)+IF([Бонусы.P7]&gt;0;1;0)+IF([Бонусы.R7]&gt;0;1;0)" office:value-type="float" office:value="1">
            <text:p>1</text:p>
          </table:table-cell>
          <table:table-cell table:style-name="ce6" table:formula="oooc:=['1 _ American'.L15]" office:value-type="float" office:value="2">
            <text:p>2</text:p>
          </table:table-cell>
          <table:table-cell table:style-name="ce3" table:formula="oooc:=IF(['1 _ American'.L3]&gt;0;1;0)+IF(['1 _ American'.L4]&gt;0;1;0)+IF(['1 _ American'.L5]&gt;0;1;0)+IF(['1 _ American'.L6]&gt;0;1;0)+IF(['1 _ American'.L7]&gt;0;1;0)+IF(['1 _ American'.L8]&gt;0;1;0)" office:value-type="float" office:value="1">
            <text:p>1</text:p>
          </table:table-cell>
          <table:table-cell table:style-name="ce3" table:formula="oooc:=IF(['1 _ American'.L9]&gt;0;1;0)+IF(['1 _ American'.L10]&gt;0;1;0)+IF(['1 _ American'.L11]&gt;0;1;0)+IF(['1 _ American'.L12]&gt;0;1;0)" office:value-type="float" office:value="1">
            <text:p>1</text:p>
          </table:table-cell>
          <table:table-cell table:style-name="ce3" table:formula="oooc:=IF(['1 _ American'.L13]&gt;0;1;0)+IF(['1 _ American'.L14]&gt;0;1;0)" office:value-type="float" office:value="0">
            <text:p>0</text:p>
          </table:table-cell>
          <table:table-cell table:style-name="ce6" table:formula="oooc:=['1 _ American'.L16]" office:value-type="float" office:value="2.28571428571429">
            <text:p>2,29</text:p>
          </table:table-cell>
          <table:table-cell table:style-name="ce3" table:number-columns-repeated="4"/>
          <table:table-cell office:value-type="string">
            <text:p>первый бонус – удаление ряда</text:p>
          </table:table-cell>
          <table:table-cell table:number-columns-repeated="235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table:formula="oooc:=IF([Покупатели.B8]&gt;0;1;0)+IF([Покупатели.D8]&gt;0;1;0)+IF([Покупатели.F8]&gt;0;1;0)+IF([Покупатели.H8]&gt;0;1;0)+IF([Покупатели.J8]&gt;0;1;0)+IF([Покупатели.L8]&gt;0;1;0)+IF([Покупатели.N8]&gt;0;1;0)+IF([Покупатели.P8]&gt;0;1;0)+IF([Покупатели.R8]&gt;0;1;0)+IF([Покупатели.T8]&gt;0;1;0)+IF([Покупатели.V8]&gt;0;1;0)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M26]" office:value-type="float" office:value="4">
            <text:p>4</text:p>
          </table:table-cell>
          <table:table-cell table:style-name="ce3" table:formula="oooc:=IF([Бонусы.B8]&gt;0;1;0)+IF([Бонусы.D8]&gt;0;1;0)+IF([Бонусы.F8]&gt;0;1;0)+IF([Бонусы.H8]&gt;0;1;0)+IF([Бонусы.J8]&gt;0;1;0)+IF([Бонусы.L8]&gt;0;1;0)+IF([Бонусы.N8]&gt;0;1;0)+IF([Бонусы.P8]&gt;0;1;0)+IF([Бонусы.R8]&gt;0;1;0)" office:value-type="float" office:value="1">
            <text:p>1</text:p>
          </table:table-cell>
          <table:table-cell table:style-name="ce6" table:formula="oooc:=['1 _ American'.M15]" office:value-type="float" office:value="3">
            <text:p>3</text:p>
          </table:table-cell>
          <table:table-cell table:style-name="ce3" table:formula="oooc:=IF(['1 _ American'.M3]&gt;0;1;0)+IF(['1 _ American'.M4]&gt;0;1;0)+IF(['1 _ American'.M5]&gt;0;1;0)+IF(['1 _ American'.M6]&gt;0;1;0)+IF(['1 _ American'.M7]&gt;0;1;0)+IF(['1 _ American'.M8]&gt;0;1;0)" office:value-type="float" office:value="2">
            <text:p>2</text:p>
          </table:table-cell>
          <table:table-cell table:style-name="ce3" table:formula="oooc:=IF(['1 _ American'.M9]&gt;0;1;0)+IF(['1 _ American'.M10]&gt;0;1;0)+IF(['1 _ American'.M11]&gt;0;1;0)+IF(['1 _ American'.M12]&gt;0;1;0)" office:value-type="float" office:value="1">
            <text:p>1</text:p>
          </table:table-cell>
          <table:table-cell table:style-name="ce3" table:formula="oooc:=IF(['1 _ American'.M13]&gt;0;1;0)+IF(['1 _ American'.M14]&gt;0;1;0)" office:value-type="float" office:value="0">
            <text:p>0</text:p>
          </table:table-cell>
          <table:table-cell table:style-name="ce6" table:formula="oooc:=['1 _ American'.M16]" office:value-type="float" office:value="2.375">
            <text:p>2,38</text:p>
          </table:table-cell>
          <table:table-cell table:style-name="ce3" table:number-columns-repeated="4"/>
          <table:table-cell table:style-name="ce7" office:value-type="string">
            <text:p>студентки</text:p>
          </table:table-cell>
          <table:table-cell table:number-columns-repeated="235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style-name="ce3" table:formula="oooc:=IF([Покупатели.B9]&gt;0;1;0)+IF([Покупатели.D9]&gt;0;1;0)+IF([Покупатели.F9]&gt;0;1;0)+IF([Покупатели.H9]&gt;0;1;0)+IF([Покупатели.J9]&gt;0;1;0)+IF([Покупатели.L9]&gt;0;1;0)+IF([Покупатели.N9]&gt;0;1;0)+IF([Покупатели.P9]&gt;0;1;0)+IF([Покупатели.R9]&gt;0;1;0)+IF([Покупатели.T9]&gt;0;1;0)+IF([Покупатели.V9]&gt;0;1;0)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N26]" office:value-type="float" office:value="4">
            <text:p>4</text:p>
          </table:table-cell>
          <table:table-cell table:style-name="ce3" table:formula="oooc:=IF([Бонусы.B9]&gt;0;1;0)+IF([Бонусы.D9]&gt;0;1;0)+IF([Бонусы.F9]&gt;0;1;0)+IF([Бонусы.H9]&gt;0;1;0)+IF([Бонусы.J9]&gt;0;1;0)+IF([Бонусы.L9]&gt;0;1;0)+IF([Бонусы.N9]&gt;0;1;0)+IF([Бонусы.P9]&gt;0;1;0)+IF([Бонусы.R9]&gt;0;1;0)" office:value-type="float" office:value="1">
            <text:p>1</text:p>
          </table:table-cell>
          <table:table-cell table:style-name="ce6" table:formula="oooc:=['1 _ American'.N15]" office:value-type="float" office:value="3">
            <text:p>3</text:p>
          </table:table-cell>
          <table:table-cell table:style-name="ce3" table:formula="oooc:=IF(['1 _ American'.N3]&gt;0;1;0)+IF(['1 _ American'.N4]&gt;0;1;0)+IF(['1 _ American'.N5]&gt;0;1;0)+IF(['1 _ American'.N6]&gt;0;1;0)+IF(['1 _ American'.N7]&gt;0;1;0)+IF(['1 _ American'.N8]&gt;0;1;0)" office:value-type="float" office:value="2">
            <text:p>2</text:p>
          </table:table-cell>
          <table:table-cell table:style-name="ce3" table:formula="oooc:=IF(['1 _ American'.N9]&gt;0;1;0)+IF(['1 _ American'.N10]&gt;0;1;0)+IF(['1 _ American'.N11]&gt;0;1;0)+IF(['1 _ American'.N12]&gt;0;1;0)" office:value-type="float" office:value="1">
            <text:p>1</text:p>
          </table:table-cell>
          <table:table-cell table:style-name="ce3" table:formula="oooc:=IF(['1 _ American'.N13]&gt;0;1;0)+IF(['1 _ American'.N14]&gt;0;1;0)" office:value-type="float" office:value="0">
            <text:p>0</text:p>
          </table:table-cell>
          <table:table-cell table:style-name="ce6" table:formula="oooc:=['1 _ American'.N16]" office:value-type="float" office:value="2.4">
            <text:p>2,4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style-name="ce3" table:formula="oooc:=IF([Покупатели.B10]&gt;0;1;0)+IF([Покупатели.D10]&gt;0;1;0)+IF([Покупатели.F10]&gt;0;1;0)+IF([Покупатели.H10]&gt;0;1;0)+IF([Покупатели.J10]&gt;0;1;0)+IF([Покупатели.L10]&gt;0;1;0)+IF([Покупатели.N10]&gt;0;1;0)+IF([Покупатели.P10]&gt;0;1;0)+IF([Покупатели.R10]&gt;0;1;0)+IF([Покупатели.T10]&gt;0;1;0)+IF([Покупатели.V10]&gt;0;1;0)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O26]" office:value-type="float" office:value="4">
            <text:p>4</text:p>
          </table:table-cell>
          <table:table-cell table:style-name="ce3" table:formula="oooc:=IF([Бонусы.B10]&gt;0;1;0)+IF([Бонусы.D10]&gt;0;1;0)+IF([Бонусы.F10]&gt;0;1;0)+IF([Бонусы.H10]&gt;0;1;0)+IF([Бонусы.J10]&gt;0;1;0)+IF([Бонусы.L10]&gt;0;1;0)+IF([Бонусы.N10]&gt;0;1;0)+IF([Бонусы.P10]&gt;0;1;0)+IF([Бонусы.R10]&gt;0;1;0)" office:value-type="float" office:value="1">
            <text:p>1</text:p>
          </table:table-cell>
          <table:table-cell table:style-name="ce6" table:formula="oooc:=['1 _ American'.O15]" office:value-type="float" office:value="4">
            <text:p>4</text:p>
          </table:table-cell>
          <table:table-cell table:style-name="ce3" table:formula="oooc:=IF(['1 _ American'.O3]&gt;0;1;0)+IF(['1 _ American'.O4]&gt;0;1;0)+IF(['1 _ American'.O5]&gt;0;1;0)+IF(['1 _ American'.O6]&gt;0;1;0)+IF(['1 _ American'.O7]&gt;0;1;0)+IF(['1 _ American'.O8]&gt;0;1;0)" office:value-type="float" office:value="3">
            <text:p>3</text:p>
          </table:table-cell>
          <table:table-cell table:style-name="ce3" table:formula="oooc:=IF(['1 _ American'.O9]&gt;0;1;0)+IF(['1 _ American'.O10]&gt;0;1;0)+IF(['1 _ American'.O11]&gt;0;1;0)+IF(['1 _ American'.O12]&gt;0;1;0)" office:value-type="float" office:value="1">
            <text:p>1</text:p>
          </table:table-cell>
          <table:table-cell table:style-name="ce3" table:formula="oooc:=IF(['1 _ American'.O13]&gt;0;1;0)+IF(['1 _ American'.O14]&gt;0;1;0)" office:value-type="float" office:value="0">
            <text:p>0</text:p>
          </table:table-cell>
          <table:table-cell table:style-name="ce6" table:formula="oooc:=['1 _ American'.O16]" office:value-type="float" office:value="2.5">
            <text:p>2,5</text:p>
          </table:table-cell>
          <table:table-cell table:style-name="ce3" table:number-columns-repeated="4"/>
          <table:table-cell table:style-name="ce7" office:value-type="string">
            <text:p>бизнес-леди</text:p>
          </table:table-cell>
          <table:table-cell table:number-columns-repeated="235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15">
            <text:p>15</text:p>
          </table:table-cell>
          <table:table-cell table:style-name="ce3" table:formula="oooc:=IF([Покупатели.B11]&gt;0;1;0)+IF([Покупатели.D11]&gt;0;1;0)+IF([Покупатели.F11]&gt;0;1;0)+IF([Покупатели.H11]&gt;0;1;0)+IF([Покупатели.J11]&gt;0;1;0)+IF([Покупатели.L11]&gt;0;1;0)+IF([Покупатели.N11]&gt;0;1;0)+IF([Покупатели.P11]&gt;0;1;0)+IF([Покупатели.R11]&gt;0;1;0)+IF([Покупатели.T11]&gt;0;1;0)+IF([Покупатели.V11]&gt;0;1;0)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P26]" office:value-type="float" office:value="4">
            <text:p>4</text:p>
          </table:table-cell>
          <table:table-cell table:style-name="ce3" table:formula="oooc:=IF([Бонусы.B11]&gt;0;1;0)+IF([Бонусы.D11]&gt;0;1;0)+IF([Бонусы.F11]&gt;0;1;0)+IF([Бонусы.H11]&gt;0;1;0)+IF([Бонусы.J11]&gt;0;1;0)+IF([Бонусы.L11]&gt;0;1;0)+IF([Бонусы.N11]&gt;0;1;0)+IF([Бонусы.P11]&gt;0;1;0)+IF([Бонусы.R11]&gt;0;1;0)" office:value-type="float" office:value="2">
            <text:p>2</text:p>
          </table:table-cell>
          <table:table-cell table:style-name="ce6" table:formula="oooc:=['1 _ American'.P15]" office:value-type="float" office:value="5">
            <text:p>5</text:p>
          </table:table-cell>
          <table:table-cell table:style-name="ce3" table:formula="oooc:=IF(['1 _ American'.P3]&gt;0;1;0)+IF(['1 _ American'.P4]&gt;0;1;0)+IF(['1 _ American'.P5]&gt;0;1;0)+IF(['1 _ American'.P6]&gt;0;1;0)+IF(['1 _ American'.P7]&gt;0;1;0)+IF(['1 _ American'.P8]&gt;0;1;0)" office:value-type="float" office:value="3">
            <text:p>3</text:p>
          </table:table-cell>
          <table:table-cell table:style-name="ce3" table:formula="oooc:=IF(['1 _ American'.P9]&gt;0;1;0)+IF(['1 _ American'.P10]&gt;0;1;0)+IF(['1 _ American'.P11]&gt;0;1;0)+IF(['1 _ American'.P12]&gt;0;1;0)" office:value-type="float" office:value="2">
            <text:p>2</text:p>
          </table:table-cell>
          <table:table-cell table:style-name="ce3" table:formula="oooc:=IF(['1 _ American'.P13]&gt;0;1;0)+IF(['1 _ American'.P14]&gt;0;1;0)" office:value-type="float" office:value="0">
            <text:p>0</text:p>
          </table:table-cell>
          <table:table-cell table:style-name="ce6" table:formula="oooc:=['1 _ American'.P16]" office:value-type="float" office:value="2.54545454545455">
            <text:p>2,55</text:p>
          </table:table-cell>
          <table:table-cell table:style-name="ce3" table:number-columns-repeated="4"/>
          <table:table-cell office:value-type="string">
            <text:p>второй бонус – конфета</text:p>
          </table:table-cell>
          <table:table-cell table:number-columns-repeated="235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float" office:value="20">
            <text:p>20</text:p>
          </table:table-cell>
          <table:table-cell table:style-name="ce3" table:formula="oooc:=IF([Покупатели.B12]&gt;0;1;0)+IF([Покупатели.D12]&gt;0;1;0)+IF([Покупатели.F12]&gt;0;1;0)+IF([Покупатели.H12]&gt;0;1;0)+IF([Покупатели.J12]&gt;0;1;0)+IF([Покупатели.L12]&gt;0;1;0)+IF([Покупатели.N12]&gt;0;1;0)+IF([Покупатели.P12]&gt;0;1;0)+IF([Покупатели.R12]&gt;0;1;0)+IF([Покупатели.T12]&gt;0;1;0)+IF([Покупатели.V12]&gt;0;1;0)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6" table:formula="oooc:=['1 _ American'.Q26]" office:value-type="float" office:value="5">
            <text:p>5</text:p>
          </table:table-cell>
          <table:table-cell table:style-name="ce3" table:formula="oooc:=IF([Бонусы.B12]&gt;0;1;0)+IF([Бонусы.D12]&gt;0;1;0)+IF([Бонусы.F12]&gt;0;1;0)+IF([Бонусы.H12]&gt;0;1;0)+IF([Бонусы.J12]&gt;0;1;0)+IF([Бонусы.L12]&gt;0;1;0)+IF([Бонусы.N12]&gt;0;1;0)+IF([Бонусы.P12]&gt;0;1;0)+IF([Бонусы.R12]&gt;0;1;0)" office:value-type="float" office:value="2">
            <text:p>2</text:p>
          </table:table-cell>
          <table:table-cell table:style-name="ce6" table:formula="oooc:=['1 _ American'.Q15]" office:value-type="float" office:value="5">
            <text:p>5</text:p>
          </table:table-cell>
          <table:table-cell table:style-name="ce3" table:formula="oooc:=IF(['1 _ American'.Q3]&gt;0;1;0)+IF(['1 _ American'.Q4]&gt;0;1;0)+IF(['1 _ American'.Q5]&gt;0;1;0)+IF(['1 _ American'.Q6]&gt;0;1;0)+IF(['1 _ American'.Q7]&gt;0;1;0)+IF(['1 _ American'.Q8]&gt;0;1;0)" office:value-type="float" office:value="2">
            <text:p>2</text:p>
          </table:table-cell>
          <table:table-cell table:style-name="ce3" table:formula="oooc:=IF(['1 _ American'.Q9]&gt;0;1;0)+IF(['1 _ American'.Q10]&gt;0;1;0)+IF(['1 _ American'.Q11]&gt;0;1;0)+IF(['1 _ American'.Q12]&gt;0;1;0)" office:value-type="float" office:value="2">
            <text:p>2</text:p>
          </table:table-cell>
          <table:table-cell table:style-name="ce3" table:formula="oooc:=IF(['1 _ American'.Q13]&gt;0;1;0)+IF(['1 _ American'.Q14]&gt;0;1;0)" office:value-type="float" office:value="1">
            <text:p>1</text:p>
          </table:table-cell>
          <table:table-cell table:style-name="ce6" table:formula="oooc:=['1 _ American'.Q16]" office:value-type="float" office:value="2.66666666666667">
            <text:p>2,67</text:p>
          </table:table-cell>
          <table:table-cell table:style-name="ce3" table:number-columns-repeated="4"/>
          <table:table-cell table:style-name="ce8" office:value-type="string">
            <text:p>только дамы</text:p>
          </table:table-cell>
          <table:table-cell table:number-columns-repeated="235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style-name="ce3" table:formula="oooc:=IF([Покупатели.B13]&gt;0;1;0)+IF([Покупатели.D13]&gt;0;1;0)+IF([Покупатели.F13]&gt;0;1;0)+IF([Покупатели.H13]&gt;0;1;0)+IF([Покупатели.J13]&gt;0;1;0)+IF([Покупатели.L13]&gt;0;1;0)+IF([Покупатели.N13]&gt;0;1;0)+IF([Покупатели.P13]&gt;0;1;0)+IF([Покупатели.R13]&gt;0;1;0)+IF([Покупатели.T13]&gt;0;1;0)+IF([Покупатели.V13]&gt;0;1;0)" office:value-type="float" office:value="3">
            <text:p>3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R26]" office:value-type="float" office:value="5">
            <text:p>5</text:p>
          </table:table-cell>
          <table:table-cell table:style-name="ce3" table:formula="oooc:=IF([Бонусы.B13]&gt;0;1;0)+IF([Бонусы.D13]&gt;0;1;0)+IF([Бонусы.F13]&gt;0;1;0)+IF([Бонусы.H13]&gt;0;1;0)+IF([Бонусы.J13]&gt;0;1;0)+IF([Бонусы.L13]&gt;0;1;0)+IF([Бонусы.N13]&gt;0;1;0)+IF([Бонусы.P13]&gt;0;1;0)+IF([Бонусы.R13]&gt;0;1;0)" office:value-type="float" office:value="2">
            <text:p>2</text:p>
          </table:table-cell>
          <table:table-cell table:style-name="ce6" table:formula="oooc:=['1 _ American'.R15]" office:value-type="float" office:value="5">
            <text:p>5</text:p>
          </table:table-cell>
          <table:table-cell table:style-name="ce3" table:formula="oooc:=IF(['1 _ American'.R3]&gt;0;1;0)+IF(['1 _ American'.R4]&gt;0;1;0)+IF(['1 _ American'.R5]&gt;0;1;0)+IF(['1 _ American'.R6]&gt;0;1;0)+IF(['1 _ American'.R7]&gt;0;1;0)+IF(['1 _ American'.R8]&gt;0;1;0)" office:value-type="float" office:value="2">
            <text:p>2</text:p>
          </table:table-cell>
          <table:table-cell table:style-name="ce3" table:formula="oooc:=IF(['1 _ American'.R9]&gt;0;1;0)+IF(['1 _ American'.R10]&gt;0;1;0)+IF(['1 _ American'.R11]&gt;0;1;0)+IF(['1 _ American'.R12]&gt;0;1;0)" office:value-type="float" office:value="2">
            <text:p>2</text:p>
          </table:table-cell>
          <table:table-cell table:style-name="ce3" table:formula="oooc:=IF(['1 _ American'.R13]&gt;0;1;0)+IF(['1 _ American'.R14]&gt;0;1;0)" office:value-type="float" office:value="1">
            <text:p>1</text:p>
          </table:table-cell>
          <table:table-cell table:style-name="ce6" table:formula="oooc:=['1 _ American'.R16]" office:value-type="float" office:value="2.75">
            <text:p>2,75</text:p>
          </table:table-cell>
          <table:table-cell table:style-name="ce3" table:number-columns-repeated="4"/>
          <table:table-cell table:style-name="ce7" office:value-type="string">
            <text:p>туристы гав.</text:p>
          </table:table-cell>
          <table:table-cell table:number-columns-repeated="235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float" office:value="20">
            <text:p>20</text:p>
          </table:table-cell>
          <table:table-cell table:style-name="ce3" table:formula="oooc:=IF([Покупатели.B14]&gt;0;1;0)+IF([Покупатели.D14]&gt;0;1;0)+IF([Покупатели.F14]&gt;0;1;0)+IF([Покупатели.H14]&gt;0;1;0)+IF([Покупатели.J14]&gt;0;1;0)+IF([Покупатели.L14]&gt;0;1;0)+IF([Покупатели.N14]&gt;0;1;0)+IF([Покупатели.P14]&gt;0;1;0)+IF([Покупатели.R14]&gt;0;1;0)+IF([Покупатели.T14]&gt;0;1;0)+IF([Покупатели.V14]&gt;0;1;0)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table:formula="oooc:=['1 _ American'.S26]" office:value-type="float" office:value="5">
            <text:p>5</text:p>
          </table:table-cell>
          <table:table-cell table:style-name="ce3" table:formula="oooc:=IF([Бонусы.B14]&gt;0;1;0)+IF([Бонусы.D14]&gt;0;1;0)+IF([Бонусы.F14]&gt;0;1;0)+IF([Бонусы.H14]&gt;0;1;0)+IF([Бонусы.J14]&gt;0;1;0)+IF([Бонусы.L14]&gt;0;1;0)+IF([Бонусы.N14]&gt;0;1;0)+IF([Бонусы.P14]&gt;0;1;0)+IF([Бонусы.R14]&gt;0;1;0)" office:value-type="float" office:value="2">
            <text:p>2</text:p>
          </table:table-cell>
          <table:table-cell table:style-name="ce6" table:formula="oooc:=['1 _ American'.S15]" office:value-type="float" office:value="6">
            <text:p>6</text:p>
          </table:table-cell>
          <table:table-cell table:style-name="ce3" table:formula="oooc:=IF(['1 _ American'.S3]&gt;0;1;0)+IF(['1 _ American'.S4]&gt;0;1;0)+IF(['1 _ American'.S5]&gt;0;1;0)+IF(['1 _ American'.S6]&gt;0;1;0)+IF(['1 _ American'.S7]&gt;0;1;0)+IF(['1 _ American'.S8]&gt;0;1;0)" office:value-type="float" office:value="3">
            <text:p>3</text:p>
          </table:table-cell>
          <table:table-cell table:style-name="ce3" table:formula="oooc:=IF(['1 _ American'.S9]&gt;0;1;0)+IF(['1 _ American'.S10]&gt;0;1;0)+IF(['1 _ American'.S11]&gt;0;1;0)+IF(['1 _ American'.S12]&gt;0;1;0)" office:value-type="float" office:value="2">
            <text:p>2</text:p>
          </table:table-cell>
          <table:table-cell table:style-name="ce3" table:formula="oooc:=IF(['1 _ American'.S13]&gt;0;1;0)+IF(['1 _ American'.S14]&gt;0;1;0)" office:value-type="float" office:value="1">
            <text:p>1</text:p>
          </table:table-cell>
          <table:table-cell table:style-name="ce6" table:formula="oooc:=['1 _ American'.S16]" office:value-type="float" office:value="2.75">
            <text:p>2,75</text:p>
          </table:table-cell>
          <table:table-cell table:style-name="ce3" table:number-columns-repeated="4"/>
          <table:table-cell office:value-type="string">
            <text:p>третий бонус – бомба</text:p>
          </table:table-cell>
          <table:table-cell table:number-columns-repeated="235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float" office:value="25">
            <text:p>25</text:p>
          </table:table-cell>
          <table:table-cell table:style-name="ce3" table:formula="oooc:=IF([Покупатели.B15]&gt;0;1;0)+IF([Покупатели.D15]&gt;0;1;0)+IF([Покупатели.F15]&gt;0;1;0)+IF([Покупатели.H15]&gt;0;1;0)+IF([Покупатели.J15]&gt;0;1;0)+IF([Покупатели.L15]&gt;0;1;0)+IF([Покупатели.N15]&gt;0;1;0)+IF([Покупатели.P15]&gt;0;1;0)+IF([Покупатели.R15]&gt;0;1;0)+IF([Покупатели.T15]&gt;0;1;0)+IF([Покупатели.V15]&gt;0;1;0)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нет</text:p>
          </table:table-cell>
          <table:table-cell table:style-name="ce6" table:formula="oooc:=['1 _ American'.T26]" office:value-type="float" office:value="5">
            <text:p>5</text:p>
          </table:table-cell>
          <table:table-cell table:style-name="ce3" table:formula="oooc:=IF([Бонусы.B15]&gt;0;1;0)+IF([Бонусы.D15]&gt;0;1;0)+IF([Бонусы.F15]&gt;0;1;0)+IF([Бонусы.H15]&gt;0;1;0)+IF([Бонусы.J15]&gt;0;1;0)+IF([Бонусы.L15]&gt;0;1;0)+IF([Бонусы.N15]&gt;0;1;0)+IF([Бонусы.P15]&gt;0;1;0)+IF([Бонусы.R15]&gt;0;1;0)" office:value-type="float" office:value="2">
            <text:p>2</text:p>
          </table:table-cell>
          <table:table-cell table:style-name="ce6" table:formula="oooc:=['1 _ American'.T15]" office:value-type="float" office:value="6">
            <text:p>6</text:p>
          </table:table-cell>
          <table:table-cell table:style-name="ce3" table:formula="oooc:=IF(['1 _ American'.T3]&gt;0;1;0)+IF(['1 _ American'.T4]&gt;0;1;0)+IF(['1 _ American'.T5]&gt;0;1;0)+IF(['1 _ American'.T6]&gt;0;1;0)+IF(['1 _ American'.T7]&gt;0;1;0)+IF(['1 _ American'.T8]&gt;0;1;0)" office:value-type="float" office:value="4">
            <text:p>4</text:p>
          </table:table-cell>
          <table:table-cell table:style-name="ce3" table:formula="oooc:=IF(['1 _ American'.T9]&gt;0;1;0)+IF(['1 _ American'.T10]&gt;0;1;0)+IF(['1 _ American'.T11]&gt;0;1;0)+IF(['1 _ American'.T12]&gt;0;1;0)" office:value-type="float" office:value="1">
            <text:p>1</text:p>
          </table:table-cell>
          <table:table-cell table:style-name="ce3" table:formula="oooc:=IF(['1 _ American'.T13]&gt;0;1;0)+IF(['1 _ American'.T14]&gt;0;1;0)" office:value-type="float" office:value="1">
            <text:p>1</text:p>
          </table:table-cell>
          <table:table-cell table:style-name="ce6" table:formula="oooc:=['1 _ American'.T16]" office:value-type="float" office:value="2.85714285714286">
            <text:p>2,86</text:p>
          </table:table-cell>
          <table:table-cell table:style-name="ce3" table:number-columns-repeated="4"/>
          <table:table-cell table:style-name="ce9" office:value-type="string">
            <text:p>критики. сложный, тестовый уровень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>
            <text:p>Мексика</text:p>
          </table:table-cell>
          <table:table-cell table:style-name="ce5" table:number-columns-repeated="251"/>
        </table:table-row>
        <table:table-row table:style-name="ro2">
          <table:table-cell office:value-type="float" office:value="11">
            <text:p>11</text:p>
          </table:table-cell>
          <table:table-cell table:style-name="ce3" office:value-type="float" office:value="10">
            <text:p>10</text:p>
          </table:table-cell>
          <table:table-cell table:style-name="ce3" table:formula="oooc:=IF([Покупатели.B18]&gt;0;1;0)+IF([Покупатели.D18]&gt;0;1;0)+IF([Покупатели.F18]&gt;0;1;0)+IF([Покупатели.H18]&gt;0;1;0)+IF([Покупатели.J18]&gt;0;1;0)+IF([Покупатели.L18]&gt;0;1;0)+IF([Покупатели.N18]&gt;0;1;0)+IF([Покупатели.P18]&gt;0;1;0)+IF([Покупатели.R18]&gt;0;1;0)+IF([Покупатели.T18]&gt;0;1;0)+IF([Покупатели.V18]&gt;0;1;0)" office:value-type="float" office:value="1">
            <text:p>1</text:p>
          </table:table-cell>
          <table:table-cell table:style-name="ce3" table:number-columns-repeated="2"/>
          <table:table-cell table:style-name="ce6" table:formula="oooc:=['2 _ Mexican'.K26]" office:value-type="float" office:value="3">
            <text:p>3</text:p>
          </table:table-cell>
          <table:table-cell table:style-name="ce3" table:formula="oooc:=IF([Бонусы.B18]&gt;0;1;0)+IF([Бонусы.D18]&gt;0;1;0)+IF([Бонусы.F18]&gt;0;1;0)+IF([Бонусы.H18]&gt;0;1;0)+IF([Бонусы.J18]&gt;0;1;0)+IF([Бонусы.L18]&gt;0;1;0)+IF([Бонусы.N18]&gt;0;1;0)+IF([Бонусы.P18]&gt;0;1;0)+IF([Бонусы.R18]&gt;0;1;0)" office:value-type="float" office:value="1">
            <text:p>1</text:p>
          </table:table-cell>
          <table:table-cell table:style-name="ce6" table:formula="oooc:=['2 _ Mexican'.K15]" office:value-type="float" office:value="2">
            <text:p>2</text:p>
          </table:table-cell>
          <table:table-cell table:style-name="ce3" table:formula="oooc:=IF(['2 _ Mexican'.K3]&gt;0;1;0)+IF(['2 _ Mexican'.K4]&gt;0;1;0)+IF(['2 _ Mexican'.K5]&gt;0;1;0)+IF(['2 _ Mexican'.K6]&gt;0;1;0)+IF(['2 _ Mexican'.K7]&gt;0;1;0)" office:value-type="float" office:value="1">
            <text:p>1</text:p>
          </table:table-cell>
          <table:table-cell table:style-name="ce3" table:formula="oooc:=IF(['2 _ Mexican'.K8]&gt;0;1;0)+IF(['2 _ Mexican'.K9]&gt;0;1;0)+IF(['2 _ Mexican'.K10]&gt;0;1;0)+IF(['2 _ Mexican'.K11]&gt;0;1;0)+IF(['2 _ Mexican'.K12]&gt;0;1;0)" office:value-type="float" office:value="1">
            <text:p>1</text:p>
          </table:table-cell>
          <table:table-cell table:style-name="ce3" table:formula="oooc:=IF(['2 _ Mexican'.K13]&gt;0;1;0)+IF(['2 _ Mexican'.K14]&gt;0;1;0)" office:value-type="float" office:value="0">
            <text:p>0</text:p>
          </table:table-cell>
          <table:table-cell table:style-name="ce6" table:formula="oooc:=['2 _ Mexican'.K16]" office:value-type="float" office:value="2.375">
            <text:p>2,38</text:p>
          </table:table-cell>
          <table:table-cell table:style-name="ce3" table:number-columns-repeated="4"/>
          <table:table-cell table:style-name="ce7" office:value-type="string">
            <text:p>мекс туристы</text:p>
          </table:table-cell>
          <table:table-cell table:number-columns-repeated="235"/>
        </table:table-row>
        <table:table-row table:style-name="ro2">
          <table:table-cell office:value-type="float" office:value="12">
            <text:p>12</text:p>
          </table:table-cell>
          <table:table-cell table:style-name="ce3"/>
          <table:table-cell table:style-name="ce3" table:formula="oooc:=IF([Покупатели.B19]&gt;0;1;0)+IF([Покупатели.D19]&gt;0;1;0)+IF([Покупатели.F19]&gt;0;1;0)+IF([Покупатели.H19]&gt;0;1;0)+IF([Покупатели.J19]&gt;0;1;0)+IF([Покупатели.L19]&gt;0;1;0)+IF([Покупатели.N19]&gt;0;1;0)+IF([Покупатели.P19]&gt;0;1;0)+IF([Покупатели.R19]&gt;0;1;0)+IF([Покупатели.T19]&gt;0;1;0)+IF([Покупатели.V19]&gt;0;1;0)" office:value-type="float" office:value="3">
            <text:p>3</text:p>
          </table:table-cell>
          <table:table-cell table:style-name="ce3" table:number-columns-repeated="2"/>
          <table:table-cell table:style-name="ce6" table:formula="oooc:=['2 _ Mexican'.L26]" office:value-type="float" office:value="4">
            <text:p>4</text:p>
          </table:table-cell>
          <table:table-cell table:style-name="ce3" table:formula="oooc:=IF([Бонусы.B19]&gt;0;1;0)+IF([Бонусы.D19]&gt;0;1;0)+IF([Бонусы.F19]&gt;0;1;0)+IF([Бонусы.H19]&gt;0;1;0)+IF([Бонусы.J19]&gt;0;1;0)+IF([Бонусы.L19]&gt;0;1;0)+IF([Бонусы.N19]&gt;0;1;0)+IF([Бонусы.P19]&gt;0;1;0)+IF([Бонусы.R19]&gt;0;1;0)" office:value-type="float" office:value="1">
            <text:p>1</text:p>
          </table:table-cell>
          <table:table-cell table:style-name="ce6" table:formula="oooc:=['2 _ Mexican'.L15]" office:value-type="float" office:value="3">
            <text:p>3</text:p>
          </table:table-cell>
          <table:table-cell table:style-name="ce3" table:formula="oooc:=IF(['2 _ Mexican'.L3]&gt;0;1;0)+IF(['2 _ Mexican'.L4]&gt;0;1;0)+IF(['2 _ Mexican'.L5]&gt;0;1;0)+IF(['2 _ Mexican'.L6]&gt;0;1;0)+IF(['2 _ Mexican'.L7]&gt;0;1;0)" office:value-type="float" office:value="2">
            <text:p>2</text:p>
          </table:table-cell>
          <table:table-cell table:style-name="ce3" table:formula="oooc:=IF(['2 _ Mexican'.L8]&gt;0;1;0)+IF(['2 _ Mexican'.L9]&gt;0;1;0)+IF(['2 _ Mexican'.L10]&gt;0;1;0)+IF(['2 _ Mexican'.L11]&gt;0;1;0)+IF(['2 _ Mexican'.L12]&gt;0;1;0)" office:value-type="float" office:value="1">
            <text:p>1</text:p>
          </table:table-cell>
          <table:table-cell table:style-name="ce3" table:formula="oooc:=IF(['2 _ Mexican'.L13]&gt;0;1;0)+IF(['2 _ Mexican'.L14]&gt;0;1;0)" office:value-type="float" office:value="0">
            <text:p>0</text:p>
          </table:table-cell>
          <table:table-cell table:style-name="ce6" table:formula="oooc:=['2 _ Mexican'.L16]" office:value-type="float" office:value="2.44444444444444">
            <text:p>2,44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13">
            <text:p>13</text:p>
          </table:table-cell>
          <table:table-cell table:style-name="ce3"/>
          <table:table-cell table:style-name="ce3" table:formula="oooc:=IF([Покупатели.B20]&gt;0;1;0)+IF([Покупатели.D20]&gt;0;1;0)+IF([Покупатели.F20]&gt;0;1;0)+IF([Покупатели.H20]&gt;0;1;0)+IF([Покупатели.J20]&gt;0;1;0)+IF([Покупатели.L20]&gt;0;1;0)+IF([Покупатели.N20]&gt;0;1;0)+IF([Покупатели.P20]&gt;0;1;0)+IF([Покупатели.R20]&gt;0;1;0)+IF([Покупатели.T20]&gt;0;1;0)+IF([Покупатели.V20]&gt;0;1;0)" office:value-type="float" office:value="3">
            <text:p>3</text:p>
          </table:table-cell>
          <table:table-cell table:style-name="ce3" table:number-columns-repeated="2"/>
          <table:table-cell table:style-name="ce6" table:formula="oooc:=['2 _ Mexican'.M26]" office:value-type="float" office:value="4">
            <text:p>4</text:p>
          </table:table-cell>
          <table:table-cell table:style-name="ce3" table:formula="oooc:=IF([Бонусы.B20]&gt;0;1;0)+IF([Бонусы.D20]&gt;0;1;0)+IF([Бонусы.F20]&gt;0;1;0)+IF([Бонусы.H20]&gt;0;1;0)+IF([Бонусы.J20]&gt;0;1;0)+IF([Бонусы.L20]&gt;0;1;0)+IF([Бонусы.N20]&gt;0;1;0)+IF([Бонусы.P20]&gt;0;1;0)+IF([Бонусы.R20]&gt;0;1;0)" office:value-type="float" office:value="1">
            <text:p>1</text:p>
          </table:table-cell>
          <table:table-cell table:style-name="ce6" table:formula="oooc:=['2 _ Mexican'.M15]" office:value-type="float" office:value="3">
            <text:p>3</text:p>
          </table:table-cell>
          <table:table-cell table:style-name="ce3" table:formula="oooc:=IF(['2 _ Mexican'.M3]&gt;0;1;0)+IF(['2 _ Mexican'.M4]&gt;0;1;0)+IF(['2 _ Mexican'.M5]&gt;0;1;0)+IF(['2 _ Mexican'.M6]&gt;0;1;0)+IF(['2 _ Mexican'.M7]&gt;0;1;0)" office:value-type="float" office:value="1">
            <text:p>1</text:p>
          </table:table-cell>
          <table:table-cell table:style-name="ce3" table:formula="oooc:=IF(['2 _ Mexican'.M8]&gt;0;1;0)+IF(['2 _ Mexican'.M9]&gt;0;1;0)+IF(['2 _ Mexican'.M10]&gt;0;1;0)+IF(['2 _ Mexican'.M11]&gt;0;1;0)+IF(['2 _ Mexican'.M12]&gt;0;1;0)" office:value-type="float" office:value="2">
            <text:p>2</text:p>
          </table:table-cell>
          <table:table-cell table:style-name="ce3" table:formula="oooc:=IF(['2 _ Mexican'.M13]&gt;0;1;0)+IF(['2 _ Mexican'.M14]&gt;0;1;0)" office:value-type="float" office:value="0">
            <text:p>0</text:p>
          </table:table-cell>
          <table:table-cell table:style-name="ce6" table:formula="oooc:=['2 _ Mexican'.M16]" office:value-type="float" office:value="2.5">
            <text:p>2,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14">
            <text:p>14</text:p>
          </table:table-cell>
          <table:table-cell table:style-name="ce3"/>
          <table:table-cell table:style-name="ce3" table:formula="oooc:=IF([Покупатели.B21]&gt;0;1;0)+IF([Покупатели.D21]&gt;0;1;0)+IF([Покупатели.F21]&gt;0;1;0)+IF([Покупатели.H21]&gt;0;1;0)+IF([Покупатели.J21]&gt;0;1;0)+IF([Покупатели.L21]&gt;0;1;0)+IF([Покупатели.N21]&gt;0;1;0)+IF([Покупатели.P21]&gt;0;1;0)+IF([Покупатели.R21]&gt;0;1;0)+IF([Покупатели.T21]&gt;0;1;0)+IF([Покупатели.V21]&gt;0;1;0)" office:value-type="float" office:value="2">
            <text:p>2</text:p>
          </table:table-cell>
          <table:table-cell table:style-name="ce3" table:number-columns-repeated="2"/>
          <table:table-cell table:style-name="ce6" table:formula="oooc:=['2 _ Mexican'.N26]" office:value-type="float" office:value="4">
            <text:p>4</text:p>
          </table:table-cell>
          <table:table-cell table:style-name="ce3" table:formula="oooc:=IF([Бонусы.B21]&gt;0;1;0)+IF([Бонусы.D21]&gt;0;1;0)+IF([Бонусы.F21]&gt;0;1;0)+IF([Бонусы.H21]&gt;0;1;0)+IF([Бонусы.J21]&gt;0;1;0)+IF([Бонусы.L21]&gt;0;1;0)+IF([Бонусы.N21]&gt;0;1;0)+IF([Бонусы.P21]&gt;0;1;0)+IF([Бонусы.R21]&gt;0;1;0)" office:value-type="float" office:value="1">
            <text:p>1</text:p>
          </table:table-cell>
          <table:table-cell table:style-name="ce6" table:formula="oooc:=['2 _ Mexican'.N15]" office:value-type="float" office:value="4">
            <text:p>4</text:p>
          </table:table-cell>
          <table:table-cell table:style-name="ce3" table:formula="oooc:=IF(['2 _ Mexican'.N3]&gt;0;1;0)+IF(['2 _ Mexican'.N4]&gt;0;1;0)+IF(['2 _ Mexican'.N5]&gt;0;1;0)+IF(['2 _ Mexican'.N6]&gt;0;1;0)+IF(['2 _ Mexican'.N7]&gt;0;1;0)" office:value-type="float" office:value="2">
            <text:p>2</text:p>
          </table:table-cell>
          <table:table-cell table:style-name="ce3" table:formula="oooc:=IF(['2 _ Mexican'.N8]&gt;0;1;0)+IF(['2 _ Mexican'.N9]&gt;0;1;0)+IF(['2 _ Mexican'.N10]&gt;0;1;0)+IF(['2 _ Mexican'.N11]&gt;0;1;0)+IF(['2 _ Mexican'.N12]&gt;0;1;0)" office:value-type="float" office:value="2">
            <text:p>2</text:p>
          </table:table-cell>
          <table:table-cell table:style-name="ce3" table:formula="oooc:=IF(['2 _ Mexican'.N13]&gt;0;1;0)+IF(['2 _ Mexican'.N14]&gt;0;1;0)" office:value-type="float" office:value="0">
            <text:p>0</text:p>
          </table:table-cell>
          <table:table-cell table:style-name="ce6" table:formula="oooc:=['2 _ Mexican'.N16]" office:value-type="float" office:value="2.5">
            <text:p>2,5</text:p>
          </table:table-cell>
          <table:table-cell table:style-name="ce3" table:number-columns-repeated="4"/>
          <table:table-cell/>
          <table:table-cell office:value-type="string">
            <text:p>без сыра</text:p>
          </table:table-cell>
          <table:table-cell table:number-columns-repeated="234"/>
        </table:table-row>
        <table:table-row table:style-name="ro2">
          <table:table-cell office:value-type="float" office:value="15">
            <text:p>15</text:p>
          </table:table-cell>
          <table:table-cell table:style-name="ce3"/>
          <table:table-cell table:style-name="ce3" table:formula="oooc:=IF([Покупатели.B22]&gt;0;1;0)+IF([Покупатели.D22]&gt;0;1;0)+IF([Покупатели.F22]&gt;0;1;0)+IF([Покупатели.H22]&gt;0;1;0)+IF([Покупатели.J22]&gt;0;1;0)+IF([Покупатели.L22]&gt;0;1;0)+IF([Покупатели.N22]&gt;0;1;0)+IF([Покупатели.P22]&gt;0;1;0)+IF([Покупатели.R22]&gt;0;1;0)+IF([Покупатели.T22]&gt;0;1;0)+IF([Покупатели.V22]&gt;0;1;0)" office:value-type="float" office:value="3">
            <text:p>3</text:p>
          </table:table-cell>
          <table:table-cell table:style-name="ce3" table:number-columns-repeated="2"/>
          <table:table-cell table:style-name="ce6" table:formula="oooc:=['2 _ Mexican'.O26]" office:value-type="float" office:value="4">
            <text:p>4</text:p>
          </table:table-cell>
          <table:table-cell table:style-name="ce3" table:formula="oooc:=IF([Бонусы.B22]&gt;0;1;0)+IF([Бонусы.D22]&gt;0;1;0)+IF([Бонусы.F22]&gt;0;1;0)+IF([Бонусы.H22]&gt;0;1;0)+IF([Бонусы.J22]&gt;0;1;0)+IF([Бонусы.L22]&gt;0;1;0)+IF([Бонусы.N22]&gt;0;1;0)+IF([Бонусы.P22]&gt;0;1;0)+IF([Бонусы.R22]&gt;0;1;0)" office:value-type="float" office:value="1">
            <text:p>1</text:p>
          </table:table-cell>
          <table:table-cell table:style-name="ce6" table:formula="oooc:=['2 _ Mexican'.O15]" office:value-type="float" office:value="4">
            <text:p>4</text:p>
          </table:table-cell>
          <table:table-cell table:style-name="ce3" table:formula="oooc:=IF(['2 _ Mexican'.O3]&gt;0;1;0)+IF(['2 _ Mexican'.O4]&gt;0;1;0)+IF(['2 _ Mexican'.O5]&gt;0;1;0)+IF(['2 _ Mexican'.O6]&gt;0;1;0)+IF(['2 _ Mexican'.O7]&gt;0;1;0)" office:value-type="float" office:value="2">
            <text:p>2</text:p>
          </table:table-cell>
          <table:table-cell table:style-name="ce3" table:formula="oooc:=IF(['2 _ Mexican'.O8]&gt;0;1;0)+IF(['2 _ Mexican'.O9]&gt;0;1;0)+IF(['2 _ Mexican'.O10]&gt;0;1;0)+IF(['2 _ Mexican'.O11]&gt;0;1;0)+IF(['2 _ Mexican'.O12]&gt;0;1;0)" office:value-type="float" office:value="1">
            <text:p>1</text:p>
          </table:table-cell>
          <table:table-cell table:style-name="ce3" table:formula="oooc:=IF(['2 _ Mexican'.O13]&gt;0;1;0)+IF(['2 _ Mexican'.O14]&gt;0;1;0)" office:value-type="float" office:value="1">
            <text:p>1</text:p>
          </table:table-cell>
          <table:table-cell table:style-name="ce6" table:formula="oooc:=['2 _ Mexican'.O16]" office:value-type="float" office:value="2.57142857142857">
            <text:p>2,57</text:p>
          </table:table-cell>
          <table:table-cell table:style-name="ce3" table:number-columns-repeated="4"/>
          <table:table-cell table:style-name="ce7" office:value-type="string">
            <text:p>бабушки</text:p>
          </table:table-cell>
          <table:table-cell office:value-type="string">
            <text:p>без тортильи</text:p>
          </table:table-cell>
          <table:table-cell table:number-columns-repeated="234"/>
        </table:table-row>
        <table:table-row table:style-name="ro2">
          <table:table-cell office:value-type="float" office:value="16">
            <text:p>16</text:p>
          </table:table-cell>
          <table:table-cell table:style-name="ce3"/>
          <table:table-cell table:style-name="ce3" table:formula="oooc:=IF([Покупатели.B23]&gt;0;1;0)+IF([Покупатели.D23]&gt;0;1;0)+IF([Покупатели.F23]&gt;0;1;0)+IF([Покупатели.H23]&gt;0;1;0)+IF([Покупатели.J23]&gt;0;1;0)+IF([Покупатели.L23]&gt;0;1;0)+IF([Покупатели.N23]&gt;0;1;0)+IF([Покупатели.P23]&gt;0;1;0)+IF([Покупатели.R23]&gt;0;1;0)+IF([Покупатели.T23]&gt;0;1;0)+IF([Покупатели.V23]&gt;0;1;0)" office:value-type="float" office:value="5">
            <text:p>5</text:p>
          </table:table-cell>
          <table:table-cell table:style-name="ce3" table:number-columns-repeated="2"/>
          <table:table-cell table:style-name="ce6" table:formula="oooc:=['2 _ Mexican'.P26]" office:value-type="float" office:value="5">
            <text:p>5</text:p>
          </table:table-cell>
          <table:table-cell table:style-name="ce3" table:formula="oooc:=IF([Бонусы.B23]&gt;0;1;0)+IF([Бонусы.D23]&gt;0;1;0)+IF([Бонусы.F23]&gt;0;1;0)+IF([Бонусы.H23]&gt;0;1;0)+IF([Бонусы.J23]&gt;0;1;0)+IF([Бонусы.L23]&gt;0;1;0)+IF([Бонусы.N23]&gt;0;1;0)+IF([Бонусы.P23]&gt;0;1;0)+IF([Бонусы.R23]&gt;0;1;0)" office:value-type="float" office:value="1">
            <text:p>1</text:p>
          </table:table-cell>
          <table:table-cell table:style-name="ce6" table:formula="oooc:=['2 _ Mexican'.P15]" office:value-type="float" office:value="4">
            <text:p>4</text:p>
          </table:table-cell>
          <table:table-cell table:style-name="ce3" table:formula="oooc:=IF(['2 _ Mexican'.P3]&gt;0;1;0)+IF(['2 _ Mexican'.P4]&gt;0;1;0)+IF(['2 _ Mexican'.P5]&gt;0;1;0)+IF(['2 _ Mexican'.P6]&gt;0;1;0)+IF(['2 _ Mexican'.P7]&gt;0;1;0)" office:value-type="float" office:value="1">
            <text:p>1</text:p>
          </table:table-cell>
          <table:table-cell table:style-name="ce3" table:formula="oooc:=IF(['2 _ Mexican'.P8]&gt;0;1;0)+IF(['2 _ Mexican'.P9]&gt;0;1;0)+IF(['2 _ Mexican'.P10]&gt;0;1;0)+IF(['2 _ Mexican'.P11]&gt;0;1;0)+IF(['2 _ Mexican'.P12]&gt;0;1;0)" office:value-type="float" office:value="2">
            <text:p>2</text:p>
          </table:table-cell>
          <table:table-cell table:style-name="ce3" table:formula="oooc:=IF(['2 _ Mexican'.P13]&gt;0;1;0)+IF(['2 _ Mexican'.P14]&gt;0;1;0)" office:value-type="float" office:value="1">
            <text:p>1</text:p>
          </table:table-cell>
          <table:table-cell table:style-name="ce6" table:formula="oooc:=['2 _ Mexican'.P16]" office:value-type="float" office:value="2.69230769230769">
            <text:p>2,69</text:p>
          </table:table-cell>
          <table:table-cell table:style-name="ce3" table:number-columns-repeated="4"/>
          <table:table-cell/>
          <table:table-cell office:value-type="string">
            <text:p>без авокадо</text:p>
          </table:table-cell>
          <table:table-cell table:number-columns-repeated="234"/>
        </table:table-row>
        <table:table-row table:style-name="ro2">
          <table:table-cell office:value-type="float" office:value="17">
            <text:p>17</text:p>
          </table:table-cell>
          <table:table-cell table:style-name="ce3"/>
          <table:table-cell table:style-name="ce3" table:formula="oooc:=IF([Покупатели.B24]&gt;0;1;0)+IF([Покупатели.D24]&gt;0;1;0)+IF([Покупатели.F24]&gt;0;1;0)+IF([Покупатели.H24]&gt;0;1;0)+IF([Покупатели.J24]&gt;0;1;0)+IF([Покупатели.L24]&gt;0;1;0)+IF([Покупатели.N24]&gt;0;1;0)+IF([Покупатели.P24]&gt;0;1;0)+IF([Покупатели.R24]&gt;0;1;0)+IF([Покупатели.T24]&gt;0;1;0)+IF([Покупатели.V24]&gt;0;1;0)" office:value-type="float" office:value="3">
            <text:p>3</text:p>
          </table:table-cell>
          <table:table-cell table:style-name="ce3" table:number-columns-repeated="2"/>
          <table:table-cell table:style-name="ce6" table:formula="oooc:=['2 _ Mexican'.Q26]" office:value-type="float" office:value="5">
            <text:p>5</text:p>
          </table:table-cell>
          <table:table-cell table:style-name="ce3" table:formula="oooc:=IF([Бонусы.B24]&gt;0;1;0)+IF([Бонусы.D24]&gt;0;1;0)+IF([Бонусы.F24]&gt;0;1;0)+IF([Бонусы.H24]&gt;0;1;0)+IF([Бонусы.J24]&gt;0;1;0)+IF([Бонусы.L24]&gt;0;1;0)+IF([Бонусы.N24]&gt;0;1;0)+IF([Бонусы.P24]&gt;0;1;0)+IF([Бонусы.R24]&gt;0;1;0)" office:value-type="float" office:value="1">
            <text:p>1</text:p>
          </table:table-cell>
          <table:table-cell table:style-name="ce6" table:formula="oooc:=['2 _ Mexican'.Q15]" office:value-type="float" office:value="5">
            <text:p>5</text:p>
          </table:table-cell>
          <table:table-cell table:style-name="ce3" table:formula="oooc:=IF(['2 _ Mexican'.Q3]&gt;0;1;0)+IF(['2 _ Mexican'.Q4]&gt;0;1;0)+IF(['2 _ Mexican'.Q5]&gt;0;1;0)+IF(['2 _ Mexican'.Q6]&gt;0;1;0)+IF(['2 _ Mexican'.Q7]&gt;0;1;0)" office:value-type="float" office:value="3">
            <text:p>3</text:p>
          </table:table-cell>
          <table:table-cell table:style-name="ce3" table:formula="oooc:=IF(['2 _ Mexican'.Q8]&gt;0;1;0)+IF(['2 _ Mexican'.Q9]&gt;0;1;0)+IF(['2 _ Mexican'.Q10]&gt;0;1;0)+IF(['2 _ Mexican'.Q11]&gt;0;1;0)+IF(['2 _ Mexican'.Q12]&gt;0;1;0)" office:value-type="float" office:value="1">
            <text:p>1</text:p>
          </table:table-cell>
          <table:table-cell table:style-name="ce3" table:formula="oooc:=IF(['2 _ Mexican'.Q13]&gt;0;1;0)+IF(['2 _ Mexican'.Q14]&gt;0;1;0)" office:value-type="float" office:value="1">
            <text:p>1</text:p>
          </table:table-cell>
          <table:table-cell table:style-name="ce6" table:formula="oooc:=['2 _ Mexican'.Q16]" office:value-type="float" office:value="2.66666666666667">
            <text:p>2,67</text:p>
          </table:table-cell>
          <table:table-cell table:style-name="ce3" table:number-columns-repeated="4"/>
          <table:table-cell table:style-name="ce8" office:value-type="string">
            <text:p>только дамы</text:p>
          </table:table-cell>
          <table:table-cell table:number-columns-repeated="235"/>
        </table:table-row>
        <table:table-row table:style-name="ro2">
          <table:table-cell office:value-type="float" office:value="18">
            <text:p>18</text:p>
          </table:table-cell>
          <table:table-cell table:style-name="ce3"/>
          <table:table-cell table:style-name="ce3" table:formula="oooc:=IF([Покупатели.B25]&gt;0;1;0)+IF([Покупатели.D25]&gt;0;1;0)+IF([Покупатели.F25]&gt;0;1;0)+IF([Покупатели.H25]&gt;0;1;0)+IF([Покупатели.J25]&gt;0;1;0)+IF([Покупатели.L25]&gt;0;1;0)+IF([Покупатели.N25]&gt;0;1;0)+IF([Покупатели.P25]&gt;0;1;0)+IF([Покупатели.R25]&gt;0;1;0)+IF([Покупатели.T25]&gt;0;1;0)+IF([Покупатели.V25]&gt;0;1;0)" office:value-type="float" office:value="2">
            <text:p>2</text:p>
          </table:table-cell>
          <table:table-cell table:style-name="ce3" table:number-columns-repeated="2"/>
          <table:table-cell table:style-name="ce6" table:formula="oooc:=['2 _ Mexican'.R26]" office:value-type="float" office:value="5">
            <text:p>5</text:p>
          </table:table-cell>
          <table:table-cell table:style-name="ce3" table:formula="oooc:=IF([Бонусы.B25]&gt;0;1;0)+IF([Бонусы.D25]&gt;0;1;0)+IF([Бонусы.F25]&gt;0;1;0)+IF([Бонусы.H25]&gt;0;1;0)+IF([Бонусы.J25]&gt;0;1;0)+IF([Бонусы.L25]&gt;0;1;0)+IF([Бонусы.N25]&gt;0;1;0)+IF([Бонусы.P25]&gt;0;1;0)+IF([Бонусы.R25]&gt;0;1;0)" office:value-type="float" office:value="1">
            <text:p>1</text:p>
          </table:table-cell>
          <table:table-cell table:style-name="ce6" table:formula="oooc:=['2 _ Mexican'.R15]" office:value-type="float" office:value="5">
            <text:p>5</text:p>
          </table:table-cell>
          <table:table-cell table:style-name="ce3" table:formula="oooc:=IF(['2 _ Mexican'.R3]&gt;0;1;0)+IF(['2 _ Mexican'.R4]&gt;0;1;0)+IF(['2 _ Mexican'.R5]&gt;0;1;0)+IF(['2 _ Mexican'.R6]&gt;0;1;0)+IF(['2 _ Mexican'.R7]&gt;0;1;0)" office:value-type="float" office:value="2">
            <text:p>2</text:p>
          </table:table-cell>
          <table:table-cell table:style-name="ce3" table:formula="oooc:=IF(['2 _ Mexican'.R8]&gt;0;1;0)+IF(['2 _ Mexican'.R9]&gt;0;1;0)+IF(['2 _ Mexican'.R10]&gt;0;1;0)+IF(['2 _ Mexican'.R11]&gt;0;1;0)+IF(['2 _ Mexican'.R12]&gt;0;1;0)" office:value-type="float" office:value="2">
            <text:p>2</text:p>
          </table:table-cell>
          <table:table-cell table:style-name="ce3" table:formula="oooc:=IF(['2 _ Mexican'.R13]&gt;0;1;0)+IF(['2 _ Mexican'.R14]&gt;0;1;0)" office:value-type="float" office:value="1">
            <text:p>1</text:p>
          </table:table-cell>
          <table:table-cell table:style-name="ce6" table:formula="oooc:=['2 _ Mexican'.R16]" office:value-type="float" office:value="2.8">
            <text:p>2,8</text:p>
          </table:table-cell>
          <table:table-cell table:style-name="ce3" table:number-columns-repeated="4"/>
          <table:table-cell table:style-name="ce8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19">
            <text:p>19</text:p>
          </table:table-cell>
          <table:table-cell table:style-name="ce3"/>
          <table:table-cell table:style-name="ce3" table:formula="oooc:=IF([Покупатели.B26]&gt;0;1;0)+IF([Покупатели.D26]&gt;0;1;0)+IF([Покупатели.F26]&gt;0;1;0)+IF([Покупатели.H26]&gt;0;1;0)+IF([Покупатели.J26]&gt;0;1;0)+IF([Покупатели.L26]&gt;0;1;0)+IF([Покупатели.N26]&gt;0;1;0)+IF([Покупатели.P26]&gt;0;1;0)+IF([Покупатели.R26]&gt;0;1;0)+IF([Покупатели.T26]&gt;0;1;0)+IF([Покупатели.V26]&gt;0;1;0)" office:value-type="float" office:value="4">
            <text:p>4</text:p>
          </table:table-cell>
          <table:table-cell table:style-name="ce3" table:number-columns-repeated="2"/>
          <table:table-cell table:style-name="ce6" table:formula="oooc:=['2 _ Mexican'.S26]" office:value-type="float" office:value="5">
            <text:p>5</text:p>
          </table:table-cell>
          <table:table-cell table:style-name="ce3" table:formula="oooc:=IF([Бонусы.B26]&gt;0;1;0)+IF([Бонусы.D26]&gt;0;1;0)+IF([Бонусы.F26]&gt;0;1;0)+IF([Бонусы.H26]&gt;0;1;0)+IF([Бонусы.J26]&gt;0;1;0)+IF([Бонусы.L26]&gt;0;1;0)+IF([Бонусы.N26]&gt;0;1;0)+IF([Бонусы.P26]&gt;0;1;0)+IF([Бонусы.R26]&gt;0;1;0)" office:value-type="float" office:value="1">
            <text:p>1</text:p>
          </table:table-cell>
          <table:table-cell table:style-name="ce6" table:formula="oooc:=['2 _ Mexican'.S15]" office:value-type="float" office:value="6">
            <text:p>6</text:p>
          </table:table-cell>
          <table:table-cell table:style-name="ce3" table:formula="oooc:=IF(['2 _ Mexican'.S3]&gt;0;1;0)+IF(['2 _ Mexican'.S4]&gt;0;1;0)+IF(['2 _ Mexican'.S5]&gt;0;1;0)+IF(['2 _ Mexican'.S6]&gt;0;1;0)+IF(['2 _ Mexican'.S7]&gt;0;1;0)" office:value-type="float" office:value="3">
            <text:p>3</text:p>
          </table:table-cell>
          <table:table-cell table:style-name="ce3" table:formula="oooc:=IF(['2 _ Mexican'.S8]&gt;0;1;0)+IF(['2 _ Mexican'.S9]&gt;0;1;0)+IF(['2 _ Mexican'.S10]&gt;0;1;0)+IF(['2 _ Mexican'.S11]&gt;0;1;0)+IF(['2 _ Mexican'.S12]&gt;0;1;0)" office:value-type="float" office:value="2">
            <text:p>2</text:p>
          </table:table-cell>
          <table:table-cell table:style-name="ce3" table:formula="oooc:=IF(['2 _ Mexican'.S13]&gt;0;1;0)+IF(['2 _ Mexican'.S14]&gt;0;1;0)" office:value-type="float" office:value="1">
            <text:p>1</text:p>
          </table:table-cell>
          <table:table-cell table:style-name="ce6" table:formula="oooc:=['2 _ Mexican'.S16]" office:value-type="float" office:value="2.81818181818182">
            <text:p>2,82</text:p>
          </table:table-cell>
          <table:table-cell table:style-name="ce3" table:number-columns-repeated="4"/>
          <table:table-cell table:style-name="ce7" office:value-type="string">
            <text:p>школьники</text:p>
          </table:table-cell>
          <table:table-cell table:number-columns-repeated="235"/>
        </table:table-row>
        <table:table-row table:style-name="ro2">
          <table:table-cell office:value-type="float" office:value="20">
            <text:p>20</text:p>
          </table:table-cell>
          <table:table-cell table:style-name="ce3"/>
          <table:table-cell table:style-name="ce3" table:formula="oooc:=IF([Покупатели.B27]&gt;0;1;0)+IF([Покупатели.D27]&gt;0;1;0)+IF([Покупатели.F27]&gt;0;1;0)+IF([Покупатели.H27]&gt;0;1;0)+IF([Покупатели.J27]&gt;0;1;0)+IF([Покупатели.L27]&gt;0;1;0)+IF([Покупатели.N27]&gt;0;1;0)+IF([Покупатели.P27]&gt;0;1;0)+IF([Покупатели.R27]&gt;0;1;0)+IF([Покупатели.T27]&gt;0;1;0)+IF([Покупатели.V27]&gt;0;1;0)" office:value-type="float" office:value="5">
            <text:p>5</text:p>
          </table:table-cell>
          <table:table-cell table:style-name="ce3" table:number-columns-repeated="2"/>
          <table:table-cell table:style-name="ce6" table:formula="oooc:=['2 _ Mexican'.T26]" office:value-type="float" office:value="6">
            <text:p>6</text:p>
          </table:table-cell>
          <table:table-cell table:style-name="ce3" table:formula="oooc:=IF([Бонусы.B27]&gt;0;1;0)+IF([Бонусы.D27]&gt;0;1;0)+IF([Бонусы.F27]&gt;0;1;0)+IF([Бонусы.H27]&gt;0;1;0)+IF([Бонусы.J27]&gt;0;1;0)+IF([Бонусы.L27]&gt;0;1;0)+IF([Бонусы.N27]&gt;0;1;0)+IF([Бонусы.P27]&gt;0;1;0)+IF([Бонусы.R27]&gt;0;1;0)" office:value-type="float" office:value="1">
            <text:p>1</text:p>
          </table:table-cell>
          <table:table-cell table:style-name="ce6" table:formula="oooc:=['2 _ Mexican'.T15]" office:value-type="float" office:value="6">
            <text:p>6</text:p>
          </table:table-cell>
          <table:table-cell table:style-name="ce3" table:formula="oooc:=IF(['2 _ Mexican'.T3]&gt;0;1;0)+IF(['2 _ Mexican'.T4]&gt;0;1;0)+IF(['2 _ Mexican'.T5]&gt;0;1;0)+IF(['2 _ Mexican'.T6]&gt;0;1;0)+IF(['2 _ Mexican'.T7]&gt;0;1;0)" office:value-type="float" office:value="2">
            <text:p>2</text:p>
          </table:table-cell>
          <table:table-cell table:style-name="ce3" table:formula="oooc:=IF(['2 _ Mexican'.T8]&gt;0;1;0)+IF(['2 _ Mexican'.T9]&gt;0;1;0)+IF(['2 _ Mexican'.T10]&gt;0;1;0)+IF(['2 _ Mexican'.T11]&gt;0;1;0)+IF(['2 _ Mexican'.T12]&gt;0;1;0)" office:value-type="float" office:value="3">
            <text:p>3</text:p>
          </table:table-cell>
          <table:table-cell table:style-name="ce3" table:formula="oooc:=IF(['2 _ Mexican'.T13]&gt;0;1;0)+IF(['2 _ Mexican'.T14]&gt;0;1;0)" office:value-type="float" office:value="1">
            <text:p>1</text:p>
          </table:table-cell>
          <table:table-cell table:style-name="ce6" table:formula="oooc:=['2 _ Mexican'.T16]" office:value-type="float" office:value="2.90909090909091">
            <text:p>2,91</text:p>
          </table:table-cell>
          <table:table-cell table:style-name="ce3" table:number-columns-repeated="4"/>
          <table:table-cell table:style-name="ce8" office:value-type="string">
            <text:p>без туристов, но с критиками</text:p>
          </table:table-cell>
          <table:table-cell table:number-columns-repeated="235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Россия</text:p>
          </table:table-cell>
          <table:table-cell table:style-name="ce5" table:number-columns-repeated="251"/>
        </table:table-row>
        <table:table-row table:style-name="ro2">
          <table:table-cell office:value-type="float" office:value="21">
            <text:p>21</text:p>
          </table:table-cell>
          <table:table-cell table:style-name="ce3"/>
          <table:table-cell table:style-name="ce3" table:formula="oooc:=IF([Покупатели.B30]&gt;0;1;0)+IF([Покупатели.D30]&gt;0;1;0)+IF([Покупатели.F30]&gt;0;1;0)+IF([Покупатели.H30]&gt;0;1;0)+IF([Покупатели.J30]&gt;0;1;0)+IF([Покупатели.L30]&gt;0;1;0)+IF([Покупатели.N30]&gt;0;1;0)+IF([Покупатели.P30]&gt;0;1;0)+IF([Покупатели.R30]&gt;0;1;0)+IF([Покупатели.T30]&gt;0;1;0)+IF([Покупатели.V30]&gt;0;1;0)" office:value-type="float" office:value="3">
            <text:p>3</text:p>
          </table:table-cell>
          <table:table-cell table:style-name="ce3" table:number-columns-repeated="2"/>
          <table:table-cell table:style-name="ce6" table:formula="oooc:=['3 _ Russian'.K26]" office:value-type="float" office:value="3">
            <text:p>3</text:p>
          </table:table-cell>
          <table:table-cell table:style-name="ce3" table:formula="oooc:=IF([Бонусы.B30]&gt;0;1;0)+IF([Бонусы.D30]&gt;0;1;0)+IF([Бонусы.F30]&gt;0;1;0)+IF([Бонусы.H30]&gt;0;1;0)+IF([Бонусы.J30]&gt;0;1;0)+IF([Бонусы.L30]&gt;0;1;0)+IF([Бонусы.N30]&gt;0;1;0)+IF([Бонусы.P30]&gt;0;1;0)+IF([Бонусы.R30]&gt;0;1;0)" office:value-type="float" office:value="1">
            <text:p>1</text:p>
          </table:table-cell>
          <table:table-cell table:style-name="ce6" table:formula="oooc:=['3 _ Russian'.K15]" office:value-type="float" office:value="2">
            <text:p>2</text:p>
          </table:table-cell>
          <table:table-cell table:style-name="ce3" table:formula="oooc:=IF(['3 _ Russian'.K3]&gt;0;1;0)+IF(['3 _ Russian'.K4]&gt;0;1;0)+IF(['3 _ Russian'.K5]&gt;0;1;0)+IF(['3 _ Russian'.K6]&gt;0;1;0)+IF(['3 _ Russian'.K7]&gt;0;1;0)" office:value-type="float" office:value="1">
            <text:p>1</text:p>
          </table:table-cell>
          <table:table-cell table:style-name="ce3" table:formula="oooc:=IF(['3 _ Russian'.K8]&gt;0;1;0)+IF(['3 _ Russian'.K9]&gt;0;1;0)+IF(['3 _ Russian'.K10]&gt;0;1;0)+IF(['3 _ Russian'.K11]&gt;0;1;0)" office:value-type="float" office:value="1">
            <text:p>1</text:p>
          </table:table-cell>
          <table:table-cell table:style-name="ce3" table:formula="oooc:=IF(['3 _ Russian'.K12]&gt;0;1;0)+IF(['3 _ Russian'.K13]&gt;0;1;0)+IF(['3 _ Russian'.K14]&gt;0;1;0)" office:value-type="float" office:value="0">
            <text:p>0</text:p>
          </table:table-cell>
          <table:table-cell table:style-name="ce6" table:formula="oooc:=['3 _ Russian'.K16]" office:value-type="float" office:value="2.4">
            <text:p>2,4</text:p>
          </table:table-cell>
          <table:table-cell table:style-name="ce3" table:number-columns-repeated="4"/>
          <table:table-cell table:style-name="ce7" office:value-type="string">
            <text:p>рус туристы</text:p>
          </table:table-cell>
          <table:table-cell table:number-columns-repeated="235"/>
        </table:table-row>
        <table:table-row table:style-name="ro2">
          <table:table-cell office:value-type="float" office:value="22">
            <text:p>22</text:p>
          </table:table-cell>
          <table:table-cell table:style-name="ce3"/>
          <table:table-cell table:style-name="ce3" table:formula="oooc:=IF([Покупатели.B31]&gt;0;1;0)+IF([Покупатели.D31]&gt;0;1;0)+IF([Покупатели.F31]&gt;0;1;0)+IF([Покупатели.H31]&gt;0;1;0)+IF([Покупатели.J31]&gt;0;1;0)+IF([Покупатели.L31]&gt;0;1;0)+IF([Покупатели.N31]&gt;0;1;0)+IF([Покупатели.P31]&gt;0;1;0)+IF([Покупатели.R31]&gt;0;1;0)+IF([Покупатели.T31]&gt;0;1;0)+IF([Покупатели.V31]&gt;0;1;0)" office:value-type="float" office:value="4">
            <text:p>4</text:p>
          </table:table-cell>
          <table:table-cell table:style-name="ce3" table:number-columns-repeated="2"/>
          <table:table-cell table:style-name="ce6" table:formula="oooc:=['3 _ Russian'.L26]" office:value-type="float" office:value="4">
            <text:p>4</text:p>
          </table:table-cell>
          <table:table-cell table:style-name="ce3" table:formula="oooc:=IF([Бонусы.B31]&gt;0;1;0)+IF([Бонусы.D31]&gt;0;1;0)+IF([Бонусы.F31]&gt;0;1;0)+IF([Бонусы.H31]&gt;0;1;0)+IF([Бонусы.J31]&gt;0;1;0)+IF([Бонусы.L31]&gt;0;1;0)+IF([Бонусы.N31]&gt;0;1;0)+IF([Бонусы.P31]&gt;0;1;0)+IF([Бонусы.R31]&gt;0;1;0)" office:value-type="float" office:value="1">
            <text:p>1</text:p>
          </table:table-cell>
          <table:table-cell table:style-name="ce6" table:formula="oooc:=['3 _ Russian'.L15]" office:value-type="float" office:value="3">
            <text:p>3</text:p>
          </table:table-cell>
          <table:table-cell table:style-name="ce3" table:formula="oooc:=IF(['3 _ Russian'.L3]&gt;0;1;0)+IF(['3 _ Russian'.L4]&gt;0;1;0)+IF(['3 _ Russian'.L5]&gt;0;1;0)+IF(['3 _ Russian'.L6]&gt;0;1;0)+IF(['3 _ Russian'.L7]&gt;0;1;0)" office:value-type="float" office:value="1">
            <text:p>1</text:p>
          </table:table-cell>
          <table:table-cell table:style-name="ce3" table:formula="oooc:=IF(['3 _ Russian'.L8]&gt;0;1;0)+IF(['3 _ Russian'.L9]&gt;0;1;0)+IF(['3 _ Russian'.L10]&gt;0;1;0)+IF(['3 _ Russian'.L11]&gt;0;1;0)" office:value-type="float" office:value="2">
            <text:p>2</text:p>
          </table:table-cell>
          <table:table-cell table:style-name="ce3" table:formula="oooc:=IF(['3 _ Russian'.L12]&gt;0;1;0)+IF(['3 _ Russian'.L13]&gt;0;1;0)+IF(['3 _ Russian'.L14]&gt;0;1;0)" office:value-type="float" office:value="0">
            <text:p>0</text:p>
          </table:table-cell>
          <table:table-cell table:style-name="ce6" table:formula="oooc:=['3 _ Russian'.L16]" office:value-type="float" office:value="2.5">
            <text:p>2,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3">
            <text:p>23</text:p>
          </table:table-cell>
          <table:table-cell table:style-name="ce3"/>
          <table:table-cell table:style-name="ce3" table:formula="oooc:=IF([Покупатели.B32]&gt;0;1;0)+IF([Покупатели.D32]&gt;0;1;0)+IF([Покупатели.F32]&gt;0;1;0)+IF([Покупатели.H32]&gt;0;1;0)+IF([Покупатели.J32]&gt;0;1;0)+IF([Покупатели.L32]&gt;0;1;0)+IF([Покупатели.N32]&gt;0;1;0)+IF([Покупатели.P32]&gt;0;1;0)+IF([Покупатели.R32]&gt;0;1;0)+IF([Покупатели.T32]&gt;0;1;0)+IF([Покупатели.V32]&gt;0;1;0)" office:value-type="float" office:value="4">
            <text:p>4</text:p>
          </table:table-cell>
          <table:table-cell table:style-name="ce3" table:number-columns-repeated="2"/>
          <table:table-cell table:style-name="ce6" table:formula="oooc:=['3 _ Russian'.M26]" office:value-type="float" office:value="4">
            <text:p>4</text:p>
          </table:table-cell>
          <table:table-cell table:style-name="ce3" table:formula="oooc:=IF([Бонусы.B32]&gt;0;1;0)+IF([Бонусы.D32]&gt;0;1;0)+IF([Бонусы.F32]&gt;0;1;0)+IF([Бонусы.H32]&gt;0;1;0)+IF([Бонусы.J32]&gt;0;1;0)+IF([Бонусы.L32]&gt;0;1;0)+IF([Бонусы.N32]&gt;0;1;0)+IF([Бонусы.P32]&gt;0;1;0)+IF([Бонусы.R32]&gt;0;1;0)" office:value-type="float" office:value="1">
            <text:p>1</text:p>
          </table:table-cell>
          <table:table-cell table:style-name="ce6" table:formula="oooc:=['3 _ Russian'.M15]" office:value-type="float" office:value="3">
            <text:p>3</text:p>
          </table:table-cell>
          <table:table-cell table:style-name="ce3" table:formula="oooc:=IF(['3 _ Russian'.M3]&gt;0;1;0)+IF(['3 _ Russian'.M4]&gt;0;1;0)+IF(['3 _ Russian'.M5]&gt;0;1;0)+IF(['3 _ Russian'.M6]&gt;0;1;0)+IF(['3 _ Russian'.M7]&gt;0;1;0)" office:value-type="float" office:value="1">
            <text:p>1</text:p>
          </table:table-cell>
          <table:table-cell table:style-name="ce3" table:formula="oooc:=IF(['3 _ Russian'.M8]&gt;0;1;0)+IF(['3 _ Russian'.M9]&gt;0;1;0)+IF(['3 _ Russian'.M10]&gt;0;1;0)+IF(['3 _ Russian'.M11]&gt;0;1;0)" office:value-type="float" office:value="1">
            <text:p>1</text:p>
          </table:table-cell>
          <table:table-cell table:style-name="ce3" table:formula="oooc:=IF(['3 _ Russian'.M12]&gt;0;1;0)+IF(['3 _ Russian'.M13]&gt;0;1;0)+IF(['3 _ Russian'.M14]&gt;0;1;0)" office:value-type="float" office:value="1">
            <text:p>1</text:p>
          </table:table-cell>
          <table:table-cell table:style-name="ce6" table:formula="oooc:=['3 _ Russian'.M16]" office:value-type="float" office:value="2.57142857142857">
            <text:p>2,57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4">
            <text:p>24</text:p>
          </table:table-cell>
          <table:table-cell table:style-name="ce3"/>
          <table:table-cell table:style-name="ce3" table:formula="oooc:=IF([Покупатели.B33]&gt;0;1;0)+IF([Покупатели.D33]&gt;0;1;0)+IF([Покупатели.F33]&gt;0;1;0)+IF([Покупатели.H33]&gt;0;1;0)+IF([Покупатели.J33]&gt;0;1;0)+IF([Покупатели.L33]&gt;0;1;0)+IF([Покупатели.N33]&gt;0;1;0)+IF([Покупатели.P33]&gt;0;1;0)+IF([Покупатели.R33]&gt;0;1;0)+IF([Покупатели.T33]&gt;0;1;0)+IF([Покупатели.V33]&gt;0;1;0)" office:value-type="float" office:value="4">
            <text:p>4</text:p>
          </table:table-cell>
          <table:table-cell table:style-name="ce3" table:number-columns-repeated="2"/>
          <table:table-cell table:style-name="ce6" table:formula="oooc:=['3 _ Russian'.N26]" office:value-type="float" office:value="5">
            <text:p>5</text:p>
          </table:table-cell>
          <table:table-cell table:style-name="ce3" table:formula="oooc:=IF([Бонусы.B33]&gt;0;1;0)+IF([Бонусы.D33]&gt;0;1;0)+IF([Бонусы.F33]&gt;0;1;0)+IF([Бонусы.H33]&gt;0;1;0)+IF([Бонусы.J33]&gt;0;1;0)+IF([Бонусы.L33]&gt;0;1;0)+IF([Бонусы.N33]&gt;0;1;0)+IF([Бонусы.P33]&gt;0;1;0)+IF([Бонусы.R33]&gt;0;1;0)" office:value-type="float" office:value="1">
            <text:p>1</text:p>
          </table:table-cell>
          <table:table-cell table:style-name="ce6" table:formula="oooc:=['3 _ Russian'.N15]" office:value-type="float" office:value="4">
            <text:p>4</text:p>
          </table:table-cell>
          <table:table-cell table:style-name="ce3" table:formula="oooc:=IF(['3 _ Russian'.N3]&gt;0;1;0)+IF(['3 _ Russian'.N4]&gt;0;1;0)+IF(['3 _ Russian'.N5]&gt;0;1;0)+IF(['3 _ Russian'.N6]&gt;0;1;0)+IF(['3 _ Russian'.N7]&gt;0;1;0)" office:value-type="float" office:value="3">
            <text:p>3</text:p>
          </table:table-cell>
          <table:table-cell table:style-name="ce3" table:formula="oooc:=IF(['3 _ Russian'.N8]&gt;0;1;0)+IF(['3 _ Russian'.N9]&gt;0;1;0)+IF(['3 _ Russian'.N10]&gt;0;1;0)+IF(['3 _ Russian'.N11]&gt;0;1;0)" office:value-type="float" office:value="1">
            <text:p>1</text:p>
          </table:table-cell>
          <table:table-cell table:style-name="ce3" table:formula="oooc:=IF(['3 _ Russian'.N12]&gt;0;1;0)+IF(['3 _ Russian'.N13]&gt;0;1;0)+IF(['3 _ Russian'.N14]&gt;0;1;0)" office:value-type="float" office:value="0">
            <text:p>0</text:p>
          </table:table-cell>
          <table:table-cell table:style-name="ce6" table:formula="oooc:=['3 _ Russian'.N16]" office:value-type="float" office:value="2.625">
            <text:p>2,6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5">
            <text:p>25</text:p>
          </table:table-cell>
          <table:table-cell table:style-name="ce3"/>
          <table:table-cell table:style-name="ce3" table:formula="oooc:=IF([Покупатели.B34]&gt;0;1;0)+IF([Покупатели.D34]&gt;0;1;0)+IF([Покупатели.F34]&gt;0;1;0)+IF([Покупатели.H34]&gt;0;1;0)+IF([Покупатели.J34]&gt;0;1;0)+IF([Покупатели.L34]&gt;0;1;0)+IF([Покупатели.N34]&gt;0;1;0)+IF([Покупатели.P34]&gt;0;1;0)+IF([Покупатели.R34]&gt;0;1;0)+IF([Покупатели.T34]&gt;0;1;0)+IF([Покупатели.V34]&gt;0;1;0)" office:value-type="float" office:value="5">
            <text:p>5</text:p>
          </table:table-cell>
          <table:table-cell table:style-name="ce3" table:number-columns-repeated="2"/>
          <table:table-cell table:style-name="ce6" table:formula="oooc:=['3 _ Russian'.O26]" office:value-type="float" office:value="4">
            <text:p>4</text:p>
          </table:table-cell>
          <table:table-cell table:style-name="ce3" table:formula="oooc:=IF([Бонусы.B34]&gt;0;1;0)+IF([Бонусы.D34]&gt;0;1;0)+IF([Бонусы.F34]&gt;0;1;0)+IF([Бонусы.H34]&gt;0;1;0)+IF([Бонусы.J34]&gt;0;1;0)+IF([Бонусы.L34]&gt;0;1;0)+IF([Бонусы.N34]&gt;0;1;0)+IF([Бонусы.P34]&gt;0;1;0)+IF([Бонусы.R34]&gt;0;1;0)" office:value-type="float" office:value="1">
            <text:p>1</text:p>
          </table:table-cell>
          <table:table-cell table:style-name="ce6" table:formula="oooc:=['3 _ Russian'.O15]" office:value-type="float" office:value="4">
            <text:p>4</text:p>
          </table:table-cell>
          <table:table-cell table:style-name="ce3" table:formula="oooc:=IF(['3 _ Russian'.O3]&gt;0;1;0)+IF(['3 _ Russian'.O4]&gt;0;1;0)+IF(['3 _ Russian'.O5]&gt;0;1;0)+IF(['3 _ Russian'.O6]&gt;0;1;0)+IF(['3 _ Russian'.O7]&gt;0;1;0)" office:value-type="float" office:value="2">
            <text:p>2</text:p>
          </table:table-cell>
          <table:table-cell table:style-name="ce3" table:formula="oooc:=IF(['3 _ Russian'.O8]&gt;0;1;0)+IF(['3 _ Russian'.O9]&gt;0;1;0)+IF(['3 _ Russian'.O10]&gt;0;1;0)+IF(['3 _ Russian'.O11]&gt;0;1;0)" office:value-type="float" office:value="1">
            <text:p>1</text:p>
          </table:table-cell>
          <table:table-cell table:style-name="ce3" table:formula="oooc:=IF(['3 _ Russian'.O12]&gt;0;1;0)+IF(['3 _ Russian'.O13]&gt;0;1;0)+IF(['3 _ Russian'.O14]&gt;0;1;0)" office:value-type="float" office:value="1">
            <text:p>1</text:p>
          </table:table-cell>
          <table:table-cell table:style-name="ce6" table:formula="oooc:=['3 _ Russian'.O16]" office:value-type="float" office:value="2.66666666666667">
            <text:p>2,67</text:p>
          </table:table-cell>
          <table:table-cell table:style-name="ce3" table:number-columns-repeated="4"/>
          <table:table-cell table:style-name="ce7" office:value-type="string">
            <text:p>вегетарианки</text:p>
          </table:table-cell>
          <table:table-cell table:number-columns-repeated="235"/>
        </table:table-row>
        <table:table-row table:style-name="ro2">
          <table:table-cell office:value-type="float" office:value="26">
            <text:p>26</text:p>
          </table:table-cell>
          <table:table-cell table:style-name="ce3"/>
          <table:table-cell table:style-name="ce3" table:formula="oooc:=IF([Покупатели.B35]&gt;0;1;0)+IF([Покупатели.D35]&gt;0;1;0)+IF([Покупатели.F35]&gt;0;1;0)+IF([Покупатели.H35]&gt;0;1;0)+IF([Покупатели.J35]&gt;0;1;0)+IF([Покупатели.L35]&gt;0;1;0)+IF([Покупатели.N35]&gt;0;1;0)+IF([Покупатели.P35]&gt;0;1;0)+IF([Покупатели.R35]&gt;0;1;0)+IF([Покупатели.T35]&gt;0;1;0)+IF([Покупатели.V35]&gt;0;1;0)" office:value-type="float" office:value="6">
            <text:p>6</text:p>
          </table:table-cell>
          <table:table-cell table:style-name="ce3" table:number-columns-repeated="2"/>
          <table:table-cell table:style-name="ce6" table:formula="oooc:=['3 _ Russian'.P26]" office:value-type="float" office:value="5">
            <text:p>5</text:p>
          </table:table-cell>
          <table:table-cell table:style-name="ce3" table:formula="oooc:=IF([Бонусы.B35]&gt;0;1;0)+IF([Бонусы.D35]&gt;0;1;0)+IF([Бонусы.F35]&gt;0;1;0)+IF([Бонусы.H35]&gt;0;1;0)+IF([Бонусы.J35]&gt;0;1;0)+IF([Бонусы.L35]&gt;0;1;0)+IF([Бонусы.N35]&gt;0;1;0)+IF([Бонусы.P35]&gt;0;1;0)+IF([Бонусы.R35]&gt;0;1;0)" office:value-type="float" office:value="1">
            <text:p>1</text:p>
          </table:table-cell>
          <table:table-cell table:style-name="ce6" table:formula="oooc:=['3 _ Russian'.P15]" office:value-type="float" office:value="4">
            <text:p>4</text:p>
          </table:table-cell>
          <table:table-cell table:style-name="ce3" table:formula="oooc:=IF(['3 _ Russian'.P3]&gt;0;1;0)+IF(['3 _ Russian'.P4]&gt;0;1;0)+IF(['3 _ Russian'.P5]&gt;0;1;0)+IF(['3 _ Russian'.P6]&gt;0;1;0)+IF(['3 _ Russian'.P7]&gt;0;1;0)" office:value-type="float" office:value="2">
            <text:p>2</text:p>
          </table:table-cell>
          <table:table-cell table:style-name="ce3" table:formula="oooc:=IF(['3 _ Russian'.P8]&gt;0;1;0)+IF(['3 _ Russian'.P9]&gt;0;1;0)+IF(['3 _ Russian'.P10]&gt;0;1;0)+IF(['3 _ Russian'.P11]&gt;0;1;0)" office:value-type="float" office:value="1">
            <text:p>1</text:p>
          </table:table-cell>
          <table:table-cell table:style-name="ce3" table:formula="oooc:=IF(['3 _ Russian'.P12]&gt;0;1;0)+IF(['3 _ Russian'.P13]&gt;0;1;0)+IF(['3 _ Russian'.P14]&gt;0;1;0)" office:value-type="float" office:value="1">
            <text:p>1</text:p>
          </table:table-cell>
          <table:table-cell table:style-name="ce6" table:formula="oooc:=['3 _ Russian'.P16]" office:value-type="float" office:value="2.75">
            <text:p>2,7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7">
            <text:p>27</text:p>
          </table:table-cell>
          <table:table-cell table:style-name="ce3"/>
          <table:table-cell table:style-name="ce3" table:formula="oooc:=IF([Покупатели.B36]&gt;0;1;0)+IF([Покупатели.D36]&gt;0;1;0)+IF([Покупатели.F36]&gt;0;1;0)+IF([Покупатели.H36]&gt;0;1;0)+IF([Покупатели.J36]&gt;0;1;0)+IF([Покупатели.L36]&gt;0;1;0)+IF([Покупатели.N36]&gt;0;1;0)+IF([Покупатели.P36]&gt;0;1;0)+IF([Покупатели.R36]&gt;0;1;0)+IF([Покупатели.T36]&gt;0;1;0)+IF([Покупатели.V36]&gt;0;1;0)" office:value-type="float" office:value="5">
            <text:p>5</text:p>
          </table:table-cell>
          <table:table-cell table:style-name="ce3" table:number-columns-repeated="2"/>
          <table:table-cell table:style-name="ce6" table:formula="oooc:=['3 _ Russian'.Q26]" office:value-type="float" office:value="5">
            <text:p>5</text:p>
          </table:table-cell>
          <table:table-cell table:style-name="ce3" table:formula="oooc:=IF([Бонусы.B36]&gt;0;1;0)+IF([Бонусы.D36]&gt;0;1;0)+IF([Бонусы.F36]&gt;0;1;0)+IF([Бонусы.H36]&gt;0;1;0)+IF([Бонусы.J36]&gt;0;1;0)+IF([Бонусы.L36]&gt;0;1;0)+IF([Бонусы.N36]&gt;0;1;0)+IF([Бонусы.P36]&gt;0;1;0)+IF([Бонусы.R36]&gt;0;1;0)" office:value-type="float" office:value="1">
            <text:p>1</text:p>
          </table:table-cell>
          <table:table-cell table:style-name="ce6" table:formula="oooc:=['3 _ Russian'.Q15]" office:value-type="float" office:value="4">
            <text:p>4</text:p>
          </table:table-cell>
          <table:table-cell table:style-name="ce3" table:formula="oooc:=IF(['3 _ Russian'.Q3]&gt;0;1;0)+IF(['3 _ Russian'.Q4]&gt;0;1;0)+IF(['3 _ Russian'.Q5]&gt;0;1;0)+IF(['3 _ Russian'.Q6]&gt;0;1;0)+IF(['3 _ Russian'.Q7]&gt;0;1;0)" office:value-type="float" office:value="2">
            <text:p>2</text:p>
          </table:table-cell>
          <table:table-cell table:style-name="ce3" table:formula="oooc:=IF(['3 _ Russian'.Q8]&gt;0;1;0)+IF(['3 _ Russian'.Q9]&gt;0;1;0)+IF(['3 _ Russian'.Q10]&gt;0;1;0)+IF(['3 _ Russian'.Q11]&gt;0;1;0)" office:value-type="float" office:value="1">
            <text:p>1</text:p>
          </table:table-cell>
          <table:table-cell table:style-name="ce3" table:formula="oooc:=IF(['3 _ Russian'.Q12]&gt;0;1;0)+IF(['3 _ Russian'.Q13]&gt;0;1;0)+IF(['3 _ Russian'.Q14]&gt;0;1;0)" office:value-type="float" office:value="1">
            <text:p>1</text:p>
          </table:table-cell>
          <table:table-cell table:style-name="ce6" table:formula="oooc:=['3 _ Russian'.Q16]" office:value-type="float" office:value="2.75">
            <text:p>2,7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8">
            <text:p>28</text:p>
          </table:table-cell>
          <table:table-cell table:style-name="ce3"/>
          <table:table-cell table:style-name="ce3" table:formula="oooc:=IF([Покупатели.B37]&gt;0;1;0)+IF([Покупатели.D37]&gt;0;1;0)+IF([Покупатели.F37]&gt;0;1;0)+IF([Покупатели.H37]&gt;0;1;0)+IF([Покупатели.J37]&gt;0;1;0)+IF([Покупатели.L37]&gt;0;1;0)+IF([Покупатели.N37]&gt;0;1;0)+IF([Покупатели.P37]&gt;0;1;0)+IF([Покупатели.R37]&gt;0;1;0)+IF([Покупатели.T37]&gt;0;1;0)+IF([Покупатели.V37]&gt;0;1;0)" office:value-type="float" office:value="4">
            <text:p>4</text:p>
          </table:table-cell>
          <table:table-cell table:style-name="ce3" table:number-columns-repeated="2"/>
          <table:table-cell table:style-name="ce6" table:formula="oooc:=['3 _ Russian'.R26]" office:value-type="float" office:value="5">
            <text:p>5</text:p>
          </table:table-cell>
          <table:table-cell table:style-name="ce3" table:formula="oooc:=IF([Бонусы.B37]&gt;0;1;0)+IF([Бонусы.D37]&gt;0;1;0)+IF([Бонусы.F37]&gt;0;1;0)+IF([Бонусы.H37]&gt;0;1;0)+IF([Бонусы.J37]&gt;0;1;0)+IF([Бонусы.L37]&gt;0;1;0)+IF([Бонусы.N37]&gt;0;1;0)+IF([Бонусы.P37]&gt;0;1;0)+IF([Бонусы.R37]&gt;0;1;0)" office:value-type="float" office:value="1">
            <text:p>1</text:p>
          </table:table-cell>
          <table:table-cell table:style-name="ce6" table:formula="oooc:=['3 _ Russian'.R15]" office:value-type="float" office:value="5">
            <text:p>5</text:p>
          </table:table-cell>
          <table:table-cell table:style-name="ce3" table:formula="oooc:=IF(['3 _ Russian'.R3]&gt;0;1;0)+IF(['3 _ Russian'.R4]&gt;0;1;0)+IF(['3 _ Russian'.R5]&gt;0;1;0)+IF(['3 _ Russian'.R6]&gt;0;1;0)+IF(['3 _ Russian'.R7]&gt;0;1;0)" office:value-type="float" office:value="2">
            <text:p>2</text:p>
          </table:table-cell>
          <table:table-cell table:style-name="ce3" table:formula="oooc:=IF(['3 _ Russian'.R8]&gt;0;1;0)+IF(['3 _ Russian'.R9]&gt;0;1;0)+IF(['3 _ Russian'.R10]&gt;0;1;0)+IF(['3 _ Russian'.R11]&gt;0;1;0)" office:value-type="float" office:value="2">
            <text:p>2</text:p>
          </table:table-cell>
          <table:table-cell table:style-name="ce3" table:formula="oooc:=IF(['3 _ Russian'.R12]&gt;0;1;0)+IF(['3 _ Russian'.R13]&gt;0;1;0)+IF(['3 _ Russian'.R14]&gt;0;1;0)" office:value-type="float" office:value="1">
            <text:p>1</text:p>
          </table:table-cell>
          <table:table-cell table:style-name="ce6" table:formula="oooc:=['3 _ Russian'.R16]" office:value-type="float" office:value="2.8">
            <text:p>2,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29">
            <text:p>29</text:p>
          </table:table-cell>
          <table:table-cell table:style-name="ce3"/>
          <table:table-cell table:style-name="ce3" table:formula="oooc:=IF([Покупатели.B38]&gt;0;1;0)+IF([Покупатели.D38]&gt;0;1;0)+IF([Покупатели.F38]&gt;0;1;0)+IF([Покупатели.H38]&gt;0;1;0)+IF([Покупатели.J38]&gt;0;1;0)+IF([Покупатели.L38]&gt;0;1;0)+IF([Покупатели.N38]&gt;0;1;0)+IF([Покупатели.P38]&gt;0;1;0)+IF([Покупатели.R38]&gt;0;1;0)+IF([Покупатели.T38]&gt;0;1;0)+IF([Покупатели.V38]&gt;0;1;0)" office:value-type="float" office:value="5">
            <text:p>5</text:p>
          </table:table-cell>
          <table:table-cell table:style-name="ce3" table:number-columns-repeated="2"/>
          <table:table-cell table:style-name="ce6" table:formula="oooc:=['3 _ Russian'.S26]" office:value-type="float" office:value="6">
            <text:p>6</text:p>
          </table:table-cell>
          <table:table-cell table:style-name="ce3" table:formula="oooc:=IF([Бонусы.B38]&gt;0;1;0)+IF([Бонусы.D38]&gt;0;1;0)+IF([Бонусы.F38]&gt;0;1;0)+IF([Бонусы.H38]&gt;0;1;0)+IF([Бонусы.J38]&gt;0;1;0)+IF([Бонусы.L38]&gt;0;1;0)+IF([Бонусы.N38]&gt;0;1;0)+IF([Бонусы.P38]&gt;0;1;0)+IF([Бонусы.R38]&gt;0;1;0)" office:value-type="float" office:value="1">
            <text:p>1</text:p>
          </table:table-cell>
          <table:table-cell table:style-name="ce6" table:formula="oooc:=['3 _ Russian'.S15]" office:value-type="float" office:value="5">
            <text:p>5</text:p>
          </table:table-cell>
          <table:table-cell table:style-name="ce3" table:formula="oooc:=IF(['3 _ Russian'.S3]&gt;0;1;0)+IF(['3 _ Russian'.S4]&gt;0;1;0)+IF(['3 _ Russian'.S5]&gt;0;1;0)+IF(['3 _ Russian'.S6]&gt;0;1;0)+IF(['3 _ Russian'.S7]&gt;0;1;0)" office:value-type="float" office:value="2">
            <text:p>2</text:p>
          </table:table-cell>
          <table:table-cell table:style-name="ce3" table:formula="oooc:=IF(['3 _ Russian'.S8]&gt;0;1;0)+IF(['3 _ Russian'.S9]&gt;0;1;0)+IF(['3 _ Russian'.S10]&gt;0;1;0)+IF(['3 _ Russian'.S11]&gt;0;1;0)" office:value-type="float" office:value="2">
            <text:p>2</text:p>
          </table:table-cell>
          <table:table-cell table:style-name="ce3" table:formula="oooc:=IF(['3 _ Russian'.S12]&gt;0;1;0)+IF(['3 _ Russian'.S13]&gt;0;1;0)+IF(['3 _ Russian'.S14]&gt;0;1;0)" office:value-type="float" office:value="1">
            <text:p>1</text:p>
          </table:table-cell>
          <table:table-cell table:style-name="ce6" table:formula="oooc:=['3 _ Russian'.S16]" office:value-type="float" office:value="2.875">
            <text:p>2,8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0">
            <text:p>30</text:p>
          </table:table-cell>
          <table:table-cell table:style-name="ce3"/>
          <table:table-cell table:style-name="ce3" table:formula="oooc:=IF([Покупатели.B39]&gt;0;1;0)+IF([Покупатели.D39]&gt;0;1;0)+IF([Покупатели.F39]&gt;0;1;0)+IF([Покупатели.H39]&gt;0;1;0)+IF([Покупатели.J39]&gt;0;1;0)+IF([Покупатели.L39]&gt;0;1;0)+IF([Покупатели.N39]&gt;0;1;0)+IF([Покупатели.P39]&gt;0;1;0)+IF([Покупатели.R39]&gt;0;1;0)+IF([Покупатели.T39]&gt;0;1;0)+IF([Покупатели.V39]&gt;0;1;0)" office:value-type="float" office:value="6">
            <text:p>6</text:p>
          </table:table-cell>
          <table:table-cell table:style-name="ce3" table:number-columns-repeated="2"/>
          <table:table-cell table:style-name="ce6" table:formula="oooc:=['3 _ Russian'.T26]" office:value-type="float" office:value="6">
            <text:p>6</text:p>
          </table:table-cell>
          <table:table-cell table:style-name="ce3" table:formula="oooc:=IF([Бонусы.B39]&gt;0;1;0)+IF([Бонусы.D39]&gt;0;1;0)+IF([Бонусы.F39]&gt;0;1;0)+IF([Бонусы.H39]&gt;0;1;0)+IF([Бонусы.J39]&gt;0;1;0)+IF([Бонусы.L39]&gt;0;1;0)+IF([Бонусы.N39]&gt;0;1;0)+IF([Бонусы.P39]&gt;0;1;0)+IF([Бонусы.R39]&gt;0;1;0)" office:value-type="float" office:value="1">
            <text:p>1</text:p>
          </table:table-cell>
          <table:table-cell table:style-name="ce6" table:formula="oooc:=['3 _ Russian'.T15]" office:value-type="float" office:value="6">
            <text:p>6</text:p>
          </table:table-cell>
          <table:table-cell table:style-name="ce3" table:formula="oooc:=IF(['3 _ Russian'.T3]&gt;0;1;0)+IF(['3 _ Russian'.T4]&gt;0;1;0)+IF(['3 _ Russian'.T5]&gt;0;1;0)+IF(['3 _ Russian'.T6]&gt;0;1;0)+IF(['3 _ Russian'.T7]&gt;0;1;0)" office:value-type="float" office:value="2">
            <text:p>2</text:p>
          </table:table-cell>
          <table:table-cell table:style-name="ce3" table:formula="oooc:=IF(['3 _ Russian'.T8]&gt;0;1;0)+IF(['3 _ Russian'.T9]&gt;0;1;0)+IF(['3 _ Russian'.T10]&gt;0;1;0)+IF(['3 _ Russian'.T11]&gt;0;1;0)" office:value-type="float" office:value="1">
            <text:p>1</text:p>
          </table:table-cell>
          <table:table-cell table:style-name="ce3" table:formula="oooc:=IF(['3 _ Russian'.T12]&gt;0;1;0)+IF(['3 _ Russian'.T13]&gt;0;1;0)+IF(['3 _ Russian'.T14]&gt;0;1;0)" office:value-type="float" office:value="3">
            <text:p>3</text:p>
          </table:table-cell>
          <table:table-cell table:style-name="ce6" table:formula="oooc:=['3 _ Russian'.T16]" office:value-type="float" office:value="3">
            <text:p>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Япония</text:p>
          </table:table-cell>
          <table:table-cell table:style-name="ce5" table:number-columns-repeated="251"/>
        </table:table-row>
        <table:table-row table:style-name="ro2">
          <table:table-cell office:value-type="float" office:value="31">
            <text:p>31</text:p>
          </table:table-cell>
          <table:table-cell table:style-name="ce3"/>
          <table:table-cell table:style-name="ce3" table:formula="oooc:=IF([Покупатели.B42]&gt;0;1;0)+IF([Покупатели.D42]&gt;0;1;0)+IF([Покупатели.F42]&gt;0;1;0)+IF([Покупатели.H42]&gt;0;1;0)+IF([Покупатели.J42]&gt;0;1;0)+IF([Покупатели.L42]&gt;0;1;0)+IF([Покупатели.N42]&gt;0;1;0)+IF([Покупатели.P42]&gt;0;1;0)+IF([Покупатели.R42]&gt;0;1;0)+IF([Покупатели.T42]&gt;0;1;0)+IF([Покупатели.V42]&gt;0;1;0)" office:value-type="float" office:value="2">
            <text:p>2</text:p>
          </table:table-cell>
          <table:table-cell table:style-name="ce3" table:number-columns-repeated="2"/>
          <table:table-cell table:style-name="ce6" table:formula="oooc:=['4 _ Japanese'.K26]" office:value-type="float" office:value="4">
            <text:p>4</text:p>
          </table:table-cell>
          <table:table-cell table:style-name="ce3" table:formula="oooc:=IF([Бонусы.B42]&gt;0;1;0)+IF([Бонусы.D42]&gt;0;1;0)+IF([Бонусы.F42]&gt;0;1;0)+IF([Бонусы.H42]&gt;0;1;0)+IF([Бонусы.J42]&gt;0;1;0)+IF([Бонусы.L42]&gt;0;1;0)+IF([Бонусы.N42]&gt;0;1;0)+IF([Бонусы.P42]&gt;0;1;0)+IF([Бонусы.R42]&gt;0;1;0)" office:value-type="float" office:value="1">
            <text:p>1</text:p>
          </table:table-cell>
          <table:table-cell table:style-name="ce6" table:formula="oooc:=['4 _ Japanese'.K15]" office:value-type="float" office:value="2">
            <text:p>2</text:p>
          </table:table-cell>
          <table:table-cell table:style-name="ce3" table:formula="oooc:=IF(['4 _ Japanese'.K3]&gt;0;1;0)+IF(['4 _ Japanese'.K4]&gt;0;1;0)+IF(['4 _ Japanese'.K5]&gt;0;1;0)+IF(['4 _ Japanese'.K6]&gt;0;1;0)" office:value-type="float" office:value="1">
            <text:p>1</text:p>
          </table:table-cell>
          <table:table-cell table:style-name="ce3" table:formula="oooc:=IF(['4 _ Japanese'.K7]&gt;0;1;0)+IF(['4 _ Japanese'.K8]&gt;0;1;0)+IF(['4 _ Japanese'.K9]&gt;0;1;0)+IF(['4 _ Japanese'.K10]&gt;0;1;0)+IF(['4 _ Japanese'.K11]&gt;0;1;0)" office:value-type="float" office:value="1">
            <text:p>1</text:p>
          </table:table-cell>
          <table:table-cell table:style-name="ce3" table:formula="oooc:=IF(['4 _ Japanese'.K12]&gt;0;1;0)+IF(['4 _ Japanese'.K13]&gt;0;1;0)+IF(['4 _ Japanese'.K14]&gt;0;1;0)" office:value-type="float" office:value="0">
            <text:p>0</text:p>
          </table:table-cell>
          <table:table-cell table:style-name="ce6" table:formula="oooc:=['4 _ Japanese'.K16]" office:value-type="float" office:value="2.4">
            <text:p>2,4</text:p>
          </table:table-cell>
          <table:table-cell table:style-name="ce3" table:number-columns-repeated="4"/>
          <table:table-cell table:style-name="ce7" office:value-type="string">
            <text:p>яп туристы</text:p>
          </table:table-cell>
          <table:table-cell table:number-columns-repeated="235"/>
        </table:table-row>
        <table:table-row table:style-name="ro2">
          <table:table-cell office:value-type="float" office:value="32">
            <text:p>32</text:p>
          </table:table-cell>
          <table:table-cell table:style-name="ce3"/>
          <table:table-cell table:style-name="ce3" table:formula="oooc:=IF([Покупатели.B43]&gt;0;1;0)+IF([Покупатели.D43]&gt;0;1;0)+IF([Покупатели.F43]&gt;0;1;0)+IF([Покупатели.H43]&gt;0;1;0)+IF([Покупатели.J43]&gt;0;1;0)+IF([Покупатели.L43]&gt;0;1;0)+IF([Покупатели.N43]&gt;0;1;0)+IF([Покупатели.P43]&gt;0;1;0)+IF([Покупатели.R43]&gt;0;1;0)+IF([Покупатели.T43]&gt;0;1;0)+IF([Покупатели.V43]&gt;0;1;0)" office:value-type="float" office:value="4">
            <text:p>4</text:p>
          </table:table-cell>
          <table:table-cell table:style-name="ce3" table:number-columns-repeated="2"/>
          <table:table-cell table:style-name="ce6" table:formula="oooc:=['4 _ Japanese'.L26]" office:value-type="float" office:value="4">
            <text:p>4</text:p>
          </table:table-cell>
          <table:table-cell table:style-name="ce3" table:formula="oooc:=IF([Бонусы.B43]&gt;0;1;0)+IF([Бонусы.D43]&gt;0;1;0)+IF([Бонусы.F43]&gt;0;1;0)+IF([Бонусы.H43]&gt;0;1;0)+IF([Бонусы.J43]&gt;0;1;0)+IF([Бонусы.L43]&gt;0;1;0)+IF([Бонусы.N43]&gt;0;1;0)+IF([Бонусы.P43]&gt;0;1;0)+IF([Бонусы.R43]&gt;0;1;0)" office:value-type="float" office:value="1">
            <text:p>1</text:p>
          </table:table-cell>
          <table:table-cell table:style-name="ce6" table:formula="oooc:=['4 _ Japanese'.L15]" office:value-type="float" office:value="3">
            <text:p>3</text:p>
          </table:table-cell>
          <table:table-cell table:style-name="ce3" table:formula="oooc:=IF(['4 _ Japanese'.L3]&gt;0;1;0)+IF(['4 _ Japanese'.L4]&gt;0;1;0)+IF(['4 _ Japanese'.L5]&gt;0;1;0)+IF(['4 _ Japanese'.L6]&gt;0;1;0)" office:value-type="float" office:value="1">
            <text:p>1</text:p>
          </table:table-cell>
          <table:table-cell table:style-name="ce3" table:formula="oooc:=IF(['4 _ Japanese'.L7]&gt;0;1;0)+IF(['4 _ Japanese'.L8]&gt;0;1;0)+IF(['4 _ Japanese'.L9]&gt;0;1;0)+IF(['4 _ Japanese'.L10]&gt;0;1;0)+IF(['4 _ Japanese'.L11]&gt;0;1;0)" office:value-type="float" office:value="2">
            <text:p>2</text:p>
          </table:table-cell>
          <table:table-cell table:style-name="ce3" table:formula="oooc:=IF(['4 _ Japanese'.L12]&gt;0;1;0)+IF(['4 _ Japanese'.L13]&gt;0;1;0)+IF(['4 _ Japanese'.L14]&gt;0;1;0)" office:value-type="float" office:value="0">
            <text:p>0</text:p>
          </table:table-cell>
          <table:table-cell table:style-name="ce6" table:formula="oooc:=['4 _ Japanese'.L16]" office:value-type="float" office:value="2.5">
            <text:p>2,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3">
            <text:p>33</text:p>
          </table:table-cell>
          <table:table-cell table:style-name="ce3"/>
          <table:table-cell table:style-name="ce3" table:formula="oooc:=IF([Покупатели.B44]&gt;0;1;0)+IF([Покупатели.D44]&gt;0;1;0)+IF([Покупатели.F44]&gt;0;1;0)+IF([Покупатели.H44]&gt;0;1;0)+IF([Покупатели.J44]&gt;0;1;0)+IF([Покупатели.L44]&gt;0;1;0)+IF([Покупатели.N44]&gt;0;1;0)+IF([Покупатели.P44]&gt;0;1;0)+IF([Покупатели.R44]&gt;0;1;0)+IF([Покупатели.T44]&gt;0;1;0)+IF([Покупатели.V44]&gt;0;1;0)" office:value-type="float" office:value="4">
            <text:p>4</text:p>
          </table:table-cell>
          <table:table-cell table:style-name="ce3" table:number-columns-repeated="2"/>
          <table:table-cell table:style-name="ce6" table:formula="oooc:=['4 _ Japanese'.M26]" office:value-type="float" office:value="4">
            <text:p>4</text:p>
          </table:table-cell>
          <table:table-cell table:style-name="ce3" table:formula="oooc:=IF([Бонусы.B44]&gt;0;1;0)+IF([Бонусы.D44]&gt;0;1;0)+IF([Бонусы.F44]&gt;0;1;0)+IF([Бонусы.H44]&gt;0;1;0)+IF([Бонусы.J44]&gt;0;1;0)+IF([Бонусы.L44]&gt;0;1;0)+IF([Бонусы.N44]&gt;0;1;0)+IF([Бонусы.P44]&gt;0;1;0)+IF([Бонусы.R44]&gt;0;1;0)" office:value-type="float" office:value="1">
            <text:p>1</text:p>
          </table:table-cell>
          <table:table-cell table:style-name="ce6" table:formula="oooc:=['4 _ Japanese'.M15]" office:value-type="float" office:value="3">
            <text:p>3</text:p>
          </table:table-cell>
          <table:table-cell table:style-name="ce3" table:formula="oooc:=IF(['4 _ Japanese'.M3]&gt;0;1;0)+IF(['4 _ Japanese'.M4]&gt;0;1;0)+IF(['4 _ Japanese'.M5]&gt;0;1;0)+IF(['4 _ Japanese'.M6]&gt;0;1;0)" office:value-type="float" office:value="1">
            <text:p>1</text:p>
          </table:table-cell>
          <table:table-cell table:style-name="ce3" table:formula="oooc:=IF(['4 _ Japanese'.M7]&gt;0;1;0)+IF(['4 _ Japanese'.M8]&gt;0;1;0)+IF(['4 _ Japanese'.M9]&gt;0;1;0)+IF(['4 _ Japanese'.M10]&gt;0;1;0)+IF(['4 _ Japanese'.M11]&gt;0;1;0)" office:value-type="float" office:value="1">
            <text:p>1</text:p>
          </table:table-cell>
          <table:table-cell table:style-name="ce3" table:formula="oooc:=IF(['4 _ Japanese'.M12]&gt;0;1;0)+IF(['4 _ Japanese'.M13]&gt;0;1;0)+IF(['4 _ Japanese'.M14]&gt;0;1;0)" office:value-type="float" office:value="1">
            <text:p>1</text:p>
          </table:table-cell>
          <table:table-cell table:style-name="ce6" table:formula="oooc:=['4 _ Japanese'.M16]" office:value-type="float" office:value="2.625">
            <text:p>2,6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4">
            <text:p>34</text:p>
          </table:table-cell>
          <table:table-cell table:style-name="ce3"/>
          <table:table-cell table:style-name="ce3" table:formula="oooc:=IF([Покупатели.B45]&gt;0;1;0)+IF([Покупатели.D45]&gt;0;1;0)+IF([Покупатели.F45]&gt;0;1;0)+IF([Покупатели.H45]&gt;0;1;0)+IF([Покупатели.J45]&gt;0;1;0)+IF([Покупатели.L45]&gt;0;1;0)+IF([Покупатели.N45]&gt;0;1;0)+IF([Покупатели.P45]&gt;0;1;0)+IF([Покупатели.R45]&gt;0;1;0)+IF([Покупатели.T45]&gt;0;1;0)+IF([Покупатели.V45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N26]" office:value-type="float" office:value="5">
            <text:p>5</text:p>
          </table:table-cell>
          <table:table-cell table:style-name="ce3" table:formula="oooc:=IF([Бонусы.B45]&gt;0;1;0)+IF([Бонусы.D45]&gt;0;1;0)+IF([Бонусы.F45]&gt;0;1;0)+IF([Бонусы.H45]&gt;0;1;0)+IF([Бонусы.J45]&gt;0;1;0)+IF([Бонусы.L45]&gt;0;1;0)+IF([Бонусы.N45]&gt;0;1;0)+IF([Бонусы.P45]&gt;0;1;0)+IF([Бонусы.R45]&gt;0;1;0)" office:value-type="float" office:value="1">
            <text:p>1</text:p>
          </table:table-cell>
          <table:table-cell table:style-name="ce6" table:formula="oooc:=['4 _ Japanese'.N15]" office:value-type="float" office:value="4">
            <text:p>4</text:p>
          </table:table-cell>
          <table:table-cell table:style-name="ce3" table:formula="oooc:=IF(['4 _ Japanese'.N3]&gt;0;1;0)+IF(['4 _ Japanese'.N4]&gt;0;1;0)+IF(['4 _ Japanese'.N5]&gt;0;1;0)+IF(['4 _ Japanese'.N6]&gt;0;1;0)" office:value-type="float" office:value="2">
            <text:p>2</text:p>
          </table:table-cell>
          <table:table-cell table:style-name="ce3" table:formula="oooc:=IF(['4 _ Japanese'.N7]&gt;0;1;0)+IF(['4 _ Japanese'.N8]&gt;0;1;0)+IF(['4 _ Japanese'.N9]&gt;0;1;0)+IF(['4 _ Japanese'.N10]&gt;0;1;0)+IF(['4 _ Japanese'.N11]&gt;0;1;0)" office:value-type="float" office:value="1">
            <text:p>1</text:p>
          </table:table-cell>
          <table:table-cell table:style-name="ce3" table:formula="oooc:=IF(['4 _ Japanese'.N12]&gt;0;1;0)+IF(['4 _ Japanese'.N13]&gt;0;1;0)+IF(['4 _ Japanese'.N14]&gt;0;1;0)" office:value-type="float" office:value="1">
            <text:p>1</text:p>
          </table:table-cell>
          <table:table-cell table:style-name="ce6" table:formula="oooc:=['4 _ Japanese'.N16]" office:value-type="float" office:value="2.625">
            <text:p>2,6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5">
            <text:p>35</text:p>
          </table:table-cell>
          <table:table-cell table:style-name="ce3"/>
          <table:table-cell table:style-name="ce3" table:formula="oooc:=IF([Покупатели.B46]&gt;0;1;0)+IF([Покупатели.D46]&gt;0;1;0)+IF([Покупатели.F46]&gt;0;1;0)+IF([Покупатели.H46]&gt;0;1;0)+IF([Покупатели.J46]&gt;0;1;0)+IF([Покупатели.L46]&gt;0;1;0)+IF([Покупатели.N46]&gt;0;1;0)+IF([Покупатели.P46]&gt;0;1;0)+IF([Покупатели.R46]&gt;0;1;0)+IF([Покупатели.T46]&gt;0;1;0)+IF([Покупатели.V46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O26]" office:value-type="float" office:value="5">
            <text:p>5</text:p>
          </table:table-cell>
          <table:table-cell table:style-name="ce3" table:formula="oooc:=IF([Бонусы.B46]&gt;0;1;0)+IF([Бонусы.D46]&gt;0;1;0)+IF([Бонусы.F46]&gt;0;1;0)+IF([Бонусы.H46]&gt;0;1;0)+IF([Бонусы.J46]&gt;0;1;0)+IF([Бонусы.L46]&gt;0;1;0)+IF([Бонусы.N46]&gt;0;1;0)+IF([Бонусы.P46]&gt;0;1;0)+IF([Бонусы.R46]&gt;0;1;0)" office:value-type="float" office:value="1">
            <text:p>1</text:p>
          </table:table-cell>
          <table:table-cell table:style-name="ce6" table:formula="oooc:=['4 _ Japanese'.O15]" office:value-type="float" office:value="4">
            <text:p>4</text:p>
          </table:table-cell>
          <table:table-cell table:style-name="ce3" table:formula="oooc:=IF(['4 _ Japanese'.O3]&gt;0;1;0)+IF(['4 _ Japanese'.O4]&gt;0;1;0)+IF(['4 _ Japanese'.O5]&gt;0;1;0)+IF(['4 _ Japanese'.O6]&gt;0;1;0)" office:value-type="float" office:value="1">
            <text:p>1</text:p>
          </table:table-cell>
          <table:table-cell table:style-name="ce3" table:formula="oooc:=IF(['4 _ Japanese'.O7]&gt;0;1;0)+IF(['4 _ Japanese'.O8]&gt;0;1;0)+IF(['4 _ Japanese'.O9]&gt;0;1;0)+IF(['4 _ Japanese'.O10]&gt;0;1;0)+IF(['4 _ Japanese'.O11]&gt;0;1;0)" office:value-type="float" office:value="2">
            <text:p>2</text:p>
          </table:table-cell>
          <table:table-cell table:style-name="ce3" table:formula="oooc:=IF(['4 _ Japanese'.O12]&gt;0;1;0)+IF(['4 _ Japanese'.O13]&gt;0;1;0)+IF(['4 _ Japanese'.O14]&gt;0;1;0)" office:value-type="float" office:value="1">
            <text:p>1</text:p>
          </table:table-cell>
          <table:table-cell table:style-name="ce6" table:formula="oooc:=['4 _ Japanese'.O16]" office:value-type="float" office:value="2.75">
            <text:p>2,7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6">
            <text:p>36</text:p>
          </table:table-cell>
          <table:table-cell table:style-name="ce3"/>
          <table:table-cell table:style-name="ce3" table:formula="oooc:=IF([Покупатели.B47]&gt;0;1;0)+IF([Покупатели.D47]&gt;0;1;0)+IF([Покупатели.F47]&gt;0;1;0)+IF([Покупатели.H47]&gt;0;1;0)+IF([Покупатели.J47]&gt;0;1;0)+IF([Покупатели.L47]&gt;0;1;0)+IF([Покупатели.N47]&gt;0;1;0)+IF([Покупатели.P47]&gt;0;1;0)+IF([Покупатели.R47]&gt;0;1;0)+IF([Покупатели.T47]&gt;0;1;0)+IF([Покупатели.V47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P26]" office:value-type="float" office:value="4">
            <text:p>4</text:p>
          </table:table-cell>
          <table:table-cell table:style-name="ce3" table:formula="oooc:=IF([Бонусы.B47]&gt;0;1;0)+IF([Бонусы.D47]&gt;0;1;0)+IF([Бонусы.F47]&gt;0;1;0)+IF([Бонусы.H47]&gt;0;1;0)+IF([Бонусы.J47]&gt;0;1;0)+IF([Бонусы.L47]&gt;0;1;0)+IF([Бонусы.N47]&gt;0;1;0)+IF([Бонусы.P47]&gt;0;1;0)+IF([Бонусы.R47]&gt;0;1;0)" office:value-type="float" office:value="1">
            <text:p>1</text:p>
          </table:table-cell>
          <table:table-cell table:style-name="ce6" table:formula="oooc:=['4 _ Japanese'.P15]" office:value-type="float" office:value="5">
            <text:p>5</text:p>
          </table:table-cell>
          <table:table-cell table:style-name="ce3" table:formula="oooc:=IF(['4 _ Japanese'.P3]&gt;0;1;0)+IF(['4 _ Japanese'.P4]&gt;0;1;0)+IF(['4 _ Japanese'.P5]&gt;0;1;0)+IF(['4 _ Japanese'.P6]&gt;0;1;0)" office:value-type="float" office:value="2">
            <text:p>2</text:p>
          </table:table-cell>
          <table:table-cell table:style-name="ce3" table:formula="oooc:=IF(['4 _ Japanese'.P7]&gt;0;1;0)+IF(['4 _ Japanese'.P8]&gt;0;1;0)+IF(['4 _ Japanese'.P9]&gt;0;1;0)+IF(['4 _ Japanese'.P10]&gt;0;1;0)+IF(['4 _ Japanese'.P11]&gt;0;1;0)" office:value-type="float" office:value="3">
            <text:p>3</text:p>
          </table:table-cell>
          <table:table-cell table:style-name="ce3" table:formula="oooc:=IF(['4 _ Japanese'.P12]&gt;0;1;0)+IF(['4 _ Japanese'.P13]&gt;0;1;0)+IF(['4 _ Japanese'.P14]&gt;0;1;0)" office:value-type="float" office:value="0">
            <text:p>0</text:p>
          </table:table-cell>
          <table:table-cell table:style-name="ce6" table:formula="oooc:=['4 _ Japanese'.P16]" office:value-type="float" office:value="2.61538461538462">
            <text:p>2,62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7">
            <text:p>37</text:p>
          </table:table-cell>
          <table:table-cell table:style-name="ce3"/>
          <table:table-cell table:style-name="ce3" table:formula="oooc:=IF([Покупатели.B48]&gt;0;1;0)+IF([Покупатели.D48]&gt;0;1;0)+IF([Покупатели.F48]&gt;0;1;0)+IF([Покупатели.H48]&gt;0;1;0)+IF([Покупатели.J48]&gt;0;1;0)+IF([Покупатели.L48]&gt;0;1;0)+IF([Покупатели.N48]&gt;0;1;0)+IF([Покупатели.P48]&gt;0;1;0)+IF([Покупатели.R48]&gt;0;1;0)+IF([Покупатели.T48]&gt;0;1;0)+IF([Покупатели.V48]&gt;0;1;0)" office:value-type="float" office:value="4">
            <text:p>4</text:p>
          </table:table-cell>
          <table:table-cell table:style-name="ce3" table:number-columns-repeated="2"/>
          <table:table-cell table:style-name="ce6" table:formula="oooc:=['4 _ Japanese'.Q26]" office:value-type="float" office:value="5">
            <text:p>5</text:p>
          </table:table-cell>
          <table:table-cell table:style-name="ce3" table:formula="oooc:=IF([Бонусы.B48]&gt;0;1;0)+IF([Бонусы.D48]&gt;0;1;0)+IF([Бонусы.F48]&gt;0;1;0)+IF([Бонусы.H48]&gt;0;1;0)+IF([Бонусы.J48]&gt;0;1;0)+IF([Бонусы.L48]&gt;0;1;0)+IF([Бонусы.N48]&gt;0;1;0)+IF([Бонусы.P48]&gt;0;1;0)+IF([Бонусы.R48]&gt;0;1;0)" office:value-type="float" office:value="1">
            <text:p>1</text:p>
          </table:table-cell>
          <table:table-cell table:style-name="ce6" table:formula="oooc:=['4 _ Japanese'.Q15]" office:value-type="float" office:value="5">
            <text:p>5</text:p>
          </table:table-cell>
          <table:table-cell table:style-name="ce3" table:formula="oooc:=IF(['4 _ Japanese'.Q3]&gt;0;1;0)+IF(['4 _ Japanese'.Q4]&gt;0;1;0)+IF(['4 _ Japanese'.Q5]&gt;0;1;0)+IF(['4 _ Japanese'.Q6]&gt;0;1;0)" office:value-type="float" office:value="3">
            <text:p>3</text:p>
          </table:table-cell>
          <table:table-cell table:style-name="ce3" table:formula="oooc:=IF(['4 _ Japanese'.Q7]&gt;0;1;0)+IF(['4 _ Japanese'.Q8]&gt;0;1;0)+IF(['4 _ Japanese'.Q9]&gt;0;1;0)+IF(['4 _ Japanese'.Q10]&gt;0;1;0)+IF(['4 _ Japanese'.Q11]&gt;0;1;0)" office:value-type="float" office:value="1">
            <text:p>1</text:p>
          </table:table-cell>
          <table:table-cell table:style-name="ce3" table:formula="oooc:=IF(['4 _ Japanese'.Q12]&gt;0;1;0)+IF(['4 _ Japanese'.Q13]&gt;0;1;0)+IF(['4 _ Japanese'.Q14]&gt;0;1;0)" office:value-type="float" office:value="1">
            <text:p>1</text:p>
          </table:table-cell>
          <table:table-cell table:style-name="ce6" table:formula="oooc:=['4 _ Japanese'.Q16]" office:value-type="float" office:value="2.7">
            <text:p>2,7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8">
            <text:p>38</text:p>
          </table:table-cell>
          <table:table-cell table:style-name="ce3"/>
          <table:table-cell table:style-name="ce3" table:formula="oooc:=IF([Покупатели.B49]&gt;0;1;0)+IF([Покупатели.D49]&gt;0;1;0)+IF([Покупатели.F49]&gt;0;1;0)+IF([Покупатели.H49]&gt;0;1;0)+IF([Покупатели.J49]&gt;0;1;0)+IF([Покупатели.L49]&gt;0;1;0)+IF([Покупатели.N49]&gt;0;1;0)+IF([Покупатели.P49]&gt;0;1;0)+IF([Покупатели.R49]&gt;0;1;0)+IF([Покупатели.T49]&gt;0;1;0)+IF([Покупатели.V49]&gt;0;1;0)" office:value-type="float" office:value="4">
            <text:p>4</text:p>
          </table:table-cell>
          <table:table-cell table:style-name="ce3" table:number-columns-repeated="2"/>
          <table:table-cell table:style-name="ce6" table:formula="oooc:=['4 _ Japanese'.R26]" office:value-type="float" office:value="5">
            <text:p>5</text:p>
          </table:table-cell>
          <table:table-cell table:style-name="ce3" table:formula="oooc:=IF([Бонусы.B49]&gt;0;1;0)+IF([Бонусы.D49]&gt;0;1;0)+IF([Бонусы.F49]&gt;0;1;0)+IF([Бонусы.H49]&gt;0;1;0)+IF([Бонусы.J49]&gt;0;1;0)+IF([Бонусы.L49]&gt;0;1;0)+IF([Бонусы.N49]&gt;0;1;0)+IF([Бонусы.P49]&gt;0;1;0)+IF([Бонусы.R49]&gt;0;1;0)" office:value-type="float" office:value="1">
            <text:p>1</text:p>
          </table:table-cell>
          <table:table-cell table:style-name="ce6" table:formula="oooc:=['4 _ Japanese'.R15]" office:value-type="float" office:value="6">
            <text:p>6</text:p>
          </table:table-cell>
          <table:table-cell table:style-name="ce3" table:formula="oooc:=IF(['4 _ Japanese'.R3]&gt;0;1;0)+IF(['4 _ Japanese'.R4]&gt;0;1;0)+IF(['4 _ Japanese'.R5]&gt;0;1;0)+IF(['4 _ Japanese'.R6]&gt;0;1;0)" office:value-type="float" office:value="2">
            <text:p>2</text:p>
          </table:table-cell>
          <table:table-cell table:style-name="ce3" table:formula="oooc:=IF(['4 _ Japanese'.R7]&gt;0;1;0)+IF(['4 _ Japanese'.R8]&gt;0;1;0)+IF(['4 _ Japanese'.R9]&gt;0;1;0)+IF(['4 _ Japanese'.R10]&gt;0;1;0)+IF(['4 _ Japanese'.R11]&gt;0;1;0)" office:value-type="float" office:value="3">
            <text:p>3</text:p>
          </table:table-cell>
          <table:table-cell table:style-name="ce3" table:formula="oooc:=IF(['4 _ Japanese'.R12]&gt;0;1;0)+IF(['4 _ Japanese'.R13]&gt;0;1;0)+IF(['4 _ Japanese'.R14]&gt;0;1;0)" office:value-type="float" office:value="1">
            <text:p>1</text:p>
          </table:table-cell>
          <table:table-cell table:style-name="ce6" table:formula="oooc:=['4 _ Japanese'.R16]" office:value-type="float" office:value="2.8">
            <text:p>2,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39">
            <text:p>39</text:p>
          </table:table-cell>
          <table:table-cell table:style-name="ce3"/>
          <table:table-cell table:style-name="ce3" table:formula="oooc:=IF([Покупатели.B50]&gt;0;1;0)+IF([Покупатели.D50]&gt;0;1;0)+IF([Покупатели.F50]&gt;0;1;0)+IF([Покупатели.H50]&gt;0;1;0)+IF([Покупатели.J50]&gt;0;1;0)+IF([Покупатели.L50]&gt;0;1;0)+IF([Покупатели.N50]&gt;0;1;0)+IF([Покупатели.P50]&gt;0;1;0)+IF([Покупатели.R50]&gt;0;1;0)+IF([Покупатели.T50]&gt;0;1;0)+IF([Покупатели.V50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S26]" office:value-type="float" office:value="6">
            <text:p>6</text:p>
          </table:table-cell>
          <table:table-cell table:style-name="ce3" table:formula="oooc:=IF([Бонусы.B50]&gt;0;1;0)+IF([Бонусы.D50]&gt;0;1;0)+IF([Бонусы.F50]&gt;0;1;0)+IF([Бонусы.H50]&gt;0;1;0)+IF([Бонусы.J50]&gt;0;1;0)+IF([Бонусы.L50]&gt;0;1;0)+IF([Бонусы.N50]&gt;0;1;0)+IF([Бонусы.P50]&gt;0;1;0)+IF([Бонусы.R50]&gt;0;1;0)" office:value-type="float" office:value="1">
            <text:p>1</text:p>
          </table:table-cell>
          <table:table-cell table:style-name="ce6" table:formula="oooc:=['4 _ Japanese'.S15]" office:value-type="float" office:value="6">
            <text:p>6</text:p>
          </table:table-cell>
          <table:table-cell table:style-name="ce3" table:formula="oooc:=IF(['4 _ Japanese'.S3]&gt;0;1;0)+IF(['4 _ Japanese'.S4]&gt;0;1;0)+IF(['4 _ Japanese'.S5]&gt;0;1;0)+IF(['4 _ Japanese'.S6]&gt;0;1;0)" office:value-type="float" office:value="2">
            <text:p>2</text:p>
          </table:table-cell>
          <table:table-cell table:style-name="ce3" table:formula="oooc:=IF(['4 _ Japanese'.S7]&gt;0;1;0)+IF(['4 _ Japanese'.S8]&gt;0;1;0)+IF(['4 _ Japanese'.S9]&gt;0;1;0)+IF(['4 _ Japanese'.S10]&gt;0;1;0)+IF(['4 _ Japanese'.S11]&gt;0;1;0)" office:value-type="float" office:value="3">
            <text:p>3</text:p>
          </table:table-cell>
          <table:table-cell table:style-name="ce3" table:formula="oooc:=IF(['4 _ Japanese'.S12]&gt;0;1;0)+IF(['4 _ Japanese'.S13]&gt;0;1;0)+IF(['4 _ Japanese'.S14]&gt;0;1;0)" office:value-type="float" office:value="1">
            <text:p>1</text:p>
          </table:table-cell>
          <table:table-cell table:style-name="ce6" table:formula="oooc:=['4 _ Japanese'.S16]" office:value-type="float" office:value="2.88888888888889">
            <text:p>2,89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0">
            <text:p>40</text:p>
          </table:table-cell>
          <table:table-cell table:style-name="ce3"/>
          <table:table-cell table:style-name="ce3" table:formula="oooc:=IF([Покупатели.B51]&gt;0;1;0)+IF([Покупатели.D51]&gt;0;1;0)+IF([Покупатели.F51]&gt;0;1;0)+IF([Покупатели.H51]&gt;0;1;0)+IF([Покупатели.J51]&gt;0;1;0)+IF([Покупатели.L51]&gt;0;1;0)+IF([Покупатели.N51]&gt;0;1;0)+IF([Покупатели.P51]&gt;0;1;0)+IF([Покупатели.R51]&gt;0;1;0)+IF([Покупатели.T51]&gt;0;1;0)+IF([Покупатели.V51]&gt;0;1;0)" office:value-type="float" office:value="5">
            <text:p>5</text:p>
          </table:table-cell>
          <table:table-cell table:style-name="ce3" table:number-columns-repeated="2"/>
          <table:table-cell table:style-name="ce6" table:formula="oooc:=['4 _ Japanese'.T26]" office:value-type="float" office:value="6">
            <text:p>6</text:p>
          </table:table-cell>
          <table:table-cell table:style-name="ce3" table:formula="oooc:=IF([Бонусы.B51]&gt;0;1;0)+IF([Бонусы.D51]&gt;0;1;0)+IF([Бонусы.F51]&gt;0;1;0)+IF([Бонусы.H51]&gt;0;1;0)+IF([Бонусы.J51]&gt;0;1;0)+IF([Бонусы.L51]&gt;0;1;0)+IF([Бонусы.N51]&gt;0;1;0)+IF([Бонусы.P51]&gt;0;1;0)+IF([Бонусы.R51]&gt;0;1;0)" office:value-type="float" office:value="1">
            <text:p>1</text:p>
          </table:table-cell>
          <table:table-cell table:style-name="ce6" table:formula="oooc:=['4 _ Japanese'.T15]" office:value-type="float" office:value="7">
            <text:p>7</text:p>
          </table:table-cell>
          <table:table-cell table:style-name="ce3" table:formula="oooc:=IF(['4 _ Japanese'.T3]&gt;0;1;0)+IF(['4 _ Japanese'.T4]&gt;0;1;0)+IF(['4 _ Japanese'.T5]&gt;0;1;0)+IF(['4 _ Japanese'.T6]&gt;0;1;0)" office:value-type="float" office:value="3">
            <text:p>3</text:p>
          </table:table-cell>
          <table:table-cell table:style-name="ce3" table:formula="oooc:=IF(['4 _ Japanese'.T7]&gt;0;1;0)+IF(['4 _ Japanese'.T8]&gt;0;1;0)+IF(['4 _ Japanese'.T9]&gt;0;1;0)+IF(['4 _ Japanese'.T10]&gt;0;1;0)+IF(['4 _ Japanese'.T11]&gt;0;1;0)" office:value-type="float" office:value="1">
            <text:p>1</text:p>
          </table:table-cell>
          <table:table-cell table:style-name="ce3" table:formula="oooc:=IF(['4 _ Japanese'.T12]&gt;0;1;0)+IF(['4 _ Japanese'.T13]&gt;0;1;0)+IF(['4 _ Japanese'.T14]&gt;0;1;0)" office:value-type="float" office:value="3">
            <text:p>3</text:p>
          </table:table-cell>
          <table:table-cell table:style-name="ce6" table:formula="oooc:=['4 _ Japanese'.T16]" office:value-type="float" office:value="3">
            <text:p>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table:number-columns-repeated="252"/>
        </table:table-row>
        <table:table-row table:style-name="ro2">
          <table:table-cell table:style-name="ce2" office:value-type="string">
            <text:p>Гавайи</text:p>
          </table:table-cell>
          <table:table-cell table:style-name="ce5" table:number-columns-repeated="251"/>
        </table:table-row>
        <table:table-row table:style-name="ro2">
          <table:table-cell office:value-type="float" office:value="41">
            <text:p>41</text:p>
          </table:table-cell>
          <table:table-cell table:style-name="ce3"/>
          <table:table-cell table:style-name="ce3" table:formula="oooc:=IF([Покупатели.B54]&gt;0;1;0)+IF([Покупатели.D54]&gt;0;1;0)+IF([Покупатели.F54]&gt;0;1;0)+IF([Покупатели.H54]&gt;0;1;0)+IF([Покупатели.J54]&gt;0;1;0)+IF([Покупатели.L54]&gt;0;1;0)+IF([Покупатели.N54]&gt;0;1;0)+IF([Покупатели.P54]&gt;0;1;0)+IF([Покупатели.R54]&gt;0;1;0)+IF([Покупатели.T54]&gt;0;1;0)+IF([Покупатели.V54]&gt;0;1;0)" office:value-type="float" office:value="4">
            <text:p>4</text:p>
          </table:table-cell>
          <table:table-cell table:style-name="ce3" table:number-columns-repeated="2"/>
          <table:table-cell table:style-name="ce6" table:formula="oooc:=['5 _ Hawaiian'.K26]" office:value-type="float" office:value="4">
            <text:p>4</text:p>
          </table:table-cell>
          <table:table-cell table:style-name="ce3" table:formula="oooc:=IF([Бонусы.B54]&gt;0;1;0)+IF([Бонусы.D54]&gt;0;1;0)+IF([Бонусы.F54]&gt;0;1;0)+IF([Бонусы.H54]&gt;0;1;0)+IF([Бонусы.J54]&gt;0;1;0)+IF([Бонусы.L54]&gt;0;1;0)+IF([Бонусы.N54]&gt;0;1;0)+IF([Бонусы.P54]&gt;0;1;0)+IF([Бонусы.R54]&gt;0;1;0)" office:value-type="float" office:value="1">
            <text:p>1</text:p>
          </table:table-cell>
          <table:table-cell table:style-name="ce6" table:formula="oooc:=['5 _ Hawaiian'.K15]" office:value-type="float" office:value="2">
            <text:p>2</text:p>
          </table:table-cell>
          <table:table-cell table:style-name="ce3" table:formula="oooc:=IF(['5 _ Hawaiian'.K3]&gt;0;1;0)+IF(['5 _ Hawaiian'.K4]&gt;0;1;0)+IF(['5 _ Hawaiian'.K5]&gt;0;1;0)+IF(['5 _ Hawaiian'.K6]&gt;0;1;0)" office:value-type="float" office:value="1">
            <text:p>1</text:p>
          </table:table-cell>
          <table:table-cell table:style-name="ce3" table:formula="oooc:=IF(['5 _ Hawaiian'.K7]&gt;0;1;0)+IF(['5 _ Hawaiian'.K8]&gt;0;1;0)+IF(['5 _ Hawaiian'.K9]&gt;0;1;0)+IF(['5 _ Hawaiian'.K10]&gt;0;1;0)" office:value-type="float" office:value="1">
            <text:p>1</text:p>
          </table:table-cell>
          <table:table-cell table:style-name="ce3" table:formula="oooc:=IF(['5 _ Hawaiian'.K11]&gt;0;1;0)+IF(['5 _ Hawaiian'.K12]&gt;0;1;0)+IF(['5 _ Hawaiian'.K13]&gt;0;1;0)+IF(['5 _ Hawaiian'.K14]&gt;0;1;0)" office:value-type="float" office:value="0">
            <text:p>0</text:p>
          </table:table-cell>
          <table:table-cell table:style-name="ce6" table:formula="oooc:=['5 _ Hawaiian'.K16]" office:value-type="float" office:value="2.4">
            <text:p>2,4</text:p>
          </table:table-cell>
          <table:table-cell table:style-name="ce3" table:number-columns-repeated="4"/>
          <table:table-cell table:style-name="ce8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42">
            <text:p>42</text:p>
          </table:table-cell>
          <table:table-cell table:style-name="ce3"/>
          <table:table-cell table:style-name="ce3" table:formula="oooc:=IF([Покупатели.B55]&gt;0;1;0)+IF([Покупатели.D55]&gt;0;1;0)+IF([Покупатели.F55]&gt;0;1;0)+IF([Покупатели.H55]&gt;0;1;0)+IF([Покупатели.J55]&gt;0;1;0)+IF([Покупатели.L55]&gt;0;1;0)+IF([Покупатели.N55]&gt;0;1;0)+IF([Покупатели.P55]&gt;0;1;0)+IF([Покупатели.R55]&gt;0;1;0)+IF([Покупатели.T55]&gt;0;1;0)+IF([Покупатели.V55]&gt;0;1;0)" office:value-type="float" office:value="5">
            <text:p>5</text:p>
          </table:table-cell>
          <table:table-cell table:style-name="ce3" table:number-columns-repeated="2"/>
          <table:table-cell table:style-name="ce6" table:formula="oooc:=['5 _ Hawaiian'.L26]" office:value-type="float" office:value="4">
            <text:p>4</text:p>
          </table:table-cell>
          <table:table-cell table:style-name="ce3" table:formula="oooc:=IF([Бонусы.B55]&gt;0;1;0)+IF([Бонусы.D55]&gt;0;1;0)+IF([Бонусы.F55]&gt;0;1;0)+IF([Бонусы.H55]&gt;0;1;0)+IF([Бонусы.J55]&gt;0;1;0)+IF([Бонусы.L55]&gt;0;1;0)+IF([Бонусы.N55]&gt;0;1;0)+IF([Бонусы.P55]&gt;0;1;0)+IF([Бонусы.R55]&gt;0;1;0)" office:value-type="float" office:value="1">
            <text:p>1</text:p>
          </table:table-cell>
          <table:table-cell table:style-name="ce6" table:formula="oooc:=['5 _ Hawaiian'.L15]" office:value-type="float" office:value="3">
            <text:p>3</text:p>
          </table:table-cell>
          <table:table-cell table:style-name="ce3" table:formula="oooc:=IF(['5 _ Hawaiian'.L3]&gt;0;1;0)+IF(['5 _ Hawaiian'.L4]&gt;0;1;0)+IF(['5 _ Hawaiian'.L5]&gt;0;1;0)+IF(['5 _ Hawaiian'.L6]&gt;0;1;0)" office:value-type="float" office:value="1">
            <text:p>1</text:p>
          </table:table-cell>
          <table:table-cell table:style-name="ce3" table:formula="oooc:=IF(['5 _ Hawaiian'.L7]&gt;0;1;0)+IF(['5 _ Hawaiian'.L8]&gt;0;1;0)+IF(['5 _ Hawaiian'.L9]&gt;0;1;0)+IF(['5 _ Hawaiian'.L10]&gt;0;1;0)" office:value-type="float" office:value="2">
            <text:p>2</text:p>
          </table:table-cell>
          <table:table-cell table:style-name="ce3" table:formula="oooc:=IF(['5 _ Hawaiian'.L11]&gt;0;1;0)+IF(['5 _ Hawaiian'.L12]&gt;0;1;0)+IF(['5 _ Hawaiian'.L13]&gt;0;1;0)+IF(['5 _ Hawaiian'.L14]&gt;0;1;0)" office:value-type="float" office:value="0">
            <text:p>0</text:p>
          </table:table-cell>
          <table:table-cell table:style-name="ce6" table:formula="oooc:=['5 _ Hawaiian'.L16]" office:value-type="float" office:value="2.5">
            <text:p>2,5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3">
            <text:p>43</text:p>
          </table:table-cell>
          <table:table-cell table:style-name="ce3"/>
          <table:table-cell table:style-name="ce3" table:formula="oooc:=IF([Покупатели.B56]&gt;0;1;0)+IF([Покупатели.D56]&gt;0;1;0)+IF([Покупатели.F56]&gt;0;1;0)+IF([Покупатели.H56]&gt;0;1;0)+IF([Покупатели.J56]&gt;0;1;0)+IF([Покупатели.L56]&gt;0;1;0)+IF([Покупатели.N56]&gt;0;1;0)+IF([Покупатели.P56]&gt;0;1;0)+IF([Покупатели.R56]&gt;0;1;0)+IF([Покупатели.T56]&gt;0;1;0)+IF([Покупатели.V56]&gt;0;1;0)" office:value-type="float" office:value="6">
            <text:p>6</text:p>
          </table:table-cell>
          <table:table-cell table:style-name="ce3" table:number-columns-repeated="2"/>
          <table:table-cell table:style-name="ce6" table:formula="oooc:=['5 _ Hawaiian'.M26]" office:value-type="float" office:value="5">
            <text:p>5</text:p>
          </table:table-cell>
          <table:table-cell table:style-name="ce3" table:formula="oooc:=IF([Бонусы.B56]&gt;0;1;0)+IF([Бонусы.D56]&gt;0;1;0)+IF([Бонусы.F56]&gt;0;1;0)+IF([Бонусы.H56]&gt;0;1;0)+IF([Бонусы.J56]&gt;0;1;0)+IF([Бонусы.L56]&gt;0;1;0)+IF([Бонусы.N56]&gt;0;1;0)+IF([Бонусы.P56]&gt;0;1;0)+IF([Бонусы.R56]&gt;0;1;0)" office:value-type="float" office:value="1">
            <text:p>1</text:p>
          </table:table-cell>
          <table:table-cell table:style-name="ce6" table:formula="oooc:=['5 _ Hawaiian'.M15]" office:value-type="float" office:value="3">
            <text:p>3</text:p>
          </table:table-cell>
          <table:table-cell table:style-name="ce3" table:formula="oooc:=IF(['5 _ Hawaiian'.M3]&gt;0;1;0)+IF(['5 _ Hawaiian'.M4]&gt;0;1;0)+IF(['5 _ Hawaiian'.M5]&gt;0;1;0)+IF(['5 _ Hawaiian'.M6]&gt;0;1;0)" office:value-type="float" office:value="1">
            <text:p>1</text:p>
          </table:table-cell>
          <table:table-cell table:style-name="ce3" table:formula="oooc:=IF(['5 _ Hawaiian'.M7]&gt;0;1;0)+IF(['5 _ Hawaiian'.M8]&gt;0;1;0)+IF(['5 _ Hawaiian'.M9]&gt;0;1;0)+IF(['5 _ Hawaiian'.M10]&gt;0;1;0)" office:value-type="float" office:value="1">
            <text:p>1</text:p>
          </table:table-cell>
          <table:table-cell table:style-name="ce3" table:formula="oooc:=IF(['5 _ Hawaiian'.M11]&gt;0;1;0)+IF(['5 _ Hawaiian'.M12]&gt;0;1;0)+IF(['5 _ Hawaiian'.M13]&gt;0;1;0)+IF(['5 _ Hawaiian'.M14]&gt;0;1;0)" office:value-type="float" office:value="1">
            <text:p>1</text:p>
          </table:table-cell>
          <table:table-cell table:style-name="ce6" table:formula="oooc:=['5 _ Hawaiian'.M16]" office:value-type="float" office:value="2.6">
            <text:p>2,6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4">
            <text:p>44</text:p>
          </table:table-cell>
          <table:table-cell table:style-name="ce3"/>
          <table:table-cell table:style-name="ce3" table:formula="oooc:=IF([Покупатели.B57]&gt;0;1;0)+IF([Покупатели.D57]&gt;0;1;0)+IF([Покупатели.F57]&gt;0;1;0)+IF([Покупатели.H57]&gt;0;1;0)+IF([Покупатели.J57]&gt;0;1;0)+IF([Покупатели.L57]&gt;0;1;0)+IF([Покупатели.N57]&gt;0;1;0)+IF([Покупатели.P57]&gt;0;1;0)+IF([Покупатели.R57]&gt;0;1;0)+IF([Покупатели.T57]&gt;0;1;0)+IF([Покупатели.V57]&gt;0;1;0)" office:value-type="float" office:value="8">
            <text:p>8</text:p>
          </table:table-cell>
          <table:table-cell table:style-name="ce3" table:number-columns-repeated="2"/>
          <table:table-cell table:style-name="ce6" table:formula="oooc:=['5 _ Hawaiian'.N26]" office:value-type="float" office:value="5">
            <text:p>5</text:p>
          </table:table-cell>
          <table:table-cell table:style-name="ce3" table:formula="oooc:=IF([Бонусы.B57]&gt;0;1;0)+IF([Бонусы.D57]&gt;0;1;0)+IF([Бонусы.F57]&gt;0;1;0)+IF([Бонусы.H57]&gt;0;1;0)+IF([Бонусы.J57]&gt;0;1;0)+IF([Бонусы.L57]&gt;0;1;0)+IF([Бонусы.N57]&gt;0;1;0)+IF([Бонусы.P57]&gt;0;1;0)+IF([Бонусы.R57]&gt;0;1;0)" office:value-type="float" office:value="1">
            <text:p>1</text:p>
          </table:table-cell>
          <table:table-cell table:style-name="ce6" table:formula="oooc:=['5 _ Hawaiian'.N15]" office:value-type="float" office:value="4">
            <text:p>4</text:p>
          </table:table-cell>
          <table:table-cell table:style-name="ce3" table:formula="oooc:=IF(['5 _ Hawaiian'.N3]&gt;0;1;0)+IF(['5 _ Hawaiian'.N4]&gt;0;1;0)+IF(['5 _ Hawaiian'.N5]&gt;0;1;0)+IF(['5 _ Hawaiian'.N6]&gt;0;1;0)" office:value-type="float" office:value="2">
            <text:p>2</text:p>
          </table:table-cell>
          <table:table-cell table:style-name="ce3" table:formula="oooc:=IF(['5 _ Hawaiian'.N7]&gt;0;1;0)+IF(['5 _ Hawaiian'.N8]&gt;0;1;0)+IF(['5 _ Hawaiian'.N9]&gt;0;1;0)+IF(['5 _ Hawaiian'.N10]&gt;0;1;0)" office:value-type="float" office:value="1">
            <text:p>1</text:p>
          </table:table-cell>
          <table:table-cell table:style-name="ce3" table:formula="oooc:=IF(['5 _ Hawaiian'.N11]&gt;0;1;0)+IF(['5 _ Hawaiian'.N12]&gt;0;1;0)+IF(['5 _ Hawaiian'.N13]&gt;0;1;0)+IF(['5 _ Hawaiian'.N14]&gt;0;1;0)" office:value-type="float" office:value="1">
            <text:p>1</text:p>
          </table:table-cell>
          <table:table-cell table:style-name="ce6" table:formula="oooc:=['5 _ Hawaiian'.N16]" office:value-type="float" office:value="2.7">
            <text:p>2,7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5">
            <text:p>45</text:p>
          </table:table-cell>
          <table:table-cell table:style-name="ce3"/>
          <table:table-cell table:style-name="ce3" table:formula="oooc:=IF([Покупатели.B58]&gt;0;1;0)+IF([Покупатели.D58]&gt;0;1;0)+IF([Покупатели.F58]&gt;0;1;0)+IF([Покупатели.H58]&gt;0;1;0)+IF([Покупатели.J58]&gt;0;1;0)+IF([Покупатели.L58]&gt;0;1;0)+IF([Покупатели.N58]&gt;0;1;0)+IF([Покупатели.P58]&gt;0;1;0)+IF([Покупатели.R58]&gt;0;1;0)+IF([Покупатели.T58]&gt;0;1;0)+IF([Покупатели.V58]&gt;0;1;0)" office:value-type="float" office:value="6">
            <text:p>6</text:p>
          </table:table-cell>
          <table:table-cell table:style-name="ce3" table:number-columns-repeated="2"/>
          <table:table-cell table:style-name="ce6" table:formula="oooc:=['5 _ Hawaiian'.O26]" office:value-type="float" office:value="5">
            <text:p>5</text:p>
          </table:table-cell>
          <table:table-cell table:style-name="ce3" table:formula="oooc:=IF([Бонусы.B58]&gt;0;1;0)+IF([Бонусы.D58]&gt;0;1;0)+IF([Бонусы.F58]&gt;0;1;0)+IF([Бонусы.H58]&gt;0;1;0)+IF([Бонусы.J58]&gt;0;1;0)+IF([Бонусы.L58]&gt;0;1;0)+IF([Бонусы.N58]&gt;0;1;0)+IF([Бонусы.P58]&gt;0;1;0)+IF([Бонусы.R58]&gt;0;1;0)" office:value-type="float" office:value="1">
            <text:p>1</text:p>
          </table:table-cell>
          <table:table-cell table:style-name="ce6" table:formula="oooc:=['5 _ Hawaiian'.O15]" office:value-type="float" office:value="5">
            <text:p>5</text:p>
          </table:table-cell>
          <table:table-cell table:style-name="ce3" table:formula="oooc:=IF(['5 _ Hawaiian'.O3]&gt;0;1;0)+IF(['5 _ Hawaiian'.O4]&gt;0;1;0)+IF(['5 _ Hawaiian'.O5]&gt;0;1;0)+IF(['5 _ Hawaiian'.O6]&gt;0;1;0)" office:value-type="float" office:value="1">
            <text:p>1</text:p>
          </table:table-cell>
          <table:table-cell table:style-name="ce3" table:formula="oooc:=IF(['5 _ Hawaiian'.O7]&gt;0;1;0)+IF(['5 _ Hawaiian'.O8]&gt;0;1;0)+IF(['5 _ Hawaiian'.O9]&gt;0;1;0)+IF(['5 _ Hawaiian'.O10]&gt;0;1;0)" office:value-type="float" office:value="2">
            <text:p>2</text:p>
          </table:table-cell>
          <table:table-cell table:style-name="ce3" table:formula="oooc:=IF(['5 _ Hawaiian'.O11]&gt;0;1;0)+IF(['5 _ Hawaiian'.O12]&gt;0;1;0)+IF(['5 _ Hawaiian'.O13]&gt;0;1;0)+IF(['5 _ Hawaiian'.O14]&gt;0;1;0)" office:value-type="float" office:value="2">
            <text:p>2</text:p>
          </table:table-cell>
          <table:table-cell table:style-name="ce6" table:formula="oooc:=['5 _ Hawaiian'.O16]" office:value-type="float" office:value="2.77777777777778">
            <text:p>2,7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6">
            <text:p>46</text:p>
          </table:table-cell>
          <table:table-cell table:style-name="ce3"/>
          <table:table-cell table:style-name="ce3" table:formula="oooc:=IF([Покупатели.B59]&gt;0;1;0)+IF([Покупатели.D59]&gt;0;1;0)+IF([Покупатели.F59]&gt;0;1;0)+IF([Покупатели.H59]&gt;0;1;0)+IF([Покупатели.J59]&gt;0;1;0)+IF([Покупатели.L59]&gt;0;1;0)+IF([Покупатели.N59]&gt;0;1;0)+IF([Покупатели.P59]&gt;0;1;0)+IF([Покупатели.R59]&gt;0;1;0)+IF([Покупатели.T59]&gt;0;1;0)+IF([Покупатели.V59]&gt;0;1;0)" office:value-type="float" office:value="1">
            <text:p>1</text:p>
          </table:table-cell>
          <table:table-cell table:style-name="ce3" table:number-columns-repeated="2"/>
          <table:table-cell table:style-name="ce6" table:formula="oooc:=['5 _ Hawaiian'.P26]" office:value-type="float" office:value="6">
            <text:p>6</text:p>
          </table:table-cell>
          <table:table-cell table:style-name="ce3" table:formula="oooc:=IF([Бонусы.B59]&gt;0;1;0)+IF([Бонусы.D59]&gt;0;1;0)+IF([Бонусы.F59]&gt;0;1;0)+IF([Бонусы.H59]&gt;0;1;0)+IF([Бонусы.J59]&gt;0;1;0)+IF([Бонусы.L59]&gt;0;1;0)+IF([Бонусы.N59]&gt;0;1;0)+IF([Бонусы.P59]&gt;0;1;0)+IF([Бонусы.R59]&gt;0;1;0)" office:value-type="float" office:value="1">
            <text:p>1</text:p>
          </table:table-cell>
          <table:table-cell table:style-name="ce6" table:formula="oooc:=['5 _ Hawaiian'.P15]" office:value-type="float" office:value="6">
            <text:p>6</text:p>
          </table:table-cell>
          <table:table-cell table:style-name="ce3" table:formula="oooc:=IF(['5 _ Hawaiian'.P3]&gt;0;1;0)+IF(['5 _ Hawaiian'.P4]&gt;0;1;0)+IF(['5 _ Hawaiian'.P5]&gt;0;1;0)+IF(['5 _ Hawaiian'.P6]&gt;0;1;0)" office:value-type="float" office:value="1">
            <text:p>1</text:p>
          </table:table-cell>
          <table:table-cell table:style-name="ce3" table:formula="oooc:=IF(['5 _ Hawaiian'.P7]&gt;0;1;0)+IF(['5 _ Hawaiian'.P8]&gt;0;1;0)+IF(['5 _ Hawaiian'.P9]&gt;0;1;0)+IF(['5 _ Hawaiian'.P10]&gt;0;1;0)" office:value-type="float" office:value="3">
            <text:p>3</text:p>
          </table:table-cell>
          <table:table-cell table:style-name="ce3" table:formula="oooc:=IF(['5 _ Hawaiian'.P11]&gt;0;1;0)+IF(['5 _ Hawaiian'.P12]&gt;0;1;0)+IF(['5 _ Hawaiian'.P13]&gt;0;1;0)+IF(['5 _ Hawaiian'.P14]&gt;0;1;0)" office:value-type="float" office:value="2">
            <text:p>2</text:p>
          </table:table-cell>
          <table:table-cell table:style-name="ce6" table:formula="oooc:=['5 _ Hawaiian'.P16]" office:value-type="float" office:value="2.88888888888889">
            <text:p>2,89</text:p>
          </table:table-cell>
          <table:table-cell table:style-name="ce3" table:number-columns-repeated="4"/>
          <table:table-cell table:style-name="ce9" office:value-type="string">
            <text:p>только критики</text:p>
          </table:table-cell>
          <table:table-cell table:number-columns-repeated="235"/>
        </table:table-row>
        <table:table-row table:style-name="ro2">
          <table:table-cell office:value-type="float" office:value="47">
            <text:p>47</text:p>
          </table:table-cell>
          <table:table-cell table:style-name="ce3"/>
          <table:table-cell table:style-name="ce3" table:formula="oooc:=IF([Покупатели.B60]&gt;0;1;0)+IF([Покупатели.D60]&gt;0;1;0)+IF([Покупатели.F60]&gt;0;1;0)+IF([Покупатели.H60]&gt;0;1;0)+IF([Покупатели.J60]&gt;0;1;0)+IF([Покупатели.L60]&gt;0;1;0)+IF([Покупатели.N60]&gt;0;1;0)+IF([Покупатели.P60]&gt;0;1;0)+IF([Покупатели.R60]&gt;0;1;0)+IF([Покупатели.T60]&gt;0;1;0)+IF([Покупатели.V60]&gt;0;1;0)" office:value-type="float" office:value="10">
            <text:p>10</text:p>
          </table:table-cell>
          <table:table-cell table:style-name="ce3" table:number-columns-repeated="2"/>
          <table:table-cell table:style-name="ce6" table:formula="oooc:=['5 _ Hawaiian'.Q26]" office:value-type="float" office:value="5">
            <text:p>5</text:p>
          </table:table-cell>
          <table:table-cell table:style-name="ce3" table:formula="oooc:=IF([Бонусы.B60]&gt;0;1;0)+IF([Бонусы.D60]&gt;0;1;0)+IF([Бонусы.F60]&gt;0;1;0)+IF([Бонусы.H60]&gt;0;1;0)+IF([Бонусы.J60]&gt;0;1;0)+IF([Бонусы.L60]&gt;0;1;0)+IF([Бонусы.N60]&gt;0;1;0)+IF([Бонусы.P60]&gt;0;1;0)+IF([Бонусы.R60]&gt;0;1;0)" office:value-type="float" office:value="1">
            <text:p>1</text:p>
          </table:table-cell>
          <table:table-cell table:style-name="ce6" table:formula="oooc:=['5 _ Hawaiian'.Q15]" office:value-type="float" office:value="5">
            <text:p>5</text:p>
          </table:table-cell>
          <table:table-cell table:style-name="ce3" table:formula="oooc:=IF(['5 _ Hawaiian'.Q3]&gt;0;1;0)+IF(['5 _ Hawaiian'.Q4]&gt;0;1;0)+IF(['5 _ Hawaiian'.Q5]&gt;0;1;0)+IF(['5 _ Hawaiian'.Q6]&gt;0;1;0)" office:value-type="float" office:value="2">
            <text:p>2</text:p>
          </table:table-cell>
          <table:table-cell table:style-name="ce3" table:formula="oooc:=IF(['5 _ Hawaiian'.Q7]&gt;0;1;0)+IF(['5 _ Hawaiian'.Q8]&gt;0;1;0)+IF(['5 _ Hawaiian'.Q9]&gt;0;1;0)+IF(['5 _ Hawaiian'.Q10]&gt;0;1;0)" office:value-type="float" office:value="1">
            <text:p>1</text:p>
          </table:table-cell>
          <table:table-cell table:style-name="ce3" table:formula="oooc:=IF(['5 _ Hawaiian'.Q11]&gt;0;1;0)+IF(['5 _ Hawaiian'.Q12]&gt;0;1;0)+IF(['5 _ Hawaiian'.Q13]&gt;0;1;0)+IF(['5 _ Hawaiian'.Q14]&gt;0;1;0)" office:value-type="float" office:value="2">
            <text:p>2</text:p>
          </table:table-cell>
          <table:table-cell table:style-name="ce6" table:formula="oooc:=['5 _ Hawaiian'.Q16]" office:value-type="float" office:value="2.875">
            <text:p>2,88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48">
            <text:p>48</text:p>
          </table:table-cell>
          <table:table-cell table:style-name="ce3"/>
          <table:table-cell table:style-name="ce3" table:formula="oooc:=IF([Покупатели.B61]&gt;0;1;0)+IF([Покупатели.D61]&gt;0;1;0)+IF([Покупатели.F61]&gt;0;1;0)+IF([Покупатели.H61]&gt;0;1;0)+IF([Покупатели.J61]&gt;0;1;0)+IF([Покупатели.L61]&gt;0;1;0)+IF([Покупатели.N61]&gt;0;1;0)+IF([Покупатели.P61]&gt;0;1;0)+IF([Покупатели.R61]&gt;0;1;0)+IF([Покупатели.T61]&gt;0;1;0)+IF([Покупатели.V61]&gt;0;1;0)" office:value-type="float" office:value="8">
            <text:p>8</text:p>
          </table:table-cell>
          <table:table-cell table:style-name="ce3" table:number-columns-repeated="2"/>
          <table:table-cell table:style-name="ce6" table:formula="oooc:=['5 _ Hawaiian'.R26]" office:value-type="float" office:value="6">
            <text:p>6</text:p>
          </table:table-cell>
          <table:table-cell table:style-name="ce3" table:formula="oooc:=IF([Бонусы.B61]&gt;0;1;0)+IF([Бонусы.D61]&gt;0;1;0)+IF([Бонусы.F61]&gt;0;1;0)+IF([Бонусы.H61]&gt;0;1;0)+IF([Бонусы.J61]&gt;0;1;0)+IF([Бонусы.L61]&gt;0;1;0)+IF([Бонусы.N61]&gt;0;1;0)+IF([Бонусы.P61]&gt;0;1;0)+IF([Бонусы.R61]&gt;0;1;0)" office:value-type="float" office:value="1">
            <text:p>1</text:p>
          </table:table-cell>
          <table:table-cell table:style-name="ce6" table:formula="oooc:=['5 _ Hawaiian'.R15]" office:value-type="float" office:value="6">
            <text:p>6</text:p>
          </table:table-cell>
          <table:table-cell table:style-name="ce3" table:formula="oooc:=IF(['5 _ Hawaiian'.R3]&gt;0;1;0)+IF(['5 _ Hawaiian'.R4]&gt;0;1;0)+IF(['5 _ Hawaiian'.R5]&gt;0;1;0)+IF(['5 _ Hawaiian'.R6]&gt;0;1;0)" office:value-type="float" office:value="2">
            <text:p>2</text:p>
          </table:table-cell>
          <table:table-cell table:style-name="ce3" table:formula="oooc:=IF(['5 _ Hawaiian'.R7]&gt;0;1;0)+IF(['5 _ Hawaiian'.R8]&gt;0;1;0)+IF(['5 _ Hawaiian'.R9]&gt;0;1;0)+IF(['5 _ Hawaiian'.R10]&gt;0;1;0)" office:value-type="float" office:value="1">
            <text:p>1</text:p>
          </table:table-cell>
          <table:table-cell table:style-name="ce3" table:formula="oooc:=IF(['5 _ Hawaiian'.R11]&gt;0;1;0)+IF(['5 _ Hawaiian'.R12]&gt;0;1;0)+IF(['5 _ Hawaiian'.R13]&gt;0;1;0)+IF(['5 _ Hawaiian'.R14]&gt;0;1;0)" office:value-type="float" office:value="3">
            <text:p>3</text:p>
          </table:table-cell>
          <table:table-cell table:style-name="ce6" table:formula="oooc:=['5 _ Hawaiian'.R16]" office:value-type="float" office:value="3">
            <text:p>3</text:p>
          </table:table-cell>
          <table:table-cell table:style-name="ce3" table:number-columns-repeated="4"/>
          <table:table-cell table:style-name="ce8" office:value-type="string">
            <text:p>только туристы</text:p>
          </table:table-cell>
          <table:table-cell table:number-columns-repeated="235"/>
        </table:table-row>
        <table:table-row table:style-name="ro2">
          <table:table-cell office:value-type="float" office:value="49">
            <text:p>49</text:p>
          </table:table-cell>
          <table:table-cell table:style-name="ce3"/>
          <table:table-cell table:style-name="ce3" table:formula="oooc:=IF([Покупатели.B62]&gt;0;1;0)+IF([Покупатели.D62]&gt;0;1;0)+IF([Покупатели.F62]&gt;0;1;0)+IF([Покупатели.H62]&gt;0;1;0)+IF([Покупатели.J62]&gt;0;1;0)+IF([Покупатели.L62]&gt;0;1;0)+IF([Покупатели.N62]&gt;0;1;0)+IF([Покупатели.P62]&gt;0;1;0)+IF([Покупатели.R62]&gt;0;1;0)+IF([Покупатели.T62]&gt;0;1;0)+IF([Покупатели.V62]&gt;0;1;0)" office:value-type="float" office:value="6">
            <text:p>6</text:p>
          </table:table-cell>
          <table:table-cell table:style-name="ce3" table:number-columns-repeated="2"/>
          <table:table-cell table:style-name="ce6" table:formula="oooc:=['5 _ Hawaiian'.S26]" office:value-type="float" office:value="6">
            <text:p>6</text:p>
          </table:table-cell>
          <table:table-cell table:style-name="ce3" table:formula="oooc:=IF([Бонусы.B62]&gt;0;1;0)+IF([Бонусы.D62]&gt;0;1;0)+IF([Бонусы.F62]&gt;0;1;0)+IF([Бонусы.H62]&gt;0;1;0)+IF([Бонусы.J62]&gt;0;1;0)+IF([Бонусы.L62]&gt;0;1;0)+IF([Бонусы.N62]&gt;0;1;0)+IF([Бонусы.P62]&gt;0;1;0)+IF([Бонусы.R62]&gt;0;1;0)" office:value-type="float" office:value="1">
            <text:p>1</text:p>
          </table:table-cell>
          <table:table-cell table:style-name="ce6" table:formula="oooc:=['5 _ Hawaiian'.S15]" office:value-type="float" office:value="6">
            <text:p>6</text:p>
          </table:table-cell>
          <table:table-cell table:style-name="ce3" table:formula="oooc:=IF(['5 _ Hawaiian'.S3]&gt;0;1;0)+IF(['5 _ Hawaiian'.S4]&gt;0;1;0)+IF(['5 _ Hawaiian'.S5]&gt;0;1;0)+IF(['5 _ Hawaiian'.S6]&gt;0;1;0)" office:value-type="float" office:value="2">
            <text:p>2</text:p>
          </table:table-cell>
          <table:table-cell table:style-name="ce3" table:formula="oooc:=IF(['5 _ Hawaiian'.S7]&gt;0;1;0)+IF(['5 _ Hawaiian'.S8]&gt;0;1;0)+IF(['5 _ Hawaiian'.S9]&gt;0;1;0)+IF(['5 _ Hawaiian'.S10]&gt;0;1;0)" office:value-type="float" office:value="2">
            <text:p>2</text:p>
          </table:table-cell>
          <table:table-cell table:style-name="ce3" table:formula="oooc:=IF(['5 _ Hawaiian'.S11]&gt;0;1;0)+IF(['5 _ Hawaiian'.S12]&gt;0;1;0)+IF(['5 _ Hawaiian'.S13]&gt;0;1;0)+IF(['5 _ Hawaiian'.S14]&gt;0;1;0)" office:value-type="float" office:value="2">
            <text:p>2</text:p>
          </table:table-cell>
          <table:table-cell table:style-name="ce6" table:formula="oooc:=['5 _ Hawaiian'.S16]" office:value-type="float" office:value="3">
            <text:p>3</text:p>
          </table:table-cell>
          <table:table-cell table:style-name="ce3" table:number-columns-repeated="4"/>
          <table:table-cell table:number-columns-repeated="236"/>
        </table:table-row>
        <table:table-row table:style-name="ro2">
          <table:table-cell office:value-type="float" office:value="50">
            <text:p>50</text:p>
          </table:table-cell>
          <table:table-cell table:style-name="ce3"/>
          <table:table-cell table:style-name="ce3" table:formula="oooc:=IF([Покупатели.B63]&gt;0;1;0)+IF([Покупатели.D63]&gt;0;1;0)+IF([Покупатели.F63]&gt;0;1;0)+IF([Покупатели.H63]&gt;0;1;0)+IF([Покупатели.J63]&gt;0;1;0)+IF([Покупатели.L63]&gt;0;1;0)+IF([Покупатели.N63]&gt;0;1;0)+IF([Покупатели.P63]&gt;0;1;0)+IF([Покупатели.R63]&gt;0;1;0)+IF([Покупатели.T63]&gt;0;1;0)+IF([Покупатели.V63]&gt;0;1;0)" office:value-type="float" office:value="6">
            <text:p>6</text:p>
          </table:table-cell>
          <table:table-cell table:style-name="ce3" table:number-columns-repeated="2"/>
          <table:table-cell table:style-name="ce6" table:formula="oooc:=['5 _ Hawaiian'.T26]" office:value-type="float" office:value="6">
            <text:p>6</text:p>
          </table:table-cell>
          <table:table-cell table:style-name="ce3" table:formula="oooc:=IF([Бонусы.B63]&gt;0;1;0)+IF([Бонусы.D63]&gt;0;1;0)+IF([Бонусы.F63]&gt;0;1;0)+IF([Бонусы.H63]&gt;0;1;0)+IF([Бонусы.J63]&gt;0;1;0)+IF([Бонусы.L63]&gt;0;1;0)+IF([Бонусы.N63]&gt;0;1;0)+IF([Бонусы.P63]&gt;0;1;0)+IF([Бонусы.R63]&gt;0;1;0)" office:value-type="float" office:value="1">
            <text:p>1</text:p>
          </table:table-cell>
          <table:table-cell table:style-name="ce6" table:formula="oooc:=['5 _ Hawaiian'.T15]" office:value-type="float" office:value="7">
            <text:p>7</text:p>
          </table:table-cell>
          <table:table-cell table:style-name="ce3" table:formula="oooc:=IF(['5 _ Hawaiian'.T3]&gt;0;1;0)+IF(['5 _ Hawaiian'.T4]&gt;0;1;0)+IF(['5 _ Hawaiian'.T5]&gt;0;1;0)+IF(['5 _ Hawaiian'.T6]&gt;0;1;0)" office:value-type="float" office:value="2">
            <text:p>2</text:p>
          </table:table-cell>
          <table:table-cell table:style-name="ce3" table:formula="oooc:=IF(['5 _ Hawaiian'.T7]&gt;0;1;0)+IF(['5 _ Hawaiian'.T8]&gt;0;1;0)+IF(['5 _ Hawaiian'.T9]&gt;0;1;0)+IF(['5 _ Hawaiian'.T10]&gt;0;1;0)" office:value-type="float" office:value="2">
            <text:p>2</text:p>
          </table:table-cell>
          <table:table-cell table:style-name="ce3" table:formula="oooc:=IF(['5 _ Hawaiian'.T11]&gt;0;1;0)+IF(['5 _ Hawaiian'.T12]&gt;0;1;0)+IF(['5 _ Hawaiian'.T13]&gt;0;1;0)+IF(['5 _ Hawaiian'.T14]&gt;0;1;0)" office:value-type="float" office:value="3">
            <text:p>3</text:p>
          </table:table-cell>
          <table:table-cell table:style-name="ce6" table:formula="oooc:=['5 _ Hawaiian'.T16]" office:value-type="float" office:value="3.1">
            <text:p>3,1</text:p>
          </table:table-cell>
          <table:table-cell table:style-name="ce3" table:number-columns-repeated="4"/>
          <table:table-cell table:style-name="ce9" office:value-type="string">
            <text:p>последнее испытание</text:p>
          </table:table-cell>
          <table:table-cell table:number-columns-repeated="235"/>
        </table:table-row>
        <table:table-row table:style-name="ro2">
          <table:table-cell table:number-columns-repeated="252"/>
        </table:table-row>
        <table:table-row table:style-name="ro2">
          <table:table-cell table:style-name="ce4"/>
          <table:table-cell table:style-name="ce5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style-name="Default"/>
          <table:table-cell table:number-columns-repeated="15"/>
          <table:table-cell table:style-name="ce8" office:value-type="string">
            <text:p>ограниченный контингент покупателей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15"/>
          <table:table-cell table:style-name="ce9" office:value-type="string">
            <text:p>сложный уровень</text:p>
          </table:table-cell>
          <table:table-cell table:number-columns-repeated="235"/>
        </table:table-row>
        <table:table-row table:style-name="ro2">
          <table:table-cell table:style-name="Default"/>
          <table:table-cell table:number-columns-repeated="15"/>
          <table:table-cell table:style-name="ce7" office:value-type="string">
            <text:p>новый тип покупателей</text:p>
          </table:table-cell>
          <table:table-cell table:number-columns-repeated="235"/>
        </table:table-row>
        <table:table-row table:style-name="ro2" table:number-rows-repeated="8">
          <table:table-cell table:style-name="Default"/>
          <table:table-cell table:number-columns-repeated="251"/>
        </table:table-row>
        <table:table-row table:style-name="ro2" table:number-rows-repeated="220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Покупатели" table:style-name="ta1" table:print="false">
        <office:forms form:automatic-focus="false" form:apply-design-mode="false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1" office:value-type="string" table:number-columns-spanned="2" table:number-rows-spanned="1">
            <text:p>Worker</text:p>
          </table:table-cell>
          <table:covered-table-cell table:style-name="ce14"/>
          <table:table-cell table:style-name="ce11" office:value-type="string" table:number-columns-spanned="2" table:number-rows-spanned="1">
            <text:p>Student</text:p>
          </table:table-cell>
          <table:covered-table-cell table:style-name="ce14"/>
          <table:table-cell table:style-name="ce11" office:value-type="string" table:number-columns-spanned="2" table:number-rows-spanned="1">
            <text:p>Business</text:p>
          </table:table-cell>
          <table:covered-table-cell table:style-name="ce14"/>
          <table:table-cell table:style-name="ce11" office:value-type="string" table:number-columns-spanned="2" table:number-rows-spanned="1">
            <text:p>Oldlady</text:p>
          </table:table-cell>
          <table:covered-table-cell table:style-name="ce14"/>
          <table:table-cell table:style-name="ce11" office:value-type="string" table:number-columns-spanned="2" table:number-rows-spanned="1">
            <text:p>Critic</text:p>
          </table:table-cell>
          <table:covered-table-cell table:style-name="ce14"/>
          <table:table-cell table:style-name="ce11" office:value-type="string" table:number-columns-spanned="2" table:number-rows-spanned="1">
            <text:p>Schoolkid</text:p>
          </table:table-cell>
          <table:covered-table-cell table:style-name="ce14"/>
          <table:table-cell table:style-name="ce11" office:value-type="string" table:number-columns-spanned="2" table:number-rows-spanned="1">
            <text:p>Vegetarian</text:p>
          </table:table-cell>
          <table:covered-table-cell table:style-name="ce14"/>
          <table:table-cell table:style-name="ce11" office:value-type="string" table:number-columns-spanned="2" table:number-rows-spanned="1">
            <text:p>Tourist Hawaiian</text:p>
          </table:table-cell>
          <table:covered-table-cell table:style-name="ce14"/>
          <table:table-cell table:style-name="ce11" office:value-type="string" table:number-columns-spanned="2" table:number-rows-spanned="1">
            <text:p>Tourist Mexican</text:p>
          </table:table-cell>
          <table:covered-table-cell table:style-name="ce14"/>
          <table:table-cell table:style-name="ce11" office:value-type="string" table:number-columns-spanned="2" table:number-rows-spanned="1">
            <text:p>Tourist Russian</text:p>
          </table:table-cell>
          <table:covered-table-cell table:style-name="ce14"/>
          <table:table-cell table:style-name="ce11" office:value-type="string" table:number-columns-spanned="2" table:number-rows-spanned="1">
            <text:p>Tourist Japanese</text:p>
          </table:table-cell>
          <table:covered-table-cell table:style-name="ce14"/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2" office:value-type="string" table:number-columns-spanned="23" table:number-rows-spanned="1">
            <text:p>Америка</text:p>
          </table:table-cell>
          <table:covered-table-cell table:number-columns-repeated="22" table:style-name="ce5"/>
          <table:table-cell table:style-name="ce5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Мексика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Россия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2">
          <table:table-cell table:style-name="ce10" table:number-columns-repeated="23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Япония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2">
          <table:table-cell/>
          <table:table-cell table:style-name="ce10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Гавайи</text:p>
          </table:table-cell>
          <table:covered-table-cell table:number-columns-repeated="22" table:style-name="ce13"/>
          <table:table-cell table:style-name="ce5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 office:value-type="float" office:value="1">
            <text:p>1</text:p>
          </table:table-cell>
          <table:table-cell table:style-name="ce12"/>
          <table:table-cell table:style-name="ce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5"/>
        </table:table-row>
        <table:table-row table:style-name="ro2">
          <table:table-cell table:style-name="ce4"/>
          <table:table-cell table:style-name="ce5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Бонусы" table:style-name="ta1" table:print="false">
        <table:table-column table:style-name="co4" table:default-cell-style-name="ce3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1" office:value-type="string" table:number-columns-spanned="2" table:number-rows-spanned="1">
            <text:p>bonus.spoon</text:p>
          </table:table-cell>
          <table:covered-table-cell table:style-name="ce14"/>
          <table:table-cell table:style-name="ce11" office:value-type="string" table:number-columns-spanned="2" table:number-rows-spanned="1">
            <text:p>bonus.removerow</text:p>
          </table:table-cell>
          <table:covered-table-cell table:style-name="ce14"/>
          <table:table-cell table:style-name="ce11" office:value-type="string" table:number-columns-spanned="2" table:number-rows-spanned="1">
            <text:p>bonus.bomb</text:p>
          </table:table-cell>
          <table:covered-table-cell table:style-name="ce14"/>
          <table:table-cell table:style-name="ce11" office:value-type="string" table:number-columns-spanned="2" table:number-rows-spanned="1">
            <text:p>bonus.scrollback</text:p>
          </table:table-cell>
          <table:covered-table-cell table:style-name="ce14"/>
          <table:table-cell table:style-name="ce11" office:value-type="string" table:number-columns-spanned="2" table:number-rows-spanned="1">
            <text:p>bonus.shuffle</text:p>
          </table:table-cell>
          <table:covered-table-cell table:style-name="ce14"/>
          <table:table-cell table:style-name="ce11" office:value-type="string" table:number-columns-spanned="2" table:number-rows-spanned="1">
            <text:p>bonus.magicwand</text:p>
          </table:table-cell>
          <table:covered-table-cell table:style-name="ce14"/>
          <table:table-cell table:style-name="ce11" office:value-type="string" table:number-columns-spanned="2" table:number-rows-spanned="1">
            <text:p>bonus.sweet</text:p>
          </table:table-cell>
          <table:covered-table-cell table:style-name="ce14"/>
          <table:table-cell table:style-name="ce11" office:value-type="string" table:number-columns-spanned="2" table:number-rows-spanned="1">
            <text:p>bonus.gift</text:p>
          </table:table-cell>
          <table:covered-table-cell table:style-name="ce14"/>
          <table:table-cell table:style-name="ce11" office:value-type="string" table:number-columns-spanned="2" table:number-rows-spanned="1">
            <text:p>bonus.hearts</text:p>
          </table:table-cell>
          <table:covered-table-cell table:style-name="ce14"/>
          <table:table-cell table:style-name="ce3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 table:number-columns-spanned="19" table:number-rows-spanned="1">
            <text:p>Америка</text:p>
          </table:table-cell>
          <table:covered-table-cell table:number-columns-repeated="18" table:style-name="ce5"/>
          <table:table-cell table:style-name="ce5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];[.D6];[.F6];[.H6];[.J6];[.L6];[.N6];[.P6];[.R6])" office:value-type="float" office:value="0">
            <text:p>0</text:p>
          </table:table-cell>
          <table:table-cell table:style-name="ce7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8];[.D8];[.F8];[.H8];[.J8];[.L8];[.N8];[.P8];[.R8])" office:value-type="float" office:value="1">
            <text:p>1</text:p>
          </table:table-cell>
          <table:table-cell table:style-name="ce7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0];[.D10];[.F10];[.H10];[.J10];[.L10];[.N10];[.P10];[.R10])" office:value-type="float" office:value="1">
            <text:p>1</text:p>
          </table:table-cell>
          <table:table-cell table:style-name="ce7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2];[.D12];[.F12];[.H12];[.J12];[.L12];[.N12];[.P12];[.R12])" office:value-type="float" office:value="2">
            <text:p>2</text:p>
          </table:table-cell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3];[.D13];[.F13];[.H13];[.J13];[.L13];[.N13];[.P13];[.R13])" office:value-type="float" office:value="2">
            <text:p>2</text:p>
          </table:table-cell>
          <table:table-cell table:style-name="ce7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5];[.D15];[.F15];[.H15];[.J15];[.L15];[.N15];[.P15];[.R15])" office:value-type="float" office:value="2">
            <text:p>2</text:p>
          </table:table-cell>
          <table:table-cell table:style-name="ce9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15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Мексика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8];[.D18];[.F18];[.H18];[.J18];[.L18];[.N18];[.P18];[.R18])" office:value-type="float" office:value="1">
            <text:p>1</text:p>
          </table:table-cell>
          <table:table-cell table:style-name="ce7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19];[.D19];[.F19];[.H19];[.J19];[.L19];[.N19];[.P19];[.R1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0];[.D20];[.F20];[.H20];[.J20];[.L20];[.N20];[.P20];[.R2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1];[.D21];[.F21];[.H21];[.J21];[.L21];[.N21];[.P21];[.R2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2];[.D22];[.F22];[.H22];[.J22];[.L22];[.N22];[.P22];[.R22])" office:value-type="float" office:value="1">
            <text:p>1</text:p>
          </table:table-cell>
          <table:table-cell table:style-name="ce7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3];[.D23];[.F23];[.H23];[.J23];[.L23];[.N23];[.P23];[.R2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4];[.D24];[.F24];[.H24];[.J24];[.L24];[.N24];[.P24];[.R24])" office:value-type="float" office:value="1">
            <text:p>1</text:p>
          </table:table-cell>
          <table:table-cell table:style-name="ce8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5];[.D25];[.F25];[.H25];[.J25];[.L25];[.N25];[.P25];[.R25])" office:value-type="float" office:value="1">
            <text:p>1</text:p>
          </table:table-cell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6];[.D26];[.F26];[.H26];[.J26];[.L26];[.N26];[.P26];[.R26])" office:value-type="float" office:value="1">
            <text:p>1</text:p>
          </table:table-cell>
          <table:table-cell table:style-name="ce7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27];[.D27];[.F27];[.H27];[.J27];[.L27];[.N27];[.P27];[.R27])" office:value-type="float" office:value="1">
            <text:p>1</text:p>
          </table:table-cell>
          <table:table-cell table:style-name="ce8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15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Россия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0];[.D30];[.F30];[.H30];[.J30];[.L30];[.N30];[.P30];[.R30])" office:value-type="float" office:value="1">
            <text:p>1</text:p>
          </table:table-cell>
          <table:table-cell table:style-name="ce7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1];[.D31];[.F31];[.H31];[.J31];[.L31];[.N31];[.P31];[.R31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2];[.D32];[.F32];[.H32];[.J32];[.L32];[.N32];[.P32];[.R3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3];[.D33];[.F33];[.H33];[.J33];[.L33];[.N33];[.P33];[.R3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4];[.D34];[.F34];[.H34];[.J34];[.L34];[.N34];[.P34];[.R34])" office:value-type="float" office:value="1">
            <text:p>1</text:p>
          </table:table-cell>
          <table:table-cell table:style-name="ce7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5];[.D35];[.F35];[.H35];[.J35];[.L35];[.N35];[.P35];[.R3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6];[.D36];[.F36];[.H36];[.J36];[.L36];[.N36];[.P36];[.R3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7];[.D37];[.F37];[.H37];[.J37];[.L37];[.N37];[.P37];[.R3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8];[.D38];[.F38];[.H38];[.J38];[.L38];[.N38];[.P38];[.R3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39];[.D39];[.F39];[.H39];[.J39];[.L39];[.N39];[.P39];[.R39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15" table:number-columns-repeated="20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Япония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2];[.D42];[.F42];[.H42];[.J42];[.L42];[.N42];[.P42];[.R42])" office:value-type="float" office:value="1">
            <text:p>1</text:p>
          </table:table-cell>
          <table:table-cell table:style-name="ce7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3];[.D43];[.F43];[.H43];[.J43];[.L43];[.N43];[.P43];[.R43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4];[.D44];[.F44];[.H44];[.J44];[.L44];[.N44];[.P44];[.R44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5];[.D45];[.F45];[.H45];[.J45];[.L45];[.N45];[.P45];[.R4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6];[.D46];[.F46];[.H46];[.J46];[.L46];[.N46];[.P46];[.R4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7];[.D47];[.F47];[.H47];[.J47];[.L47];[.N47];[.P47];[.R4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8];[.D48];[.F48];[.H48];[.J48];[.L48];[.N48];[.P48];[.R4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49];[.D49];[.F49];[.H49];[.J49];[.L49];[.N49];[.P49];[.R4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0];[.D50];[.F50];[.H50];[.J50];[.L50];[.N50];[.P50];[.R5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1];[.D51];[.F51];[.H51];[.J51];[.L51];[.N51];[.P51];[.R51])" office:value-type="float" office:value="1">
            <text:p>1</text:p>
          </table:table-cell>
          <table:table-cell table:number-columns-repeated="232"/>
        </table:table-row>
        <table:table-row table:style-name="ro2">
          <table:table-cell/>
          <table:table-cell table:style-name="ce15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Гавайи</text:p>
          </table:table-cell>
          <table:covered-table-cell table:number-columns-repeated="18" table:style-name="ce17"/>
          <table:table-cell table:style-name="ce5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4];[.D54];[.F54];[.H54];[.J54];[.L54];[.N54];[.P54];[.R54])" office:value-type="float" office:value="1">
            <text:p>1</text:p>
          </table:table-cell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5];[.D55];[.F55];[.H55];[.J55];[.L55];[.N55];[.P55];[.R55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6];[.D56];[.F56];[.H56];[.J56];[.L56];[.N56];[.P56];[.R56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7];[.D57];[.F57];[.H57];[.J57];[.L57];[.N57];[.P57];[.R57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8];[.D58];[.F58];[.H58];[.J58];[.L58];[.N58];[.P58];[.R58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59];[.D59];[.F59];[.H59];[.J59];[.L59];[.N59];[.P59];[.R59])" office:value-type="float" office:value="1">
            <text:p>1</text:p>
          </table:table-cell>
          <table:table-cell table:style-name="ce9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0];[.D60];[.F60];[.H60];[.J60];[.L60];[.N60];[.P60];[.R60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1];[.D61];[.F61];[.H61];[.J61];[.L61];[.N61];[.P61];[.R61])" office:value-type="float" office:value="1">
            <text:p>1</text:p>
          </table:table-cell>
          <table:table-cell table:style-name="ce8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2];[.D62];[.F62];[.H62];[.J62];[.L62];[.N62];[.P62];[.R62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office:value-type="float" office:value="1">
            <text:p>1</text:p>
          </table:table-cell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/>
          <table:table-cell table:style-name="ce16" table:formula="oooc:=SUM([.B63];[.D63];[.F63];[.H63];[.J63];[.L63];[.N63];[.P63];[.R63])" office:value-type="float" office:value="1">
            <text:p>1</text:p>
          </table:table-cell>
          <table:table-cell table:style-name="ce9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4"/>
          <table:table-cell table:style-name="ce5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8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9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7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Рецепты ингред" table:style-name="ta1" table:print="false">
        <table:table-column table:style-name="co4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30"/>
        <table:table-column table:style-name="co6" table:default-cell-style-name="Default"/>
        <table:table-column table:style-name="co8" table:default-cell-style-name="ce44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30"/>
        <table:table-column table:style-name="co6" table:default-cell-style-name="Default"/>
        <table:table-column table:style-name="co5" table:default-cell-style-name="ce44"/>
        <table:table-column table:style-name="co3" table:number-columns-repeated="217" table:default-cell-style-name="Default"/>
        <table:table-row table:style-name="ro1">
          <table:table-cell table:style-name="ce18"/>
          <table:table-cell table:style-name="ce1" office:value-type="string" table:number-columns-spanned="24" table:number-rows-spanned="1">
            <text:p>Распределение рецептов по уровням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style-name="ce37"/>
          <table:table-cell table:style-name="ce4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2"/>
          <table:table-cell table:number-columns-repeated="217"/>
        </table:table-row>
        <table:table-row table:style-name="ro2">
          <table:table-cell table:style-name="ce1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style-name="ce4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2"/>
          <table:table-cell table:number-columns-repeated="217"/>
        </table:table-row>
        <table:table-row table:style-name="ro2">
          <table:table-cell table:style-name="ce18" office:value-type="string">
            <text:p>Уровень</text:p>
          </table:table-cell>
          <table:table-cell table:style-name="ce25" office:value-type="float" office:value="1" table:number-columns-spanned="2" table:number-rows-spanned="1">
            <text:p>1</text:p>
          </table:table-cell>
          <table:covered-table-cell/>
          <table:table-cell table:style-name="ce25" office:value-type="float" office:value="2" table:number-columns-spanned="2" table:number-rows-spanned="1">
            <text:p>2</text:p>
          </table:table-cell>
          <table:covered-table-cell/>
          <table:table-cell table:style-name="ce25" office:value-type="float" office:value="3" table:number-columns-spanned="2" table:number-rows-spanned="1">
            <text:p>3</text:p>
          </table:table-cell>
          <table:covered-table-cell/>
          <table:table-cell table:style-name="ce25" office:value-type="float" office:value="4" table:number-columns-spanned="2" table:number-rows-spanned="1">
            <text:p>4</text:p>
          </table:table-cell>
          <table:covered-table-cell/>
          <table:table-cell table:style-name="ce25" office:value-type="float" office:value="5" table:number-columns-spanned="2" table:number-rows-spanned="1">
            <text:p>5</text:p>
          </table:table-cell>
          <table:covered-table-cell/>
          <table:table-cell table:style-name="ce25" office:value-type="float" office:value="6" table:number-columns-spanned="2" table:number-rows-spanned="1">
            <text:p>6</text:p>
          </table:table-cell>
          <table:covered-table-cell/>
          <table:table-cell table:style-name="ce25" office:value-type="float" office:value="7" table:number-columns-spanned="2" table:number-rows-spanned="1">
            <text:p>7</text:p>
          </table:table-cell>
          <table:covered-table-cell/>
          <table:table-cell table:style-name="ce25" office:value-type="float" office:value="8" table:number-columns-spanned="2" table:number-rows-spanned="1">
            <text:p>8</text:p>
          </table:table-cell>
          <table:covered-table-cell/>
          <table:table-cell table:style-name="ce25" office:value-type="float" office:value="9" table:number-columns-spanned="2" table:number-rows-spanned="1">
            <text:p>9</text:p>
          </table:table-cell>
          <table:covered-table-cell/>
          <table:table-cell table:style-name="ce25" office:value-type="float" office:value="10" table:number-columns-spanned="2" table:number-rows-spanned="1">
            <text:p>10</text:p>
          </table:table-cell>
          <table:covered-table-cell/>
          <table:table-cell table:style-name="ce25" office:value-type="float" office:value="11" table:number-columns-spanned="2" table:number-rows-spanned="1">
            <text:p>11</text:p>
          </table:table-cell>
          <table:covered-table-cell/>
          <table:table-cell table:style-name="ce25" office:value-type="float" office:value="12" table:number-columns-spanned="2" table:number-rows-spanned="1">
            <text:p>12</text:p>
          </table:table-cell>
          <table:covered-table-cell/>
          <table:table-cell table:style-name="ce37"/>
          <table:table-cell table:style-name="ce46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25" office:value-type="float" office:value="2" table:number-columns-spanned="2" table:number-rows-spanned="1">
            <text:p>2</text:p>
          </table:table-cell>
          <table:covered-table-cell/>
          <table:table-cell table:style-name="ce25" office:value-type="float" office:value="3" table:number-columns-spanned="2" table:number-rows-spanned="1">
            <text:p>3</text:p>
          </table:table-cell>
          <table:covered-table-cell/>
          <table:table-cell table:style-name="ce25" office:value-type="float" office:value="4" table:number-columns-spanned="2" table:number-rows-spanned="1">
            <text:p>4</text:p>
          </table:table-cell>
          <table:covered-table-cell/>
          <table:table-cell table:style-name="ce25" office:value-type="float" office:value="5" table:number-columns-spanned="2" table:number-rows-spanned="1">
            <text:p>5</text:p>
          </table:table-cell>
          <table:covered-table-cell/>
          <table:table-cell table:style-name="ce25" office:value-type="float" office:value="6" table:number-columns-spanned="2" table:number-rows-spanned="1">
            <text:p>6</text:p>
          </table:table-cell>
          <table:covered-table-cell/>
          <table:table-cell table:style-name="ce22"/>
          <table:table-cell table:number-columns-repeated="217"/>
        </table:table-row>
        <table:table-row table:style-name="ro2">
          <table:table-cell table:style-name="ce18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37"/>
          <table:table-cell table:style-name="ce4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22"/>
          <table:table-cell table:number-columns-repeated="217"/>
        </table:table-row>
        <table:table-row table:style-name="ro2">
          <table:table-cell table:style-name="ce19"/>
          <table:table-cell table:style-name="ce26" office:value-type="string" table:number-columns-spanned="25" table:number-rows-spanned="1">
            <text:p>Америка</text:p>
          </table:table-cell>
          <table:covered-table-cell table:number-columns-repeated="23" table:style-name="ce5"/>
          <table:covered-table-cell table:style-name="ce38"/>
          <table:table-cell table:style-name="ce47"/>
          <table:table-cell table:style-name="ce5" table:number-columns-repeated="11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27" office:value-type="string" table:number-columns-spanned="2" table:number-rows-spanned="1">
            <text:p>Squash + Tomato</text:p>
          </table:table-cell>
          <table:covered-table-cell table:style-name="ce31"/>
          <table:table-cell table:style-name="ce11" office:value-type="string" table:number-columns-spanned="2" table:number-rows-spanned="1">
            <text:p>Chicken Squash</text:p>
          </table:table-cell>
          <table:covered-table-cell table:style-name="ce14"/>
          <table:table-cell table:style-name="ce11" office:value-type="string" table:number-columns-spanned="2" table:number-rows-spanned="1">
            <text:p>Pasta + Tomato</text:p>
          </table:table-cell>
          <table:covered-table-cell table:style-name="ce14"/>
          <table:table-cell table:style-name="ce11" office:value-type="string" table:number-columns-spanned="2" table:number-rows-spanned="1">
            <text:p>Pin + Tomato</text:p>
          </table:table-cell>
          <table:covered-table-cell table:style-name="ce14"/>
          <table:table-cell table:style-name="ce11" office:value-type="string" table:number-columns-spanned="2" table:number-rows-spanned="1">
            <text:p>Carib Chicken</text:p>
          </table:table-cell>
          <table:covered-table-cell table:style-name="ce36"/>
          <table:table-cell table:style-name="ce11" office:value-type="string" table:number-columns-spanned="2" table:number-rows-spanned="1">
            <text:p>Baked Chicken</text:p>
          </table:table-cell>
          <table:covered-table-cell table:style-name="ce14"/>
          <table:table-cell table:style-name="ce11" office:value-type="string" table:number-columns-spanned="2" table:number-rows-spanned="1">
            <text:p>Pin Lasagna</text:p>
          </table:table-cell>
          <table:covered-table-cell table:style-name="ce14"/>
          <table:table-cell table:style-name="ce11" office:value-type="string" table:number-columns-spanned="2" table:number-rows-spanned="1">
            <text:p>Squash Soup</text:p>
          </table:table-cell>
          <table:covered-table-cell table:style-name="ce14"/>
          <table:table-cell table:style-name="ce11" office:value-type="string" table:number-columns-spanned="2" table:number-rows-spanned="1">
            <text:p>Grilled Meat</text:p>
          </table:table-cell>
          <table:covered-table-cell table:style-name="ce14"/>
          <table:table-cell table:style-name="ce11" office:value-type="string" table:number-columns-spanned="2" table:number-rows-spanned="1">
            <text:p>Spagh+Tom+Chi</text:p>
          </table:table-cell>
          <table:covered-table-cell table:style-name="ce14"/>
          <table:table-cell table:style-name="ce11" office:value-type="string" table:number-columns-spanned="2" table:number-rows-spanned="1">
            <text:p>Chick Pasta</text:p>
          </table:table-cell>
          <table:covered-table-cell table:style-name="ce14"/>
          <table:table-cell table:style-name="ce11" office:value-type="string" table:number-columns-spanned="2" table:number-rows-spanned="1">
            <text:p>C-P Pasta Pock</text:p>
          </table:table-cell>
          <table:covered-table-cell table:style-name="ce36"/>
          <table:table-cell table:style-name="ce39"/>
          <table:table-cell table:style-name="ce48" table:number-columns-spanned="2" table:number-rows-spanned="1">
            <draw:frame table:end-cell-address="'Рецепты ингред'.AA6" table:end-x="1.081cm" table:end-y="0.729cm" draw:z-index="6" draw:name="Изображения 7" draw:style-name="gr1" draw:text-style-name="P1" svg:width="0.948cm" svg:height="0.684cm" svg:x="0.132cm" svg:y="0.044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C6" table:end-x="1.158cm" table:end-y="0.729cm" draw:z-index="7" draw:name="Изображения 8" draw:style-name="gr1" draw:text-style-name="P1" svg:width="0.803cm" svg:height="0.657cm" svg:x="0.354cm" svg:y="0.071cm">
              <draw:image xlink:href="../../py/img/ingredients/pasta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7" table:end-x="1.076cm" table:end-y="0.036cm" draw:z-index="8" draw:name="Изображения 9" draw:style-name="gr1" draw:text-style-name="P1" svg:width="0.747cm" svg:height="0.74cm" svg:x="0.328cm" svg:y="0.042cm">
              <draw:image xlink:href="../../py/img/ingredients/pumpkin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53" table:number-columns-spanned="2" table:number-rows-spanned="1">
            <draw:frame table:end-cell-address="'Рецепты ингред'.AG6" table:end-x="1.049cm" table:end-y="0.729cm" draw:z-index="9" draw:name="Изображения 10" draw:style-name="gr1" draw:text-style-name="P1" svg:width="0.748cm" svg:height="0.711cm" svg:x="0.3cm" svg:y="0.017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I7" table:end-x="1.079cm" table:end-y="0.008cm" draw:z-index="10" draw:name="Изображения 11" draw:style-name="gr1" draw:text-style-name="P1" svg:width="0.775cm" svg:height="0.685cm" svg:x="0.303cm" svg:y="0.069cm">
              <draw:image xlink:href="../../py/img/ingredients/milk.icon.png" xlink:type="simple" xlink:show="embed" xlink:actuate="onLoad">
                <text:p/>
              </draw:image>
            </draw:frame>
          </table:table-cell>
          <table:covered-table-cell table:style-name="ce14">
            <draw:frame table:end-cell-address="'Рецепты ингред'.AK7" table:end-x="0.662cm" table:end-y="0.009cm" draw:z-index="11" draw:name="Изображения 12" draw:style-name="gr1" draw:text-style-name="P1" svg:width="0.665cm" svg:height="0.684cm" svg:x="0.993cm" svg:y="0.071cm">
              <draw:image xlink:href="../../py/img/ingredients/pineapple.icon.png" xlink:type="simple" xlink:show="embed" xlink:actuate="onLoad">
                <text:p/>
              </draw:image>
            </draw:frame>
          </table:covered-table-cell>
          <table:table-cell table:style-name="ce11" table:number-columns-spanned="2" table:number-rows-spanned="1"/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1">
            <text:p>1</text:p>
          </table:table-cell>
          <table:table-cell table:style-name="ce28" table:formula="oooc:=['1 _ American'.K3]" office:value-type="float" office:value="0">
            <text:p>0</text:p>
          </table:table-cell>
          <table:table-cell table:style-name="ce32"/>
          <table:table-cell table:style-name="ce28" table:formula="oooc:=['1 _ American'.K4]" office:value-type="float" office:value="0">
            <text:p>0</text:p>
          </table:table-cell>
          <table:table-cell table:style-name="ce32"/>
          <table:table-cell table:style-name="ce28" table:formula="oooc:=['1 _ American'.K5]" office:value-type="float" office:value="0">
            <text:p>0</text:p>
          </table:table-cell>
          <table:table-cell table:style-name="ce32"/>
          <table:table-cell table:style-name="ce28" table:formula="oooc:=['1 _ American'.K6]" office:value-type="float" office:value="0">
            <text:p>0</text:p>
          </table:table-cell>
          <table:table-cell table:style-name="ce32"/>
          <table:table-cell table:style-name="ce28" table:formula="oooc:=['1 _ American'.K7]" office:value-type="float" office:value="0">
            <text:p>0</text:p>
          </table:table-cell>
          <table:table-cell table:style-name="ce32"/>
          <table:table-cell table:style-name="ce28" table:formula="oooc:=['1 _ American'.K8]" office:value-type="float" office:value="0">
            <text:p>0</text:p>
          </table:table-cell>
          <table:table-cell table:style-name="ce32"/>
          <table:table-cell table:style-name="ce28" table:formula="oooc:=['1 _ American'.K9]" office:value-type="float" office:value="0">
            <text:p>0</text:p>
          </table:table-cell>
          <table:table-cell table:style-name="ce32"/>
          <table:table-cell table:style-name="ce28" table:formula="oooc:=['1 _ American'.K10]" office:value-type="float" office:value="0">
            <text:p>0</text:p>
          </table:table-cell>
          <table:table-cell table:style-name="ce32"/>
          <table:table-cell table:style-name="ce28" table:formula="oooc:=['1 _ American'.K11]" office:value-type="float" office:value="1">
            <text:p>1</text:p>
          </table:table-cell>
          <table:table-cell table:style-name="ce32"/>
          <table:table-cell table:style-name="ce28" table:formula="oooc:=['1 _ American'.K12]" office:value-type="float" office:value="0">
            <text:p>0</text:p>
          </table:table-cell>
          <table:table-cell table:style-name="ce32"/>
          <table:table-cell table:style-name="ce28" table:formula="oooc:=['1 _ American'.K13]" office:value-type="float" office:value="0">
            <text:p>0</text:p>
          </table:table-cell>
          <table:table-cell table:style-name="ce32"/>
          <table:table-cell table:style-name="ce28" table:formula="oooc:=['1 _ American'.K14]" office:value-type="float" office:value="0">
            <text:p>0</text:p>
          </table:table-cell>
          <table:table-cell table:style-name="ce32"/>
          <table:table-cell table:style-name="ce40" table:formula="oooc:=IF([.B7]&gt;0;1;0)+IF([.D7]&gt;0;1;0)+IF([.F7]&gt;0;1;0)+IF([.H7]&gt;0;1;0)+IF([.J7]&gt;0;1;0)+IF([.L7]&gt;0;1;0)+IF([.N7]&gt;0;1;0)+IF([.P7]&gt;0;1;0)+IF([.R7]&gt;0;1;0)+IF([.T7]&gt;0;1;0)+IF([.V7]&gt;0;1;0)+IF([.X7]&gt;0;1;0)" office:value-type="float" office:value="1">
            <text:p>1</text:p>
          </table:table-cell>
          <table:table-cell table:style-name="ce28" table:formula="oooc:=['1 _ American'.K20]" office:value-type="float" office:value="8">
            <text:p>8</text:p>
          </table:table-cell>
          <table:table-cell table:style-name="ce3"/>
          <table:table-cell table:style-name="ce28" table:formula="oooc:=['1 _ American'.K21]" office:value-type="float" office:value="0">
            <text:p>0</text:p>
          </table:table-cell>
          <table:table-cell table:style-name="ce3"/>
          <table:table-cell table:style-name="ce28" table:formula="oooc:=['1 _ American'.K22]" office:value-type="float" office:value="0">
            <text:p>0</text:p>
          </table:table-cell>
          <table:table-cell table:style-name="ce3"/>
          <table:table-cell table:style-name="ce28" table:formula="oooc:=['1 _ American'.K23]" office:value-type="float" office:value="5">
            <text:p>5</text:p>
          </table:table-cell>
          <table:table-cell table:style-name="ce3"/>
          <table:table-cell table:style-name="ce28" table:formula="oooc:=['1 _ American'.K24]" office:value-type="float" office:value="0">
            <text:p>0</text:p>
          </table:table-cell>
          <table:table-cell table:style-name="ce3"/>
          <table:table-cell table:style-name="ce28" table:formula="oooc:=['1 _ American'.K25]" office:value-type="float" office:value="5">
            <text:p>5</text:p>
          </table:table-cell>
          <table:table-cell table:style-name="ce3"/>
          <table:table-cell table:style-name="ce40" table:formula="oooc:=IF([.O7]&gt;0;1;0)+IF([.Q7]&gt;0;1;0)+IF([.S7]&gt;0;1;0)+IF([.U7]&gt;0;1;0)+IF([.W7]&gt;0;1;0)+IF([.Y7]&gt;0;1;0)+IF([.AA7]&gt;0;1;0)+IF([.AC7]&gt;0;1;0)+IF([.AE7]&gt;0;1;0)+IF([.AG7]&gt;0;1;0)+IF([.AI7]&gt;0;1;0)+IF([.AK7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2">
            <text:p>2</text:p>
          </table:table-cell>
          <table:table-cell table:style-name="ce28" table:formula="oooc:=['1 _ American'.L3]" office:value-type="float" office:value="0">
            <text:p>0</text:p>
          </table:table-cell>
          <table:table-cell table:style-name="ce32"/>
          <table:table-cell table:style-name="ce28" table:formula="oooc:=['1 _ American'.L4]" office:value-type="float" office:value="0">
            <text:p>0</text:p>
          </table:table-cell>
          <table:table-cell table:style-name="ce32"/>
          <table:table-cell table:style-name="ce28" table:formula="oooc:=['1 _ American'.L5]" office:value-type="float" office:value="0">
            <text:p>0</text:p>
          </table:table-cell>
          <table:table-cell table:style-name="ce32"/>
          <table:table-cell table:style-name="ce28" table:formula="oooc:=['1 _ American'.L6]" office:value-type="float" office:value="5">
            <text:p>5</text:p>
          </table:table-cell>
          <table:table-cell table:style-name="ce32"/>
          <table:table-cell table:style-name="ce28" table:formula="oooc:=['1 _ American'.L7]" office:value-type="float" office:value="0">
            <text:p>0</text:p>
          </table:table-cell>
          <table:table-cell table:style-name="ce32"/>
          <table:table-cell table:style-name="ce28" table:formula="oooc:=['1 _ American'.L8]" office:value-type="float" office:value="0">
            <text:p>0</text:p>
          </table:table-cell>
          <table:table-cell table:style-name="ce32"/>
          <table:table-cell table:style-name="ce28" table:formula="oooc:=['1 _ American'.L9]" office:value-type="float" office:value="0">
            <text:p>0</text:p>
          </table:table-cell>
          <table:table-cell table:style-name="ce32"/>
          <table:table-cell table:style-name="ce28" table:formula="oooc:=['1 _ American'.L10]" office:value-type="float" office:value="0">
            <text:p>0</text:p>
          </table:table-cell>
          <table:table-cell table:style-name="ce32"/>
          <table:table-cell table:style-name="ce28" table:formula="oooc:=['1 _ American'.L11]" office:value-type="float" office:value="2">
            <text:p>2</text:p>
          </table:table-cell>
          <table:table-cell table:style-name="ce32"/>
          <table:table-cell table:style-name="ce28" table:formula="oooc:=['1 _ American'.L12]" office:value-type="float" office:value="0">
            <text:p>0</text:p>
          </table:table-cell>
          <table:table-cell table:style-name="ce32"/>
          <table:table-cell table:style-name="ce28" table:formula="oooc:=['1 _ American'.L13]" office:value-type="float" office:value="0">
            <text:p>0</text:p>
          </table:table-cell>
          <table:table-cell table:style-name="ce32"/>
          <table:table-cell table:style-name="ce28" table:formula="oooc:=['1 _ American'.L14]" office:value-type="float" office:value="0">
            <text:p>0</text:p>
          </table:table-cell>
          <table:table-cell table:style-name="ce32"/>
          <table:table-cell table:style-name="ce40" table:formula="oooc:=IF([.B8]&gt;0;1;0)+IF([.D8]&gt;0;1;0)+IF([.F8]&gt;0;1;0)+IF([.H8]&gt;0;1;0)+IF([.J8]&gt;0;1;0)+IF([.L8]&gt;0;1;0)+IF([.N8]&gt;0;1;0)+IF([.P8]&gt;0;1;0)+IF([.R8]&gt;0;1;0)+IF([.T8]&gt;0;1;0)+IF([.V8]&gt;0;1;0)+IF([.X8]&gt;0;1;0)" office:value-type="float" office:value="2">
            <text:p>2</text:p>
          </table:table-cell>
          <table:table-cell table:style-name="ce28" table:formula="oooc:=['1 _ American'.L20]" office:value-type="float" office:value="16">
            <text:p>16</text:p>
          </table:table-cell>
          <table:table-cell table:style-name="ce3"/>
          <table:table-cell table:style-name="ce28" table:formula="oooc:=['1 _ American'.L21]" office:value-type="float" office:value="0">
            <text:p>0</text:p>
          </table:table-cell>
          <table:table-cell table:style-name="ce3"/>
          <table:table-cell table:style-name="ce28" table:formula="oooc:=['1 _ American'.L22]" office:value-type="float" office:value="0">
            <text:p>0</text:p>
          </table:table-cell>
          <table:table-cell table:style-name="ce3"/>
          <table:table-cell table:style-name="ce28" table:formula="oooc:=['1 _ American'.L23]" office:value-type="float" office:value="40">
            <text:p>40</text:p>
          </table:table-cell>
          <table:table-cell table:style-name="ce3"/>
          <table:table-cell table:style-name="ce28" table:formula="oooc:=['1 _ American'.L24]" office:value-type="float" office:value="0">
            <text:p>0</text:p>
          </table:table-cell>
          <table:table-cell table:style-name="ce3"/>
          <table:table-cell table:style-name="ce28" table:formula="oooc:=['1 _ American'.L25]" office:value-type="float" office:value="45">
            <text:p>45</text:p>
          </table:table-cell>
          <table:table-cell table:style-name="ce3"/>
          <table:table-cell table:style-name="ce40" table:formula="oooc:=IF([.O8]&gt;0;1;0)+IF([.Q8]&gt;0;1;0)+IF([.S8]&gt;0;1;0)+IF([.U8]&gt;0;1;0)+IF([.W8]&gt;0;1;0)+IF([.Y8]&gt;0;1;0)+IF([.AA8]&gt;0;1;0)+IF([.AC8]&gt;0;1;0)+IF([.AE8]&gt;0;1;0)+IF([.AG8]&gt;0;1;0)+IF([.AI8]&gt;0;1;0)+IF([.AK8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3">
            <text:p>3</text:p>
          </table:table-cell>
          <table:table-cell table:style-name="ce28" table:formula="oooc:=['1 _ American'.M3]" office:value-type="float" office:value="0">
            <text:p>0</text:p>
          </table:table-cell>
          <table:table-cell table:style-name="ce32"/>
          <table:table-cell table:style-name="ce28" table:formula="oooc:=['1 _ American'.M4]" office:value-type="float" office:value="0">
            <text:p>0</text:p>
          </table:table-cell>
          <table:table-cell table:style-name="ce32"/>
          <table:table-cell table:style-name="ce28" table:formula="oooc:=['1 _ American'.M5]" office:value-type="float" office:value="0">
            <text:p>0</text:p>
          </table:table-cell>
          <table:table-cell table:style-name="ce32"/>
          <table:table-cell table:style-name="ce28" table:formula="oooc:=['1 _ American'.M6]" office:value-type="float" office:value="2">
            <text:p>2</text:p>
          </table:table-cell>
          <table:table-cell table:style-name="ce32"/>
          <table:table-cell table:style-name="ce28" table:formula="oooc:=['1 _ American'.M7]" office:value-type="float" office:value="3">
            <text:p>3</text:p>
          </table:table-cell>
          <table:table-cell table:style-name="ce32"/>
          <table:table-cell table:style-name="ce28" table:formula="oooc:=['1 _ American'.M8]" office:value-type="float" office:value="0">
            <text:p>0</text:p>
          </table:table-cell>
          <table:table-cell table:style-name="ce32"/>
          <table:table-cell table:style-name="ce28" table:formula="oooc:=['1 _ American'.M9]" office:value-type="float" office:value="0">
            <text:p>0</text:p>
          </table:table-cell>
          <table:table-cell table:style-name="ce32"/>
          <table:table-cell table:style-name="ce28" table:formula="oooc:=['1 _ American'.M10]" office:value-type="float" office:value="0">
            <text:p>0</text:p>
          </table:table-cell>
          <table:table-cell table:style-name="ce32"/>
          <table:table-cell table:style-name="ce28" table:formula="oooc:=['1 _ American'.M11]" office:value-type="float" office:value="0">
            <text:p>0</text:p>
          </table:table-cell>
          <table:table-cell table:style-name="ce32"/>
          <table:table-cell table:style-name="ce28" table:formula="oooc:=['1 _ American'.M12]" office:value-type="float" office:value="3">
            <text:p>3</text:p>
          </table:table-cell>
          <table:table-cell table:style-name="ce32"/>
          <table:table-cell table:style-name="ce28" table:formula="oooc:=['1 _ American'.M13]" office:value-type="float" office:value="0">
            <text:p>0</text:p>
          </table:table-cell>
          <table:table-cell table:style-name="ce32"/>
          <table:table-cell table:style-name="ce28" table:formula="oooc:=['1 _ American'.M14]" office:value-type="float" office:value="0">
            <text:p>0</text:p>
          </table:table-cell>
          <table:table-cell table:style-name="ce32"/>
          <table:table-cell table:style-name="ce40" table:formula="oooc:=IF([.B9]&gt;0;1;0)+IF([.D9]&gt;0;1;0)+IF([.F9]&gt;0;1;0)+IF([.H9]&gt;0;1;0)+IF([.J9]&gt;0;1;0)+IF([.L9]&gt;0;1;0)+IF([.N9]&gt;0;1;0)+IF([.P9]&gt;0;1;0)+IF([.R9]&gt;0;1;0)+IF([.T9]&gt;0;1;0)+IF([.V9]&gt;0;1;0)+IF([.X9]&gt;0;1;0)" office:value-type="float" office:value="3">
            <text:p>3</text:p>
          </table:table-cell>
          <table:table-cell table:style-name="ce28" table:formula="oooc:=['1 _ American'.M20]" office:value-type="float" office:value="39">
            <text:p>39</text:p>
          </table:table-cell>
          <table:table-cell table:style-name="ce3"/>
          <table:table-cell table:style-name="ce28" table:formula="oooc:=['1 _ American'.M21]" office:value-type="float" office:value="24">
            <text:p>24</text:p>
          </table:table-cell>
          <table:table-cell table:style-name="ce3"/>
          <table:table-cell table:style-name="ce28" table:formula="oooc:=['1 _ American'.M22]" office:value-type="float" office:value="0">
            <text:p>0</text:p>
          </table:table-cell>
          <table:table-cell table:style-name="ce3"/>
          <table:table-cell table:style-name="ce28" table:formula="oooc:=['1 _ American'.M23]" office:value-type="float" office:value="27">
            <text:p>27</text:p>
          </table:table-cell>
          <table:table-cell table:style-name="ce3"/>
          <table:table-cell table:style-name="ce28" table:formula="oooc:=['1 _ American'.M24]" office:value-type="float" office:value="0">
            <text:p>0</text:p>
          </table:table-cell>
          <table:table-cell table:style-name="ce3"/>
          <table:table-cell table:style-name="ce28" table:formula="oooc:=['1 _ American'.M25]" office:value-type="float" office:value="29">
            <text:p>29</text:p>
          </table:table-cell>
          <table:table-cell table:style-name="ce3"/>
          <table:table-cell table:style-name="ce40" table:formula="oooc:=IF([.O9]&gt;0;1;0)+IF([.Q9]&gt;0;1;0)+IF([.S9]&gt;0;1;0)+IF([.U9]&gt;0;1;0)+IF([.W9]&gt;0;1;0)+IF([.Y9]&gt;0;1;0)+IF([.AA9]&gt;0;1;0)+IF([.AC9]&gt;0;1;0)+IF([.AE9]&gt;0;1;0)+IF([.AG9]&gt;0;1;0)+IF([.AI9]&gt;0;1;0)+IF([.AK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4">
            <text:p>4</text:p>
          </table:table-cell>
          <table:table-cell table:style-name="ce28" table:formula="oooc:=['1 _ American'.N3]" office:value-type="float" office:value="0">
            <text:p>0</text:p>
          </table:table-cell>
          <table:table-cell table:style-name="ce32"/>
          <table:table-cell table:style-name="ce28" table:formula="oooc:=['1 _ American'.N4]" office:value-type="float" office:value="0">
            <text:p>0</text:p>
          </table:table-cell>
          <table:table-cell table:style-name="ce32"/>
          <table:table-cell table:style-name="ce28" table:formula="oooc:=['1 _ American'.N5]" office:value-type="float" office:value="0">
            <text:p>0</text:p>
          </table:table-cell>
          <table:table-cell table:style-name="ce32"/>
          <table:table-cell table:style-name="ce28" table:formula="oooc:=['1 _ American'.N6]" office:value-type="float" office:value="0">
            <text:p>0</text:p>
          </table:table-cell>
          <table:table-cell table:style-name="ce32"/>
          <table:table-cell table:style-name="ce28" table:formula="oooc:=['1 _ American'.N7]" office:value-type="float" office:value="1">
            <text:p>1</text:p>
          </table:table-cell>
          <table:table-cell table:style-name="ce32"/>
          <table:table-cell table:style-name="ce28" table:formula="oooc:=['1 _ American'.N8]" office:value-type="float" office:value="2">
            <text:p>2</text:p>
          </table:table-cell>
          <table:table-cell table:style-name="ce32"/>
          <table:table-cell table:style-name="ce28" table:formula="oooc:=['1 _ American'.N9]" office:value-type="float" office:value="2">
            <text:p>2</text:p>
          </table:table-cell>
          <table:table-cell table:style-name="ce32"/>
          <table:table-cell table:style-name="ce28" table:formula="oooc:=['1 _ American'.N10]" office:value-type="float" office:value="0">
            <text:p>0</text:p>
          </table:table-cell>
          <table:table-cell table:style-name="ce32"/>
          <table:table-cell table:style-name="ce28" table:formula="oooc:=['1 _ American'.N11]" office:value-type="float" office:value="0">
            <text:p>0</text:p>
          </table:table-cell>
          <table:table-cell table:style-name="ce32"/>
          <table:table-cell table:style-name="ce28" table:formula="oooc:=['1 _ American'.N12]" office:value-type="float" office:value="0">
            <text:p>0</text:p>
          </table:table-cell>
          <table:table-cell table:style-name="ce32"/>
          <table:table-cell table:style-name="ce28" table:formula="oooc:=['1 _ American'.N13]" office:value-type="float" office:value="0">
            <text:p>0</text:p>
          </table:table-cell>
          <table:table-cell table:style-name="ce32"/>
          <table:table-cell table:style-name="ce28" table:formula="oooc:=['1 _ American'.N14]" office:value-type="float" office:value="0">
            <text:p>0</text:p>
          </table:table-cell>
          <table:table-cell table:style-name="ce32"/>
          <table:table-cell table:style-name="ce40" table:formula="oooc:=IF([.B10]&gt;0;1;0)+IF([.D10]&gt;0;1;0)+IF([.F10]&gt;0;1;0)+IF([.H10]&gt;0;1;0)+IF([.J10]&gt;0;1;0)+IF([.L10]&gt;0;1;0)+IF([.N10]&gt;0;1;0)+IF([.P10]&gt;0;1;0)+IF([.R10]&gt;0;1;0)+IF([.T10]&gt;0;1;0)+IF([.V10]&gt;0;1;0)+IF([.X10]&gt;0;1;0)" office:value-type="float" office:value="3">
            <text:p>3</text:p>
          </table:table-cell>
          <table:table-cell table:style-name="ce28" table:formula="oooc:=['1 _ American'.N20]" office:value-type="float" office:value="24">
            <text:p>24</text:p>
          </table:table-cell>
          <table:table-cell table:style-name="ce3"/>
          <table:table-cell table:style-name="ce28" table:formula="oooc:=['1 _ American'.N21]" office:value-type="float" office:value="12">
            <text:p>12</text:p>
          </table:table-cell>
          <table:table-cell table:style-name="ce3"/>
          <table:table-cell table:style-name="ce28" table:formula="oooc:=['1 _ American'.N22]" office:value-type="float" office:value="0">
            <text:p>0</text:p>
          </table:table-cell>
          <table:table-cell table:style-name="ce3"/>
          <table:table-cell table:style-name="ce28" table:formula="oooc:=['1 _ American'.N23]" office:value-type="float" office:value="0">
            <text:p>0</text:p>
          </table:table-cell>
          <table:table-cell table:style-name="ce3"/>
          <table:table-cell table:style-name="ce28" table:formula="oooc:=['1 _ American'.N24]" office:value-type="float" office:value="22">
            <text:p>22</text:p>
          </table:table-cell>
          <table:table-cell table:style-name="ce3"/>
          <table:table-cell table:style-name="ce28" table:formula="oooc:=['1 _ American'.N25]" office:value-type="float" office:value="17">
            <text:p>17</text:p>
          </table:table-cell>
          <table:table-cell table:style-name="ce3"/>
          <table:table-cell table:style-name="ce40" table:formula="oooc:=IF([.O10]&gt;0;1;0)+IF([.Q10]&gt;0;1;0)+IF([.S10]&gt;0;1;0)+IF([.U10]&gt;0;1;0)+IF([.W10]&gt;0;1;0)+IF([.Y10]&gt;0;1;0)+IF([.AA10]&gt;0;1;0)+IF([.AC10]&gt;0;1;0)+IF([.AE10]&gt;0;1;0)+IF([.AG10]&gt;0;1;0)+IF([.AI10]&gt;0;1;0)+IF([.AK1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5">
            <text:p>5</text:p>
          </table:table-cell>
          <table:table-cell table:style-name="ce28" table:formula="oooc:=['1 _ American'.O3]" office:value-type="float" office:value="0">
            <text:p>0</text:p>
          </table:table-cell>
          <table:table-cell table:style-name="ce32"/>
          <table:table-cell table:style-name="ce28" table:formula="oooc:=['1 _ American'.O4]" office:value-type="float" office:value="3">
            <text:p>3</text:p>
          </table:table-cell>
          <table:table-cell table:style-name="ce32"/>
          <table:table-cell table:style-name="ce28" table:formula="oooc:=['1 _ American'.O5]" office:value-type="float" office:value="0">
            <text:p>0</text:p>
          </table:table-cell>
          <table:table-cell table:style-name="ce32"/>
          <table:table-cell table:style-name="ce28" table:formula="oooc:=['1 _ American'.O6]" office:value-type="float" office:value="0">
            <text:p>0</text:p>
          </table:table-cell>
          <table:table-cell table:style-name="ce32"/>
          <table:table-cell table:style-name="ce28" table:formula="oooc:=['1 _ American'.O7]" office:value-type="float" office:value="1">
            <text:p>1</text:p>
          </table:table-cell>
          <table:table-cell table:style-name="ce32"/>
          <table:table-cell table:style-name="ce28" table:formula="oooc:=['1 _ American'.O8]" office:value-type="float" office:value="1">
            <text:p>1</text:p>
          </table:table-cell>
          <table:table-cell table:style-name="ce32"/>
          <table:table-cell table:style-name="ce28" table:formula="oooc:=['1 _ American'.O9]" office:value-type="float" office:value="0">
            <text:p>0</text:p>
          </table:table-cell>
          <table:table-cell table:style-name="ce32"/>
          <table:table-cell table:style-name="ce28" table:formula="oooc:=['1 _ American'.O10]" office:value-type="float" office:value="5">
            <text:p>5</text:p>
          </table:table-cell>
          <table:table-cell table:style-name="ce32"/>
          <table:table-cell table:style-name="ce28" table:formula="oooc:=['1 _ American'.O11]" office:value-type="float" office:value="0">
            <text:p>0</text:p>
          </table:table-cell>
          <table:table-cell table:style-name="ce32"/>
          <table:table-cell table:style-name="ce28" table:formula="oooc:=['1 _ American'.O12]" office:value-type="float" office:value="0">
            <text:p>0</text:p>
          </table:table-cell>
          <table:table-cell table:style-name="ce32"/>
          <table:table-cell table:style-name="ce28" table:formula="oooc:=['1 _ American'.O13]" office:value-type="float" office:value="0">
            <text:p>0</text:p>
          </table:table-cell>
          <table:table-cell table:style-name="ce32"/>
          <table:table-cell table:style-name="ce28" table:formula="oooc:=['1 _ American'.O14]" office:value-type="float" office:value="0">
            <text:p>0</text:p>
          </table:table-cell>
          <table:table-cell table:style-name="ce32"/>
          <table:table-cell table:style-name="ce40" table:formula="oooc:=IF([.B11]&gt;0;1;0)+IF([.D11]&gt;0;1;0)+IF([.F11]&gt;0;1;0)+IF([.H11]&gt;0;1;0)+IF([.J11]&gt;0;1;0)+IF([.L11]&gt;0;1;0)+IF([.N11]&gt;0;1;0)+IF([.P11]&gt;0;1;0)+IF([.R11]&gt;0;1;0)+IF([.T11]&gt;0;1;0)+IF([.V11]&gt;0;1;0)+IF([.X11]&gt;0;1;0)" office:value-type="float" office:value="4">
            <text:p>4</text:p>
          </table:table-cell>
          <table:table-cell table:style-name="ce28" table:formula="oooc:=['1 _ American'.O20]" office:value-type="float" office:value="51">
            <text:p>51</text:p>
          </table:table-cell>
          <table:table-cell table:style-name="ce3"/>
          <table:table-cell table:style-name="ce28" table:formula="oooc:=['1 _ American'.O21]" office:value-type="float" office:value="0">
            <text:p>0</text:p>
          </table:table-cell>
          <table:table-cell table:style-name="ce3"/>
          <table:table-cell table:style-name="ce28" table:formula="oooc:=['1 _ American'.O22]" office:value-type="float" office:value="64">
            <text:p>64</text:p>
          </table:table-cell>
          <table:table-cell table:style-name="ce3"/>
          <table:table-cell table:style-name="ce28" table:formula="oooc:=['1 _ American'.O23]" office:value-type="float" office:value="0">
            <text:p>0</text:p>
          </table:table-cell>
          <table:table-cell table:style-name="ce3"/>
          <table:table-cell table:style-name="ce28" table:formula="oooc:=['1 _ American'.O24]" office:value-type="float" office:value="35">
            <text:p>35</text:p>
          </table:table-cell>
          <table:table-cell table:style-name="ce3"/>
          <table:table-cell table:style-name="ce28" table:formula="oooc:=['1 _ American'.O25]" office:value-type="float" office:value="5">
            <text:p>5</text:p>
          </table:table-cell>
          <table:table-cell table:style-name="ce3"/>
          <table:table-cell table:style-name="ce40" table:formula="oooc:=IF([.O11]&gt;0;1;0)+IF([.Q11]&gt;0;1;0)+IF([.S11]&gt;0;1;0)+IF([.U11]&gt;0;1;0)+IF([.W11]&gt;0;1;0)+IF([.Y11]&gt;0;1;0)+IF([.AA11]&gt;0;1;0)+IF([.AC11]&gt;0;1;0)+IF([.AE11]&gt;0;1;0)+IF([.AG11]&gt;0;1;0)+IF([.AI11]&gt;0;1;0)+IF([.AK1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6">
            <text:p>6</text:p>
          </table:table-cell>
          <table:table-cell table:style-name="ce28" table:formula="oooc:=['1 _ American'.P3]" office:value-type="float" office:value="0">
            <text:p>0</text:p>
          </table:table-cell>
          <table:table-cell table:style-name="ce32"/>
          <table:table-cell table:style-name="ce28" table:formula="oooc:=['1 _ American'.P4]" office:value-type="float" office:value="0">
            <text:p>0</text:p>
          </table:table-cell>
          <table:table-cell table:style-name="ce32"/>
          <table:table-cell table:style-name="ce28" table:formula="oooc:=['1 _ American'.P5]" office:value-type="float" office:value="3">
            <text:p>3</text:p>
          </table:table-cell>
          <table:table-cell table:style-name="ce32"/>
          <table:table-cell table:style-name="ce28" table:formula="oooc:=['1 _ American'.P6]" office:value-type="float" office:value="1">
            <text:p>1</text:p>
          </table:table-cell>
          <table:table-cell table:style-name="ce32"/>
          <table:table-cell table:style-name="ce28" table:formula="oooc:=['1 _ American'.P7]" office:value-type="float" office:value="1">
            <text:p>1</text:p>
          </table:table-cell>
          <table:table-cell table:style-name="ce32"/>
          <table:table-cell table:style-name="ce28" table:formula="oooc:=['1 _ American'.P8]" office:value-type="float" office:value="0">
            <text:p>0</text:p>
          </table:table-cell>
          <table:table-cell table:style-name="ce32"/>
          <table:table-cell table:style-name="ce28" table:formula="oooc:=['1 _ American'.P9]" office:value-type="float" office:value="0">
            <text:p>0</text:p>
          </table:table-cell>
          <table:table-cell table:style-name="ce32"/>
          <table:table-cell table:style-name="ce28" table:formula="oooc:=['1 _ American'.P10]" office:value-type="float" office:value="0">
            <text:p>0</text:p>
          </table:table-cell>
          <table:table-cell table:style-name="ce32"/>
          <table:table-cell table:style-name="ce28" table:formula="oooc:=['1 _ American'.P11]" office:value-type="float" office:value="3">
            <text:p>3</text:p>
          </table:table-cell>
          <table:table-cell table:style-name="ce32"/>
          <table:table-cell table:style-name="ce28" table:formula="oooc:=['1 _ American'.P12]" office:value-type="float" office:value="3">
            <text:p>3</text:p>
          </table:table-cell>
          <table:table-cell table:style-name="ce32"/>
          <table:table-cell table:style-name="ce28" table:formula="oooc:=['1 _ American'.P13]" office:value-type="float" office:value="0">
            <text:p>0</text:p>
          </table:table-cell>
          <table:table-cell table:style-name="ce32"/>
          <table:table-cell table:style-name="ce28" table:formula="oooc:=['1 _ American'.P14]" office:value-type="float" office:value="0">
            <text:p>0</text:p>
          </table:table-cell>
          <table:table-cell table:style-name="ce32"/>
          <table:table-cell table:style-name="ce40" table:formula="oooc:=IF([.B12]&gt;0;1;0)+IF([.D12]&gt;0;1;0)+IF([.F12]&gt;0;1;0)+IF([.H12]&gt;0;1;0)+IF([.J12]&gt;0;1;0)+IF([.L12]&gt;0;1;0)+IF([.N12]&gt;0;1;0)+IF([.P12]&gt;0;1;0)+IF([.R12]&gt;0;1;0)+IF([.T12]&gt;0;1;0)+IF([.V12]&gt;0;1;0)+IF([.X12]&gt;0;1;0)" office:value-type="float" office:value="5">
            <text:p>5</text:p>
          </table:table-cell>
          <table:table-cell table:style-name="ce28" table:formula="oooc:=['1 _ American'.P20]" office:value-type="float" office:value="47">
            <text:p>47</text:p>
          </table:table-cell>
          <table:table-cell table:style-name="ce3"/>
          <table:table-cell table:style-name="ce28" table:formula="oooc:=['1 _ American'.P21]" office:value-type="float" office:value="45">
            <text:p>45</text:p>
          </table:table-cell>
          <table:table-cell table:style-name="ce3"/>
          <table:table-cell table:style-name="ce28" table:formula="oooc:=['1 _ American'.P22]" office:value-type="float" office:value="0">
            <text:p>0</text:p>
          </table:table-cell>
          <table:table-cell table:style-name="ce3"/>
          <table:table-cell table:style-name="ce28" table:formula="oooc:=['1 _ American'.P23]" office:value-type="float" office:value="54">
            <text:p>54</text:p>
          </table:table-cell>
          <table:table-cell table:style-name="ce3"/>
          <table:table-cell table:style-name="ce28" table:formula="oooc:=['1 _ American'.P24]" office:value-type="float" office:value="0">
            <text:p>0</text:p>
          </table:table-cell>
          <table:table-cell table:style-name="ce3"/>
          <table:table-cell table:style-name="ce28" table:formula="oooc:=['1 _ American'.P25]" office:value-type="float" office:value="27">
            <text:p>27</text:p>
          </table:table-cell>
          <table:table-cell table:style-name="ce3"/>
          <table:table-cell table:style-name="ce40" table:formula="oooc:=IF([.O12]&gt;0;1;0)+IF([.Q12]&gt;0;1;0)+IF([.S12]&gt;0;1;0)+IF([.U12]&gt;0;1;0)+IF([.W12]&gt;0;1;0)+IF([.Y12]&gt;0;1;0)+IF([.AA12]&gt;0;1;0)+IF([.AC12]&gt;0;1;0)+IF([.AE12]&gt;0;1;0)+IF([.AG12]&gt;0;1;0)+IF([.AI12]&gt;0;1;0)+IF([.AK1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7">
            <text:p>7</text:p>
          </table:table-cell>
          <table:table-cell table:style-name="ce28" table:formula="oooc:=['1 _ American'.Q3]" office:value-type="float" office:value="3">
            <text:p>3</text:p>
          </table:table-cell>
          <table:table-cell table:style-name="ce32"/>
          <table:table-cell table:style-name="ce28" table:formula="oooc:=['1 _ American'.Q4]" office:value-type="float" office:value="0">
            <text:p>0</text:p>
          </table:table-cell>
          <table:table-cell table:style-name="ce32"/>
          <table:table-cell table:style-name="ce28" table:formula="oooc:=['1 _ American'.Q5]" office:value-type="float" office:value="2">
            <text:p>2</text:p>
          </table:table-cell>
          <table:table-cell table:style-name="ce32"/>
          <table:table-cell table:style-name="ce28" table:formula="oooc:=['1 _ American'.Q6]" office:value-type="float" office:value="0">
            <text:p>0</text:p>
          </table:table-cell>
          <table:table-cell table:style-name="ce32"/>
          <table:table-cell table:style-name="ce28" table:formula="oooc:=['1 _ American'.Q7]" office:value-type="float" office:value="0">
            <text:p>0</text:p>
          </table:table-cell>
          <table:table-cell table:style-name="ce32"/>
          <table:table-cell table:style-name="ce28" table:formula="oooc:=['1 _ American'.Q8]" office:value-type="float" office:value="0">
            <text:p>0</text:p>
          </table:table-cell>
          <table:table-cell table:style-name="ce32"/>
          <table:table-cell table:style-name="ce28" table:formula="oooc:=['1 _ American'.Q9]" office:value-type="float" office:value="0">
            <text:p>0</text:p>
          </table:table-cell>
          <table:table-cell table:style-name="ce32"/>
          <table:table-cell table:style-name="ce28" table:formula="oooc:=['1 _ American'.Q10]" office:value-type="float" office:value="1">
            <text:p>1</text:p>
          </table:table-cell>
          <table:table-cell table:style-name="ce32"/>
          <table:table-cell table:style-name="ce28" table:formula="oooc:=['1 _ American'.Q11]" office:value-type="float" office:value="0">
            <text:p>0</text:p>
          </table:table-cell>
          <table:table-cell table:style-name="ce32"/>
          <table:table-cell table:style-name="ce28" table:formula="oooc:=['1 _ American'.Q12]" office:value-type="float" office:value="1">
            <text:p>1</text:p>
          </table:table-cell>
          <table:table-cell table:style-name="ce32"/>
          <table:table-cell table:style-name="ce28" table:formula="oooc:=['1 _ American'.Q13]" office:value-type="float" office:value="2">
            <text:p>2</text:p>
          </table:table-cell>
          <table:table-cell table:style-name="ce32"/>
          <table:table-cell table:style-name="ce28" table:formula="oooc:=['1 _ American'.Q14]" office:value-type="float" office:value="0">
            <text:p>0</text:p>
          </table:table-cell>
          <table:table-cell table:style-name="ce32"/>
          <table:table-cell table:style-name="ce40" table:formula="oooc:=IF([.B13]&gt;0;1;0)+IF([.D13]&gt;0;1;0)+IF([.F13]&gt;0;1;0)+IF([.H13]&gt;0;1;0)+IF([.J13]&gt;0;1;0)+IF([.L13]&gt;0;1;0)+IF([.N13]&gt;0;1;0)+IF([.P13]&gt;0;1;0)+IF([.R13]&gt;0;1;0)+IF([.T13]&gt;0;1;0)+IF([.V13]&gt;0;1;0)+IF([.X13]&gt;0;1;0)" office:value-type="float" office:value="5">
            <text:p>5</text:p>
          </table:table-cell>
          <table:table-cell table:style-name="ce28" table:formula="oooc:=['1 _ American'.Q20]" office:value-type="float" office:value="19">
            <text:p>19</text:p>
          </table:table-cell>
          <table:table-cell table:style-name="ce3"/>
          <table:table-cell table:style-name="ce28" table:formula="oooc:=['1 _ American'.Q21]" office:value-type="float" office:value="38">
            <text:p>38</text:p>
          </table:table-cell>
          <table:table-cell table:style-name="ce3"/>
          <table:table-cell table:style-name="ce28" table:formula="oooc:=['1 _ American'.Q22]" office:value-type="float" office:value="40">
            <text:p>40</text:p>
          </table:table-cell>
          <table:table-cell table:style-name="ce3"/>
          <table:table-cell table:style-name="ce28" table:formula="oooc:=['1 _ American'.Q23]" office:value-type="float" office:value="42">
            <text:p>42</text:p>
          </table:table-cell>
          <table:table-cell table:style-name="ce3"/>
          <table:table-cell table:style-name="ce28" table:formula="oooc:=['1 _ American'.Q24]" office:value-type="float" office:value="6">
            <text:p>6</text:p>
          </table:table-cell>
          <table:table-cell table:style-name="ce3"/>
          <table:table-cell table:style-name="ce28" table:formula="oooc:=['1 _ American'.Q25]" office:value-type="float" office:value="0">
            <text:p>0</text:p>
          </table:table-cell>
          <table:table-cell table:style-name="ce3"/>
          <table:table-cell table:style-name="ce40" table:formula="oooc:=IF([.O13]&gt;0;1;0)+IF([.Q13]&gt;0;1;0)+IF([.S13]&gt;0;1;0)+IF([.U13]&gt;0;1;0)+IF([.W13]&gt;0;1;0)+IF([.Y13]&gt;0;1;0)+IF([.AA13]&gt;0;1;0)+IF([.AC13]&gt;0;1;0)+IF([.AE13]&gt;0;1;0)+IF([.AG13]&gt;0;1;0)+IF([.AI13]&gt;0;1;0)+IF([.AK1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8">
            <text:p>8</text:p>
          </table:table-cell>
          <table:table-cell table:style-name="ce28" table:formula="oooc:=['1 _ American'.R3]" office:value-type="float" office:value="0">
            <text:p>0</text:p>
          </table:table-cell>
          <table:table-cell table:style-name="ce32"/>
          <table:table-cell table:style-name="ce28" table:formula="oooc:=['1 _ American'.R4]" office:value-type="float" office:value="2">
            <text:p>2</text:p>
          </table:table-cell>
          <table:table-cell table:style-name="ce32"/>
          <table:table-cell table:style-name="ce28" table:formula="oooc:=['1 _ American'.R5]" office:value-type="float" office:value="0">
            <text:p>0</text:p>
          </table:table-cell>
          <table:table-cell table:style-name="ce32"/>
          <table:table-cell table:style-name="ce28" table:formula="oooc:=['1 _ American'.R6]" office:value-type="float" office:value="0">
            <text:p>0</text:p>
          </table:table-cell>
          <table:table-cell table:style-name="ce32"/>
          <table:table-cell table:style-name="ce28" table:formula="oooc:=['1 _ American'.R7]" office:value-type="float" office:value="0">
            <text:p>0</text:p>
          </table:table-cell>
          <table:table-cell table:style-name="ce32"/>
          <table:table-cell table:style-name="ce28" table:formula="oooc:=['1 _ American'.R8]" office:value-type="float" office:value="2">
            <text:p>2</text:p>
          </table:table-cell>
          <table:table-cell table:style-name="ce32"/>
          <table:table-cell table:style-name="ce28" table:formula="oooc:=['1 _ American'.R9]" office:value-type="float" office:value="1">
            <text:p>1</text:p>
          </table:table-cell>
          <table:table-cell table:style-name="ce32"/>
          <table:table-cell table:style-name="ce28" table:formula="oooc:=['1 _ American'.R10]" office:value-type="float" office:value="1">
            <text:p>1</text:p>
          </table:table-cell>
          <table:table-cell table:style-name="ce32"/>
          <table:table-cell table:style-name="ce28" table:formula="oooc:=['1 _ American'.R11]" office:value-type="float" office:value="0">
            <text:p>0</text:p>
          </table:table-cell>
          <table:table-cell table:style-name="ce32"/>
          <table:table-cell table:style-name="ce28" table:formula="oooc:=['1 _ American'.R12]" office:value-type="float" office:value="0">
            <text:p>0</text:p>
          </table:table-cell>
          <table:table-cell table:style-name="ce32"/>
          <table:table-cell table:style-name="ce28" table:formula="oooc:=['1 _ American'.R13]" office:value-type="float" office:value="0">
            <text:p>0</text:p>
          </table:table-cell>
          <table:table-cell table:style-name="ce32"/>
          <table:table-cell table:style-name="ce28" table:formula="oooc:=['1 _ American'.R14]" office:value-type="float" office:value="2">
            <text:p>2</text:p>
          </table:table-cell>
          <table:table-cell table:style-name="ce32"/>
          <table:table-cell table:style-name="ce40" table:formula="oooc:=IF([.B14]&gt;0;1;0)+IF([.D14]&gt;0;1;0)+IF([.F14]&gt;0;1;0)+IF([.H14]&gt;0;1;0)+IF([.J14]&gt;0;1;0)+IF([.L14]&gt;0;1;0)+IF([.N14]&gt;0;1;0)+IF([.P14]&gt;0;1;0)+IF([.R14]&gt;0;1;0)+IF([.T14]&gt;0;1;0)+IF([.V14]&gt;0;1;0)+IF([.X14]&gt;0;1;0)" office:value-type="float" office:value="5">
            <text:p>5</text:p>
          </table:table-cell>
          <table:table-cell table:style-name="ce28" table:formula="oooc:=['1 _ American'.R20]" office:value-type="float" office:value="38">
            <text:p>38</text:p>
          </table:table-cell>
          <table:table-cell table:style-name="ce3"/>
          <table:table-cell table:style-name="ce28" table:formula="oooc:=['1 _ American'.R21]" office:value-type="float" office:value="22">
            <text:p>22</text:p>
          </table:table-cell>
          <table:table-cell table:style-name="ce3"/>
          <table:table-cell table:style-name="ce28" table:formula="oooc:=['1 _ American'.R22]" office:value-type="float" office:value="24">
            <text:p>24</text:p>
          </table:table-cell>
          <table:table-cell table:style-name="ce3"/>
          <table:table-cell table:style-name="ce28" table:formula="oooc:=['1 _ American'.R23]" office:value-type="float" office:value="0">
            <text:p>0</text:p>
          </table:table-cell>
          <table:table-cell table:style-name="ce3"/>
          <table:table-cell table:style-name="ce28" table:formula="oooc:=['1 _ American'.R24]" office:value-type="float" office:value="34">
            <text:p>34</text:p>
          </table:table-cell>
          <table:table-cell table:style-name="ce3"/>
          <table:table-cell table:style-name="ce28" table:formula="oooc:=['1 _ American'.R25]" office:value-type="float" office:value="14">
            <text:p>14</text:p>
          </table:table-cell>
          <table:table-cell table:style-name="ce3"/>
          <table:table-cell table:style-name="ce40" table:formula="oooc:=IF([.O14]&gt;0;1;0)+IF([.Q14]&gt;0;1;0)+IF([.S14]&gt;0;1;0)+IF([.U14]&gt;0;1;0)+IF([.W14]&gt;0;1;0)+IF([.Y14]&gt;0;1;0)+IF([.AA14]&gt;0;1;0)+IF([.AC14]&gt;0;1;0)+IF([.AE14]&gt;0;1;0)+IF([.AG14]&gt;0;1;0)+IF([.AI14]&gt;0;1;0)+IF([.AK14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9">
            <text:p>9</text:p>
          </table:table-cell>
          <table:table-cell table:style-name="ce28" table:formula="oooc:=['1 _ American'.S3]" office:value-type="float" office:value="0">
            <text:p>0</text:p>
          </table:table-cell>
          <table:table-cell table:style-name="ce32"/>
          <table:table-cell table:style-name="ce28" table:formula="oooc:=['1 _ American'.S4]" office:value-type="float" office:value="3">
            <text:p>3</text:p>
          </table:table-cell>
          <table:table-cell table:style-name="ce32"/>
          <table:table-cell table:style-name="ce28" table:formula="oooc:=['1 _ American'.S5]" office:value-type="float" office:value="0">
            <text:p>0</text:p>
          </table:table-cell>
          <table:table-cell table:style-name="ce32"/>
          <table:table-cell table:style-name="ce28" table:formula="oooc:=['1 _ American'.S6]" office:value-type="float" office:value="0">
            <text:p>0</text:p>
          </table:table-cell>
          <table:table-cell table:style-name="ce32"/>
          <table:table-cell table:style-name="ce28" table:formula="oooc:=['1 _ American'.S7]" office:value-type="float" office:value="1">
            <text:p>1</text:p>
          </table:table-cell>
          <table:table-cell table:style-name="ce32"/>
          <table:table-cell table:style-name="ce28" table:formula="oooc:=['1 _ American'.S8]" office:value-type="float" office:value="2">
            <text:p>2</text:p>
          </table:table-cell>
          <table:table-cell table:style-name="ce32"/>
          <table:table-cell table:style-name="ce28" table:formula="oooc:=['1 _ American'.S9]" office:value-type="float" office:value="2">
            <text:p>2</text:p>
          </table:table-cell>
          <table:table-cell table:style-name="ce32"/>
          <table:table-cell table:style-name="ce28" table:formula="oooc:=['1 _ American'.S10]" office:value-type="float" office:value="1">
            <text:p>1</text:p>
          </table:table-cell>
          <table:table-cell table:style-name="ce32"/>
          <table:table-cell table:style-name="ce28" table:formula="oooc:=['1 _ American'.S11]" office:value-type="float" office:value="0">
            <text:p>0</text:p>
          </table:table-cell>
          <table:table-cell table:style-name="ce32"/>
          <table:table-cell table:style-name="ce28" table:formula="oooc:=['1 _ American'.S12]" office:value-type="float" office:value="0">
            <text:p>0</text:p>
          </table:table-cell>
          <table:table-cell table:style-name="ce32"/>
          <table:table-cell table:style-name="ce28" table:formula="oooc:=['1 _ American'.S13]" office:value-type="float" office:value="0">
            <text:p>0</text:p>
          </table:table-cell>
          <table:table-cell table:style-name="ce32"/>
          <table:table-cell table:style-name="ce28" table:formula="oooc:=['1 _ American'.S14]" office:value-type="float" office:value="3">
            <text:p>3</text:p>
          </table:table-cell>
          <table:table-cell table:style-name="ce32"/>
          <table:table-cell table:style-name="ce40" table:formula="oooc:=IF([.B15]&gt;0;1;0)+IF([.D15]&gt;0;1;0)+IF([.F15]&gt;0;1;0)+IF([.H15]&gt;0;1;0)+IF([.J15]&gt;0;1;0)+IF([.L15]&gt;0;1;0)+IF([.N15]&gt;0;1;0)+IF([.P15]&gt;0;1;0)+IF([.R15]&gt;0;1;0)+IF([.T15]&gt;0;1;0)+IF([.V15]&gt;0;1;0)+IF([.X15]&gt;0;1;0)" office:value-type="float" office:value="6">
            <text:p>6</text:p>
          </table:table-cell>
          <table:table-cell table:style-name="ce28" table:formula="oooc:=['1 _ American'.S20]" office:value-type="float" office:value="55">
            <text:p>55</text:p>
          </table:table-cell>
          <table:table-cell table:style-name="ce3"/>
          <table:table-cell table:style-name="ce28" table:formula="oooc:=['1 _ American'.S21]" office:value-type="float" office:value="36">
            <text:p>36</text:p>
          </table:table-cell>
          <table:table-cell table:style-name="ce3"/>
          <table:table-cell table:style-name="ce28" table:formula="oooc:=['1 _ American'.S22]" office:value-type="float" office:value="32">
            <text:p>32</text:p>
          </table:table-cell>
          <table:table-cell table:style-name="ce3"/>
          <table:table-cell table:style-name="ce28" table:formula="oooc:=['1 _ American'.S23]" office:value-type="float" office:value="0">
            <text:p>0</text:p>
          </table:table-cell>
          <table:table-cell table:style-name="ce3"/>
          <table:table-cell table:style-name="ce28" table:formula="oooc:=['1 _ American'.S24]" office:value-type="float" office:value="46">
            <text:p>46</text:p>
          </table:table-cell>
          <table:table-cell table:style-name="ce3"/>
          <table:table-cell table:style-name="ce28" table:formula="oooc:=['1 _ American'.S25]" office:value-type="float" office:value="29">
            <text:p>29</text:p>
          </table:table-cell>
          <table:table-cell table:style-name="ce3"/>
          <table:table-cell table:style-name="ce40" table:formula="oooc:=IF([.O15]&gt;0;1;0)+IF([.Q15]&gt;0;1;0)+IF([.S15]&gt;0;1;0)+IF([.U15]&gt;0;1;0)+IF([.W15]&gt;0;1;0)+IF([.Y15]&gt;0;1;0)+IF([.AA15]&gt;0;1;0)+IF([.AC15]&gt;0;1;0)+IF([.AE15]&gt;0;1;0)+IF([.AG15]&gt;0;1;0)+IF([.AI15]&gt;0;1;0)+IF([.AK1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0">
            <text:p>10</text:p>
          </table:table-cell>
          <table:table-cell table:style-name="ce28" table:formula="oooc:=['1 _ American'.T3]" office:value-type="float" office:value="2">
            <text:p>2</text:p>
          </table:table-cell>
          <table:table-cell table:style-name="ce32"/>
          <table:table-cell table:style-name="ce28" table:formula="oooc:=['1 _ American'.T4]" office:value-type="float" office:value="1">
            <text:p>1</text:p>
          </table:table-cell>
          <table:table-cell table:style-name="ce32"/>
          <table:table-cell table:style-name="ce28" table:formula="oooc:=['1 _ American'.T5]" office:value-type="float" office:value="1">
            <text:p>1</text:p>
          </table:table-cell>
          <table:table-cell table:style-name="ce32"/>
          <table:table-cell table:style-name="ce28" table:formula="oooc:=['1 _ American'.T6]" office:value-type="float" office:value="0">
            <text:p>0</text:p>
          </table:table-cell>
          <table:table-cell table:style-name="ce32"/>
          <table:table-cell table:style-name="ce28" table:formula="oooc:=['1 _ American'.T7]" office:value-type="float" office:value="0">
            <text:p>0</text:p>
          </table:table-cell>
          <table:table-cell table:style-name="ce32"/>
          <table:table-cell table:style-name="ce28" table:formula="oooc:=['1 _ American'.T8]" office:value-type="float" office:value="3">
            <text:p>3</text:p>
          </table:table-cell>
          <table:table-cell table:style-name="ce32"/>
          <table:table-cell table:style-name="ce28" table:formula="oooc:=['1 _ American'.T9]" office:value-type="float" office:value="0">
            <text:p>0</text:p>
          </table:table-cell>
          <table:table-cell table:style-name="ce32"/>
          <table:table-cell table:style-name="ce28" table:formula="oooc:=['1 _ American'.T10]" office:value-type="float" office:value="0">
            <text:p>0</text:p>
          </table:table-cell>
          <table:table-cell table:style-name="ce32"/>
          <table:table-cell table:style-name="ce28" table:formula="oooc:=['1 _ American'.T11]" office:value-type="float" office:value="0">
            <text:p>0</text:p>
          </table:table-cell>
          <table:table-cell table:style-name="ce32"/>
          <table:table-cell table:style-name="ce28" table:formula="oooc:=['1 _ American'.T12]" office:value-type="float" office:value="2">
            <text:p>2</text:p>
          </table:table-cell>
          <table:table-cell table:style-name="ce32"/>
          <table:table-cell table:style-name="ce28" table:formula="oooc:=['1 _ American'.T13]" office:value-type="float" office:value="5">
            <text:p>5</text:p>
          </table:table-cell>
          <table:table-cell table:style-name="ce32"/>
          <table:table-cell table:style-name="ce28" table:formula="oooc:=['1 _ American'.T14]" office:value-type="float" office:value="0">
            <text:p>0</text:p>
          </table:table-cell>
          <table:table-cell table:style-name="ce32"/>
          <table:table-cell table:style-name="ce40" table:formula="oooc:=IF([.B16]&gt;0;1;0)+IF([.D16]&gt;0;1;0)+IF([.F16]&gt;0;1;0)+IF([.H16]&gt;0;1;0)+IF([.J16]&gt;0;1;0)+IF([.L16]&gt;0;1;0)+IF([.N16]&gt;0;1;0)+IF([.P16]&gt;0;1;0)+IF([.R16]&gt;0;1;0)+IF([.T16]&gt;0;1;0)+IF([.V16]&gt;0;1;0)+IF([.X16]&gt;0;1;0)" office:value-type="float" office:value="6">
            <text:p>6</text:p>
          </table:table-cell>
          <table:table-cell table:style-name="ce28" table:formula="oooc:=['1 _ American'.T20]" office:value-type="float" office:value="64">
            <text:p>64</text:p>
          </table:table-cell>
          <table:table-cell table:style-name="ce3"/>
          <table:table-cell table:style-name="ce28" table:formula="oooc:=['1 _ American'.T21]" office:value-type="float" office:value="63">
            <text:p>63</text:p>
          </table:table-cell>
          <table:table-cell table:style-name="ce3"/>
          <table:table-cell table:style-name="ce28" table:formula="oooc:=['1 _ American'.T22]" office:value-type="float" office:value="44">
            <text:p>44</text:p>
          </table:table-cell>
          <table:table-cell table:style-name="ce3"/>
          <table:table-cell table:style-name="ce28" table:formula="oooc:=['1 _ American'.T23]" office:value-type="float" office:value="51">
            <text:p>51</text:p>
          </table:table-cell>
          <table:table-cell table:style-name="ce3"/>
          <table:table-cell table:style-name="ce28" table:formula="oooc:=['1 _ American'.T24]" office:value-type="float" office:value="15">
            <text:p>15</text:p>
          </table:table-cell>
          <table:table-cell table:style-name="ce3"/>
          <table:table-cell table:style-name="ce28" table:formula="oooc:=['1 _ American'.T25]" office:value-type="float" office:value="0">
            <text:p>0</text:p>
          </table:table-cell>
          <table:table-cell table:style-name="ce3"/>
          <table:table-cell table:style-name="ce40" table:formula="oooc:=IF([.O16]&gt;0;1;0)+IF([.Q16]&gt;0;1;0)+IF([.S16]&gt;0;1;0)+IF([.U16]&gt;0;1;0)+IF([.W16]&gt;0;1;0)+IF([.Y16]&gt;0;1;0)+IF([.AA16]&gt;0;1;0)+IF([.AC16]&gt;0;1;0)+IF([.AE16]&gt;0;1;0)+IF([.AG16]&gt;0;1;0)+IF([.AI16]&gt;0;1;0)+IF([.AK1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7]&gt;0;1;0)+IF([.B8]&gt;0;1;0)+IF([.B9]&gt;0;1;0)+IF([.B10]&gt;0;1;0)+IF([.B11]&gt;0;1;0)+IF([.B12]&gt;0;1;0)+IF([.B13]&gt;0;1;0)+IF([.B14]&gt;0;1;0)+IF([.B15]&gt;0;1;0)+IF([.B16]&gt;0;1;0)" office:value-type="float" office:value="2">
            <text:p>2</text:p>
          </table:table-cell>
          <table:table-cell table:style-name="ce33"/>
          <table:table-cell table:style-name="ce29" table:formula="oooc:=IF([.D7]&gt;0;1;0)+IF([.D8]&gt;0;1;0)+IF([.D9]&gt;0;1;0)+IF([.D10]&gt;0;1;0)+IF([.D11]&gt;0;1;0)+IF([.D12]&gt;0;1;0)+IF([.D13]&gt;0;1;0)+IF([.D14]&gt;0;1;0)+IF([.D15]&gt;0;1;0)+IF([.D16]&gt;0;1;0)" office:value-type="float" office:value="4">
            <text:p>4</text:p>
          </table:table-cell>
          <table:table-cell table:style-name="ce33"/>
          <table:table-cell table:style-name="ce29" table:formula="oooc:=IF([.F7]&gt;0;1;0)+IF([.F8]&gt;0;1;0)+IF([.F9]&gt;0;1;0)+IF([.F10]&gt;0;1;0)+IF([.F11]&gt;0;1;0)+IF([.F12]&gt;0;1;0)+IF([.F13]&gt;0;1;0)+IF([.F14]&gt;0;1;0)+IF([.F15]&gt;0;1;0)+IF([.F16]&gt;0;1;0)" office:value-type="float" office:value="3">
            <text:p>3</text:p>
          </table:table-cell>
          <table:table-cell table:style-name="ce33"/>
          <table:table-cell table:style-name="ce29" table:formula="oooc:=IF([.H7]&gt;0;1;0)+IF([.H8]&gt;0;1;0)+IF([.H9]&gt;0;1;0)+IF([.H10]&gt;0;1;0)+IF([.H11]&gt;0;1;0)+IF([.H12]&gt;0;1;0)+IF([.H13]&gt;0;1;0)+IF([.H14]&gt;0;1;0)+IF([.H15]&gt;0;1;0)+IF([.H16]&gt;0;1;0)" office:value-type="float" office:value="3">
            <text:p>3</text:p>
          </table:table-cell>
          <table:table-cell table:style-name="ce33"/>
          <table:table-cell table:style-name="ce29" table:formula="oooc:=IF([.J7]&gt;0;1;0)+IF([.J8]&gt;0;1;0)+IF([.J9]&gt;0;1;0)+IF([.J10]&gt;0;1;0)+IF([.J11]&gt;0;1;0)+IF([.J12]&gt;0;1;0)+IF([.J13]&gt;0;1;0)+IF([.J14]&gt;0;1;0)+IF([.J15]&gt;0;1;0)+IF([.J16]&gt;0;1;0)" office:value-type="float" office:value="5">
            <text:p>5</text:p>
          </table:table-cell>
          <table:table-cell table:style-name="ce33"/>
          <table:table-cell table:style-name="ce29" table:formula="oooc:=IF([.L7]&gt;0;1;0)+IF([.L8]&gt;0;1;0)+IF([.L9]&gt;0;1;0)+IF([.L10]&gt;0;1;0)+IF([.L11]&gt;0;1;0)+IF([.L12]&gt;0;1;0)+IF([.L13]&gt;0;1;0)+IF([.L14]&gt;0;1;0)+IF([.L15]&gt;0;1;0)+IF([.L16]&gt;0;1;0)" office:value-type="float" office:value="5">
            <text:p>5</text:p>
          </table:table-cell>
          <table:table-cell table:style-name="ce33"/>
          <table:table-cell table:style-name="ce29" table:formula="oooc:=IF([.N7]&gt;0;1;0)+IF([.N8]&gt;0;1;0)+IF([.N9]&gt;0;1;0)+IF([.N10]&gt;0;1;0)+IF([.N11]&gt;0;1;0)+IF([.N12]&gt;0;1;0)+IF([.N13]&gt;0;1;0)+IF([.N14]&gt;0;1;0)+IF([.N15]&gt;0;1;0)+IF([.N16]&gt;0;1;0)" office:value-type="float" office:value="3">
            <text:p>3</text:p>
          </table:table-cell>
          <table:table-cell table:style-name="ce33"/>
          <table:table-cell table:style-name="ce29" table:formula="oooc:=IF([.P7]&gt;0;1;0)+IF([.P8]&gt;0;1;0)+IF([.P9]&gt;0;1;0)+IF([.P10]&gt;0;1;0)+IF([.P11]&gt;0;1;0)+IF([.P12]&gt;0;1;0)+IF([.P13]&gt;0;1;0)+IF([.P14]&gt;0;1;0)+IF([.P15]&gt;0;1;0)+IF([.P16]&gt;0;1;0)" office:value-type="float" office:value="4">
            <text:p>4</text:p>
          </table:table-cell>
          <table:table-cell table:style-name="ce33"/>
          <table:table-cell table:style-name="ce29" table:formula="oooc:=IF([.R7]&gt;0;1;0)+IF([.R8]&gt;0;1;0)+IF([.R9]&gt;0;1;0)+IF([.R10]&gt;0;1;0)+IF([.R11]&gt;0;1;0)+IF([.R12]&gt;0;1;0)+IF([.R13]&gt;0;1;0)+IF([.R14]&gt;0;1;0)+IF([.R15]&gt;0;1;0)+IF([.R16]&gt;0;1;0)" office:value-type="float" office:value="3">
            <text:p>3</text:p>
          </table:table-cell>
          <table:table-cell table:style-name="ce33"/>
          <table:table-cell table:style-name="ce29" table:formula="oooc:=IF([.T7]&gt;0;1;0)+IF([.T8]&gt;0;1;0)+IF([.T9]&gt;0;1;0)+IF([.T10]&gt;0;1;0)+IF([.T11]&gt;0;1;0)+IF([.T12]&gt;0;1;0)+IF([.T13]&gt;0;1;0)+IF([.T14]&gt;0;1;0)+IF([.T15]&gt;0;1;0)+IF([.T16]&gt;0;1;0)" office:value-type="float" office:value="4">
            <text:p>4</text:p>
          </table:table-cell>
          <table:table-cell table:style-name="ce33"/>
          <table:table-cell table:style-name="ce29" table:formula="oooc:=IF([.V7]&gt;0;1;0)+IF([.V8]&gt;0;1;0)+IF([.V9]&gt;0;1;0)+IF([.V10]&gt;0;1;0)+IF([.V11]&gt;0;1;0)+IF([.V12]&gt;0;1;0)+IF([.V13]&gt;0;1;0)+IF([.V14]&gt;0;1;0)+IF([.V15]&gt;0;1;0)+IF([.V16]&gt;0;1;0)" office:value-type="float" office:value="2">
            <text:p>2</text:p>
          </table:table-cell>
          <table:table-cell table:style-name="ce33"/>
          <table:table-cell table:style-name="ce29" table:formula="oooc:=IF([.X7]&gt;0;1;0)+IF([.X8]&gt;0;1;0)+IF([.X9]&gt;0;1;0)+IF([.X10]&gt;0;1;0)+IF([.X11]&gt;0;1;0)+IF([.X12]&gt;0;1;0)+IF([.X13]&gt;0;1;0)+IF([.X14]&gt;0;1;0)+IF([.X15]&gt;0;1;0)+IF([.X16]&gt;0;1;0)" office:value-type="float" office:value="2">
            <text:p>2</text:p>
          </table:table-cell>
          <table:table-cell table:style-name="ce33"/>
          <table:table-cell table:style-name="ce41"/>
          <table:table-cell table:style-name="ce29" table:formula="oooc:=IF([.AA7]&gt;0;1;0)+IF([.AA8]&gt;0;1;0)+IF([.AA9]&gt;0;1;0)+IF([.AA10]&gt;0;1;0)+IF([.AA11]&gt;0;1;0)+IF([.AA12]&gt;0;1;0)+IF([.AA13]&gt;0;1;0)+IF([.AA14]&gt;0;1;0)+IF([.AA15]&gt;0;1;0)+IF([.AA16]&gt;0;1;0)" office:value-type="float" office:value="10">
            <text:p>10</text:p>
          </table:table-cell>
          <table:table-cell table:style-name="ce52"/>
          <table:table-cell table:style-name="ce29" table:formula="oooc:=IF([.AC7]&gt;0;1;0)+IF([.AC8]&gt;0;1;0)+IF([.AC9]&gt;0;1;0)+IF([.AC10]&gt;0;1;0)+IF([.AC11]&gt;0;1;0)+IF([.AC12]&gt;0;1;0)+IF([.AC13]&gt;0;1;0)+IF([.AC14]&gt;0;1;0)+IF([.AC15]&gt;0;1;0)+IF([.AC16]&gt;0;1;0)" office:value-type="float" office:value="7">
            <text:p>7</text:p>
          </table:table-cell>
          <table:table-cell table:style-name="ce52"/>
          <table:table-cell table:style-name="ce29" table:formula="oooc:=IF([.AE7]&gt;0;1;0)+IF([.AE8]&gt;0;1;0)+IF([.AE9]&gt;0;1;0)+IF([.AE10]&gt;0;1;0)+IF([.AE11]&gt;0;1;0)+IF([.AE12]&gt;0;1;0)+IF([.AE13]&gt;0;1;0)+IF([.AE14]&gt;0;1;0)+IF([.AE15]&gt;0;1;0)+IF([.AE16]&gt;0;1;0)" office:value-type="float" office:value="5">
            <text:p>5</text:p>
          </table:table-cell>
          <table:table-cell table:style-name="ce52"/>
          <table:table-cell table:style-name="ce29" table:formula="oooc:=IF([.AG7]&gt;0;1;0)+IF([.AG8]&gt;0;1;0)+IF([.AG9]&gt;0;1;0)+IF([.AG10]&gt;0;1;0)+IF([.AG11]&gt;0;1;0)+IF([.AG12]&gt;0;1;0)+IF([.AG13]&gt;0;1;0)+IF([.AG14]&gt;0;1;0)+IF([.AG15]&gt;0;1;0)+IF([.AG16]&gt;0;1;0)" office:value-type="float" office:value="6">
            <text:p>6</text:p>
          </table:table-cell>
          <table:table-cell table:style-name="ce52"/>
          <table:table-cell table:style-name="ce29" table:formula="oooc:=IF([.AI7]&gt;0;1;0)+IF([.AI8]&gt;0;1;0)+IF([.AI9]&gt;0;1;0)+IF([.AI10]&gt;0;1;0)+IF([.AI11]&gt;0;1;0)+IF([.AI12]&gt;0;1;0)+IF([.AI13]&gt;0;1;0)+IF([.AI14]&gt;0;1;0)+IF([.AI15]&gt;0;1;0)+IF([.AI16]&gt;0;1;0)" office:value-type="float" office:value="6">
            <text:p>6</text:p>
          </table:table-cell>
          <table:table-cell table:style-name="ce52"/>
          <table:table-cell table:style-name="ce29" table:formula="oooc:=IF([.AK7]&gt;0;1;0)+IF([.AK8]&gt;0;1;0)+IF([.AK9]&gt;0;1;0)+IF([.AK10]&gt;0;1;0)+IF([.AK11]&gt;0;1;0)+IF([.AK12]&gt;0;1;0)+IF([.AK13]&gt;0;1;0)+IF([.AK14]&gt;0;1;0)+IF([.AK15]&gt;0;1;0)+IF([.AK16]&gt;0;1;0)" office:value-type="float" office:value="8">
            <text:p>8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Мексика</text:p>
          </table:table-cell>
          <table:covered-table-cell table:number-columns-repeated="23" table:style-name="ce34"/>
          <table:covered-table-cell table:style-name="ce42"/>
          <table:table-cell table:style-name="ce49"/>
          <table:table-cell table:style-name="ce5" table:number-columns-repeated="11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11" office:value-type="string" table:number-columns-spanned="2" table:number-rows-spanned="1">
            <text:p>Tortilla Soup</text:p>
          </table:table-cell>
          <table:covered-table-cell table:style-name="ce14"/>
          <table:table-cell table:style-name="ce11" office:value-type="string" table:number-columns-spanned="2" table:number-rows-spanned="1">
            <text:p>Guacamole</text:p>
          </table:table-cell>
          <table:covered-table-cell table:style-name="ce14"/>
          <table:table-cell table:style-name="ce11" office:value-type="string" table:number-columns-spanned="2" table:number-rows-spanned="1">
            <text:p>Cheese Nachos</text:p>
          </table:table-cell>
          <table:covered-table-cell table:style-name="ce14"/>
          <table:table-cell table:style-name="ce11" office:value-type="string" table:number-columns-spanned="2" table:number-rows-spanned="1">
            <text:p>Chilies Renellos</text:p>
          </table:table-cell>
          <table:covered-table-cell table:style-name="ce14"/>
          <table:table-cell table:style-name="ce11" office:value-type="string" table:number-columns-spanned="2" table:number-rows-spanned="1">
            <text:p>Av St Tacos</text:p>
          </table:table-cell>
          <table:covered-table-cell table:style-name="ce14"/>
          <table:table-cell table:style-name="ce11" office:value-type="string" table:number-columns-spanned="2" table:number-rows-spanned="1">
            <text:p>Burrito</text:p>
          </table:table-cell>
          <table:covered-table-cell table:style-name="ce14"/>
          <table:table-cell table:style-name="ce11" office:value-type="string" table:number-columns-spanned="2" table:number-rows-spanned="1">
            <text:p>Chili con Carne</text:p>
          </table:table-cell>
          <table:covered-table-cell table:style-name="ce14"/>
          <table:table-cell table:style-name="ce11" office:value-type="string" table:number-columns-spanned="2" table:number-rows-spanned="1">
            <text:p>Quesadilla</text:p>
          </table:table-cell>
          <table:covered-table-cell table:style-name="ce14"/>
          <table:table-cell table:style-name="ce11" office:value-type="string" table:number-columns-spanned="2" table:number-rows-spanned="1">
            <text:p>TM Turket Cas</text:p>
          </table:table-cell>
          <table:covered-table-cell table:style-name="ce14"/>
          <table:table-cell table:style-name="ce11" office:value-type="string" table:number-columns-spanned="2" table:number-rows-spanned="1">
            <text:p>Avocado Salsa</text:p>
          </table:table-cell>
          <table:covered-table-cell table:style-name="ce14"/>
          <table:table-cell table:style-name="ce11" office:value-type="string" table:number-columns-spanned="2" table:number-rows-spanned="1">
            <text:p>Fajitas</text:p>
          </table:table-cell>
          <table:covered-table-cell table:style-name="ce14"/>
          <table:table-cell table:style-name="ce11" office:value-type="string" table:number-columns-spanned="2" table:number-rows-spanned="1">
            <text:p>F Fan Nachos</text:p>
          </table:table-cell>
          <table:covered-table-cell table:style-name="ce14"/>
          <table:table-cell table:style-name="ce39"/>
          <table:table-cell table:style-name="ce48" table:number-columns-spanned="2" table:number-rows-spanned="1">
            <draw:frame table:end-cell-address="'Рецепты ингред'.AA20" table:end-x="0.954cm" table:end-y="0.016cm" draw:z-index="3" draw:name="Изображения 4" draw:style-name="gr1" draw:text-style-name="P1" svg:width="0.704cm" svg:height="0.704cm" svg:x="0.249cm" svg:y="0.058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C20" table:end-x="0.958cm" table:end-y="0.046cm" draw:z-index="2" draw:name="Изображения 3" draw:style-name="gr1" draw:text-style-name="P1" svg:width="0.704cm" svg:height="0.704cm" svg:x="0.253cm" svg:y="0.088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20" table:end-x="0.841cm" table:end-y="0.044cm" draw:z-index="4" draw:name="Изображения 5" draw:style-name="gr1" draw:text-style-name="P1" svg:width="0.704cm" svg:height="0.704cm" svg:x="0.136cm" svg:y="0.086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G19" table:end-x="0.915cm" table:end-y="0.745cm" draw:z-index="5" draw:name="Изображения 6" draw:style-name="gr1" draw:text-style-name="P1" svg:width="0.704cm" svg:height="0.704cm" svg:x="0.21cm" svg:y="0.04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I20" table:end-x="0.99cm" table:end-y="0.04cm" draw:z-index="0" draw:name="Изображения 1" draw:style-name="gr1" draw:text-style-name="P1" svg:width="0.704cm" svg:height="0.704cm" svg:x="0.285cm" svg:y="0.082cm">
              <draw:image xlink:href="../../py/img/ingredients/avocado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K20" table:end-x="1.085cm" table:end-y="0.05cm" draw:z-index="1" draw:name="Изображения 2" draw:style-name="gr1" draw:text-style-name="P1" svg:width="0.704cm" svg:height="0.704cm" svg:x="0.38cm" svg:y="0.092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11">
            <text:p>11</text:p>
          </table:table-cell>
          <table:table-cell table:formula="oooc:=['2 _ Mexican'.K3]" office:value-type="float" office:value="5">
            <text:p>5</text:p>
          </table:table-cell>
          <table:table-cell table:style-name="ce32"/>
          <table:table-cell table:formula="oooc:=['2 _ Mexican'.K4]" office:value-type="float" office:value="0">
            <text:p>0</text:p>
          </table:table-cell>
          <table:table-cell table:style-name="ce32"/>
          <table:table-cell table:formula="oooc:=['2 _ Mexican'.K5]" office:value-type="float" office:value="0">
            <text:p>0</text:p>
          </table:table-cell>
          <table:table-cell table:style-name="ce32"/>
          <table:table-cell table:formula="oooc:=['2 _ Mexican'.K6]" office:value-type="float" office:value="0">
            <text:p>0</text:p>
          </table:table-cell>
          <table:table-cell table:style-name="ce32"/>
          <table:table-cell table:formula="oooc:=['2 _ Mexican'.K7]" office:value-type="float" office:value="0">
            <text:p>0</text:p>
          </table:table-cell>
          <table:table-cell table:style-name="ce32"/>
          <table:table-cell table:formula="oooc:=['2 _ Mexican'.K8]" office:value-type="float" office:value="3">
            <text:p>3</text:p>
          </table:table-cell>
          <table:table-cell table:style-name="ce32"/>
          <table:table-cell table:formula="oooc:=['2 _ Mexican'.K9]" office:value-type="float" office:value="0">
            <text:p>0</text:p>
          </table:table-cell>
          <table:table-cell table:style-name="ce32"/>
          <table:table-cell table:formula="oooc:=['2 _ Mexican'.K10]" office:value-type="float" office:value="0">
            <text:p>0</text:p>
          </table:table-cell>
          <table:table-cell table:style-name="ce32"/>
          <table:table-cell table:formula="oooc:=['2 _ Mexican'.K11]" office:value-type="float" office:value="0">
            <text:p>0</text:p>
          </table:table-cell>
          <table:table-cell table:style-name="ce32"/>
          <table:table-cell table:formula="oooc:=['2 _ Mexican'.K12]" office:value-type="float" office:value="0">
            <text:p>0</text:p>
          </table:table-cell>
          <table:table-cell table:style-name="ce32"/>
          <table:table-cell table:formula="oooc:=['2 _ Mexican'.K13]" office:value-type="float" office:value="0">
            <text:p>0</text:p>
          </table:table-cell>
          <table:table-cell table:style-name="ce32"/>
          <table:table-cell table:formula="oooc:=['2 _ Mexican'.K14]" office:value-type="float" office:value="0">
            <text:p>0</text:p>
          </table:table-cell>
          <table:table-cell table:style-name="ce32"/>
          <table:table-cell table:style-name="ce40" table:formula="oooc:=IF([.B20]&gt;0;1;0)+IF([.D20]&gt;0;1;0)+IF([.F20]&gt;0;1;0)+IF([.H20]&gt;0;1;0)+IF([.J20]&gt;0;1;0)+IF([.L20]&gt;0;1;0)+IF([.N20]&gt;0;1;0)+IF([.P20]&gt;0;1;0)+IF([.R20]&gt;0;1;0)+IF([.T20]&gt;0;1;0)+IF([.V20]&gt;0;1;0)+IF([.X20]&gt;0;1;0)" office:value-type="float" office:value="2">
            <text:p>2</text:p>
          </table:table-cell>
          <table:table-cell table:formula="oooc:=['2 _ Mexican'.K20]" office:value-type="float" office:value="58">
            <text:p>58</text:p>
          </table:table-cell>
          <table:table-cell table:style-name="ce3"/>
          <table:table-cell table:formula="oooc:=['2 _ Mexican'.K21]" office:value-type="float" office:value="0">
            <text:p>0</text:p>
          </table:table-cell>
          <table:table-cell table:style-name="ce3"/>
          <table:table-cell table:formula="oooc:=['2 _ Mexican'.K22]" office:value-type="float" office:value="18">
            <text:p>18</text:p>
          </table:table-cell>
          <table:table-cell table:style-name="ce3"/>
          <table:table-cell table:formula="oooc:=['2 _ Mexican'.K23]" office:value-type="float" office:value="51">
            <text:p>51</text:p>
          </table:table-cell>
          <table:table-cell table:style-name="ce3"/>
          <table:table-cell table:formula="oooc:=['2 _ Mexican'.K24]" office:value-type="float" office:value="0">
            <text:p>0</text:p>
          </table:table-cell>
          <table:table-cell table:style-name="ce3"/>
          <table:table-cell table:formula="oooc:=['2 _ Mexican'.K25]" office:value-type="float" office:value="0">
            <text:p>0</text:p>
          </table:table-cell>
          <table:table-cell table:style-name="ce3"/>
          <table:table-cell table:style-name="ce40" table:formula="oooc:=IF([.O20]&gt;0;1;0)+IF([.Q20]&gt;0;1;0)+IF([.S20]&gt;0;1;0)+IF([.U20]&gt;0;1;0)+IF([.W20]&gt;0;1;0)+IF([.Y20]&gt;0;1;0)+IF([.AA20]&gt;0;1;0)+IF([.AC20]&gt;0;1;0)+IF([.AE20]&gt;0;1;0)+IF([.AG20]&gt;0;1;0)+IF([.AI20]&gt;0;1;0)+IF([.AK20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12">
            <text:p>12</text:p>
          </table:table-cell>
          <table:table-cell table:formula="oooc:=['2 _ Mexican'.L3]" office:value-type="float" office:value="2">
            <text:p>2</text:p>
          </table:table-cell>
          <table:table-cell table:style-name="ce32"/>
          <table:table-cell table:formula="oooc:=['2 _ Mexican'.L4]" office:value-type="float" office:value="0">
            <text:p>0</text:p>
          </table:table-cell>
          <table:table-cell table:style-name="ce32"/>
          <table:table-cell table:formula="oooc:=['2 _ Mexican'.L5]" office:value-type="float" office:value="0">
            <text:p>0</text:p>
          </table:table-cell>
          <table:table-cell table:style-name="ce32"/>
          <table:table-cell table:formula="oooc:=['2 _ Mexican'.L6]" office:value-type="float" office:value="3">
            <text:p>3</text:p>
          </table:table-cell>
          <table:table-cell table:style-name="ce32"/>
          <table:table-cell table:formula="oooc:=['2 _ Mexican'.L7]" office:value-type="float" office:value="0">
            <text:p>0</text:p>
          </table:table-cell>
          <table:table-cell table:style-name="ce32"/>
          <table:table-cell table:formula="oooc:=['2 _ Mexican'.L8]" office:value-type="float" office:value="0">
            <text:p>0</text:p>
          </table:table-cell>
          <table:table-cell table:style-name="ce32"/>
          <table:table-cell table:formula="oooc:=['2 _ Mexican'.L9]" office:value-type="float" office:value="4">
            <text:p>4</text:p>
          </table:table-cell>
          <table:table-cell table:style-name="ce32"/>
          <table:table-cell table:formula="oooc:=['2 _ Mexican'.L10]" office:value-type="float" office:value="0">
            <text:p>0</text:p>
          </table:table-cell>
          <table:table-cell table:style-name="ce32"/>
          <table:table-cell table:formula="oooc:=['2 _ Mexican'.L11]" office:value-type="float" office:value="0">
            <text:p>0</text:p>
          </table:table-cell>
          <table:table-cell table:style-name="ce32"/>
          <table:table-cell table:formula="oooc:=['2 _ Mexican'.L12]" office:value-type="float" office:value="0">
            <text:p>0</text:p>
          </table:table-cell>
          <table:table-cell table:style-name="ce32"/>
          <table:table-cell table:formula="oooc:=['2 _ Mexican'.L13]" office:value-type="float" office:value="0">
            <text:p>0</text:p>
          </table:table-cell>
          <table:table-cell table:style-name="ce32"/>
          <table:table-cell table:formula="oooc:=['2 _ Mexican'.L14]" office:value-type="float" office:value="0">
            <text:p>0</text:p>
          </table:table-cell>
          <table:table-cell table:style-name="ce32"/>
          <table:table-cell table:style-name="ce40" table:formula="oooc:=IF([.B21]&gt;0;1;0)+IF([.D21]&gt;0;1;0)+IF([.F21]&gt;0;1;0)+IF([.H21]&gt;0;1;0)+IF([.J21]&gt;0;1;0)+IF([.L21]&gt;0;1;0)+IF([.N21]&gt;0;1;0)+IF([.P21]&gt;0;1;0)+IF([.R21]&gt;0;1;0)+IF([.T21]&gt;0;1;0)+IF([.V21]&gt;0;1;0)+IF([.X21]&gt;0;1;0)" office:value-type="float" office:value="3">
            <text:p>3</text:p>
          </table:table-cell>
          <table:table-cell table:formula="oooc:=['2 _ Mexican'.L20]" office:value-type="float" office:value="58">
            <text:p>58</text:p>
          </table:table-cell>
          <table:table-cell table:style-name="ce3"/>
          <table:table-cell table:formula="oooc:=['2 _ Mexican'.L21]" office:value-type="float" office:value="56">
            <text:p>56</text:p>
          </table:table-cell>
          <table:table-cell table:style-name="ce3"/>
          <table:table-cell table:formula="oooc:=['2 _ Mexican'.L22]" office:value-type="float" office:value="20">
            <text:p>20</text:p>
          </table:table-cell>
          <table:table-cell table:style-name="ce3"/>
          <table:table-cell table:formula="oooc:=['2 _ Mexican'.L23]" office:value-type="float" office:value="12">
            <text:p>12</text:p>
          </table:table-cell>
          <table:table-cell table:style-name="ce3"/>
          <table:table-cell table:formula="oooc:=['2 _ Mexican'.L24]" office:value-type="float" office:value="0">
            <text:p>0</text:p>
          </table:table-cell>
          <table:table-cell table:style-name="ce3"/>
          <table:table-cell table:formula="oooc:=['2 _ Mexican'.L25]" office:value-type="float" office:value="0">
            <text:p>0</text:p>
          </table:table-cell>
          <table:table-cell table:style-name="ce3"/>
          <table:table-cell table:style-name="ce40" table:formula="oooc:=IF([.O21]&gt;0;1;0)+IF([.Q21]&gt;0;1;0)+IF([.S21]&gt;0;1;0)+IF([.U21]&gt;0;1;0)+IF([.W21]&gt;0;1;0)+IF([.Y21]&gt;0;1;0)+IF([.AA21]&gt;0;1;0)+IF([.AC21]&gt;0;1;0)+IF([.AE21]&gt;0;1;0)+IF([.AG21]&gt;0;1;0)+IF([.AI21]&gt;0;1;0)+IF([.AK2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3">
            <text:p>13</text:p>
          </table:table-cell>
          <table:table-cell table:formula="oooc:=['2 _ Mexican'.M3]" office:value-type="float" office:value="0">
            <text:p>0</text:p>
          </table:table-cell>
          <table:table-cell table:style-name="ce32"/>
          <table:table-cell table:formula="oooc:=['2 _ Mexican'.M4]" office:value-type="float" office:value="0">
            <text:p>0</text:p>
          </table:table-cell>
          <table:table-cell table:style-name="ce32"/>
          <table:table-cell table:formula="oooc:=['2 _ Mexican'.M5]" office:value-type="float" office:value="0">
            <text:p>0</text:p>
          </table:table-cell>
          <table:table-cell table:style-name="ce32"/>
          <table:table-cell table:formula="oooc:=['2 _ Mexican'.M6]" office:value-type="float" office:value="4">
            <text:p>4</text:p>
          </table:table-cell>
          <table:table-cell table:style-name="ce32"/>
          <table:table-cell table:formula="oooc:=['2 _ Mexican'.M7]" office:value-type="float" office:value="0">
            <text:p>0</text:p>
          </table:table-cell>
          <table:table-cell table:style-name="ce32"/>
          <table:table-cell table:formula="oooc:=['2 _ Mexican'.M8]" office:value-type="float" office:value="0">
            <text:p>0</text:p>
          </table:table-cell>
          <table:table-cell table:style-name="ce32"/>
          <table:table-cell table:formula="oooc:=['2 _ Mexican'.M9]" office:value-type="float" office:value="1">
            <text:p>1</text:p>
          </table:table-cell>
          <table:table-cell table:style-name="ce32"/>
          <table:table-cell table:formula="oooc:=['2 _ Mexican'.M10]" office:value-type="float" office:value="0">
            <text:p>0</text:p>
          </table:table-cell>
          <table:table-cell table:style-name="ce32"/>
          <table:table-cell table:formula="oooc:=['2 _ Mexican'.M11]" office:value-type="float" office:value="3">
            <text:p>3</text:p>
          </table:table-cell>
          <table:table-cell table:style-name="ce32"/>
          <table:table-cell table:formula="oooc:=['2 _ Mexican'.M12]" office:value-type="float" office:value="0">
            <text:p>0</text:p>
          </table:table-cell>
          <table:table-cell table:style-name="ce32"/>
          <table:table-cell table:formula="oooc:=['2 _ Mexican'.M13]" office:value-type="float" office:value="0">
            <text:p>0</text:p>
          </table:table-cell>
          <table:table-cell table:style-name="ce32"/>
          <table:table-cell table:formula="oooc:=['2 _ Mexican'.M14]" office:value-type="float" office:value="0">
            <text:p>0</text:p>
          </table:table-cell>
          <table:table-cell table:style-name="ce32"/>
          <table:table-cell table:style-name="ce40" table:formula="oooc:=IF([.B22]&gt;0;1;0)+IF([.D22]&gt;0;1;0)+IF([.F22]&gt;0;1;0)+IF([.H22]&gt;0;1;0)+IF([.J22]&gt;0;1;0)+IF([.L22]&gt;0;1;0)+IF([.N22]&gt;0;1;0)+IF([.P22]&gt;0;1;0)+IF([.R22]&gt;0;1;0)+IF([.T22]&gt;0;1;0)+IF([.V22]&gt;0;1;0)+IF([.X22]&gt;0;1;0)" office:value-type="float" office:value="3">
            <text:p>3</text:p>
          </table:table-cell>
          <table:table-cell table:formula="oooc:=['2 _ Mexican'.M20]" office:value-type="float" office:value="48">
            <text:p>48</text:p>
          </table:table-cell>
          <table:table-cell table:style-name="ce3"/>
          <table:table-cell table:formula="oooc:=['2 _ Mexican'.M21]" office:value-type="float" office:value="61">
            <text:p>61</text:p>
          </table:table-cell>
          <table:table-cell table:style-name="ce3"/>
          <table:table-cell table:formula="oooc:=['2 _ Mexican'.M22]" office:value-type="float" office:value="5">
            <text:p>5</text:p>
          </table:table-cell>
          <table:table-cell table:style-name="ce3"/>
          <table:table-cell table:formula="oooc:=['2 _ Mexican'.M23]" office:value-type="float" office:value="0">
            <text:p>0</text:p>
          </table:table-cell>
          <table:table-cell table:style-name="ce3"/>
          <table:table-cell table:formula="oooc:=['2 _ Mexican'.M24]" office:value-type="float" office:value="0">
            <text:p>0</text:p>
          </table:table-cell>
          <table:table-cell table:style-name="ce3"/>
          <table:table-cell table:formula="oooc:=['2 _ Mexican'.M25]" office:value-type="float" office:value="18">
            <text:p>18</text:p>
          </table:table-cell>
          <table:table-cell table:style-name="ce3"/>
          <table:table-cell table:style-name="ce40" table:formula="oooc:=IF([.O22]&gt;0;1;0)+IF([.Q22]&gt;0;1;0)+IF([.S22]&gt;0;1;0)+IF([.U22]&gt;0;1;0)+IF([.W22]&gt;0;1;0)+IF([.Y22]&gt;0;1;0)+IF([.AA22]&gt;0;1;0)+IF([.AC22]&gt;0;1;0)+IF([.AE22]&gt;0;1;0)+IF([.AG22]&gt;0;1;0)+IF([.AI22]&gt;0;1;0)+IF([.AK22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4">
            <text:p>14</text:p>
          </table:table-cell>
          <table:table-cell table:formula="oooc:=['2 _ Mexican'.N3]" office:value-type="float" office:value="0">
            <text:p>0</text:p>
          </table:table-cell>
          <table:table-cell table:style-name="ce32"/>
          <table:table-cell table:formula="oooc:=['2 _ Mexican'.N4]" office:value-type="float" office:value="3">
            <text:p>3</text:p>
          </table:table-cell>
          <table:table-cell table:style-name="ce32"/>
          <table:table-cell table:formula="oooc:=['2 _ Mexican'.N5]" office:value-type="float" office:value="0">
            <text:p>0</text:p>
          </table:table-cell>
          <table:table-cell table:style-name="ce32"/>
          <table:table-cell table:formula="oooc:=['2 _ Mexican'.N6]" office:value-type="float" office:value="1">
            <text:p>1</text:p>
          </table:table-cell>
          <table:table-cell table:style-name="ce32"/>
          <table:table-cell table:formula="oooc:=['2 _ Mexican'.N7]" office:value-type="float" office:value="0">
            <text:p>0</text:p>
          </table:table-cell>
          <table:table-cell table:style-name="ce32"/>
          <table:table-cell table:formula="oooc:=['2 _ Mexican'.N8]" office:value-type="float" office:value="0">
            <text:p>0</text:p>
          </table:table-cell>
          <table:table-cell table:style-name="ce32"/>
          <table:table-cell table:formula="oooc:=['2 _ Mexican'.N9]" office:value-type="float" office:value="1">
            <text:p>1</text:p>
          </table:table-cell>
          <table:table-cell table:style-name="ce32"/>
          <table:table-cell table:formula="oooc:=['2 _ Mexican'.N10]" office:value-type="float" office:value="0">
            <text:p>0</text:p>
          </table:table-cell>
          <table:table-cell table:style-name="ce32"/>
          <table:table-cell table:formula="oooc:=['2 _ Mexican'.N11]" office:value-type="float" office:value="0">
            <text:p>0</text:p>
          </table:table-cell>
          <table:table-cell table:style-name="ce32"/>
          <table:table-cell table:formula="oooc:=['2 _ Mexican'.N12]" office:value-type="float" office:value="3">
            <text:p>3</text:p>
          </table:table-cell>
          <table:table-cell table:style-name="ce32"/>
          <table:table-cell table:formula="oooc:=['2 _ Mexican'.N13]" office:value-type="float" office:value="0">
            <text:p>0</text:p>
          </table:table-cell>
          <table:table-cell table:style-name="ce32"/>
          <table:table-cell table:formula="oooc:=['2 _ Mexican'.N14]" office:value-type="float" office:value="0">
            <text:p>0</text:p>
          </table:table-cell>
          <table:table-cell table:style-name="ce32"/>
          <table:table-cell table:style-name="ce40" table:formula="oooc:=IF([.B23]&gt;0;1;0)+IF([.D23]&gt;0;1;0)+IF([.F23]&gt;0;1;0)+IF([.H23]&gt;0;1;0)+IF([.J23]&gt;0;1;0)+IF([.L23]&gt;0;1;0)+IF([.N23]&gt;0;1;0)+IF([.P23]&gt;0;1;0)+IF([.R23]&gt;0;1;0)+IF([.T23]&gt;0;1;0)+IF([.V23]&gt;0;1;0)+IF([.X23]&gt;0;1;0)" office:value-type="float" office:value="4">
            <text:p>4</text:p>
          </table:table-cell>
          <table:table-cell table:formula="oooc:=['2 _ Mexican'.N20]" office:value-type="float" office:value="12">
            <text:p>12</text:p>
          </table:table-cell>
          <table:table-cell table:style-name="ce3"/>
          <table:table-cell table:formula="oooc:=['2 _ Mexican'.N21]" office:value-type="float" office:value="37">
            <text:p>37</text:p>
          </table:table-cell>
          <table:table-cell table:style-name="ce3"/>
          <table:table-cell table:formula="oooc:=['2 _ Mexican'.N22]" office:value-type="float" office:value="35">
            <text:p>35</text:p>
          </table:table-cell>
          <table:table-cell table:style-name="ce3"/>
          <table:table-cell table:formula="oooc:=['2 _ Mexican'.N23]" office:value-type="float" office:value="0">
            <text:p>0</text:p>
          </table:table-cell>
          <table:table-cell table:style-name="ce3"/>
          <table:table-cell table:formula="oooc:=['2 _ Mexican'.N24]" office:value-type="float" office:value="48">
            <text:p>48</text:p>
          </table:table-cell>
          <table:table-cell table:style-name="ce3"/>
          <table:table-cell table:formula="oooc:=['2 _ Mexican'.N25]" office:value-type="float" office:value="0">
            <text:p>0</text:p>
          </table:table-cell>
          <table:table-cell table:style-name="ce3"/>
          <table:table-cell table:style-name="ce40" table:formula="oooc:=IF([.O23]&gt;0;1;0)+IF([.Q23]&gt;0;1;0)+IF([.S23]&gt;0;1;0)+IF([.U23]&gt;0;1;0)+IF([.W23]&gt;0;1;0)+IF([.Y23]&gt;0;1;0)+IF([.AA23]&gt;0;1;0)+IF([.AC23]&gt;0;1;0)+IF([.AE23]&gt;0;1;0)+IF([.AG23]&gt;0;1;0)+IF([.AI23]&gt;0;1;0)+IF([.AK23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5">
            <text:p>15</text:p>
          </table:table-cell>
          <table:table-cell table:formula="oooc:=['2 _ Mexican'.O3]" office:value-type="float" office:value="2">
            <text:p>2</text:p>
          </table:table-cell>
          <table:table-cell table:style-name="ce32"/>
          <table:table-cell table:formula="oooc:=['2 _ Mexican'.O4]" office:value-type="float" office:value="2">
            <text:p>2</text:p>
          </table:table-cell>
          <table:table-cell table:style-name="ce32"/>
          <table:table-cell table:formula="oooc:=['2 _ Mexican'.O5]" office:value-type="float" office:value="0">
            <text:p>0</text:p>
          </table:table-cell>
          <table:table-cell table:style-name="ce32"/>
          <table:table-cell table:formula="oooc:=['2 _ Mexican'.O6]" office:value-type="float" office:value="0">
            <text:p>0</text:p>
          </table:table-cell>
          <table:table-cell table:style-name="ce32"/>
          <table:table-cell table:formula="oooc:=['2 _ Mexican'.O7]" office:value-type="float" office:value="0">
            <text:p>0</text:p>
          </table:table-cell>
          <table:table-cell table:style-name="ce32"/>
          <table:table-cell table:formula="oooc:=['2 _ Mexican'.O8]" office:value-type="float" office:value="2">
            <text:p>2</text:p>
          </table:table-cell>
          <table:table-cell table:style-name="ce32"/>
          <table:table-cell table:formula="oooc:=['2 _ Mexican'.O9]" office:value-type="float" office:value="0">
            <text:p>0</text:p>
          </table:table-cell>
          <table:table-cell table:style-name="ce32"/>
          <table:table-cell table:formula="oooc:=['2 _ Mexican'.O10]" office:value-type="float" office:value="0">
            <text:p>0</text:p>
          </table:table-cell>
          <table:table-cell table:style-name="ce32"/>
          <table:table-cell table:formula="oooc:=['2 _ Mexican'.O11]" office:value-type="float" office:value="0">
            <text:p>0</text:p>
          </table:table-cell>
          <table:table-cell table:style-name="ce32"/>
          <table:table-cell table:formula="oooc:=['2 _ Mexican'.O12]" office:value-type="float" office:value="0">
            <text:p>0</text:p>
          </table:table-cell>
          <table:table-cell table:style-name="ce32"/>
          <table:table-cell table:formula="oooc:=['2 _ Mexican'.O13]" office:value-type="float" office:value="0">
            <text:p>0</text:p>
          </table:table-cell>
          <table:table-cell table:style-name="ce32"/>
          <table:table-cell table:formula="oooc:=['2 _ Mexican'.O14]" office:value-type="float" office:value="1">
            <text:p>1</text:p>
          </table:table-cell>
          <table:table-cell table:style-name="ce32"/>
          <table:table-cell table:style-name="ce40" table:formula="oooc:=IF([.B24]&gt;0;1;0)+IF([.D24]&gt;0;1;0)+IF([.F24]&gt;0;1;0)+IF([.H24]&gt;0;1;0)+IF([.J24]&gt;0;1;0)+IF([.L24]&gt;0;1;0)+IF([.N24]&gt;0;1;0)+IF([.P24]&gt;0;1;0)+IF([.R24]&gt;0;1;0)+IF([.T24]&gt;0;1;0)+IF([.V24]&gt;0;1;0)+IF([.X24]&gt;0;1;0)" office:value-type="float" office:value="4">
            <text:p>4</text:p>
          </table:table-cell>
          <table:table-cell table:formula="oooc:=['2 _ Mexican'.O20]" office:value-type="float" office:value="34">
            <text:p>34</text:p>
          </table:table-cell>
          <table:table-cell table:style-name="ce3"/>
          <table:table-cell table:formula="oooc:=['2 _ Mexican'.O21]" office:value-type="float" office:value="0">
            <text:p>0</text:p>
          </table:table-cell>
          <table:table-cell table:style-name="ce3"/>
          <table:table-cell table:formula="oooc:=['2 _ Mexican'.O22]" office:value-type="float" office:value="27">
            <text:p>27</text:p>
          </table:table-cell>
          <table:table-cell table:style-name="ce3"/>
          <table:table-cell table:formula="oooc:=['2 _ Mexican'.O23]" office:value-type="float" office:value="32">
            <text:p>32</text:p>
          </table:table-cell>
          <table:table-cell table:style-name="ce3"/>
          <table:table-cell table:formula="oooc:=['2 _ Mexican'.O24]" office:value-type="float" office:value="24">
            <text:p>24</text:p>
          </table:table-cell>
          <table:table-cell table:style-name="ce3"/>
          <table:table-cell table:formula="oooc:=['2 _ Mexican'.O25]" office:value-type="float" office:value="0">
            <text:p>0</text:p>
          </table:table-cell>
          <table:table-cell table:style-name="ce3"/>
          <table:table-cell table:style-name="ce40" table:formula="oooc:=IF([.O24]&gt;0;1;0)+IF([.Q24]&gt;0;1;0)+IF([.S24]&gt;0;1;0)+IF([.U24]&gt;0;1;0)+IF([.W24]&gt;0;1;0)+IF([.Y24]&gt;0;1;0)+IF([.AA24]&gt;0;1;0)+IF([.AC24]&gt;0;1;0)+IF([.AE24]&gt;0;1;0)+IF([.AG24]&gt;0;1;0)+IF([.AI24]&gt;0;1;0)+IF([.AK2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16">
            <text:p>16</text:p>
          </table:table-cell>
          <table:table-cell table:formula="oooc:=['2 _ Mexican'.P3]" office:value-type="float" office:value="0">
            <text:p>0</text:p>
          </table:table-cell>
          <table:table-cell table:style-name="ce32"/>
          <table:table-cell table:formula="oooc:=['2 _ Mexican'.P4]" office:value-type="float" office:value="6">
            <text:p>6</text:p>
          </table:table-cell>
          <table:table-cell table:style-name="ce32"/>
          <table:table-cell table:formula="oooc:=['2 _ Mexican'.P5]" office:value-type="float" office:value="0">
            <text:p>0</text:p>
          </table:table-cell>
          <table:table-cell table:style-name="ce32"/>
          <table:table-cell table:formula="oooc:=['2 _ Mexican'.P6]" office:value-type="float" office:value="0">
            <text:p>0</text:p>
          </table:table-cell>
          <table:table-cell table:style-name="ce32"/>
          <table:table-cell table:formula="oooc:=['2 _ Mexican'.P7]" office:value-type="float" office:value="0">
            <text:p>0</text:p>
          </table:table-cell>
          <table:table-cell table:style-name="ce32"/>
          <table:table-cell table:formula="oooc:=['2 _ Mexican'.P8]" office:value-type="float" office:value="1">
            <text:p>1</text:p>
          </table:table-cell>
          <table:table-cell table:style-name="ce32"/>
          <table:table-cell table:formula="oooc:=['2 _ Mexican'.P9]" office:value-type="float" office:value="0">
            <text:p>0</text:p>
          </table:table-cell>
          <table:table-cell table:style-name="ce32"/>
          <table:table-cell table:formula="oooc:=['2 _ Mexican'.P10]" office:value-type="float" office:value="4">
            <text:p>4</text:p>
          </table:table-cell>
          <table:table-cell table:style-name="ce32"/>
          <table:table-cell table:formula="oooc:=['2 _ Mexican'.P11]" office:value-type="float" office:value="0">
            <text:p>0</text:p>
          </table:table-cell>
          <table:table-cell table:style-name="ce32"/>
          <table:table-cell table:formula="oooc:=['2 _ Mexican'.P12]" office:value-type="float" office:value="0">
            <text:p>0</text:p>
          </table:table-cell>
          <table:table-cell table:style-name="ce32"/>
          <table:table-cell table:formula="oooc:=['2 _ Mexican'.P13]" office:value-type="float" office:value="0">
            <text:p>0</text:p>
          </table:table-cell>
          <table:table-cell table:style-name="ce32"/>
          <table:table-cell table:formula="oooc:=['2 _ Mexican'.P14]" office:value-type="float" office:value="2">
            <text:p>2</text:p>
          </table:table-cell>
          <table:table-cell table:style-name="ce32"/>
          <table:table-cell table:style-name="ce40" table:formula="oooc:=IF([.B25]&gt;0;1;0)+IF([.D25]&gt;0;1;0)+IF([.F25]&gt;0;1;0)+IF([.H25]&gt;0;1;0)+IF([.J25]&gt;0;1;0)+IF([.L25]&gt;0;1;0)+IF([.N25]&gt;0;1;0)+IF([.P25]&gt;0;1;0)+IF([.R25]&gt;0;1;0)+IF([.T25]&gt;0;1;0)+IF([.V25]&gt;0;1;0)+IF([.X25]&gt;0;1;0)" office:value-type="float" office:value="4">
            <text:p>4</text:p>
          </table:table-cell>
          <table:table-cell table:formula="oooc:=['2 _ Mexican'.P20]" office:value-type="float" office:value="18">
            <text:p>18</text:p>
          </table:table-cell>
          <table:table-cell table:style-name="ce3"/>
          <table:table-cell table:formula="oooc:=['2 _ Mexican'.P21]" office:value-type="float" office:value="0">
            <text:p>0</text:p>
          </table:table-cell>
          <table:table-cell table:style-name="ce3"/>
          <table:table-cell table:formula="oooc:=['2 _ Mexican'.P22]" office:value-type="float" office:value="46">
            <text:p>46</text:p>
          </table:table-cell>
          <table:table-cell table:style-name="ce3"/>
          <table:table-cell table:formula="oooc:=['2 _ Mexican'.P23]" office:value-type="float" office:value="51">
            <text:p>51</text:p>
          </table:table-cell>
          <table:table-cell table:style-name="ce3"/>
          <table:table-cell table:formula="oooc:=['2 _ Mexican'.P24]" office:value-type="float" office:value="90">
            <text:p>90</text:p>
          </table:table-cell>
          <table:table-cell table:style-name="ce3"/>
          <table:table-cell table:formula="oooc:=['2 _ Mexican'.P25]" office:value-type="float" office:value="20">
            <text:p>20</text:p>
          </table:table-cell>
          <table:table-cell table:style-name="ce3"/>
          <table:table-cell table:style-name="ce40" table:formula="oooc:=IF([.O25]&gt;0;1;0)+IF([.Q25]&gt;0;1;0)+IF([.S25]&gt;0;1;0)+IF([.U25]&gt;0;1;0)+IF([.W25]&gt;0;1;0)+IF([.Y25]&gt;0;1;0)+IF([.AA25]&gt;0;1;0)+IF([.AC25]&gt;0;1;0)+IF([.AE25]&gt;0;1;0)+IF([.AG25]&gt;0;1;0)+IF([.AI25]&gt;0;1;0)+IF([.AK2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7">
            <text:p>17</text:p>
          </table:table-cell>
          <table:table-cell table:formula="oooc:=['2 _ Mexican'.Q3]" office:value-type="float" office:value="1">
            <text:p>1</text:p>
          </table:table-cell>
          <table:table-cell table:style-name="ce32"/>
          <table:table-cell table:formula="oooc:=['2 _ Mexican'.Q4]" office:value-type="float" office:value="0">
            <text:p>0</text:p>
          </table:table-cell>
          <table:table-cell table:style-name="ce32"/>
          <table:table-cell table:formula="oooc:=['2 _ Mexican'.Q5]" office:value-type="float" office:value="3">
            <text:p>3</text:p>
          </table:table-cell>
          <table:table-cell table:style-name="ce32"/>
          <table:table-cell table:formula="oooc:=['2 _ Mexican'.Q6]" office:value-type="float" office:value="2">
            <text:p>2</text:p>
          </table:table-cell>
          <table:table-cell table:style-name="ce32"/>
          <table:table-cell table:formula="oooc:=['2 _ Mexican'.Q7]" office:value-type="float" office:value="0">
            <text:p>0</text:p>
          </table:table-cell>
          <table:table-cell table:style-name="ce32"/>
          <table:table-cell table:formula="oooc:=['2 _ Mexican'.Q8]" office:value-type="float" office:value="0">
            <text:p>0</text:p>
          </table:table-cell>
          <table:table-cell table:style-name="ce32"/>
          <table:table-cell table:formula="oooc:=['2 _ Mexican'.Q9]" office:value-type="float" office:value="4">
            <text:p>4</text:p>
          </table:table-cell>
          <table:table-cell table:style-name="ce32"/>
          <table:table-cell table:formula="oooc:=['2 _ Mexican'.Q10]" office:value-type="float" office:value="0">
            <text:p>0</text:p>
          </table:table-cell>
          <table:table-cell table:style-name="ce32"/>
          <table:table-cell table:formula="oooc:=['2 _ Mexican'.Q11]" office:value-type="float" office:value="0">
            <text:p>0</text:p>
          </table:table-cell>
          <table:table-cell table:style-name="ce32"/>
          <table:table-cell table:formula="oooc:=['2 _ Mexican'.Q12]" office:value-type="float" office:value="0">
            <text:p>0</text:p>
          </table:table-cell>
          <table:table-cell table:style-name="ce32"/>
          <table:table-cell table:formula="oooc:=['2 _ Mexican'.Q13]" office:value-type="float" office:value="2">
            <text:p>2</text:p>
          </table:table-cell>
          <table:table-cell table:style-name="ce32"/>
          <table:table-cell table:formula="oooc:=['2 _ Mexican'.Q14]" office:value-type="float" office:value="0">
            <text:p>0</text:p>
          </table:table-cell>
          <table:table-cell table:style-name="ce32"/>
          <table:table-cell table:style-name="ce40" table:formula="oooc:=IF([.B26]&gt;0;1;0)+IF([.D26]&gt;0;1;0)+IF([.F26]&gt;0;1;0)+IF([.H26]&gt;0;1;0)+IF([.J26]&gt;0;1;0)+IF([.L26]&gt;0;1;0)+IF([.N26]&gt;0;1;0)+IF([.P26]&gt;0;1;0)+IF([.R26]&gt;0;1;0)+IF([.T26]&gt;0;1;0)+IF([.V26]&gt;0;1;0)+IF([.X26]&gt;0;1;0)" office:value-type="float" office:value="5">
            <text:p>5</text:p>
          </table:table-cell>
          <table:table-cell table:formula="oooc:=['2 _ Mexican'.Q20]" office:value-type="float" office:value="54">
            <text:p>54</text:p>
          </table:table-cell>
          <table:table-cell table:style-name="ce3"/>
          <table:table-cell table:formula="oooc:=['2 _ Mexican'.Q21]" office:value-type="float" office:value="58">
            <text:p>58</text:p>
          </table:table-cell>
          <table:table-cell table:style-name="ce3"/>
          <table:table-cell table:formula="oooc:=['2 _ Mexican'.Q22]" office:value-type="float" office:value="20">
            <text:p>20</text:p>
          </table:table-cell>
          <table:table-cell table:style-name="ce3"/>
          <table:table-cell table:formula="oooc:=['2 _ Mexican'.Q23]" office:value-type="float" office:value="41">
            <text:p>41</text:p>
          </table:table-cell>
          <table:table-cell table:style-name="ce3"/>
          <table:table-cell table:formula="oooc:=['2 _ Mexican'.Q24]" office:value-type="float" office:value="0">
            <text:p>0</text:p>
          </table:table-cell>
          <table:table-cell table:style-name="ce3"/>
          <table:table-cell table:formula="oooc:=['2 _ Mexican'.Q25]" office:value-type="float" office:value="33">
            <text:p>33</text:p>
          </table:table-cell>
          <table:table-cell table:style-name="ce3"/>
          <table:table-cell table:style-name="ce40" table:formula="oooc:=IF([.O26]&gt;0;1;0)+IF([.Q26]&gt;0;1;0)+IF([.S26]&gt;0;1;0)+IF([.U26]&gt;0;1;0)+IF([.W26]&gt;0;1;0)+IF([.Y26]&gt;0;1;0)+IF([.AA26]&gt;0;1;0)+IF([.AC26]&gt;0;1;0)+IF([.AE26]&gt;0;1;0)+IF([.AG26]&gt;0;1;0)+IF([.AI26]&gt;0;1;0)+IF([.AK2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8">
            <text:p>18</text:p>
          </table:table-cell>
          <table:table-cell table:formula="oooc:=['2 _ Mexican'.R3]" office:value-type="float" office:value="0">
            <text:p>0</text:p>
          </table:table-cell>
          <table:table-cell table:style-name="ce32"/>
          <table:table-cell table:formula="oooc:=['2 _ Mexican'.R4]" office:value-type="float" office:value="0">
            <text:p>0</text:p>
          </table:table-cell>
          <table:table-cell table:style-name="ce32"/>
          <table:table-cell table:formula="oooc:=['2 _ Mexican'.R5]" office:value-type="float" office:value="1">
            <text:p>1</text:p>
          </table:table-cell>
          <table:table-cell table:style-name="ce32"/>
          <table:table-cell table:formula="oooc:=['2 _ Mexican'.R6]" office:value-type="float" office:value="0">
            <text:p>0</text:p>
          </table:table-cell>
          <table:table-cell table:style-name="ce32"/>
          <table:table-cell table:formula="oooc:=['2 _ Mexican'.R7]" office:value-type="float" office:value="3">
            <text:p>3</text:p>
          </table:table-cell>
          <table:table-cell table:style-name="ce32"/>
          <table:table-cell table:formula="oooc:=['2 _ Mexican'.R8]" office:value-type="float" office:value="0">
            <text:p>0</text:p>
          </table:table-cell>
          <table:table-cell table:style-name="ce32"/>
          <table:table-cell table:formula="oooc:=['2 _ Mexican'.R9]" office:value-type="float" office:value="0">
            <text:p>0</text:p>
          </table:table-cell>
          <table:table-cell table:style-name="ce32"/>
          <table:table-cell table:formula="oooc:=['2 _ Mexican'.R10]" office:value-type="float" office:value="1">
            <text:p>1</text:p>
          </table:table-cell>
          <table:table-cell table:style-name="ce32"/>
          <table:table-cell table:formula="oooc:=['2 _ Mexican'.R11]" office:value-type="float" office:value="3">
            <text:p>3</text:p>
          </table:table-cell>
          <table:table-cell table:style-name="ce32"/>
          <table:table-cell table:formula="oooc:=['2 _ Mexican'.R12]" office:value-type="float" office:value="0">
            <text:p>0</text:p>
          </table:table-cell>
          <table:table-cell table:style-name="ce32"/>
          <table:table-cell table:formula="oooc:=['2 _ Mexican'.R13]" office:value-type="float" office:value="2">
            <text:p>2</text:p>
          </table:table-cell>
          <table:table-cell table:style-name="ce32"/>
          <table:table-cell table:formula="oooc:=['2 _ Mexican'.R14]" office:value-type="float" office:value="0">
            <text:p>0</text:p>
          </table:table-cell>
          <table:table-cell table:style-name="ce32"/>
          <table:table-cell table:style-name="ce40" table:formula="oooc:=IF([.B27]&gt;0;1;0)+IF([.D27]&gt;0;1;0)+IF([.F27]&gt;0;1;0)+IF([.H27]&gt;0;1;0)+IF([.J27]&gt;0;1;0)+IF([.L27]&gt;0;1;0)+IF([.N27]&gt;0;1;0)+IF([.P27]&gt;0;1;0)+IF([.R27]&gt;0;1;0)+IF([.T27]&gt;0;1;0)+IF([.V27]&gt;0;1;0)+IF([.X27]&gt;0;1;0)" office:value-type="float" office:value="5">
            <text:p>5</text:p>
          </table:table-cell>
          <table:table-cell table:formula="oooc:=['2 _ Mexican'.R20]" office:value-type="float" office:value="28">
            <text:p>28</text:p>
          </table:table-cell>
          <table:table-cell table:style-name="ce3"/>
          <table:table-cell table:formula="oooc:=['2 _ Mexican'.R21]" office:value-type="float" office:value="31">
            <text:p>31</text:p>
          </table:table-cell>
          <table:table-cell table:style-name="ce3"/>
          <table:table-cell table:formula="oooc:=['2 _ Mexican'.R22]" office:value-type="float" office:value="0">
            <text:p>0</text:p>
          </table:table-cell>
          <table:table-cell table:style-name="ce3"/>
          <table:table-cell table:formula="oooc:=['2 _ Mexican'.R23]" office:value-type="float" office:value="47">
            <text:p>47</text:p>
          </table:table-cell>
          <table:table-cell table:style-name="ce3"/>
          <table:table-cell table:formula="oooc:=['2 _ Mexican'.R24]" office:value-type="float" office:value="30">
            <text:p>30</text:p>
          </table:table-cell>
          <table:table-cell table:style-name="ce3"/>
          <table:table-cell table:formula="oooc:=['2 _ Mexican'.R25]" office:value-type="float" office:value="42">
            <text:p>42</text:p>
          </table:table-cell>
          <table:table-cell table:style-name="ce3"/>
          <table:table-cell table:style-name="ce40" table:formula="oooc:=IF([.O27]&gt;0;1;0)+IF([.Q27]&gt;0;1;0)+IF([.S27]&gt;0;1;0)+IF([.U27]&gt;0;1;0)+IF([.W27]&gt;0;1;0)+IF([.Y27]&gt;0;1;0)+IF([.AA27]&gt;0;1;0)+IF([.AC27]&gt;0;1;0)+IF([.AE27]&gt;0;1;0)+IF([.AG27]&gt;0;1;0)+IF([.AI27]&gt;0;1;0)+IF([.AK27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19">
            <text:p>19</text:p>
          </table:table-cell>
          <table:table-cell table:formula="oooc:=['2 _ Mexican'.S3]" office:value-type="float" office:value="0">
            <text:p>0</text:p>
          </table:table-cell>
          <table:table-cell table:style-name="ce32"/>
          <table:table-cell table:formula="oooc:=['2 _ Mexican'.S4]" office:value-type="float" office:value="1">
            <text:p>1</text:p>
          </table:table-cell>
          <table:table-cell table:style-name="ce32"/>
          <table:table-cell table:formula="oooc:=['2 _ Mexican'.S5]" office:value-type="float" office:value="0">
            <text:p>0</text:p>
          </table:table-cell>
          <table:table-cell table:style-name="ce32"/>
          <table:table-cell table:formula="oooc:=['2 _ Mexican'.S6]" office:value-type="float" office:value="1">
            <text:p>1</text:p>
          </table:table-cell>
          <table:table-cell table:style-name="ce32"/>
          <table:table-cell table:formula="oooc:=['2 _ Mexican'.S7]" office:value-type="float" office:value="2">
            <text:p>2</text:p>
          </table:table-cell>
          <table:table-cell table:style-name="ce32"/>
          <table:table-cell table:formula="oooc:=['2 _ Mexican'.S8]" office:value-type="float" office:value="0">
            <text:p>0</text:p>
          </table:table-cell>
          <table:table-cell table:style-name="ce32"/>
          <table:table-cell table:formula="oooc:=['2 _ Mexican'.S9]" office:value-type="float" office:value="2">
            <text:p>2</text:p>
          </table:table-cell>
          <table:table-cell table:style-name="ce32"/>
          <table:table-cell table:formula="oooc:=['2 _ Mexican'.S10]" office:value-type="float" office:value="0">
            <text:p>0</text:p>
          </table:table-cell>
          <table:table-cell table:style-name="ce32"/>
          <table:table-cell table:formula="oooc:=['2 _ Mexican'.S11]" office:value-type="float" office:value="0">
            <text:p>0</text:p>
          </table:table-cell>
          <table:table-cell table:style-name="ce32"/>
          <table:table-cell table:formula="oooc:=['2 _ Mexican'.S12]" office:value-type="float" office:value="3">
            <text:p>3</text:p>
          </table:table-cell>
          <table:table-cell table:style-name="ce32"/>
          <table:table-cell table:formula="oooc:=['2 _ Mexican'.S13]" office:value-type="float" office:value="0">
            <text:p>0</text:p>
          </table:table-cell>
          <table:table-cell table:style-name="ce32"/>
          <table:table-cell table:formula="oooc:=['2 _ Mexican'.S14]" office:value-type="float" office:value="2">
            <text:p>2</text:p>
          </table:table-cell>
          <table:table-cell table:style-name="ce32"/>
          <table:table-cell table:style-name="ce40" table:formula="oooc:=IF([.B28]&gt;0;1;0)+IF([.D28]&gt;0;1;0)+IF([.F28]&gt;0;1;0)+IF([.H28]&gt;0;1;0)+IF([.J28]&gt;0;1;0)+IF([.L28]&gt;0;1;0)+IF([.N28]&gt;0;1;0)+IF([.P28]&gt;0;1;0)+IF([.R28]&gt;0;1;0)+IF([.T28]&gt;0;1;0)+IF([.V28]&gt;0;1;0)+IF([.X28]&gt;0;1;0)" office:value-type="float" office:value="6">
            <text:p>6</text:p>
          </table:table-cell>
          <table:table-cell table:formula="oooc:=['2 _ Mexican'.S20]" office:value-type="float" office:value="30">
            <text:p>30</text:p>
          </table:table-cell>
          <table:table-cell table:style-name="ce3"/>
          <table:table-cell table:formula="oooc:=['2 _ Mexican'.S21]" office:value-type="float" office:value="45">
            <text:p>45</text:p>
          </table:table-cell>
          <table:table-cell table:style-name="ce3"/>
          <table:table-cell table:formula="oooc:=['2 _ Mexican'.S22]" office:value-type="float" office:value="40">
            <text:p>40</text:p>
          </table:table-cell>
          <table:table-cell table:style-name="ce3"/>
          <table:table-cell table:formula="oooc:=['2 _ Mexican'.S23]" office:value-type="float" office:value="24">
            <text:p>24</text:p>
          </table:table-cell>
          <table:table-cell table:style-name="ce3"/>
          <table:table-cell table:formula="oooc:=['2 _ Mexican'.S24]" office:value-type="float" office:value="58">
            <text:p>58</text:p>
          </table:table-cell>
          <table:table-cell table:style-name="ce3"/>
          <table:table-cell table:formula="oooc:=['2 _ Mexican'.S25]" office:value-type="float" office:value="0">
            <text:p>0</text:p>
          </table:table-cell>
          <table:table-cell table:style-name="ce3"/>
          <table:table-cell table:style-name="ce40" table:formula="oooc:=IF([.O28]&gt;0;1;0)+IF([.Q28]&gt;0;1;0)+IF([.S28]&gt;0;1;0)+IF([.U28]&gt;0;1;0)+IF([.W28]&gt;0;1;0)+IF([.Y28]&gt;0;1;0)+IF([.AA28]&gt;0;1;0)+IF([.AC28]&gt;0;1;0)+IF([.AE28]&gt;0;1;0)+IF([.AG28]&gt;0;1;0)+IF([.AI28]&gt;0;1;0)+IF([.AK2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0">
            <text:p>20</text:p>
          </table:table-cell>
          <table:table-cell table:formula="oooc:=['2 _ Mexican'.T3]" office:value-type="float" office:value="0">
            <text:p>0</text:p>
          </table:table-cell>
          <table:table-cell table:style-name="ce32"/>
          <table:table-cell table:formula="oooc:=['2 _ Mexican'.T4]" office:value-type="float" office:value="1">
            <text:p>1</text:p>
          </table:table-cell>
          <table:table-cell table:style-name="ce32"/>
          <table:table-cell table:formula="oooc:=['2 _ Mexican'.T5]" office:value-type="float" office:value="2">
            <text:p>2</text:p>
          </table:table-cell>
          <table:table-cell table:style-name="ce32"/>
          <table:table-cell table:formula="oooc:=['2 _ Mexican'.T6]" office:value-type="float" office:value="0">
            <text:p>0</text:p>
          </table:table-cell>
          <table:table-cell table:style-name="ce32"/>
          <table:table-cell table:formula="oooc:=['2 _ Mexican'.T7]" office:value-type="float" office:value="0">
            <text:p>0</text:p>
          </table:table-cell>
          <table:table-cell table:style-name="ce32"/>
          <table:table-cell table:formula="oooc:=['2 _ Mexican'.T8]" office:value-type="float" office:value="1">
            <text:p>1</text:p>
          </table:table-cell>
          <table:table-cell table:style-name="ce32"/>
          <table:table-cell table:formula="oooc:=['2 _ Mexican'.T9]" office:value-type="float" office:value="0">
            <text:p>0</text:p>
          </table:table-cell>
          <table:table-cell table:style-name="ce32"/>
          <table:table-cell table:formula="oooc:=['2 _ Mexican'.T10]" office:value-type="float" office:value="0">
            <text:p>0</text:p>
          </table:table-cell>
          <table:table-cell table:style-name="ce32"/>
          <table:table-cell table:formula="oooc:=['2 _ Mexican'.T11]" office:value-type="float" office:value="3">
            <text:p>3</text:p>
          </table:table-cell>
          <table:table-cell table:style-name="ce32"/>
          <table:table-cell table:formula="oooc:=['2 _ Mexican'.T12]" office:value-type="float" office:value="2">
            <text:p>2</text:p>
          </table:table-cell>
          <table:table-cell table:style-name="ce32"/>
          <table:table-cell table:formula="oooc:=['2 _ Mexican'.T13]" office:value-type="float" office:value="2">
            <text:p>2</text:p>
          </table:table-cell>
          <table:table-cell table:style-name="ce32"/>
          <table:table-cell table:formula="oooc:=['2 _ Mexican'.T14]" office:value-type="float" office:value="0">
            <text:p>0</text:p>
          </table:table-cell>
          <table:table-cell table:style-name="ce32"/>
          <table:table-cell table:style-name="ce40" table:formula="oooc:=IF([.B29]&gt;0;1;0)+IF([.D29]&gt;0;1;0)+IF([.F29]&gt;0;1;0)+IF([.H29]&gt;0;1;0)+IF([.J29]&gt;0;1;0)+IF([.L29]&gt;0;1;0)+IF([.N29]&gt;0;1;0)+IF([.P29]&gt;0;1;0)+IF([.R29]&gt;0;1;0)+IF([.T29]&gt;0;1;0)+IF([.V29]&gt;0;1;0)+IF([.X29]&gt;0;1;0)" office:value-type="float" office:value="6">
            <text:p>6</text:p>
          </table:table-cell>
          <table:table-cell table:formula="oooc:=['2 _ Mexican'.T20]" office:value-type="float" office:value="34">
            <text:p>34</text:p>
          </table:table-cell>
          <table:table-cell table:style-name="ce3"/>
          <table:table-cell table:formula="oooc:=['2 _ Mexican'.T21]" office:value-type="float" office:value="45">
            <text:p>45</text:p>
          </table:table-cell>
          <table:table-cell table:style-name="ce3"/>
          <table:table-cell table:formula="oooc:=['2 _ Mexican'.T22]" office:value-type="float" office:value="21">
            <text:p>21</text:p>
          </table:table-cell>
          <table:table-cell table:style-name="ce3"/>
          <table:table-cell table:formula="oooc:=['2 _ Mexican'.T23]" office:value-type="float" office:value="35">
            <text:p>35</text:p>
          </table:table-cell>
          <table:table-cell table:style-name="ce3"/>
          <table:table-cell table:formula="oooc:=['2 _ Mexican'.T24]" office:value-type="float" office:value="23">
            <text:p>23</text:p>
          </table:table-cell>
          <table:table-cell table:style-name="ce3"/>
          <table:table-cell table:formula="oooc:=['2 _ Mexican'.T25]" office:value-type="float" office:value="44">
            <text:p>44</text:p>
          </table:table-cell>
          <table:table-cell table:style-name="ce3"/>
          <table:table-cell table:style-name="ce40" table:formula="oooc:=IF([.O29]&gt;0;1;0)+IF([.Q29]&gt;0;1;0)+IF([.S29]&gt;0;1;0)+IF([.U29]&gt;0;1;0)+IF([.W29]&gt;0;1;0)+IF([.Y29]&gt;0;1;0)+IF([.AA29]&gt;0;1;0)+IF([.AC29]&gt;0;1;0)+IF([.AE29]&gt;0;1;0)+IF([.AG29]&gt;0;1;0)+IF([.AI29]&gt;0;1;0)+IF([.AK29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20]&gt;0;1;0)+IF([.B21]&gt;0;1;0)+IF([.B22]&gt;0;1;0)+IF([.B23]&gt;0;1;0)+IF([.B24]&gt;0;1;0)+IF([.B25]&gt;0;1;0)+IF([.B26]&gt;0;1;0)+IF([.B27]&gt;0;1;0)+IF([.B28]&gt;0;1;0)+IF([.B29]&gt;0;1;0)" office:value-type="float" office:value="4">
            <text:p>4</text:p>
          </table:table-cell>
          <table:table-cell table:style-name="ce33"/>
          <table:table-cell table:style-name="ce29" table:formula="oooc:=IF([.D20]&gt;0;1;0)+IF([.D21]&gt;0;1;0)+IF([.D22]&gt;0;1;0)+IF([.D23]&gt;0;1;0)+IF([.D24]&gt;0;1;0)+IF([.D25]&gt;0;1;0)+IF([.D26]&gt;0;1;0)+IF([.D27]&gt;0;1;0)+IF([.D28]&gt;0;1;0)+IF([.D29]&gt;0;1;0)" office:value-type="float" office:value="5">
            <text:p>5</text:p>
          </table:table-cell>
          <table:table-cell table:style-name="ce33"/>
          <table:table-cell table:style-name="ce29" table:formula="oooc:=IF([.F20]&gt;0;1;0)+IF([.F21]&gt;0;1;0)+IF([.F22]&gt;0;1;0)+IF([.F23]&gt;0;1;0)+IF([.F24]&gt;0;1;0)+IF([.F25]&gt;0;1;0)+IF([.F26]&gt;0;1;0)+IF([.F27]&gt;0;1;0)+IF([.F28]&gt;0;1;0)+IF([.F29]&gt;0;1;0)" office:value-type="float" office:value="3">
            <text:p>3</text:p>
          </table:table-cell>
          <table:table-cell table:style-name="ce33"/>
          <table:table-cell table:style-name="ce29" table:formula="oooc:=IF([.H20]&gt;0;1;0)+IF([.H21]&gt;0;1;0)+IF([.H22]&gt;0;1;0)+IF([.H23]&gt;0;1;0)+IF([.H24]&gt;0;1;0)+IF([.H25]&gt;0;1;0)+IF([.H26]&gt;0;1;0)+IF([.H27]&gt;0;1;0)+IF([.H28]&gt;0;1;0)+IF([.H29]&gt;0;1;0)" office:value-type="float" office:value="5">
            <text:p>5</text:p>
          </table:table-cell>
          <table:table-cell table:style-name="ce33"/>
          <table:table-cell table:style-name="ce29" table:formula="oooc:=IF([.J20]&gt;0;1;0)+IF([.J21]&gt;0;1;0)+IF([.J22]&gt;0;1;0)+IF([.J23]&gt;0;1;0)+IF([.J24]&gt;0;1;0)+IF([.J25]&gt;0;1;0)+IF([.J26]&gt;0;1;0)+IF([.J27]&gt;0;1;0)+IF([.J28]&gt;0;1;0)+IF([.J29]&gt;0;1;0)" office:value-type="float" office:value="2">
            <text:p>2</text:p>
          </table:table-cell>
          <table:table-cell table:style-name="ce33"/>
          <table:table-cell table:style-name="ce29" table:formula="oooc:=IF([.L20]&gt;0;1;0)+IF([.L21]&gt;0;1;0)+IF([.L22]&gt;0;1;0)+IF([.L23]&gt;0;1;0)+IF([.L24]&gt;0;1;0)+IF([.L25]&gt;0;1;0)+IF([.L26]&gt;0;1;0)+IF([.L27]&gt;0;1;0)+IF([.L28]&gt;0;1;0)+IF([.L29]&gt;0;1;0)" office:value-type="float" office:value="4">
            <text:p>4</text:p>
          </table:table-cell>
          <table:table-cell table:style-name="ce33"/>
          <table:table-cell table:style-name="ce29" table:formula="oooc:=IF([.N20]&gt;0;1;0)+IF([.N21]&gt;0;1;0)+IF([.N22]&gt;0;1;0)+IF([.N23]&gt;0;1;0)+IF([.N24]&gt;0;1;0)+IF([.N25]&gt;0;1;0)+IF([.N26]&gt;0;1;0)+IF([.N27]&gt;0;1;0)+IF([.N28]&gt;0;1;0)+IF([.N29]&gt;0;1;0)" office:value-type="float" office:value="5">
            <text:p>5</text:p>
          </table:table-cell>
          <table:table-cell table:style-name="ce33"/>
          <table:table-cell table:style-name="ce29" table:formula="oooc:=IF([.P20]&gt;0;1;0)+IF([.P21]&gt;0;1;0)+IF([.P22]&gt;0;1;0)+IF([.P23]&gt;0;1;0)+IF([.P24]&gt;0;1;0)+IF([.P25]&gt;0;1;0)+IF([.P26]&gt;0;1;0)+IF([.P27]&gt;0;1;0)+IF([.P28]&gt;0;1;0)+IF([.P29]&gt;0;1;0)" office:value-type="float" office:value="2">
            <text:p>2</text:p>
          </table:table-cell>
          <table:table-cell table:style-name="ce33"/>
          <table:table-cell table:style-name="ce29" table:formula="oooc:=IF([.R20]&gt;0;1;0)+IF([.R21]&gt;0;1;0)+IF([.R22]&gt;0;1;0)+IF([.R23]&gt;0;1;0)+IF([.R24]&gt;0;1;0)+IF([.R25]&gt;0;1;0)+IF([.R26]&gt;0;1;0)+IF([.R27]&gt;0;1;0)+IF([.R28]&gt;0;1;0)+IF([.R29]&gt;0;1;0)" office:value-type="float" office:value="3">
            <text:p>3</text:p>
          </table:table-cell>
          <table:table-cell table:style-name="ce33"/>
          <table:table-cell table:style-name="ce29" table:formula="oooc:=IF([.T20]&gt;0;1;0)+IF([.T21]&gt;0;1;0)+IF([.T22]&gt;0;1;0)+IF([.T23]&gt;0;1;0)+IF([.T24]&gt;0;1;0)+IF([.T25]&gt;0;1;0)+IF([.T26]&gt;0;1;0)+IF([.T27]&gt;0;1;0)+IF([.T28]&gt;0;1;0)+IF([.T29]&gt;0;1;0)" office:value-type="float" office:value="3">
            <text:p>3</text:p>
          </table:table-cell>
          <table:table-cell table:style-name="ce33"/>
          <table:table-cell table:style-name="ce29" table:formula="oooc:=IF([.V20]&gt;0;1;0)+IF([.V21]&gt;0;1;0)+IF([.V22]&gt;0;1;0)+IF([.V23]&gt;0;1;0)+IF([.V24]&gt;0;1;0)+IF([.V25]&gt;0;1;0)+IF([.V26]&gt;0;1;0)+IF([.V27]&gt;0;1;0)+IF([.V28]&gt;0;1;0)+IF([.V29]&gt;0;1;0)" office:value-type="float" office:value="3">
            <text:p>3</text:p>
          </table:table-cell>
          <table:table-cell table:style-name="ce33"/>
          <table:table-cell table:style-name="ce29" table:formula="oooc:=IF([.X20]&gt;0;1;0)+IF([.X21]&gt;0;1;0)+IF([.X22]&gt;0;1;0)+IF([.X23]&gt;0;1;0)+IF([.X24]&gt;0;1;0)+IF([.X25]&gt;0;1;0)+IF([.X26]&gt;0;1;0)+IF([.X27]&gt;0;1;0)+IF([.X28]&gt;0;1;0)+IF([.X29]&gt;0;1;0)" office:value-type="float" office:value="3">
            <text:p>3</text:p>
          </table:table-cell>
          <table:table-cell table:style-name="ce33"/>
          <table:table-cell table:style-name="ce41"/>
          <table:table-cell table:style-name="ce29" table:formula="oooc:=IF([.AA20]&gt;0;1;0)+IF([.AA21]&gt;0;1;0)+IF([.AA22]&gt;0;1;0)+IF([.AA23]&gt;0;1;0)+IF([.AA24]&gt;0;1;0)+IF([.AA25]&gt;0;1;0)+IF([.AA26]&gt;0;1;0)+IF([.AA27]&gt;0;1;0)+IF([.AA28]&gt;0;1;0)+IF([.AA29]&gt;0;1;0)" office:value-type="float" office:value="10">
            <text:p>10</text:p>
          </table:table-cell>
          <table:table-cell table:style-name="ce52"/>
          <table:table-cell table:style-name="ce29" table:formula="oooc:=IF([.AC20]&gt;0;1;0)+IF([.AC21]&gt;0;1;0)+IF([.AC22]&gt;0;1;0)+IF([.AC23]&gt;0;1;0)+IF([.AC24]&gt;0;1;0)+IF([.AC25]&gt;0;1;0)+IF([.AC26]&gt;0;1;0)+IF([.AC27]&gt;0;1;0)+IF([.AC28]&gt;0;1;0)+IF([.AC29]&gt;0;1;0)" office:value-type="float" office:value="7">
            <text:p>7</text:p>
          </table:table-cell>
          <table:table-cell table:style-name="ce52"/>
          <table:table-cell table:style-name="ce29" table:formula="oooc:=IF([.AE20]&gt;0;1;0)+IF([.AE21]&gt;0;1;0)+IF([.AE22]&gt;0;1;0)+IF([.AE23]&gt;0;1;0)+IF([.AE24]&gt;0;1;0)+IF([.AE25]&gt;0;1;0)+IF([.AE26]&gt;0;1;0)+IF([.AE27]&gt;0;1;0)+IF([.AE28]&gt;0;1;0)+IF([.AE29]&gt;0;1;0)" office:value-type="float" office:value="9">
            <text:p>9</text:p>
          </table:table-cell>
          <table:table-cell table:style-name="ce52"/>
          <table:table-cell table:style-name="ce29" table:formula="oooc:=IF([.AG20]&gt;0;1;0)+IF([.AG21]&gt;0;1;0)+IF([.AG22]&gt;0;1;0)+IF([.AG23]&gt;0;1;0)+IF([.AG24]&gt;0;1;0)+IF([.AG25]&gt;0;1;0)+IF([.AG26]&gt;0;1;0)+IF([.AG27]&gt;0;1;0)+IF([.AG28]&gt;0;1;0)+IF([.AG29]&gt;0;1;0)" office:value-type="float" office:value="8">
            <text:p>8</text:p>
          </table:table-cell>
          <table:table-cell table:style-name="ce52"/>
          <table:table-cell table:style-name="ce29" table:formula="oooc:=IF([.AI20]&gt;0;1;0)+IF([.AI21]&gt;0;1;0)+IF([.AI22]&gt;0;1;0)+IF([.AI23]&gt;0;1;0)+IF([.AI24]&gt;0;1;0)+IF([.AI25]&gt;0;1;0)+IF([.AI26]&gt;0;1;0)+IF([.AI27]&gt;0;1;0)+IF([.AI28]&gt;0;1;0)+IF([.AI29]&gt;0;1;0)" office:value-type="float" office:value="6">
            <text:p>6</text:p>
          </table:table-cell>
          <table:table-cell table:style-name="ce52"/>
          <table:table-cell table:style-name="ce29" table:formula="oooc:=IF([.AK20]&gt;0;1;0)+IF([.AK21]&gt;0;1;0)+IF([.AK22]&gt;0;1;0)+IF([.AK23]&gt;0;1;0)+IF([.AK24]&gt;0;1;0)+IF([.AK25]&gt;0;1;0)+IF([.AK26]&gt;0;1;0)+IF([.AK27]&gt;0;1;0)+IF([.AK28]&gt;0;1;0)+IF([.AK29]&gt;0;1;0)" office:value-type="float" office:value="5">
            <text:p>5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Россия</text:p>
          </table:table-cell>
          <table:covered-table-cell table:number-columns-repeated="23" table:style-name="ce34"/>
          <table:covered-table-cell table:style-name="ce42"/>
          <table:table-cell table:style-name="ce49"/>
          <table:table-cell table:style-name="ce5" table:number-columns-repeated="11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11" office:value-type="string" table:number-columns-spanned="2" table:number-rows-spanned="1">
            <text:p>Cabbage Stew</text:p>
          </table:table-cell>
          <table:covered-table-cell table:style-name="ce14"/>
          <table:table-cell table:style-name="ce11" office:value-type="string" table:number-columns-spanned="2" table:number-rows-spanned="1">
            <text:p>Pelmeni</text:p>
          </table:table-cell>
          <table:covered-table-cell table:style-name="ce14"/>
          <table:table-cell table:style-name="ce11" office:value-type="string" table:number-columns-spanned="2" table:number-rows-spanned="1">
            <text:p>Golubtsy</text:p>
          </table:table-cell>
          <table:covered-table-cell table:style-name="ce14"/>
          <table:table-cell table:style-name="ce11" office:value-type="string" table:number-columns-spanned="2" table:number-rows-spanned="1">
            <text:p>Fried Mushrooms</text:p>
          </table:table-cell>
          <table:covered-table-cell table:style-name="ce14"/>
          <table:table-cell table:style-name="ce11" office:value-type="string" table:number-columns-spanned="2" table:number-rows-spanned="1">
            <text:p>Vareniki</text:p>
          </table:table-cell>
          <table:covered-table-cell table:style-name="ce14"/>
          <table:table-cell table:style-name="ce11" office:value-type="string" table:number-columns-spanned="2" table:number-rows-spanned="1">
            <text:p>Baked Meat</text:p>
          </table:table-cell>
          <table:covered-table-cell table:style-name="ce14"/>
          <table:table-cell table:style-name="ce11" office:value-type="string" table:number-columns-spanned="2" table:number-rows-spanned="1">
            <text:p>Cutlets</text:p>
          </table:table-cell>
          <table:covered-table-cell table:style-name="ce14"/>
          <table:table-cell table:style-name="ce11" office:value-type="string" table:number-columns-spanned="2" table:number-rows-spanned="1">
            <text:p>Mushroom Ragout</text:p>
          </table:table-cell>
          <table:covered-table-cell table:style-name="ce14"/>
          <table:table-cell table:style-name="ce11" office:value-type="string" table:number-columns-spanned="2" table:number-rows-spanned="1">
            <text:p>Cab Pancakes</text:p>
          </table:table-cell>
          <table:covered-table-cell table:style-name="ce14"/>
          <table:table-cell table:style-name="ce11" office:value-type="string" table:number-columns-spanned="2" table:number-rows-spanned="1">
            <text:p>Kulebyaka</text:p>
          </table:table-cell>
          <table:covered-table-cell table:style-name="ce14"/>
          <table:table-cell table:style-name="ce11" office:value-type="string" table:number-columns-spanned="2" table:number-rows-spanned="1">
            <text:p>Shchi</text:p>
          </table:table-cell>
          <table:covered-table-cell table:style-name="ce14"/>
          <table:table-cell table:style-name="ce11" office:value-type="string" table:number-columns-spanned="2" table:number-rows-spanned="1">
            <text:p>Mushroom Soup</text:p>
          </table:table-cell>
          <table:covered-table-cell table:style-name="ce14"/>
          <table:table-cell table:style-name="ce39"/>
          <table:table-cell table:style-name="ce48" table:number-columns-spanned="2" table:number-rows-spanned="1">
            <draw:frame table:end-cell-address="'Рецепты ингред'.AA33" table:end-x="0.997cm" table:end-y="0.08cm" draw:z-index="12" draw:name="Изображения 13" draw:style-name="gr1" draw:text-style-name="P1" svg:width="0.83cm" svg:height="0.74cm" svg:x="0.166cm" svg:y="0.086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C33" table:end-x="1.043cm" table:end-y="0.048cm" draw:z-index="13" draw:name="Изображения 14" draw:style-name="gr1" draw:text-style-name="P1" svg:width="0.803cm" svg:height="0.766cm" svg:x="0.239cm" svg:y="0.028cm">
              <draw:image xlink:href="../../py/img/ingredients/mushroom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33" table:end-x="0.931cm" table:end-y="0.023cm" draw:z-index="14" draw:name="Изображения 15" draw:style-name="gr1" draw:text-style-name="P1" svg:width="0.748cm" svg:height="0.712cm" svg:x="0.182cm" svg:y="0.057cm">
              <draw:image xlink:href="../../py/img/ingredients/cabbage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G33" table:end-x="1.097cm" table:end-y="0.161cm" draw:z-index="15" draw:name="Изображения 16" draw:style-name="gr1" draw:text-style-name="P1" svg:width="0.748cm" svg:height="0.794cm" svg:x="0.348cm" svg:y="0.113cm">
              <draw:image xlink:href="../../py/img/ingredients/potato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I33" table:end-x="1.045cm" table:end-y="0.078cm" draw:z-index="16" draw:name="Изображения 17" draw:style-name="gr1" draw:text-style-name="P1" svg:width="0.802cm" svg:height="0.74cm" svg:x="0.242cm" svg:y="0.084cm">
              <draw:image xlink:href="../../py/img/ingredients/onion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K33" table:end-x="1.203cm" table:end-y="0.155cm" draw:z-index="17" draw:name="Изображения 18" draw:style-name="gr1" draw:text-style-name="P1" svg:width="0.859cm" svg:height="0.685cm" svg:x="0.343cm" svg:y="0.216cm">
              <draw:image xlink:href="../../py/img/ingredients/flour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21">
            <text:p>21</text:p>
          </table:table-cell>
          <table:table-cell table:formula="oooc:=['3 _ Russian'.K3]" office:value-type="float" office:value="0">
            <text:p>0</text:p>
          </table:table-cell>
          <table:table-cell table:style-name="ce32"/>
          <table:table-cell table:formula="oooc:=['3 _ Russian'.K4]" office:value-type="float" office:value="3">
            <text:p>3</text:p>
          </table:table-cell>
          <table:table-cell table:style-name="ce32"/>
          <table:table-cell table:formula="oooc:=['3 _ Russian'.K5]" office:value-type="float" office:value="0">
            <text:p>0</text:p>
          </table:table-cell>
          <table:table-cell table:style-name="ce32"/>
          <table:table-cell table:formula="oooc:=['3 _ Russian'.K6]" office:value-type="float" office:value="0">
            <text:p>0</text:p>
          </table:table-cell>
          <table:table-cell table:style-name="ce32"/>
          <table:table-cell table:formula="oooc:=['3 _ Russian'.K7]" office:value-type="float" office:value="0">
            <text:p>0</text:p>
          </table:table-cell>
          <table:table-cell table:style-name="ce32"/>
          <table:table-cell table:formula="oooc:=['3 _ Russian'.K8]" office:value-type="float" office:value="0">
            <text:p>0</text:p>
          </table:table-cell>
          <table:table-cell table:style-name="ce32"/>
          <table:table-cell table:formula="oooc:=['3 _ Russian'.K9]" office:value-type="float" office:value="2">
            <text:p>2</text:p>
          </table:table-cell>
          <table:table-cell table:style-name="ce32"/>
          <table:table-cell table:formula="oooc:=['3 _ Russian'.K10]" office:value-type="float" office:value="0">
            <text:p>0</text:p>
          </table:table-cell>
          <table:table-cell table:style-name="ce32"/>
          <table:table-cell table:formula="oooc:=['3 _ Russian'.K11]" office:value-type="float" office:value="0">
            <text:p>0</text:p>
          </table:table-cell>
          <table:table-cell table:style-name="ce32"/>
          <table:table-cell table:formula="oooc:=['3 _ Russian'.K12]" office:value-type="float" office:value="0">
            <text:p>0</text:p>
          </table:table-cell>
          <table:table-cell table:style-name="ce32"/>
          <table:table-cell table:formula="oooc:=['3 _ Russian'.K13]" office:value-type="float" office:value="0">
            <text:p>0</text:p>
          </table:table-cell>
          <table:table-cell table:style-name="ce32"/>
          <table:table-cell table:formula="oooc:=['3 _ Russian'.K14]" office:value-type="float" office:value="0">
            <text:p>0</text:p>
          </table:table-cell>
          <table:table-cell table:style-name="ce32"/>
          <table:table-cell table:style-name="ce40" table:formula="oooc:=IF([.B33]&gt;0;1;0)+IF([.D33]&gt;0;1;0)+IF([.F33]&gt;0;1;0)+IF([.H33]&gt;0;1;0)+IF([.J33]&gt;0;1;0)+IF([.L33]&gt;0;1;0)+IF([.N33]&gt;0;1;0)+IF([.P33]&gt;0;1;0)+IF([.R33]&gt;0;1;0)+IF([.T33]&gt;0;1;0)+IF([.V33]&gt;0;1;0)+IF([.X33]&gt;0;1;0)" office:value-type="float" office:value="2">
            <text:p>2</text:p>
          </table:table-cell>
          <table:table-cell table:formula="oooc:=['3 _ Russian'.K20]" office:value-type="float" office:value="40">
            <text:p>40</text:p>
          </table:table-cell>
          <table:table-cell table:style-name="ce3"/>
          <table:table-cell table:formula="oooc:=['3 _ Russian'.K21]" office:value-type="float" office:value="0">
            <text:p>0</text:p>
          </table:table-cell>
          <table:table-cell table:style-name="ce3"/>
          <table:table-cell table:formula="oooc:=['3 _ Russian'.K22]" office:value-type="float" office:value="0">
            <text:p>0</text:p>
          </table:table-cell>
          <table:table-cell table:style-name="ce3"/>
          <table:table-cell table:formula="oooc:=['3 _ Russian'.K23]" office:value-type="float" office:value="0">
            <text:p>0</text:p>
          </table:table-cell>
          <table:table-cell table:style-name="ce3"/>
          <table:table-cell table:formula="oooc:=['3 _ Russian'.K24]" office:value-type="float" office:value="12">
            <text:p>12</text:p>
          </table:table-cell>
          <table:table-cell table:style-name="ce3"/>
          <table:table-cell table:formula="oooc:=['3 _ Russian'.K25]" office:value-type="float" office:value="30">
            <text:p>30</text:p>
          </table:table-cell>
          <table:table-cell table:style-name="ce3"/>
          <table:table-cell table:style-name="ce40" table:formula="oooc:=IF([.O33]&gt;0;1;0)+IF([.Q33]&gt;0;1;0)+IF([.S33]&gt;0;1;0)+IF([.U33]&gt;0;1;0)+IF([.W33]&gt;0;1;0)+IF([.Y33]&gt;0;1;0)+IF([.AA33]&gt;0;1;0)+IF([.AC33]&gt;0;1;0)+IF([.AE33]&gt;0;1;0)+IF([.AG33]&gt;0;1;0)+IF([.AI33]&gt;0;1;0)+IF([.AK33]&gt;0;1;0)" office:value-type="float" office:value="3">
            <text:p>3</text:p>
          </table:table-cell>
          <table:table-cell table:number-columns-repeated="217"/>
        </table:table-row>
        <table:table-row table:style-name="ro5">
          <table:table-cell table:style-name="ce21" office:value-type="float" office:value="22">
            <text:p>22</text:p>
          </table:table-cell>
          <table:table-cell table:formula="oooc:=['3 _ Russian'.C34]" office:value-type="float" office:value="0">
            <text:p>0</text:p>
          </table:table-cell>
          <table:table-cell table:style-name="ce32"/>
          <table:table-cell table:formula="oooc:=['3 _ Russian'.C35]" office:value-type="float" office:value="0">
            <text:p>0</text:p>
          </table:table-cell>
          <table:table-cell table:style-name="ce32"/>
          <table:table-cell table:formula="oooc:=['3 _ Russian'.L5]" office:value-type="float" office:value="0">
            <text:p>0</text:p>
          </table:table-cell>
          <table:table-cell table:style-name="ce32"/>
          <table:table-cell table:formula="oooc:=['3 _ Russian'.L6]" office:value-type="float" office:value="0">
            <text:p>0</text:p>
          </table:table-cell>
          <table:table-cell table:style-name="ce32"/>
          <table:table-cell table:formula="oooc:=['3 _ Russian'.L7]" office:value-type="float" office:value="0">
            <text:p>0</text:p>
          </table:table-cell>
          <table:table-cell table:style-name="ce32"/>
          <table:table-cell table:formula="oooc:=['3 _ Russian'.L8]" office:value-type="float" office:value="0">
            <text:p>0</text:p>
          </table:table-cell>
          <table:table-cell table:style-name="ce32"/>
          <table:table-cell table:formula="oooc:=['3 _ Russian'.L9]" office:value-type="float" office:value="1">
            <text:p>1</text:p>
          </table:table-cell>
          <table:table-cell table:style-name="ce32"/>
          <table:table-cell table:formula="oooc:=['3 _ Russian'.L10]" office:value-type="float" office:value="0">
            <text:p>0</text:p>
          </table:table-cell>
          <table:table-cell table:style-name="ce32"/>
          <table:table-cell table:formula="oooc:=['3 _ Russian'.L11]" office:value-type="float" office:value="2">
            <text:p>2</text:p>
          </table:table-cell>
          <table:table-cell table:style-name="ce32"/>
          <table:table-cell table:formula="oooc:=['3 _ Russian'.L12]" office:value-type="float" office:value="0">
            <text:p>0</text:p>
          </table:table-cell>
          <table:table-cell table:style-name="ce32"/>
          <table:table-cell table:formula="oooc:=['3 _ Russian'.L13]" office:value-type="float" office:value="0">
            <text:p>0</text:p>
          </table:table-cell>
          <table:table-cell table:style-name="ce32"/>
          <table:table-cell table:formula="oooc:=['3 _ Russian'.L14]" office:value-type="float" office:value="0">
            <text:p>0</text:p>
          </table:table-cell>
          <table:table-cell table:style-name="ce32"/>
          <table:table-cell table:style-name="ce40" table:formula="oooc:=IF([.B34]&gt;0;1;0)+IF([.D34]&gt;0;1;0)+IF([.F34]&gt;0;1;0)+IF([.H34]&gt;0;1;0)+IF([.J34]&gt;0;1;0)+IF([.L34]&gt;0;1;0)+IF([.N34]&gt;0;1;0)+IF([.P34]&gt;0;1;0)+IF([.R34]&gt;0;1;0)+IF([.T34]&gt;0;1;0)+IF([.V34]&gt;0;1;0)+IF([.X34]&gt;0;1;0)" office:value-type="float" office:value="2">
            <text:p>2</text:p>
          </table:table-cell>
          <table:table-cell table:formula="oooc:=['3 _ Russian'.L20]" office:value-type="float" office:value="26">
            <text:p>26</text:p>
          </table:table-cell>
          <table:table-cell table:style-name="ce3"/>
          <table:table-cell table:formula="oooc:=['3 _ Russian'.L21]" office:value-type="float" office:value="0">
            <text:p>0</text:p>
          </table:table-cell>
          <table:table-cell table:style-name="ce3"/>
          <table:table-cell table:formula="oooc:=['3 _ Russian'.L22]" office:value-type="float" office:value="40">
            <text:p>40</text:p>
          </table:table-cell>
          <table:table-cell table:style-name="ce3"/>
          <table:table-cell table:formula="oooc:=['3 _ Russian'.L23]" office:value-type="float" office:value="0">
            <text:p>0</text:p>
          </table:table-cell>
          <table:table-cell table:style-name="ce3"/>
          <table:table-cell table:formula="oooc:=['3 _ Russian'.L24]" office:value-type="float" office:value="14">
            <text:p>14</text:p>
          </table:table-cell>
          <table:table-cell table:style-name="ce3"/>
          <table:table-cell table:formula="oooc:=['3 _ Russian'.L25]" office:value-type="float" office:value="22">
            <text:p>22</text:p>
          </table:table-cell>
          <table:table-cell table:style-name="ce3"/>
          <table:table-cell table:style-name="ce40" table:formula="oooc:=IF([.O34]&gt;0;1;0)+IF([.Q34]&gt;0;1;0)+IF([.S34]&gt;0;1;0)+IF([.U34]&gt;0;1;0)+IF([.W34]&gt;0;1;0)+IF([.Y34]&gt;0;1;0)+IF([.AA34]&gt;0;1;0)+IF([.AC34]&gt;0;1;0)+IF([.AE34]&gt;0;1;0)+IF([.AG34]&gt;0;1;0)+IF([.AI34]&gt;0;1;0)+IF([.AK34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23">
            <text:p>23</text:p>
          </table:table-cell>
          <table:table-cell table:formula="oooc:=['3 _ Russian'.D34]" office:value-type="float" office:value="0">
            <text:p>0</text:p>
          </table:table-cell>
          <table:table-cell table:style-name="ce32"/>
          <table:table-cell table:formula="oooc:=['3 _ Russian'.D35]" office:value-type="float" office:value="0">
            <text:p>0</text:p>
          </table:table-cell>
          <table:table-cell table:style-name="ce32"/>
          <table:table-cell table:formula="oooc:=['3 _ Russian'.M5]" office:value-type="float" office:value="0">
            <text:p>0</text:p>
          </table:table-cell>
          <table:table-cell table:style-name="ce32"/>
          <table:table-cell table:formula="oooc:=['3 _ Russian'.M6]" office:value-type="float" office:value="0">
            <text:p>0</text:p>
          </table:table-cell>
          <table:table-cell table:style-name="ce32"/>
          <table:table-cell table:formula="oooc:=['3 _ Russian'.M7]" office:value-type="float" office:value="0">
            <text:p>0</text:p>
          </table:table-cell>
          <table:table-cell table:style-name="ce32"/>
          <table:table-cell table:formula="oooc:=['3 _ Russian'.M8]" office:value-type="float" office:value="2">
            <text:p>2</text:p>
          </table:table-cell>
          <table:table-cell table:style-name="ce32"/>
          <table:table-cell table:formula="oooc:=['3 _ Russian'.M9]" office:value-type="float" office:value="0">
            <text:p>0</text:p>
          </table:table-cell>
          <table:table-cell table:style-name="ce32"/>
          <table:table-cell table:formula="oooc:=['3 _ Russian'.M10]" office:value-type="float" office:value="0">
            <text:p>0</text:p>
          </table:table-cell>
          <table:table-cell table:style-name="ce32"/>
          <table:table-cell table:formula="oooc:=['3 _ Russian'.M11]" office:value-type="float" office:value="0">
            <text:p>0</text:p>
          </table:table-cell>
          <table:table-cell table:style-name="ce32"/>
          <table:table-cell table:formula="oooc:=['3 _ Russian'.M12]" office:value-type="float" office:value="1">
            <text:p>1</text:p>
          </table:table-cell>
          <table:table-cell table:style-name="ce32"/>
          <table:table-cell table:formula="oooc:=['3 _ Russian'.M13]" office:value-type="float" office:value="0">
            <text:p>0</text:p>
          </table:table-cell>
          <table:table-cell table:style-name="ce32"/>
          <table:table-cell table:formula="oooc:=['3 _ Russian'.M14]" office:value-type="float" office:value="0">
            <text:p>0</text:p>
          </table:table-cell>
          <table:table-cell table:style-name="ce32"/>
          <table:table-cell table:style-name="ce40" table:formula="oooc:=IF([.B35]&gt;0;1;0)+IF([.D35]&gt;0;1;0)+IF([.F35]&gt;0;1;0)+IF([.H35]&gt;0;1;0)+IF([.J35]&gt;0;1;0)+IF([.L35]&gt;0;1;0)+IF([.N35]&gt;0;1;0)+IF([.P35]&gt;0;1;0)+IF([.R35]&gt;0;1;0)+IF([.T35]&gt;0;1;0)+IF([.V35]&gt;0;1;0)+IF([.X35]&gt;0;1;0)" office:value-type="float" office:value="2">
            <text:p>2</text:p>
          </table:table-cell>
          <table:table-cell table:formula="oooc:=['3 _ Russian'.M20]" office:value-type="float" office:value="52">
            <text:p>52</text:p>
          </table:table-cell>
          <table:table-cell table:style-name="ce3"/>
          <table:table-cell table:formula="oooc:=['3 _ Russian'.M21]" office:value-type="float" office:value="18">
            <text:p>18</text:p>
          </table:table-cell>
          <table:table-cell table:style-name="ce3"/>
          <table:table-cell table:formula="oooc:=['3 _ Russian'.M22]" office:value-type="float" office:value="0">
            <text:p>0</text:p>
          </table:table-cell>
          <table:table-cell table:style-name="ce3"/>
          <table:table-cell table:formula="oooc:=['3 _ Russian'.M23]" office:value-type="float" office:value="18">
            <text:p>18</text:p>
          </table:table-cell>
          <table:table-cell table:style-name="ce3"/>
          <table:table-cell table:formula="oooc:=['3 _ Russian'.M24]" office:value-type="float" office:value="0">
            <text:p>0</text:p>
          </table:table-cell>
          <table:table-cell table:style-name="ce3"/>
          <table:table-cell table:formula="oooc:=['3 _ Russian'.M25]" office:value-type="float" office:value="32">
            <text:p>32</text:p>
          </table:table-cell>
          <table:table-cell table:style-name="ce3"/>
          <table:table-cell table:style-name="ce40" table:formula="oooc:=IF([.O35]&gt;0;1;0)+IF([.Q35]&gt;0;1;0)+IF([.S35]&gt;0;1;0)+IF([.U35]&gt;0;1;0)+IF([.W35]&gt;0;1;0)+IF([.Y35]&gt;0;1;0)+IF([.AA35]&gt;0;1;0)+IF([.AC35]&gt;0;1;0)+IF([.AE35]&gt;0;1;0)+IF([.AG35]&gt;0;1;0)+IF([.AI35]&gt;0;1;0)+IF([.AK35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24">
            <text:p>24</text:p>
          </table:table-cell>
          <table:table-cell table:formula="oooc:=['3 _ Russian'.N3]" office:value-type="float" office:value="1">
            <text:p>1</text:p>
          </table:table-cell>
          <table:table-cell table:style-name="ce32"/>
          <table:table-cell table:formula="oooc:=['3 _ Russian'.N4]" office:value-type="float" office:value="0">
            <text:p>0</text:p>
          </table:table-cell>
          <table:table-cell table:style-name="ce32"/>
          <table:table-cell table:formula="oooc:=['3 _ Russian'.N5]" office:value-type="float" office:value="1">
            <text:p>1</text:p>
          </table:table-cell>
          <table:table-cell table:style-name="ce32"/>
          <table:table-cell table:formula="oooc:=['3 _ Russian'.N6]" office:value-type="float" office:value="1">
            <text:p>1</text:p>
          </table:table-cell>
          <table:table-cell table:style-name="ce32"/>
          <table:table-cell table:formula="oooc:=['3 _ Russian'.N7]" office:value-type="float" office:value="0">
            <text:p>0</text:p>
          </table:table-cell>
          <table:table-cell table:style-name="ce32"/>
          <table:table-cell table:formula="oooc:=['3 _ Russian'.N8]" office:value-type="float" office:value="5">
            <text:p>5</text:p>
          </table:table-cell>
          <table:table-cell table:style-name="ce32"/>
          <table:table-cell table:formula="oooc:=['3 _ Russian'.N9]" office:value-type="float" office:value="0">
            <text:p>0</text:p>
          </table:table-cell>
          <table:table-cell table:style-name="ce32"/>
          <table:table-cell table:formula="oooc:=['3 _ Russian'.N10]" office:value-type="float" office:value="0">
            <text:p>0</text:p>
          </table:table-cell>
          <table:table-cell table:style-name="ce32"/>
          <table:table-cell table:formula="oooc:=['3 _ Russian'.N11]" office:value-type="float" office:value="0">
            <text:p>0</text:p>
          </table:table-cell>
          <table:table-cell table:style-name="ce32"/>
          <table:table-cell table:formula="oooc:=['3 _ Russian'.N12]" office:value-type="float" office:value="0">
            <text:p>0</text:p>
          </table:table-cell>
          <table:table-cell table:style-name="ce32"/>
          <table:table-cell table:formula="oooc:=['3 _ Russian'.N13]" office:value-type="float" office:value="0">
            <text:p>0</text:p>
          </table:table-cell>
          <table:table-cell table:style-name="ce32"/>
          <table:table-cell table:formula="oooc:=['3 _ Russian'.N14]" office:value-type="float" office:value="0">
            <text:p>0</text:p>
          </table:table-cell>
          <table:table-cell table:style-name="ce32"/>
          <table:table-cell table:style-name="ce40" table:formula="oooc:=IF([.B36]&gt;0;1;0)+IF([.D36]&gt;0;1;0)+IF([.F36]&gt;0;1;0)+IF([.H36]&gt;0;1;0)+IF([.J36]&gt;0;1;0)+IF([.L36]&gt;0;1;0)+IF([.N36]&gt;0;1;0)+IF([.P36]&gt;0;1;0)+IF([.R36]&gt;0;1;0)+IF([.T36]&gt;0;1;0)+IF([.V36]&gt;0;1;0)+IF([.X36]&gt;0;1;0)" office:value-type="float" office:value="4">
            <text:p>4</text:p>
          </table:table-cell>
          <table:table-cell table:formula="oooc:=['3 _ Russian'.N20]" office:value-type="float" office:value="41">
            <text:p>41</text:p>
          </table:table-cell>
          <table:table-cell table:style-name="ce3"/>
          <table:table-cell table:formula="oooc:=['3 _ Russian'.N21]" office:value-type="float" office:value="46">
            <text:p>46</text:p>
          </table:table-cell>
          <table:table-cell table:style-name="ce3"/>
          <table:table-cell table:formula="oooc:=['3 _ Russian'.N22]" office:value-type="float" office:value="15">
            <text:p>15</text:p>
          </table:table-cell>
          <table:table-cell table:style-name="ce3"/>
          <table:table-cell table:formula="oooc:=['3 _ Russian'.N23]" office:value-type="float" office:value="35">
            <text:p>35</text:p>
          </table:table-cell>
          <table:table-cell table:style-name="ce3"/>
          <table:table-cell table:formula="oooc:=['3 _ Russian'.N24]" office:value-type="float" office:value="5">
            <text:p>5</text:p>
          </table:table-cell>
          <table:table-cell table:style-name="ce3"/>
          <table:table-cell table:formula="oooc:=['3 _ Russian'.N25]" office:value-type="float" office:value="0">
            <text:p>0</text:p>
          </table:table-cell>
          <table:table-cell table:style-name="ce3"/>
          <table:table-cell table:style-name="ce40" table:formula="oooc:=IF([.O36]&gt;0;1;0)+IF([.Q36]&gt;0;1;0)+IF([.S36]&gt;0;1;0)+IF([.U36]&gt;0;1;0)+IF([.W36]&gt;0;1;0)+IF([.Y36]&gt;0;1;0)+IF([.AA36]&gt;0;1;0)+IF([.AC36]&gt;0;1;0)+IF([.AE36]&gt;0;1;0)+IF([.AG36]&gt;0;1;0)+IF([.AI36]&gt;0;1;0)+IF([.AK36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5">
            <text:p>25</text:p>
          </table:table-cell>
          <table:table-cell table:formula="oooc:=['3 _ Russian'.O3]" office:value-type="float" office:value="0">
            <text:p>0</text:p>
          </table:table-cell>
          <table:table-cell table:style-name="ce32"/>
          <table:table-cell table:formula="oooc:=['3 _ Russian'.O4]" office:value-type="float" office:value="0">
            <text:p>0</text:p>
          </table:table-cell>
          <table:table-cell table:style-name="ce32"/>
          <table:table-cell table:formula="oooc:=['3 _ Russian'.O5]" office:value-type="float" office:value="2">
            <text:p>2</text:p>
          </table:table-cell>
          <table:table-cell table:style-name="ce32"/>
          <table:table-cell table:formula="oooc:=['3 _ Russian'.O6]" office:value-type="float" office:value="1">
            <text:p>1</text:p>
          </table:table-cell>
          <table:table-cell table:style-name="ce32"/>
          <table:table-cell table:formula="oooc:=['3 _ Russian'.O7]" office:value-type="float" office:value="0">
            <text:p>0</text:p>
          </table:table-cell>
          <table:table-cell table:style-name="ce32"/>
          <table:table-cell table:formula="oooc:=['3 _ Russian'.O8]" office:value-type="float" office:value="0">
            <text:p>0</text:p>
          </table:table-cell>
          <table:table-cell table:style-name="ce32"/>
          <table:table-cell table:formula="oooc:=['3 _ Russian'.O9]" office:value-type="float" office:value="0">
            <text:p>0</text:p>
          </table:table-cell>
          <table:table-cell table:style-name="ce32"/>
          <table:table-cell table:formula="oooc:=['3 _ Russian'.O10]" office:value-type="float" office:value="2">
            <text:p>2</text:p>
          </table:table-cell>
          <table:table-cell table:style-name="ce32"/>
          <table:table-cell table:formula="oooc:=['3 _ Russian'.O11]" office:value-type="float" office:value="0">
            <text:p>0</text:p>
          </table:table-cell>
          <table:table-cell table:style-name="ce32"/>
          <table:table-cell table:formula="oooc:=['3 _ Russian'.O12]" office:value-type="float" office:value="0">
            <text:p>0</text:p>
          </table:table-cell>
          <table:table-cell table:style-name="ce32"/>
          <table:table-cell table:formula="oooc:=['3 _ Russian'.O13]" office:value-type="float" office:value="0">
            <text:p>0</text:p>
          </table:table-cell>
          <table:table-cell table:style-name="ce32"/>
          <table:table-cell table:formula="oooc:=['3 _ Russian'.O14]" office:value-type="float" office:value="1">
            <text:p>1</text:p>
          </table:table-cell>
          <table:table-cell table:style-name="ce32"/>
          <table:table-cell table:style-name="ce40" table:formula="oooc:=IF([.B37]&gt;0;1;0)+IF([.D37]&gt;0;1;0)+IF([.F37]&gt;0;1;0)+IF([.H37]&gt;0;1;0)+IF([.J37]&gt;0;1;0)+IF([.L37]&gt;0;1;0)+IF([.N37]&gt;0;1;0)+IF([.P37]&gt;0;1;0)+IF([.R37]&gt;0;1;0)+IF([.T37]&gt;0;1;0)+IF([.V37]&gt;0;1;0)+IF([.X37]&gt;0;1;0)" office:value-type="float" office:value="4">
            <text:p>4</text:p>
          </table:table-cell>
          <table:table-cell table:formula="oooc:=['3 _ Russian'.O20]" office:value-type="float" office:value="0">
            <text:p>0</text:p>
          </table:table-cell>
          <table:table-cell table:style-name="ce3"/>
          <table:table-cell table:formula="oooc:=['3 _ Russian'.O21]" office:value-type="float" office:value="46">
            <text:p>46</text:p>
          </table:table-cell>
          <table:table-cell table:style-name="ce3"/>
          <table:table-cell table:formula="oooc:=['3 _ Russian'.O22]" office:value-type="float" office:value="20">
            <text:p>20</text:p>
          </table:table-cell>
          <table:table-cell table:style-name="ce3"/>
          <table:table-cell table:formula="oooc:=['3 _ Russian'.O23]" office:value-type="float" office:value="20">
            <text:p>20</text:p>
          </table:table-cell>
          <table:table-cell table:style-name="ce3"/>
          <table:table-cell table:formula="oooc:=['3 _ Russian'.O24]" office:value-type="float" office:value="20">
            <text:p>20</text:p>
          </table:table-cell>
          <table:table-cell table:style-name="ce3"/>
          <table:table-cell table:formula="oooc:=['3 _ Russian'.O25]" office:value-type="float" office:value="0">
            <text:p>0</text:p>
          </table:table-cell>
          <table:table-cell table:style-name="ce3"/>
          <table:table-cell table:style-name="ce40" table:formula="oooc:=IF([.O37]&gt;0;1;0)+IF([.Q37]&gt;0;1;0)+IF([.S37]&gt;0;1;0)+IF([.U37]&gt;0;1;0)+IF([.W37]&gt;0;1;0)+IF([.Y37]&gt;0;1;0)+IF([.AA37]&gt;0;1;0)+IF([.AC37]&gt;0;1;0)+IF([.AE37]&gt;0;1;0)+IF([.AG37]&gt;0;1;0)+IF([.AI37]&gt;0;1;0)+IF([.AK3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26">
            <text:p>26</text:p>
          </table:table-cell>
          <table:table-cell table:formula="oooc:=['3 _ Russian'.P3]" office:value-type="float" office:value="0">
            <text:p>0</text:p>
          </table:table-cell>
          <table:table-cell table:style-name="ce32"/>
          <table:table-cell table:formula="oooc:=['3 _ Russian'.P4]" office:value-type="float" office:value="0">
            <text:p>0</text:p>
          </table:table-cell>
          <table:table-cell table:style-name="ce32"/>
          <table:table-cell table:formula="oooc:=['3 _ Russian'.P5]" office:value-type="float" office:value="1">
            <text:p>1</text:p>
          </table:table-cell>
          <table:table-cell table:style-name="ce32"/>
          <table:table-cell table:formula="oooc:=['3 _ Russian'.P6]" office:value-type="float" office:value="0">
            <text:p>0</text:p>
          </table:table-cell>
          <table:table-cell table:style-name="ce32"/>
          <table:table-cell table:formula="oooc:=['3 _ Russian'.P7]" office:value-type="float" office:value="3">
            <text:p>3</text:p>
          </table:table-cell>
          <table:table-cell table:style-name="ce32"/>
          <table:table-cell table:formula="oooc:=['3 _ Russian'.P8]" office:value-type="float" office:value="0">
            <text:p>0</text:p>
          </table:table-cell>
          <table:table-cell table:style-name="ce32"/>
          <table:table-cell table:formula="oooc:=['3 _ Russian'.P9]" office:value-type="float" office:value="0">
            <text:p>0</text:p>
          </table:table-cell>
          <table:table-cell table:style-name="ce32"/>
          <table:table-cell table:formula="oooc:=['3 _ Russian'.P10]" office:value-type="float" office:value="0">
            <text:p>0</text:p>
          </table:table-cell>
          <table:table-cell table:style-name="ce32"/>
          <table:table-cell table:formula="oooc:=['3 _ Russian'.P11]" office:value-type="float" office:value="2">
            <text:p>2</text:p>
          </table:table-cell>
          <table:table-cell table:style-name="ce32"/>
          <table:table-cell table:formula="oooc:=['3 _ Russian'.P12]" office:value-type="float" office:value="0">
            <text:p>0</text:p>
          </table:table-cell>
          <table:table-cell table:style-name="ce32"/>
          <table:table-cell table:formula="oooc:=['3 _ Russian'.P13]" office:value-type="float" office:value="0">
            <text:p>0</text:p>
          </table:table-cell>
          <table:table-cell table:style-name="ce32"/>
          <table:table-cell table:formula="oooc:=['3 _ Russian'.P14]" office:value-type="float" office:value="2">
            <text:p>2</text:p>
          </table:table-cell>
          <table:table-cell table:style-name="ce32"/>
          <table:table-cell table:style-name="ce40" table:formula="oooc:=IF([.B38]&gt;0;1;0)+IF([.D38]&gt;0;1;0)+IF([.F38]&gt;0;1;0)+IF([.H38]&gt;0;1;0)+IF([.J38]&gt;0;1;0)+IF([.L38]&gt;0;1;0)+IF([.N38]&gt;0;1;0)+IF([.P38]&gt;0;1;0)+IF([.R38]&gt;0;1;0)+IF([.T38]&gt;0;1;0)+IF([.V38]&gt;0;1;0)+IF([.X38]&gt;0;1;0)" office:value-type="float" office:value="4">
            <text:p>4</text:p>
          </table:table-cell>
          <table:table-cell table:formula="oooc:=['3 _ Russian'.P20]" office:value-type="float" office:value="0">
            <text:p>0</text:p>
          </table:table-cell>
          <table:table-cell table:style-name="ce3"/>
          <table:table-cell table:formula="oooc:=['3 _ Russian'.P21]" office:value-type="float" office:value="21">
            <text:p>21</text:p>
          </table:table-cell>
          <table:table-cell table:style-name="ce3"/>
          <table:table-cell table:formula="oooc:=['3 _ Russian'.P22]" office:value-type="float" office:value="35">
            <text:p>35</text:p>
          </table:table-cell>
          <table:table-cell table:style-name="ce3"/>
          <table:table-cell table:formula="oooc:=['3 _ Russian'.P23]" office:value-type="float" office:value="36">
            <text:p>36</text:p>
          </table:table-cell>
          <table:table-cell table:style-name="ce3"/>
          <table:table-cell table:formula="oooc:=['3 _ Russian'.P24]" office:value-type="float" office:value="18">
            <text:p>18</text:p>
          </table:table-cell>
          <table:table-cell table:style-name="ce3"/>
          <table:table-cell table:formula="oooc:=['3 _ Russian'.P25]" office:value-type="float" office:value="34">
            <text:p>34</text:p>
          </table:table-cell>
          <table:table-cell table:style-name="ce3"/>
          <table:table-cell table:style-name="ce40" table:formula="oooc:=IF([.O38]&gt;0;1;0)+IF([.Q38]&gt;0;1;0)+IF([.S38]&gt;0;1;0)+IF([.U38]&gt;0;1;0)+IF([.W38]&gt;0;1;0)+IF([.Y38]&gt;0;1;0)+IF([.AA38]&gt;0;1;0)+IF([.AC38]&gt;0;1;0)+IF([.AE38]&gt;0;1;0)+IF([.AG38]&gt;0;1;0)+IF([.AI38]&gt;0;1;0)+IF([.AK38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7">
            <text:p>27</text:p>
          </table:table-cell>
          <table:table-cell table:formula="oooc:=['3 _ Russian'.Q3]" office:value-type="float" office:value="3">
            <text:p>3</text:p>
          </table:table-cell>
          <table:table-cell table:style-name="ce32"/>
          <table:table-cell table:formula="oooc:=['3 _ Russian'.Q4]" office:value-type="float" office:value="0">
            <text:p>0</text:p>
          </table:table-cell>
          <table:table-cell table:style-name="ce32"/>
          <table:table-cell table:formula="oooc:=['3 _ Russian'.Q5]" office:value-type="float" office:value="0">
            <text:p>0</text:p>
          </table:table-cell>
          <table:table-cell table:style-name="ce32"/>
          <table:table-cell table:formula="oooc:=['3 _ Russian'.Q6]" office:value-type="float" office:value="0">
            <text:p>0</text:p>
          </table:table-cell>
          <table:table-cell table:style-name="ce32"/>
          <table:table-cell table:formula="oooc:=['3 _ Russian'.Q7]" office:value-type="float" office:value="1">
            <text:p>1</text:p>
          </table:table-cell>
          <table:table-cell table:style-name="ce32"/>
          <table:table-cell table:formula="oooc:=['3 _ Russian'.Q8]" office:value-type="float" office:value="0">
            <text:p>0</text:p>
          </table:table-cell>
          <table:table-cell table:style-name="ce32"/>
          <table:table-cell table:formula="oooc:=['3 _ Russian'.Q9]" office:value-type="float" office:value="2">
            <text:p>2</text:p>
          </table:table-cell>
          <table:table-cell table:style-name="ce32"/>
          <table:table-cell table:formula="oooc:=['3 _ Russian'.Q10]" office:value-type="float" office:value="0">
            <text:p>0</text:p>
          </table:table-cell>
          <table:table-cell table:style-name="ce32"/>
          <table:table-cell table:formula="oooc:=['3 _ Russian'.Q11]" office:value-type="float" office:value="0">
            <text:p>0</text:p>
          </table:table-cell>
          <table:table-cell table:style-name="ce32"/>
          <table:table-cell table:formula="oooc:=['3 _ Russian'.Q12]" office:value-type="float" office:value="0">
            <text:p>0</text:p>
          </table:table-cell>
          <table:table-cell table:style-name="ce32"/>
          <table:table-cell table:formula="oooc:=['3 _ Russian'.Q13]" office:value-type="float" office:value="2">
            <text:p>2</text:p>
          </table:table-cell>
          <table:table-cell table:style-name="ce32"/>
          <table:table-cell table:formula="oooc:=['3 _ Russian'.Q14]" office:value-type="float" office:value="0">
            <text:p>0</text:p>
          </table:table-cell>
          <table:table-cell table:style-name="ce32"/>
          <table:table-cell table:style-name="ce40" table:formula="oooc:=IF([.B39]&gt;0;1;0)+IF([.D39]&gt;0;1;0)+IF([.F39]&gt;0;1;0)+IF([.H39]&gt;0;1;0)+IF([.J39]&gt;0;1;0)+IF([.L39]&gt;0;1;0)+IF([.N39]&gt;0;1;0)+IF([.P39]&gt;0;1;0)+IF([.R39]&gt;0;1;0)+IF([.T39]&gt;0;1;0)+IF([.V39]&gt;0;1;0)+IF([.X39]&gt;0;1;0)" office:value-type="float" office:value="4">
            <text:p>4</text:p>
          </table:table-cell>
          <table:table-cell table:formula="oooc:=['3 _ Russian'.Q20]" office:value-type="float" office:value="46">
            <text:p>46</text:p>
          </table:table-cell>
          <table:table-cell table:style-name="ce3"/>
          <table:table-cell table:formula="oooc:=['3 _ Russian'.Q21]" office:value-type="float" office:value="0">
            <text:p>0</text:p>
          </table:table-cell>
          <table:table-cell table:style-name="ce3"/>
          <table:table-cell table:formula="oooc:=['3 _ Russian'.Q22]" office:value-type="float" office:value="40">
            <text:p>40</text:p>
          </table:table-cell>
          <table:table-cell table:style-name="ce3"/>
          <table:table-cell table:formula="oooc:=['3 _ Russian'.Q23]" office:value-type="float" office:value="18">
            <text:p>18</text:p>
          </table:table-cell>
          <table:table-cell table:style-name="ce3"/>
          <table:table-cell table:formula="oooc:=['3 _ Russian'.Q24]" office:value-type="float" office:value="22">
            <text:p>22</text:p>
          </table:table-cell>
          <table:table-cell table:style-name="ce3"/>
          <table:table-cell table:formula="oooc:=['3 _ Russian'.Q25]" office:value-type="float" office:value="18">
            <text:p>18</text:p>
          </table:table-cell>
          <table:table-cell table:style-name="ce3"/>
          <table:table-cell table:style-name="ce40" table:formula="oooc:=IF([.O39]&gt;0;1;0)+IF([.Q39]&gt;0;1;0)+IF([.S39]&gt;0;1;0)+IF([.U39]&gt;0;1;0)+IF([.W39]&gt;0;1;0)+IF([.Y39]&gt;0;1;0)+IF([.AA39]&gt;0;1;0)+IF([.AC39]&gt;0;1;0)+IF([.AE39]&gt;0;1;0)+IF([.AG39]&gt;0;1;0)+IF([.AI39]&gt;0;1;0)+IF([.AK3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8">
            <text:p>28</text:p>
          </table:table-cell>
          <table:table-cell table:formula="oooc:=['3 _ Russian'.R3]" office:value-type="float" office:value="0">
            <text:p>0</text:p>
          </table:table-cell>
          <table:table-cell table:style-name="ce32"/>
          <table:table-cell table:formula="oooc:=['3 _ Russian'.R4]" office:value-type="float" office:value="0">
            <text:p>0</text:p>
          </table:table-cell>
          <table:table-cell table:style-name="ce32"/>
          <table:table-cell table:formula="oooc:=['3 _ Russian'.R5]" office:value-type="float" office:value="0">
            <text:p>0</text:p>
          </table:table-cell>
          <table:table-cell table:style-name="ce32"/>
          <table:table-cell table:formula="oooc:=['3 _ Russian'.R6]" office:value-type="float" office:value="3">
            <text:p>3</text:p>
          </table:table-cell>
          <table:table-cell table:style-name="ce32"/>
          <table:table-cell table:formula="oooc:=['3 _ Russian'.R7]" office:value-type="float" office:value="1">
            <text:p>1</text:p>
          </table:table-cell>
          <table:table-cell table:style-name="ce32"/>
          <table:table-cell table:formula="oooc:=['3 _ Russian'.R8]" office:value-type="float" office:value="0">
            <text:p>0</text:p>
          </table:table-cell>
          <table:table-cell table:style-name="ce32"/>
          <table:table-cell table:formula="oooc:=['3 _ Russian'.R9]" office:value-type="float" office:value="1">
            <text:p>1</text:p>
          </table:table-cell>
          <table:table-cell table:style-name="ce32"/>
          <table:table-cell table:formula="oooc:=['3 _ Russian'.R10]" office:value-type="float" office:value="3">
            <text:p>3</text:p>
          </table:table-cell>
          <table:table-cell table:style-name="ce32"/>
          <table:table-cell table:formula="oooc:=['3 _ Russian'.R11]" office:value-type="float" office:value="0">
            <text:p>0</text:p>
          </table:table-cell>
          <table:table-cell table:style-name="ce32"/>
          <table:table-cell table:formula="oooc:=['3 _ Russian'.R12]" office:value-type="float" office:value="2">
            <text:p>2</text:p>
          </table:table-cell>
          <table:table-cell table:style-name="ce32"/>
          <table:table-cell table:formula="oooc:=['3 _ Russian'.R13]" office:value-type="float" office:value="0">
            <text:p>0</text:p>
          </table:table-cell>
          <table:table-cell table:style-name="ce32"/>
          <table:table-cell table:formula="oooc:=['3 _ Russian'.R14]" office:value-type="float" office:value="0">
            <text:p>0</text:p>
          </table:table-cell>
          <table:table-cell table:style-name="ce32"/>
          <table:table-cell table:style-name="ce40" table:formula="oooc:=IF([.B40]&gt;0;1;0)+IF([.D40]&gt;0;1;0)+IF([.F40]&gt;0;1;0)+IF([.H40]&gt;0;1;0)+IF([.J40]&gt;0;1;0)+IF([.L40]&gt;0;1;0)+IF([.N40]&gt;0;1;0)+IF([.P40]&gt;0;1;0)+IF([.R40]&gt;0;1;0)+IF([.T40]&gt;0;1;0)+IF([.V40]&gt;0;1;0)+IF([.X40]&gt;0;1;0)" office:value-type="float" office:value="5">
            <text:p>5</text:p>
          </table:table-cell>
          <table:table-cell table:formula="oooc:=['3 _ Russian'.R20]" office:value-type="float" office:value="20">
            <text:p>20</text:p>
          </table:table-cell>
          <table:table-cell table:style-name="ce3"/>
          <table:table-cell table:formula="oooc:=['3 _ Russian'.R21]" office:value-type="float" office:value="63">
            <text:p>63</text:p>
          </table:table-cell>
          <table:table-cell table:style-name="ce3"/>
          <table:table-cell table:formula="oooc:=['3 _ Russian'.R22]" office:value-type="float" office:value="0">
            <text:p>0</text:p>
          </table:table-cell>
          <table:table-cell table:style-name="ce3"/>
          <table:table-cell table:formula="oooc:=['3 _ Russian'.R23]" office:value-type="float" office:value="37">
            <text:p>37</text:p>
          </table:table-cell>
          <table:table-cell table:style-name="ce3"/>
          <table:table-cell table:formula="oooc:=['3 _ Russian'.R24]" office:value-type="float" office:value="36">
            <text:p>36</text:p>
          </table:table-cell>
          <table:table-cell table:style-name="ce3"/>
          <table:table-cell table:formula="oooc:=['3 _ Russian'.R25]" office:value-type="float" office:value="28">
            <text:p>28</text:p>
          </table:table-cell>
          <table:table-cell table:style-name="ce3"/>
          <table:table-cell table:style-name="ce40" table:formula="oooc:=IF([.O40]&gt;0;1;0)+IF([.Q40]&gt;0;1;0)+IF([.S40]&gt;0;1;0)+IF([.U40]&gt;0;1;0)+IF([.W40]&gt;0;1;0)+IF([.Y40]&gt;0;1;0)+IF([.AA40]&gt;0;1;0)+IF([.AC40]&gt;0;1;0)+IF([.AE40]&gt;0;1;0)+IF([.AG40]&gt;0;1;0)+IF([.AI40]&gt;0;1;0)+IF([.AK4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29">
            <text:p>29</text:p>
          </table:table-cell>
          <table:table-cell table:formula="oooc:=['3 _ Russian'.S3]" office:value-type="float" office:value="0">
            <text:p>0</text:p>
          </table:table-cell>
          <table:table-cell table:style-name="ce32"/>
          <table:table-cell table:formula="oooc:=['3 _ Russian'.S4]" office:value-type="float" office:value="1">
            <text:p>1</text:p>
          </table:table-cell>
          <table:table-cell table:style-name="ce32"/>
          <table:table-cell table:formula="oooc:=['3 _ Russian'.S5]" office:value-type="float" office:value="2">
            <text:p>2</text:p>
          </table:table-cell>
          <table:table-cell table:style-name="ce32"/>
          <table:table-cell table:formula="oooc:=['3 _ Russian'.S6]" office:value-type="float" office:value="0">
            <text:p>0</text:p>
          </table:table-cell>
          <table:table-cell table:style-name="ce32"/>
          <table:table-cell table:formula="oooc:=['3 _ Russian'.S7]" office:value-type="float" office:value="0">
            <text:p>0</text:p>
          </table:table-cell>
          <table:table-cell table:style-name="ce32"/>
          <table:table-cell table:formula="oooc:=['3 _ Russian'.S8]" office:value-type="float" office:value="1">
            <text:p>1</text:p>
          </table:table-cell>
          <table:table-cell table:style-name="ce32"/>
          <table:table-cell table:formula="oooc:=['3 _ Russian'.S9]" office:value-type="float" office:value="0">
            <text:p>0</text:p>
          </table:table-cell>
          <table:table-cell table:style-name="ce32"/>
          <table:table-cell table:formula="oooc:=['3 _ Russian'.S10]" office:value-type="float" office:value="0">
            <text:p>0</text:p>
          </table:table-cell>
          <table:table-cell table:style-name="ce32"/>
          <table:table-cell table:formula="oooc:=['3 _ Russian'.S11]" office:value-type="float" office:value="2">
            <text:p>2</text:p>
          </table:table-cell>
          <table:table-cell table:style-name="ce32"/>
          <table:table-cell table:formula="oooc:=['3 _ Russian'.S12]" office:value-type="float" office:value="0">
            <text:p>0</text:p>
          </table:table-cell>
          <table:table-cell table:style-name="ce32"/>
          <table:table-cell table:formula="oooc:=['3 _ Russian'.S13]" office:value-type="float" office:value="2">
            <text:p>2</text:p>
          </table:table-cell>
          <table:table-cell table:style-name="ce32"/>
          <table:table-cell table:formula="oooc:=['3 _ Russian'.S14]" office:value-type="float" office:value="0">
            <text:p>0</text:p>
          </table:table-cell>
          <table:table-cell table:style-name="ce32"/>
          <table:table-cell table:style-name="ce40" table:formula="oooc:=IF([.B41]&gt;0;1;0)+IF([.D41]&gt;0;1;0)+IF([.F41]&gt;0;1;0)+IF([.H41]&gt;0;1;0)+IF([.J41]&gt;0;1;0)+IF([.L41]&gt;0;1;0)+IF([.N41]&gt;0;1;0)+IF([.P41]&gt;0;1;0)+IF([.R41]&gt;0;1;0)+IF([.T41]&gt;0;1;0)+IF([.V41]&gt;0;1;0)+IF([.X41]&gt;0;1;0)" office:value-type="float" office:value="5">
            <text:p>5</text:p>
          </table:table-cell>
          <table:table-cell table:formula="oooc:=['3 _ Russian'.S20]" office:value-type="float" office:value="27">
            <text:p>27</text:p>
          </table:table-cell>
          <table:table-cell table:style-name="ce3"/>
          <table:table-cell table:formula="oooc:=['3 _ Russian'.S21]" office:value-type="float" office:value="20">
            <text:p>20</text:p>
          </table:table-cell>
          <table:table-cell table:style-name="ce3"/>
          <table:table-cell table:formula="oooc:=['3 _ Russian'.S22]" office:value-type="float" office:value="46">
            <text:p>46</text:p>
          </table:table-cell>
          <table:table-cell table:style-name="ce3"/>
          <table:table-cell table:formula="oooc:=['3 _ Russian'.S23]" office:value-type="float" office:value="17">
            <text:p>17</text:p>
          </table:table-cell>
          <table:table-cell table:style-name="ce3"/>
          <table:table-cell table:formula="oooc:=['3 _ Russian'.S24]" office:value-type="float" office:value="18">
            <text:p>18</text:p>
          </table:table-cell>
          <table:table-cell table:style-name="ce3"/>
          <table:table-cell table:formula="oooc:=['3 _ Russian'.S25]" office:value-type="float" office:value="22">
            <text:p>22</text:p>
          </table:table-cell>
          <table:table-cell table:style-name="ce3"/>
          <table:table-cell table:style-name="ce40" table:formula="oooc:=IF([.O41]&gt;0;1;0)+IF([.Q41]&gt;0;1;0)+IF([.S41]&gt;0;1;0)+IF([.U41]&gt;0;1;0)+IF([.W41]&gt;0;1;0)+IF([.Y41]&gt;0;1;0)+IF([.AA41]&gt;0;1;0)+IF([.AC41]&gt;0;1;0)+IF([.AE41]&gt;0;1;0)+IF([.AG41]&gt;0;1;0)+IF([.AI41]&gt;0;1;0)+IF([.AK41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30">
            <text:p>30</text:p>
          </table:table-cell>
          <table:table-cell table:formula="oooc:=['3 _ Russian'.T3]" office:value-type="float" office:value="0">
            <text:p>0</text:p>
          </table:table-cell>
          <table:table-cell table:style-name="ce32"/>
          <table:table-cell table:formula="oooc:=['3 _ Russian'.T4]" office:value-type="float" office:value="1">
            <text:p>1</text:p>
          </table:table-cell>
          <table:table-cell table:style-name="ce32"/>
          <table:table-cell table:formula="oooc:=['3 _ Russian'.T5]" office:value-type="float" office:value="0">
            <text:p>0</text:p>
          </table:table-cell>
          <table:table-cell table:style-name="ce32"/>
          <table:table-cell table:formula="oooc:=['3 _ Russian'.T6]" office:value-type="float" office:value="2">
            <text:p>2</text:p>
          </table:table-cell>
          <table:table-cell table:style-name="ce32"/>
          <table:table-cell table:formula="oooc:=['3 _ Russian'.T7]" office:value-type="float" office:value="0">
            <text:p>0</text:p>
          </table:table-cell>
          <table:table-cell table:style-name="ce32"/>
          <table:table-cell table:formula="oooc:=['3 _ Russian'.T8]" office:value-type="float" office:value="0">
            <text:p>0</text:p>
          </table:table-cell>
          <table:table-cell table:style-name="ce32"/>
          <table:table-cell table:formula="oooc:=['3 _ Russian'.T9]" office:value-type="float" office:value="0">
            <text:p>0</text:p>
          </table:table-cell>
          <table:table-cell table:style-name="ce32"/>
          <table:table-cell table:formula="oooc:=['3 _ Russian'.T10]" office:value-type="float" office:value="2">
            <text:p>2</text:p>
          </table:table-cell>
          <table:table-cell table:style-name="ce32"/>
          <table:table-cell table:formula="oooc:=['3 _ Russian'.T11]" office:value-type="float" office:value="0">
            <text:p>0</text:p>
          </table:table-cell>
          <table:table-cell table:style-name="ce32"/>
          <table:table-cell table:formula="oooc:=['3 _ Russian'.T12]" office:value-type="float" office:value="1">
            <text:p>1</text:p>
          </table:table-cell>
          <table:table-cell table:style-name="ce32"/>
          <table:table-cell table:formula="oooc:=['3 _ Russian'.T13]" office:value-type="float" office:value="1">
            <text:p>1</text:p>
          </table:table-cell>
          <table:table-cell table:style-name="ce32"/>
          <table:table-cell table:formula="oooc:=['3 _ Russian'.T14]" office:value-type="float" office:value="1">
            <text:p>1</text:p>
          </table:table-cell>
          <table:table-cell table:style-name="ce32"/>
          <table:table-cell table:style-name="ce40" table:formula="oooc:=IF([.B42]&gt;0;1;0)+IF([.D42]&gt;0;1;0)+IF([.F42]&gt;0;1;0)+IF([.H42]&gt;0;1;0)+IF([.J42]&gt;0;1;0)+IF([.L42]&gt;0;1;0)+IF([.N42]&gt;0;1;0)+IF([.P42]&gt;0;1;0)+IF([.R42]&gt;0;1;0)+IF([.T42]&gt;0;1;0)+IF([.V42]&gt;0;1;0)+IF([.X42]&gt;0;1;0)" office:value-type="float" office:value="6">
            <text:p>6</text:p>
          </table:table-cell>
          <table:table-cell table:formula="oooc:=['3 _ Russian'.T20]" office:value-type="float" office:value="20">
            <text:p>20</text:p>
          </table:table-cell>
          <table:table-cell table:style-name="ce3"/>
          <table:table-cell table:formula="oooc:=['3 _ Russian'.T21]" office:value-type="float" office:value="47">
            <text:p>47</text:p>
          </table:table-cell>
          <table:table-cell table:style-name="ce3"/>
          <table:table-cell table:formula="oooc:=['3 _ Russian'.T22]" office:value-type="float" office:value="14">
            <text:p>14</text:p>
          </table:table-cell>
          <table:table-cell table:style-name="ce3"/>
          <table:table-cell table:formula="oooc:=['3 _ Russian'.T23]" office:value-type="float" office:value="29">
            <text:p>29</text:p>
          </table:table-cell>
          <table:table-cell table:style-name="ce3"/>
          <table:table-cell table:formula="oooc:=['3 _ Russian'.T24]" office:value-type="float" office:value="30">
            <text:p>30</text:p>
          </table:table-cell>
          <table:table-cell table:style-name="ce3"/>
          <table:table-cell table:formula="oooc:=['3 _ Russian'.T25]" office:value-type="float" office:value="14">
            <text:p>14</text:p>
          </table:table-cell>
          <table:table-cell table:style-name="ce3"/>
          <table:table-cell table:style-name="ce40" table:formula="oooc:=IF([.O42]&gt;0;1;0)+IF([.Q42]&gt;0;1;0)+IF([.S42]&gt;0;1;0)+IF([.U42]&gt;0;1;0)+IF([.W42]&gt;0;1;0)+IF([.Y42]&gt;0;1;0)+IF([.AA42]&gt;0;1;0)+IF([.AC42]&gt;0;1;0)+IF([.AE42]&gt;0;1;0)+IF([.AG42]&gt;0;1;0)+IF([.AI42]&gt;0;1;0)+IF([.AK42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33]&gt;0;1;0)+IF([.B34]&gt;0;1;0)+IF([.B35]&gt;0;1;0)+IF([.B36]&gt;0;1;0)+IF([.B37]&gt;0;1;0)+IF([.B38]&gt;0;1;0)+IF([.B39]&gt;0;1;0)+IF([.B40]&gt;0;1;0)+IF([.B41]&gt;0;1;0)+IF([.B42]&gt;0;1;0)" office:value-type="float" office:value="2">
            <text:p>2</text:p>
          </table:table-cell>
          <table:table-cell table:style-name="ce33"/>
          <table:table-cell table:style-name="ce29" table:formula="oooc:=IF([.D33]&gt;0;1;0)+IF([.D34]&gt;0;1;0)+IF([.D35]&gt;0;1;0)+IF([.D36]&gt;0;1;0)+IF([.D37]&gt;0;1;0)+IF([.D38]&gt;0;1;0)+IF([.D39]&gt;0;1;0)+IF([.D40]&gt;0;1;0)+IF([.D41]&gt;0;1;0)+IF([.D42]&gt;0;1;0)" office:value-type="float" office:value="3">
            <text:p>3</text:p>
          </table:table-cell>
          <table:table-cell table:style-name="ce33"/>
          <table:table-cell table:style-name="ce29" table:formula="oooc:=IF([.F33]&gt;0;1;0)+IF([.F34]&gt;0;1;0)+IF([.F35]&gt;0;1;0)+IF([.F36]&gt;0;1;0)+IF([.F37]&gt;0;1;0)+IF([.F38]&gt;0;1;0)+IF([.F39]&gt;0;1;0)+IF([.F40]&gt;0;1;0)+IF([.F41]&gt;0;1;0)+IF([.F42]&gt;0;1;0)" office:value-type="float" office:value="4">
            <text:p>4</text:p>
          </table:table-cell>
          <table:table-cell table:style-name="ce33"/>
          <table:table-cell table:style-name="ce29" table:formula="oooc:=IF([.H33]&gt;0;1;0)+IF([.H34]&gt;0;1;0)+IF([.H35]&gt;0;1;0)+IF([.H36]&gt;0;1;0)+IF([.H37]&gt;0;1;0)+IF([.H38]&gt;0;1;0)+IF([.H39]&gt;0;1;0)+IF([.H40]&gt;0;1;0)+IF([.H41]&gt;0;1;0)+IF([.H42]&gt;0;1;0)" office:value-type="float" office:value="4">
            <text:p>4</text:p>
          </table:table-cell>
          <table:table-cell table:style-name="ce33"/>
          <table:table-cell table:style-name="ce29" table:formula="oooc:=IF([.J33]&gt;0;1;0)+IF([.J34]&gt;0;1;0)+IF([.J35]&gt;0;1;0)+IF([.J36]&gt;0;1;0)+IF([.J37]&gt;0;1;0)+IF([.J38]&gt;0;1;0)+IF([.J39]&gt;0;1;0)+IF([.J40]&gt;0;1;0)+IF([.J41]&gt;0;1;0)+IF([.J42]&gt;0;1;0)" office:value-type="float" office:value="3">
            <text:p>3</text:p>
          </table:table-cell>
          <table:table-cell table:style-name="ce33"/>
          <table:table-cell table:style-name="ce29" table:formula="oooc:=IF([.L33]&gt;0;1;0)+IF([.L34]&gt;0;1;0)+IF([.L35]&gt;0;1;0)+IF([.L36]&gt;0;1;0)+IF([.L37]&gt;0;1;0)+IF([.L38]&gt;0;1;0)+IF([.L39]&gt;0;1;0)+IF([.L40]&gt;0;1;0)+IF([.L41]&gt;0;1;0)+IF([.L42]&gt;0;1;0)" office:value-type="float" office:value="3">
            <text:p>3</text:p>
          </table:table-cell>
          <table:table-cell table:style-name="ce33"/>
          <table:table-cell table:style-name="ce29" table:formula="oooc:=IF([.N33]&gt;0;1;0)+IF([.N34]&gt;0;1;0)+IF([.N35]&gt;0;1;0)+IF([.N36]&gt;0;1;0)+IF([.N37]&gt;0;1;0)+IF([.N38]&gt;0;1;0)+IF([.N39]&gt;0;1;0)+IF([.N40]&gt;0;1;0)+IF([.N41]&gt;0;1;0)+IF([.N42]&gt;0;1;0)" office:value-type="float" office:value="4">
            <text:p>4</text:p>
          </table:table-cell>
          <table:table-cell table:style-name="ce33"/>
          <table:table-cell table:style-name="ce29" table:formula="oooc:=IF([.P33]&gt;0;1;0)+IF([.P34]&gt;0;1;0)+IF([.P35]&gt;0;1;0)+IF([.P36]&gt;0;1;0)+IF([.P37]&gt;0;1;0)+IF([.P38]&gt;0;1;0)+IF([.P39]&gt;0;1;0)+IF([.P40]&gt;0;1;0)+IF([.P41]&gt;0;1;0)+IF([.P42]&gt;0;1;0)" office:value-type="float" office:value="3">
            <text:p>3</text:p>
          </table:table-cell>
          <table:table-cell table:style-name="ce33"/>
          <table:table-cell table:style-name="ce29" table:formula="oooc:=IF([.R33]&gt;0;1;0)+IF([.R34]&gt;0;1;0)+IF([.R35]&gt;0;1;0)+IF([.R36]&gt;0;1;0)+IF([.R37]&gt;0;1;0)+IF([.R38]&gt;0;1;0)+IF([.R39]&gt;0;1;0)+IF([.R40]&gt;0;1;0)+IF([.R41]&gt;0;1;0)+IF([.R42]&gt;0;1;0)" office:value-type="float" office:value="3">
            <text:p>3</text:p>
          </table:table-cell>
          <table:table-cell table:style-name="ce33"/>
          <table:table-cell table:style-name="ce29" table:formula="oooc:=IF([.T33]&gt;0;1;0)+IF([.T34]&gt;0;1;0)+IF([.T35]&gt;0;1;0)+IF([.T36]&gt;0;1;0)+IF([.T37]&gt;0;1;0)+IF([.T38]&gt;0;1;0)+IF([.T39]&gt;0;1;0)+IF([.T40]&gt;0;1;0)+IF([.T41]&gt;0;1;0)+IF([.T42]&gt;0;1;0)" office:value-type="float" office:value="3">
            <text:p>3</text:p>
          </table:table-cell>
          <table:table-cell table:style-name="ce33"/>
          <table:table-cell table:style-name="ce29" table:formula="oooc:=IF([.V33]&gt;0;1;0)+IF([.V34]&gt;0;1;0)+IF([.V35]&gt;0;1;0)+IF([.V36]&gt;0;1;0)+IF([.V37]&gt;0;1;0)+IF([.V38]&gt;0;1;0)+IF([.V39]&gt;0;1;0)+IF([.V40]&gt;0;1;0)+IF([.V41]&gt;0;1;0)+IF([.V42]&gt;0;1;0)" office:value-type="float" office:value="3">
            <text:p>3</text:p>
          </table:table-cell>
          <table:table-cell table:style-name="ce33"/>
          <table:table-cell table:style-name="ce29" table:formula="oooc:=IF([.X33]&gt;0;1;0)+IF([.X34]&gt;0;1;0)+IF([.X35]&gt;0;1;0)+IF([.X36]&gt;0;1;0)+IF([.X37]&gt;0;1;0)+IF([.X38]&gt;0;1;0)+IF([.X39]&gt;0;1;0)+IF([.X40]&gt;0;1;0)+IF([.X41]&gt;0;1;0)+IF([.X42]&gt;0;1;0)" office:value-type="float" office:value="3">
            <text:p>3</text:p>
          </table:table-cell>
          <table:table-cell table:style-name="ce33"/>
          <table:table-cell table:style-name="ce41"/>
          <table:table-cell table:style-name="ce29" table:formula="oooc:=IF([.AA33]&gt;0;1;0)+IF([.AA34]&gt;0;1;0)+IF([.AA35]&gt;0;1;0)+IF([.AA36]&gt;0;1;0)+IF([.AA37]&gt;0;1;0)+IF([.AA38]&gt;0;1;0)+IF([.AA39]&gt;0;1;0)+IF([.AA40]&gt;0;1;0)+IF([.AA41]&gt;0;1;0)+IF([.AA42]&gt;0;1;0)" office:value-type="float" office:value="8">
            <text:p>8</text:p>
          </table:table-cell>
          <table:table-cell table:style-name="ce52"/>
          <table:table-cell table:style-name="ce29" table:formula="oooc:=IF([.AC33]&gt;0;1;0)+IF([.AC34]&gt;0;1;0)+IF([.AC35]&gt;0;1;0)+IF([.AC36]&gt;0;1;0)+IF([.AC37]&gt;0;1;0)+IF([.AC38]&gt;0;1;0)+IF([.AC39]&gt;0;1;0)+IF([.AC40]&gt;0;1;0)+IF([.AC41]&gt;0;1;0)+IF([.AC42]&gt;0;1;0)" office:value-type="float" office:value="7">
            <text:p>7</text:p>
          </table:table-cell>
          <table:table-cell table:style-name="ce52"/>
          <table:table-cell table:style-name="ce29" table:formula="oooc:=IF([.AE33]&gt;0;1;0)+IF([.AE34]&gt;0;1;0)+IF([.AE35]&gt;0;1;0)+IF([.AE36]&gt;0;1;0)+IF([.AE37]&gt;0;1;0)+IF([.AE38]&gt;0;1;0)+IF([.AE39]&gt;0;1;0)+IF([.AE40]&gt;0;1;0)+IF([.AE41]&gt;0;1;0)+IF([.AE42]&gt;0;1;0)" office:value-type="float" office:value="7">
            <text:p>7</text:p>
          </table:table-cell>
          <table:table-cell table:style-name="ce52"/>
          <table:table-cell table:style-name="ce29" table:formula="oooc:=IF([.AG33]&gt;0;1;0)+IF([.AG34]&gt;0;1;0)+IF([.AG35]&gt;0;1;0)+IF([.AG36]&gt;0;1;0)+IF([.AG37]&gt;0;1;0)+IF([.AG38]&gt;0;1;0)+IF([.AG39]&gt;0;1;0)+IF([.AG40]&gt;0;1;0)+IF([.AG41]&gt;0;1;0)+IF([.AG42]&gt;0;1;0)" office:value-type="float" office:value="8">
            <text:p>8</text:p>
          </table:table-cell>
          <table:table-cell table:style-name="ce52"/>
          <table:table-cell table:style-name="ce29" table:formula="oooc:=IF([.AI33]&gt;0;1;0)+IF([.AI34]&gt;0;1;0)+IF([.AI35]&gt;0;1;0)+IF([.AI36]&gt;0;1;0)+IF([.AI37]&gt;0;1;0)+IF([.AI38]&gt;0;1;0)+IF([.AI39]&gt;0;1;0)+IF([.AI40]&gt;0;1;0)+IF([.AI41]&gt;0;1;0)+IF([.AI42]&gt;0;1;0)" office:value-type="float" office:value="9">
            <text:p>9</text:p>
          </table:table-cell>
          <table:table-cell table:style-name="ce52"/>
          <table:table-cell table:style-name="ce29" table:formula="oooc:=IF([.AK33]&gt;0;1;0)+IF([.AK34]&gt;0;1;0)+IF([.AK35]&gt;0;1;0)+IF([.AK36]&gt;0;1;0)+IF([.AK37]&gt;0;1;0)+IF([.AK38]&gt;0;1;0)+IF([.AK39]&gt;0;1;0)+IF([.AK40]&gt;0;1;0)+IF([.AK41]&gt;0;1;0)+IF([.AK42]&gt;0;1;0)" office:value-type="float" office:value="8">
            <text:p>8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Япония</text:p>
          </table:table-cell>
          <table:covered-table-cell table:number-columns-repeated="23" table:style-name="ce34"/>
          <table:covered-table-cell table:style-name="ce42"/>
          <table:table-cell table:style-name="ce47"/>
          <table:table-cell table:style-name="ce5" table:number-columns-repeated="4"/>
          <table:table-cell table:style-name="ce5">
            <draw:frame table:end-cell-address="'Рецепты ингред'.AG45" table:end-x="0.871cm" table:end-y="0.715cm" draw:z-index="21" draw:name="Изображения 22" draw:style-name="gr1" draw:text-style-name="P1" svg:width="0.887cm" svg:height="0.739cm" svg:x="0.98cm" svg:y="0.427cm">
              <draw:image xlink:href="../../py/img/ingredients/tofu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I45" table:end-x="0.741cm" table:end-y="0.735cm" draw:z-index="22" draw:name="Изображения 23" draw:style-name="gr1" draw:text-style-name="P1" svg:width="0.775cm" svg:height="0.74cm" svg:x="0.962cm" svg:y="0.446cm">
              <draw:image xlink:href="../../py/img/ingredients/veggymix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K46" table:end-x="0.732cm" table:end-y="0.028cm" draw:z-index="23" draw:name="Изображения 24" draw:style-name="gr1" draw:text-style-name="P1" svg:width="0.803cm" svg:height="0.794cm" svg:x="0.925cm" svg:y="0.432cm">
              <draw:image xlink:href="../../py/img/ingredients/seaweed.icon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11" office:value-type="string" table:number-columns-spanned="2" table:number-rows-spanned="1">
            <text:p>Nigiri Zushi</text:p>
          </table:table-cell>
          <table:covered-table-cell table:style-name="ce14"/>
          <table:table-cell table:style-name="ce11" office:value-type="string" table:number-columns-spanned="2" table:number-rows-spanned="1">
            <text:p>Sashimi</text:p>
          </table:table-cell>
          <table:covered-table-cell table:style-name="ce14"/>
          <table:table-cell table:style-name="ce11" office:value-type="string" table:number-columns-spanned="2" table:number-rows-spanned="1">
            <text:p>Seafood Tempura</text:p>
          </table:table-cell>
          <table:covered-table-cell table:style-name="ce14"/>
          <table:table-cell table:style-name="ce11" office:value-type="string" table:number-columns-spanned="2" table:number-rows-spanned="1">
            <text:p>TofuDengaku</text:p>
          </table:table-cell>
          <table:covered-table-cell table:style-name="ce14"/>
          <table:table-cell table:style-name="ce11" office:value-type="string" table:number-columns-spanned="2" table:number-rows-spanned="1">
            <text:p>Tempura</text:p>
          </table:table-cell>
          <table:covered-table-cell table:style-name="ce14"/>
          <table:table-cell table:style-name="ce11" office:value-type="string" table:number-columns-spanned="2" table:number-rows-spanned="1">
            <text:p>Koyungohan</text:p>
          </table:table-cell>
          <table:covered-table-cell table:style-name="ce14"/>
          <table:table-cell table:style-name="ce11" office:value-type="string" table:number-columns-spanned="2" table:number-rows-spanned="1">
            <text:p>Ochazuke</text:p>
          </table:table-cell>
          <table:covered-table-cell table:style-name="ce14"/>
          <table:table-cell table:style-name="ce11" office:value-type="string" table:number-columns-spanned="2" table:number-rows-spanned="1">
            <text:p>Temp Shr Roll</text:p>
          </table:table-cell>
          <table:covered-table-cell table:style-name="ce14"/>
          <table:table-cell table:style-name="ce11" office:value-type="string" table:number-columns-spanned="2" table:number-rows-spanned="1">
            <text:p>Onigiri</text:p>
          </table:table-cell>
          <table:covered-table-cell table:style-name="ce14"/>
          <table:table-cell table:style-name="ce11" office:value-type="string" table:number-columns-spanned="2" table:number-rows-spanned="1">
            <text:p>Osechi</text:p>
          </table:table-cell>
          <table:covered-table-cell table:style-name="ce14"/>
          <table:table-cell table:style-name="ce11" office:value-type="string" table:number-columns-spanned="2" table:number-rows-spanned="1">
            <text:p>Yosenabe</text:p>
          </table:table-cell>
          <table:covered-table-cell table:style-name="ce14"/>
          <table:table-cell table:style-name="ce11" office:value-type="string" table:number-columns-spanned="2" table:number-rows-spanned="1">
            <text:p>Temaki Zushi</text:p>
          </table:table-cell>
          <table:covered-table-cell table:style-name="ce14"/>
          <table:table-cell table:style-name="ce39"/>
          <table:table-cell table:style-name="ce48" table:number-columns-spanned="2" table:number-rows-spanned="1">
            <draw:frame table:end-cell-address="'Рецепты ингред'.AA45" table:end-x="0.76cm" table:end-y="0.722cm" draw:z-index="18" draw:name="Изображения 19" draw:style-name="gr1" draw:text-style-name="P1" svg:width="0.72cm" svg:height="0.712cm" svg:x="0.039cm" svg:y="0.009cm">
              <draw:image xlink:href="../../py/img/ingredients/salmon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C46" table:end-x="0.895cm" table:end-y="0.028cm" draw:z-index="19" draw:name="Изображения 20" draw:style-name="gr1" draw:text-style-name="P1" svg:width="0.775cm" svg:height="0.739cm" svg:x="0.119cm" svg:y="0.035cm">
              <draw:image xlink:href="../../py/img/ingredients/shrimp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46" table:end-x="0.703cm" table:end-y="0.018cm" draw:z-index="20" draw:name="Изображения 21" draw:style-name="gr1" draw:text-style-name="P1" svg:width="0.693cm" svg:height="0.739cm" svg:x="0.009cm" svg:y="0.025cm">
              <draw:image xlink:href="../../py/img/ingredients/rice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31">
            <text:p>31</text:p>
          </table:table-cell>
          <table:table-cell table:formula="oooc:=['4 _ Japanese'.K3]" office:value-type="float" office:value="0">
            <text:p>0</text:p>
          </table:table-cell>
          <table:table-cell table:style-name="ce32"/>
          <table:table-cell table:formula="oooc:=['4 _ Japanese'.K4]" office:value-type="float" office:value="3">
            <text:p>3</text:p>
          </table:table-cell>
          <table:table-cell table:style-name="ce32"/>
          <table:table-cell table:formula="oooc:=['4 _ Japanese'.K5]" office:value-type="float" office:value="0">
            <text:p>0</text:p>
          </table:table-cell>
          <table:table-cell table:style-name="ce32"/>
          <table:table-cell table:formula="oooc:=['4 _ Japanese'.K6]" office:value-type="float" office:value="0">
            <text:p>0</text:p>
          </table:table-cell>
          <table:table-cell table:style-name="ce32"/>
          <table:table-cell table:formula="oooc:=['4 _ Japanese'.K7]" office:value-type="float" office:value="0">
            <text:p>0</text:p>
          </table:table-cell>
          <table:table-cell table:style-name="ce32"/>
          <table:table-cell table:formula="oooc:=['4 _ Japanese'.K8]" office:value-type="float" office:value="0">
            <text:p>0</text:p>
          </table:table-cell>
          <table:table-cell table:style-name="ce32"/>
          <table:table-cell table:formula="oooc:=['4 _ Japanese'.K9]" office:value-type="float" office:value="2">
            <text:p>2</text:p>
          </table:table-cell>
          <table:table-cell table:style-name="ce32"/>
          <table:table-cell table:formula="oooc:=['4 _ Japanese'.K10]" office:value-type="float" office:value="0">
            <text:p>0</text:p>
          </table:table-cell>
          <table:table-cell table:style-name="ce32"/>
          <table:table-cell table:formula="oooc:=['4 _ Japanese'.K11]" office:value-type="float" office:value="0">
            <text:p>0</text:p>
          </table:table-cell>
          <table:table-cell table:style-name="ce32"/>
          <table:table-cell table:formula="oooc:=['4 _ Japanese'.K12]" office:value-type="float" office:value="0">
            <text:p>0</text:p>
          </table:table-cell>
          <table:table-cell table:style-name="ce32"/>
          <table:table-cell table:formula="oooc:=['4 _ Japanese'.K13]" office:value-type="float" office:value="0">
            <text:p>0</text:p>
          </table:table-cell>
          <table:table-cell table:style-name="ce32"/>
          <table:table-cell table:formula="oooc:=['4 _ Japanese'.K14]" office:value-type="float" office:value="0">
            <text:p>0</text:p>
          </table:table-cell>
          <table:table-cell table:style-name="ce32"/>
          <table:table-cell table:style-name="ce40" table:formula="oooc:=IF([.B46]&gt;0;1;0)+IF([.D46]&gt;0;1;0)+IF([.F46]&gt;0;1;0)+IF([.H46]&gt;0;1;0)+IF([.J46]&gt;0;1;0)+IF([.L46]&gt;0;1;0)+IF([.N46]&gt;0;1;0)+IF([.P46]&gt;0;1;0)+IF([.R46]&gt;0;1;0)+IF([.T46]&gt;0;1;0)+IF([.V46]&gt;0;1;0)+IF([.X46]&gt;0;1;0)" office:value-type="float" office:value="2">
            <text:p>2</text:p>
          </table:table-cell>
          <table:table-cell table:formula="oooc:=['4 _ Japanese'.K20]" office:value-type="float" office:value="40">
            <text:p>40</text:p>
          </table:table-cell>
          <table:table-cell table:style-name="ce3"/>
          <table:table-cell table:formula="oooc:=['4 _ Japanese'.K21]" office:value-type="float" office:value="0">
            <text:p>0</text:p>
          </table:table-cell>
          <table:table-cell table:style-name="ce3"/>
          <table:table-cell table:formula="oooc:=['4 _ Japanese'.K22]" office:value-type="float" office:value="14">
            <text:p>14</text:p>
          </table:table-cell>
          <table:table-cell table:style-name="ce3"/>
          <table:table-cell table:formula="oooc:=['4 _ Japanese'.K23]" office:value-type="float" office:value="0">
            <text:p>0</text:p>
          </table:table-cell>
          <table:table-cell table:style-name="ce3"/>
          <table:table-cell table:formula="oooc:=['4 _ Japanese'.K24]" office:value-type="float" office:value="21">
            <text:p>21</text:p>
          </table:table-cell>
          <table:table-cell table:style-name="ce3"/>
          <table:table-cell table:formula="oooc:=['4 _ Japanese'.K25]" office:value-type="float" office:value="10">
            <text:p>10</text:p>
          </table:table-cell>
          <table:table-cell table:style-name="ce3"/>
          <table:table-cell table:style-name="ce40" table:formula="oooc:=IF([.O46]&gt;0;1;0)+IF([.Q46]&gt;0;1;0)+IF([.S46]&gt;0;1;0)+IF([.U46]&gt;0;1;0)+IF([.W46]&gt;0;1;0)+IF([.Y46]&gt;0;1;0)+IF([.AA46]&gt;0;1;0)+IF([.AC46]&gt;0;1;0)+IF([.AE46]&gt;0;1;0)+IF([.AG46]&gt;0;1;0)+IF([.AI46]&gt;0;1;0)+IF([.AK46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2">
            <text:p>32</text:p>
          </table:table-cell>
          <table:table-cell table:formula="oooc:=['4 _ Japanese'.L3]" office:value-type="float" office:value="4">
            <text:p>4</text:p>
          </table:table-cell>
          <table:table-cell table:style-name="ce32"/>
          <table:table-cell table:formula="oooc:=['4 _ Japanese'.L4]" office:value-type="float" office:value="0">
            <text:p>0</text:p>
          </table:table-cell>
          <table:table-cell table:style-name="ce32"/>
          <table:table-cell table:formula="oooc:=['4 _ Japanese'.L5]" office:value-type="float" office:value="0">
            <text:p>0</text:p>
          </table:table-cell>
          <table:table-cell table:style-name="ce32"/>
          <table:table-cell table:formula="oooc:=['4 _ Japanese'.L6]" office:value-type="float" office:value="0">
            <text:p>0</text:p>
          </table:table-cell>
          <table:table-cell table:style-name="ce32"/>
          <table:table-cell table:formula="oooc:=['4 _ Japanese'.L7]" office:value-type="float" office:value="0">
            <text:p>0</text:p>
          </table:table-cell>
          <table:table-cell table:style-name="ce32"/>
          <table:table-cell table:formula="oooc:=['4 _ Japanese'.L8]" office:value-type="float" office:value="3">
            <text:p>3</text:p>
          </table:table-cell>
          <table:table-cell table:style-name="ce32"/>
          <table:table-cell table:formula="oooc:=['4 _ Japanese'.L9]" office:value-type="float" office:value="1">
            <text:p>1</text:p>
          </table:table-cell>
          <table:table-cell table:style-name="ce32"/>
          <table:table-cell table:formula="oooc:=['4 _ Japanese'.L10]" office:value-type="float" office:value="0">
            <text:p>0</text:p>
          </table:table-cell>
          <table:table-cell table:style-name="ce32"/>
          <table:table-cell table:formula="oooc:=['4 _ Japanese'.L11]" office:value-type="float" office:value="0">
            <text:p>0</text:p>
          </table:table-cell>
          <table:table-cell table:style-name="ce32"/>
          <table:table-cell table:formula="oooc:=['4 _ Japanese'.L12]" office:value-type="float" office:value="0">
            <text:p>0</text:p>
          </table:table-cell>
          <table:table-cell table:style-name="ce32"/>
          <table:table-cell table:formula="oooc:=['4 _ Japanese'.L13]" office:value-type="float" office:value="0">
            <text:p>0</text:p>
          </table:table-cell>
          <table:table-cell table:style-name="ce32"/>
          <table:table-cell table:formula="oooc:=['4 _ Japanese'.L14]" office:value-type="float" office:value="0">
            <text:p>0</text:p>
          </table:table-cell>
          <table:table-cell table:style-name="ce32"/>
          <table:table-cell table:style-name="ce40" table:formula="oooc:=IF([.B47]&gt;0;1;0)+IF([.D47]&gt;0;1;0)+IF([.F47]&gt;0;1;0)+IF([.H47]&gt;0;1;0)+IF([.J47]&gt;0;1;0)+IF([.L47]&gt;0;1;0)+IF([.N47]&gt;0;1;0)+IF([.P47]&gt;0;1;0)+IF([.R47]&gt;0;1;0)+IF([.T47]&gt;0;1;0)+IF([.V47]&gt;0;1;0)+IF([.X47]&gt;0;1;0)" office:value-type="float" office:value="3">
            <text:p>3</text:p>
          </table:table-cell>
          <table:table-cell table:formula="oooc:=['4 _ Japanese'.L20]" office:value-type="float" office:value="50">
            <text:p>50</text:p>
          </table:table-cell>
          <table:table-cell table:style-name="ce3"/>
          <table:table-cell table:formula="oooc:=['4 _ Japanese'.L21]" office:value-type="float" office:value="0">
            <text:p>0</text:p>
          </table:table-cell>
          <table:table-cell table:style-name="ce3"/>
          <table:table-cell table:formula="oooc:=['4 _ Japanese'.L22]" office:value-type="float" office:value="67">
            <text:p>67</text:p>
          </table:table-cell>
          <table:table-cell table:style-name="ce3"/>
          <table:table-cell table:formula="oooc:=['4 _ Japanese'.L23]" office:value-type="float" office:value="18">
            <text:p>18</text:p>
          </table:table-cell>
          <table:table-cell table:style-name="ce3"/>
          <table:table-cell table:formula="oooc:=['4 _ Japanese'.L24]" office:value-type="float" office:value="0">
            <text:p>0</text:p>
          </table:table-cell>
          <table:table-cell table:style-name="ce3"/>
          <table:table-cell table:formula="oooc:=['4 _ Japanese'.L25]" office:value-type="float" office:value="5">
            <text:p>5</text:p>
          </table:table-cell>
          <table:table-cell table:style-name="ce3"/>
          <table:table-cell table:style-name="ce40" table:formula="oooc:=IF([.O47]&gt;0;1;0)+IF([.Q47]&gt;0;1;0)+IF([.S47]&gt;0;1;0)+IF([.U47]&gt;0;1;0)+IF([.W47]&gt;0;1;0)+IF([.Y47]&gt;0;1;0)+IF([.AA47]&gt;0;1;0)+IF([.AC47]&gt;0;1;0)+IF([.AE47]&gt;0;1;0)+IF([.AG47]&gt;0;1;0)+IF([.AI47]&gt;0;1;0)+IF([.AK47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3">
            <text:p>33</text:p>
          </table:table-cell>
          <table:table-cell table:formula="oooc:=['4 _ Japanese'.M3]" office:value-type="float" office:value="4">
            <text:p>4</text:p>
          </table:table-cell>
          <table:table-cell table:style-name="ce32"/>
          <table:table-cell table:formula="oooc:=['4 _ Japanese'.M4]" office:value-type="float" office:value="0">
            <text:p>0</text:p>
          </table:table-cell>
          <table:table-cell table:style-name="ce32"/>
          <table:table-cell table:formula="oooc:=['4 _ Japanese'.M5]" office:value-type="float" office:value="0">
            <text:p>0</text:p>
          </table:table-cell>
          <table:table-cell table:style-name="ce32"/>
          <table:table-cell table:formula="oooc:=['4 _ Japanese'.M6]" office:value-type="float" office:value="0">
            <text:p>0</text:p>
          </table:table-cell>
          <table:table-cell table:style-name="ce32"/>
          <table:table-cell table:formula="oooc:=['4 _ Japanese'.M7]" office:value-type="float" office:value="0">
            <text:p>0</text:p>
          </table:table-cell>
          <table:table-cell table:style-name="ce32"/>
          <table:table-cell table:formula="oooc:=['4 _ Japanese'.M8]" office:value-type="float" office:value="0">
            <text:p>0</text:p>
          </table:table-cell>
          <table:table-cell table:style-name="ce32"/>
          <table:table-cell table:formula="oooc:=['4 _ Japanese'.M9]" office:value-type="float" office:value="0">
            <text:p>0</text:p>
          </table:table-cell>
          <table:table-cell table:style-name="ce32"/>
          <table:table-cell table:formula="oooc:=['4 _ Japanese'.M10]" office:value-type="float" office:value="3">
            <text:p>3</text:p>
          </table:table-cell>
          <table:table-cell table:style-name="ce32"/>
          <table:table-cell table:formula="oooc:=['4 _ Japanese'.M11]" office:value-type="float" office:value="0">
            <text:p>0</text:p>
          </table:table-cell>
          <table:table-cell table:style-name="ce32"/>
          <table:table-cell table:formula="oooc:=['4 _ Japanese'.M12]" office:value-type="float" office:value="1">
            <text:p>1</text:p>
          </table:table-cell>
          <table:table-cell table:style-name="ce32"/>
          <table:table-cell table:formula="oooc:=['4 _ Japanese'.M13]" office:value-type="float" office:value="0">
            <text:p>0</text:p>
          </table:table-cell>
          <table:table-cell table:style-name="ce32"/>
          <table:table-cell table:formula="oooc:=['4 _ Japanese'.M14]" office:value-type="float" office:value="0">
            <text:p>0</text:p>
          </table:table-cell>
          <table:table-cell table:style-name="ce32"/>
          <table:table-cell table:style-name="ce40" table:formula="oooc:=IF([.B48]&gt;0;1;0)+IF([.D48]&gt;0;1;0)+IF([.F48]&gt;0;1;0)+IF([.H48]&gt;0;1;0)+IF([.J48]&gt;0;1;0)+IF([.L48]&gt;0;1;0)+IF([.N48]&gt;0;1;0)+IF([.P48]&gt;0;1;0)+IF([.R48]&gt;0;1;0)+IF([.T48]&gt;0;1;0)+IF([.V48]&gt;0;1;0)+IF([.X48]&gt;0;1;0)" office:value-type="float" office:value="3">
            <text:p>3</text:p>
          </table:table-cell>
          <table:table-cell table:formula="oooc:=['4 _ Japanese'.M20]" office:value-type="float" office:value="30">
            <text:p>30</text:p>
          </table:table-cell>
          <table:table-cell table:style-name="ce3"/>
          <table:table-cell table:formula="oooc:=['4 _ Japanese'.M21]" office:value-type="float" office:value="27">
            <text:p>27</text:p>
          </table:table-cell>
          <table:table-cell table:style-name="ce3"/>
          <table:table-cell table:formula="oooc:=['4 _ Japanese'.M22]" office:value-type="float" office:value="64">
            <text:p>64</text:p>
          </table:table-cell>
          <table:table-cell table:style-name="ce3"/>
          <table:table-cell table:formula="oooc:=['4 _ Japanese'.M23]" office:value-type="float" office:value="0">
            <text:p>0</text:p>
          </table:table-cell>
          <table:table-cell table:style-name="ce3"/>
          <table:table-cell table:formula="oooc:=['4 _ Japanese'.M24]" office:value-type="float" office:value="0">
            <text:p>0</text:p>
          </table:table-cell>
          <table:table-cell table:style-name="ce3"/>
          <table:table-cell table:formula="oooc:=['4 _ Japanese'.M25]" office:value-type="float" office:value="24">
            <text:p>24</text:p>
          </table:table-cell>
          <table:table-cell table:style-name="ce3"/>
          <table:table-cell table:style-name="ce40" table:formula="oooc:=IF([.O48]&gt;0;1;0)+IF([.Q48]&gt;0;1;0)+IF([.S48]&gt;0;1;0)+IF([.U48]&gt;0;1;0)+IF([.W48]&gt;0;1;0)+IF([.Y48]&gt;0;1;0)+IF([.AA48]&gt;0;1;0)+IF([.AC48]&gt;0;1;0)+IF([.AE48]&gt;0;1;0)+IF([.AG48]&gt;0;1;0)+IF([.AI48]&gt;0;1;0)+IF([.AK48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4">
            <text:p>34</text:p>
          </table:table-cell>
          <table:table-cell table:formula="oooc:=['4 _ Japanese'.N3]" office:value-type="float" office:value="1">
            <text:p>1</text:p>
          </table:table-cell>
          <table:table-cell table:style-name="ce32"/>
          <table:table-cell table:formula="oooc:=['4 _ Japanese'.N4]" office:value-type="float" office:value="0">
            <text:p>0</text:p>
          </table:table-cell>
          <table:table-cell table:style-name="ce32"/>
          <table:table-cell table:formula="oooc:=['4 _ Japanese'.N5]" office:value-type="float" office:value="3">
            <text:p>3</text:p>
          </table:table-cell>
          <table:table-cell table:style-name="ce32"/>
          <table:table-cell table:formula="oooc:=['4 _ Japanese'.N6]" office:value-type="float" office:value="0">
            <text:p>0</text:p>
          </table:table-cell>
          <table:table-cell table:style-name="ce32"/>
          <table:table-cell table:formula="oooc:=['4 _ Japanese'.N7]" office:value-type="float" office:value="0">
            <text:p>0</text:p>
          </table:table-cell>
          <table:table-cell table:style-name="ce32"/>
          <table:table-cell table:formula="oooc:=['4 _ Japanese'.N8]" office:value-type="float" office:value="3">
            <text:p>3</text:p>
          </table:table-cell>
          <table:table-cell table:style-name="ce32"/>
          <table:table-cell table:formula="oooc:=['4 _ Japanese'.N9]" office:value-type="float" office:value="0">
            <text:p>0</text:p>
          </table:table-cell>
          <table:table-cell table:style-name="ce32"/>
          <table:table-cell table:formula="oooc:=['4 _ Japanese'.N10]" office:value-type="float" office:value="0">
            <text:p>0</text:p>
          </table:table-cell>
          <table:table-cell table:style-name="ce32"/>
          <table:table-cell table:formula="oooc:=['4 _ Japanese'.N11]" office:value-type="float" office:value="0">
            <text:p>0</text:p>
          </table:table-cell>
          <table:table-cell table:style-name="ce32"/>
          <table:table-cell table:formula="oooc:=['4 _ Japanese'.N12]" office:value-type="float" office:value="0">
            <text:p>0</text:p>
          </table:table-cell>
          <table:table-cell table:style-name="ce32"/>
          <table:table-cell table:formula="oooc:=['4 _ Japanese'.N13]" office:value-type="float" office:value="1">
            <text:p>1</text:p>
          </table:table-cell>
          <table:table-cell table:style-name="ce32"/>
          <table:table-cell table:formula="oooc:=['4 _ Japanese'.N14]" office:value-type="float" office:value="0">
            <text:p>0</text:p>
          </table:table-cell>
          <table:table-cell table:style-name="ce32"/>
          <table:table-cell table:style-name="ce40" table:formula="oooc:=IF([.B49]&gt;0;1;0)+IF([.D49]&gt;0;1;0)+IF([.F49]&gt;0;1;0)+IF([.H49]&gt;0;1;0)+IF([.J49]&gt;0;1;0)+IF([.L49]&gt;0;1;0)+IF([.N49]&gt;0;1;0)+IF([.P49]&gt;0;1;0)+IF([.R49]&gt;0;1;0)+IF([.T49]&gt;0;1;0)+IF([.V49]&gt;0;1;0)+IF([.X49]&gt;0;1;0)" office:value-type="float" office:value="4">
            <text:p>4</text:p>
          </table:table-cell>
          <table:table-cell table:formula="oooc:=['4 _ Japanese'.N20]" office:value-type="float" office:value="31">
            <text:p>31</text:p>
          </table:table-cell>
          <table:table-cell table:style-name="ce3"/>
          <table:table-cell table:formula="oooc:=['4 _ Japanese'.N21]" office:value-type="float" office:value="30">
            <text:p>30</text:p>
          </table:table-cell>
          <table:table-cell table:style-name="ce3"/>
          <table:table-cell table:formula="oooc:=['4 _ Japanese'.N22]" office:value-type="float" office:value="33">
            <text:p>33</text:p>
          </table:table-cell>
          <table:table-cell table:style-name="ce3"/>
          <table:table-cell table:formula="oooc:=['4 _ Japanese'.N23]" office:value-type="float" office:value="23">
            <text:p>23</text:p>
          </table:table-cell>
          <table:table-cell table:style-name="ce3"/>
          <table:table-cell table:formula="oooc:=['4 _ Japanese'.N24]" office:value-type="float" office:value="28">
            <text:p>28</text:p>
          </table:table-cell>
          <table:table-cell table:style-name="ce3"/>
          <table:table-cell table:formula="oooc:=['4 _ Japanese'.N25]" office:value-type="float" office:value="0">
            <text:p>0</text:p>
          </table:table-cell>
          <table:table-cell table:style-name="ce3"/>
          <table:table-cell table:style-name="ce40" table:formula="oooc:=IF([.O49]&gt;0;1;0)+IF([.Q49]&gt;0;1;0)+IF([.S49]&gt;0;1;0)+IF([.U49]&gt;0;1;0)+IF([.W49]&gt;0;1;0)+IF([.Y49]&gt;0;1;0)+IF([.AA49]&gt;0;1;0)+IF([.AC49]&gt;0;1;0)+IF([.AE49]&gt;0;1;0)+IF([.AG49]&gt;0;1;0)+IF([.AI49]&gt;0;1;0)+IF([.AK49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5">
            <text:p>35</text:p>
          </table:table-cell>
          <table:table-cell table:formula="oooc:=['4 _ Japanese'.O3]" office:value-type="float" office:value="0">
            <text:p>0</text:p>
          </table:table-cell>
          <table:table-cell table:style-name="ce32"/>
          <table:table-cell table:formula="oooc:=['4 _ Japanese'.O4]" office:value-type="float" office:value="0">
            <text:p>0</text:p>
          </table:table-cell>
          <table:table-cell table:style-name="ce32"/>
          <table:table-cell table:formula="oooc:=['4 _ Japanese'.O5]" office:value-type="float" office:value="3">
            <text:p>3</text:p>
          </table:table-cell>
          <table:table-cell table:style-name="ce32"/>
          <table:table-cell table:formula="oooc:=['4 _ Japanese'.O6]" office:value-type="float" office:value="0">
            <text:p>0</text:p>
          </table:table-cell>
          <table:table-cell table:style-name="ce32"/>
          <table:table-cell table:formula="oooc:=['4 _ Japanese'.O7]" office:value-type="float" office:value="0">
            <text:p>0</text:p>
          </table:table-cell>
          <table:table-cell table:style-name="ce32"/>
          <table:table-cell table:formula="oooc:=['4 _ Japanese'.O8]" office:value-type="float" office:value="0">
            <text:p>0</text:p>
          </table:table-cell>
          <table:table-cell table:style-name="ce32"/>
          <table:table-cell table:formula="oooc:=['4 _ Japanese'.O9]" office:value-type="float" office:value="0">
            <text:p>0</text:p>
          </table:table-cell>
          <table:table-cell table:style-name="ce32"/>
          <table:table-cell table:formula="oooc:=['4 _ Japanese'.O10]" office:value-type="float" office:value="1">
            <text:p>1</text:p>
          </table:table-cell>
          <table:table-cell table:style-name="ce32"/>
          <table:table-cell table:formula="oooc:=['4 _ Japanese'.O11]" office:value-type="float" office:value="3">
            <text:p>3</text:p>
          </table:table-cell>
          <table:table-cell table:style-name="ce32"/>
          <table:table-cell table:formula="oooc:=['4 _ Japanese'.O12]" office:value-type="float" office:value="0">
            <text:p>0</text:p>
          </table:table-cell>
          <table:table-cell table:style-name="ce32"/>
          <table:table-cell table:formula="oooc:=['4 _ Japanese'.O13]" office:value-type="float" office:value="0">
            <text:p>0</text:p>
          </table:table-cell>
          <table:table-cell table:style-name="ce32"/>
          <table:table-cell table:formula="oooc:=['4 _ Japanese'.O14]" office:value-type="float" office:value="1">
            <text:p>1</text:p>
          </table:table-cell>
          <table:table-cell table:style-name="ce32"/>
          <table:table-cell table:style-name="ce40" table:formula="oooc:=IF([.B50]&gt;0;1;0)+IF([.D50]&gt;0;1;0)+IF([.F50]&gt;0;1;0)+IF([.H50]&gt;0;1;0)+IF([.J50]&gt;0;1;0)+IF([.L50]&gt;0;1;0)+IF([.N50]&gt;0;1;0)+IF([.P50]&gt;0;1;0)+IF([.R50]&gt;0;1;0)+IF([.T50]&gt;0;1;0)+IF([.V50]&gt;0;1;0)+IF([.X50]&gt;0;1;0)" office:value-type="float" office:value="4">
            <text:p>4</text:p>
          </table:table-cell>
          <table:table-cell table:formula="oooc:=['4 _ Japanese'.O20]" office:value-type="float" office:value="0">
            <text:p>0</text:p>
          </table:table-cell>
          <table:table-cell table:style-name="ce3"/>
          <table:table-cell table:formula="oooc:=['4 _ Japanese'.O21]" office:value-type="float" office:value="31">
            <text:p>31</text:p>
          </table:table-cell>
          <table:table-cell table:style-name="ce3"/>
          <table:table-cell table:formula="oooc:=['4 _ Japanese'.O22]" office:value-type="float" office:value="36">
            <text:p>36</text:p>
          </table:table-cell>
          <table:table-cell table:style-name="ce3"/>
          <table:table-cell table:formula="oooc:=['4 _ Japanese'.O23]" office:value-type="float" office:value="23">
            <text:p>23</text:p>
          </table:table-cell>
          <table:table-cell table:style-name="ce3"/>
          <table:table-cell table:formula="oooc:=['4 _ Japanese'.O24]" office:value-type="float" office:value="27">
            <text:p>27</text:p>
          </table:table-cell>
          <table:table-cell table:style-name="ce3"/>
          <table:table-cell table:formula="oooc:=['4 _ Japanese'.O25]" office:value-type="float" office:value="33">
            <text:p>33</text:p>
          </table:table-cell>
          <table:table-cell table:style-name="ce3"/>
          <table:table-cell table:style-name="ce40" table:formula="oooc:=IF([.O50]&gt;0;1;0)+IF([.Q50]&gt;0;1;0)+IF([.S50]&gt;0;1;0)+IF([.U50]&gt;0;1;0)+IF([.W50]&gt;0;1;0)+IF([.Y50]&gt;0;1;0)+IF([.AA50]&gt;0;1;0)+IF([.AC50]&gt;0;1;0)+IF([.AE50]&gt;0;1;0)+IF([.AG50]&gt;0;1;0)+IF([.AI50]&gt;0;1;0)+IF([.AK50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6">
            <text:p>36</text:p>
          </table:table-cell>
          <table:table-cell table:formula="oooc:=['4 _ Japanese'.P3]" office:value-type="float" office:value="1">
            <text:p>1</text:p>
          </table:table-cell>
          <table:table-cell table:style-name="ce32"/>
          <table:table-cell table:formula="oooc:=['4 _ Japanese'.P4]" office:value-type="float" office:value="0">
            <text:p>0</text:p>
          </table:table-cell>
          <table:table-cell table:style-name="ce32"/>
          <table:table-cell table:formula="oooc:=['4 _ Japanese'.P5]" office:value-type="float" office:value="0">
            <text:p>0</text:p>
          </table:table-cell>
          <table:table-cell table:style-name="ce32"/>
          <table:table-cell table:formula="oooc:=['4 _ Japanese'.P6]" office:value-type="float" office:value="4">
            <text:p>4</text:p>
          </table:table-cell>
          <table:table-cell table:style-name="ce32"/>
          <table:table-cell table:formula="oooc:=['4 _ Japanese'.P7]" office:value-type="float" office:value="0">
            <text:p>0</text:p>
          </table:table-cell>
          <table:table-cell table:style-name="ce32"/>
          <table:table-cell table:formula="oooc:=['4 _ Japanese'.P8]" office:value-type="float" office:value="2">
            <text:p>2</text:p>
          </table:table-cell>
          <table:table-cell table:style-name="ce32"/>
          <table:table-cell table:formula="oooc:=['4 _ Japanese'.P9]" office:value-type="float" office:value="3">
            <text:p>3</text:p>
          </table:table-cell>
          <table:table-cell table:style-name="ce32"/>
          <table:table-cell table:formula="oooc:=['4 _ Japanese'.P10]" office:value-type="float" office:value="0">
            <text:p>0</text:p>
          </table:table-cell>
          <table:table-cell table:style-name="ce32"/>
          <table:table-cell table:formula="oooc:=['4 _ Japanese'.P11]" office:value-type="float" office:value="3">
            <text:p>3</text:p>
          </table:table-cell>
          <table:table-cell table:style-name="ce32"/>
          <table:table-cell table:formula="oooc:=['4 _ Japanese'.P12]" office:value-type="float" office:value="0">
            <text:p>0</text:p>
          </table:table-cell>
          <table:table-cell table:style-name="ce32"/>
          <table:table-cell table:formula="oooc:=['4 _ Japanese'.P13]" office:value-type="float" office:value="0">
            <text:p>0</text:p>
          </table:table-cell>
          <table:table-cell table:style-name="ce32"/>
          <table:table-cell table:formula="oooc:=['4 _ Japanese'.P14]" office:value-type="float" office:value="0">
            <text:p>0</text:p>
          </table:table-cell>
          <table:table-cell table:style-name="ce32"/>
          <table:table-cell table:style-name="ce40" table:formula="oooc:=IF([.B51]&gt;0;1;0)+IF([.D51]&gt;0;1;0)+IF([.F51]&gt;0;1;0)+IF([.H51]&gt;0;1;0)+IF([.J51]&gt;0;1;0)+IF([.L51]&gt;0;1;0)+IF([.N51]&gt;0;1;0)+IF([.P51]&gt;0;1;0)+IF([.R51]&gt;0;1;0)+IF([.T51]&gt;0;1;0)+IF([.V51]&gt;0;1;0)+IF([.X51]&gt;0;1;0)" office:value-type="float" office:value="5">
            <text:p>5</text:p>
          </table:table-cell>
          <table:table-cell table:formula="oooc:=['4 _ Japanese'.P20]" office:value-type="float" office:value="42">
            <text:p>42</text:p>
          </table:table-cell>
          <table:table-cell table:style-name="ce3"/>
          <table:table-cell table:formula="oooc:=['4 _ Japanese'.P21]" office:value-type="float" office:value="0">
            <text:p>0</text:p>
          </table:table-cell>
          <table:table-cell table:style-name="ce3"/>
          <table:table-cell table:formula="oooc:=['4 _ Japanese'.P22]" office:value-type="float" office:value="67">
            <text:p>67</text:p>
          </table:table-cell>
          <table:table-cell table:style-name="ce3"/>
          <table:table-cell table:formula="oooc:=['4 _ Japanese'.P23]" office:value-type="float" office:value="66">
            <text:p>66</text:p>
          </table:table-cell>
          <table:table-cell table:style-name="ce3"/>
          <table:table-cell table:formula="oooc:=['4 _ Japanese'.P24]" office:value-type="float" office:value="0">
            <text:p>0</text:p>
          </table:table-cell>
          <table:table-cell table:style-name="ce3"/>
          <table:table-cell table:formula="oooc:=['4 _ Japanese'.P25]" office:value-type="float" office:value="60">
            <text:p>60</text:p>
          </table:table-cell>
          <table:table-cell table:style-name="ce3"/>
          <table:table-cell table:style-name="ce40" table:formula="oooc:=IF([.O51]&gt;0;1;0)+IF([.Q51]&gt;0;1;0)+IF([.S51]&gt;0;1;0)+IF([.U51]&gt;0;1;0)+IF([.W51]&gt;0;1;0)+IF([.Y51]&gt;0;1;0)+IF([.AA51]&gt;0;1;0)+IF([.AC51]&gt;0;1;0)+IF([.AE51]&gt;0;1;0)+IF([.AG51]&gt;0;1;0)+IF([.AI51]&gt;0;1;0)+IF([.AK51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37">
            <text:p>37</text:p>
          </table:table-cell>
          <table:table-cell table:formula="oooc:=['4 _ Japanese'.Q3]" office:value-type="float" office:value="0">
            <text:p>0</text:p>
          </table:table-cell>
          <table:table-cell table:style-name="ce32"/>
          <table:table-cell table:formula="oooc:=['4 _ Japanese'.Q4]" office:value-type="float" office:value="2">
            <text:p>2</text:p>
          </table:table-cell>
          <table:table-cell table:style-name="ce32"/>
          <table:table-cell table:formula="oooc:=['4 _ Japanese'.Q5]" office:value-type="float" office:value="1">
            <text:p>1</text:p>
          </table:table-cell>
          <table:table-cell table:style-name="ce32"/>
          <table:table-cell table:formula="oooc:=['4 _ Japanese'.Q6]" office:value-type="float" office:value="2">
            <text:p>2</text:p>
          </table:table-cell>
          <table:table-cell table:style-name="ce32"/>
          <table:table-cell table:formula="oooc:=['4 _ Japanese'.Q7]" office:value-type="float" office:value="3">
            <text:p>3</text:p>
          </table:table-cell>
          <table:table-cell table:style-name="ce32"/>
          <table:table-cell table:formula="oooc:=['4 _ Japanese'.Q8]" office:value-type="float" office:value="0">
            <text:p>0</text:p>
          </table:table-cell>
          <table:table-cell table:style-name="ce32"/>
          <table:table-cell table:formula="oooc:=['4 _ Japanese'.Q9]" office:value-type="float" office:value="0">
            <text:p>0</text:p>
          </table:table-cell>
          <table:table-cell table:style-name="ce32"/>
          <table:table-cell table:formula="oooc:=['4 _ Japanese'.Q10]" office:value-type="float" office:value="0">
            <text:p>0</text:p>
          </table:table-cell>
          <table:table-cell table:style-name="ce32"/>
          <table:table-cell table:formula="oooc:=['4 _ Japanese'.Q11]" office:value-type="float" office:value="0">
            <text:p>0</text:p>
          </table:table-cell>
          <table:table-cell table:style-name="ce32"/>
          <table:table-cell table:formula="oooc:=['4 _ Japanese'.Q12]" office:value-type="float" office:value="0">
            <text:p>0</text:p>
          </table:table-cell>
          <table:table-cell table:style-name="ce32"/>
          <table:table-cell table:formula="oooc:=['4 _ Japanese'.Q13]" office:value-type="float" office:value="2">
            <text:p>2</text:p>
          </table:table-cell>
          <table:table-cell table:style-name="ce32"/>
          <table:table-cell table:formula="oooc:=['4 _ Japanese'.Q14]" office:value-type="float" office:value="0">
            <text:p>0</text:p>
          </table:table-cell>
          <table:table-cell table:style-name="ce32"/>
          <table:table-cell table:style-name="ce40" table:formula="oooc:=IF([.B52]&gt;0;1;0)+IF([.D52]&gt;0;1;0)+IF([.F52]&gt;0;1;0)+IF([.H52]&gt;0;1;0)+IF([.J52]&gt;0;1;0)+IF([.L52]&gt;0;1;0)+IF([.N52]&gt;0;1;0)+IF([.P52]&gt;0;1;0)+IF([.R52]&gt;0;1;0)+IF([.T52]&gt;0;1;0)+IF([.V52]&gt;0;1;0)+IF([.X52]&gt;0;1;0)" office:value-type="float" office:value="5">
            <text:p>5</text:p>
          </table:table-cell>
          <table:table-cell table:formula="oooc:=['4 _ Japanese'.Q20]" office:value-type="float" office:value="48">
            <text:p>48</text:p>
          </table:table-cell>
          <table:table-cell table:style-name="ce3"/>
          <table:table-cell table:formula="oooc:=['4 _ Japanese'.Q21]" office:value-type="float" office:value="44">
            <text:p>44</text:p>
          </table:table-cell>
          <table:table-cell table:style-name="ce3"/>
          <table:table-cell table:formula="oooc:=['4 _ Japanese'.Q22]" office:value-type="float" office:value="0">
            <text:p>0</text:p>
          </table:table-cell>
          <table:table-cell table:style-name="ce3"/>
          <table:table-cell table:formula="oooc:=['4 _ Japanese'.Q23]" office:value-type="float" office:value="28">
            <text:p>28</text:p>
          </table:table-cell>
          <table:table-cell table:style-name="ce3"/>
          <table:table-cell table:formula="oooc:=['4 _ Japanese'.Q24]" office:value-type="float" office:value="53">
            <text:p>53</text:p>
          </table:table-cell>
          <table:table-cell table:style-name="ce3"/>
          <table:table-cell table:formula="oooc:=['4 _ Japanese'.Q25]" office:value-type="float" office:value="12">
            <text:p>12</text:p>
          </table:table-cell>
          <table:table-cell table:style-name="ce3"/>
          <table:table-cell table:style-name="ce40" table:formula="oooc:=IF([.O52]&gt;0;1;0)+IF([.Q52]&gt;0;1;0)+IF([.S52]&gt;0;1;0)+IF([.U52]&gt;0;1;0)+IF([.W52]&gt;0;1;0)+IF([.Y52]&gt;0;1;0)+IF([.AA52]&gt;0;1;0)+IF([.AC52]&gt;0;1;0)+IF([.AE52]&gt;0;1;0)+IF([.AG52]&gt;0;1;0)+IF([.AI52]&gt;0;1;0)+IF([.AK5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8">
            <text:p>38</text:p>
          </table:table-cell>
          <table:table-cell table:formula="oooc:=['4 _ Japanese'.R3]" office:value-type="float" office:value="0">
            <text:p>0</text:p>
          </table:table-cell>
          <table:table-cell table:style-name="ce32"/>
          <table:table-cell table:formula="oooc:=['4 _ Japanese'.R4]" office:value-type="float" office:value="3">
            <text:p>3</text:p>
          </table:table-cell>
          <table:table-cell table:style-name="ce32"/>
          <table:table-cell table:formula="oooc:=['4 _ Japanese'.R5]" office:value-type="float" office:value="1">
            <text:p>1</text:p>
          </table:table-cell>
          <table:table-cell table:style-name="ce32"/>
          <table:table-cell table:formula="oooc:=['4 _ Japanese'.R6]" office:value-type="float" office:value="0">
            <text:p>0</text:p>
          </table:table-cell>
          <table:table-cell table:style-name="ce32"/>
          <table:table-cell table:formula="oooc:=['4 _ Japanese'.R7]" office:value-type="float" office:value="1">
            <text:p>1</text:p>
          </table:table-cell>
          <table:table-cell table:style-name="ce32"/>
          <table:table-cell table:formula="oooc:=['4 _ Japanese'.R8]" office:value-type="float" office:value="0">
            <text:p>0</text:p>
          </table:table-cell>
          <table:table-cell table:style-name="ce32"/>
          <table:table-cell table:formula="oooc:=['4 _ Japanese'.R9]" office:value-type="float" office:value="1">
            <text:p>1</text:p>
          </table:table-cell>
          <table:table-cell table:style-name="ce32"/>
          <table:table-cell table:formula="oooc:=['4 _ Japanese'.R10]" office:value-type="float" office:value="2">
            <text:p>2</text:p>
          </table:table-cell>
          <table:table-cell table:style-name="ce32"/>
          <table:table-cell table:formula="oooc:=['4 _ Japanese'.R11]" office:value-type="float" office:value="0">
            <text:p>0</text:p>
          </table:table-cell>
          <table:table-cell table:style-name="ce32"/>
          <table:table-cell table:formula="oooc:=['4 _ Japanese'.R12]" office:value-type="float" office:value="2">
            <text:p>2</text:p>
          </table:table-cell>
          <table:table-cell table:style-name="ce32"/>
          <table:table-cell table:formula="oooc:=['4 _ Japanese'.R13]" office:value-type="float" office:value="0">
            <text:p>0</text:p>
          </table:table-cell>
          <table:table-cell table:style-name="ce32"/>
          <table:table-cell table:formula="oooc:=['4 _ Japanese'.R14]" office:value-type="float" office:value="0">
            <text:p>0</text:p>
          </table:table-cell>
          <table:table-cell table:style-name="ce32"/>
          <table:table-cell table:style-name="ce40" table:formula="oooc:=IF([.B53]&gt;0;1;0)+IF([.D53]&gt;0;1;0)+IF([.F53]&gt;0;1;0)+IF([.H53]&gt;0;1;0)+IF([.J53]&gt;0;1;0)+IF([.L53]&gt;0;1;0)+IF([.N53]&gt;0;1;0)+IF([.P53]&gt;0;1;0)+IF([.R53]&gt;0;1;0)+IF([.T53]&gt;0;1;0)+IF([.V53]&gt;0;1;0)+IF([.X53]&gt;0;1;0)" office:value-type="float" office:value="6">
            <text:p>6</text:p>
          </table:table-cell>
          <table:table-cell table:formula="oooc:=['4 _ Japanese'.R20]" office:value-type="float" office:value="50">
            <text:p>50</text:p>
          </table:table-cell>
          <table:table-cell table:style-name="ce3"/>
          <table:table-cell table:formula="oooc:=['4 _ Japanese'.R21]" office:value-type="float" office:value="42">
            <text:p>42</text:p>
          </table:table-cell>
          <table:table-cell table:style-name="ce3"/>
          <table:table-cell table:formula="oooc:=['4 _ Japanese'.R22]" office:value-type="float" office:value="35">
            <text:p>35</text:p>
          </table:table-cell>
          <table:table-cell table:style-name="ce3"/>
          <table:table-cell table:formula="oooc:=['4 _ Japanese'.R23]" office:value-type="float" office:value="0">
            <text:p>0</text:p>
          </table:table-cell>
          <table:table-cell table:style-name="ce3"/>
          <table:table-cell table:formula="oooc:=['4 _ Japanese'.R24]" office:value-type="float" office:value="34">
            <text:p>34</text:p>
          </table:table-cell>
          <table:table-cell table:style-name="ce3"/>
          <table:table-cell table:formula="oooc:=['4 _ Japanese'.R25]" office:value-type="float" office:value="29">
            <text:p>29</text:p>
          </table:table-cell>
          <table:table-cell table:style-name="ce3"/>
          <table:table-cell table:style-name="ce40" table:formula="oooc:=IF([.O53]&gt;0;1;0)+IF([.Q53]&gt;0;1;0)+IF([.S53]&gt;0;1;0)+IF([.U53]&gt;0;1;0)+IF([.W53]&gt;0;1;0)+IF([.Y53]&gt;0;1;0)+IF([.AA53]&gt;0;1;0)+IF([.AC53]&gt;0;1;0)+IF([.AE53]&gt;0;1;0)+IF([.AG53]&gt;0;1;0)+IF([.AI53]&gt;0;1;0)+IF([.AK5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39">
            <text:p>39</text:p>
          </table:table-cell>
          <table:table-cell table:formula="oooc:=['4 _ Japanese'.S3]" office:value-type="float" office:value="0">
            <text:p>0</text:p>
          </table:table-cell>
          <table:table-cell table:style-name="ce32"/>
          <table:table-cell table:formula="oooc:=['4 _ Japanese'.S4]" office:value-type="float" office:value="1">
            <text:p>1</text:p>
          </table:table-cell>
          <table:table-cell table:style-name="ce32"/>
          <table:table-cell table:formula="oooc:=['4 _ Japanese'.S5]" office:value-type="float" office:value="0">
            <text:p>0</text:p>
          </table:table-cell>
          <table:table-cell table:style-name="ce32"/>
          <table:table-cell table:formula="oooc:=['4 _ Japanese'.S6]" office:value-type="float" office:value="2">
            <text:p>2</text:p>
          </table:table-cell>
          <table:table-cell table:style-name="ce32"/>
          <table:table-cell table:formula="oooc:=['4 _ Japanese'.S7]" office:value-type="float" office:value="0">
            <text:p>0</text:p>
          </table:table-cell>
          <table:table-cell table:style-name="ce32"/>
          <table:table-cell table:formula="oooc:=['4 _ Japanese'.S8]" office:value-type="float" office:value="1">
            <text:p>1</text:p>
          </table:table-cell>
          <table:table-cell table:style-name="ce32"/>
          <table:table-cell table:formula="oooc:=['4 _ Japanese'.S9]" office:value-type="float" office:value="0">
            <text:p>0</text:p>
          </table:table-cell>
          <table:table-cell table:style-name="ce32"/>
          <table:table-cell table:formula="oooc:=['4 _ Japanese'.S10]" office:value-type="float" office:value="1">
            <text:p>1</text:p>
          </table:table-cell>
          <table:table-cell table:style-name="ce32"/>
          <table:table-cell table:formula="oooc:=['4 _ Japanese'.S11]" office:value-type="float" office:value="2">
            <text:p>2</text:p>
          </table:table-cell>
          <table:table-cell table:style-name="ce32"/>
          <table:table-cell table:formula="oooc:=['4 _ Japanese'.S12]" office:value-type="float" office:value="0">
            <text:p>0</text:p>
          </table:table-cell>
          <table:table-cell table:style-name="ce32"/>
          <table:table-cell table:formula="oooc:=['4 _ Japanese'.S13]" office:value-type="float" office:value="0">
            <text:p>0</text:p>
          </table:table-cell>
          <table:table-cell table:style-name="ce32"/>
          <table:table-cell table:formula="oooc:=['4 _ Japanese'.S14]" office:value-type="float" office:value="2">
            <text:p>2</text:p>
          </table:table-cell>
          <table:table-cell table:style-name="ce32"/>
          <table:table-cell table:style-name="ce40" table:formula="oooc:=IF([.B54]&gt;0;1;0)+IF([.D54]&gt;0;1;0)+IF([.F54]&gt;0;1;0)+IF([.H54]&gt;0;1;0)+IF([.J54]&gt;0;1;0)+IF([.L54]&gt;0;1;0)+IF([.N54]&gt;0;1;0)+IF([.P54]&gt;0;1;0)+IF([.R54]&gt;0;1;0)+IF([.T54]&gt;0;1;0)+IF([.V54]&gt;0;1;0)+IF([.X54]&gt;0;1;0)" office:value-type="float" office:value="6">
            <text:p>6</text:p>
          </table:table-cell>
          <table:table-cell table:formula="oooc:=['4 _ Japanese'.S20]" office:value-type="float" office:value="14">
            <text:p>14</text:p>
          </table:table-cell>
          <table:table-cell table:style-name="ce3"/>
          <table:table-cell table:formula="oooc:=['4 _ Japanese'.S21]" office:value-type="float" office:value="7">
            <text:p>7</text:p>
          </table:table-cell>
          <table:table-cell table:style-name="ce3"/>
          <table:table-cell table:formula="oooc:=['4 _ Japanese'.S22]" office:value-type="float" office:value="45">
            <text:p>45</text:p>
          </table:table-cell>
          <table:table-cell table:style-name="ce3"/>
          <table:table-cell table:formula="oooc:=['4 _ Japanese'.S23]" office:value-type="float" office:value="46">
            <text:p>46</text:p>
          </table:table-cell>
          <table:table-cell table:style-name="ce3"/>
          <table:table-cell table:formula="oooc:=['4 _ Japanese'.S24]" office:value-type="float" office:value="19">
            <text:p>19</text:p>
          </table:table-cell>
          <table:table-cell table:style-name="ce3"/>
          <table:table-cell table:formula="oooc:=['4 _ Japanese'.S25]" office:value-type="float" office:value="44">
            <text:p>44</text:p>
          </table:table-cell>
          <table:table-cell table:style-name="ce3"/>
          <table:table-cell table:style-name="ce40" table:formula="oooc:=IF([.O54]&gt;0;1;0)+IF([.Q54]&gt;0;1;0)+IF([.S54]&gt;0;1;0)+IF([.U54]&gt;0;1;0)+IF([.W54]&gt;0;1;0)+IF([.Y54]&gt;0;1;0)+IF([.AA54]&gt;0;1;0)+IF([.AC54]&gt;0;1;0)+IF([.AE54]&gt;0;1;0)+IF([.AG54]&gt;0;1;0)+IF([.AI54]&gt;0;1;0)+IF([.AK5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40">
            <text:p>40</text:p>
          </table:table-cell>
          <table:table-cell table:formula="oooc:=['4 _ Japanese'.T3]" office:value-type="float" office:value="2">
            <text:p>2</text:p>
          </table:table-cell>
          <table:table-cell table:style-name="ce32"/>
          <table:table-cell table:formula="oooc:=['4 _ Japanese'.T4]" office:value-type="float" office:value="0">
            <text:p>0</text:p>
          </table:table-cell>
          <table:table-cell table:style-name="ce32"/>
          <table:table-cell table:formula="oooc:=['4 _ Japanese'.T5]" office:value-type="float" office:value="2">
            <text:p>2</text:p>
          </table:table-cell>
          <table:table-cell table:style-name="ce32"/>
          <table:table-cell table:formula="oooc:=['4 _ Japanese'.T6]" office:value-type="float" office:value="2">
            <text:p>2</text:p>
          </table:table-cell>
          <table:table-cell table:style-name="ce32"/>
          <table:table-cell table:formula="oooc:=['4 _ Japanese'.T7]" office:value-type="float" office:value="1">
            <text:p>1</text:p>
          </table:table-cell>
          <table:table-cell table:style-name="ce32"/>
          <table:table-cell table:formula="oooc:=['4 _ Japanese'.T8]" office:value-type="float" office:value="0">
            <text:p>0</text:p>
          </table:table-cell>
          <table:table-cell table:style-name="ce32"/>
          <table:table-cell table:formula="oooc:=['4 _ Japanese'.T9]" office:value-type="float" office:value="0">
            <text:p>0</text:p>
          </table:table-cell>
          <table:table-cell table:style-name="ce32"/>
          <table:table-cell table:formula="oooc:=['4 _ Japanese'.T10]" office:value-type="float" office:value="0">
            <text:p>0</text:p>
          </table:table-cell>
          <table:table-cell table:style-name="ce32"/>
          <table:table-cell table:formula="oooc:=['4 _ Japanese'.T11]" office:value-type="float" office:value="0">
            <text:p>0</text:p>
          </table:table-cell>
          <table:table-cell table:style-name="ce32"/>
          <table:table-cell table:formula="oooc:=['4 _ Japanese'.T12]" office:value-type="float" office:value="2">
            <text:p>2</text:p>
          </table:table-cell>
          <table:table-cell table:style-name="ce32"/>
          <table:table-cell table:formula="oooc:=['4 _ Japanese'.T13]" office:value-type="float" office:value="2">
            <text:p>2</text:p>
          </table:table-cell>
          <table:table-cell table:style-name="ce32"/>
          <table:table-cell table:formula="oooc:=['4 _ Japanese'.T14]" office:value-type="float" office:value="2">
            <text:p>2</text:p>
          </table:table-cell>
          <table:table-cell table:style-name="ce32"/>
          <table:table-cell table:style-name="ce40" table:formula="oooc:=IF([.B55]&gt;0;1;0)+IF([.D55]&gt;0;1;0)+IF([.F55]&gt;0;1;0)+IF([.H55]&gt;0;1;0)+IF([.J55]&gt;0;1;0)+IF([.L55]&gt;0;1;0)+IF([.N55]&gt;0;1;0)+IF([.P55]&gt;0;1;0)+IF([.R55]&gt;0;1;0)+IF([.T55]&gt;0;1;0)+IF([.V55]&gt;0;1;0)+IF([.X55]&gt;0;1;0)" office:value-type="float" office:value="7">
            <text:p>7</text:p>
          </table:table-cell>
          <table:table-cell table:formula="oooc:=['4 _ Japanese'.T20]" office:value-type="float" office:value="44">
            <text:p>44</text:p>
          </table:table-cell>
          <table:table-cell table:style-name="ce3"/>
          <table:table-cell table:formula="oooc:=['4 _ Japanese'.T21]" office:value-type="float" office:value="48">
            <text:p>48</text:p>
          </table:table-cell>
          <table:table-cell table:style-name="ce3"/>
          <table:table-cell table:formula="oooc:=['4 _ Japanese'.T22]" office:value-type="float" office:value="48">
            <text:p>48</text:p>
          </table:table-cell>
          <table:table-cell table:style-name="ce3"/>
          <table:table-cell table:formula="oooc:=['4 _ Japanese'.T23]" office:value-type="float" office:value="38">
            <text:p>38</text:p>
          </table:table-cell>
          <table:table-cell table:style-name="ce3"/>
          <table:table-cell table:formula="oooc:=['4 _ Japanese'.T24]" office:value-type="float" office:value="46">
            <text:p>46</text:p>
          </table:table-cell>
          <table:table-cell table:style-name="ce3"/>
          <table:table-cell table:formula="oooc:=['4 _ Japanese'.T25]" office:value-type="float" office:value="36">
            <text:p>36</text:p>
          </table:table-cell>
          <table:table-cell table:style-name="ce3"/>
          <table:table-cell table:style-name="ce40" table:formula="oooc:=IF([.O55]&gt;0;1;0)+IF([.Q55]&gt;0;1;0)+IF([.S55]&gt;0;1;0)+IF([.U55]&gt;0;1;0)+IF([.W55]&gt;0;1;0)+IF([.Y55]&gt;0;1;0)+IF([.AA55]&gt;0;1;0)+IF([.AC55]&gt;0;1;0)+IF([.AE55]&gt;0;1;0)+IF([.AG55]&gt;0;1;0)+IF([.AI55]&gt;0;1;0)+IF([.AK55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46]&gt;0;1;0)+IF([.B47]&gt;0;1;0)+IF([.B48]&gt;0;1;0)+IF([.B49]&gt;0;1;0)+IF([.B50]&gt;0;1;0)+IF([.B51]&gt;0;1;0)+IF([.B52]&gt;0;1;0)+IF([.B53]&gt;0;1;0)+IF([.B54]&gt;0;1;0)+IF([.B55]&gt;0;1;0)" office:value-type="float" office:value="5">
            <text:p>5</text:p>
          </table:table-cell>
          <table:table-cell table:style-name="ce33"/>
          <table:table-cell table:style-name="ce29" table:formula="oooc:=IF([.D46]&gt;0;1;0)+IF([.D47]&gt;0;1;0)+IF([.D48]&gt;0;1;0)+IF([.D49]&gt;0;1;0)+IF([.D50]&gt;0;1;0)+IF([.D51]&gt;0;1;0)+IF([.D52]&gt;0;1;0)+IF([.D53]&gt;0;1;0)+IF([.D54]&gt;0;1;0)+IF([.D55]&gt;0;1;0)" office:value-type="float" office:value="4">
            <text:p>4</text:p>
          </table:table-cell>
          <table:table-cell table:style-name="ce33"/>
          <table:table-cell table:style-name="ce29" table:formula="oooc:=IF([.F46]&gt;0;1;0)+IF([.F47]&gt;0;1;0)+IF([.F48]&gt;0;1;0)+IF([.F49]&gt;0;1;0)+IF([.F50]&gt;0;1;0)+IF([.F51]&gt;0;1;0)+IF([.F52]&gt;0;1;0)+IF([.F53]&gt;0;1;0)+IF([.F54]&gt;0;1;0)+IF([.F55]&gt;0;1;0)" office:value-type="float" office:value="5">
            <text:p>5</text:p>
          </table:table-cell>
          <table:table-cell table:style-name="ce33"/>
          <table:table-cell table:style-name="ce29" table:formula="oooc:=IF([.H46]&gt;0;1;0)+IF([.H47]&gt;0;1;0)+IF([.H48]&gt;0;1;0)+IF([.H49]&gt;0;1;0)+IF([.H50]&gt;0;1;0)+IF([.H51]&gt;0;1;0)+IF([.H52]&gt;0;1;0)+IF([.H53]&gt;0;1;0)+IF([.H54]&gt;0;1;0)+IF([.H55]&gt;0;1;0)" office:value-type="float" office:value="4">
            <text:p>4</text:p>
          </table:table-cell>
          <table:table-cell table:style-name="ce33"/>
          <table:table-cell table:style-name="ce29" table:formula="oooc:=IF([.J46]&gt;0;1;0)+IF([.J47]&gt;0;1;0)+IF([.J48]&gt;0;1;0)+IF([.J49]&gt;0;1;0)+IF([.J50]&gt;0;1;0)+IF([.J51]&gt;0;1;0)+IF([.J52]&gt;0;1;0)+IF([.J53]&gt;0;1;0)+IF([.J54]&gt;0;1;0)+IF([.J55]&gt;0;1;0)" office:value-type="float" office:value="3">
            <text:p>3</text:p>
          </table:table-cell>
          <table:table-cell table:style-name="ce33"/>
          <table:table-cell table:style-name="ce29" table:formula="oooc:=IF([.L46]&gt;0;1;0)+IF([.L47]&gt;0;1;0)+IF([.L48]&gt;0;1;0)+IF([.L49]&gt;0;1;0)+IF([.L50]&gt;0;1;0)+IF([.L51]&gt;0;1;0)+IF([.L52]&gt;0;1;0)+IF([.L53]&gt;0;1;0)+IF([.L54]&gt;0;1;0)+IF([.L55]&gt;0;1;0)" office:value-type="float" office:value="4">
            <text:p>4</text:p>
          </table:table-cell>
          <table:table-cell table:style-name="ce33"/>
          <table:table-cell table:style-name="ce29" table:formula="oooc:=IF([.N46]&gt;0;1;0)+IF([.N47]&gt;0;1;0)+IF([.N48]&gt;0;1;0)+IF([.N49]&gt;0;1;0)+IF([.N50]&gt;0;1;0)+IF([.N51]&gt;0;1;0)+IF([.N52]&gt;0;1;0)+IF([.N53]&gt;0;1;0)+IF([.N54]&gt;0;1;0)+IF([.N55]&gt;0;1;0)" office:value-type="float" office:value="4">
            <text:p>4</text:p>
          </table:table-cell>
          <table:table-cell table:style-name="ce33"/>
          <table:table-cell table:style-name="ce29" table:formula="oooc:=IF([.P46]&gt;0;1;0)+IF([.P47]&gt;0;1;0)+IF([.P48]&gt;0;1;0)+IF([.P49]&gt;0;1;0)+IF([.P50]&gt;0;1;0)+IF([.P51]&gt;0;1;0)+IF([.P52]&gt;0;1;0)+IF([.P53]&gt;0;1;0)+IF([.P54]&gt;0;1;0)+IF([.P55]&gt;0;1;0)" office:value-type="float" office:value="4">
            <text:p>4</text:p>
          </table:table-cell>
          <table:table-cell table:style-name="ce33"/>
          <table:table-cell table:style-name="ce29" table:formula="oooc:=IF([.R46]&gt;0;1;0)+IF([.R47]&gt;0;1;0)+IF([.R48]&gt;0;1;0)+IF([.R49]&gt;0;1;0)+IF([.R50]&gt;0;1;0)+IF([.R51]&gt;0;1;0)+IF([.R52]&gt;0;1;0)+IF([.R53]&gt;0;1;0)+IF([.R54]&gt;0;1;0)+IF([.R55]&gt;0;1;0)" office:value-type="float" office:value="3">
            <text:p>3</text:p>
          </table:table-cell>
          <table:table-cell table:style-name="ce33"/>
          <table:table-cell table:style-name="ce29" table:formula="oooc:=IF([.T46]&gt;0;1;0)+IF([.T47]&gt;0;1;0)+IF([.T48]&gt;0;1;0)+IF([.T49]&gt;0;1;0)+IF([.T50]&gt;0;1;0)+IF([.T51]&gt;0;1;0)+IF([.T52]&gt;0;1;0)+IF([.T53]&gt;0;1;0)+IF([.T54]&gt;0;1;0)+IF([.T55]&gt;0;1;0)" office:value-type="float" office:value="3">
            <text:p>3</text:p>
          </table:table-cell>
          <table:table-cell table:style-name="ce33"/>
          <table:table-cell table:style-name="ce29" table:formula="oooc:=IF([.V46]&gt;0;1;0)+IF([.V47]&gt;0;1;0)+IF([.V48]&gt;0;1;0)+IF([.V49]&gt;0;1;0)+IF([.V50]&gt;0;1;0)+IF([.V51]&gt;0;1;0)+IF([.V52]&gt;0;1;0)+IF([.V53]&gt;0;1;0)+IF([.V54]&gt;0;1;0)+IF([.V55]&gt;0;1;0)" office:value-type="float" office:value="3">
            <text:p>3</text:p>
          </table:table-cell>
          <table:table-cell table:style-name="ce33"/>
          <table:table-cell table:style-name="ce29" table:formula="oooc:=IF([.X46]&gt;0;1;0)+IF([.X47]&gt;0;1;0)+IF([.X48]&gt;0;1;0)+IF([.X49]&gt;0;1;0)+IF([.X50]&gt;0;1;0)+IF([.X51]&gt;0;1;0)+IF([.X52]&gt;0;1;0)+IF([.X53]&gt;0;1;0)+IF([.X54]&gt;0;1;0)+IF([.X55]&gt;0;1;0)" office:value-type="float" office:value="3">
            <text:p>3</text:p>
          </table:table-cell>
          <table:table-cell table:style-name="ce33"/>
          <table:table-cell table:style-name="ce41"/>
          <table:table-cell table:style-name="ce29" table:formula="oooc:=IF([.AA46]&gt;0;1;0)+IF([.AA47]&gt;0;1;0)+IF([.AA48]&gt;0;1;0)+IF([.AA49]&gt;0;1;0)+IF([.AA50]&gt;0;1;0)+IF([.AA51]&gt;0;1;0)+IF([.AA52]&gt;0;1;0)+IF([.AA53]&gt;0;1;0)+IF([.AA54]&gt;0;1;0)+IF([.AA55]&gt;0;1;0)" office:value-type="float" office:value="9">
            <text:p>9</text:p>
          </table:table-cell>
          <table:table-cell table:style-name="ce52"/>
          <table:table-cell table:style-name="ce29" table:formula="oooc:=IF([.AC46]&gt;0;1;0)+IF([.AC47]&gt;0;1;0)+IF([.AC48]&gt;0;1;0)+IF([.AC49]&gt;0;1;0)+IF([.AC50]&gt;0;1;0)+IF([.AC51]&gt;0;1;0)+IF([.AC52]&gt;0;1;0)+IF([.AC53]&gt;0;1;0)+IF([.AC54]&gt;0;1;0)+IF([.AC55]&gt;0;1;0)" office:value-type="float" office:value="7">
            <text:p>7</text:p>
          </table:table-cell>
          <table:table-cell table:style-name="ce52"/>
          <table:table-cell table:style-name="ce29" table:formula="oooc:=IF([.AE46]&gt;0;1;0)+IF([.AE47]&gt;0;1;0)+IF([.AE48]&gt;0;1;0)+IF([.AE49]&gt;0;1;0)+IF([.AE50]&gt;0;1;0)+IF([.AE51]&gt;0;1;0)+IF([.AE52]&gt;0;1;0)+IF([.AE53]&gt;0;1;0)+IF([.AE54]&gt;0;1;0)+IF([.AE55]&gt;0;1;0)" office:value-type="float" office:value="9">
            <text:p>9</text:p>
          </table:table-cell>
          <table:table-cell table:style-name="ce52"/>
          <table:table-cell table:style-name="ce29" table:formula="oooc:=IF([.AG46]&gt;0;1;0)+IF([.AG47]&gt;0;1;0)+IF([.AG48]&gt;0;1;0)+IF([.AG49]&gt;0;1;0)+IF([.AG50]&gt;0;1;0)+IF([.AG51]&gt;0;1;0)+IF([.AG52]&gt;0;1;0)+IF([.AG53]&gt;0;1;0)+IF([.AG54]&gt;0;1;0)+IF([.AG55]&gt;0;1;0)" office:value-type="float" office:value="7">
            <text:p>7</text:p>
          </table:table-cell>
          <table:table-cell table:style-name="ce52"/>
          <table:table-cell table:style-name="ce29" table:formula="oooc:=IF([.AI46]&gt;0;1;0)+IF([.AI47]&gt;0;1;0)+IF([.AI48]&gt;0;1;0)+IF([.AI49]&gt;0;1;0)+IF([.AI50]&gt;0;1;0)+IF([.AI51]&gt;0;1;0)+IF([.AI52]&gt;0;1;0)+IF([.AI53]&gt;0;1;0)+IF([.AI54]&gt;0;1;0)+IF([.AI55]&gt;0;1;0)" office:value-type="float" office:value="7">
            <text:p>7</text:p>
          </table:table-cell>
          <table:table-cell table:style-name="ce52"/>
          <table:table-cell table:style-name="ce29" table:formula="oooc:=IF([.AK46]&gt;0;1;0)+IF([.AK47]&gt;0;1;0)+IF([.AK48]&gt;0;1;0)+IF([.AK49]&gt;0;1;0)+IF([.AK50]&gt;0;1;0)+IF([.AK51]&gt;0;1;0)+IF([.AK52]&gt;0;1;0)+IF([.AK53]&gt;0;1;0)+IF([.AK54]&gt;0;1;0)+IF([.AK55]&gt;0;1;0)" office:value-type="float" office:value="9">
            <text:p>9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3"/>
          <table:table-cell table:style-name="ce23" office:value-type="string" table:number-columns-spanned="25" table:number-rows-spanned="1">
            <text:p>Гавайи</text:p>
          </table:table-cell>
          <table:covered-table-cell table:number-columns-repeated="23" table:style-name="ce34"/>
          <table:covered-table-cell table:style-name="ce42"/>
          <table:table-cell table:style-name="ce47">
            <draw:frame table:end-cell-address="'Рецепты ингред'.AA59" table:end-x="0.767cm" table:end-y="0.025cm" draw:z-index="24" draw:name="Изображения 25" draw:style-name="gr1" draw:text-style-name="P1" svg:width="0.72cm" svg:height="0.794cm" svg:x="0.046cm" svg:y="0.428cm">
              <draw:image xlink:href="../../py/img/ingredients/shrimp.icon.png" xlink:type="simple" xlink:show="embed" xlink:actuate="onLoad">
                <text:p/>
              </draw:image>
            </draw:frame>
          </table:table-cell>
          <table:table-cell table:style-name="ce5" table:number-columns-repeated="4"/>
          <table:table-cell table:style-name="ce5">
            <draw:frame table:end-cell-address="'Рецепты ингред'.AG58" table:end-x="0.638cm" table:end-y="0.687cm" draw:z-index="28" draw:name="Изображения 29" draw:style-name="gr1" draw:text-style-name="P1" svg:width="0.704cm" svg:height="0.704cm" svg:x="0.93cm" svg:y="0.433cm">
              <draw:image xlink:href="../../py/img/ingredients/lime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'Рецепты ингред'.AI59" table:end-x="0.852cm" table:end-y="0.044cm" draw:z-index="25" draw:name="Изображения 26" draw:style-name="gr1" draw:text-style-name="P1" svg:width="0.856cm" svg:height="0.794cm" svg:x="0.992cm" svg:y="0.447cm">
              <draw:image xlink:href="../../py/img/ingredients/mango.icon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">
            <draw:frame table:end-cell-address="'Рецепты ингред'.AK58" table:end-x="0.728cm" table:end-y="0.7cm" draw:z-index="29" draw:name="Изображения 30" draw:style-name="gr1" draw:text-style-name="P1" svg:width="0.704cm" svg:height="0.704cm" svg:x="0.023cm" svg:y="0.446cm">
              <draw:image xlink:href="../../py/img/ingredients/shoyu.icon.png" xlink:type="simple" xlink:show="embed" xlink:actuate="onLoad">
                <text:p/>
              </draw:image>
            </draw:frame>
          </table:table-cell>
          <table:table-cell table:style-name="ce5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4">
          <table:table-cell table:style-name="ce20"/>
          <table:table-cell table:style-name="ce11" office:value-type="string" table:number-columns-spanned="2" table:number-rows-spanned="1">
            <text:p>Chick Shr Soup</text:p>
          </table:table-cell>
          <table:covered-table-cell table:style-name="ce14"/>
          <table:table-cell table:style-name="ce11" office:value-type="string" table:number-columns-spanned="2" table:number-rows-spanned="1">
            <text:p>Spicy Shrimps</text:p>
          </table:table-cell>
          <table:covered-table-cell table:style-name="ce14"/>
          <table:table-cell table:style-name="ce11" office:value-type="string" table:number-columns-spanned="2" table:number-rows-spanned="1">
            <text:p>Hulihuli Chicken</text:p>
          </table:table-cell>
          <table:covered-table-cell table:style-name="ce14"/>
          <table:table-cell table:style-name="ce11" office:value-type="string" table:number-columns-spanned="2" table:number-rows-spanned="1">
            <text:p>Mango Mui</text:p>
          </table:table-cell>
          <table:covered-table-cell table:style-name="ce14"/>
          <table:table-cell table:style-name="ce11" office:value-type="string" table:number-columns-spanned="2" table:number-rows-spanned="1">
            <text:p>Wonton</text:p>
          </table:table-cell>
          <table:covered-table-cell table:style-name="ce14"/>
          <table:table-cell table:style-name="ce11" office:value-type="string" table:number-columns-spanned="2" table:number-rows-spanned="1">
            <text:p>Shrimp Canton</text:p>
          </table:table-cell>
          <table:covered-table-cell table:style-name="ce14"/>
          <table:table-cell table:style-name="ce11" office:value-type="string" table:number-columns-spanned="2" table:number-rows-spanned="1">
            <text:p>Lime Chicken</text:p>
          </table:table-cell>
          <table:covered-table-cell table:style-name="ce14"/>
          <table:table-cell table:style-name="ce11" office:value-type="string" table:number-columns-spanned="2" table:number-rows-spanned="1">
            <text:p>Mango Salsa</text:p>
          </table:table-cell>
          <table:covered-table-cell table:style-name="ce14"/>
          <table:table-cell table:style-name="ce11" office:value-type="string" table:number-columns-spanned="2" table:number-rows-spanned="1">
            <text:p>Chicken Laulau</text:p>
          </table:table-cell>
          <table:covered-table-cell table:style-name="ce14"/>
          <table:table-cell table:style-name="ce11" office:value-type="string" table:number-columns-spanned="2" table:number-rows-spanned="1">
            <text:p>Shr Mango Salad</text:p>
          </table:table-cell>
          <table:covered-table-cell table:style-name="ce14"/>
          <table:table-cell table:style-name="ce11" office:value-type="string" table:number-columns-spanned="2" table:number-rows-spanned="1">
            <text:p>Pipikaula</text:p>
          </table:table-cell>
          <table:covered-table-cell table:style-name="ce14"/>
          <table:table-cell table:style-name="ce11" office:value-type="string" table:number-columns-spanned="2" table:number-rows-spanned="1">
            <text:p>Mango Chicken</text:p>
          </table:table-cell>
          <table:covered-table-cell table:style-name="ce14"/>
          <table:table-cell table:style-name="ce39"/>
          <table:table-cell table:style-name="ce48" table:number-columns-spanned="2" table:number-rows-spanned="1"/>
          <table:covered-table-cell table:style-name="ce14"/>
          <table:table-cell table:style-name="ce11" table:number-columns-spanned="2" table:number-rows-spanned="1">
            <draw:frame table:end-cell-address="'Рецепты ингред'.AC59" table:end-x="0.852cm" table:end-y="0.06cm" draw:z-index="26" draw:name="Изображения 27" draw:style-name="gr1" draw:text-style-name="P1" svg:width="0.83cm" svg:height="0.794cm" svg:x="0.021cm" svg:y="0.012cm">
              <draw:image xlink:href="../../py/img/ingredients/meat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>
            <draw:frame table:end-cell-address="'Рецепты ингред'.AE58" table:end-x="0.831cm" table:end-y="0.744cm" draw:z-index="27" draw:name="Изображения 28" draw:style-name="gr1" draw:text-style-name="P1" svg:width="0.802cm" svg:height="0.739cm" svg:x="0.028cm" svg:y="0.004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11" table:number-columns-spanned="2" table:number-rows-spanned="1"/>
          <table:covered-table-cell table:style-name="ce14"/>
          <table:table-cell table:style-name="ce55"/>
          <table:table-cell table:style-name="ce14" table:number-columns-repeated="217"/>
        </table:table-row>
        <table:table-row table:style-name="ro5">
          <table:table-cell table:style-name="ce21" office:value-type="float" office:value="41">
            <text:p>41</text:p>
          </table:table-cell>
          <table:table-cell table:style-name="Default" office:value-type="string">
            <table:cell-range-source table:name="HawRec" xlink:href="../Level%20Progress.ods" table:filter-name="calc8" table:last-column-spanned="1" table:last-row-spanned="1"/>
            <text:p>Невозможно обновить ссылку.</text:p>
          </table:table-cell>
          <table:table-cell table:style-name="ce35"/>
          <table:table-cell table:formula="oooc:=['5 _ Hawaiian'.K4]" office:value-type="float" office:value="0">
            <text:p>0</text:p>
          </table:table-cell>
          <table:table-cell table:style-name="ce35"/>
          <table:table-cell table:formula="oooc:=['5 _ Hawaiian'.K5]" office:value-type="float" office:value="3">
            <text:p>3</text:p>
          </table:table-cell>
          <table:table-cell table:style-name="ce35"/>
          <table:table-cell table:formula="oooc:=['5 _ Hawaiian'.K6]" office:value-type="float" office:value="0">
            <text:p>0</text:p>
          </table:table-cell>
          <table:table-cell table:style-name="ce35"/>
          <table:table-cell table:formula="oooc:=['5 _ Hawaiian'.K7]" office:value-type="float" office:value="0">
            <text:p>0</text:p>
          </table:table-cell>
          <table:table-cell table:style-name="ce35"/>
          <table:table-cell table:formula="oooc:=['5 _ Hawaiian'.K8]" office:value-type="float" office:value="0">
            <text:p>0</text:p>
          </table:table-cell>
          <table:table-cell table:style-name="ce35"/>
          <table:table-cell table:formula="oooc:=['5 _ Hawaiian'.K9]" office:value-type="float" office:value="2">
            <text:p>2</text:p>
          </table:table-cell>
          <table:table-cell table:style-name="ce35"/>
          <table:table-cell table:formula="oooc:=['5 _ Hawaiian'.K10]" office:value-type="float" office:value="0">
            <text:p>0</text:p>
          </table:table-cell>
          <table:table-cell table:style-name="ce35"/>
          <table:table-cell table:formula="oooc:=['5 _ Hawaiian'.K11]" office:value-type="float" office:value="0">
            <text:p>0</text:p>
          </table:table-cell>
          <table:table-cell table:style-name="ce35"/>
          <table:table-cell table:formula="oooc:=['5 _ Hawaiian'.K12]" office:value-type="float" office:value="0">
            <text:p>0</text:p>
          </table:table-cell>
          <table:table-cell table:style-name="ce35"/>
          <table:table-cell table:formula="oooc:=['5 _ Hawaiian'.K13]" office:value-type="float" office:value="0">
            <text:p>0</text:p>
          </table:table-cell>
          <table:table-cell table:style-name="ce35"/>
          <table:table-cell table:formula="oooc:=['5 _ Hawaiian'.K14]" office:value-type="float" office:value="0">
            <text:p>0</text:p>
          </table:table-cell>
          <table:table-cell table:style-name="ce35"/>
          <table:table-cell table:style-name="ce40" table:formula="oooc:=IF([.B59]&gt;0;1;0)+IF([.D59]&gt;0;1;0)+IF([.F59]&gt;0;1;0)+IF([.H59]&gt;0;1;0)+IF([.J59]&gt;0;1;0)+IF([.L59]&gt;0;1;0)+IF([.N59]&gt;0;1;0)+IF([.P59]&gt;0;1;0)+IF([.R59]&gt;0;1;0)+IF([.T59]&gt;0;1;0)+IF([.V59]&gt;0;1;0)+IF([.X59]&gt;0;1;0)" office:value-type="float" office:value="3">
            <text:p>3</text:p>
          </table:table-cell>
          <table:table-cell table:style-name="ce50" table:formula="oooc:=['5 _ Hawaiian'.K20]" office:value-type="float" office:value="0">
            <text:p>0</text:p>
          </table:table-cell>
          <table:table-cell table:style-name="ce3"/>
          <table:table-cell table:style-name="ce50" table:formula="oooc:=['5 _ Hawaiian'.K21]" office:value-type="float" office:value="40">
            <text:p>40</text:p>
          </table:table-cell>
          <table:table-cell table:style-name="ce3"/>
          <table:table-cell table:style-name="ce50" table:formula="oooc:=['5 _ Hawaiian'.K22]" office:value-type="float" office:value="12">
            <text:p>12</text:p>
          </table:table-cell>
          <table:table-cell table:style-name="ce3"/>
          <table:table-cell table:style-name="ce50" table:formula="oooc:=['5 _ Hawaiian'.K23]" office:value-type="float" office:value="14">
            <text:p>14</text:p>
          </table:table-cell>
          <table:table-cell table:style-name="ce3"/>
          <table:table-cell table:style-name="ce50" table:formula="oooc:=['5 _ Hawaiian'.K24]" office:value-type="float" office:value="0">
            <text:p>0</text:p>
          </table:table-cell>
          <table:table-cell table:style-name="ce3"/>
          <table:table-cell table:style-name="ce50" table:formula="oooc:=['5 _ Hawaiian'.K25]" office:value-type="float" office:value="21">
            <text:p>21</text:p>
          </table:table-cell>
          <table:table-cell table:style-name="ce3"/>
          <table:table-cell table:style-name="ce40" table:formula="oooc:=IF([.O59]&gt;0;1;0)+IF([.Q59]&gt;0;1;0)+IF([.S59]&gt;0;1;0)+IF([.U59]&gt;0;1;0)+IF([.W59]&gt;0;1;0)+IF([.Y59]&gt;0;1;0)+IF([.AA59]&gt;0;1;0)+IF([.AC59]&gt;0;1;0)+IF([.AE59]&gt;0;1;0)+IF([.AG59]&gt;0;1;0)+IF([.AI59]&gt;0;1;0)+IF([.AK59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42">
            <text:p>42</text:p>
          </table:table-cell>
          <table:table-cell table:formula="oooc:=['5 _ Hawaiian'.L3]" office:value-type="float" office:value="0">
            <text:p>0</text:p>
          </table:table-cell>
          <table:table-cell table:style-name="ce35"/>
          <table:table-cell table:formula="oooc:=['5 _ Hawaiian'.L4]" office:value-type="float" office:value="0">
            <text:p>0</text:p>
          </table:table-cell>
          <table:table-cell table:style-name="ce35"/>
          <table:table-cell table:formula="oooc:=['5 _ Hawaiian'.L5]" office:value-type="float" office:value="3">
            <text:p>3</text:p>
          </table:table-cell>
          <table:table-cell table:style-name="ce35"/>
          <table:table-cell table:formula="oooc:=['5 _ Hawaiian'.L6]" office:value-type="float" office:value="0">
            <text:p>0</text:p>
          </table:table-cell>
          <table:table-cell table:style-name="ce35"/>
          <table:table-cell table:formula="oooc:=['5 _ Hawaiian'.L7]" office:value-type="float" office:value="2">
            <text:p>2</text:p>
          </table:table-cell>
          <table:table-cell table:style-name="ce35"/>
          <table:table-cell table:formula="oooc:=['5 _ Hawaiian'.L8]" office:value-type="float" office:value="1">
            <text:p>1</text:p>
          </table:table-cell>
          <table:table-cell table:style-name="ce35"/>
          <table:table-cell table:formula="oooc:=['5 _ Hawaiian'.L9]" office:value-type="float" office:value="0">
            <text:p>0</text:p>
          </table:table-cell>
          <table:table-cell table:style-name="ce35"/>
          <table:table-cell table:formula="oooc:=['5 _ Hawaiian'.L10]" office:value-type="float" office:value="0">
            <text:p>0</text:p>
          </table:table-cell>
          <table:table-cell table:style-name="ce35"/>
          <table:table-cell table:formula="oooc:=['5 _ Hawaiian'.L11]" office:value-type="float" office:value="0">
            <text:p>0</text:p>
          </table:table-cell>
          <table:table-cell table:style-name="ce35"/>
          <table:table-cell table:formula="oooc:=['5 _ Hawaiian'.L12]" office:value-type="float" office:value="0">
            <text:p>0</text:p>
          </table:table-cell>
          <table:table-cell table:style-name="ce35"/>
          <table:table-cell table:formula="oooc:=['5 _ Hawaiian'.L13]" office:value-type="float" office:value="0">
            <text:p>0</text:p>
          </table:table-cell>
          <table:table-cell table:style-name="ce35"/>
          <table:table-cell table:formula="oooc:=['5 _ Hawaiian'.L14]" office:value-type="float" office:value="0">
            <text:p>0</text:p>
          </table:table-cell>
          <table:table-cell table:style-name="ce35"/>
          <table:table-cell table:style-name="ce40" table:formula="oooc:=IF([.B60]&gt;0;1;0)+IF([.D60]&gt;0;1;0)+IF([.F60]&gt;0;1;0)+IF([.H60]&gt;0;1;0)+IF([.J60]&gt;0;1;0)+IF([.L60]&gt;0;1;0)+IF([.N60]&gt;0;1;0)+IF([.P60]&gt;0;1;0)+IF([.R60]&gt;0;1;0)+IF([.T60]&gt;0;1;0)+IF([.V60]&gt;0;1;0)+IF([.X60]&gt;0;1;0)" office:value-type="float" office:value="3">
            <text:p>3</text:p>
          </table:table-cell>
          <table:table-cell table:style-name="ce50" table:formula="oooc:=['5 _ Hawaiian'.L20]" office:value-type="float" office:value="22">
            <text:p>22</text:p>
          </table:table-cell>
          <table:table-cell table:style-name="ce3"/>
          <table:table-cell table:style-name="ce50" table:formula="oooc:=['5 _ Hawaiian'.L21]" office:value-type="float" office:value="40">
            <text:p>40</text:p>
          </table:table-cell>
          <table:table-cell table:style-name="ce3"/>
          <table:table-cell table:style-name="ce50" table:formula="oooc:=['5 _ Hawaiian'.L22]" office:value-type="float" office:value="0">
            <text:p>0</text:p>
          </table:table-cell>
          <table:table-cell table:style-name="ce3"/>
          <table:table-cell table:style-name="ce50" table:formula="oooc:=['5 _ Hawaiian'.L23]" office:value-type="float" office:value="0">
            <text:p>0</text:p>
          </table:table-cell>
          <table:table-cell table:style-name="ce3"/>
          <table:table-cell table:style-name="ce50" table:formula="oooc:=['5 _ Hawaiian'.L24]" office:value-type="float" office:value="7">
            <text:p>7</text:p>
          </table:table-cell>
          <table:table-cell table:style-name="ce3"/>
          <table:table-cell table:style-name="ce50" table:formula="oooc:=['5 _ Hawaiian'.L25]" office:value-type="float" office:value="39">
            <text:p>39</text:p>
          </table:table-cell>
          <table:table-cell table:style-name="ce3"/>
          <table:table-cell table:style-name="ce40" table:formula="oooc:=IF([.O60]&gt;0;1;0)+IF([.Q60]&gt;0;1;0)+IF([.S60]&gt;0;1;0)+IF([.U60]&gt;0;1;0)+IF([.W60]&gt;0;1;0)+IF([.Y60]&gt;0;1;0)+IF([.AA60]&gt;0;1;0)+IF([.AC60]&gt;0;1;0)+IF([.AE60]&gt;0;1;0)+IF([.AG60]&gt;0;1;0)+IF([.AI60]&gt;0;1;0)+IF([.AK60]&gt;0;1;0)" office:value-type="float" office:value="4">
            <text:p>4</text:p>
          </table:table-cell>
          <table:table-cell table:number-columns-repeated="217"/>
        </table:table-row>
        <table:table-row table:style-name="ro5">
          <table:table-cell table:style-name="ce21" office:value-type="float" office:value="43">
            <text:p>43</text:p>
          </table:table-cell>
          <table:table-cell table:formula="oooc:=['5 _ Hawaiian'.M3]" office:value-type="float" office:value="0">
            <text:p>0</text:p>
          </table:table-cell>
          <table:table-cell table:style-name="ce35"/>
          <table:table-cell table:formula="oooc:=['5 _ Hawaiian'.M4]" office:value-type="float" office:value="3">
            <text:p>3</text:p>
          </table:table-cell>
          <table:table-cell table:style-name="ce35"/>
          <table:table-cell table:formula="oooc:=['5 _ Hawaiian'.M5]" office:value-type="float" office:value="0">
            <text:p>0</text:p>
          </table:table-cell>
          <table:table-cell table:style-name="ce35"/>
          <table:table-cell table:formula="oooc:=['5 _ Hawaiian'.M6]" office:value-type="float" office:value="0">
            <text:p>0</text:p>
          </table:table-cell>
          <table:table-cell table:style-name="ce35"/>
          <table:table-cell table:formula="oooc:=['5 _ Hawaiian'.M7]" office:value-type="float" office:value="0">
            <text:p>0</text:p>
          </table:table-cell>
          <table:table-cell table:style-name="ce35"/>
          <table:table-cell table:formula="oooc:=['5 _ Hawaiian'.M8]" office:value-type="float" office:value="1">
            <text:p>1</text:p>
          </table:table-cell>
          <table:table-cell table:style-name="ce35"/>
          <table:table-cell table:formula="oooc:=['5 _ Hawaiian'.M9]" office:value-type="float" office:value="0">
            <text:p>0</text:p>
          </table:table-cell>
          <table:table-cell table:style-name="ce35"/>
          <table:table-cell table:formula="oooc:=['5 _ Hawaiian'.M10]" office:value-type="float" office:value="0">
            <text:p>0</text:p>
          </table:table-cell>
          <table:table-cell table:style-name="ce35"/>
          <table:table-cell table:formula="oooc:=['5 _ Hawaiian'.M11]" office:value-type="float" office:value="0">
            <text:p>0</text:p>
          </table:table-cell>
          <table:table-cell table:style-name="ce35"/>
          <table:table-cell table:formula="oooc:=['5 _ Hawaiian'.M12]" office:value-type="float" office:value="1">
            <text:p>1</text:p>
          </table:table-cell>
          <table:table-cell table:style-name="ce35"/>
          <table:table-cell table:formula="oooc:=['5 _ Hawaiian'.M13]" office:value-type="float" office:value="0">
            <text:p>0</text:p>
          </table:table-cell>
          <table:table-cell table:style-name="ce35"/>
          <table:table-cell table:formula="oooc:=['5 _ Hawaiian'.M14]" office:value-type="float" office:value="0">
            <text:p>0</text:p>
          </table:table-cell>
          <table:table-cell table:style-name="ce35"/>
          <table:table-cell table:style-name="ce40" table:formula="oooc:=IF([.B61]&gt;0;1;0)+IF([.D61]&gt;0;1;0)+IF([.F61]&gt;0;1;0)+IF([.H61]&gt;0;1;0)+IF([.J61]&gt;0;1;0)+IF([.L61]&gt;0;1;0)+IF([.N61]&gt;0;1;0)+IF([.P61]&gt;0;1;0)+IF([.R61]&gt;0;1;0)+IF([.T61]&gt;0;1;0)+IF([.V61]&gt;0;1;0)+IF([.X61]&gt;0;1;0)" office:value-type="float" office:value="3">
            <text:p>3</text:p>
          </table:table-cell>
          <table:table-cell table:style-name="ce50" table:formula="oooc:=['5 _ Hawaiian'.M20]" office:value-type="float" office:value="39">
            <text:p>39</text:p>
          </table:table-cell>
          <table:table-cell table:style-name="ce3"/>
          <table:table-cell table:style-name="ce50" table:formula="oooc:=['5 _ Hawaiian'.M21]" office:value-type="float" office:value="0">
            <text:p>0</text:p>
          </table:table-cell>
          <table:table-cell table:style-name="ce3"/>
          <table:table-cell table:style-name="ce50" table:formula="oooc:=['5 _ Hawaiian'.M22]" office:value-type="float" office:value="27">
            <text:p>27</text:p>
          </table:table-cell>
          <table:table-cell table:style-name="ce3"/>
          <table:table-cell table:style-name="ce50" table:formula="oooc:=['5 _ Hawaiian'.M23]" office:value-type="float" office:value="6">
            <text:p>6</text:p>
          </table:table-cell>
          <table:table-cell table:style-name="ce3"/>
          <table:table-cell table:style-name="ce50" table:formula="oooc:=['5 _ Hawaiian'.M24]" office:value-type="float" office:value="14">
            <text:p>14</text:p>
          </table:table-cell>
          <table:table-cell table:style-name="ce3"/>
          <table:table-cell table:style-name="ce50" table:formula="oooc:=['5 _ Hawaiian'.M25]" office:value-type="float" office:value="6">
            <text:p>6</text:p>
          </table:table-cell>
          <table:table-cell table:style-name="ce3"/>
          <table:table-cell table:style-name="ce40" table:formula="oooc:=IF([.O61]&gt;0;1;0)+IF([.Q61]&gt;0;1;0)+IF([.S61]&gt;0;1;0)+IF([.U61]&gt;0;1;0)+IF([.W61]&gt;0;1;0)+IF([.Y61]&gt;0;1;0)+IF([.AA61]&gt;0;1;0)+IF([.AC61]&gt;0;1;0)+IF([.AE61]&gt;0;1;0)+IF([.AG61]&gt;0;1;0)+IF([.AI61]&gt;0;1;0)+IF([.AK61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4">
            <text:p>44</text:p>
          </table:table-cell>
          <table:table-cell table:formula="oooc:=['5 _ Hawaiian'.N3]" office:value-type="float" office:value="3">
            <text:p>3</text:p>
          </table:table-cell>
          <table:table-cell table:style-name="ce35"/>
          <table:table-cell table:formula="oooc:=['5 _ Hawaiian'.N4]" office:value-type="float" office:value="0">
            <text:p>0</text:p>
          </table:table-cell>
          <table:table-cell table:style-name="ce35"/>
          <table:table-cell table:formula="oooc:=['5 _ Hawaiian'.N5]" office:value-type="float" office:value="0">
            <text:p>0</text:p>
          </table:table-cell>
          <table:table-cell table:style-name="ce35"/>
          <table:table-cell table:formula="oooc:=['5 _ Hawaiian'.N6]" office:value-type="float" office:value="2">
            <text:p>2</text:p>
          </table:table-cell>
          <table:table-cell table:style-name="ce35"/>
          <table:table-cell table:formula="oooc:=['5 _ Hawaiian'.N7]" office:value-type="float" office:value="0">
            <text:p>0</text:p>
          </table:table-cell>
          <table:table-cell table:style-name="ce35"/>
          <table:table-cell table:formula="oooc:=['5 _ Hawaiian'.N8]" office:value-type="float" office:value="0">
            <text:p>0</text:p>
          </table:table-cell>
          <table:table-cell table:style-name="ce35"/>
          <table:table-cell table:formula="oooc:=['5 _ Hawaiian'.N9]" office:value-type="float" office:value="3">
            <text:p>3</text:p>
          </table:table-cell>
          <table:table-cell table:style-name="ce35"/>
          <table:table-cell table:formula="oooc:=['5 _ Hawaiian'.N10]" office:value-type="float" office:value="0">
            <text:p>0</text:p>
          </table:table-cell>
          <table:table-cell table:style-name="ce35"/>
          <table:table-cell table:formula="oooc:=['5 _ Hawaiian'.N11]" office:value-type="float" office:value="0">
            <text:p>0</text:p>
          </table:table-cell>
          <table:table-cell table:style-name="ce35"/>
          <table:table-cell table:formula="oooc:=['5 _ Hawaiian'.N12]" office:value-type="float" office:value="2">
            <text:p>2</text:p>
          </table:table-cell>
          <table:table-cell table:style-name="ce35"/>
          <table:table-cell table:formula="oooc:=['5 _ Hawaiian'.N13]" office:value-type="float" office:value="0">
            <text:p>0</text:p>
          </table:table-cell>
          <table:table-cell table:style-name="ce35"/>
          <table:table-cell table:formula="oooc:=['5 _ Hawaiian'.N14]" office:value-type="float" office:value="0">
            <text:p>0</text:p>
          </table:table-cell>
          <table:table-cell table:style-name="ce35"/>
          <table:table-cell table:style-name="ce40" table:formula="oooc:=IF([.B62]&gt;0;1;0)+IF([.D62]&gt;0;1;0)+IF([.F62]&gt;0;1;0)+IF([.H62]&gt;0;1;0)+IF([.J62]&gt;0;1;0)+IF([.L62]&gt;0;1;0)+IF([.N62]&gt;0;1;0)+IF([.P62]&gt;0;1;0)+IF([.R62]&gt;0;1;0)+IF([.T62]&gt;0;1;0)+IF([.V62]&gt;0;1;0)+IF([.X62]&gt;0;1;0)" office:value-type="float" office:value="4">
            <text:p>4</text:p>
          </table:table-cell>
          <table:table-cell table:style-name="ce50" table:formula="oooc:=['5 _ Hawaiian'.N20]" office:value-type="float" office:value="35">
            <text:p>35</text:p>
          </table:table-cell>
          <table:table-cell table:style-name="ce3"/>
          <table:table-cell table:style-name="ce50" table:formula="oooc:=['5 _ Hawaiian'.N21]" office:value-type="float" office:value="48">
            <text:p>48</text:p>
          </table:table-cell>
          <table:table-cell table:style-name="ce3"/>
          <table:table-cell table:style-name="ce50" table:formula="oooc:=['5 _ Hawaiian'.N22]" office:value-type="float" office:value="30">
            <text:p>30</text:p>
          </table:table-cell>
          <table:table-cell table:style-name="ce3"/>
          <table:table-cell table:style-name="ce50" table:formula="oooc:=['5 _ Hawaiian'.N23]" office:value-type="float" office:value="45">
            <text:p>45</text:p>
          </table:table-cell>
          <table:table-cell table:style-name="ce3"/>
          <table:table-cell table:style-name="ce50" table:formula="oooc:=['5 _ Hawaiian'.N24]" office:value-type="float" office:value="32">
            <text:p>32</text:p>
          </table:table-cell>
          <table:table-cell table:style-name="ce3"/>
          <table:table-cell table:style-name="ce50" table:formula="oooc:=['5 _ Hawaiian'.N25]" office:value-type="float" office:value="0">
            <text:p>0</text:p>
          </table:table-cell>
          <table:table-cell table:style-name="ce3"/>
          <table:table-cell table:style-name="ce40" table:formula="oooc:=IF([.O62]&gt;0;1;0)+IF([.Q62]&gt;0;1;0)+IF([.S62]&gt;0;1;0)+IF([.U62]&gt;0;1;0)+IF([.W62]&gt;0;1;0)+IF([.Y62]&gt;0;1;0)+IF([.AA62]&gt;0;1;0)+IF([.AC62]&gt;0;1;0)+IF([.AE62]&gt;0;1;0)+IF([.AG62]&gt;0;1;0)+IF([.AI62]&gt;0;1;0)+IF([.AK62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5">
            <text:p>45</text:p>
          </table:table-cell>
          <table:table-cell table:formula="oooc:=['5 _ Hawaiian'.O3]" office:value-type="float" office:value="0">
            <text:p>0</text:p>
          </table:table-cell>
          <table:table-cell table:style-name="ce35"/>
          <table:table-cell table:formula="oooc:=['5 _ Hawaiian'.O4]" office:value-type="float" office:value="4">
            <text:p>4</text:p>
          </table:table-cell>
          <table:table-cell table:style-name="ce35"/>
          <table:table-cell table:formula="oooc:=['5 _ Hawaiian'.O5]" office:value-type="float" office:value="0">
            <text:p>0</text:p>
          </table:table-cell>
          <table:table-cell table:style-name="ce35"/>
          <table:table-cell table:formula="oooc:=['5 _ Hawaiian'.O6]" office:value-type="float" office:value="0">
            <text:p>0</text:p>
          </table:table-cell>
          <table:table-cell table:style-name="ce35"/>
          <table:table-cell table:formula="oooc:=['5 _ Hawaiian'.O7]" office:value-type="float" office:value="2">
            <text:p>2</text:p>
          </table:table-cell>
          <table:table-cell table:style-name="ce35"/>
          <table:table-cell table:formula="oooc:=['5 _ Hawaiian'.O8]" office:value-type="float" office:value="0">
            <text:p>0</text:p>
          </table:table-cell>
          <table:table-cell table:style-name="ce35"/>
          <table:table-cell table:formula="oooc:=['5 _ Hawaiian'.O9]" office:value-type="float" office:value="1">
            <text:p>1</text:p>
          </table:table-cell>
          <table:table-cell table:style-name="ce35"/>
          <table:table-cell table:formula="oooc:=['5 _ Hawaiian'.O10]" office:value-type="float" office:value="0">
            <text:p>0</text:p>
          </table:table-cell>
          <table:table-cell table:style-name="ce35"/>
          <table:table-cell table:formula="oooc:=['5 _ Hawaiian'.O11]" office:value-type="float" office:value="1">
            <text:p>1</text:p>
          </table:table-cell>
          <table:table-cell table:style-name="ce35"/>
          <table:table-cell table:formula="oooc:=['5 _ Hawaiian'.O12]" office:value-type="float" office:value="0">
            <text:p>0</text:p>
          </table:table-cell>
          <table:table-cell table:style-name="ce35"/>
          <table:table-cell table:formula="oooc:=['5 _ Hawaiian'.O13]" office:value-type="float" office:value="1">
            <text:p>1</text:p>
          </table:table-cell>
          <table:table-cell table:style-name="ce35"/>
          <table:table-cell table:formula="oooc:=['5 _ Hawaiian'.O14]" office:value-type="float" office:value="0">
            <text:p>0</text:p>
          </table:table-cell>
          <table:table-cell table:style-name="ce35"/>
          <table:table-cell table:style-name="ce40" table:formula="oooc:=IF([.B63]&gt;0;1;0)+IF([.D63]&gt;0;1;0)+IF([.F63]&gt;0;1;0)+IF([.H63]&gt;0;1;0)+IF([.J63]&gt;0;1;0)+IF([.L63]&gt;0;1;0)+IF([.N63]&gt;0;1;0)+IF([.P63]&gt;0;1;0)+IF([.R63]&gt;0;1;0)+IF([.T63]&gt;0;1;0)+IF([.V63]&gt;0;1;0)+IF([.X63]&gt;0;1;0)" office:value-type="float" office:value="5">
            <text:p>5</text:p>
          </table:table-cell>
          <table:table-cell table:style-name="ce50" table:formula="oooc:=['5 _ Hawaiian'.O20]" office:value-type="float" office:value="52">
            <text:p>52</text:p>
          </table:table-cell>
          <table:table-cell table:style-name="ce3"/>
          <table:table-cell table:style-name="ce50" table:formula="oooc:=['5 _ Hawaiian'.O21]" office:value-type="float" office:value="39">
            <text:p>39</text:p>
          </table:table-cell>
          <table:table-cell table:style-name="ce3"/>
          <table:table-cell table:style-name="ce50" table:formula="oooc:=['5 _ Hawaiian'.O22]" office:value-type="float" office:value="41">
            <text:p>41</text:p>
          </table:table-cell>
          <table:table-cell table:style-name="ce3"/>
          <table:table-cell table:style-name="ce50" table:formula="oooc:=['5 _ Hawaiian'.O23]" office:value-type="float" office:value="19">
            <text:p>19</text:p>
          </table:table-cell>
          <table:table-cell table:style-name="ce3"/>
          <table:table-cell table:style-name="ce50" table:formula="oooc:=['5 _ Hawaiian'.O24]" office:value-type="float" office:value="0">
            <text:p>0</text:p>
          </table:table-cell>
          <table:table-cell table:style-name="ce3"/>
          <table:table-cell table:style-name="ce50" table:formula="oooc:=['5 _ Hawaiian'.O25]" office:value-type="float" office:value="24">
            <text:p>24</text:p>
          </table:table-cell>
          <table:table-cell table:style-name="ce3"/>
          <table:table-cell table:style-name="ce40" table:formula="oooc:=IF([.O63]&gt;0;1;0)+IF([.Q63]&gt;0;1;0)+IF([.S63]&gt;0;1;0)+IF([.U63]&gt;0;1;0)+IF([.W63]&gt;0;1;0)+IF([.Y63]&gt;0;1;0)+IF([.AA63]&gt;0;1;0)+IF([.AC63]&gt;0;1;0)+IF([.AE63]&gt;0;1;0)+IF([.AG63]&gt;0;1;0)+IF([.AI63]&gt;0;1;0)+IF([.AK63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6">
            <text:p>46</text:p>
          </table:table-cell>
          <table:table-cell table:formula="oooc:=['5 _ Hawaiian'.P3]" office:value-type="float" office:value="0">
            <text:p>0</text:p>
          </table:table-cell>
          <table:table-cell table:style-name="ce35"/>
          <table:table-cell table:formula="oooc:=['5 _ Hawaiian'.P4]" office:value-type="float" office:value="0">
            <text:p>0</text:p>
          </table:table-cell>
          <table:table-cell table:style-name="ce35"/>
          <table:table-cell table:formula="oooc:=['5 _ Hawaiian'.P5]" office:value-type="float" office:value="0">
            <text:p>0</text:p>
          </table:table-cell>
          <table:table-cell table:style-name="ce35"/>
          <table:table-cell table:formula="oooc:=['5 _ Hawaiian'.P6]" office:value-type="float" office:value="3">
            <text:p>3</text:p>
          </table:table-cell>
          <table:table-cell table:style-name="ce35"/>
          <table:table-cell table:formula="oooc:=['5 _ Hawaiian'.P7]" office:value-type="float" office:value="1">
            <text:p>1</text:p>
          </table:table-cell>
          <table:table-cell table:style-name="ce35"/>
          <table:table-cell table:formula="oooc:=['5 _ Hawaiian'.P8]" office:value-type="float" office:value="2">
            <text:p>2</text:p>
          </table:table-cell>
          <table:table-cell table:style-name="ce35"/>
          <table:table-cell table:formula="oooc:=['5 _ Hawaiian'.P9]" office:value-type="float" office:value="1">
            <text:p>1</text:p>
          </table:table-cell>
          <table:table-cell table:style-name="ce35"/>
          <table:table-cell table:formula="oooc:=['5 _ Hawaiian'.P10]" office:value-type="float" office:value="0">
            <text:p>0</text:p>
          </table:table-cell>
          <table:table-cell table:style-name="ce35"/>
          <table:table-cell table:formula="oooc:=['5 _ Hawaiian'.P11]" office:value-type="float" office:value="0">
            <text:p>0</text:p>
          </table:table-cell>
          <table:table-cell table:style-name="ce35"/>
          <table:table-cell table:formula="oooc:=['5 _ Hawaiian'.P12]" office:value-type="float" office:value="1">
            <text:p>1</text:p>
          </table:table-cell>
          <table:table-cell table:style-name="ce35"/>
          <table:table-cell table:formula="oooc:=['5 _ Hawaiian'.P13]" office:value-type="float" office:value="0">
            <text:p>0</text:p>
          </table:table-cell>
          <table:table-cell table:style-name="ce35"/>
          <table:table-cell table:formula="oooc:=['5 _ Hawaiian'.P14]" office:value-type="float" office:value="1">
            <text:p>1</text:p>
          </table:table-cell>
          <table:table-cell table:style-name="ce35"/>
          <table:table-cell table:style-name="ce40" table:formula="oooc:=IF([.B64]&gt;0;1;0)+IF([.D64]&gt;0;1;0)+IF([.F64]&gt;0;1;0)+IF([.H64]&gt;0;1;0)+IF([.J64]&gt;0;1;0)+IF([.L64]&gt;0;1;0)+IF([.N64]&gt;0;1;0)+IF([.P64]&gt;0;1;0)+IF([.R64]&gt;0;1;0)+IF([.T64]&gt;0;1;0)+IF([.V64]&gt;0;1;0)+IF([.X64]&gt;0;1;0)" office:value-type="float" office:value="6">
            <text:p>6</text:p>
          </table:table-cell>
          <table:table-cell table:style-name="ce50" table:formula="oooc:=['5 _ Hawaiian'.P20]" office:value-type="float" office:value="30">
            <text:p>30</text:p>
          </table:table-cell>
          <table:table-cell table:style-name="ce3"/>
          <table:table-cell table:style-name="ce50" table:formula="oooc:=['5 _ Hawaiian'.P21]" office:value-type="float" office:value="24">
            <text:p>24</text:p>
          </table:table-cell>
          <table:table-cell table:style-name="ce3"/>
          <table:table-cell table:style-name="ce50" table:formula="oooc:=['5 _ Hawaiian'.P22]" office:value-type="float" office:value="17">
            <text:p>17</text:p>
          </table:table-cell>
          <table:table-cell table:style-name="ce3"/>
          <table:table-cell table:style-name="ce50" table:formula="oooc:=['5 _ Hawaiian'.P23]" office:value-type="float" office:value="31">
            <text:p>31</text:p>
          </table:table-cell>
          <table:table-cell table:style-name="ce3"/>
          <table:table-cell table:style-name="ce50" table:formula="oooc:=['5 _ Hawaiian'.P24]" office:value-type="float" office:value="56">
            <text:p>56</text:p>
          </table:table-cell>
          <table:table-cell table:style-name="ce3"/>
          <table:table-cell table:style-name="ce50" table:formula="oooc:=['5 _ Hawaiian'.P25]" office:value-type="float" office:value="23">
            <text:p>23</text:p>
          </table:table-cell>
          <table:table-cell table:style-name="ce3"/>
          <table:table-cell table:style-name="ce40" table:formula="oooc:=IF([.O64]&gt;0;1;0)+IF([.Q64]&gt;0;1;0)+IF([.S64]&gt;0;1;0)+IF([.U64]&gt;0;1;0)+IF([.W64]&gt;0;1;0)+IF([.Y64]&gt;0;1;0)+IF([.AA64]&gt;0;1;0)+IF([.AC64]&gt;0;1;0)+IF([.AE64]&gt;0;1;0)+IF([.AG64]&gt;0;1;0)+IF([.AI64]&gt;0;1;0)+IF([.AK64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47">
            <text:p>47</text:p>
          </table:table-cell>
          <table:table-cell table:formula="oooc:=['5 _ Hawaiian'.Q3]" office:value-type="float" office:value="0">
            <text:p>0</text:p>
          </table:table-cell>
          <table:table-cell table:style-name="ce35"/>
          <table:table-cell table:formula="oooc:=['5 _ Hawaiian'.Q4]" office:value-type="float" office:value="0">
            <text:p>0</text:p>
          </table:table-cell>
          <table:table-cell table:style-name="ce35"/>
          <table:table-cell table:formula="oooc:=['5 _ Hawaiian'.Q5]" office:value-type="float" office:value="2">
            <text:p>2</text:p>
          </table:table-cell>
          <table:table-cell table:style-name="ce35"/>
          <table:table-cell table:formula="oooc:=['5 _ Hawaiian'.Q6]" office:value-type="float" office:value="1">
            <text:p>1</text:p>
          </table:table-cell>
          <table:table-cell table:style-name="ce35"/>
          <table:table-cell table:formula="oooc:=['5 _ Hawaiian'.Q7]" office:value-type="float" office:value="0">
            <text:p>0</text:p>
          </table:table-cell>
          <table:table-cell table:style-name="ce35"/>
          <table:table-cell table:formula="oooc:=['5 _ Hawaiian'.Q8]" office:value-type="float" office:value="0">
            <text:p>0</text:p>
          </table:table-cell>
          <table:table-cell table:style-name="ce35"/>
          <table:table-cell table:formula="oooc:=['5 _ Hawaiian'.Q9]" office:value-type="float" office:value="0">
            <text:p>0</text:p>
          </table:table-cell>
          <table:table-cell table:style-name="ce35"/>
          <table:table-cell table:formula="oooc:=['5 _ Hawaiian'.Q10]" office:value-type="float" office:value="3">
            <text:p>3</text:p>
          </table:table-cell>
          <table:table-cell table:style-name="ce35"/>
          <table:table-cell table:formula="oooc:=['5 _ Hawaiian'.Q11]" office:value-type="float" office:value="0">
            <text:p>0</text:p>
          </table:table-cell>
          <table:table-cell table:style-name="ce35"/>
          <table:table-cell table:formula="oooc:=['5 _ Hawaiian'.Q12]" office:value-type="float" office:value="0">
            <text:p>0</text:p>
          </table:table-cell>
          <table:table-cell table:style-name="ce35"/>
          <table:table-cell table:formula="oooc:=['5 _ Hawaiian'.Q13]" office:value-type="float" office:value="1">
            <text:p>1</text:p>
          </table:table-cell>
          <table:table-cell table:style-name="ce35"/>
          <table:table-cell table:formula="oooc:=['5 _ Hawaiian'.Q14]" office:value-type="float" office:value="1">
            <text:p>1</text:p>
          </table:table-cell>
          <table:table-cell table:style-name="ce35"/>
          <table:table-cell table:style-name="ce40" table:formula="oooc:=IF([.B65]&gt;0;1;0)+IF([.D65]&gt;0;1;0)+IF([.F65]&gt;0;1;0)+IF([.H65]&gt;0;1;0)+IF([.J65]&gt;0;1;0)+IF([.L65]&gt;0;1;0)+IF([.N65]&gt;0;1;0)+IF([.P65]&gt;0;1;0)+IF([.R65]&gt;0;1;0)+IF([.T65]&gt;0;1;0)+IF([.V65]&gt;0;1;0)+IF([.X65]&gt;0;1;0)" office:value-type="float" office:value="5">
            <text:p>5</text:p>
          </table:table-cell>
          <table:table-cell table:style-name="ce50" table:formula="oooc:=['5 _ Hawaiian'.Q20]" office:value-type="float" office:value="0">
            <text:p>0</text:p>
          </table:table-cell>
          <table:table-cell table:style-name="ce3"/>
          <table:table-cell table:style-name="ce50" table:formula="oooc:=['5 _ Hawaiian'.Q21]" office:value-type="float" office:value="31">
            <text:p>31</text:p>
          </table:table-cell>
          <table:table-cell table:style-name="ce3"/>
          <table:table-cell table:style-name="ce50" table:formula="oooc:=['5 _ Hawaiian'.Q22]" office:value-type="float" office:value="33">
            <text:p>33</text:p>
          </table:table-cell>
          <table:table-cell table:style-name="ce3"/>
          <table:table-cell table:style-name="ce50" table:formula="oooc:=['5 _ Hawaiian'.Q23]" office:value-type="float" office:value="30">
            <text:p>30</text:p>
          </table:table-cell>
          <table:table-cell table:style-name="ce3"/>
          <table:table-cell table:style-name="ce50" table:formula="oooc:=['5 _ Hawaiian'.Q24]" office:value-type="float" office:value="41">
            <text:p>41</text:p>
          </table:table-cell>
          <table:table-cell table:style-name="ce3"/>
          <table:table-cell table:style-name="ce50" table:formula="oooc:=['5 _ Hawaiian'.Q25]" office:value-type="float" office:value="25">
            <text:p>25</text:p>
          </table:table-cell>
          <table:table-cell table:style-name="ce3"/>
          <table:table-cell table:style-name="ce40" table:formula="oooc:=IF([.O65]&gt;0;1;0)+IF([.Q65]&gt;0;1;0)+IF([.S65]&gt;0;1;0)+IF([.U65]&gt;0;1;0)+IF([.W65]&gt;0;1;0)+IF([.Y65]&gt;0;1;0)+IF([.AA65]&gt;0;1;0)+IF([.AC65]&gt;0;1;0)+IF([.AE65]&gt;0;1;0)+IF([.AG65]&gt;0;1;0)+IF([.AI65]&gt;0;1;0)+IF([.AK65]&gt;0;1;0)" office:value-type="float" office:value="5">
            <text:p>5</text:p>
          </table:table-cell>
          <table:table-cell table:number-columns-repeated="217"/>
        </table:table-row>
        <table:table-row table:style-name="ro5">
          <table:table-cell table:style-name="ce21" office:value-type="float" office:value="48">
            <text:p>48</text:p>
          </table:table-cell>
          <table:table-cell table:formula="oooc:=['5 _ Hawaiian'.R3]" office:value-type="float" office:value="3">
            <text:p>3</text:p>
          </table:table-cell>
          <table:table-cell table:style-name="ce35"/>
          <table:table-cell table:formula="oooc:=['5 _ Hawaiian'.R4]" office:value-type="float" office:value="1">
            <text:p>1</text:p>
          </table:table-cell>
          <table:table-cell table:style-name="ce35"/>
          <table:table-cell table:formula="oooc:=['5 _ Hawaiian'.R5]" office:value-type="float" office:value="0">
            <text:p>0</text:p>
          </table:table-cell>
          <table:table-cell table:style-name="ce35"/>
          <table:table-cell table:formula="oooc:=['5 _ Hawaiian'.R6]" office:value-type="float" office:value="0">
            <text:p>0</text:p>
          </table:table-cell>
          <table:table-cell table:style-name="ce35"/>
          <table:table-cell table:formula="oooc:=['5 _ Hawaiian'.R7]" office:value-type="float" office:value="0">
            <text:p>0</text:p>
          </table:table-cell>
          <table:table-cell table:style-name="ce35"/>
          <table:table-cell table:formula="oooc:=['5 _ Hawaiian'.R8]" office:value-type="float" office:value="0">
            <text:p>0</text:p>
          </table:table-cell>
          <table:table-cell table:style-name="ce35"/>
          <table:table-cell table:formula="oooc:=['5 _ Hawaiian'.R9]" office:value-type="float" office:value="0">
            <text:p>0</text:p>
          </table:table-cell>
          <table:table-cell table:style-name="ce35"/>
          <table:table-cell table:formula="oooc:=['5 _ Hawaiian'.R10]" office:value-type="float" office:value="1">
            <text:p>1</text:p>
          </table:table-cell>
          <table:table-cell table:style-name="ce35"/>
          <table:table-cell table:formula="oooc:=['5 _ Hawaiian'.R11]" office:value-type="float" office:value="1">
            <text:p>1</text:p>
          </table:table-cell>
          <table:table-cell table:style-name="ce35"/>
          <table:table-cell table:formula="oooc:=['5 _ Hawaiian'.R12]" office:value-type="float" office:value="0">
            <text:p>0</text:p>
          </table:table-cell>
          <table:table-cell table:style-name="ce35"/>
          <table:table-cell table:formula="oooc:=['5 _ Hawaiian'.R13]" office:value-type="float" office:value="2">
            <text:p>2</text:p>
          </table:table-cell>
          <table:table-cell table:style-name="ce35"/>
          <table:table-cell table:formula="oooc:=['5 _ Hawaiian'.R14]" office:value-type="float" office:value="1">
            <text:p>1</text:p>
          </table:table-cell>
          <table:table-cell table:style-name="ce35"/>
          <table:table-cell table:style-name="ce40" table:formula="oooc:=IF([.B66]&gt;0;1;0)+IF([.D66]&gt;0;1;0)+IF([.F66]&gt;0;1;0)+IF([.H66]&gt;0;1;0)+IF([.J66]&gt;0;1;0)+IF([.L66]&gt;0;1;0)+IF([.N66]&gt;0;1;0)+IF([.P66]&gt;0;1;0)+IF([.R66]&gt;0;1;0)+IF([.T66]&gt;0;1;0)+IF([.V66]&gt;0;1;0)+IF([.X66]&gt;0;1;0)" office:value-type="float" office:value="6">
            <text:p>6</text:p>
          </table:table-cell>
          <table:table-cell table:style-name="ce50" table:formula="oooc:=['5 _ Hawaiian'.R20]" office:value-type="float" office:value="35">
            <text:p>35</text:p>
          </table:table-cell>
          <table:table-cell table:style-name="ce3"/>
          <table:table-cell table:style-name="ce50" table:formula="oooc:=['5 _ Hawaiian'.R21]" office:value-type="float" office:value="54">
            <text:p>54</text:p>
          </table:table-cell>
          <table:table-cell table:style-name="ce3"/>
          <table:table-cell table:style-name="ce50" table:formula="oooc:=['5 _ Hawaiian'.R22]" office:value-type="float" office:value="33">
            <text:p>33</text:p>
          </table:table-cell>
          <table:table-cell table:style-name="ce3"/>
          <table:table-cell table:style-name="ce50" table:formula="oooc:=['5 _ Hawaiian'.R23]" office:value-type="float" office:value="24">
            <text:p>24</text:p>
          </table:table-cell>
          <table:table-cell table:style-name="ce3"/>
          <table:table-cell table:style-name="ce50" table:formula="oooc:=['5 _ Hawaiian'.R24]" office:value-type="float" office:value="16">
            <text:p>16</text:p>
          </table:table-cell>
          <table:table-cell table:style-name="ce3"/>
          <table:table-cell table:style-name="ce50" table:formula="oooc:=['5 _ Hawaiian'.R25]" office:value-type="float" office:value="23">
            <text:p>23</text:p>
          </table:table-cell>
          <table:table-cell table:style-name="ce3"/>
          <table:table-cell table:style-name="ce40" table:formula="oooc:=IF([.O66]&gt;0;1;0)+IF([.Q66]&gt;0;1;0)+IF([.S66]&gt;0;1;0)+IF([.U66]&gt;0;1;0)+IF([.W66]&gt;0;1;0)+IF([.Y66]&gt;0;1;0)+IF([.AA66]&gt;0;1;0)+IF([.AC66]&gt;0;1;0)+IF([.AE66]&gt;0;1;0)+IF([.AG66]&gt;0;1;0)+IF([.AI66]&gt;0;1;0)+IF([.AK66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49">
            <text:p>49</text:p>
          </table:table-cell>
          <table:table-cell table:formula="oooc:=['5 _ Hawaiian'.S3]" office:value-type="float" office:value="2">
            <text:p>2</text:p>
          </table:table-cell>
          <table:table-cell table:style-name="ce35"/>
          <table:table-cell table:formula="oooc:=['5 _ Hawaiian'.S4]" office:value-type="float" office:value="0">
            <text:p>0</text:p>
          </table:table-cell>
          <table:table-cell table:style-name="ce35"/>
          <table:table-cell table:formula="oooc:=['5 _ Hawaiian'.S5]" office:value-type="float" office:value="1">
            <text:p>1</text:p>
          </table:table-cell>
          <table:table-cell table:style-name="ce35"/>
          <table:table-cell table:formula="oooc:=['5 _ Hawaiian'.S6]" office:value-type="float" office:value="0">
            <text:p>0</text:p>
          </table:table-cell>
          <table:table-cell table:style-name="ce35"/>
          <table:table-cell table:formula="oooc:=['5 _ Hawaiian'.S7]" office:value-type="float" office:value="1">
            <text:p>1</text:p>
          </table:table-cell>
          <table:table-cell table:style-name="ce35"/>
          <table:table-cell table:formula="oooc:=['5 _ Hawaiian'.S8]" office:value-type="float" office:value="0">
            <text:p>0</text:p>
          </table:table-cell>
          <table:table-cell table:style-name="ce35"/>
          <table:table-cell table:formula="oooc:=['5 _ Hawaiian'.S9]" office:value-type="float" office:value="0">
            <text:p>0</text:p>
          </table:table-cell>
          <table:table-cell table:style-name="ce35"/>
          <table:table-cell table:formula="oooc:=['5 _ Hawaiian'.S10]" office:value-type="float" office:value="1">
            <text:p>1</text:p>
          </table:table-cell>
          <table:table-cell table:style-name="ce35"/>
          <table:table-cell table:formula="oooc:=['5 _ Hawaiian'.S11]" office:value-type="float" office:value="2">
            <text:p>2</text:p>
          </table:table-cell>
          <table:table-cell table:style-name="ce35"/>
          <table:table-cell table:formula="oooc:=['5 _ Hawaiian'.S12]" office:value-type="float" office:value="1">
            <text:p>1</text:p>
          </table:table-cell>
          <table:table-cell table:style-name="ce35"/>
          <table:table-cell table:formula="oooc:=['5 _ Hawaiian'.S13]" office:value-type="float" office:value="0">
            <text:p>0</text:p>
          </table:table-cell>
          <table:table-cell table:style-name="ce35"/>
          <table:table-cell table:formula="oooc:=['5 _ Hawaiian'.S14]" office:value-type="float" office:value="0">
            <text:p>0</text:p>
          </table:table-cell>
          <table:table-cell table:style-name="ce35"/>
          <table:table-cell table:style-name="ce40" table:formula="oooc:=IF([.B67]&gt;0;1;0)+IF([.D67]&gt;0;1;0)+IF([.F67]&gt;0;1;0)+IF([.H67]&gt;0;1;0)+IF([.J67]&gt;0;1;0)+IF([.L67]&gt;0;1;0)+IF([.N67]&gt;0;1;0)+IF([.P67]&gt;0;1;0)+IF([.R67]&gt;0;1;0)+IF([.T67]&gt;0;1;0)+IF([.V67]&gt;0;1;0)+IF([.X67]&gt;0;1;0)" office:value-type="float" office:value="6">
            <text:p>6</text:p>
          </table:table-cell>
          <table:table-cell table:style-name="ce50" table:formula="oooc:=['5 _ Hawaiian'.S20]" office:value-type="float" office:value="40">
            <text:p>40</text:p>
          </table:table-cell>
          <table:table-cell table:style-name="ce3"/>
          <table:table-cell table:style-name="ce50" table:formula="oooc:=['5 _ Hawaiian'.S21]" office:value-type="float" office:value="48">
            <text:p>48</text:p>
          </table:table-cell>
          <table:table-cell table:style-name="ce3"/>
          <table:table-cell table:style-name="ce50" table:formula="oooc:=['5 _ Hawaiian'.S22]" office:value-type="float" office:value="13">
            <text:p>13</text:p>
          </table:table-cell>
          <table:table-cell table:style-name="ce3"/>
          <table:table-cell table:style-name="ce50" table:formula="oooc:=['5 _ Hawaiian'.S23]" office:value-type="float" office:value="24">
            <text:p>24</text:p>
          </table:table-cell>
          <table:table-cell table:style-name="ce3"/>
          <table:table-cell table:style-name="ce50" table:formula="oooc:=['5 _ Hawaiian'.S24]" office:value-type="float" office:value="15">
            <text:p>15</text:p>
          </table:table-cell>
          <table:table-cell table:style-name="ce3"/>
          <table:table-cell table:style-name="ce50" table:formula="oooc:=['5 _ Hawaiian'.S25]" office:value-type="float" office:value="25">
            <text:p>25</text:p>
          </table:table-cell>
          <table:table-cell table:style-name="ce3"/>
          <table:table-cell table:style-name="ce40" table:formula="oooc:=IF([.O67]&gt;0;1;0)+IF([.Q67]&gt;0;1;0)+IF([.S67]&gt;0;1;0)+IF([.U67]&gt;0;1;0)+IF([.W67]&gt;0;1;0)+IF([.Y67]&gt;0;1;0)+IF([.AA67]&gt;0;1;0)+IF([.AC67]&gt;0;1;0)+IF([.AE67]&gt;0;1;0)+IF([.AG67]&gt;0;1;0)+IF([.AI67]&gt;0;1;0)+IF([.AK67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1" office:value-type="float" office:value="50">
            <text:p>50</text:p>
          </table:table-cell>
          <table:table-cell table:formula="oooc:=['5 _ Hawaiian'.T3]" office:value-type="float" office:value="0">
            <text:p>0</text:p>
          </table:table-cell>
          <table:table-cell table:style-name="ce35"/>
          <table:table-cell table:formula="oooc:=['5 _ Hawaiian'.T4]" office:value-type="float" office:value="1">
            <text:p>1</text:p>
          </table:table-cell>
          <table:table-cell table:style-name="ce35"/>
          <table:table-cell table:formula="oooc:=['5 _ Hawaiian'.T5]" office:value-type="float" office:value="0">
            <text:p>0</text:p>
          </table:table-cell>
          <table:table-cell table:style-name="ce35"/>
          <table:table-cell table:formula="oooc:=['5 _ Hawaiian'.T6]" office:value-type="float" office:value="2">
            <text:p>2</text:p>
          </table:table-cell>
          <table:table-cell table:style-name="ce35"/>
          <table:table-cell table:formula="oooc:=['5 _ Hawaiian'.T7]" office:value-type="float" office:value="0">
            <text:p>0</text:p>
          </table:table-cell>
          <table:table-cell table:style-name="ce35"/>
          <table:table-cell table:formula="oooc:=['5 _ Hawaiian'.T8]" office:value-type="float" office:value="2">
            <text:p>2</text:p>
          </table:table-cell>
          <table:table-cell table:style-name="ce35"/>
          <table:table-cell table:formula="oooc:=['5 _ Hawaiian'.T9]" office:value-type="float" office:value="0">
            <text:p>0</text:p>
          </table:table-cell>
          <table:table-cell table:style-name="ce35"/>
          <table:table-cell table:formula="oooc:=['5 _ Hawaiian'.T10]" office:value-type="float" office:value="1">
            <text:p>1</text:p>
          </table:table-cell>
          <table:table-cell table:style-name="ce35"/>
          <table:table-cell table:formula="oooc:=['5 _ Hawaiian'.T11]" office:value-type="float" office:value="1">
            <text:p>1</text:p>
          </table:table-cell>
          <table:table-cell table:style-name="ce35"/>
          <table:table-cell table:formula="oooc:=['5 _ Hawaiian'.T12]" office:value-type="float" office:value="0">
            <text:p>0</text:p>
          </table:table-cell>
          <table:table-cell table:style-name="ce35"/>
          <table:table-cell table:formula="oooc:=['5 _ Hawaiian'.T13]" office:value-type="float" office:value="1">
            <text:p>1</text:p>
          </table:table-cell>
          <table:table-cell table:style-name="ce35"/>
          <table:table-cell table:formula="oooc:=['5 _ Hawaiian'.T14]" office:value-type="float" office:value="2">
            <text:p>2</text:p>
          </table:table-cell>
          <table:table-cell table:style-name="ce35"/>
          <table:table-cell table:style-name="ce40" table:formula="oooc:=IF([.B68]&gt;0;1;0)+IF([.D68]&gt;0;1;0)+IF([.F68]&gt;0;1;0)+IF([.H68]&gt;0;1;0)+IF([.J68]&gt;0;1;0)+IF([.L68]&gt;0;1;0)+IF([.N68]&gt;0;1;0)+IF([.P68]&gt;0;1;0)+IF([.R68]&gt;0;1;0)+IF([.T68]&gt;0;1;0)+IF([.V68]&gt;0;1;0)+IF([.X68]&gt;0;1;0)" office:value-type="float" office:value="7">
            <text:p>7</text:p>
          </table:table-cell>
          <table:table-cell table:style-name="ce50" table:formula="oooc:=['5 _ Hawaiian'.T20]" office:value-type="float" office:value="30">
            <text:p>30</text:p>
          </table:table-cell>
          <table:table-cell table:style-name="ce3"/>
          <table:table-cell table:style-name="ce50" table:formula="oooc:=['5 _ Hawaiian'.T21]" office:value-type="float" office:value="31">
            <text:p>31</text:p>
          </table:table-cell>
          <table:table-cell table:style-name="ce3"/>
          <table:table-cell table:style-name="ce50" table:formula="oooc:=['5 _ Hawaiian'.T22]" office:value-type="float" office:value="31">
            <text:p>31</text:p>
          </table:table-cell>
          <table:table-cell table:style-name="ce3"/>
          <table:table-cell table:style-name="ce50" table:formula="oooc:=['5 _ Hawaiian'.T23]" office:value-type="float" office:value="30">
            <text:p>30</text:p>
          </table:table-cell>
          <table:table-cell table:style-name="ce3"/>
          <table:table-cell table:style-name="ce50" table:formula="oooc:=['5 _ Hawaiian'.T24]" office:value-type="float" office:value="56">
            <text:p>56</text:p>
          </table:table-cell>
          <table:table-cell table:style-name="ce3"/>
          <table:table-cell table:style-name="ce50" table:formula="oooc:=['5 _ Hawaiian'.T25]" office:value-type="float" office:value="34">
            <text:p>34</text:p>
          </table:table-cell>
          <table:table-cell table:style-name="ce3"/>
          <table:table-cell table:style-name="ce40" table:formula="oooc:=IF([.O68]&gt;0;1;0)+IF([.Q68]&gt;0;1;0)+IF([.S68]&gt;0;1;0)+IF([.U68]&gt;0;1;0)+IF([.W68]&gt;0;1;0)+IF([.Y68]&gt;0;1;0)+IF([.AA68]&gt;0;1;0)+IF([.AC68]&gt;0;1;0)+IF([.AE68]&gt;0;1;0)+IF([.AG68]&gt;0;1;0)+IF([.AI68]&gt;0;1;0)+IF([.AK68]&gt;0;1;0)" office:value-type="float" office:value="6">
            <text:p>6</text:p>
          </table:table-cell>
          <table:table-cell table:number-columns-repeated="217"/>
        </table:table-row>
        <table:table-row table:style-name="ro5">
          <table:table-cell table:style-name="ce22"/>
          <table:table-cell table:style-name="ce29" table:formula="oooc:=IF([.B59]&gt;0;1;0)+IF([.B60]&gt;0;1;0)+IF([.B61]&gt;0;1;0)+IF([.B62]&gt;0;1;0)+IF([.B63]&gt;0;1;0)+IF([.B64]&gt;0;1;0)+IF([.B65]&gt;0;1;0)+IF([.B66]&gt;0;1;0)+IF([.B67]&gt;0;1;0)+IF([.B68]&gt;0;1;0)" office:value-type="float" office:value="4">
            <text:p>4</text:p>
          </table:table-cell>
          <table:table-cell table:style-name="ce33"/>
          <table:table-cell table:style-name="ce29" table:formula="oooc:=IF([.D59]&gt;0;1;0)+IF([.D60]&gt;0;1;0)+IF([.D61]&gt;0;1;0)+IF([.D62]&gt;0;1;0)+IF([.D63]&gt;0;1;0)+IF([.D64]&gt;0;1;0)+IF([.D65]&gt;0;1;0)+IF([.D66]&gt;0;1;0)+IF([.D67]&gt;0;1;0)+IF([.D68]&gt;0;1;0)" office:value-type="float" office:value="4">
            <text:p>4</text:p>
          </table:table-cell>
          <table:table-cell table:style-name="ce33"/>
          <table:table-cell table:style-name="ce29" table:formula="oooc:=IF([.F59]&gt;0;1;0)+IF([.F60]&gt;0;1;0)+IF([.F61]&gt;0;1;0)+IF([.F62]&gt;0;1;0)+IF([.F63]&gt;0;1;0)+IF([.F64]&gt;0;1;0)+IF([.F65]&gt;0;1;0)+IF([.F66]&gt;0;1;0)+IF([.F67]&gt;0;1;0)+IF([.F68]&gt;0;1;0)" office:value-type="float" office:value="4">
            <text:p>4</text:p>
          </table:table-cell>
          <table:table-cell table:style-name="ce33"/>
          <table:table-cell table:style-name="ce29" table:formula="oooc:=IF([.H59]&gt;0;1;0)+IF([.H60]&gt;0;1;0)+IF([.H61]&gt;0;1;0)+IF([.H62]&gt;0;1;0)+IF([.H63]&gt;0;1;0)+IF([.H64]&gt;0;1;0)+IF([.H65]&gt;0;1;0)+IF([.H66]&gt;0;1;0)+IF([.H67]&gt;0;1;0)+IF([.H68]&gt;0;1;0)" office:value-type="float" office:value="4">
            <text:p>4</text:p>
          </table:table-cell>
          <table:table-cell table:style-name="ce33"/>
          <table:table-cell table:style-name="ce29" table:formula="oooc:=IF([.J59]&gt;0;1;0)+IF([.J60]&gt;0;1;0)+IF([.J61]&gt;0;1;0)+IF([.J62]&gt;0;1;0)+IF([.J63]&gt;0;1;0)+IF([.J64]&gt;0;1;0)+IF([.J65]&gt;0;1;0)+IF([.J66]&gt;0;1;0)+IF([.J67]&gt;0;1;0)+IF([.J68]&gt;0;1;0)" office:value-type="float" office:value="4">
            <text:p>4</text:p>
          </table:table-cell>
          <table:table-cell table:style-name="ce33"/>
          <table:table-cell table:style-name="ce29" table:formula="oooc:=IF([.L59]&gt;0;1;0)+IF([.L60]&gt;0;1;0)+IF([.L61]&gt;0;1;0)+IF([.L62]&gt;0;1;0)+IF([.L63]&gt;0;1;0)+IF([.L64]&gt;0;1;0)+IF([.L65]&gt;0;1;0)+IF([.L66]&gt;0;1;0)+IF([.L67]&gt;0;1;0)+IF([.L68]&gt;0;1;0)" office:value-type="float" office:value="4">
            <text:p>4</text:p>
          </table:table-cell>
          <table:table-cell table:style-name="ce33"/>
          <table:table-cell table:style-name="ce29" table:formula="oooc:=IF([.N59]&gt;0;1;0)+IF([.N60]&gt;0;1;0)+IF([.N61]&gt;0;1;0)+IF([.N62]&gt;0;1;0)+IF([.N63]&gt;0;1;0)+IF([.N64]&gt;0;1;0)+IF([.N65]&gt;0;1;0)+IF([.N66]&gt;0;1;0)+IF([.N67]&gt;0;1;0)+IF([.N68]&gt;0;1;0)" office:value-type="float" office:value="4">
            <text:p>4</text:p>
          </table:table-cell>
          <table:table-cell table:style-name="ce33"/>
          <table:table-cell table:style-name="ce29" table:formula="oooc:=IF([.P59]&gt;0;1;0)+IF([.P60]&gt;0;1;0)+IF([.P61]&gt;0;1;0)+IF([.P62]&gt;0;1;0)+IF([.P63]&gt;0;1;0)+IF([.P64]&gt;0;1;0)+IF([.P65]&gt;0;1;0)+IF([.P66]&gt;0;1;0)+IF([.P67]&gt;0;1;0)+IF([.P68]&gt;0;1;0)" office:value-type="float" office:value="4">
            <text:p>4</text:p>
          </table:table-cell>
          <table:table-cell table:style-name="ce33"/>
          <table:table-cell table:style-name="ce29" table:formula="oooc:=IF([.R59]&gt;0;1;0)+IF([.R60]&gt;0;1;0)+IF([.R61]&gt;0;1;0)+IF([.R62]&gt;0;1;0)+IF([.R63]&gt;0;1;0)+IF([.R64]&gt;0;1;0)+IF([.R65]&gt;0;1;0)+IF([.R66]&gt;0;1;0)+IF([.R67]&gt;0;1;0)+IF([.R68]&gt;0;1;0)" office:value-type="float" office:value="4">
            <text:p>4</text:p>
          </table:table-cell>
          <table:table-cell table:style-name="ce33"/>
          <table:table-cell table:style-name="ce29" table:formula="oooc:=IF([.T59]&gt;0;1;0)+IF([.T60]&gt;0;1;0)+IF([.T61]&gt;0;1;0)+IF([.T62]&gt;0;1;0)+IF([.T63]&gt;0;1;0)+IF([.T64]&gt;0;1;0)+IF([.T65]&gt;0;1;0)+IF([.T66]&gt;0;1;0)+IF([.T67]&gt;0;1;0)+IF([.T68]&gt;0;1;0)" office:value-type="float" office:value="4">
            <text:p>4</text:p>
          </table:table-cell>
          <table:table-cell table:style-name="ce33"/>
          <table:table-cell table:style-name="ce29" table:formula="oooc:=IF([.V59]&gt;0;1;0)+IF([.V60]&gt;0;1;0)+IF([.V61]&gt;0;1;0)+IF([.V62]&gt;0;1;0)+IF([.V63]&gt;0;1;0)+IF([.V64]&gt;0;1;0)+IF([.V65]&gt;0;1;0)+IF([.V66]&gt;0;1;0)+IF([.V67]&gt;0;1;0)+IF([.V68]&gt;0;1;0)" office:value-type="float" office:value="4">
            <text:p>4</text:p>
          </table:table-cell>
          <table:table-cell table:style-name="ce33"/>
          <table:table-cell table:style-name="ce29" table:formula="oooc:=IF([.X59]&gt;0;1;0)+IF([.X60]&gt;0;1;0)+IF([.X61]&gt;0;1;0)+IF([.X62]&gt;0;1;0)+IF([.X63]&gt;0;1;0)+IF([.X64]&gt;0;1;0)+IF([.X65]&gt;0;1;0)+IF([.X66]&gt;0;1;0)+IF([.X67]&gt;0;1;0)+IF([.X68]&gt;0;1;0)" office:value-type="float" office:value="4">
            <text:p>4</text:p>
          </table:table-cell>
          <table:table-cell table:style-name="ce33"/>
          <table:table-cell table:style-name="ce41"/>
          <table:table-cell table:style-name="ce51" table:formula="oooc:=IF([.AA59]&gt;0;1;0)+IF([.AA60]&gt;0;1;0)+IF([.AA61]&gt;0;1;0)+IF([.AA62]&gt;0;1;0)+IF([.AA63]&gt;0;1;0)+IF([.AA64]&gt;0;1;0)+IF([.AA65]&gt;0;1;0)+IF([.AA66]&gt;0;1;0)+IF([.AA67]&gt;0;1;0)+IF([.AA68]&gt;0;1;0)" office:value-type="float" office:value="8">
            <text:p>8</text:p>
          </table:table-cell>
          <table:table-cell table:style-name="ce52"/>
          <table:table-cell table:style-name="ce29" table:formula="oooc:=IF([.AC59]&gt;0;1;0)+IF([.AC60]&gt;0;1;0)+IF([.AC61]&gt;0;1;0)+IF([.AC62]&gt;0;1;0)+IF([.AC63]&gt;0;1;0)+IF([.AC64]&gt;0;1;0)+IF([.AC65]&gt;0;1;0)+IF([.AC66]&gt;0;1;0)+IF([.AC67]&gt;0;1;0)+IF([.AC68]&gt;0;1;0)" office:value-type="float" office:value="9">
            <text:p>9</text:p>
          </table:table-cell>
          <table:table-cell table:style-name="ce52"/>
          <table:table-cell table:style-name="ce29" table:formula="oooc:=IF([.AE59]&gt;0;1;0)+IF([.AE60]&gt;0;1;0)+IF([.AE61]&gt;0;1;0)+IF([.AE62]&gt;0;1;0)+IF([.AE63]&gt;0;1;0)+IF([.AE64]&gt;0;1;0)+IF([.AE65]&gt;0;1;0)+IF([.AE66]&gt;0;1;0)+IF([.AE67]&gt;0;1;0)+IF([.AE68]&gt;0;1;0)" office:value-type="float" office:value="9">
            <text:p>9</text:p>
          </table:table-cell>
          <table:table-cell table:style-name="ce52"/>
          <table:table-cell table:style-name="ce29" table:formula="oooc:=IF([.AG59]&gt;0;1;0)+IF([.AG60]&gt;0;1;0)+IF([.AG61]&gt;0;1;0)+IF([.AG62]&gt;0;1;0)+IF([.AG63]&gt;0;1;0)+IF([.AG64]&gt;0;1;0)+IF([.AG65]&gt;0;1;0)+IF([.AG66]&gt;0;1;0)+IF([.AG67]&gt;0;1;0)+IF([.AG68]&gt;0;1;0)" office:value-type="float" office:value="9">
            <text:p>9</text:p>
          </table:table-cell>
          <table:table-cell table:style-name="ce52"/>
          <table:table-cell table:style-name="ce29" table:formula="oooc:=IF([.AI59]&gt;0;1;0)+IF([.AI60]&gt;0;1;0)+IF([.AI61]&gt;0;1;0)+IF([.AI62]&gt;0;1;0)+IF([.AI63]&gt;0;1;0)+IF([.AI64]&gt;0;1;0)+IF([.AI65]&gt;0;1;0)+IF([.AI66]&gt;0;1;0)+IF([.AI67]&gt;0;1;0)+IF([.AI68]&gt;0;1;0)" office:value-type="float" office:value="8">
            <text:p>8</text:p>
          </table:table-cell>
          <table:table-cell table:style-name="ce52"/>
          <table:table-cell table:style-name="ce29" table:formula="oooc:=IF([.AK59]&gt;0;1;0)+IF([.AK60]&gt;0;1;0)+IF([.AK61]&gt;0;1;0)+IF([.AK62]&gt;0;1;0)+IF([.AK63]&gt;0;1;0)+IF([.AK64]&gt;0;1;0)+IF([.AK65]&gt;0;1;0)+IF([.AK66]&gt;0;1;0)+IF([.AK67]&gt;0;1;0)+IF([.AK68]&gt;0;1;0)" office:value-type="float" office:value="9">
            <text:p>9</text:p>
          </table:table-cell>
          <table:table-cell table:style-name="ce52"/>
          <table:table-cell/>
          <table:table-cell table:style-name="ce52" table:number-columns-repeated="217"/>
        </table:table-row>
        <table:table-row table:style-name="ro2">
          <table:table-cell table:style-name="ce24"/>
          <table:table-cell table:style-name="ce5" table:number-columns-repeated="24"/>
          <table:table-cell table:style-name="ce43"/>
          <table:table-cell table:style-name="ce47"/>
          <table:table-cell table:style-name="ce5" table:number-columns-repeated="11"/>
          <table:table-cell table:style-name="ce54"/>
          <table:table-cell table:style-name="ce5" table:number-columns-repeated="213"/>
          <table:table-cell table:number-columns-repeated="4"/>
        </table:table-row>
        <table:table-row table:style-name="ro2" table:number-rows-repeated="2">
          <table:table-cell table:style-name="ce3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6">
          <table:table-cell table:number-columns-repeated="256"/>
        </table:table-row>
        <table:table-row table:style-name="ro2" table:number-rows-repeated="6">
          <table:table-cell table:number-columns-repeated="256"/>
        </table:table-row>
        <table:table-row table:style-name="ro2">
          <table:table-cell table:style-name="ce3">
            <table:cell-range-source table:name="a" xlink:href="../Level%20Progress.ods" table:filter-name="calc8" table:last-column-spanned="1" table:last-row-spanned="1"/>
          </table:table-cell>
          <table:table-cell table:number-columns-repeated="255"/>
        </table:table-row>
        <table:table-row table:style-name="ro2" table:number-rows-repeated="3">
          <table:table-cell table:number-columns-repeated="256"/>
        </table:table-row>
        <table:table-row table:style-name="ro2" table:number-rows-repeated="203">
          <table:table-cell table:style-name="ce3"/>
          <table:table-cell table:number-columns-repeated="255"/>
        </table:table-row>
        <table:table-row table:style-name="ro2" table:number-rows-repeated="6524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1 _ American" table:style-name="ta1" table:print="false">
        <table:table-column table:style-name="co9" table:default-cell-style-name="ce60"/>
        <table:table-column table:style-name="co6" table:number-columns-repeated="6" table:default-cell-style-name="ce60"/>
        <table:table-column table:style-name="co6" table:default-cell-style-name="ce67"/>
        <table:table-column table:style-name="co3" table:default-cell-style-name="ce60"/>
        <table:table-column table:style-name="co9" table:default-cell-style-name="ce60"/>
        <table:table-column table:style-name="co6" table:number-columns-repeated="10" table:default-cell-style-name="ce60"/>
        <table:table-column table:style-name="co6" table:default-cell-style-name="ce67"/>
        <table:table-column table:style-name="co6" table:default-cell-style-name="ce60"/>
        <table:table-column table:style-name="co3" table:number-columns-repeated="234" table:default-cell-style-name="ce60"/>
        <table:table-row table:style-name="ro7">
          <table:table-cell table:style-name="ce56"/>
          <table:table-cell table:style-name="ce62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62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8">
          <table:table-cell table:style-name="ce57" office:value-type="string">
            <text:p>Название</text:p>
          </table:table-cell>
          <table:table-cell table:style-name="ce63" office:value-type="string">
            <text:p>meat</text:p>
          </table:table-cell>
          <table:table-cell table:style-name="ce63" office:value-type="string">
            <text:p>pasta</text:p>
          </table:table-cell>
          <table:table-cell table:style-name="ce63" office:value-type="string">
            <text:p>pumpkin</text:p>
          </table:table-cell>
          <table:table-cell table:style-name="ce63" office:value-type="string">
            <text:p>tomato</text:p>
          </table:table-cell>
          <table:table-cell table:style-name="ce63" office:value-type="string">
            <text:p>milk</text:p>
          </table:table-cell>
          <table:table-cell table:style-name="ce63" office:value-type="string">
            <text:p>pineapple</text:p>
          </table:table-cell>
          <table:table-cell table:style-name="ce68"/>
          <table:table-cell/>
          <table:table-cell table:style-name="ce72" office:value-type="string">
            <text:p>Название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2">
            <text:p>2</text:p>
          </table:table-cell>
          <table:table-cell table:style-name="ce72" office:value-type="float" office:value="3">
            <text:p>3</text:p>
          </table:table-cell>
          <table:table-cell table:style-name="ce72" office:value-type="float" office:value="4">
            <text:p>4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6">
            <text:p>6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8">
            <text:p>8</text:p>
          </table:table-cell>
          <table:table-cell table:style-name="ce72" office:value-type="float" office:value="9">
            <text:p>9</text:p>
          </table:table-cell>
          <table:table-cell table:style-name="ce72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58" office:value-type="string">
            <text:p>Squash with Tomato Sauce</text:p>
          </table:table-cell>
          <table:table-cell table:number-columns-repeated="2" table:style-name="ce64"/>
          <table:table-cell table:style-name="ce65" office:value-type="float" office:value="8">
            <text:p>8</text:p>
          </table:table-cell>
          <table:table-cell table:style-name="ce65" office:value-type="float" office:value="5">
            <text:p>5</text:p>
          </table:table-cell>
          <table:table-cell table:number-columns-repeated="2" table:style-name="ce65"/>
          <table:table-cell table:style-name="ce69" table:formula="oooc:=SUM([.B3:.G3])" office:value-type="float" office:value="13">
            <text:p>13</text:p>
          </table:table-cell>
          <table:table-cell/>
          <table:table-cell table:style-name="ce58" table:formula="oooc:=[.A3]" office:value-type="string" office:string-value="Squash with Tomato Sauce">
            <text:p>Squash with Tomato Sauce</text:p>
          </table:table-cell>
          <table:table-cell table:number-columns-repeated="6" table:style-name="ce76"/>
          <table:table-cell table:style-name="ce76" office:value-type="float" office:value="3">
            <text:p>3</text:p>
          </table:table-cell>
          <table:table-cell table:number-columns-repeated="2" table:style-name="ce76"/>
          <table:table-cell table:style-name="ce76" office:value-type="float" office:value="2">
            <text:p>2</text:p>
          </table:table-cell>
          <table:table-cell table:style-name="ce80" table:formula="oooc:=IF([.K3]&gt;0;1;0)+IF([.L3]&gt;0;1;0)+IF([.M3]&gt;0;1;0)+IF([.N3]&gt;0;1;0)+IF([.O3]&gt;0;1;0)+IF([.P3]&gt;0;1;0)+IF([.Q3]&gt;0;1;0)+IF([.R3]&gt;0;1;0)+IF([.S3]&gt;0;1;0)+IF([.T3]&gt;0;1;0)" office:value-type="float" office:value="2">
            <text:p>2</text:p>
          </table:table-cell>
          <table:table-cell table:formula="oooc:=SUM([.K3:.T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58" office:value-type="string">
            <text:p>Chicken Squash Stir-Fry</text:p>
          </table:table-cell>
          <table:table-cell table:style-name="ce64" office:value-type="float" office:value="5">
            <text:p>5</text:p>
          </table:table-cell>
          <table:table-cell table:style-name="ce65"/>
          <table:table-cell table:style-name="ce64" office:value-type="float" office:value="8">
            <text:p>8</text:p>
          </table:table-cell>
          <table:table-cell table:number-columns-repeated="3" table:style-name="ce65"/>
          <table:table-cell table:style-name="ce69" table:formula="oooc:=SUM([.B4:.G4])" office:value-type="float" office:value="13">
            <text:p>13</text:p>
          </table:table-cell>
          <table:table-cell/>
          <table:table-cell table:style-name="ce58" table:formula="oooc:=[.A4]" office:value-type="string" office:string-value="Chicken Squash Stir-Fry">
            <text:p>Chicken Squash Stir-Fry</text:p>
          </table:table-cell>
          <table:table-cell table:number-columns-repeated="4" table:style-name="ce76"/>
          <table:table-cell table:style-name="ce76" office:value-type="float" office:value="3">
            <text:p>3</text:p>
          </table:table-cell>
          <table:table-cell table:number-columns-repeated="2" table:style-name="ce76"/>
          <table:table-cell table:style-name="ce76" office:value-type="float" office:value="2">
            <text:p>2</text:p>
          </table:table-cell>
          <table:table-cell table:style-name="ce76" office:value-type="float" office:value="3">
            <text:p>3</text:p>
          </table:table-cell>
          <table:table-cell table:style-name="ce76" office:value-type="float" office:value="1">
            <text:p>1</text:p>
          </table:table-cell>
          <table:table-cell table:style-name="ce80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formula="oooc:=SUM([.K4:.T4])" office:value-type="float" office:value="9">
            <text:p>9</text:p>
          </table:table-cell>
          <table:table-cell table:style-name="ce59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Pasta with Tomato Sauce</text:p>
          </table:table-cell>
          <table:table-cell table:style-name="ce65"/>
          <table:table-cell table:style-name="ce64" office:value-type="float" office:value="7">
            <text:p>7</text:p>
          </table:table-cell>
          <table:table-cell table:style-name="ce65"/>
          <table:table-cell table:style-name="ce65" office:value-type="float" office:value="6">
            <text:p>6</text:p>
          </table:table-cell>
          <table:table-cell table:style-name="ce65"/>
          <table:table-cell table:style-name="ce64"/>
          <table:table-cell table:style-name="ce69" table:formula="oooc:=SUM([.B5:.G5])" office:value-type="float" office:value="13">
            <text:p>13</text:p>
          </table:table-cell>
          <table:table-cell/>
          <table:table-cell table:style-name="ce58" table:formula="oooc:=[.A5]" office:value-type="string" office:string-value="Pasta with Tomato Sauce">
            <text:p>Pasta with Tomato Sauce</text:p>
          </table:table-cell>
          <table:table-cell table:number-columns-repeated="5" table:style-name="ce76"/>
          <table:table-cell table:style-name="ce76" office:value-type="float" office:value="3">
            <text:p>3</text:p>
          </table:table-cell>
          <table:table-cell table:style-name="ce76" office:value-type="float" office:value="2">
            <text:p>2</text:p>
          </table:table-cell>
          <table:table-cell table:number-columns-repeated="2" table:style-name="ce76"/>
          <table:table-cell table:style-name="ce76" office:value-type="float" office:value="1">
            <text:p>1</text:p>
          </table:table-cell>
          <table:table-cell table:style-name="ce80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Pineapple Tomato Salad</text:p>
          </table:table-cell>
          <table:table-cell table:number-columns-repeated="3" table:style-name="ce65"/>
          <table:table-cell table:style-name="ce64" office:value-type="float" office:value="6">
            <text:p>6</text:p>
          </table:table-cell>
          <table:table-cell table:style-name="ce64"/>
          <table:table-cell table:style-name="ce65" office:value-type="float" office:value="7">
            <text:p>7</text:p>
          </table:table-cell>
          <table:table-cell table:style-name="ce69" table:formula="oooc:=SUM([.B6:.G6])" office:value-type="float" office:value="13">
            <text:p>13</text:p>
          </table:table-cell>
          <table:table-cell/>
          <table:table-cell table:style-name="ce58" table:formula="oooc:=[.A6]" office:value-type="string" office:string-value="Pineapple Tomato Salad">
            <text:p>Pineapple Tomato Salad</text:p>
          </table:table-cell>
          <table:table-cell table:style-name="ce76"/>
          <table:table-cell table:style-name="ce76" office:value-type="float" office:value="5">
            <text:p>5</text:p>
          </table:table-cell>
          <table:table-cell table:style-name="ce76" office:value-type="float" office:value="2">
            <text:p>2</text:p>
          </table:table-cell>
          <table:table-cell table:number-columns-repeated="2" table:style-name="ce76"/>
          <table:table-cell table:style-name="ce76" office:value-type="float" office:value="1">
            <text:p>1</text:p>
          </table:table-cell>
          <table:table-cell table:number-columns-repeated="4" table:style-name="ce76"/>
          <table:table-cell table:style-name="ce80" table:formula="oooc:=IF([.K6]&gt;0;1;0)+IF([.L6]&gt;0;1;0)+IF([.M6]&gt;0;1;0)+IF([.N6]&gt;0;1;0)+IF([.O6]&gt;0;1;0)+IF([.P6]&gt;0;1;0)+IF([.Q6]&gt;0;1;0)+IF([.R6]&gt;0;1;0)+IF([.S6]&gt;0;1;0)+IF([.T6]&gt;0;1;0)" office:value-type="float" office:value="3">
            <text:p>3</text:p>
          </table:table-cell>
          <table:table-cell table:formula="oooc:=SUM([.K6:.T6])" office:value-type="float" office:value="8">
            <text:p>8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aribbean Spice Chicken</text:p>
          </table:table-cell>
          <table:table-cell table:style-name="ce64" office:value-type="float" office:value="8">
            <text:p>8</text:p>
          </table:table-cell>
          <table:table-cell table:style-name="ce64"/>
          <table:table-cell table:number-columns-repeated="3" table:style-name="ce65"/>
          <table:table-cell table:style-name="ce64" office:value-type="float" office:value="5">
            <text:p>5</text:p>
          </table:table-cell>
          <table:table-cell table:style-name="ce69" table:formula="oooc:=SUM([.B7:.G7])" office:value-type="float" office:value="13">
            <text:p>13</text:p>
          </table:table-cell>
          <table:table-cell/>
          <table:table-cell table:style-name="ce58" table:formula="oooc:=[.A7]" office:value-type="string" office:string-value="Caribbean Spice Chicken">
            <text:p>Caribbean Spice Chicken</text:p>
          </table:table-cell>
          <table:table-cell table:number-columns-repeated="2" table:style-name="ce76"/>
          <table:table-cell table:style-name="ce76" office:value-type="float" office:value="3">
            <text:p>3</text:p>
          </table:table-cell>
          <table:table-cell table:number-columns-repeated="3" table:style-name="ce76" office:value-type="float" office:value="1">
            <text:p>1</text:p>
          </table:table-cell>
          <table:table-cell table:number-columns-repeated="2" table:style-name="ce76"/>
          <table:table-cell table:style-name="ce76" office:value-type="float" office:value="1">
            <text:p>1</text:p>
          </table:table-cell>
          <table:table-cell table:style-name="ce76"/>
          <table:table-cell table:style-name="ce80" table:formula="oooc:=IF([.K7]&gt;0;1;0)+IF([.L7]&gt;0;1;0)+IF([.M7]&gt;0;1;0)+IF([.N7]&gt;0;1;0)+IF([.O7]&gt;0;1;0)+IF([.P7]&gt;0;1;0)+IF([.Q7]&gt;0;1;0)+IF([.R7]&gt;0;1;0)+IF([.S7]&gt;0;1;0)+IF([.T7]&gt;0;1;0)" office:value-type="float" office:value="5">
            <text:p>5</text:p>
          </table:table-cell>
          <table:table-cell table:formula="oooc:=SUM([.K7:.T7])" office:value-type="float" office:value="7">
            <text:p>7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rispy Baked Chicken</text:p>
          </table:table-cell>
          <table:table-cell table:style-name="ce64" office:value-type="float" office:value="8">
            <text:p>8</text:p>
          </table:table-cell>
          <table:table-cell table:number-columns-repeated="3" table:style-name="ce65"/>
          <table:table-cell table:style-name="ce64" office:value-type="float" office:value="5">
            <text:p>5</text:p>
          </table:table-cell>
          <table:table-cell table:style-name="ce64"/>
          <table:table-cell table:style-name="ce69" table:formula="oooc:=SUM([.B8:.G8])" office:value-type="float" office:value="13">
            <text:p>13</text:p>
          </table:table-cell>
          <table:table-cell/>
          <table:table-cell table:style-name="ce58" table:formula="oooc:=[.A8]" office:value-type="string" office:string-value="Crispy Baked Chicken">
            <text:p>Crispy Baked Chicken</text:p>
          </table:table-cell>
          <table:table-cell table:number-columns-repeated="3" table:style-name="ce77"/>
          <table:table-cell table:style-name="ce77" office:value-type="float" office:value="2">
            <text:p>2</text:p>
          </table:table-cell>
          <table:table-cell table:style-name="ce77" office:value-type="float" office:value="1">
            <text:p>1</text:p>
          </table:table-cell>
          <table:table-cell table:number-columns-repeated="2" table:style-name="ce77"/>
          <table:table-cell table:number-columns-repeated="2" table:style-name="ce77" office:value-type="float" office:value="2">
            <text:p>2</text:p>
          </table:table-cell>
          <table:table-cell table:style-name="ce77" office:value-type="float" office:value="3">
            <text:p>3</text:p>
          </table:table-cell>
          <table:table-cell table:style-name="ce80" table:formula="oooc:=IF([.K8]&gt;0;1;0)+IF([.L8]&gt;0;1;0)+IF([.M8]&gt;0;1;0)+IF([.N8]&gt;0;1;0)+IF([.O8]&gt;0;1;0)+IF([.P8]&gt;0;1;0)+IF([.Q8]&gt;0;1;0)+IF([.R8]&gt;0;1;0)+IF([.S8]&gt;0;1;0)+IF([.T8]&gt;0;1;0)" office:value-type="float" office:value="5">
            <text:p>5</text:p>
          </table:table-cell>
          <table:table-cell table:formula="oooc:=SUM([.K8:.T8])" office:value-type="float" office:value="10">
            <text:p>10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Pineapple Lasagna</text:p>
          </table:table-cell>
          <table:table-cell table:style-name="ce65"/>
          <table:table-cell table:style-name="ce64" office:value-type="float" office:value="6">
            <text:p>6</text:p>
          </table:table-cell>
          <table:table-cell table:number-columns-repeated="2" table:style-name="ce64"/>
          <table:table-cell table:number-columns-repeated="2" table:style-name="ce65" office:value-type="float" office:value="6">
            <text:p>6</text:p>
          </table:table-cell>
          <table:table-cell table:style-name="ce69" table:formula="oooc:=SUM([.B9:.G9])" office:value-type="float" office:value="18">
            <text:p>18</text:p>
          </table:table-cell>
          <table:table-cell/>
          <table:table-cell table:style-name="ce58" table:formula="oooc:=[.A9]" office:value-type="string" office:string-value="Pineapple Lasagna">
            <text:p>Pineapple Lasagna</text:p>
          </table:table-cell>
          <table:table-cell table:number-columns-repeated="3" table:style-name="ce76"/>
          <table:table-cell table:style-name="ce76" office:value-type="float" office:value="2">
            <text:p>2</text:p>
          </table:table-cell>
          <table:table-cell table:number-columns-repeated="3" table:style-name="ce76"/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76"/>
          <table:table-cell table:style-name="ce80" table:formula="oooc:=IF([.K9]&gt;0;1;0)+IF([.L9]&gt;0;1;0)+IF([.M9]&gt;0;1;0)+IF([.N9]&gt;0;1;0)+IF([.O9]&gt;0;1;0)+IF([.P9]&gt;0;1;0)+IF([.Q9]&gt;0;1;0)+IF([.R9]&gt;0;1;0)+IF([.S9]&gt;0;1;0)+IF([.T9]&gt;0;1;0)" office:value-type="float" office:value="3">
            <text:p>3</text:p>
          </table:table-cell>
          <table:table-cell table:formula="oooc:=SUM([.K9:.T9])" office:value-type="float" office:value="5">
            <text:p>5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Hubbard Squash Soup Du Jour</text:p>
          </table:table-cell>
          <table:table-cell table:style-name="ce64" office:value-type="float" office:value="4">
            <text:p>4</text:p>
          </table:table-cell>
          <table:table-cell table:style-name="ce64"/>
          <table:table-cell table:style-name="ce64" office:value-type="float" office:value="8">
            <text:p>8</text:p>
          </table:table-cell>
          <table:table-cell table:style-name="ce64"/>
          <table:table-cell table:style-name="ce64" office:value-type="float" office:value="6">
            <text:p>6</text:p>
          </table:table-cell>
          <table:table-cell table:style-name="ce64"/>
          <table:table-cell table:style-name="ce69" table:formula="oooc:=SUM([.B10:.G10])" office:value-type="float" office:value="18">
            <text:p>18</text:p>
          </table:table-cell>
          <table:table-cell/>
          <table:table-cell table:style-name="ce58" table:formula="oooc:=[.A10]" office:value-type="string" office:string-value="Hubbard Squash Soup Du Jour">
            <text:p>Hubbard Squash Soup Du Jour</text:p>
          </table:table-cell>
          <table:table-cell table:number-columns-repeated="4" table:style-name="ce76"/>
          <table:table-cell table:style-name="ce76" office:value-type="float" office:value="5">
            <text:p>5</text:p>
          </table:table-cell>
          <table:table-cell table:style-name="ce76"/>
          <table:table-cell table:number-columns-repeated="3" table:style-name="ce76" office:value-type="float" office:value="1">
            <text:p>1</text:p>
          </table:table-cell>
          <table:table-cell table:style-name="ce76"/>
          <table:table-cell table:style-name="ce80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formula="oooc:=SUM([.K10:.T10])" office:value-type="float" office:value="8">
            <text:p>8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Grilled Meat</text:p>
          </table:table-cell>
          <table:table-cell table:style-name="ce64" office:value-type="float" office:value="8">
            <text:p>8</text:p>
          </table:table-cell>
          <table:table-cell table:style-name="ce64"/>
          <table:table-cell table:style-name="ce65"/>
          <table:table-cell table:style-name="ce64" office:value-type="float" office:value="5">
            <text:p>5</text:p>
          </table:table-cell>
          <table:table-cell table:style-name="ce64"/>
          <table:table-cell table:style-name="ce64" office:value-type="float" office:value="5">
            <text:p>5</text:p>
          </table:table-cell>
          <table:table-cell table:style-name="ce69" table:formula="oooc:=SUM([.B11:.G11])" office:value-type="float" office:value="18">
            <text:p>18</text:p>
          </table:table-cell>
          <table:table-cell/>
          <table:table-cell table:style-name="ce58" table:formula="oooc:=[.A11]" office:value-type="string" office:string-value="Grilled Meat">
            <text:p>Grilled Meat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number-columns-repeated="3" table:style-name="ce76"/>
          <table:table-cell table:style-name="ce76" office:value-type="float" office:value="3">
            <text:p>3</text:p>
          </table:table-cell>
          <table:table-cell table:number-columns-repeated="4" table:style-name="ce76"/>
          <table:table-cell table:style-name="ce80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6">
            <text:p>6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Spaghetti with Turkey Meat Sauce</text:p>
          </table:table-cell>
          <table:table-cell table:style-name="ce64" office:value-type="float" office:value="5">
            <text:p>5</text:p>
          </table:table-cell>
          <table:table-cell table:style-name="ce64" office:value-type="float" office:value="8">
            <text:p>8</text:p>
          </table:table-cell>
          <table:table-cell table:style-name="ce64"/>
          <table:table-cell table:style-name="ce64" office:value-type="float" office:value="5">
            <text:p>5</text:p>
          </table:table-cell>
          <table:table-cell table:number-columns-repeated="2" table:style-name="ce64"/>
          <table:table-cell table:style-name="ce69" table:formula="oooc:=SUM([.B12:.G12])" office:value-type="float" office:value="18">
            <text:p>18</text:p>
          </table:table-cell>
          <table:table-cell/>
          <table:table-cell table:style-name="ce58" table:formula="oooc:=[.A12]" office:value-type="string" office:string-value="Spaghetti with Turkey Meat Sauce">
            <text:p>Spaghetti with Turkey Meat Sauce</text:p>
          </table:table-cell>
          <table:table-cell table:number-columns-repeated="2" table:style-name="ce77"/>
          <table:table-cell table:style-name="ce77" office:value-type="float" office:value="3">
            <text:p>3</text:p>
          </table:table-cell>
          <table:table-cell table:number-columns-repeated="2" table:style-name="ce77"/>
          <table:table-cell table:style-name="ce77" office:value-type="float" office:value="3">
            <text:p>3</text:p>
          </table:table-cell>
          <table:table-cell table:style-name="ce77" office:value-type="float" office:value="1">
            <text:p>1</text:p>
          </table:table-cell>
          <table:table-cell table:number-columns-repeated="2" table:style-name="ce77"/>
          <table:table-cell table:style-name="ce77" office:value-type="float" office:value="2">
            <text:p>2</text:p>
          </table:table-cell>
          <table:table-cell table:style-name="ce80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formula="oooc:=SUM([.K12:.T12])" office:value-type="float" office:value="9">
            <text:p>9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icken Pasta Casseroule</text:p>
          </table:table-cell>
          <table:table-cell table:style-name="ce65" office:value-type="float" office:value="5">
            <text:p>5</text:p>
          </table:table-cell>
          <table:table-cell table:style-name="ce64" office:value-type="float" office:value="8">
            <text:p>8</text:p>
          </table:table-cell>
          <table:table-cell table:style-name="ce64" office:value-type="float" office:value="4">
            <text:p>4</text:p>
          </table:table-cell>
          <table:table-cell table:style-name="ce64" office:value-type="float" office:value="5">
            <text:p>5</text:p>
          </table:table-cell>
          <table:table-cell table:style-name="ce65"/>
          <table:table-cell table:style-name="ce64"/>
          <table:table-cell table:style-name="ce69" table:formula="oooc:=SUM([.B13:.G13])" office:value-type="float" office:value="22">
            <text:p>22</text:p>
          </table:table-cell>
          <table:table-cell/>
          <table:table-cell table:style-name="ce58" table:formula="oooc:=[.A13]" office:value-type="string" office:string-value="Chicken Pasta Casseroule">
            <text:p>Chicken Pasta Casseroule</text:p>
          </table:table-cell>
          <table:table-cell table:number-columns-repeated="6" table:style-name="ce76"/>
          <table:table-cell table:style-name="ce76" office:value-type="float" office:value="2">
            <text:p>2</text:p>
          </table:table-cell>
          <table:table-cell table:number-columns-repeated="2" table:style-name="ce76"/>
          <table:table-cell table:style-name="ce76" office:value-type="float" office:value="5">
            <text:p>5</text:p>
          </table:table-cell>
          <table:table-cell table:style-name="ce80" table:formula="oooc:=IF([.K13]&gt;0;1;0)+IF([.L13]&gt;0;1;0)+IF([.M13]&gt;0;1;0)+IF([.N13]&gt;0;1;0)+IF([.O13]&gt;0;1;0)+IF([.P13]&gt;0;1;0)+IF([.Q13]&gt;0;1;0)+IF([.R13]&gt;0;1;0)+IF([.S13]&gt;0;1;0)+IF([.T13]&gt;0;1;0)" office:value-type="float" office:value="2">
            <text:p>2</text:p>
          </table:table-cell>
          <table:table-cell table:formula="oooc:=SUM([.K13:.T13])" office:value-type="float" office:value="7">
            <text:p>7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icken Pineapple Pasta Pockets</text:p>
          </table:table-cell>
          <table:table-cell table:style-name="ce66" office:value-type="float" office:value="4">
            <text:p>4</text:p>
          </table:table-cell>
          <table:table-cell table:style-name="ce64" office:value-type="float" office:value="8">
            <text:p>8</text:p>
          </table:table-cell>
          <table:table-cell table:style-name="ce64"/>
          <table:table-cell table:style-name="ce66"/>
          <table:table-cell table:style-name="ce64" office:value-type="float" office:value="6">
            <text:p>6</text:p>
          </table:table-cell>
          <table:table-cell table:style-name="ce64" office:value-type="float" office:value="4">
            <text:p>4</text:p>
          </table:table-cell>
          <table:table-cell table:style-name="ce69" table:formula="oooc:=SUM([.B14:.G14])" office:value-type="float" office:value="22">
            <text:p>22</text:p>
          </table:table-cell>
          <table:table-cell/>
          <table:table-cell table:style-name="ce58" table:formula="oooc:=[.A14]" office:value-type="string" office:string-value="Chicken Pineapple Pasta Pockets">
            <text:p>Chicken Pineapple Pasta Pockets</text:p>
          </table:table-cell>
          <table:table-cell table:number-columns-repeated="7" table:style-name="ce77"/>
          <table:table-cell table:style-name="ce77" office:value-type="float" office:value="2">
            <text:p>2</text:p>
          </table:table-cell>
          <table:table-cell table:style-name="ce77" office:value-type="float" office:value="3">
            <text:p>3</text:p>
          </table:table-cell>
          <table:table-cell table:style-name="ce77"/>
          <table:table-cell table:style-name="ce80" table:formula="oooc:=IF([.K14]&gt;0;1;0)+IF([.L14]&gt;0;1;0)+IF([.M14]&gt;0;1;0)+IF([.N14]&gt;0;1;0)+IF([.O14]&gt;0;1;0)+IF([.P14]&gt;0;1;0)+IF([.Q14]&gt;0;1;0)+IF([.R14]&gt;0;1;0)+IF([.S14]&gt;0;1;0)+IF([.T14]&gt;0;1;0)" office:value-type="float" office:value="2">
            <text:p>2</text:p>
          </table:table-cell>
          <table:table-cell table:formula="oooc:=SUM([.K14:.T14])" office:value-type="float" office:value="5">
            <text:p>5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9"/>
          <table:table-cell table:style-name="ce59" table:formula="oooc:=SUM([.B3:.B14])" office:value-type="float" office:value="47">
            <text:p>47</text:p>
          </table:table-cell>
          <table:table-cell table:style-name="ce59" table:formula="oooc:=SUM([.C3:.C14])" office:value-type="float" office:value="37">
            <text:p>37</text:p>
          </table:table-cell>
          <table:table-cell table:style-name="ce59" table:formula="oooc:=SUM([.D3:.D14])" office:value-type="float" office:value="28">
            <text:p>28</text:p>
          </table:table-cell>
          <table:table-cell table:style-name="ce59" table:formula="oooc:=SUM([.E3:.E14])" office:value-type="float" office:value="32">
            <text:p>32</text:p>
          </table:table-cell>
          <table:table-cell table:style-name="ce59" table:formula="oooc:=SUM([.F3:.F14])" office:value-type="float" office:value="23">
            <text:p>23</text:p>
          </table:table-cell>
          <table:table-cell table:style-name="ce59" table:formula="oooc:=SUM([.G3:.G14])" office:value-type="float" office:value="27">
            <text:p>27</text:p>
          </table:table-cell>
          <table:table-cell table:style-name="ce70" table:formula="oooc:=SUM([.H3:.H14])/(12)" office:value-type="float" office:value="16.1666666666667">
            <text:p>16,17</text:p>
          </table:table-cell>
          <table:table-cell/>
          <table:table-cell table:style-name="ce73" office:value-type="string">
            <text:p>total recipes</text:p>
          </table:table-cell>
          <table:table-cell table:style-name="ce78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1">
            <text:p>1</text:p>
          </table:table-cell>
          <table:table-cell table:style-name="ce78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2">
            <text:p>2</text:p>
          </table:table-cell>
          <table:table-cell table:style-name="ce78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78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3">
            <text:p>3</text:p>
          </table:table-cell>
          <table:table-cell table:style-name="ce78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78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78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78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78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78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80"/>
          <table:table-cell table:number-columns-repeated="235"/>
        </table:table-row>
        <table:table-row table:style-name="ro9">
          <table:table-cell table:number-columns-repeated="9"/>
          <table:table-cell table:style-name="ce74" office:value-type="string">
            <text:p>average ingr in recipe</text:p>
          </table:table-cell>
          <table:table-cell table:formula="oooc:=(SUM([.K3:.K8])*2+SUM([.K9:.K12])*3+SUM([.K13:.K14])*4)/SUM([.K3:.K14])" office:value-type="float" office:value="3">
            <text:p>3</text:p>
          </table:table-cell>
          <table:table-cell table:formula="oooc:=(SUM([.L3:.L8])*2+SUM([.L9:.L12])*3+SUM([.L13:.L14])*4)/SUM([.L3:.L14])" office:value-type="float" office:value="2.28571428571429">
            <text:p>2,29</text:p>
          </table:table-cell>
          <table:table-cell table:formula="oooc:=(SUM([.M3:.M8])*2+SUM([.M9:.M12])*3+SUM([.M13:.M14])*4)/SUM([.M3:.M14])" office:value-type="float" office:value="2.375">
            <text:p>2,38</text:p>
          </table:table-cell>
          <table:table-cell table:formula="oooc:=(SUM([.N3:.N8])*2+SUM([.N9:.N12])*3+SUM([.N13:.N14])*4)/SUM([.N3:.N14])" office:value-type="float" office:value="2.4">
            <text:p>2,4</text:p>
          </table:table-cell>
          <table:table-cell table:formula="oooc:=(SUM([.O3:.O8])*2+SUM([.O9:.O12])*3+SUM([.O13:.O14])*4)/SUM([.O3:.O14])" office:value-type="float" office:value="2.5">
            <text:p>2,5</text:p>
          </table:table-cell>
          <table:table-cell table:formula="oooc:=(SUM([.P3:.P8])*2+SUM([.P9:.P12])*3+SUM([.P13:.P14])*4)/SUM([.P3:.P14])" office:value-type="float" office:value="2.54545454545455">
            <text:p>2,55</text:p>
          </table:table-cell>
          <table:table-cell table:formula="oooc:=(SUM([.Q3:.Q8])*2+SUM([.Q9:.Q12])*3+SUM([.Q13:.Q14])*4)/SUM([.Q3:.Q14])" office:value-type="float" office:value="2.66666666666667">
            <text:p>2,67</text:p>
          </table:table-cell>
          <table:table-cell table:formula="oooc:=(SUM([.R3:.R8])*2+SUM([.R9:.R12])*3+SUM([.R13:.R14])*4)/SUM([.R3:.R14])" office:value-type="float" office:value="2.75">
            <text:p>2,75</text:p>
          </table:table-cell>
          <table:table-cell table:formula="oooc:=(SUM([.S3:.S8])*2+SUM([.S9:.S12])*3+SUM([.S13:.S14])*4)/SUM([.S3:.S14])" office:value-type="float" office:value="2.75">
            <text:p>2,75</text:p>
          </table:table-cell>
          <table:table-cell table:formula="oooc:=(SUM([.T3:.T8])*2+SUM([.T9:.T12])*3+SUM([.T13:.T14])*4)/SUM([.T3:.T14])" office:value-type="float" office:value="2.85714285714286">
            <text:p>2,86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4" office:value-type="string">
            <text:p>targe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79" table:formula="oooc:=IF([.K17]=[.K15];1;0)" office:value-type="float" office:value="1">
            <text:p>1</text:p>
          </table:table-cell>
          <table:table-cell table:style-name="ce79" table:formula="oooc:=IF([.L17]=[.L15];1;0)" office:value-type="float" office:value="1">
            <text:p>1</text:p>
          </table:table-cell>
          <table:table-cell table:style-name="ce79" table:formula="oooc:=IF([.M17]=[.M15];1;0)" office:value-type="float" office:value="1">
            <text:p>1</text:p>
          </table:table-cell>
          <table:table-cell table:style-name="ce79" table:formula="oooc:=IF([.N17]=[.N15];1;0)" office:value-type="float" office:value="1">
            <text:p>1</text:p>
          </table:table-cell>
          <table:table-cell table:style-name="ce79" table:formula="oooc:=IF([.O17]=[.O15];1;0)" office:value-type="float" office:value="1">
            <text:p>1</text:p>
          </table:table-cell>
          <table:table-cell table:style-name="ce79" table:formula="oooc:=IF([.P17]=[.P15];1;0)" office:value-type="float" office:value="1">
            <text:p>1</text:p>
          </table:table-cell>
          <table:table-cell table:style-name="ce79" table:formula="oooc:=IF([.Q17]=[.Q15];1;0)" office:value-type="float" office:value="1">
            <text:p>1</text:p>
          </table:table-cell>
          <table:table-cell table:style-name="ce79" table:formula="oooc:=IF([.R17]=[.R15];1;0)" office:value-type="float" office:value="1">
            <text:p>1</text:p>
          </table:table-cell>
          <table:table-cell table:style-name="ce79" table:formula="oooc:=IF([.S17]=[.S15];1;0)" office:value-type="float" office:value="1">
            <text:p>1</text:p>
          </table:table-cell>
          <table:table-cell table:style-name="ce79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4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1">
            <text:p>1</text:p>
          </table:table-cell>
          <table:table-cell table:formula="oooc:=IF((SUM([.K3:.K3])=0)     AND     ([.L3]&gt;0);1;0)+IF((SUM([.K4:.K4])=0)     AND     ([.L4]&gt;0);1;0)+IF((SUM([.K5:.K5])=0)     AND     ([.L5]&gt;0);1;0)+IF((SUM([.K6:.K6])=0)     AND     ([.L6]&gt;0);1;0)+IF((SUM([.K7:.K7])=0)     AND     ([.L7]&gt;0);1;0)+IF((SUM([.K8:.K8])=0)     AND     ([.L8]&gt;0);1;0)+IF((SUM([.K9:.K9])=0)     AND     ([.L9]&gt;0);1;0)+IF((SUM([.K10:.K10])=0)     AND     ([.L10]&gt;0);1;0)+IF((SUM([.K11:.K11])=0)     AND     ([.L11]&gt;0);1;0)+IF((SUM([.K12:.K12])=0)     AND     ([.L12]&gt;0);1;0)+IF((SUM([.K13:.K13])=0)     AND     ([.L13]&gt;0);1;0)+IF((SUM([.K14:.K14])=0)     AND     ([.L14]&gt;0);1;0)" office:value-type="float" office:value="1">
            <text:p>1</text:p>
          </table:table-cell>
          <table:table-cell table:formula="oooc:=IF((SUM([.K3:.L3])=0)     AND     ([.M3]&gt;0);1;0)+IF((SUM([.K4:.L4])=0)     AND     ([.M4]&gt;0);1;0)+IF((SUM([.K5:.L5])=0)     AND     ([.M5]&gt;0);1;0)+IF((SUM([.K6:.L6])=0)     AND     ([.M6]&gt;0);1;0)+IF((SUM([.K7:.L7])=0)     AND     ([.M7]&gt;0);1;0)+IF((SUM([.K8:.L8])=0)     AND     ([.M8]&gt;0);1;0)+IF((SUM([.K9:.L9])=0)     AND     ([.M9]&gt;0);1;0)+IF((SUM([.K10:.L10])=0)     AND     ([.M10]&gt;0);1;0)+IF((SUM([.K11:.L11])=0)     AND     ([.M11]&gt;0);1;0)+IF((SUM([.K12:.L12])=0)     AND     ([.M12]&gt;0);1;0)+IF((SUM([.K13:.L13])=0)     AND     ([.M13]&gt;0);1;0)+IF((SUM([.K14:.L14])=0)     AND     ([.M14]&gt;0);1;0)" office:value-type="float" office:value="2">
            <text:p>2</text:p>
          </table:table-cell>
          <table:table-cell table:formula="oooc:=IF((SUM([.K3:.M3])=0)     AND     ([.N3]&gt;0);1;0)+IF((SUM([.K4:.M4])=0)     AND     ([.N4]&gt;0);1;0)+IF((SUM([.K5:.M5])=0)     AND     ([.N5]&gt;0);1;0)+IF((SUM([.K6:.M6])=0)     AND     ([.N6]&gt;0);1;0)+IF((SUM([.K7:.M7])=0)     AND     ([.N7]&gt;0);1;0)+IF((SUM([.K8:.M8])=0)     AND     ([.N8]&gt;0);1;0)+IF((SUM([.K9:.M9])=0)     AND     ([.N9]&gt;0);1;0)+IF((SUM([.K10:.M10])=0)     AND     ([.N10]&gt;0);1;0)+IF((SUM([.K11:.M11])=0)     AND     ([.N11]&gt;0);1;0)+IF((SUM([.K12:.M12])=0)     AND     ([.N12]&gt;0);1;0)+IF((SUM([.K13:.M13])=0)     AND     ([.N13]&gt;0);1;0)+IF((SUM([.K14:.M14])=0)     AND     ([.N14]&gt;0);1;0)" office:value-type="float" office:value="2">
            <text:p>2</text:p>
          </table:table-cell>
          <table:table-cell table:formula="oooc:=IF((SUM([.K3:.N3])=0)     AND     ([.O3]&gt;0);1;0)+IF((SUM([.K4:.N4])=0)     AND     ([.O4]&gt;0);1;0)+IF((SUM([.K5:.N5])=0)     AND     ([.O5]&gt;0);1;0)+IF((SUM([.K6:.N6])=0)     AND     ([.O6]&gt;0);1;0)+IF((SUM([.K7:.N7])=0)     AND     ([.O7]&gt;0);1;0)+IF((SUM([.K8:.N8])=0)     AND     ([.O8]&gt;0);1;0)+IF((SUM([.K9:.N9])=0)     AND     ([.O9]&gt;0);1;0)+IF((SUM([.K10:.N10])=0)     AND     ([.O10]&gt;0);1;0)+IF((SUM([.K11:.N11])=0)     AND     ([.O11]&gt;0);1;0)+IF((SUM([.K12:.N12])=0)     AND     ([.O12]&gt;0);1;0)+IF((SUM([.K13:.N13])=0)     AND     ([.O13]&gt;0);1;0)+IF((SUM([.K14:.N14])=0)     AND     ([.O14]&gt;0);1;0)" office:value-type="float" office:value="2">
            <text:p>2</text:p>
          </table:table-cell>
          <table:table-cell table:formula="oooc:=IF((SUM([.K3:.O3])=0)     AND     ([.P3]&gt;0);1;0)+IF((SUM([.K4:.O4])=0)     AND     ([.P4]&gt;0);1;0)+IF((SUM([.K5:.O5])=0)     AND     ([.P5]&gt;0);1;0)+IF((SUM([.K6:.O6])=0)     AND     ([.P6]&gt;0);1;0)+IF((SUM([.K7:.O7])=0)     AND     ([.P7]&gt;0);1;0)+IF((SUM([.K8:.O8])=0)     AND     ([.P8]&gt;0);1;0)+IF((SUM([.K9:.O9])=0)     AND     ([.P9]&gt;0);1;0)+IF((SUM([.K10:.O10])=0)     AND     ([.P10]&gt;0);1;0)+IF((SUM([.K11:.O11])=0)     AND     ([.P11]&gt;0);1;0)+IF((SUM([.K12:.O12])=0)     AND     ([.P12]&gt;0);1;0)+IF((SUM([.K13:.O13])=0)     AND     ([.P13]&gt;0);1;0)+IF((SUM([.K14:.O14])=0)     AND     ([.P14]&gt;0);1;0)" office:value-type="float" office:value="1">
            <text:p>1</text:p>
          </table:table-cell>
          <table:table-cell table:formula="oooc:=IF((SUM([.K3:.P3])=0)     AND     ([.Q3]&gt;0);1;0)+IF((SUM([.K4:.P4])=0)     AND     ([.Q4]&gt;0);1;0)+IF((SUM([.K5:.P5])=0)     AND     ([.Q5]&gt;0);1;0)+IF((SUM([.K6:.P6])=0)     AND     ([.Q6]&gt;0);1;0)+IF((SUM([.K7:.P7])=0)     AND     ([.Q7]&gt;0);1;0)+IF((SUM([.K8:.P8])=0)     AND     ([.Q8]&gt;0);1;0)+IF((SUM([.K9:.P9])=0)     AND     ([.Q9]&gt;0);1;0)+IF((SUM([.K10:.P10])=0)     AND     ([.Q10]&gt;0);1;0)+IF((SUM([.K11:.P11])=0)     AND     ([.Q11]&gt;0);1;0)+IF((SUM([.K12:.P12])=0)     AND     ([.Q12]&gt;0);1;0)+IF((SUM([.K13:.P13])=0)     AND     ([.Q13]&gt;0);1;0)+IF((SUM([.K14:.P14])=0)     AND     ([.Q14]&gt;0);1;0)" office:value-type="float" office:value="2">
            <text:p>2</text:p>
          </table:table-cell>
          <table:table-cell table:formula="oooc:=IF((SUM([.K3:.Q3])=0)     AND     ([.R3]&gt;0);1;0)+IF((SUM([.K4:.Q4])=0)     AND     ([.R4]&gt;0);1;0)+IF((SUM([.K5:.Q5])=0)     AND     ([.R5]&gt;0);1;0)+IF((SUM([.K6:.Q6])=0)     AND     ([.R6]&gt;0);1;0)+IF((SUM([.K7:.Q7])=0)     AND     ([.R7]&gt;0);1;0)+IF((SUM([.K8:.Q8])=0)     AND     ([.R8]&gt;0);1;0)+IF((SUM([.K9:.Q9])=0)     AND     ([.R9]&gt;0);1;0)+IF((SUM([.K10:.Q10])=0)     AND     ([.R10]&gt;0);1;0)+IF((SUM([.K11:.Q11])=0)     AND     ([.R11]&gt;0);1;0)+IF((SUM([.K12:.Q12])=0)     AND     ([.R12]&gt;0);1;0)+IF((SUM([.K13:.Q13])=0)     AND     ([.R13]&gt;0);1;0)+IF((SUM([.K14:.Q14])=0)     AND     ([.R14]&gt;0);1;0)" office:value-type="float" office:value="1">
            <text:p>1</text:p>
          </table:table-cell>
          <table:table-cell table:formula="oooc:=IF((SUM([.K3:.R3])=0)     AND     ([.S3]&gt;0);1;0)+IF((SUM([.K4:.R4])=0)     AND     ([.S4]&gt;0);1;0)+IF((SUM([.K5:.R5])=0)     AND     ([.S5]&gt;0);1;0)+IF((SUM([.K6:.R6])=0)     AND     ([.S6]&gt;0);1;0)+IF((SUM([.K7:.R7])=0)     AND     ([.S7]&gt;0);1;0)+IF((SUM([.K8:.R8])=0)     AND     ([.S8]&gt;0);1;0)+IF((SUM([.K9:.R9])=0)     AND     ([.S9]&gt;0);1;0)+IF((SUM([.K10:.R10])=0)     AND     ([.S10]&gt;0);1;0)+IF((SUM([.K11:.R11])=0)     AND     ([.S11]&gt;0);1;0)+IF((SUM([.K12:.R12])=0)     AND     ([.S12]&gt;0);1;0)+IF((SUM([.K13:.R13])=0)     AND     ([.S13]&gt;0);1;0)+IF((SUM([.K14:.R14])=0)     AND     ([.S14]&gt;0);1;0)" office:value-type="float" office:value="0">
            <text:p>0</text:p>
          </table:table-cell>
          <table:table-cell table:formula="oooc:=IF((SUM([.K3:.S3])=0)     AND     ([.T3]&gt;0);1;0)+IF((SUM([.K4:.S4])=0)     AND     ([.T4]&gt;0);1;0)+IF((SUM([.K5:.S5])=0)     AND     ([.T5]&gt;0);1;0)+IF((SUM([.K6:.S6])=0)     AND     ([.T6]&gt;0);1;0)+IF((SUM([.K7:.S7])=0)     AND     ([.T7]&gt;0);1;0)+IF((SUM([.K8:.S8])=0)     AND     ([.T8]&gt;0);1;0)+IF((SUM([.K9:.S9])=0)     AND     ([.T9]&gt;0);1;0)+IF((SUM([.K10:.S10])=0)     AND     ([.T10]&gt;0);1;0)+IF((SUM([.K11:.S11])=0)     AND     ([.T11]&gt;0);1;0)+IF((SUM([.K12:.S12])=0)     AND     ([.T12]&gt;0);1;0)+IF((SUM([.K13:.S13])=0)     AND     ([.T13]&gt;0);1;0)+IF((SUM([.K14:.S14])=0)     AND   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62" office:value-type="string" table:number-columns-spanned="7" table:number-rows-spanned="3">
            <text:p>Episode 1 – American</text:p>
          </table:table-cell>
          <table:covered-table-cell table:number-columns-repeated="6"/>
          <table:table-cell/>
          <table:table-cell table:style-name="ce75" office:value-type="string">
            <text:p>meat</text:p>
          </table:table-cell>
          <table:table-cell table:style-name="ce76" table:formula="oooc:=SUMPRODUCT([.B3:.B14];[.K3:.K14])" office:value-type="float" office:value="8">
            <text:p>8</text:p>
          </table:table-cell>
          <table:table-cell table:style-name="ce76" table:formula="oooc:=SUMPRODUCT([.B3:.B14];[.L3:.L14])" office:value-type="float" office:value="16">
            <text:p>16</text:p>
          </table:table-cell>
          <table:table-cell table:style-name="ce76" table:formula="oooc:=SUMPRODUCT([.B3:.B14];[.M3:.M14])" office:value-type="float" office:value="39">
            <text:p>39</text:p>
          </table:table-cell>
          <table:table-cell table:style-name="ce76" table:formula="oooc:=SUMPRODUCT([.B3:.B14];[.N3:.N14])" office:value-type="float" office:value="24">
            <text:p>24</text:p>
          </table:table-cell>
          <table:table-cell table:style-name="ce76" table:formula="oooc:=SUMPRODUCT([.B3:.B14];[.O3:.O14])" office:value-type="float" office:value="51">
            <text:p>51</text:p>
          </table:table-cell>
          <table:table-cell table:style-name="ce76" table:formula="oooc:=SUMPRODUCT([.B3:.B14];[.P3:.P14])" office:value-type="float" office:value="47">
            <text:p>47</text:p>
          </table:table-cell>
          <table:table-cell table:style-name="ce76" table:formula="oooc:=SUMPRODUCT([.B3:.B14];[.Q3:.Q14])" office:value-type="float" office:value="19">
            <text:p>19</text:p>
          </table:table-cell>
          <table:table-cell table:style-name="ce76" table:formula="oooc:=SUMPRODUCT([.B3:.B14];[.R3:.R14])" office:value-type="float" office:value="38">
            <text:p>38</text:p>
          </table:table-cell>
          <table:table-cell table:style-name="ce76" table:formula="oooc:=SUMPRODUCT([.B3:.B14];[.S3:.S14])" office:value-type="float" office:value="55">
            <text:p>55</text:p>
          </table:table-cell>
          <table:table-cell table:style-name="ce76" table:formula="oooc:=SUMPRODUCT([.B3:.B14];[.T3:.T14])" office:value-type="float" office:value="64">
            <text:p>64</text:p>
          </table:table-cell>
          <table:table-cell table:style-name="ce80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5" office:value-type="string">
            <text:p>pasta</text:p>
          </table:table-cell>
          <table:table-cell table:style-name="ce76" table:formula="oooc:=SUMPRODUCT([.C3:.C14];[.K3:.K14])" office:value-type="float" office:value="0">
            <text:p>0</text:p>
          </table:table-cell>
          <table:table-cell table:style-name="ce76" table:formula="oooc:=SUMPRODUCT([.C3:.C14];[.L3:.L14])" office:value-type="float" office:value="0">
            <text:p>0</text:p>
          </table:table-cell>
          <table:table-cell table:style-name="ce76" table:formula="oooc:=SUMPRODUCT([.C3:.C14];[.M3:.M14])" office:value-type="float" office:value="24">
            <text:p>24</text:p>
          </table:table-cell>
          <table:table-cell table:style-name="ce76" table:formula="oooc:=SUMPRODUCT([.C3:.C14];[.N3:.N14])" office:value-type="float" office:value="12">
            <text:p>12</text:p>
          </table:table-cell>
          <table:table-cell table:style-name="ce76" table:formula="oooc:=SUMPRODUCT([.C3:.C14];[.O3:.O14])" office:value-type="float" office:value="0">
            <text:p>0</text:p>
          </table:table-cell>
          <table:table-cell table:style-name="ce76" table:formula="oooc:=SUMPRODUCT([.C3:.C14];[.P3:.P14])" office:value-type="float" office:value="45">
            <text:p>45</text:p>
          </table:table-cell>
          <table:table-cell table:style-name="ce76" table:formula="oooc:=SUMPRODUCT([.C3:.C14];[.Q3:.Q14])" office:value-type="float" office:value="38">
            <text:p>38</text:p>
          </table:table-cell>
          <table:table-cell table:style-name="ce76" table:formula="oooc:=SUMPRODUCT([.C3:.C14];[.R3:.R14])" office:value-type="float" office:value="22">
            <text:p>22</text:p>
          </table:table-cell>
          <table:table-cell table:style-name="ce76" table:formula="oooc:=SUMPRODUCT([.C3:.C14];[.S3:.S14])" office:value-type="float" office:value="36">
            <text:p>36</text:p>
          </table:table-cell>
          <table:table-cell table:style-name="ce76" table:formula="oooc:=SUMPRODUCT([.C3:.C14];[.T3:.T14])" office:value-type="float" office:value="63">
            <text:p>63</text:p>
          </table:table-cell>
          <table:table-cell table:style-name="ce80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5" office:value-type="string">
            <text:p>pumpkin</text:p>
          </table:table-cell>
          <table:table-cell table:style-name="ce76" table:formula="oooc:=SUMPRODUCT([.D3:.D14];[.K3:.K14])" office:value-type="float" office:value="0">
            <text:p>0</text:p>
          </table:table-cell>
          <table:table-cell table:style-name="ce76" table:formula="oooc:=SUMPRODUCT([.D3:.D14];[.L3:.L14])" office:value-type="float" office:value="0">
            <text:p>0</text:p>
          </table:table-cell>
          <table:table-cell table:style-name="ce76" table:formula="oooc:=SUMPRODUCT([.D3:.D14];[.M3:.M14])" office:value-type="float" office:value="0">
            <text:p>0</text:p>
          </table:table-cell>
          <table:table-cell table:style-name="ce76" table:formula="oooc:=SUMPRODUCT([.D3:.D14];[.N3:.N14])" office:value-type="float" office:value="0">
            <text:p>0</text:p>
          </table:table-cell>
          <table:table-cell table:style-name="ce76" table:formula="oooc:=SUMPRODUCT([.D3:.D14];[.O3:.O14])" office:value-type="float" office:value="64">
            <text:p>64</text:p>
          </table:table-cell>
          <table:table-cell table:style-name="ce76" table:formula="oooc:=SUMPRODUCT([.D3:.D14];[.P3:.P14])" office:value-type="float" office:value="0">
            <text:p>0</text:p>
          </table:table-cell>
          <table:table-cell table:style-name="ce76" table:formula="oooc:=SUMPRODUCT([.D3:.D14];[.Q3:.Q14])" office:value-type="float" office:value="40">
            <text:p>40</text:p>
          </table:table-cell>
          <table:table-cell table:style-name="ce76" table:formula="oooc:=SUMPRODUCT([.D3:.D14];[.R3:.R14])" office:value-type="float" office:value="24">
            <text:p>24</text:p>
          </table:table-cell>
          <table:table-cell table:style-name="ce76" table:formula="oooc:=SUMPRODUCT([.D3:.D14];[.S3:.S14])" office:value-type="float" office:value="32">
            <text:p>32</text:p>
          </table:table-cell>
          <table:table-cell table:style-name="ce76" table:formula="oooc:=SUMPRODUCT([.D3:.D14];[.T3:.T14])" office:value-type="float" office:value="44">
            <text:p>44</text:p>
          </table:table-cell>
          <table:table-cell table:style-name="ce80" table:formula="oooc:=IF([.K22]&gt;0;1;0)+IF([.L22]&gt;0;1;0)+IF([.M22]&gt;0;1;0)+IF([.N22]&gt;0;1;0)+IF([.O22]&gt;0;1;0)+IF([.P22]&gt;0;1;0)+IF([.Q22]&gt;0;1;0)+IF([.R22]&gt;0;1;0)+IF([.S22]&gt;0;1;0)+IF([.T22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75" office:value-type="string">
            <text:p>tomato</text:p>
          </table:table-cell>
          <table:table-cell table:style-name="ce76" table:formula="oooc:=SUMPRODUCT([.E3:.E14];[.K3:.K14])" office:value-type="float" office:value="5">
            <text:p>5</text:p>
          </table:table-cell>
          <table:table-cell table:style-name="ce76" table:formula="oooc:=SUMPRODUCT([.E3:.E14];[.L3:.L14])" office:value-type="float" office:value="40">
            <text:p>40</text:p>
          </table:table-cell>
          <table:table-cell table:style-name="ce76" table:formula="oooc:=SUMPRODUCT([.E3:.E14];[.M3:.M14])" office:value-type="float" office:value="27">
            <text:p>27</text:p>
          </table:table-cell>
          <table:table-cell table:style-name="ce76" table:formula="oooc:=SUMPRODUCT([.E3:.E14];[.N3:.N14])" office:value-type="float" office:value="0">
            <text:p>0</text:p>
          </table:table-cell>
          <table:table-cell table:style-name="ce76" table:formula="oooc:=SUMPRODUCT([.E3:.E14];[.O3:.O14])" office:value-type="float" office:value="0">
            <text:p>0</text:p>
          </table:table-cell>
          <table:table-cell table:style-name="ce76" table:formula="oooc:=SUMPRODUCT([.E3:.E14];[.P3:.P14])" office:value-type="float" office:value="54">
            <text:p>54</text:p>
          </table:table-cell>
          <table:table-cell table:style-name="ce76" table:formula="oooc:=SUMPRODUCT([.E3:.E14];[.Q3:.Q14])" office:value-type="float" office:value="42">
            <text:p>42</text:p>
          </table:table-cell>
          <table:table-cell table:style-name="ce76" table:formula="oooc:=SUMPRODUCT([.E3:.E14];[.R3:.R14])" office:value-type="float" office:value="0">
            <text:p>0</text:p>
          </table:table-cell>
          <table:table-cell table:style-name="ce76" table:formula="oooc:=SUMPRODUCT([.E3:.E14];[.S3:.S14])" office:value-type="float" office:value="0">
            <text:p>0</text:p>
          </table:table-cell>
          <table:table-cell table:style-name="ce76" table:formula="oooc:=SUMPRODUCT([.E3:.E14];[.T3:.T14])" office:value-type="float" office:value="51">
            <text:p>51</text:p>
          </table:table-cell>
          <table:table-cell table:style-name="ce80" table:formula="oooc:=IF([.K23]&gt;0;1;0)+IF([.L23]&gt;0;1;0)+IF([.M23]&gt;0;1;0)+IF([.N23]&gt;0;1;0)+IF([.O23]&gt;0;1;0)+IF([.P23]&gt;0;1;0)+IF([.Q23]&gt;0;1;0)+IF([.R23]&gt;0;1;0)+IF([.S23]&gt;0;1;0)+IF([.T23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75" office:value-type="string">
            <text:p>milk</text:p>
          </table:table-cell>
          <table:table-cell table:style-name="ce76" table:formula="oooc:=SUMPRODUCT([.F3:.F14];[.K3:.K14])" office:value-type="float" office:value="0">
            <text:p>0</text:p>
          </table:table-cell>
          <table:table-cell table:style-name="ce76" table:formula="oooc:=SUMPRODUCT([.F3:.F14];[.L3:.L14])" office:value-type="float" office:value="0">
            <text:p>0</text:p>
          </table:table-cell>
          <table:table-cell table:style-name="ce76" table:formula="oooc:=SUMPRODUCT([.F3:.F14];[.M3:.M14])" office:value-type="float" office:value="0">
            <text:p>0</text:p>
          </table:table-cell>
          <table:table-cell table:style-name="ce76" table:formula="oooc:=SUMPRODUCT([.F3:.F14];[.N3:.N14])" office:value-type="float" office:value="22">
            <text:p>22</text:p>
          </table:table-cell>
          <table:table-cell table:style-name="ce76" table:formula="oooc:=SUMPRODUCT([.F3:.F14];[.O3:.O14])" office:value-type="float" office:value="35">
            <text:p>35</text:p>
          </table:table-cell>
          <table:table-cell table:style-name="ce76" table:formula="oooc:=SUMPRODUCT([.F3:.F14];[.P3:.P14])" office:value-type="float" office:value="0">
            <text:p>0</text:p>
          </table:table-cell>
          <table:table-cell table:style-name="ce76" table:formula="oooc:=SUMPRODUCT([.F3:.F14];[.Q3:.Q14])" office:value-type="float" office:value="6">
            <text:p>6</text:p>
          </table:table-cell>
          <table:table-cell table:style-name="ce76" table:formula="oooc:=SUMPRODUCT([.F3:.F14];[.R3:.R14])" office:value-type="float" office:value="34">
            <text:p>34</text:p>
          </table:table-cell>
          <table:table-cell table:style-name="ce76" table:formula="oooc:=SUMPRODUCT([.F3:.F14];[.S3:.S14])" office:value-type="float" office:value="46">
            <text:p>46</text:p>
          </table:table-cell>
          <table:table-cell table:style-name="ce76" table:formula="oooc:=SUMPRODUCT([.F3:.F14];[.T3:.T14])" office:value-type="float" office:value="15">
            <text:p>15</text:p>
          </table:table-cell>
          <table:table-cell table:style-name="ce80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75" office:value-type="string">
            <text:p>pineapple</text:p>
          </table:table-cell>
          <table:table-cell table:style-name="ce76" table:formula="oooc:=SUMPRODUCT([.G3:.G14];[.K3:.K14])" office:value-type="float" office:value="5">
            <text:p>5</text:p>
          </table:table-cell>
          <table:table-cell table:style-name="ce76" table:formula="oooc:=SUMPRODUCT([.G3:.G14];[.L3:.L14])" office:value-type="float" office:value="45">
            <text:p>45</text:p>
          </table:table-cell>
          <table:table-cell table:style-name="ce76" table:formula="oooc:=SUMPRODUCT([.G3:.G14];[.M3:.M14])" office:value-type="float" office:value="29">
            <text:p>29</text:p>
          </table:table-cell>
          <table:table-cell table:style-name="ce76" table:formula="oooc:=SUMPRODUCT([.G3:.G14];[.N3:.N14])" office:value-type="float" office:value="17">
            <text:p>17</text:p>
          </table:table-cell>
          <table:table-cell table:style-name="ce76" table:formula="oooc:=SUMPRODUCT([.G3:.G14];[.O3:.O14])" office:value-type="float" office:value="5">
            <text:p>5</text:p>
          </table:table-cell>
          <table:table-cell table:style-name="ce76" table:formula="oooc:=SUMPRODUCT([.G3:.G14];[.P3:.P14])" office:value-type="float" office:value="27">
            <text:p>27</text:p>
          </table:table-cell>
          <table:table-cell table:style-name="ce76" table:formula="oooc:=SUMPRODUCT([.G3:.G14];[.Q3:.Q14])" office:value-type="float" office:value="0">
            <text:p>0</text:p>
          </table:table-cell>
          <table:table-cell table:style-name="ce76" table:formula="oooc:=SUMPRODUCT([.G3:.G14];[.R3:.R14])" office:value-type="float" office:value="14">
            <text:p>14</text:p>
          </table:table-cell>
          <table:table-cell table:style-name="ce76" table:formula="oooc:=SUMPRODUCT([.G3:.G14];[.S3:.S14])" office:value-type="float" office:value="29">
            <text:p>29</text:p>
          </table:table-cell>
          <table:table-cell table:style-name="ce76" table:formula="oooc:=SUMPRODUCT([.G3:.G14];[.T3:.T14])" office:value-type="float" office:value="0">
            <text:p>0</text:p>
          </table:table-cell>
          <table:table-cell table:style-name="ce80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number-columns-repeated="10"/>
          <table:table-cell table:style-name="ce80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80" table:formula="oooc:=IF([.L20]&gt;0;1;0)+IF([.L21]&gt;0;1;0)+IF([.L22]&gt;0;1;0)+IF([.L23]&gt;0;1;0)+IF([.L24]&gt;0;1;0)+IF([.L25]&gt;0;1;0)" office:value-type="float" office:value="3">
            <text:p>3</text:p>
          </table:table-cell>
          <table:table-cell table:style-name="ce80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80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80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80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80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80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80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80" table:formula="oooc:=IF([.T20]&gt;0;1;0)+IF([.T21]&gt;0;1;0)+IF([.T22]&gt;0;1;0)+IF([.T23]&gt;0;1;0)+IF([.T24]&gt;0;1;0)+IF([.T25]&gt;0;1;0)" office:value-type="float" office:value="5">
            <text:p>5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4" office:value-type="string">
            <text:p>target</text:p>
          </table:table-cell>
          <table:table-cell table:number-columns-repeated="2" table:style-name="ce81" office:value-type="float" office:value="3">
            <text:p>3</text:p>
          </table:table-cell>
          <table:table-cell table:number-columns-repeated="4" table:style-name="ce81" office:value-type="float" office:value="4">
            <text:p>4</text:p>
          </table:table-cell>
          <table:table-cell table:number-columns-repeated="4" table:style-name="ce81" office:value-type="float" office:value="5">
            <text:p>5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79" table:formula="oooc:=IF([.K27]=[.K26];1;0)" office:value-type="float" office:value="1">
            <text:p>1</text:p>
          </table:table-cell>
          <table:table-cell table:style-name="ce79" table:formula="oooc:=IF([.L27]=[.L26];1;0)" office:value-type="float" office:value="1">
            <text:p>1</text:p>
          </table:table-cell>
          <table:table-cell table:style-name="ce79" table:formula="oooc:=IF([.M27]=[.M26];1;0)" office:value-type="float" office:value="1">
            <text:p>1</text:p>
          </table:table-cell>
          <table:table-cell table:style-name="ce79" table:formula="oooc:=IF([.N27]=[.N26];1;0)" office:value-type="float" office:value="1">
            <text:p>1</text:p>
          </table:table-cell>
          <table:table-cell table:style-name="ce79" table:formula="oooc:=IF([.O27]=[.O26];1;0)" office:value-type="float" office:value="1">
            <text:p>1</text:p>
          </table:table-cell>
          <table:table-cell table:style-name="ce79" table:formula="oooc:=IF([.P27]=[.P26];1;0)" office:value-type="float" office:value="1">
            <text:p>1</text:p>
          </table:table-cell>
          <table:table-cell table:style-name="ce79" table:formula="oooc:=IF([.Q27]=[.Q26];1;0)" office:value-type="float" office:value="1">
            <text:p>1</text:p>
          </table:table-cell>
          <table:table-cell table:style-name="ce79" table:formula="oooc:=IF([.R27]=[.R26];1;0)" office:value-type="float" office:value="1">
            <text:p>1</text:p>
          </table:table-cell>
          <table:table-cell table:style-name="ce79" table:formula="oooc:=IF([.S27]=[.S26];1;0)" office:value-type="float" office:value="1">
            <text:p>1</text:p>
          </table:table-cell>
          <table:table-cell table:style-name="ce79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number-columns-repeated="256"/>
        </table:table-row>
        <table:table-row table:style-name="ro2">
          <table:table-cell table:style-name="ce61" table:number-columns-repeated="7"/>
          <table:table-cell table:style-name="ce71"/>
          <table:table-cell table:style-name="ce61" table:number-columns-repeated="2"/>
          <table:table-cell table:style-name="ce6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Grilled Meat', ">
            <text:p>'Grilled Meat', </text:p>
          </table:table-cell>
          <table:table-cell table:style-name="ce83" table:formula="oooc:=IF((SUM([.K3:.K3])=0)   AND   ([.L3]&gt;0);&quot;'&quot;&amp;[.J3]&amp;&quot;', &quot;;&quot;&quot;)&amp;IF((SUM([.K4:.K4])=0)   AND   ([.L4]&gt;0);&quot;'&quot;&amp;[.J4]&amp;&quot;', &quot;;&quot;&quot;)&amp;IF((SUM([.K5:.K5])=0)   AND   ([.L5]&gt;0);&quot;'&quot;&amp;[.J5]&amp;&quot;', &quot;;&quot;&quot;)&amp;IF((SUM([.K6:.K6])=0)   AND   ([.L6]&gt;0);&quot;'&quot;&amp;[.J6]&amp;&quot;', &quot;;&quot;&quot;)&amp;IF((SUM([.K7:.K7])=0)   AND   ([.L7]&gt;0);&quot;'&quot;&amp;[.J7]&amp;&quot;', &quot;;&quot;&quot;)&amp;IF((SUM([.K8:.K8])=0)   AND   ([.L8]&gt;0);&quot;'&quot;&amp;[.J8]&amp;&quot;', &quot;;&quot;&quot;)&amp;IF((SUM([.K9:.K9])=0)   AND   ([.L9]&gt;0);&quot;'&quot;&amp;[.J9]&amp;&quot;', &quot;;&quot;&quot;)&amp;IF((SUM([.K10:.K10])=0)   AND   ([.L10]&gt;0);&quot;'&quot;&amp;[.J10]&amp;&quot;', &quot;;&quot;&quot;)&amp;IF((SUM([.K11:.K11])=0)   AND   ([.L11]&gt;0);&quot;'&quot;&amp;[.J11]&amp;&quot;', &quot;;&quot;&quot;)&amp;IF((SUM([.K12:.K12])=0)   AND   ([.L12]&gt;0);&quot;'&quot;&amp;[.J12]&amp;&quot;', &quot;;&quot;&quot;)&amp;IF((SUM([.K13:.K13])=0)   AND   ([.L13]&gt;0);&quot;'&quot;&amp;[.J13]&amp;&quot;', &quot;;&quot;&quot;)&amp;IF((SUM([.K14:.K14])=0)   AND   ([.L14]&gt;0);&quot;'&quot;&amp;[.J14]&amp;&quot;', &quot;;&quot;&quot;)" office:value-type="string" office:string-value="'Pineapple Tomato Salad', ">
            <text:p>'Pineapple Tomato Salad', </text:p>
          </table:table-cell>
          <table:table-cell table:style-name="ce61" table:formula="oooc:=IF((SUM([.K3:.L3])=0)   AND   ([.M3]&gt;0);&quot;'&quot;&amp;[.J3]&amp;&quot;', &quot;;&quot;&quot;)&amp;IF((SUM([.K4:.L4])=0)   AND   ([.M4]&gt;0);&quot;'&quot;&amp;[.J4]&amp;&quot;', &quot;;&quot;&quot;)&amp;IF((SUM([.K5:.L5])=0)   AND   ([.M5]&gt;0);&quot;'&quot;&amp;[.J5]&amp;&quot;', &quot;;&quot;&quot;)&amp;IF((SUM([.K6:.L6])=0)   AND   ([.M6]&gt;0);&quot;'&quot;&amp;[.J6]&amp;&quot;', &quot;;&quot;&quot;)&amp;IF((SUM([.K7:.L7])=0)   AND   ([.M7]&gt;0);&quot;'&quot;&amp;[.J7]&amp;&quot;', &quot;;&quot;&quot;)&amp;IF((SUM([.K8:.L8])=0)   AND   ([.M8]&gt;0);&quot;'&quot;&amp;[.J8]&amp;&quot;', &quot;;&quot;&quot;)&amp;IF((SUM([.K9:.L9])=0)   AND   ([.M9]&gt;0);&quot;'&quot;&amp;[.J9]&amp;&quot;', &quot;;&quot;&quot;)&amp;IF((SUM([.K10:.L10])=0)   AND   ([.M10]&gt;0);&quot;'&quot;&amp;[.J10]&amp;&quot;', &quot;;&quot;&quot;)&amp;IF((SUM([.K11:.L11])=0)   AND   ([.M11]&gt;0);&quot;'&quot;&amp;[.J11]&amp;&quot;', &quot;;&quot;&quot;)&amp;IF((SUM([.K12:.L12])=0)   AND   ([.M12]&gt;0);&quot;'&quot;&amp;[.J12]&amp;&quot;', &quot;;&quot;&quot;)&amp;IF((SUM([.K13:.L13])=0)   AND   ([.M13]&gt;0);&quot;'&quot;&amp;[.J13]&amp;&quot;', &quot;;&quot;&quot;)&amp;IF((SUM([.K14:.L14])=0)   AND   ([.M14]&gt;0);&quot;'&quot;&amp;[.J14]&amp;&quot;', &quot;;&quot;&quot;)" office:value-type="string" office:string-value="'Caribbean Spice Chicken', 'Spaghetti with Turkey Meat Sauce', ">
            <text:p>'Caribbean Spice Chicken', 'Spaghetti with Turkey Meat Sauce', </text:p>
          </table:table-cell>
          <table:table-cell table:style-name="ce61" table:formula="oooc:=IF((SUM([.K3:.M3])=0)   AND   ([.N3]&gt;0);&quot;'&quot;&amp;[.J3]&amp;&quot;', &quot;;&quot;&quot;)&amp;IF((SUM([.K4:.M4])=0)   AND   ([.N4]&gt;0);&quot;'&quot;&amp;[.J4]&amp;&quot;', &quot;;&quot;&quot;)&amp;IF((SUM([.K5:.M5])=0)   AND   ([.N5]&gt;0);&quot;'&quot;&amp;[.J5]&amp;&quot;', &quot;;&quot;&quot;)&amp;IF((SUM([.K6:.M6])=0)   AND   ([.N6]&gt;0);&quot;'&quot;&amp;[.J6]&amp;&quot;', &quot;;&quot;&quot;)&amp;IF((SUM([.K7:.M7])=0)   AND   ([.N7]&gt;0);&quot;'&quot;&amp;[.J7]&amp;&quot;', &quot;;&quot;&quot;)&amp;IF((SUM([.K8:.M8])=0)   AND   ([.N8]&gt;0);&quot;'&quot;&amp;[.J8]&amp;&quot;', &quot;;&quot;&quot;)&amp;IF((SUM([.K9:.M9])=0)   AND   ([.N9]&gt;0);&quot;'&quot;&amp;[.J9]&amp;&quot;', &quot;;&quot;&quot;)&amp;IF((SUM([.K10:.M10])=0)   AND   ([.N10]&gt;0);&quot;'&quot;&amp;[.J10]&amp;&quot;', &quot;;&quot;&quot;)&amp;IF((SUM([.K11:.M11])=0)   AND   ([.N11]&gt;0);&quot;'&quot;&amp;[.J11]&amp;&quot;', &quot;;&quot;&quot;)&amp;IF((SUM([.K12:.M12])=0)   AND   ([.N12]&gt;0);&quot;'&quot;&amp;[.J12]&amp;&quot;', &quot;;&quot;&quot;)&amp;IF((SUM([.K13:.M13])=0)   AND   ([.N13]&gt;0);&quot;'&quot;&amp;[.J13]&amp;&quot;', &quot;;&quot;&quot;)&amp;IF((SUM([.K14:.M14])=0)   AND   ([.N14]&gt;0);&quot;'&quot;&amp;[.J14]&amp;&quot;', &quot;;&quot;&quot;)" office:value-type="string" office:string-value="'Crispy Baked Chicken', 'Pineapple Lasagna', ">
            <text:p>'Crispy Baked Chicken', 'Pineapple Lasagna', </text:p>
          </table:table-cell>
          <table:table-cell table:style-name="ce61" table:formula="oooc:=IF((SUM([.K3:.N3])=0)   AND   ([.O3]&gt;0);&quot;'&quot;&amp;[.J3]&amp;&quot;', &quot;;&quot;&quot;)&amp;IF((SUM([.K4:.N4])=0)   AND   ([.O4]&gt;0);&quot;'&quot;&amp;[.J4]&amp;&quot;', &quot;;&quot;&quot;)&amp;IF((SUM([.K5:.N5])=0)   AND   ([.O5]&gt;0);&quot;'&quot;&amp;[.J5]&amp;&quot;', &quot;;&quot;&quot;)&amp;IF((SUM([.K6:.N6])=0)   AND   ([.O6]&gt;0);&quot;'&quot;&amp;[.J6]&amp;&quot;', &quot;;&quot;&quot;)&amp;IF((SUM([.K7:.N7])=0)   AND   ([.O7]&gt;0);&quot;'&quot;&amp;[.J7]&amp;&quot;', &quot;;&quot;&quot;)&amp;IF((SUM([.K8:.N8])=0)   AND   ([.O8]&gt;0);&quot;'&quot;&amp;[.J8]&amp;&quot;', &quot;;&quot;&quot;)&amp;IF((SUM([.K9:.N9])=0)   AND   ([.O9]&gt;0);&quot;'&quot;&amp;[.J9]&amp;&quot;', &quot;;&quot;&quot;)&amp;IF((SUM([.K10:.N10])=0)   AND   ([.O10]&gt;0);&quot;'&quot;&amp;[.J10]&amp;&quot;', &quot;;&quot;&quot;)&amp;IF((SUM([.K11:.N11])=0)   AND   ([.O11]&gt;0);&quot;'&quot;&amp;[.J11]&amp;&quot;', &quot;;&quot;&quot;)&amp;IF((SUM([.K12:.N12])=0)   AND   ([.O12]&gt;0);&quot;'&quot;&amp;[.J12]&amp;&quot;', &quot;;&quot;&quot;)&amp;IF((SUM([.K13:.N13])=0)   AND   ([.O13]&gt;0);&quot;'&quot;&amp;[.J13]&amp;&quot;', &quot;;&quot;&quot;)&amp;IF((SUM([.K14:.N14])=0)   AND   ([.O14]&gt;0);&quot;'&quot;&amp;[.J14]&amp;&quot;', &quot;;&quot;&quot;)" office:value-type="string" office:string-value="'Chicken Squash Stir-Fry', 'Hubbard Squash Soup Du Jour', ">
            <text:p>'Chicken Squash Stir-Fry', 'Hubbard Squash Soup Du Jour', </text:p>
          </table:table-cell>
          <table:table-cell table:style-name="ce61" table:formula="oooc:=IF((SUM([.K3:.O3])=0)   AND   ([.P3]&gt;0);&quot;'&quot;&amp;[.J3]&amp;&quot;', &quot;;&quot;&quot;)&amp;IF((SUM([.K4:.O4])=0)   AND   ([.P4]&gt;0);&quot;'&quot;&amp;[.J4]&amp;&quot;', &quot;;&quot;&quot;)&amp;IF((SUM([.K5:.O5])=0)   AND   ([.P5]&gt;0);&quot;'&quot;&amp;[.J5]&amp;&quot;', &quot;;&quot;&quot;)&amp;IF((SUM([.K6:.O6])=0)   AND   ([.P6]&gt;0);&quot;'&quot;&amp;[.J6]&amp;&quot;', &quot;;&quot;&quot;)&amp;IF((SUM([.K7:.O7])=0)   AND   ([.P7]&gt;0);&quot;'&quot;&amp;[.J7]&amp;&quot;', &quot;;&quot;&quot;)&amp;IF((SUM([.K8:.O8])=0)   AND   ([.P8]&gt;0);&quot;'&quot;&amp;[.J8]&amp;&quot;', &quot;;&quot;&quot;)&amp;IF((SUM([.K9:.O9])=0)   AND   ([.P9]&gt;0);&quot;'&quot;&amp;[.J9]&amp;&quot;', &quot;;&quot;&quot;)&amp;IF((SUM([.K10:.O10])=0)   AND   ([.P10]&gt;0);&quot;'&quot;&amp;[.J10]&amp;&quot;', &quot;;&quot;&quot;)&amp;IF((SUM([.K11:.O11])=0)   AND   ([.P11]&gt;0);&quot;'&quot;&amp;[.J11]&amp;&quot;', &quot;;&quot;&quot;)&amp;IF((SUM([.K12:.O12])=0)   AND   ([.P12]&gt;0);&quot;'&quot;&amp;[.J12]&amp;&quot;', &quot;;&quot;&quot;)&amp;IF((SUM([.K13:.O13])=0)   AND   ([.P13]&gt;0);&quot;'&quot;&amp;[.J13]&amp;&quot;', &quot;;&quot;&quot;)&amp;IF((SUM([.K14:.O14])=0)   AND   ([.P14]&gt;0);&quot;'&quot;&amp;[.J14]&amp;&quot;', &quot;;&quot;&quot;)" office:value-type="string" office:string-value="'Pasta with Tomato Sauce', ">
            <text:p>'Pasta with Tomato Sauce', </text:p>
          </table:table-cell>
          <table:table-cell table:style-name="ce61" table:formula="oooc:=IF((SUM([.K3:.P3])=0)   AND   ([.Q3]&gt;0);&quot;'&quot;&amp;[.J3]&amp;&quot;', &quot;;&quot;&quot;)&amp;IF((SUM([.K4:.P4])=0)   AND   ([.Q4]&gt;0);&quot;'&quot;&amp;[.J4]&amp;&quot;', &quot;;&quot;&quot;)&amp;IF((SUM([.K5:.P5])=0)   AND   ([.Q5]&gt;0);&quot;'&quot;&amp;[.J5]&amp;&quot;', &quot;;&quot;&quot;)&amp;IF((SUM([.K6:.P6])=0)   AND   ([.Q6]&gt;0);&quot;'&quot;&amp;[.J6]&amp;&quot;', &quot;;&quot;&quot;)&amp;IF((SUM([.K7:.P7])=0)   AND   ([.Q7]&gt;0);&quot;'&quot;&amp;[.J7]&amp;&quot;', &quot;;&quot;&quot;)&amp;IF((SUM([.K8:.P8])=0)   AND   ([.Q8]&gt;0);&quot;'&quot;&amp;[.J8]&amp;&quot;', &quot;;&quot;&quot;)&amp;IF((SUM([.K9:.P9])=0)   AND   ([.Q9]&gt;0);&quot;'&quot;&amp;[.J9]&amp;&quot;', &quot;;&quot;&quot;)&amp;IF((SUM([.K10:.P10])=0)   AND   ([.Q10]&gt;0);&quot;'&quot;&amp;[.J10]&amp;&quot;', &quot;;&quot;&quot;)&amp;IF((SUM([.K11:.P11])=0)   AND   ([.Q11]&gt;0);&quot;'&quot;&amp;[.J11]&amp;&quot;', &quot;;&quot;&quot;)&amp;IF((SUM([.K12:.P12])=0)   AND   ([.Q12]&gt;0);&quot;'&quot;&amp;[.J12]&amp;&quot;', &quot;;&quot;&quot;)&amp;IF((SUM([.K13:.P13])=0)   AND   ([.Q13]&gt;0);&quot;'&quot;&amp;[.J13]&amp;&quot;', &quot;;&quot;&quot;)&amp;IF((SUM([.K14:.P14])=0)   AND   ([.Q14]&gt;0);&quot;'&quot;&amp;[.J14]&amp;&quot;', &quot;;&quot;&quot;)" office:value-type="string" office:string-value="'Squash with Tomato Sauce', 'Chicken Pasta Casseroule', ">
            <text:p>'Squash with Tomato Sauce', 'Chicken Pasta Casseroule', </text:p>
          </table:table-cell>
          <table:table-cell table:style-name="ce61" table:formula="oooc:=IF((SUM([.K3:.Q3])=0)   AND   ([.R3]&gt;0);&quot;'&quot;&amp;[.J3]&amp;&quot;', &quot;;&quot;&quot;)&amp;IF((SUM([.K4:.Q4])=0)   AND   ([.R4]&gt;0);&quot;'&quot;&amp;[.J4]&amp;&quot;', &quot;;&quot;&quot;)&amp;IF((SUM([.K5:.Q5])=0)   AND   ([.R5]&gt;0);&quot;'&quot;&amp;[.J5]&amp;&quot;', &quot;;&quot;&quot;)&amp;IF((SUM([.K6:.Q6])=0)   AND   ([.R6]&gt;0);&quot;'&quot;&amp;[.J6]&amp;&quot;', &quot;;&quot;&quot;)&amp;IF((SUM([.K7:.Q7])=0)   AND   ([.R7]&gt;0);&quot;'&quot;&amp;[.J7]&amp;&quot;', &quot;;&quot;&quot;)&amp;IF((SUM([.K8:.Q8])=0)   AND   ([.R8]&gt;0);&quot;'&quot;&amp;[.J8]&amp;&quot;', &quot;;&quot;&quot;)&amp;IF((SUM([.K9:.Q9])=0)   AND   ([.R9]&gt;0);&quot;'&quot;&amp;[.J9]&amp;&quot;', &quot;;&quot;&quot;)&amp;IF((SUM([.K10:.Q10])=0)   AND   ([.R10]&gt;0);&quot;'&quot;&amp;[.J10]&amp;&quot;', &quot;;&quot;&quot;)&amp;IF((SUM([.K11:.Q11])=0)   AND   ([.R11]&gt;0);&quot;'&quot;&amp;[.J11]&amp;&quot;', &quot;;&quot;&quot;)&amp;IF((SUM([.K12:.Q12])=0)   AND   ([.R12]&gt;0);&quot;'&quot;&amp;[.J12]&amp;&quot;', &quot;;&quot;&quot;)&amp;IF((SUM([.K13:.Q13])=0)   AND   ([.R13]&gt;0);&quot;'&quot;&amp;[.J13]&amp;&quot;', &quot;;&quot;&quot;)&amp;IF((SUM([.K14:.Q14])=0)   AND   ([.R14]&gt;0);&quot;'&quot;&amp;[.J14]&amp;&quot;', &quot;;&quot;&quot;)" office:value-type="string" office:string-value="'Chicken Pineapple Pasta Pockets', ">
            <text:p>'Chicken Pineapple Pasta Pockets', </text:p>
          </table:table-cell>
          <table:table-cell table:style-name="ce61" table:formula="oooc:=IF((SUM([.K3:.R3])=0)   AND   ([.S3]&gt;0);&quot;'&quot;&amp;[.J3]&amp;&quot;', &quot;;&quot;&quot;)&amp;IF((SUM([.K4:.R4])=0)   AND   ([.S4]&gt;0);&quot;'&quot;&amp;[.J4]&amp;&quot;', &quot;;&quot;&quot;)&amp;IF((SUM([.K5:.R5])=0)   AND   ([.S5]&gt;0);&quot;'&quot;&amp;[.J5]&amp;&quot;', &quot;;&quot;&quot;)&amp;IF((SUM([.K6:.R6])=0)   AND   ([.S6]&gt;0);&quot;'&quot;&amp;[.J6]&amp;&quot;', &quot;;&quot;&quot;)&amp;IF((SUM([.K7:.R7])=0)   AND   ([.S7]&gt;0);&quot;'&quot;&amp;[.J7]&amp;&quot;', &quot;;&quot;&quot;)&amp;IF((SUM([.K8:.R8])=0)   AND   ([.S8]&gt;0);&quot;'&quot;&amp;[.J8]&amp;&quot;', &quot;;&quot;&quot;)&amp;IF((SUM([.K9:.R9])=0)   AND   ([.S9]&gt;0);&quot;'&quot;&amp;[.J9]&amp;&quot;', &quot;;&quot;&quot;)&amp;IF((SUM([.K10:.R10])=0)   AND   ([.S10]&gt;0);&quot;'&quot;&amp;[.J10]&amp;&quot;', &quot;;&quot;&quot;)&amp;IF((SUM([.K11:.R11])=0)   AND   ([.S11]&gt;0);&quot;'&quot;&amp;[.J11]&amp;&quot;', &quot;;&quot;&quot;)&amp;IF((SUM([.K12:.R12])=0)   AND   ([.S12]&gt;0);&quot;'&quot;&amp;[.J12]&amp;&quot;', &quot;;&quot;&quot;)&amp;IF((SUM([.K13:.R13])=0)   AND   ([.S13]&gt;0);&quot;'&quot;&amp;[.J13]&amp;&quot;', &quot;;&quot;&quot;)&amp;IF((SUM([.K14:.R14])=0)   AND   ([.S14]&gt;0);&quot;'&quot;&amp;[.J14]&amp;&quot;', &quot;;&quot;&quot;)">
            <text:p/>
          </table:table-cell>
          <table:table-cell table:style-name="ce61" table:formula="oooc:=IF((SUM([.K3:.S3])=0)   AND   ([.T3]&gt;0);&quot;'&quot;&amp;[.J3]&amp;&quot;', &quot;;&quot;&quot;)&amp;IF((SUM([.K4:.S4])=0)   AND   ([.T4]&gt;0);&quot;'&quot;&amp;[.J4]&amp;&quot;', &quot;;&quot;&quot;)&amp;IF((SUM([.K5:.S5])=0)   AND   ([.T5]&gt;0);&quot;'&quot;&amp;[.J5]&amp;&quot;', &quot;;&quot;&quot;)&amp;IF((SUM([.K6:.S6])=0)   AND   ([.T6]&gt;0);&quot;'&quot;&amp;[.J6]&amp;&quot;', &quot;;&quot;&quot;)&amp;IF((SUM([.K7:.S7])=0)   AND   ([.T7]&gt;0);&quot;'&quot;&amp;[.J7]&amp;&quot;', &quot;;&quot;&quot;)&amp;IF((SUM([.K8:.S8])=0)   AND   ([.T8]&gt;0);&quot;'&quot;&amp;[.J8]&amp;&quot;', &quot;;&quot;&quot;)&amp;IF((SUM([.K9:.S9])=0)   AND   ([.T9]&gt;0);&quot;'&quot;&amp;[.J9]&amp;&quot;', &quot;;&quot;&quot;)&amp;IF((SUM([.K10:.S10])=0)   AND   ([.T10]&gt;0);&quot;'&quot;&amp;[.J10]&amp;&quot;', &quot;;&quot;&quot;)&amp;IF((SUM([.K11:.S11])=0)   AND   ([.T11]&gt;0);&quot;'&quot;&amp;[.J11]&amp;&quot;', &quot;;&quot;&quot;)&amp;IF((SUM([.K12:.S12])=0)   AND   ([.T12]&gt;0);&quot;'&quot;&amp;[.J12]&amp;&quot;', &quot;;&quot;&quot;)&amp;IF((SUM([.K13:.S13])=0)   AND   ([.T13]&gt;0);&quot;'&quot;&amp;[.J13]&amp;&quot;', &quot;;&quot;&quot;)&amp;IF((SUM([.K14:.S14])=0)   AND   ([.T14]&gt;0);&quot;'&quot;&amp;[.J14]&amp;&quot;', &quot;;&quot;&quot;)">
            <text:p/>
          </table:table-cell>
          <table:table-cell table:style-name="ce71"/>
          <table:table-cell table:style-name="ce61" table:number-columns-repeated="235"/>
        </table:table-row>
        <table:table-row table:style-name="ro2">
          <table:table-cell table:number-columns-repeated="256"/>
        </table:table-row>
        <table:table-row table:style-name="ro2" table:number-rows-repeated="5">
          <table:table-cell table:number-columns-repeated="10"/>
          <table:table-cell table:style-name="ce76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ce82" table:number-columns-repeated="10"/>
          <table:table-cell table:number-columns-repeated="236"/>
        </table:table-row>
        <table:table-row table:style-name="ro2" table:number-rows-repeated="3">
          <table:table-cell table:number-columns-repeated="10"/>
          <table:table-cell table:style-name="ce76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ce82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ce76" table:number-columns-repeated="10"/>
          <table:table-cell table:number-columns-repeated="236"/>
        </table:table-row>
        <table:table-row table:style-name="ro2">
          <table:table-cell table:number-columns-repeated="10"/>
          <table:table-cell table:style-name="ce82" table:number-columns-repeated="10"/>
          <table:table-cell table:number-columns-repeated="236"/>
        </table:table-row>
        <table:table-row table:style-name="ro2" table:number-rows-repeated="6549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2 _ Mexican" table:style-name="ta1" table:print="false">
        <table:table-column table:style-name="co9" table:default-cell-style-name="ce60"/>
        <table:table-column table:style-name="co6" table:number-columns-repeated="6" table:default-cell-style-name="ce60"/>
        <table:table-column table:style-name="co6" table:default-cell-style-name="ce67"/>
        <table:table-column table:style-name="co3" table:default-cell-style-name="ce60"/>
        <table:table-column table:style-name="co9" table:default-cell-style-name="ce60"/>
        <table:table-column table:style-name="co6" table:number-columns-repeated="10" table:default-cell-style-name="ce60"/>
        <table:table-column table:style-name="co6" table:default-cell-style-name="ce67"/>
        <table:table-column table:style-name="co6" table:default-cell-style-name="ce60"/>
        <table:table-column table:style-name="co3" table:number-columns-repeated="234" table:default-cell-style-name="ce60"/>
        <table:table-row table:style-name="ro10">
          <table:table-cell table:style-name="ce56"/>
          <table:table-cell table:style-name="ce62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62" office:value-type="string" table:number-columns-spanned="10" table:number-rows-spanned="1">
            <text:p>Уровни</text:p>
          </table:table-cell>
          <table:covered-table-cell table:number-columns-repeated="9"/>
          <table:table-cell table:number-columns-repeated="236"/>
        </table:table-row>
        <table:table-row table:style-name="ro11">
          <table:table-cell table:style-name="ce57" office:value-type="string">
            <text:p>Название</text:p>
          </table:table-cell>
          <table:table-cell table:style-name="ce63" office:value-type="string">
            <text:p>pork</text:p>
          </table:table-cell>
          <table:table-cell table:style-name="ce63" office:value-type="string">
            <text:p>chili-pepper</text:p>
          </table:table-cell>
          <table:table-cell table:style-name="ce63" office:value-type="string">
            <text:p>tomato</text:p>
          </table:table-cell>
          <table:table-cell table:style-name="ce63" office:value-type="string">
            <text:p>tortilla</text:p>
          </table:table-cell>
          <table:table-cell table:style-name="ce63" office:value-type="string">
            <text:p>avocado</text:p>
          </table:table-cell>
          <table:table-cell table:style-name="ce63" office:value-type="string">
            <text:p>cheese</text:p>
          </table:table-cell>
          <table:table-cell table:style-name="ce68"/>
          <table:table-cell/>
          <table:table-cell table:style-name="ce72" office:value-type="string">
            <text:p>Название</text:p>
          </table:table-cell>
          <table:table-cell table:style-name="ce72" office:value-type="float" office:value="1">
            <text:p>1</text:p>
          </table:table-cell>
          <table:table-cell table:style-name="ce72" office:value-type="float" office:value="2">
            <text:p>2</text:p>
          </table:table-cell>
          <table:table-cell table:style-name="ce72" office:value-type="float" office:value="3">
            <text:p>3</text:p>
          </table:table-cell>
          <table:table-cell table:style-name="ce72" office:value-type="float" office:value="4">
            <text:p>4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6">
            <text:p>6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8">
            <text:p>8</text:p>
          </table:table-cell>
          <table:table-cell table:style-name="ce72" office:value-type="float" office:value="9">
            <text:p>9</text:p>
          </table:table-cell>
          <table:table-cell table:style-name="ce72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75" office:value-type="string">
            <text:p>Tortilla Soup</text:p>
          </table:table-cell>
          <table:table-cell table:style-name="ce86" office:value-type="float" office:value="8">
            <text:p>8</text:p>
          </table:table-cell>
          <table:table-cell table:style-name="ce86"/>
          <table:table-cell table:style-name="ce87"/>
          <table:table-cell table:style-name="ce87" office:value-type="float" office:value="6">
            <text:p>6</text:p>
          </table:table-cell>
          <table:table-cell table:number-columns-repeated="2" table:style-name="ce87"/>
          <table:table-cell table:style-name="ce69" table:formula="oooc:=SUM([.B3:.G3])" office:value-type="float" office:value="14">
            <text:p>14</text:p>
          </table:table-cell>
          <table:table-cell/>
          <table:table-cell table:style-name="ce58" table:formula="oooc:=[.A3]" office:value-type="string" office:string-value="Tortilla Soup">
            <text:p>Tortilla Soup</text:p>
          </table:table-cell>
          <table:table-cell table:style-name="ce91" office:value-type="float" office:value="5">
            <text:p>5</text:p>
          </table:table-cell>
          <table:table-cell table:style-name="ce91" office:value-type="float" office:value="2">
            <text:p>2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1"/>
          <table:table-cell table:style-name="ce91" office:value-type="float" office:value="1">
            <text:p>1</text:p>
          </table:table-cell>
          <table:table-cell table:number-columns-repeated="3" table:style-name="ce91"/>
          <table:table-cell table:style-name="ce80" table:formula="oooc:=IF([.K3]&gt;0;1;0)+IF([.L3]&gt;0;1;0)+IF([.M3]&gt;0;1;0)+IF([.N3]&gt;0;1;0)+IF([.O3]&gt;0;1;0)+IF([.P3]&gt;0;1;0)+IF([.Q3]&gt;0;1;0)+IF([.R3]&gt;0;1;0)+IF([.S3]&gt;0;1;0)+IF([.T3]&gt;0;1;0)" office:value-type="float" office:value="4">
            <text:p>4</text:p>
          </table:table-cell>
          <table:table-cell table:formula="oooc:=SUM([.K3:.T3])" office:value-type="float" office:value="10">
            <text:p>10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Guacamole</text:p>
          </table:table-cell>
          <table:table-cell table:style-name="ce86"/>
          <table:table-cell table:style-name="ce87"/>
          <table:table-cell table:style-name="ce86" office:value-type="float" office:value="5">
            <text:p>5</text:p>
          </table:table-cell>
          <table:table-cell table:style-name="ce87"/>
          <table:table-cell table:style-name="ce87" office:value-type="float" office:value="9">
            <text:p>9</text:p>
          </table:table-cell>
          <table:table-cell table:style-name="ce87"/>
          <table:table-cell table:style-name="ce69" table:formula="oooc:=SUM([.B4:.G4])" office:value-type="float" office:value="14">
            <text:p>14</text:p>
          </table:table-cell>
          <table:table-cell/>
          <table:table-cell table:style-name="ce58" table:formula="oooc:=[.A4]" office:value-type="string" office:string-value="Guacamole">
            <text:p>Guacamole</text:p>
          </table:table-cell>
          <table:table-cell table:number-columns-repeated="3" table:style-name="ce91"/>
          <table:table-cell table:style-name="ce91" office:value-type="float" office:value="3">
            <text:p>3</text:p>
          </table:table-cell>
          <table:table-cell table:style-name="ce91" office:value-type="float" office:value="2">
            <text:p>2</text:p>
          </table:table-cell>
          <table:table-cell table:style-name="ce91" office:value-type="float" office:value="6">
            <text:p>6</text:p>
          </table:table-cell>
          <table:table-cell table:number-columns-repeated="2" table:style-name="ce91"/>
          <table:table-cell table:number-columns-repeated="2" table:style-name="ce91" office:value-type="float" office:value="1">
            <text:p>1</text:p>
          </table:table-cell>
          <table:table-cell table:style-name="ce80" table:formula="oooc:=IF([.K4]&gt;0;1;0)+IF([.L4]&gt;0;1;0)+IF([.M4]&gt;0;1;0)+IF([.N4]&gt;0;1;0)+IF([.O4]&gt;0;1;0)+IF([.P4]&gt;0;1;0)+IF([.Q4]&gt;0;1;0)+IF([.R4]&gt;0;1;0)+IF([.S4]&gt;0;1;0)+IF([.T4]&gt;0;1;0)" office:value-type="float" office:value="5">
            <text:p>5</text:p>
          </table:table-cell>
          <table:table-cell table:formula="oooc:=SUM([.K4:.T4])" office:value-type="float" office:value="13">
            <text:p>13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eese Nachos</text:p>
          </table:table-cell>
          <table:table-cell table:style-name="ce87"/>
          <table:table-cell table:style-name="ce86"/>
          <table:table-cell table:style-name="ce87"/>
          <table:table-cell table:style-name="ce87" office:value-type="float" office:value="7">
            <text:p>7</text:p>
          </table:table-cell>
          <table:table-cell table:style-name="ce87"/>
          <table:table-cell table:style-name="ce86" office:value-type="float" office:value="7">
            <text:p>7</text:p>
          </table:table-cell>
          <table:table-cell table:style-name="ce69" table:formula="oooc:=SUM([.B5:.G5])" office:value-type="float" office:value="14">
            <text:p>14</text:p>
          </table:table-cell>
          <table:table-cell/>
          <table:table-cell table:style-name="ce58" table:formula="oooc:=[.A5]" office:value-type="string" office:string-value="Cheese Nachos">
            <text:p>Cheese Nachos</text:p>
          </table:table-cell>
          <table:table-cell table:number-columns-repeated="6" table:style-name="ce91"/>
          <table:table-cell table:style-name="ce91" office:value-type="float" office:value="3">
            <text:p>3</text:p>
          </table:table-cell>
          <table:table-cell table:style-name="ce91" office:value-type="float" office:value="1">
            <text:p>1</text:p>
          </table:table-cell>
          <table:table-cell table:style-name="ce91"/>
          <table:table-cell table:style-name="ce91" office:value-type="float" office:value="2">
            <text:p>2</text:p>
          </table:table-cell>
          <table:table-cell table:style-name="ce80" table:formula="oooc:=IF([.K5]&gt;0;1;0)+IF([.L5]&gt;0;1;0)+IF([.M5]&gt;0;1;0)+IF([.N5]&gt;0;1;0)+IF([.O5]&gt;0;1;0)+IF([.P5]&gt;0;1;0)+IF([.Q5]&gt;0;1;0)+IF([.R5]&gt;0;1;0)+IF([.S5]&gt;0;1;0)+IF([.T5]&gt;0;1;0)" office:value-type="float" office:value="3">
            <text:p>3</text:p>
          </table:table-cell>
          <table:table-cell table:formula="oooc:=SUM([.K5:.T5])" office:value-type="float" office:value="6">
            <text:p>6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iles Renellos</text:p>
          </table:table-cell>
          <table:table-cell table:style-name="ce87" office:value-type="float" office:value="6">
            <text:p>6</text:p>
          </table:table-cell>
          <table:table-cell table:style-name="ce87" office:value-type="float" office:value="8">
            <text:p>8</text:p>
          </table:table-cell>
          <table:table-cell table:style-name="ce87"/>
          <table:table-cell table:number-columns-repeated="2" table:style-name="ce86"/>
          <table:table-cell table:style-name="ce87"/>
          <table:table-cell table:style-name="ce69" table:formula="oooc:=SUM([.B6:.G6])" office:value-type="float" office:value="14">
            <text:p>14</text:p>
          </table:table-cell>
          <table:table-cell/>
          <table:table-cell table:style-name="ce58" table:formula="oooc:=[.A6]" office:value-type="string" office:string-value="Chiles Renellos">
            <text:p>Chiles Renellos</text:p>
          </table:table-cell>
          <table:table-cell table:style-name="ce91"/>
          <table:table-cell table:style-name="ce91" office:value-type="float" office:value="3">
            <text:p>3</text:p>
          </table:table-cell>
          <table:table-cell table:style-name="ce91" office:value-type="float" office:value="4">
            <text:p>4</text:p>
          </table:table-cell>
          <table:table-cell table:style-name="ce91" office:value-type="float" office:value="1">
            <text:p>1</text:p>
          </table:table-cell>
          <table:table-cell table:number-columns-repeated="2" table:style-name="ce91"/>
          <table:table-cell table:style-name="ce91" office:value-type="float" office:value="2">
            <text:p>2</text:p>
          </table:table-cell>
          <table:table-cell table:style-name="ce91"/>
          <table:table-cell table:style-name="ce91" office:value-type="float" office:value="1">
            <text:p>1</text:p>
          </table:table-cell>
          <table:table-cell table:style-name="ce91"/>
          <table:table-cell table:style-name="ce80" table:formula="oooc:=IF([.K6]&gt;0;1;0)+IF([.L6]&gt;0;1;0)+IF([.M6]&gt;0;1;0)+IF([.N6]&gt;0;1;0)+IF([.O6]&gt;0;1;0)+IF([.P6]&gt;0;1;0)+IF([.Q6]&gt;0;1;0)+IF([.R6]&gt;0;1;0)+IF([.S6]&gt;0;1;0)+IF([.T6]&gt;0;1;0)" office:value-type="float" office:value="5">
            <text:p>5</text:p>
          </table:table-cell>
          <table:table-cell table:formula="oooc:=SUM([.K6:.T6])" office:value-type="float" office:value="11">
            <text:p>11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75" office:value-type="string">
            <text:p>Avocado Stuffed Tacos</text:p>
          </table:table-cell>
          <table:table-cell table:number-columns-repeated="2" table:style-name="ce86"/>
          <table:table-cell table:style-name="ce87"/>
          <table:table-cell table:style-name="ce87" office:value-type="float" office:value="6">
            <text:p>6</text:p>
          </table:table-cell>
          <table:table-cell table:style-name="ce87" office:value-type="float" office:value="8">
            <text:p>8</text:p>
          </table:table-cell>
          <table:table-cell table:style-name="ce86"/>
          <table:table-cell table:style-name="ce69" table:formula="oooc:=SUM([.B7:.G7])" office:value-type="float" office:value="14">
            <text:p>14</text:p>
          </table:table-cell>
          <table:table-cell/>
          <table:table-cell table:style-name="ce90" table:formula="oooc:=[.A7]" office:value-type="string" office:string-value="Avocado Stuffed Tacos">
            <text:p>Avocado Stuffed Tacos</text:p>
          </table:table-cell>
          <table:table-cell table:number-columns-repeated="7" table:style-name="ce92"/>
          <table:table-cell table:style-name="ce92" office:value-type="float" office:value="3">
            <text:p>3</text:p>
          </table:table-cell>
          <table:table-cell table:style-name="ce92" office:value-type="float" office:value="2">
            <text:p>2</text:p>
          </table:table-cell>
          <table:table-cell table:style-name="ce92"/>
          <table:table-cell table:style-name="ce80" table:formula="oooc:=IF([.K7]&gt;0;1;0)+IF([.L7]&gt;0;1;0)+IF([.M7]&gt;0;1;0)+IF([.N7]&gt;0;1;0)+IF([.O7]&gt;0;1;0)+IF([.P7]&gt;0;1;0)+IF([.Q7]&gt;0;1;0)+IF([.R7]&gt;0;1;0)+IF([.S7]&gt;0;1;0)+IF([.T7]&gt;0;1;0)" office:value-type="float" office:value="2">
            <text:p>2</text:p>
          </table:table-cell>
          <table:table-cell table:formula="oooc:=SUM([.K7:.T7])" office:value-type="float" office:value="5">
            <text:p>5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Burrito</text:p>
          </table:table-cell>
          <table:table-cell table:style-name="ce86" office:value-type="float" office:value="6">
            <text:p>6</text:p>
          </table:table-cell>
          <table:table-cell table:style-name="ce87"/>
          <table:table-cell table:style-name="ce87" office:value-type="float" office:value="6">
            <text:p>6</text:p>
          </table:table-cell>
          <table:table-cell table:style-name="ce87" office:value-type="float" office:value="7">
            <text:p>7</text:p>
          </table:table-cell>
          <table:table-cell table:number-columns-repeated="2" table:style-name="ce86"/>
          <table:table-cell table:style-name="ce69" table:formula="oooc:=SUM([.B8:.G8])" office:value-type="float" office:value="19">
            <text:p>19</text:p>
          </table:table-cell>
          <table:table-cell/>
          <table:table-cell table:style-name="ce58" table:formula="oooc:=[.A8]" office:value-type="string" office:string-value="Burrito">
            <text:p>Burrito</text:p>
          </table:table-cell>
          <table:table-cell table:style-name="ce91" office:value-type="float" office:value="3">
            <text:p>3</text:p>
          </table:table-cell>
          <table:table-cell table:number-columns-repeated="3" table:style-name="ce91"/>
          <table:table-cell table:style-name="ce91" office:value-type="float" office:value="2">
            <text:p>2</text:p>
          </table:table-cell>
          <table:table-cell table:style-name="ce91" office:value-type="float" office:value="1">
            <text:p>1</text:p>
          </table:table-cell>
          <table:table-cell table:number-columns-repeated="3" table:style-name="ce91"/>
          <table:table-cell table:style-name="ce91" office:value-type="float" office:value="1">
            <text:p>1</text:p>
          </table:table-cell>
          <table:table-cell table:style-name="ce80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formula="oooc:=SUM([.K8:.T8])" office:value-type="float" office:value="7">
            <text:p>7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Chili con Carne</text:p>
          </table:table-cell>
          <table:table-cell table:style-name="ce87" office:value-type="float" office:value="6">
            <text:p>6</text:p>
          </table:table-cell>
          <table:table-cell table:style-name="ce86" office:value-type="float" office:value="8">
            <text:p>8</text:p>
          </table:table-cell>
          <table:table-cell table:style-name="ce86" office:value-type="float" office:value="5">
            <text:p>5</text:p>
          </table:table-cell>
          <table:table-cell table:style-name="ce86"/>
          <table:table-cell table:number-columns-repeated="2" table:style-name="ce87"/>
          <table:table-cell table:style-name="ce69" table:formula="oooc:=SUM([.B9:.G9])" office:value-type="float" office:value="19">
            <text:p>19</text:p>
          </table:table-cell>
          <table:table-cell/>
          <table:table-cell table:style-name="ce58" table:formula="oooc:=[.A9]" office:value-type="string" office:string-value="Chili con Carne">
            <text:p>Chili con Carne</text:p>
          </table:table-cell>
          <table:table-cell table:style-name="ce91"/>
          <table:table-cell table:style-name="ce91" office:value-type="float" office:value="4">
            <text:p>4</text:p>
          </table:table-cell>
          <table:table-cell table:number-columns-repeated="2" table:style-name="ce91" office:value-type="float" office:value="1">
            <text:p>1</text:p>
          </table:table-cell>
          <table:table-cell table:number-columns-repeated="2" table:style-name="ce91"/>
          <table:table-cell table:style-name="ce91" office:value-type="float" office:value="4">
            <text:p>4</text:p>
          </table:table-cell>
          <table:table-cell table:style-name="ce91"/>
          <table:table-cell table:style-name="ce91" office:value-type="float" office:value="2">
            <text:p>2</text:p>
          </table:table-cell>
          <table:table-cell table:style-name="ce91"/>
          <table:table-cell table:style-name="ce80" table:formula="oooc:=IF([.K9]&gt;0;1;0)+IF([.L9]&gt;0;1;0)+IF([.M9]&gt;0;1;0)+IF([.N9]&gt;0;1;0)+IF([.O9]&gt;0;1;0)+IF([.P9]&gt;0;1;0)+IF([.Q9]&gt;0;1;0)+IF([.R9]&gt;0;1;0)+IF([.S9]&gt;0;1;0)+IF([.T9]&gt;0;1;0)" office:value-type="float" office:value="5">
            <text:p>5</text:p>
          </table:table-cell>
          <table:table-cell table:formula="oooc:=SUM([.K9:.T9])" office:value-type="float" office:value="12">
            <text:p>12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Quesadilla</text:p>
          </table:table-cell>
          <table:table-cell table:number-columns-repeated="3" table:style-name="ce86"/>
          <table:table-cell table:style-name="ce86" office:value-type="float" office:value="8">
            <text:p>8</text:p>
          </table:table-cell>
          <table:table-cell table:style-name="ce86" office:value-type="float" office:value="6">
            <text:p>6</text:p>
          </table:table-cell>
          <table:table-cell table:style-name="ce86" office:value-type="float" office:value="5">
            <text:p>5</text:p>
          </table:table-cell>
          <table:table-cell table:style-name="ce69" table:formula="oooc:=SUM([.B10:.G10])" office:value-type="float" office:value="19">
            <text:p>19</text:p>
          </table:table-cell>
          <table:table-cell/>
          <table:table-cell table:style-name="ce58" table:formula="oooc:=[.A10]" office:value-type="string" office:string-value="Quesadilla">
            <text:p>Quesadilla</text:p>
          </table:table-cell>
          <table:table-cell table:number-columns-repeated="5" table:style-name="ce91"/>
          <table:table-cell table:style-name="ce91" office:value-type="float" office:value="4">
            <text:p>4</text:p>
          </table:table-cell>
          <table:table-cell table:style-name="ce91"/>
          <table:table-cell table:style-name="ce91" office:value-type="float" office:value="1">
            <text:p>1</text:p>
          </table:table-cell>
          <table:table-cell table:number-columns-repeated="2" table:style-name="ce91"/>
          <table:table-cell table:style-name="ce80" table:formula="oooc:=IF([.K10]&gt;0;1;0)+IF([.L10]&gt;0;1;0)+IF([.M10]&gt;0;1;0)+IF([.N10]&gt;0;1;0)+IF([.O10]&gt;0;1;0)+IF([.P10]&gt;0;1;0)+IF([.Q10]&gt;0;1;0)+IF([.R10]&gt;0;1;0)+IF([.S10]&gt;0;1;0)+IF([.T10]&gt;0;1;0)" office:value-type="float" office:value="2">
            <text:p>2</text:p>
          </table:table-cell>
          <table:table-cell table:formula="oooc:=SUM([.K10:.T10])" office:value-type="float" office:value="5">
            <text:p>5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Tex-Mex Turkey Casseruole</text:p>
          </table:table-cell>
          <table:table-cell table:style-name="ce86" office:value-type="float" office:value="6">
            <text:p>6</text:p>
          </table:table-cell>
          <table:table-cell table:style-name="ce86" office:value-type="float" office:value="7">
            <text:p>7</text:p>
          </table:table-cell>
          <table:table-cell table:style-name="ce87"/>
          <table:table-cell table:number-columns-repeated="2" table:style-name="ce86"/>
          <table:table-cell table:style-name="ce86" office:value-type="float" office:value="6">
            <text:p>6</text:p>
          </table:table-cell>
          <table:table-cell table:style-name="ce69" table:formula="oooc:=SUM([.B11:.G11])" office:value-type="float" office:value="19">
            <text:p>19</text:p>
          </table:table-cell>
          <table:table-cell/>
          <table:table-cell table:style-name="ce58" table:formula="oooc:=[.A11]" office:value-type="string" office:string-value="Tex-Mex Turkey Casseruole">
            <text:p>Tex-Mex Turkey Casseruole</text:p>
          </table:table-cell>
          <table:table-cell table:number-columns-repeated="2" table:style-name="ce91"/>
          <table:table-cell table:style-name="ce91" office:value-type="float" office:value="3">
            <text:p>3</text:p>
          </table:table-cell>
          <table:table-cell table:number-columns-repeated="4" table:style-name="ce91"/>
          <table:table-cell table:style-name="ce91" office:value-type="float" office:value="3">
            <text:p>3</text:p>
          </table:table-cell>
          <table:table-cell table:style-name="ce91"/>
          <table:table-cell table:style-name="ce91" office:value-type="float" office:value="3">
            <text:p>3</text:p>
          </table:table-cell>
          <table:table-cell table:style-name="ce80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formula="oooc:=SUM([.K11:.T11])" office:value-type="float" office:value="9">
            <text:p>9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Avocado Salsa</text:p>
          </table:table-cell>
          <table:table-cell table:style-name="ce86"/>
          <table:table-cell table:style-name="ce86" office:value-type="float" office:value="7">
            <text:p>7</text:p>
          </table:table-cell>
          <table:table-cell table:style-name="ce86" office:value-type="float" office:value="5">
            <text:p>5</text:p>
          </table:table-cell>
          <table:table-cell table:style-name="ce86"/>
          <table:table-cell table:style-name="ce86" office:value-type="float" office:value="7">
            <text:p>7</text:p>
          </table:table-cell>
          <table:table-cell table:style-name="ce86"/>
          <table:table-cell table:style-name="ce69" table:formula="oooc:=SUM([.B12:.G12])" office:value-type="float" office:value="19">
            <text:p>19</text:p>
          </table:table-cell>
          <table:table-cell/>
          <table:table-cell table:style-name="ce90" table:formula="oooc:=[.A12]" office:value-type="string" office:string-value="Avocado Salsa">
            <text:p>Avocado Salsa</text:p>
          </table:table-cell>
          <table:table-cell table:number-columns-repeated="3" table:style-name="ce92"/>
          <table:table-cell table:style-name="ce92" office:value-type="float" office:value="3">
            <text:p>3</text:p>
          </table:table-cell>
          <table:table-cell table:number-columns-repeated="4" table:style-name="ce92"/>
          <table:table-cell table:style-name="ce92" office:value-type="float" office:value="3">
            <text:p>3</text:p>
          </table:table-cell>
          <table:table-cell table:style-name="ce92" office:value-type="float" office:value="2">
            <text:p>2</text:p>
          </table:table-cell>
          <table:table-cell table:style-name="ce80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formula="oooc:=SUM([.K12:.T12])" office:value-type="float" office:value="8">
            <text:p>8</text:p>
          </table:table-cell>
          <table:table-cell table:style-name="ce84" table:number-columns-repeated="2"/>
          <table:table-cell table:number-columns-repeated="232"/>
        </table:table-row>
        <table:table-row table:style-name="ro9">
          <table:table-cell table:style-name="ce58" office:value-type="string">
            <text:p>Football Fan Nachos</text:p>
          </table:table-cell>
          <table:table-cell table:style-name="ce87" office:value-type="float" office:value="5">
            <text:p>5</text:p>
          </table:table-cell>
          <table:table-cell table:style-name="ce86" office:value-type="float" office:value="5">
            <text:p>5</text:p>
          </table:table-cell>
          <table:table-cell table:style-name="ce86"/>
          <table:table-cell table:style-name="ce86" office:value-type="float" office:value="7">
            <text:p>7</text:p>
          </table:table-cell>
          <table:table-cell table:style-name="ce87"/>
          <table:table-cell table:style-name="ce86" office:value-type="float" office:value="6">
            <text:p>6</text:p>
          </table:table-cell>
          <table:table-cell table:style-name="ce69" table:formula="oooc:=SUM([.B13:.G13])" office:value-type="float" office:value="23">
            <text:p>23</text:p>
          </table:table-cell>
          <table:table-cell/>
          <table:table-cell table:style-name="ce58" table:formula="oooc:=[.A13]" office:value-type="string" office:string-value="Football Fan Nachos">
            <text:p>Football Fan Nachos</text:p>
          </table:table-cell>
          <table:table-cell table:number-columns-repeated="6" table:style-name="ce91"/>
          <table:table-cell table:number-columns-repeated="2" table:style-name="ce91" office:value-type="float" office:value="2">
            <text:p>2</text:p>
          </table:table-cell>
          <table:table-cell table:style-name="ce91"/>
          <table:table-cell table:style-name="ce91" office:value-type="float" office:value="2">
            <text:p>2</text:p>
          </table:table-cell>
          <table:table-cell table:style-name="ce80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formula="oooc:=SUM([.K13:.T13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85" office:value-type="string">
            <text:p>Fajitas</text:p>
          </table:table-cell>
          <table:table-cell table:style-name="ce88" office:value-type="float" office:value="6">
            <text:p>6</text:p>
          </table:table-cell>
          <table:table-cell table:style-name="ce86"/>
          <table:table-cell table:style-name="ce86" office:value-type="float" office:value="5">
            <text:p>5</text:p>
          </table:table-cell>
          <table:table-cell table:style-name="ce88" office:value-type="float" office:value="6">
            <text:p>6</text:p>
          </table:table-cell>
          <table:table-cell table:style-name="ce86" office:value-type="float" office:value="6">
            <text:p>6</text:p>
          </table:table-cell>
          <table:table-cell table:style-name="ce86"/>
          <table:table-cell table:style-name="ce69" table:formula="oooc:=SUM([.B14:.G14])" office:value-type="float" office:value="23">
            <text:p>23</text:p>
          </table:table-cell>
          <table:table-cell/>
          <table:table-cell table:style-name="ce90" table:formula="oooc:=[.A14]" office:value-type="string" office:string-value="Fajitas">
            <text:p>Fajitas</text:p>
          </table:table-cell>
          <table:table-cell table:number-columns-repeated="4" table:style-name="ce92"/>
          <table:table-cell table:style-name="ce92" office:value-type="float" office:value="1">
            <text:p>1</text:p>
          </table:table-cell>
          <table:table-cell table:style-name="ce92" office:value-type="float" office:value="2">
            <text:p>2</text:p>
          </table:table-cell>
          <table:table-cell table:number-columns-repeated="2" table:style-name="ce92"/>
          <table:table-cell table:style-name="ce92" office:value-type="float" office:value="2">
            <text:p>2</text:p>
          </table:table-cell>
          <table:table-cell table:style-name="ce92"/>
          <table:table-cell table:style-name="ce80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59"/>
          <table:table-cell table:style-name="ce59" table:formula="oooc:=SUM([.B3:.B14])" office:value-type="float" office:value="43">
            <text:p>43</text:p>
          </table:table-cell>
          <table:table-cell table:style-name="ce59" table:formula="oooc:=SUM([.C3:.C14])" office:value-type="float" office:value="35">
            <text:p>35</text:p>
          </table:table-cell>
          <table:table-cell table:style-name="ce59" table:formula="oooc:=SUM([.D3:.D14])" office:value-type="float" office:value="26">
            <text:p>26</text:p>
          </table:table-cell>
          <table:table-cell table:style-name="ce59" table:formula="oooc:=SUM([.E3:.E14])" office:value-type="float" office:value="47">
            <text:p>47</text:p>
          </table:table-cell>
          <table:table-cell table:style-name="ce59" table:formula="oooc:=SUM([.F3:.F14])" office:value-type="float" office:value="36">
            <text:p>36</text:p>
          </table:table-cell>
          <table:table-cell table:style-name="ce59" table:formula="oooc:=SUM([.G3:.G14])" office:value-type="float" office:value="24">
            <text:p>24</text:p>
          </table:table-cell>
          <table:table-cell table:style-name="ce70" table:formula="oooc:=SUM([.H3:.H14])/(12)" office:value-type="float" office:value="17.5833333333333">
            <text:p>17,58</text:p>
          </table:table-cell>
          <table:table-cell/>
          <table:table-cell table:style-name="ce73" office:value-type="string">
            <text:p>total recipes</text:p>
          </table:table-cell>
          <table:table-cell table:style-name="ce78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78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78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78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78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78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78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78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78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78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80"/>
          <table:table-cell table:number-columns-repeated="235"/>
        </table:table-row>
        <table:table-row table:style-name="ro9">
          <table:table-cell table:number-columns-repeated="9"/>
          <table:table-cell table:style-name="ce74" office:value-type="string">
            <text:p>average ingr in recipe</text:p>
          </table:table-cell>
          <table:table-cell table:formula="oooc:=(SUM([.K3:.K7])*2+SUM([.K8:.K12])*3+SUM([.K13:.K14])*4)/SUM([.K3:.K14])" office:value-type="float" office:value="2.375">
            <text:p>2,38</text:p>
          </table:table-cell>
          <table:table-cell table:formula="oooc:=(SUM([.L3:.L7])*2+SUM([.L8:.L12])*3+SUM([.L13:.L14])*4)/SUM([.L3:.L14])" office:value-type="float" office:value="2.44444444444444">
            <text:p>2,44</text:p>
          </table:table-cell>
          <table:table-cell table:formula="oooc:=(SUM([.M3:.M7])*2+SUM([.M8:.M12])*3+SUM([.M13:.M14])*4)/SUM([.M3:.M14])" office:value-type="float" office:value="2.5">
            <text:p>2,5</text:p>
          </table:table-cell>
          <table:table-cell table:formula="oooc:=(SUM([.N3:.N7])*2+SUM([.N8:.N12])*3+SUM([.N13:.N14])*4)/SUM([.N3:.N14])" office:value-type="float" office:value="2.5">
            <text:p>2,5</text:p>
          </table:table-cell>
          <table:table-cell table:formula="oooc:=(SUM([.O3:.O7])*2+SUM([.O8:.O12])*3+SUM([.O13:.O14])*4)/SUM([.O3:.O14])" office:value-type="float" office:value="2.57142857142857">
            <text:p>2,57</text:p>
          </table:table-cell>
          <table:table-cell table:formula="oooc:=(SUM([.P3:.P7])*2+SUM([.P8:.P12])*3+SUM([.P13:.P14])*4)/SUM([.P3:.P14])" office:value-type="float" office:value="2.69230769230769">
            <text:p>2,69</text:p>
          </table:table-cell>
          <table:table-cell table:formula="oooc:=(SUM([.Q3:.Q7])*2+SUM([.Q8:.Q12])*3+SUM([.Q13:.Q14])*4)/SUM([.Q3:.Q14])" office:value-type="float" office:value="2.66666666666667">
            <text:p>2,67</text:p>
          </table:table-cell>
          <table:table-cell table:formula="oooc:=(SUM([.R3:.R7])*2+SUM([.R8:.R12])*3+SUM([.R13:.R14])*4)/SUM([.R3:.R14])" office:value-type="float" office:value="2.8">
            <text:p>2,8</text:p>
          </table:table-cell>
          <table:table-cell table:formula="oooc:=(SUM([.S3:.S7])*2+SUM([.S8:.S12])*3+SUM([.S13:.S14])*4)/SUM([.S3:.S14])" office:value-type="float" office:value="2.81818181818182">
            <text:p>2,82</text:p>
          </table:table-cell>
          <table:table-cell table:formula="oooc:=(SUM([.T3:.T7])*2+SUM([.T8:.T12])*3+SUM([.T13:.T14])*4)/SUM([.T3:.T14])" office:value-type="float" office:value="2.90909090909091">
            <text:p>2,9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4" office:value-type="string">
            <text:p>target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93" table:formula="oooc:=IF([.K17]=[.K15];1;0)" office:value-type="float" office:value="1">
            <text:p>1</text:p>
          </table:table-cell>
          <table:table-cell table:style-name="ce93" table:formula="oooc:=IF([.L17]=[.L15];1;0)" office:value-type="float" office:value="1">
            <text:p>1</text:p>
          </table:table-cell>
          <table:table-cell table:style-name="ce93" table:formula="oooc:=IF([.M17]=[.M15];1;0)" office:value-type="float" office:value="1">
            <text:p>1</text:p>
          </table:table-cell>
          <table:table-cell table:style-name="ce93" table:formula="oooc:=IF([.N17]=[.N15];1;0)" office:value-type="float" office:value="1">
            <text:p>1</text:p>
          </table:table-cell>
          <table:table-cell table:style-name="ce93" table:formula="oooc:=IF([.O17]=[.O15];1;0)" office:value-type="float" office:value="1">
            <text:p>1</text:p>
          </table:table-cell>
          <table:table-cell table:style-name="ce93" table:formula="oooc:=IF([.P17]=[.P15];1;0)" office:value-type="float" office:value="1">
            <text:p>1</text:p>
          </table:table-cell>
          <table:table-cell table:style-name="ce93" table:formula="oooc:=IF([.Q17]=[.Q15];1;0)" office:value-type="float" office:value="1">
            <text:p>1</text:p>
          </table:table-cell>
          <table:table-cell table:style-name="ce93" table:formula="oooc:=IF([.R17]=[.R15];1;0)" office:value-type="float" office:value="1">
            <text:p>1</text:p>
          </table:table-cell>
          <table:table-cell table:style-name="ce93" table:formula="oooc:=IF([.S17]=[.S15];1;0)" office:value-type="float" office:value="1">
            <text:p>1</text:p>
          </table:table-cell>
          <table:table-cell table:style-name="ce93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74" office:value-type="string">
            <text:p>new recipes</text:p>
          </table:table-cell>
          <table:table-cell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formula="oooc:=IF((SUM([.K3:.K3])=0)     AND     ([.L3]&gt;0);1;0)+IF((SUM([.K4:.K4])=0)     AND     ([.L4]&gt;0);1;0)+IF((SUM([.K5:.K5])=0)     AND     ([.L5]&gt;0);1;0)+IF((SUM([.K6:.K6])=0)     AND     ([.L6]&gt;0);1;0)+IF((SUM([.K7:.K7])=0)     AND     ([.L7]&gt;0);1;0)+IF((SUM([.K8:.K8])=0)     AND     ([.L8]&gt;0);1;0)+IF((SUM([.K9:.K9])=0)     AND     ([.L9]&gt;0);1;0)+IF((SUM([.K10:.K10])=0)     AND     ([.L10]&gt;0);1;0)+IF((SUM([.K11:.K11])=0)     AND     ([.L11]&gt;0);1;0)+IF((SUM([.K12:.K12])=0)     AND     ([.L12]&gt;0);1;0)+IF((SUM([.K13:.K13])=0)     AND     ([.L13]&gt;0);1;0)+IF((SUM([.K14:.K14])=0)     AND     ([.L14]&gt;0);1;0)" office:value-type="float" office:value="2">
            <text:p>2</text:p>
          </table:table-cell>
          <table:table-cell table:formula="oooc:=IF((SUM([.K3:.L3])=0)     AND     ([.M3]&gt;0);1;0)+IF((SUM([.K4:.L4])=0)     AND     ([.M4]&gt;0);1;0)+IF((SUM([.K5:.L5])=0)     AND     ([.M5]&gt;0);1;0)+IF((SUM([.K6:.L6])=0)     AND     ([.M6]&gt;0);1;0)+IF((SUM([.K7:.L7])=0)     AND     ([.M7]&gt;0);1;0)+IF((SUM([.K8:.L8])=0)     AND     ([.M8]&gt;0);1;0)+IF((SUM([.K9:.L9])=0)     AND     ([.M9]&gt;0);1;0)+IF((SUM([.K10:.L10])=0)     AND     ([.M10]&gt;0);1;0)+IF((SUM([.K11:.L11])=0)     AND     ([.M11]&gt;0);1;0)+IF((SUM([.K12:.L12])=0)     AND     ([.M12]&gt;0);1;0)+IF((SUM([.K13:.L13])=0)     AND     ([.M13]&gt;0);1;0)+IF((SUM([.K14:.L14])=0)     AND     ([.M14]&gt;0);1;0)" office:value-type="float" office:value="1">
            <text:p>1</text:p>
          </table:table-cell>
          <table:table-cell table:formula="oooc:=IF((SUM([.K3:.M3])=0)     AND     ([.N3]&gt;0);1;0)+IF((SUM([.K4:.M4])=0)     AND     ([.N4]&gt;0);1;0)+IF((SUM([.K5:.M5])=0)     AND     ([.N5]&gt;0);1;0)+IF((SUM([.K6:.M6])=0)     AND     ([.N6]&gt;0);1;0)+IF((SUM([.K7:.M7])=0)     AND     ([.N7]&gt;0);1;0)+IF((SUM([.K8:.M8])=0)     AND     ([.N8]&gt;0);1;0)+IF((SUM([.K9:.M9])=0)     AND     ([.N9]&gt;0);1;0)+IF((SUM([.K10:.M10])=0)     AND     ([.N10]&gt;0);1;0)+IF((SUM([.K11:.M11])=0)     AND     ([.N11]&gt;0);1;0)+IF((SUM([.K12:.M12])=0)     AND     ([.N12]&gt;0);1;0)+IF((SUM([.K13:.M13])=0)     AND     ([.N13]&gt;0);1;0)+IF((SUM([.K14:.M14])=0)     AND     ([.N14]&gt;0);1;0)" office:value-type="float" office:value="2">
            <text:p>2</text:p>
          </table:table-cell>
          <table:table-cell table:formula="oooc:=IF((SUM([.K3:.N3])=0)     AND     ([.O3]&gt;0);1;0)+IF((SUM([.K4:.N4])=0)     AND     ([.O4]&gt;0);1;0)+IF((SUM([.K5:.N5])=0)     AND     ([.O5]&gt;0);1;0)+IF((SUM([.K6:.N6])=0)     AND     ([.O6]&gt;0);1;0)+IF((SUM([.K7:.N7])=0)     AND     ([.O7]&gt;0);1;0)+IF((SUM([.K8:.N8])=0)     AND     ([.O8]&gt;0);1;0)+IF((SUM([.K9:.N9])=0)     AND     ([.O9]&gt;0);1;0)+IF((SUM([.K10:.N10])=0)     AND     ([.O10]&gt;0);1;0)+IF((SUM([.K11:.N11])=0)     AND     ([.O11]&gt;0);1;0)+IF((SUM([.K12:.N12])=0)     AND     ([.O12]&gt;0);1;0)+IF((SUM([.K13:.N13])=0)     AND     ([.O13]&gt;0);1;0)+IF((SUM([.K14:.N14])=0)     AND     ([.O14]&gt;0);1;0)" office:value-type="float" office:value="1">
            <text:p>1</text:p>
          </table:table-cell>
          <table:table-cell table:formula="oooc:=IF((SUM([.K3:.O3])=0)     AND     ([.P3]&gt;0);1;0)+IF((SUM([.K4:.O4])=0)     AND     ([.P4]&gt;0);1;0)+IF((SUM([.K5:.O5])=0)     AND     ([.P5]&gt;0);1;0)+IF((SUM([.K6:.O6])=0)     AND     ([.P6]&gt;0);1;0)+IF((SUM([.K7:.O7])=0)     AND     ([.P7]&gt;0);1;0)+IF((SUM([.K8:.O8])=0)     AND     ([.P8]&gt;0);1;0)+IF((SUM([.K9:.O9])=0)     AND     ([.P9]&gt;0);1;0)+IF((SUM([.K10:.O10])=0)     AND     ([.P10]&gt;0);1;0)+IF((SUM([.K11:.O11])=0)     AND     ([.P11]&gt;0);1;0)+IF((SUM([.K12:.O12])=0)     AND     ([.P12]&gt;0);1;0)+IF((SUM([.K13:.O13])=0)     AND     ([.P13]&gt;0);1;0)+IF((SUM([.K14:.O14])=0)     AND     ([.P14]&gt;0);1;0)" office:value-type="float" office:value="1">
            <text:p>1</text:p>
          </table:table-cell>
          <table:table-cell table:formula="oooc:=IF((SUM([.K3:.P3])=0)     AND     ([.Q3]&gt;0);1;0)+IF((SUM([.K4:.P4])=0)     AND     ([.Q4]&gt;0);1;0)+IF((SUM([.K5:.P5])=0)     AND     ([.Q5]&gt;0);1;0)+IF((SUM([.K6:.P6])=0)     AND     ([.Q6]&gt;0);1;0)+IF((SUM([.K7:.P7])=0)     AND     ([.Q7]&gt;0);1;0)+IF((SUM([.K8:.P8])=0)     AND     ([.Q8]&gt;0);1;0)+IF((SUM([.K9:.P9])=0)     AND     ([.Q9]&gt;0);1;0)+IF((SUM([.K10:.P10])=0)     AND     ([.Q10]&gt;0);1;0)+IF((SUM([.K11:.P11])=0)     AND     ([.Q11]&gt;0);1;0)+IF((SUM([.K12:.P12])=0)     AND     ([.Q12]&gt;0);1;0)+IF((SUM([.K13:.P13])=0)     AND     ([.Q13]&gt;0);1;0)+IF((SUM([.K14:.P14])=0)     AND     ([.Q14]&gt;0);1;0)" office:value-type="float" office:value="2">
            <text:p>2</text:p>
          </table:table-cell>
          <table:table-cell table:formula="oooc:=IF((SUM([.K3:.Q3])=0)     AND     ([.R3]&gt;0);1;0)+IF((SUM([.K4:.Q4])=0)     AND     ([.R4]&gt;0);1;0)+IF((SUM([.K5:.Q5])=0)     AND     ([.R5]&gt;0);1;0)+IF((SUM([.K6:.Q6])=0)     AND     ([.R6]&gt;0);1;0)+IF((SUM([.K7:.Q7])=0)     AND     ([.R7]&gt;0);1;0)+IF((SUM([.K8:.Q8])=0)     AND     ([.R8]&gt;0);1;0)+IF((SUM([.K9:.Q9])=0)     AND     ([.R9]&gt;0);1;0)+IF((SUM([.K10:.Q10])=0)     AND     ([.R10]&gt;0);1;0)+IF((SUM([.K11:.Q11])=0)     AND     ([.R11]&gt;0);1;0)+IF((SUM([.K12:.Q12])=0)     AND     ([.R12]&gt;0);1;0)+IF((SUM([.K13:.Q13])=0)     AND     ([.R13]&gt;0);1;0)+IF((SUM([.K14:.Q14])=0)     AND     ([.R14]&gt;0);1;0)" office:value-type="float" office:value="1">
            <text:p>1</text:p>
          </table:table-cell>
          <table:table-cell table:formula="oooc:=IF((SUM([.K3:.R3])=0)     AND     ([.S3]&gt;0);1;0)+IF((SUM([.K4:.R4])=0)     AND     ([.S4]&gt;0);1;0)+IF((SUM([.K5:.R5])=0)     AND     ([.S5]&gt;0);1;0)+IF((SUM([.K6:.R6])=0)     AND     ([.S6]&gt;0);1;0)+IF((SUM([.K7:.R7])=0)     AND     ([.S7]&gt;0);1;0)+IF((SUM([.K8:.R8])=0)     AND     ([.S8]&gt;0);1;0)+IF((SUM([.K9:.R9])=0)     AND     ([.S9]&gt;0);1;0)+IF((SUM([.K10:.R10])=0)     AND     ([.S10]&gt;0);1;0)+IF((SUM([.K11:.R11])=0)     AND     ([.S11]&gt;0);1;0)+IF((SUM([.K12:.R12])=0)     AND     ([.S12]&gt;0);1;0)+IF((SUM([.K13:.R13])=0)     AND     ([.S13]&gt;0);1;0)+IF((SUM([.K14:.R14])=0)     AND     ([.S14]&gt;0);1;0)" office:value-type="float" office:value="0">
            <text:p>0</text:p>
          </table:table-cell>
          <table:table-cell table:formula="oooc:=IF((SUM([.K3:.S3])=0)     AND     ([.T3]&gt;0);1;0)+IF((SUM([.K4:.S4])=0)     AND     ([.T4]&gt;0);1;0)+IF((SUM([.K5:.S5])=0)     AND     ([.T5]&gt;0);1;0)+IF((SUM([.K6:.S6])=0)     AND     ([.T6]&gt;0);1;0)+IF((SUM([.K7:.S7])=0)     AND     ([.T7]&gt;0);1;0)+IF((SUM([.K8:.S8])=0)     AND     ([.T8]&gt;0);1;0)+IF((SUM([.K9:.S9])=0)     AND     ([.T9]&gt;0);1;0)+IF((SUM([.K10:.S10])=0)     AND     ([.T10]&gt;0);1;0)+IF((SUM([.K11:.S11])=0)     AND     ([.T11]&gt;0);1;0)+IF((SUM([.K12:.S12])=0)     AND     ([.T12]&gt;0);1;0)+IF((SUM([.K13:.S13])=0)     AND     ([.T13]&gt;0);1;0)+IF((SUM([.K14:.S14])=0)     AND     ([.T14]&gt;0);1;0)" office:value-type="float" office:value="0">
            <text:p>0</text:p>
          </table:table-cell>
          <table:table-cell table:number-columns-repeated="236"/>
        </table:table-row>
        <table:table-row table:style-name="ro9">
          <table:table-cell/>
          <table:table-cell table:style-name="ce62" office:value-type="string" table:number-columns-spanned="7" table:number-rows-spanned="3">
            <text:p>Episode 2 – Mexican</text:p>
          </table:table-cell>
          <table:covered-table-cell table:number-columns-repeated="6"/>
          <table:table-cell/>
          <table:table-cell table:style-name="ce75" office:value-type="string">
            <text:p>pork</text:p>
          </table:table-cell>
          <table:table-cell table:style-name="ce91" table:formula="oooc:=SUMPRODUCT([.B3:.B14];[.K3:.K14])" office:value-type="float" office:value="58">
            <text:p>58</text:p>
          </table:table-cell>
          <table:table-cell table:style-name="ce91" table:formula="oooc:=SUMPRODUCT([.B3:.B14];[.L3:.L14])" office:value-type="float" office:value="58">
            <text:p>58</text:p>
          </table:table-cell>
          <table:table-cell table:style-name="ce91" table:formula="oooc:=SUMPRODUCT([.B3:.B14];[.M3:.M14])" office:value-type="float" office:value="48">
            <text:p>48</text:p>
          </table:table-cell>
          <table:table-cell table:style-name="ce91" table:formula="oooc:=SUMPRODUCT([.B3:.B14];[.N3:.N14])" office:value-type="float" office:value="12">
            <text:p>12</text:p>
          </table:table-cell>
          <table:table-cell table:style-name="ce91" table:formula="oooc:=SUMPRODUCT([.B3:.B14];[.O3:.O14])" office:value-type="float" office:value="34">
            <text:p>34</text:p>
          </table:table-cell>
          <table:table-cell table:style-name="ce91" table:formula="oooc:=SUMPRODUCT([.B3:.B14];[.P3:.P14])" office:value-type="float" office:value="18">
            <text:p>18</text:p>
          </table:table-cell>
          <table:table-cell table:style-name="ce91" table:formula="oooc:=SUMPRODUCT([.B3:.B14];[.Q3:.Q14])" office:value-type="float" office:value="54">
            <text:p>54</text:p>
          </table:table-cell>
          <table:table-cell table:style-name="ce91" table:formula="oooc:=SUMPRODUCT([.B3:.B14];[.R3:.R14])" office:value-type="float" office:value="28">
            <text:p>28</text:p>
          </table:table-cell>
          <table:table-cell table:style-name="ce91" table:formula="oooc:=SUMPRODUCT([.B3:.B14];[.S3:.S14])" office:value-type="float" office:value="30">
            <text:p>30</text:p>
          </table:table-cell>
          <table:table-cell table:style-name="ce91" table:formula="oooc:=SUMPRODUCT([.B3:.B14];[.T3:.T14])" office:value-type="float" office:value="34">
            <text:p>34</text:p>
          </table:table-cell>
          <table:table-cell table:style-name="ce80" table:formula="oooc:=IF([.K20]&gt;0;1;0)+IF([.L20]&gt;0;1;0)+IF([.M20]&gt;0;1;0)+IF([.N20]&gt;0;1;0)+IF([.O20]&gt;0;1;0)+IF([.P20]&gt;0;1;0)+IF([.Q20]&gt;0;1;0)+IF([.R20]&gt;0;1;0)+IF([.S20]&gt;0;1;0)+IF([.T20]&gt;0;1;0)" office:value-type="float" office:value="10">
            <text:p>10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5" office:value-type="string">
            <text:p>chili-pepper</text:p>
          </table:table-cell>
          <table:table-cell table:style-name="ce91" table:formula="oooc:=SUMPRODUCT([.C3:.C14];[.K3:.K14])" office:value-type="float" office:value="0">
            <text:p>0</text:p>
          </table:table-cell>
          <table:table-cell table:style-name="ce91" table:formula="oooc:=SUMPRODUCT([.C3:.C14];[.L3:.L14])" office:value-type="float" office:value="56">
            <text:p>56</text:p>
          </table:table-cell>
          <table:table-cell table:style-name="ce91" table:formula="oooc:=SUMPRODUCT([.C3:.C14];[.M3:.M14])" office:value-type="float" office:value="61">
            <text:p>61</text:p>
          </table:table-cell>
          <table:table-cell table:style-name="ce91" table:formula="oooc:=SUMPRODUCT([.C3:.C14];[.N3:.N14])" office:value-type="float" office:value="37">
            <text:p>37</text:p>
          </table:table-cell>
          <table:table-cell table:style-name="ce91" table:formula="oooc:=SUMPRODUCT([.C3:.C14];[.O3:.O14])" office:value-type="float" office:value="0">
            <text:p>0</text:p>
          </table:table-cell>
          <table:table-cell table:style-name="ce91" table:formula="oooc:=SUMPRODUCT([.C3:.C14];[.P3:.P14])" office:value-type="float" office:value="0">
            <text:p>0</text:p>
          </table:table-cell>
          <table:table-cell table:style-name="ce91" table:formula="oooc:=SUMPRODUCT([.C3:.C14];[.Q3:.Q14])" office:value-type="float" office:value="58">
            <text:p>58</text:p>
          </table:table-cell>
          <table:table-cell table:style-name="ce91" table:formula="oooc:=SUMPRODUCT([.C3:.C14];[.R3:.R14])" office:value-type="float" office:value="31">
            <text:p>31</text:p>
          </table:table-cell>
          <table:table-cell table:style-name="ce91" table:formula="oooc:=SUMPRODUCT([.C3:.C14];[.S3:.S14])" office:value-type="float" office:value="45">
            <text:p>45</text:p>
          </table:table-cell>
          <table:table-cell table:style-name="ce91" table:formula="oooc:=SUMPRODUCT([.C3:.C14];[.T3:.T14])" office:value-type="float" office:value="45">
            <text:p>45</text:p>
          </table:table-cell>
          <table:table-cell table:style-name="ce80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5" office:value-type="string">
            <text:p>tomato</text:p>
          </table:table-cell>
          <table:table-cell table:style-name="ce91" table:formula="oooc:=SUMPRODUCT([.D3:.D14];[.K3:.K14])" office:value-type="float" office:value="18">
            <text:p>18</text:p>
          </table:table-cell>
          <table:table-cell table:style-name="ce91" table:formula="oooc:=SUMPRODUCT([.D3:.D14];[.L3:.L14])" office:value-type="float" office:value="20">
            <text:p>20</text:p>
          </table:table-cell>
          <table:table-cell table:style-name="ce91" table:formula="oooc:=SUMPRODUCT([.D3:.D14];[.M3:.M14])" office:value-type="float" office:value="5">
            <text:p>5</text:p>
          </table:table-cell>
          <table:table-cell table:style-name="ce91" table:formula="oooc:=SUMPRODUCT([.D3:.D14];[.N3:.N14])" office:value-type="float" office:value="35">
            <text:p>35</text:p>
          </table:table-cell>
          <table:table-cell table:style-name="ce91" table:formula="oooc:=SUMPRODUCT([.D3:.D14];[.O3:.O14])" office:value-type="float" office:value="27">
            <text:p>27</text:p>
          </table:table-cell>
          <table:table-cell table:style-name="ce91" table:formula="oooc:=SUMPRODUCT([.D3:.D14];[.P3:.P14])" office:value-type="float" office:value="46">
            <text:p>46</text:p>
          </table:table-cell>
          <table:table-cell table:style-name="ce91" table:formula="oooc:=SUMPRODUCT([.D3:.D14];[.Q3:.Q14])" office:value-type="float" office:value="20">
            <text:p>20</text:p>
          </table:table-cell>
          <table:table-cell table:style-name="ce91" table:formula="oooc:=SUMPRODUCT([.D3:.D14];[.R3:.R14])" office:value-type="float" office:value="0">
            <text:p>0</text:p>
          </table:table-cell>
          <table:table-cell table:style-name="ce91" table:formula="oooc:=SUMPRODUCT([.D3:.D14];[.S3:.S14])" office:value-type="float" office:value="40">
            <text:p>40</text:p>
          </table:table-cell>
          <table:table-cell table:style-name="ce91" table:formula="oooc:=SUMPRODUCT([.D3:.D14];[.T3:.T14])" office:value-type="float" office:value="21">
            <text:p>21</text:p>
          </table:table-cell>
          <table:table-cell table:style-name="ce80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75" office:value-type="string">
            <text:p>tortilla</text:p>
          </table:table-cell>
          <table:table-cell table:style-name="ce91" table:formula="oooc:=SUMPRODUCT([.E3:.E14];[.K3:.K14])" office:value-type="float" office:value="51">
            <text:p>51</text:p>
          </table:table-cell>
          <table:table-cell table:style-name="ce91" table:formula="oooc:=SUMPRODUCT([.E3:.E14];[.L3:.L14])" office:value-type="float" office:value="12">
            <text:p>12</text:p>
          </table:table-cell>
          <table:table-cell table:style-name="ce91" table:formula="oooc:=SUMPRODUCT([.E3:.E14];[.M3:.M14])" office:value-type="float" office:value="0">
            <text:p>0</text:p>
          </table:table-cell>
          <table:table-cell table:style-name="ce91" table:formula="oooc:=SUMPRODUCT([.E3:.E14];[.N3:.N14])" office:value-type="float" office:value="0">
            <text:p>0</text:p>
          </table:table-cell>
          <table:table-cell table:style-name="ce91" table:formula="oooc:=SUMPRODUCT([.E3:.E14];[.O3:.O14])" office:value-type="float" office:value="32">
            <text:p>32</text:p>
          </table:table-cell>
          <table:table-cell table:style-name="ce91" table:formula="oooc:=SUMPRODUCT([.E3:.E14];[.P3:.P14])" office:value-type="float" office:value="51">
            <text:p>51</text:p>
          </table:table-cell>
          <table:table-cell table:style-name="ce91" table:formula="oooc:=SUMPRODUCT([.E3:.E14];[.Q3:.Q14])" office:value-type="float" office:value="41">
            <text:p>41</text:p>
          </table:table-cell>
          <table:table-cell table:style-name="ce91" table:formula="oooc:=SUMPRODUCT([.E3:.E14];[.R3:.R14])" office:value-type="float" office:value="47">
            <text:p>47</text:p>
          </table:table-cell>
          <table:table-cell table:style-name="ce91" table:formula="oooc:=SUMPRODUCT([.E3:.E14];[.S3:.S14])" office:value-type="float" office:value="24">
            <text:p>24</text:p>
          </table:table-cell>
          <table:table-cell table:style-name="ce91" table:formula="oooc:=SUMPRODUCT([.E3:.E14];[.T3:.T14])" office:value-type="float" office:value="35">
            <text:p>35</text:p>
          </table:table-cell>
          <table:table-cell table:style-name="ce80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89" table:number-columns-repeated="6"/>
          <table:table-cell table:number-columns-repeated="2"/>
          <table:table-cell table:style-name="ce75" office:value-type="string">
            <text:p>avocado</text:p>
          </table:table-cell>
          <table:table-cell table:style-name="ce91" table:formula="oooc:=SUMPRODUCT([.F3:.F14];[.K3:.K14])" office:value-type="float" office:value="0">
            <text:p>0</text:p>
          </table:table-cell>
          <table:table-cell table:style-name="ce91" table:formula="oooc:=SUMPRODUCT([.F3:.F14];[.L3:.L14])" office:value-type="float" office:value="0">
            <text:p>0</text:p>
          </table:table-cell>
          <table:table-cell table:style-name="ce91" table:formula="oooc:=SUMPRODUCT([.F3:.F14];[.M3:.M14])" office:value-type="float" office:value="0">
            <text:p>0</text:p>
          </table:table-cell>
          <table:table-cell table:style-name="ce91" table:formula="oooc:=SUMPRODUCT([.F3:.F14];[.N3:.N14])" office:value-type="float" office:value="48">
            <text:p>48</text:p>
          </table:table-cell>
          <table:table-cell table:style-name="ce91" table:formula="oooc:=SUMPRODUCT([.F3:.F14];[.O3:.O14])" office:value-type="float" office:value="24">
            <text:p>24</text:p>
          </table:table-cell>
          <table:table-cell table:style-name="ce91" table:formula="oooc:=SUMPRODUCT([.F3:.F14];[.P3:.P14])" office:value-type="float" office:value="90">
            <text:p>90</text:p>
          </table:table-cell>
          <table:table-cell table:style-name="ce91" table:formula="oooc:=SUMPRODUCT([.F3:.F14];[.Q3:.Q14])" office:value-type="float" office:value="0">
            <text:p>0</text:p>
          </table:table-cell>
          <table:table-cell table:style-name="ce91" table:formula="oooc:=SUMPRODUCT([.F3:.F14];[.R3:.R14])" office:value-type="float" office:value="30">
            <text:p>30</text:p>
          </table:table-cell>
          <table:table-cell table:style-name="ce91" table:formula="oooc:=SUMPRODUCT([.F3:.F14];[.S3:.S14])" office:value-type="float" office:value="58">
            <text:p>58</text:p>
          </table:table-cell>
          <table:table-cell table:style-name="ce91" table:formula="oooc:=SUMPRODUCT([.F3:.F14];[.T3:.T14])" office:value-type="float" office:value="23">
            <text:p>23</text:p>
          </table:table-cell>
          <table:table-cell table:style-name="ce80" table:formula="oooc:=IF([.K24]&gt;0;1;0)+IF([.L24]&gt;0;1;0)+IF([.M24]&gt;0;1;0)+IF([.N24]&gt;0;1;0)+IF([.O24]&gt;0;1;0)+IF([.P24]&gt;0;1;0)+IF([.Q24]&gt;0;1;0)+IF([.R24]&gt;0;1;0)+IF([.S24]&gt;0;1;0)+IF([.T24]&gt;0;1;0)" office:value-type="float" office:value="6">
            <text:p>6</text:p>
          </table:table-cell>
          <table:table-cell table:number-columns-repeated="235"/>
        </table:table-row>
        <table:table-row table:style-name="ro9">
          <table:table-cell/>
          <table:table-cell table:style-name="ce89" table:number-columns-repeated="6"/>
          <table:table-cell table:number-columns-repeated="2"/>
          <table:table-cell table:style-name="ce75" office:value-type="string">
            <text:p>cheese</text:p>
          </table:table-cell>
          <table:table-cell table:style-name="ce91" table:formula="oooc:=SUMPRODUCT([.G3:.G14];[.K3:.K14])" office:value-type="float" office:value="0">
            <text:p>0</text:p>
          </table:table-cell>
          <table:table-cell table:style-name="ce91" table:formula="oooc:=SUMPRODUCT([.G3:.G14];[.L3:.L14])" office:value-type="float" office:value="0">
            <text:p>0</text:p>
          </table:table-cell>
          <table:table-cell table:style-name="ce91" table:formula="oooc:=SUMPRODUCT([.G3:.G14];[.M3:.M14])" office:value-type="float" office:value="18">
            <text:p>18</text:p>
          </table:table-cell>
          <table:table-cell table:style-name="ce91" table:formula="oooc:=SUMPRODUCT([.G3:.G14];[.N3:.N14])" office:value-type="float" office:value="0">
            <text:p>0</text:p>
          </table:table-cell>
          <table:table-cell table:style-name="ce91" table:formula="oooc:=SUMPRODUCT([.G3:.G14];[.O3:.O14])" office:value-type="float" office:value="0">
            <text:p>0</text:p>
          </table:table-cell>
          <table:table-cell table:style-name="ce91" table:formula="oooc:=SUMPRODUCT([.G3:.G14];[.P3:.P14])" office:value-type="float" office:value="20">
            <text:p>20</text:p>
          </table:table-cell>
          <table:table-cell table:style-name="ce91" table:formula="oooc:=SUMPRODUCT([.G3:.G14];[.Q3:.Q14])" office:value-type="float" office:value="33">
            <text:p>33</text:p>
          </table:table-cell>
          <table:table-cell table:style-name="ce91" table:formula="oooc:=SUMPRODUCT([.G3:.G14];[.R3:.R14])" office:value-type="float" office:value="42">
            <text:p>42</text:p>
          </table:table-cell>
          <table:table-cell table:style-name="ce91" table:formula="oooc:=SUMPRODUCT([.G3:.G14];[.S3:.S14])" office:value-type="float" office:value="0">
            <text:p>0</text:p>
          </table:table-cell>
          <table:table-cell table:style-name="ce91" table:formula="oooc:=SUMPRODUCT([.G3:.G14];[.T3:.T14])" office:value-type="float" office:value="44">
            <text:p>44</text:p>
          </table:table-cell>
          <table:table-cell table:style-name="ce80" table:formula="oooc:=IF([.K25]&gt;0;1;0)+IF([.L25]&gt;0;1;0)+IF([.M25]&gt;0;1;0)+IF([.N25]&gt;0;1;0)+IF([.O25]&gt;0;1;0)+IF([.P25]&gt;0;1;0)+IF([.Q25]&gt;0;1;0)+IF([.R25]&gt;0;1;0)+IF([.S25]&gt;0;1;0)+IF([.T25]&gt;0;1;0)" office:value-type="float" office:value="5">
            <text:p>5</text:p>
          </table:table-cell>
          <table:table-cell table:number-columns-repeated="235"/>
        </table:table-row>
        <table:table-row table:style-name="ro9">
          <table:table-cell/>
          <table:table-cell table:style-name="ce89" table:number-columns-repeated="6"/>
          <table:table-cell table:number-columns-repeated="3"/>
          <table:table-cell table:style-name="ce80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80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80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80" table:formula="oooc:=IF([.N20]&gt;0;1;0)+IF([.N21]&gt;0;1;0)+IF([.N22]&gt;0;1;0)+IF([.N23]&gt;0;1;0)+IF([.N24]&gt;0;1;0)+IF([.N25]&gt;0;1;0)" office:value-type="float" office:value="4">
            <text:p>4</text:p>
          </table:table-cell>
          <table:table-cell table:style-name="ce80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80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80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80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80" table:formula="oooc:=IF([.S20]&gt;0;1;0)+IF([.S21]&gt;0;1;0)+IF([.S22]&gt;0;1;0)+IF([.S23]&gt;0;1;0)+IF([.S24]&gt;0;1;0)+IF([.S25]&gt;0;1;0)" office:value-type="float" office:value="5">
            <text:p>5</text:p>
          </table:table-cell>
          <table:table-cell table:style-name="ce80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ce89" table:number-columns-repeated="6"/>
          <table:table-cell table:number-columns-repeated="2"/>
          <table:table-cell table:style-name="ce74" office:value-type="string">
            <text:p>target</text:p>
          </table:table-cell>
          <table:table-cell table:style-name="ce81" office:value-type="float" office:value="3">
            <text:p>3</text:p>
          </table:table-cell>
          <table:table-cell table:number-columns-repeated="4" table:style-name="ce81" office:value-type="float" office:value="4">
            <text:p>4</text:p>
          </table:table-cell>
          <table:table-cell table:number-columns-repeated="4" table:style-name="ce81" office:value-type="float" office:value="5">
            <text:p>5</text:p>
          </table:table-cell>
          <table:table-cell table:style-name="ce81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ce89" table:number-columns-repeated="6"/>
          <table:table-cell table:number-columns-repeated="3"/>
          <table:table-cell table:style-name="ce93" table:formula="oooc:=IF([.K27]=[.K26];1;0)" office:value-type="float" office:value="1">
            <text:p>1</text:p>
          </table:table-cell>
          <table:table-cell table:style-name="ce93" table:formula="oooc:=IF([.L27]=[.L26];1;0)" office:value-type="float" office:value="1">
            <text:p>1</text:p>
          </table:table-cell>
          <table:table-cell table:style-name="ce93" table:formula="oooc:=IF([.M27]=[.M26];1;0)" office:value-type="float" office:value="1">
            <text:p>1</text:p>
          </table:table-cell>
          <table:table-cell table:style-name="ce93" table:formula="oooc:=IF([.N27]=[.N26];1;0)" office:value-type="float" office:value="1">
            <text:p>1</text:p>
          </table:table-cell>
          <table:table-cell table:style-name="ce93" table:formula="oooc:=IF([.O27]=[.O26];1;0)" office:value-type="float" office:value="1">
            <text:p>1</text:p>
          </table:table-cell>
          <table:table-cell table:style-name="ce93" table:formula="oooc:=IF([.P27]=[.P26];1;0)" office:value-type="float" office:value="1">
            <text:p>1</text:p>
          </table:table-cell>
          <table:table-cell table:style-name="ce93" table:formula="oooc:=IF([.Q27]=[.Q26];1;0)" office:value-type="float" office:value="1">
            <text:p>1</text:p>
          </table:table-cell>
          <table:table-cell table:style-name="ce93" table:formula="oooc:=IF([.R27]=[.R26];1;0)" office:value-type="float" office:value="1">
            <text:p>1</text:p>
          </table:table-cell>
          <table:table-cell table:style-name="ce93" table:formula="oooc:=IF([.S27]=[.S26];1;0)" office:value-type="float" office:value="1">
            <text:p>1</text:p>
          </table:table-cell>
          <table:table-cell table:style-name="ce93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12">
          <table:table-cell/>
          <table:table-cell table:style-name="ce89" table:number-columns-repeated="6"/>
          <table:table-cell table:number-columns-repeated="249"/>
        </table:table-row>
        <table:table-row table:style-name="ro2">
          <table:table-cell table:style-name="ce61" table:number-columns-repeated="7"/>
          <table:table-cell table:style-name="ce71"/>
          <table:table-cell table:style-name="ce61" table:number-columns-repeated="2"/>
          <table:table-cell table:style-name="ce6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Tortilla Soup', 'Burrito', ">
            <text:p>'Tortilla Soup', 'Burrito', </text:p>
          </table:table-cell>
          <table:table-cell table:style-name="ce83" table:formula="oooc:=IF((SUM([.K3:.K3])=0)   AND   ([.L3]&gt;0);&quot;'&quot;&amp;[.J3]&amp;&quot;', &quot;;&quot;&quot;)&amp;IF((SUM([.K4:.K4])=0)   AND   ([.L4]&gt;0);&quot;'&quot;&amp;[.J4]&amp;&quot;', &quot;;&quot;&quot;)&amp;IF((SUM([.K5:.K5])=0)   AND   ([.L5]&gt;0);&quot;'&quot;&amp;[.J5]&amp;&quot;', &quot;;&quot;&quot;)&amp;IF((SUM([.K6:.K6])=0)   AND   ([.L6]&gt;0);&quot;'&quot;&amp;[.J6]&amp;&quot;', &quot;;&quot;&quot;)&amp;IF((SUM([.K7:.K7])=0)   AND   ([.L7]&gt;0);&quot;'&quot;&amp;[.J7]&amp;&quot;', &quot;;&quot;&quot;)&amp;IF((SUM([.K8:.K8])=0)   AND   ([.L8]&gt;0);&quot;'&quot;&amp;[.J8]&amp;&quot;', &quot;;&quot;&quot;)&amp;IF((SUM([.K9:.K9])=0)   AND   ([.L9]&gt;0);&quot;'&quot;&amp;[.J9]&amp;&quot;', &quot;;&quot;&quot;)&amp;IF((SUM([.K10:.K10])=0)   AND   ([.L10]&gt;0);&quot;'&quot;&amp;[.J10]&amp;&quot;', &quot;;&quot;&quot;)&amp;IF((SUM([.K11:.K11])=0)   AND   ([.L11]&gt;0);&quot;'&quot;&amp;[.J11]&amp;&quot;', &quot;;&quot;&quot;)&amp;IF((SUM([.K12:.K12])=0)   AND   ([.L12]&gt;0);&quot;'&quot;&amp;[.J12]&amp;&quot;', &quot;;&quot;&quot;)&amp;IF((SUM([.K13:.K13])=0)   AND   ([.L13]&gt;0);&quot;'&quot;&amp;[.J13]&amp;&quot;', &quot;;&quot;&quot;)&amp;IF((SUM([.K14:.K14])=0)   AND   ([.L14]&gt;0);&quot;'&quot;&amp;[.J14]&amp;&quot;', &quot;;&quot;&quot;)" office:value-type="string" office:string-value="'Chiles Renellos', 'Chili con Carne', ">
            <text:p>'Chiles Renellos', 'Chili con Carne', </text:p>
          </table:table-cell>
          <table:table-cell table:style-name="ce61" table:formula="oooc:=IF((SUM([.K3:.L3])=0)   AND   ([.M3]&gt;0);&quot;'&quot;&amp;[.J3]&amp;&quot;', &quot;;&quot;&quot;)&amp;IF((SUM([.K4:.L4])=0)   AND   ([.M4]&gt;0);&quot;'&quot;&amp;[.J4]&amp;&quot;', &quot;;&quot;&quot;)&amp;IF((SUM([.K5:.L5])=0)   AND   ([.M5]&gt;0);&quot;'&quot;&amp;[.J5]&amp;&quot;', &quot;;&quot;&quot;)&amp;IF((SUM([.K6:.L6])=0)   AND   ([.M6]&gt;0);&quot;'&quot;&amp;[.J6]&amp;&quot;', &quot;;&quot;&quot;)&amp;IF((SUM([.K7:.L7])=0)   AND   ([.M7]&gt;0);&quot;'&quot;&amp;[.J7]&amp;&quot;', &quot;;&quot;&quot;)&amp;IF((SUM([.K8:.L8])=0)   AND   ([.M8]&gt;0);&quot;'&quot;&amp;[.J8]&amp;&quot;', &quot;;&quot;&quot;)&amp;IF((SUM([.K9:.L9])=0)   AND   ([.M9]&gt;0);&quot;'&quot;&amp;[.J9]&amp;&quot;', &quot;;&quot;&quot;)&amp;IF((SUM([.K10:.L10])=0)   AND   ([.M10]&gt;0);&quot;'&quot;&amp;[.J10]&amp;&quot;', &quot;;&quot;&quot;)&amp;IF((SUM([.K11:.L11])=0)   AND   ([.M11]&gt;0);&quot;'&quot;&amp;[.J11]&amp;&quot;', &quot;;&quot;&quot;)&amp;IF((SUM([.K12:.L12])=0)   AND   ([.M12]&gt;0);&quot;'&quot;&amp;[.J12]&amp;&quot;', &quot;;&quot;&quot;)&amp;IF((SUM([.K13:.L13])=0)   AND   ([.M13]&gt;0);&quot;'&quot;&amp;[.J13]&amp;&quot;', &quot;;&quot;&quot;)&amp;IF((SUM([.K14:.L14])=0)   AND   ([.M14]&gt;0);&quot;'&quot;&amp;[.J14]&amp;&quot;', &quot;;&quot;&quot;)" office:value-type="string" office:string-value="'Tex-Mex Turkey Casseruole', ">
            <text:p>'Tex-Mex Turkey Casseruole', </text:p>
          </table:table-cell>
          <table:table-cell table:style-name="ce61" table:formula="oooc:=IF((SUM([.K3:.M3])=0)   AND   ([.N3]&gt;0);&quot;'&quot;&amp;[.J3]&amp;&quot;', &quot;;&quot;&quot;)&amp;IF((SUM([.K4:.M4])=0)   AND   ([.N4]&gt;0);&quot;'&quot;&amp;[.J4]&amp;&quot;', &quot;;&quot;&quot;)&amp;IF((SUM([.K5:.M5])=0)   AND   ([.N5]&gt;0);&quot;'&quot;&amp;[.J5]&amp;&quot;', &quot;;&quot;&quot;)&amp;IF((SUM([.K6:.M6])=0)   AND   ([.N6]&gt;0);&quot;'&quot;&amp;[.J6]&amp;&quot;', &quot;;&quot;&quot;)&amp;IF((SUM([.K7:.M7])=0)   AND   ([.N7]&gt;0);&quot;'&quot;&amp;[.J7]&amp;&quot;', &quot;;&quot;&quot;)&amp;IF((SUM([.K8:.M8])=0)   AND   ([.N8]&gt;0);&quot;'&quot;&amp;[.J8]&amp;&quot;', &quot;;&quot;&quot;)&amp;IF((SUM([.K9:.M9])=0)   AND   ([.N9]&gt;0);&quot;'&quot;&amp;[.J9]&amp;&quot;', &quot;;&quot;&quot;)&amp;IF((SUM([.K10:.M10])=0)   AND   ([.N10]&gt;0);&quot;'&quot;&amp;[.J10]&amp;&quot;', &quot;;&quot;&quot;)&amp;IF((SUM([.K11:.M11])=0)   AND   ([.N11]&gt;0);&quot;'&quot;&amp;[.J11]&amp;&quot;', &quot;;&quot;&quot;)&amp;IF((SUM([.K12:.M12])=0)   AND   ([.N12]&gt;0);&quot;'&quot;&amp;[.J12]&amp;&quot;', &quot;;&quot;&quot;)&amp;IF((SUM([.K13:.M13])=0)   AND   ([.N13]&gt;0);&quot;'&quot;&amp;[.J13]&amp;&quot;', &quot;;&quot;&quot;)&amp;IF((SUM([.K14:.M14])=0)   AND   ([.N14]&gt;0);&quot;'&quot;&amp;[.J14]&amp;&quot;', &quot;;&quot;&quot;)" office:value-type="string" office:string-value="'Guacamole', 'Avocado Salsa', ">
            <text:p>'Guacamole', 'Avocado Salsa', </text:p>
          </table:table-cell>
          <table:table-cell table:style-name="ce61" table:formula="oooc:=IF((SUM([.K3:.N3])=0)   AND   ([.O3]&gt;0);&quot;'&quot;&amp;[.J3]&amp;&quot;', &quot;;&quot;&quot;)&amp;IF((SUM([.K4:.N4])=0)   AND   ([.O4]&gt;0);&quot;'&quot;&amp;[.J4]&amp;&quot;', &quot;;&quot;&quot;)&amp;IF((SUM([.K5:.N5])=0)   AND   ([.O5]&gt;0);&quot;'&quot;&amp;[.J5]&amp;&quot;', &quot;;&quot;&quot;)&amp;IF((SUM([.K6:.N6])=0)   AND   ([.O6]&gt;0);&quot;'&quot;&amp;[.J6]&amp;&quot;', &quot;;&quot;&quot;)&amp;IF((SUM([.K7:.N7])=0)   AND   ([.O7]&gt;0);&quot;'&quot;&amp;[.J7]&amp;&quot;', &quot;;&quot;&quot;)&amp;IF((SUM([.K8:.N8])=0)   AND   ([.O8]&gt;0);&quot;'&quot;&amp;[.J8]&amp;&quot;', &quot;;&quot;&quot;)&amp;IF((SUM([.K9:.N9])=0)   AND   ([.O9]&gt;0);&quot;'&quot;&amp;[.J9]&amp;&quot;', &quot;;&quot;&quot;)&amp;IF((SUM([.K10:.N10])=0)   AND   ([.O10]&gt;0);&quot;'&quot;&amp;[.J10]&amp;&quot;', &quot;;&quot;&quot;)&amp;IF((SUM([.K11:.N11])=0)   AND   ([.O11]&gt;0);&quot;'&quot;&amp;[.J11]&amp;&quot;', &quot;;&quot;&quot;)&amp;IF((SUM([.K12:.N12])=0)   AND   ([.O12]&gt;0);&quot;'&quot;&amp;[.J12]&amp;&quot;', &quot;;&quot;&quot;)&amp;IF((SUM([.K13:.N13])=0)   AND   ([.O13]&gt;0);&quot;'&quot;&amp;[.J13]&amp;&quot;', &quot;;&quot;&quot;)&amp;IF((SUM([.K14:.N14])=0)   AND   ([.O14]&gt;0);&quot;'&quot;&amp;[.J14]&amp;&quot;', &quot;;&quot;&quot;)" office:value-type="string" office:string-value="'Fajitas', ">
            <text:p>'Fajitas', </text:p>
          </table:table-cell>
          <table:table-cell table:style-name="ce61" table:formula="oooc:=IF((SUM([.K3:.O3])=0)   AND   ([.P3]&gt;0);&quot;'&quot;&amp;[.J3]&amp;&quot;', &quot;;&quot;&quot;)&amp;IF((SUM([.K4:.O4])=0)   AND   ([.P4]&gt;0);&quot;'&quot;&amp;[.J4]&amp;&quot;', &quot;;&quot;&quot;)&amp;IF((SUM([.K5:.O5])=0)   AND   ([.P5]&gt;0);&quot;'&quot;&amp;[.J5]&amp;&quot;', &quot;;&quot;&quot;)&amp;IF((SUM([.K6:.O6])=0)   AND   ([.P6]&gt;0);&quot;'&quot;&amp;[.J6]&amp;&quot;', &quot;;&quot;&quot;)&amp;IF((SUM([.K7:.O7])=0)   AND   ([.P7]&gt;0);&quot;'&quot;&amp;[.J7]&amp;&quot;', &quot;;&quot;&quot;)&amp;IF((SUM([.K8:.O8])=0)   AND   ([.P8]&gt;0);&quot;'&quot;&amp;[.J8]&amp;&quot;', &quot;;&quot;&quot;)&amp;IF((SUM([.K9:.O9])=0)   AND   ([.P9]&gt;0);&quot;'&quot;&amp;[.J9]&amp;&quot;', &quot;;&quot;&quot;)&amp;IF((SUM([.K10:.O10])=0)   AND   ([.P10]&gt;0);&quot;'&quot;&amp;[.J10]&amp;&quot;', &quot;;&quot;&quot;)&amp;IF((SUM([.K11:.O11])=0)   AND   ([.P11]&gt;0);&quot;'&quot;&amp;[.J11]&amp;&quot;', &quot;;&quot;&quot;)&amp;IF((SUM([.K12:.O12])=0)   AND   ([.P12]&gt;0);&quot;'&quot;&amp;[.J12]&amp;&quot;', &quot;;&quot;&quot;)&amp;IF((SUM([.K13:.O13])=0)   AND   ([.P13]&gt;0);&quot;'&quot;&amp;[.J13]&amp;&quot;', &quot;;&quot;&quot;)&amp;IF((SUM([.K14:.O14])=0)   AND   ([.P14]&gt;0);&quot;'&quot;&amp;[.J14]&amp;&quot;', &quot;;&quot;&quot;)" office:value-type="string" office:string-value="'Quesadilla', ">
            <text:p>'Quesadilla', </text:p>
          </table:table-cell>
          <table:table-cell table:style-name="ce61" table:formula="oooc:=IF((SUM([.K3:.P3])=0)   AND   ([.Q3]&gt;0);&quot;'&quot;&amp;[.J3]&amp;&quot;', &quot;;&quot;&quot;)&amp;IF((SUM([.K4:.P4])=0)   AND   ([.Q4]&gt;0);&quot;'&quot;&amp;[.J4]&amp;&quot;', &quot;;&quot;&quot;)&amp;IF((SUM([.K5:.P5])=0)   AND   ([.Q5]&gt;0);&quot;'&quot;&amp;[.J5]&amp;&quot;', &quot;;&quot;&quot;)&amp;IF((SUM([.K6:.P6])=0)   AND   ([.Q6]&gt;0);&quot;'&quot;&amp;[.J6]&amp;&quot;', &quot;;&quot;&quot;)&amp;IF((SUM([.K7:.P7])=0)   AND   ([.Q7]&gt;0);&quot;'&quot;&amp;[.J7]&amp;&quot;', &quot;;&quot;&quot;)&amp;IF((SUM([.K8:.P8])=0)   AND   ([.Q8]&gt;0);&quot;'&quot;&amp;[.J8]&amp;&quot;', &quot;;&quot;&quot;)&amp;IF((SUM([.K9:.P9])=0)   AND   ([.Q9]&gt;0);&quot;'&quot;&amp;[.J9]&amp;&quot;', &quot;;&quot;&quot;)&amp;IF((SUM([.K10:.P10])=0)   AND   ([.Q10]&gt;0);&quot;'&quot;&amp;[.J10]&amp;&quot;', &quot;;&quot;&quot;)&amp;IF((SUM([.K11:.P11])=0)   AND   ([.Q11]&gt;0);&quot;'&quot;&amp;[.J11]&amp;&quot;', &quot;;&quot;&quot;)&amp;IF((SUM([.K12:.P12])=0)   AND   ([.Q12]&gt;0);&quot;'&quot;&amp;[.J12]&amp;&quot;', &quot;;&quot;&quot;)&amp;IF((SUM([.K13:.P13])=0)   AND   ([.Q13]&gt;0);&quot;'&quot;&amp;[.J13]&amp;&quot;', &quot;;&quot;&quot;)&amp;IF((SUM([.K14:.P14])=0)   AND   ([.Q14]&gt;0);&quot;'&quot;&amp;[.J14]&amp;&quot;', &quot;;&quot;&quot;)" office:value-type="string" office:string-value="'Cheese Nachos', 'Football Fan Nachos', ">
            <text:p>'Cheese Nachos', 'Football Fan Nachos', </text:p>
          </table:table-cell>
          <table:table-cell table:style-name="ce61" table:formula="oooc:=IF((SUM([.K3:.Q3])=0)   AND   ([.R3]&gt;0);&quot;'&quot;&amp;[.J3]&amp;&quot;', &quot;;&quot;&quot;)&amp;IF((SUM([.K4:.Q4])=0)   AND   ([.R4]&gt;0);&quot;'&quot;&amp;[.J4]&amp;&quot;', &quot;;&quot;&quot;)&amp;IF((SUM([.K5:.Q5])=0)   AND   ([.R5]&gt;0);&quot;'&quot;&amp;[.J5]&amp;&quot;', &quot;;&quot;&quot;)&amp;IF((SUM([.K6:.Q6])=0)   AND   ([.R6]&gt;0);&quot;'&quot;&amp;[.J6]&amp;&quot;', &quot;;&quot;&quot;)&amp;IF((SUM([.K7:.Q7])=0)   AND   ([.R7]&gt;0);&quot;'&quot;&amp;[.J7]&amp;&quot;', &quot;;&quot;&quot;)&amp;IF((SUM([.K8:.Q8])=0)   AND   ([.R8]&gt;0);&quot;'&quot;&amp;[.J8]&amp;&quot;', &quot;;&quot;&quot;)&amp;IF((SUM([.K9:.Q9])=0)   AND   ([.R9]&gt;0);&quot;'&quot;&amp;[.J9]&amp;&quot;', &quot;;&quot;&quot;)&amp;IF((SUM([.K10:.Q10])=0)   AND   ([.R10]&gt;0);&quot;'&quot;&amp;[.J10]&amp;&quot;', &quot;;&quot;&quot;)&amp;IF((SUM([.K11:.Q11])=0)   AND   ([.R11]&gt;0);&quot;'&quot;&amp;[.J11]&amp;&quot;', &quot;;&quot;&quot;)&amp;IF((SUM([.K12:.Q12])=0)   AND   ([.R12]&gt;0);&quot;'&quot;&amp;[.J12]&amp;&quot;', &quot;;&quot;&quot;)&amp;IF((SUM([.K13:.Q13])=0)   AND   ([.R13]&gt;0);&quot;'&quot;&amp;[.J13]&amp;&quot;', &quot;;&quot;&quot;)&amp;IF((SUM([.K14:.Q14])=0)   AND   ([.R14]&gt;0);&quot;'&quot;&amp;[.J14]&amp;&quot;', &quot;;&quot;&quot;)" office:value-type="string" office:string-value="'Avocado Stuffed Tacos', ">
            <text:p>'Avocado Stuffed Tacos', </text:p>
          </table:table-cell>
          <table:table-cell table:style-name="ce61" table:formula="oooc:=IF((SUM([.K3:.R3])=0)   AND   ([.S3]&gt;0);&quot;'&quot;&amp;[.J3]&amp;&quot;', &quot;;&quot;&quot;)&amp;IF((SUM([.K4:.R4])=0)   AND   ([.S4]&gt;0);&quot;'&quot;&amp;[.J4]&amp;&quot;', &quot;;&quot;&quot;)&amp;IF((SUM([.K5:.R5])=0)   AND   ([.S5]&gt;0);&quot;'&quot;&amp;[.J5]&amp;&quot;', &quot;;&quot;&quot;)&amp;IF((SUM([.K6:.R6])=0)   AND   ([.S6]&gt;0);&quot;'&quot;&amp;[.J6]&amp;&quot;', &quot;;&quot;&quot;)&amp;IF((SUM([.K7:.R7])=0)   AND   ([.S7]&gt;0);&quot;'&quot;&amp;[.J7]&amp;&quot;', &quot;;&quot;&quot;)&amp;IF((SUM([.K8:.R8])=0)   AND   ([.S8]&gt;0);&quot;'&quot;&amp;[.J8]&amp;&quot;', &quot;;&quot;&quot;)&amp;IF((SUM([.K9:.R9])=0)   AND   ([.S9]&gt;0);&quot;'&quot;&amp;[.J9]&amp;&quot;', &quot;;&quot;&quot;)&amp;IF((SUM([.K10:.R10])=0)   AND   ([.S10]&gt;0);&quot;'&quot;&amp;[.J10]&amp;&quot;', &quot;;&quot;&quot;)&amp;IF((SUM([.K11:.R11])=0)   AND   ([.S11]&gt;0);&quot;'&quot;&amp;[.J11]&amp;&quot;', &quot;;&quot;&quot;)&amp;IF((SUM([.K12:.R12])=0)   AND   ([.S12]&gt;0);&quot;'&quot;&amp;[.J12]&amp;&quot;', &quot;;&quot;&quot;)&amp;IF((SUM([.K13:.R13])=0)   AND   ([.S13]&gt;0);&quot;'&quot;&amp;[.J13]&amp;&quot;', &quot;;&quot;&quot;)&amp;IF((SUM([.K14:.R14])=0)   AND   ([.S14]&gt;0);&quot;'&quot;&amp;[.J14]&amp;&quot;', &quot;;&quot;&quot;)">
            <text:p/>
          </table:table-cell>
          <table:table-cell table:style-name="ce61" table:formula="oooc:=IF((SUM([.K3:.S3])=0)   AND   ([.T3]&gt;0);&quot;'&quot;&amp;[.J3]&amp;&quot;', &quot;;&quot;&quot;)&amp;IF((SUM([.K4:.S4])=0)   AND   ([.T4]&gt;0);&quot;'&quot;&amp;[.J4]&amp;&quot;', &quot;;&quot;&quot;)&amp;IF((SUM([.K5:.S5])=0)   AND   ([.T5]&gt;0);&quot;'&quot;&amp;[.J5]&amp;&quot;', &quot;;&quot;&quot;)&amp;IF((SUM([.K6:.S6])=0)   AND   ([.T6]&gt;0);&quot;'&quot;&amp;[.J6]&amp;&quot;', &quot;;&quot;&quot;)&amp;IF((SUM([.K7:.S7])=0)   AND   ([.T7]&gt;0);&quot;'&quot;&amp;[.J7]&amp;&quot;', &quot;;&quot;&quot;)&amp;IF((SUM([.K8:.S8])=0)   AND   ([.T8]&gt;0);&quot;'&quot;&amp;[.J8]&amp;&quot;', &quot;;&quot;&quot;)&amp;IF((SUM([.K9:.S9])=0)   AND   ([.T9]&gt;0);&quot;'&quot;&amp;[.J9]&amp;&quot;', &quot;;&quot;&quot;)&amp;IF((SUM([.K10:.S10])=0)   AND   ([.T10]&gt;0);&quot;'&quot;&amp;[.J10]&amp;&quot;', &quot;;&quot;&quot;)&amp;IF((SUM([.K11:.S11])=0)   AND   ([.T11]&gt;0);&quot;'&quot;&amp;[.J11]&amp;&quot;', &quot;;&quot;&quot;)&amp;IF((SUM([.K12:.S12])=0)   AND   ([.T12]&gt;0);&quot;'&quot;&amp;[.J12]&amp;&quot;', &quot;;&quot;&quot;)&amp;IF((SUM([.K13:.S13])=0)   AND   ([.T13]&gt;0);&quot;'&quot;&amp;[.J13]&amp;&quot;', &quot;;&quot;&quot;)&amp;IF((SUM([.K14:.S14])=0)   AND   ([.T14]&gt;0);&quot;'&quot;&amp;[.J14]&amp;&quot;', &quot;;&quot;&quot;)">
            <text:p/>
          </table:table-cell>
          <table:table-cell table:style-name="ce71"/>
          <table:table-cell table:style-name="ce61" table:number-columns-repeated="235"/>
        </table:table-row>
        <table:table-row table:style-name="ro12" table:number-rows-repeated="3">
          <table:table-cell/>
          <table:table-cell table:style-name="ce89" table:number-columns-repeated="6"/>
          <table:table-cell table:number-columns-repeated="249"/>
        </table:table-row>
        <table:table-row table:style-name="ro13">
          <table:table-cell/>
          <table:table-cell table:style-name="ce89" table:number-columns-repeated="6"/>
          <table:table-cell table:number-columns-repeated="3"/>
          <table:table-cell table:style-name="ce94"/>
          <table:table-cell table:style-name="ce98" table:number-columns-repeated="2"/>
          <table:table-cell table:style-name="ce98" office:value-type="float" office:value="2">
            <text:p>2</text:p>
          </table:table-cell>
          <table:table-cell table:style-name="ce98" office:value-type="float" office:value="3">
            <text:p>3</text:p>
          </table:table-cell>
          <table:table-cell table:style-name="ce98" table:number-columns-repeated="2"/>
          <table:table-cell table:style-name="ce98" office:value-type="float" office:value="2">
            <text:p>2</text:p>
          </table:table-cell>
          <table:table-cell table:style-name="ce98"/>
          <table:table-cell table:style-name="ce99"/>
          <table:table-cell table:number-columns-repeated="236"/>
        </table:table-row>
        <table:table-row table:style-name="ro13">
          <table:table-cell/>
          <table:table-cell table:style-name="ce89" table:number-columns-repeated="6"/>
          <table:table-cell table:number-columns-repeated="3"/>
          <table:table-cell table:style-name="ce95"/>
          <table:table-cell table:style-name="ce91" table:number-columns-repeated="4"/>
          <table:table-cell table:style-name="ce91" office:value-type="float" office:value="6">
            <text:p>6</text:p>
          </table:table-cell>
          <table:table-cell table:style-name="ce91" table:number-columns-repeated="2"/>
          <table:table-cell table:style-name="ce91" office:value-type="float" office:value="1">
            <text:p>1</text:p>
          </table:table-cell>
          <table:table-cell table:style-name="ce100" office:value-type="float" office:value="2">
            <text:p>2</text:p>
          </table:table-cell>
          <table:table-cell table:number-columns-repeated="236"/>
        </table:table-row>
        <table:table-row table:style-name="ro13">
          <table:table-cell/>
          <table:table-cell table:style-name="ce89" table:number-columns-repeated="6"/>
          <table:table-cell table:number-columns-repeated="3"/>
          <table:table-cell table:style-name="ce95"/>
          <table:table-cell table:style-name="ce91" office:value-type="float" office:value="2">
            <text:p>2</text:p>
          </table:table-cell>
          <table:table-cell table:style-name="ce91" table:number-columns-repeated="4"/>
          <table:table-cell table:style-name="ce91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91" office:value-type="float" office:value="1">
            <text:p>1</text:p>
          </table:table-cell>
          <table:table-cell table:style-name="ce100"/>
          <table:table-cell table:number-columns-repeated="236"/>
        </table:table-row>
        <table:table-row table:style-name="ro13">
          <table:table-cell/>
          <table:table-cell table:style-name="ce89" table:number-columns-repeated="6"/>
          <table:table-cell table:number-columns-repeated="3"/>
          <table:table-cell table:style-name="ce95" office:value-type="float" office:value="5">
            <text:p>5</text:p>
          </table:table-cell>
          <table:table-cell table:style-name="ce91"/>
          <table:table-cell table:style-name="ce91" office:value-type="float" office:value="4">
            <text:p>4</text:p>
          </table:table-cell>
          <table:table-cell table:style-name="ce91" office:value-type="float" office:value="3">
            <text:p>3</text:p>
          </table:table-cell>
          <table:table-cell table:style-name="ce91" table:number-columns-repeated="2"/>
          <table:table-cell table:style-name="ce91" office:value-type="float" office:value="3">
            <text:p>3</text:p>
          </table:table-cell>
          <table:table-cell table:style-name="ce91" table:number-columns-repeated="2"/>
          <table:table-cell table:style-name="ce100"/>
          <table:table-cell table:number-columns-repeated="236"/>
        </table:table-row>
        <table:table-row table:style-name="ro13">
          <table:table-cell table:number-columns-repeated="10"/>
          <table:table-cell table:style-name="ce96"/>
          <table:table-cell table:style-name="ce92" office:value-type="float" office:value="3">
            <text:p>3</text:p>
          </table:table-cell>
          <table:table-cell table:style-name="ce92" table:number-columns-repeated="2"/>
          <table:table-cell table:style-name="ce92" office:value-type="float" office:value="1">
            <text:p>1</text:p>
          </table:table-cell>
          <table:table-cell table:style-name="ce92"/>
          <table:table-cell table:style-name="ce92" office:value-type="float" office:value="2">
            <text:p>2</text:p>
          </table:table-cell>
          <table:table-cell table:style-name="ce92"/>
          <table:table-cell table:style-name="ce92" office:value-type="float" office:value="2">
            <text:p>2</text:p>
          </table:table-cell>
          <table:table-cell table:style-name="ce101" office:value-type="float" office:value="4">
            <text:p>4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95"/>
          <table:table-cell table:style-name="ce91"/>
          <table:table-cell table:style-name="ce91" office:value-type="float" office:value="3">
            <text:p>3</text:p>
          </table:table-cell>
          <table:table-cell table:style-name="ce91"/>
          <table:table-cell table:style-name="ce91" office:value-type="float" office:value="2">
            <text:p>2</text:p>
          </table:table-cell>
          <table:table-cell table:style-name="ce91" table:number-columns-repeated="2"/>
          <table:table-cell table:style-name="ce91" office:value-type="float" office:value="1">
            <text:p>1</text:p>
          </table:table-cell>
          <table:table-cell table:style-name="ce91" office:value-type="float" office:value="3">
            <text:p>3</text:p>
          </table:table-cell>
          <table:table-cell table:style-name="ce100"/>
          <table:table-cell table:number-columns-repeated="236"/>
        </table:table-row>
        <table:table-row table:style-name="ro13">
          <table:table-cell table:number-columns-repeated="10"/>
          <table:table-cell table:style-name="ce95"/>
          <table:table-cell table:style-name="ce91"/>
          <table:table-cell table:style-name="ce91" office:value-type="float" office:value="1">
            <text:p>1</text:p>
          </table:table-cell>
          <table:table-cell table:style-name="ce91" table:number-columns-repeated="2"/>
          <table:table-cell table:style-name="ce91" office:value-type="float" office:value="1">
            <text:p>1</text:p>
          </table:table-cell>
          <table:table-cell table:style-name="ce91"/>
          <table:table-cell table:style-name="ce91" office:value-type="float" office:value="3">
            <text:p>3</text:p>
          </table:table-cell>
          <table:table-cell table:style-name="ce91"/>
          <table:table-cell table:style-name="ce100"/>
          <table:table-cell table:number-columns-repeated="236"/>
        </table:table-row>
        <table:table-row table:style-name="ro13">
          <table:table-cell table:number-columns-repeated="10"/>
          <table:table-cell table:style-name="ce95"/>
          <table:table-cell table:style-name="ce91" office:value-type="float" office:value="4">
            <text:p>4</text:p>
          </table:table-cell>
          <table:table-cell table:style-name="ce91" table:number-columns-repeated="4"/>
          <table:table-cell table:style-name="ce91" office:value-type="float" office:value="4">
            <text:p>4</text:p>
          </table:table-cell>
          <table:table-cell table:style-name="ce91"/>
          <table:table-cell table:style-name="ce91" office:value-type="float" office:value="2">
            <text:p>2</text:p>
          </table:table-cell>
          <table:table-cell table:style-name="ce100"/>
          <table:table-cell table:number-columns-repeated="236"/>
        </table:table-row>
        <table:table-row table:style-name="ro13">
          <table:table-cell table:number-columns-repeated="10"/>
          <table:table-cell table:style-name="ce95" office:value-type="float" office:value="3">
            <text:p>3</text:p>
          </table:table-cell>
          <table:table-cell table:style-name="ce91" table:number-columns-repeated="2"/>
          <table:table-cell table:style-name="ce91" office:value-type="float" office:value="2">
            <text:p>2</text:p>
          </table:table-cell>
          <table:table-cell table:style-name="ce91" table:number-columns-repeated="5"/>
          <table:table-cell table:style-name="ce100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96"/>
          <table:table-cell table:style-name="ce92" table:number-columns-repeated="4"/>
          <table:table-cell table:style-name="ce92" office:value-type="float" office:value="1">
            <text:p>1</text:p>
          </table:table-cell>
          <table:table-cell table:style-name="ce92" table:number-columns-repeated="3"/>
          <table:table-cell table:style-name="ce101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95"/>
          <table:table-cell table:style-name="ce91" table:number-columns-repeated="2"/>
          <table:table-cell table:style-name="ce91" office:value-type="float" office:value="1">
            <text:p>1</text:p>
          </table:table-cell>
          <table:table-cell table:style-name="ce91" table:number-columns-repeated="2"/>
          <table:table-cell table:number-columns-repeated="2" table:style-name="ce91" office:value-type="float" office:value="2">
            <text:p>2</text:p>
          </table:table-cell>
          <table:table-cell table:style-name="ce91"/>
          <table:table-cell table:style-name="ce100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96"/>
          <table:table-cell table:style-name="ce92" table:number-columns-repeated="3"/>
          <table:table-cell table:style-name="ce92" office:value-type="float" office:value="1">
            <text:p>1</text:p>
          </table:table-cell>
          <table:table-cell table:style-name="ce92" office:value-type="float" office:value="2">
            <text:p>2</text:p>
          </table:table-cell>
          <table:table-cell table:style-name="ce92" table:number-columns-repeated="2"/>
          <table:table-cell table:style-name="ce92" office:value-type="float" office:value="2">
            <text:p>2</text:p>
          </table:table-cell>
          <table:table-cell table:style-name="ce101" office:value-type="float" office:value="3">
            <text:p>3</text:p>
          </table:table-cell>
          <table:table-cell table:number-columns-repeated="236"/>
        </table:table-row>
        <table:table-row table:style-name="ro2" table:number-rows-repeated="2">
          <table:table-cell table:number-columns-repeated="256"/>
        </table:table-row>
        <table:table-row table:style-name="ro2" table:number-rows-repeated="4">
          <table:table-cell table:number-columns-repeated="10"/>
          <table:table-cell table:style-name="ce91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97" table:number-columns-repeated="4"/>
          <table:table-cell table:number-columns-repeated="242"/>
        </table:table-row>
        <table:table-row table:style-name="ro2" table:number-rows-repeated="4">
          <table:table-cell table:number-columns-repeated="10"/>
          <table:table-cell table:style-name="ce91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97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91" table:number-columns-repeated="4"/>
          <table:table-cell table:number-columns-repeated="242"/>
        </table:table-row>
        <table:table-row table:style-name="ro2">
          <table:table-cell table:number-columns-repeated="10"/>
          <table:table-cell table:style-name="ce97" table:number-columns-repeated="4"/>
          <table:table-cell table:number-columns-repeated="242"/>
        </table:table-row>
        <table:table-row table:style-name="ro2" table:number-rows-repeated="6547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3 _ Russian" table:style-name="ta1" table:print="false">
        <table:table-column table:style-name="co10" table:default-cell-style-name="Default"/>
        <table:table-column table:style-name="co6" table:default-cell-style-name="ce111"/>
        <table:table-column table:style-name="co6" table:default-cell-style-name="ce106"/>
        <table:table-column table:style-name="co6" table:default-cell-style-name="ce111"/>
        <table:table-column table:style-name="co6" table:number-columns-repeated="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number-columns-repeated="10" table:default-cell-style-name="ce111"/>
        <table:table-column table:style-name="co6" table:number-columns-repeated="2" table:default-cell-style-name="Default"/>
        <table:table-column table:style-name="co3" table:number-columns-repeated="234" table:default-cell-style-name="Default"/>
        <table:table-row table:style-name="ro10">
          <table:table-cell table:style-name="ce25"/>
          <table:table-cell table:style-name="ce1" office:value-type="string" table:number-columns-spanned="6" table:number-rows-spanned="1">
            <text:p>Кухня</text:p>
          </table:table-cell>
          <table:covered-table-cell table:number-columns-repeated="2" table:style-name="Default"/>
          <table:covered-table-cell table:number-columns-repeated="3"/>
          <table:table-cell table:number-columns-repeated="3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02" office:value-type="string">
            <text:p>Название</text:p>
          </table:table-cell>
          <table:table-cell table:style-name="ce105" office:value-type="string">
            <text:p>pork</text:p>
          </table:table-cell>
          <table:table-cell table:style-name="ce105" office:value-type="string">
            <text:p>mushroom</text:p>
          </table:table-cell>
          <table:table-cell table:style-name="ce105" office:value-type="string">
            <text:p>cabbage</text:p>
          </table:table-cell>
          <table:table-cell table:style-name="ce105" office:value-type="string">
            <text:p>potato</text:p>
          </table:table-cell>
          <table:table-cell table:style-name="ce105" office:value-type="string">
            <text:p>onion</text:p>
          </table:table-cell>
          <table:table-cell table:style-name="ce105" office:value-type="string">
            <text:p>flour</text:p>
          </table:table-cell>
          <table:table-cell table:style-name="ce105"/>
          <table:table-cell/>
          <table:table-cell table:style-name="ce114" office:value-type="string">
            <text:p>Название</text:p>
          </table:table-cell>
          <table:table-cell table:style-name="ce114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3">
            <text:p>3</text:p>
          </table:table-cell>
          <table:table-cell table:style-name="ce114" office:value-type="float" office:value="4">
            <text:p>4</text:p>
          </table:table-cell>
          <table:table-cell table:style-name="ce114" office:value-type="float" office:value="5">
            <text:p>5</text:p>
          </table:table-cell>
          <table:table-cell table:style-name="ce114" office:value-type="float" office:value="6">
            <text:p>6</text:p>
          </table:table-cell>
          <table:table-cell table:style-name="ce114" office:value-type="float" office:value="7">
            <text:p>7</text:p>
          </table:table-cell>
          <table:table-cell table:style-name="ce114" office:value-type="float" office:value="8">
            <text:p>8</text:p>
          </table:table-cell>
          <table:table-cell table:style-name="ce114" office:value-type="float" office:value="9">
            <text:p>9</text:p>
          </table:table-cell>
          <table:table-cell table:style-name="ce114" office:value-type="float" office:value="10">
            <text:p>10</text:p>
          </table:table-cell>
          <table:table-cell/>
          <table:table-cell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03" office:value-type="string">
            <text:p>Cabbage Stew</text:p>
          </table:table-cell>
          <table:table-cell table:style-name="ce106" office:value-type="float" office:value="6">
            <text:p>6</text:p>
          </table:table-cell>
          <table:table-cell/>
          <table:table-cell table:style-name="ce107" office:value-type="float" office:value="8">
            <text:p>8</text:p>
          </table:table-cell>
          <table:table-cell table:number-columns-repeated="3" table:style-name="ce107"/>
          <table:table-cell table:style-name="ce113" table:formula="oooc:=SUM([.B3:.G3])" office:value-type="float" office:value="14">
            <text:p>14</text:p>
          </table:table-cell>
          <table:table-cell/>
          <table:table-cell table:style-name="ce58" table:formula="oooc:=[.A3]" office:value-type="string" office:string-value="Cabbage Stew">
            <text:p>Cabbage Stew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129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60" table:formula="oooc:=SUM([.K3:.T3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3" office:value-type="string">
            <text:p>Pelmeni</text:p>
          </table:table-cell>
          <table:table-cell table:style-name="ce106" office:value-type="float" office:value="8">
            <text:p>8</text:p>
          </table:table-cell>
          <table:table-cell table:style-name="ce107"/>
          <table:table-cell table:style-name="ce106"/>
          <table:table-cell table:number-columns-repeated="2" table:style-name="ce107"/>
          <table:table-cell table:style-name="ce107" office:value-type="float" office:value="6">
            <text:p>6</text:p>
          </table:table-cell>
          <table:table-cell table:style-name="ce113" table:formula="oooc:=SUM([.B4:.G4])" office:value-type="float" office:value="14">
            <text:p>14</text:p>
          </table:table-cell>
          <table:table-cell/>
          <table:table-cell table:style-name="ce58" table:formula="oooc:=[.A4]" office:value-type="string" office:string-value="Pelmeni">
            <text:p>Pelmeni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style-name="ce129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60" table:formula="oooc:=SUM([.K4:.T4])" office:value-type="float" office:value="9">
            <text:p>9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3" office:value-type="string">
            <text:p>Golubtsy</text:p>
          </table:table-cell>
          <table:table-cell table:style-name="ce107"/>
          <table:table-cell office:value-type="float" office:value="7">
            <text:p>7</text:p>
          </table:table-cell>
          <table:table-cell table:style-name="ce107" office:value-type="float" office:value="7">
            <text:p>7</text:p>
          </table:table-cell>
          <table:table-cell table:number-columns-repeated="2" table:style-name="ce107"/>
          <table:table-cell table:style-name="ce106"/>
          <table:table-cell table:style-name="ce113" table:formula="oooc:=SUM([.B5:.G5])" office:value-type="float" office:value="14">
            <text:p>14</text:p>
          </table:table-cell>
          <table:table-cell/>
          <table:table-cell table:style-name="ce58" table:formula="oooc:=[.A5]" office:value-type="string" office:string-value="Golubtsy">
            <text:p>Golubts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29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60" table:formula="oooc:=SUM([.K5:.T5])" office:value-type="float" office:value="6">
            <text:p>6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3" office:value-type="string">
            <text:p>Fried Mushrooms</text:p>
          </table:table-cell>
          <table:table-cell table:style-name="ce107"/>
          <table:table-cell table:style-name="ce107" office:value-type="float" office:value="9">
            <text:p>9</text:p>
          </table:table-cell>
          <table:table-cell table:style-name="ce107"/>
          <table:table-cell table:style-name="ce106"/>
          <table:table-cell table:style-name="ce106" office:value-type="float" office:value="5">
            <text:p>5</text:p>
          </table:table-cell>
          <table:table-cell table:style-name="ce107"/>
          <table:table-cell table:style-name="ce113" table:formula="oooc:=SUM([.B6:.G6])" office:value-type="float" office:value="14">
            <text:p>14</text:p>
          </table:table-cell>
          <table:table-cell/>
          <table:table-cell table:style-name="ce58" table:formula="oooc:=[.A6]" office:value-type="string" office:string-value="Fried Mushrooms">
            <text:p>Fried Mushrooms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29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60" table:formula="oooc:=SUM([.K6:.T6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3" office:value-type="string">
            <text:p>Vareniki</text:p>
          </table:table-cell>
          <table:table-cell table:style-name="ce106"/>
          <table:table-cell/>
          <table:table-cell table:style-name="ce107"/>
          <table:table-cell table:style-name="ce107" office:value-type="float" office:value="8">
            <text:p>8</text:p>
          </table:table-cell>
          <table:table-cell table:style-name="ce107"/>
          <table:table-cell table:style-name="ce106" office:value-type="float" office:value="6">
            <text:p>6</text:p>
          </table:table-cell>
          <table:table-cell table:style-name="ce113" table:formula="oooc:=SUM([.B7:.G7])" office:value-type="float" office:value="14">
            <text:p>14</text:p>
          </table:table-cell>
          <table:table-cell/>
          <table:table-cell table:style-name="ce58" table:formula="oooc:=[.A7]" office:value-type="string" office:string-value="Vareniki">
            <text:p>Vareniki</text:p>
          </table:table-cell>
          <table:table-cell table:number-columns-repeated="5" table:style-name="ce119"/>
          <table:table-cell table:style-name="ce119" office:value-type="float" office:value="3">
            <text:p>3</text:p>
          </table:table-cell>
          <table:table-cell table:number-columns-repeated="2" table:style-name="ce119" office:value-type="float" office:value="1">
            <text:p>1</text:p>
          </table:table-cell>
          <table:table-cell table:number-columns-repeated="2" table:style-name="ce119"/>
          <table:table-cell table:style-name="ce129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60" table:formula="oooc:=SUM([.K7:.T7])" office:value-type="float" office:value="5">
            <text:p>5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3" office:value-type="string">
            <text:p>Baked Meat</text:p>
          </table:table-cell>
          <table:table-cell table:style-name="ce106" office:value-type="float" office:value="7">
            <text:p>7</text:p>
          </table:table-cell>
          <table:table-cell table:style-name="ce107" office:value-type="float" office:value="6">
            <text:p>6</text:p>
          </table:table-cell>
          <table:table-cell table:style-name="ce107"/>
          <table:table-cell table:style-name="ce107" office:value-type="float" office:value="7">
            <text:p>7</text:p>
          </table:table-cell>
          <table:table-cell table:number-columns-repeated="2" table:style-name="ce106"/>
          <table:table-cell table:style-name="ce113" table:formula="oooc:=SUM([.B8:.G8])" office:value-type="float" office:value="20">
            <text:p>20</text:p>
          </table:table-cell>
          <table:table-cell/>
          <table:table-cell table:style-name="ce115" table:formula="oooc:=[.A8]" office:value-type="string" office:string-value="Baked Meat">
            <text:p>Baked Meat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table:style-name="ce129" table:formula="oooc:=IF([.K8]&gt;0;1;0)+IF([.L8]&gt;0;1;0)+IF([.M8]&gt;0;1;0)+IF([.N8]&gt;0;1;0)+IF([.O8]&gt;0;1;0)+IF([.P8]&gt;0;1;0)+IF([.Q8]&gt;0;1;0)+IF([.R8]&gt;0;1;0)+IF([.S8]&gt;0;1;0)+IF([.T8]&gt;0;1;0)" office:value-type="float" office:value="3">
            <text:p>3</text:p>
          </table:table-cell>
          <table:table-cell table:style-name="ce60" table:formula="oooc:=SUM([.K8:.T8])" office:value-type="float" office:value="8">
            <text:p>8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3" office:value-type="string">
            <text:p>Cutlets</text:p>
          </table:table-cell>
          <table:table-cell table:style-name="ce107" office:value-type="float" office:value="8">
            <text:p>8</text:p>
          </table:table-cell>
          <table:table-cell/>
          <table:table-cell table:number-columns-repeated="2" table:style-name="ce106"/>
          <table:table-cell table:number-columns-repeated="2" table:style-name="ce107" office:value-type="float" office:value="6">
            <text:p>6</text:p>
          </table:table-cell>
          <table:table-cell table:style-name="ce113" table:formula="oooc:=SUM([.B9:.G9])" office:value-type="float" office:value="20">
            <text:p>20</text:p>
          </table:table-cell>
          <table:table-cell/>
          <table:table-cell table:style-name="ce58" table:formula="oooc:=[.A9]" office:value-type="string" office:string-value="Cutlets">
            <text:p>Cutlet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129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60" table:formula="oooc:=SUM([.K9:.T9])" office:value-type="float" office:value="6">
            <text:p>6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3" office:value-type="string">
            <text:p>Mushroom Ragout</text:p>
          </table:table-cell>
          <table:table-cell table:style-name="ce106"/>
          <table:table-cell office:value-type="float" office:value="8">
            <text:p>8</text:p>
          </table:table-cell>
          <table:table-cell table:style-name="ce106"/>
          <table:table-cell table:style-name="ce106" office:value-type="float" office:value="7">
            <text:p>7</text:p>
          </table:table-cell>
          <table:table-cell table:style-name="ce106" office:value-type="float" office:value="5">
            <text:p>5</text:p>
          </table:table-cell>
          <table:table-cell table:style-name="ce106"/>
          <table:table-cell table:style-name="ce113" table:formula="oooc:=SUM([.B10:.G10])" office:value-type="float" office:value="20">
            <text:p>20</text:p>
          </table:table-cell>
          <table:table-cell/>
          <table:table-cell table:style-name="ce58" table:formula="oooc:=[.A10]" office:value-type="string" office:string-value="Mushroom Ragout">
            <text:p>Mushroom Ragout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29" table:formula="oooc:=IF([.K10]&gt;0;1;0)+IF([.L10]&gt;0;1;0)+IF([.M10]&gt;0;1;0)+IF([.N10]&gt;0;1;0)+IF([.O10]&gt;0;1;0)+IF([.P10]&gt;0;1;0)+IF([.Q10]&gt;0;1;0)+IF([.R10]&gt;0;1;0)+IF([.S10]&gt;0;1;0)+IF([.T10]&gt;0;1;0)" office:value-type="float" office:value="3">
            <text:p>3</text:p>
          </table:table-cell>
          <table:table-cell table:style-name="ce60" table:formula="oooc:=SUM([.K10:.T10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3" office:value-type="string">
            <text:p>Cabbage Stuffed Pancakes</text:p>
          </table:table-cell>
          <table:table-cell table:style-name="ce106"/>
          <table:table-cell/>
          <table:table-cell table:style-name="ce107" office:value-type="float" office:value="8">
            <text:p>8</text:p>
          </table:table-cell>
          <table:table-cell table:style-name="ce106"/>
          <table:table-cell table:style-name="ce106" office:value-type="float" office:value="4">
            <text:p>4</text:p>
          </table:table-cell>
          <table:table-cell table:style-name="ce106" office:value-type="float" office:value="8">
            <text:p>8</text:p>
          </table:table-cell>
          <table:table-cell table:style-name="ce113" table:formula="oooc:=SUM([.B11:.G11])" office:value-type="float" office:value="20">
            <text:p>20</text:p>
          </table:table-cell>
          <table:table-cell/>
          <table:table-cell table:style-name="ce58" table:formula="oooc:=[.A11]" office:value-type="string" office:string-value="Cabbage Stuffed Pancakes">
            <text:p>Cabbage Stuffed Pancakes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style-name="ce129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60" table:formula="oooc:=SUM([.K11:.T11])" office:value-type="float" office:value="6">
            <text:p>6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3" office:value-type="string">
            <text:p>Kulebyaka</text:p>
          </table:table-cell>
          <table:table-cell table:style-name="ce106" office:value-type="float" office:value="6">
            <text:p>6</text:p>
          </table:table-cell>
          <table:table-cell office:value-type="float" office:value="6">
            <text:p>6</text:p>
          </table:table-cell>
          <table:table-cell table:style-name="ce106"/>
          <table:table-cell table:style-name="ce106" office:value-type="float" office:value="4">
            <text:p>4</text:p>
          </table:table-cell>
          <table:table-cell table:style-name="ce106"/>
          <table:table-cell table:style-name="ce106" office:value-type="float" office:value="8">
            <text:p>8</text:p>
          </table:table-cell>
          <table:table-cell table:style-name="ce113" table:formula="oooc:=SUM([.B12:.G12])" office:value-type="float" office:value="24">
            <text:p>24</text:p>
          </table:table-cell>
          <table:table-cell/>
          <table:table-cell table:style-name="ce115" table:formula="oooc:=[.A12]" office:value-type="string" office:string-value="Kulebyaka">
            <text:p>Kulebyaka</text:p>
          </table:table-cell>
          <table:table-cell table:number-columns-repeated="2" table:style-name="ce120"/>
          <table:table-cell table:style-name="ce120" office:value-type="float" office:value="1">
            <text:p>1</text:p>
          </table:table-cell>
          <table:table-cell table:number-columns-repeated="4" table:style-name="ce120"/>
          <table:table-cell table:style-name="ce120" office:value-type="float" office:value="2">
            <text:p>2</text:p>
          </table:table-cell>
          <table:table-cell table:style-name="ce120"/>
          <table:table-cell table:style-name="ce120" office:value-type="float" office:value="1">
            <text:p>1</text:p>
          </table:table-cell>
          <table:table-cell table:style-name="ce129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60" table:formula="oooc:=SUM([.K12:.T12])" office:value-type="float" office:value="4">
            <text:p>4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03" office:value-type="string">
            <text:p>Shchi</text:p>
          </table:table-cell>
          <table:table-cell table:style-name="ce107" office:value-type="float" office:value="6">
            <text:p>6</text:p>
          </table:table-cell>
          <table:table-cell/>
          <table:table-cell table:style-name="ce106" office:value-type="float" office:value="8">
            <text:p>8</text:p>
          </table:table-cell>
          <table:table-cell table:style-name="ce106" office:value-type="float" office:value="5">
            <text:p>5</text:p>
          </table:table-cell>
          <table:table-cell table:style-name="ce107" office:value-type="float" office:value="5">
            <text:p>5</text:p>
          </table:table-cell>
          <table:table-cell table:style-name="ce106"/>
          <table:table-cell table:style-name="ce113" table:formula="oooc:=SUM([.B13:.G13])" office:value-type="float" office:value="24">
            <text:p>24</text:p>
          </table:table-cell>
          <table:table-cell/>
          <table:table-cell table:style-name="ce58" table:formula="oooc:=[.A13]" office:value-type="string" office:string-value="Shchi">
            <text:p>Shchi</text:p>
          </table:table-cell>
          <table:table-cell table:number-columns-repeated="6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129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60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03" office:value-type="string">
            <text:p>Mushroom Soup</text:p>
          </table:table-cell>
          <table:table-cell table:style-name="ce108"/>
          <table:table-cell office:value-type="float" office:value="7">
            <text:p>7</text:p>
          </table:table-cell>
          <table:table-cell table:style-name="ce106" office:value-type="float" office:value="6">
            <text:p>6</text:p>
          </table:table-cell>
          <table:table-cell table:style-name="ce108" office:value-type="float" office:value="6">
            <text:p>6</text:p>
          </table:table-cell>
          <table:table-cell table:style-name="ce106" office:value-type="float" office:value="5">
            <text:p>5</text:p>
          </table:table-cell>
          <table:table-cell table:style-name="ce106"/>
          <table:table-cell table:style-name="ce113" table:formula="oooc:=SUM([.B14:.G14])" office:value-type="float" office:value="24">
            <text:p>24</text:p>
          </table:table-cell>
          <table:table-cell/>
          <table:table-cell table:style-name="ce58" table:formula="oooc:=[.A14]" office:value-type="string" office:string-value="Mushroom Soup">
            <text:p>Mushroom Soup</text:p>
          </table:table-cell>
          <table:table-cell table:number-columns-repeated="4" table:style-name="ce119"/>
          <table:table-cell table:style-name="ce119" office:value-type="float" office:value="1">
            <text:p>1</text:p>
          </table:table-cell>
          <table:table-cell table:style-name="ce119" office:value-type="float" office:value="2">
            <text:p>2</text:p>
          </table:table-cell>
          <table:table-cell table:number-columns-repeated="3" table:style-name="ce119"/>
          <table:table-cell table:style-name="ce119" office:value-type="float" office:value="1">
            <text:p>1</text:p>
          </table:table-cell>
          <table:table-cell table:style-name="ce129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60" table:formula="oooc:=SUM([.K14:.T14])" office:value-type="float" office:value="4">
            <text:p>4</text:p>
          </table:table-cell>
          <table:table-cell table:number-columns-repeated="234"/>
        </table:table-row>
        <table:table-row table:style-name="ro9">
          <table:table-cell table:style-name="ce104"/>
          <table:table-cell table:style-name="ce104" table:formula="oooc:=SUM([.B3:.B14])" office:value-type="float" office:value="41">
            <text:p>41</text:p>
          </table:table-cell>
          <table:table-cell table:style-name="ce104" table:formula="oooc:=SUM([.C3:.C14])" office:value-type="float" office:value="43">
            <text:p>43</text:p>
          </table:table-cell>
          <table:table-cell table:style-name="ce104" table:formula="oooc:=SUM([.D3:.D14])" office:value-type="float" office:value="37">
            <text:p>37</text:p>
          </table:table-cell>
          <table:table-cell table:style-name="ce104" table:formula="oooc:=SUM([.E3:.E14])" office:value-type="float" office:value="37">
            <text:p>37</text:p>
          </table:table-cell>
          <table:table-cell table:style-name="ce104" table:formula="oooc:=SUM([.F3:.F14])" office:value-type="float" office:value="30">
            <text:p>30</text:p>
          </table:table-cell>
          <table:table-cell table:style-name="ce104" table:formula="oooc:=SUM([.G3:.G14])" office:value-type="float" office:value="34">
            <text:p>34</text:p>
          </table:table-cell>
          <table:table-cell table:style-name="ce70" table:formula="oooc:=SUM([.H3:.H14])/(12)" office:value-type="float" office:value="18.5">
            <text:p>18,50</text:p>
          </table:table-cell>
          <table:table-cell/>
          <table:table-cell table:style-name="ce116" office:value-type="string">
            <text:p>total recipes</text:p>
          </table:table-cell>
          <table:table-cell table:style-name="ce52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52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52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52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52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52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4">
            <text:p>4</text:p>
          </table:table-cell>
          <table:table-cell table:style-name="ce52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4">
            <text:p>4</text:p>
          </table:table-cell>
          <table:table-cell table:style-name="ce52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5">
            <text:p>5</text:p>
          </table:table-cell>
          <table:table-cell table:style-name="ce52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5">
            <text:p>5</text:p>
          </table:table-cell>
          <table:table-cell table:style-name="ce52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6">
            <text:p>6</text:p>
          </table:table-cell>
          <table:table-cell table:style-name="ce129"/>
          <table:table-cell table:number-columns-repeated="235"/>
        </table:table-row>
        <table:table-row table:style-name="ro9">
          <table:table-cell/>
          <table:table-cell table:style-name="Default" table:number-columns-repeated="3"/>
          <table:table-cell table:number-columns-repeated="5"/>
          <table:table-cell table:style-name="ce117" office:value-type="string">
            <text:p>average ingr in recipe</text:p>
          </table:table-cell>
          <table:table-cell table:style-name="Default" table:formula="oooc:=(SUM([.K3:.K7])*2+SUM([.K8:.K11])*3+SUM([.K12:.K14])*4)/SUM([.K3:.K14])" office:value-type="float" office:value="2.4">
            <text:p>2,4</text:p>
          </table:table-cell>
          <table:table-cell table:style-name="Default" table:formula="oooc:=(SUM([.L3:.L7])*2+SUM([.L8:.L11])*3+SUM([.L12:.L14])*4)/SUM([.L3:.L14])" office:value-type="float" office:value="2.5">
            <text:p>2,5</text:p>
          </table:table-cell>
          <table:table-cell table:style-name="Default" table:formula="oooc:=(SUM([.M3:.M7])*2+SUM([.M8:.M11])*3+SUM([.M12:.M14])*4)/SUM([.M3:.M14])" office:value-type="float" office:value="2.57142857142857">
            <text:p>2,57</text:p>
          </table:table-cell>
          <table:table-cell table:style-name="Default" table:formula="oooc:=(SUM([.N3:.N7])*2+SUM([.N8:.N11])*3+SUM([.N12:.N14])*4)/SUM([.N3:.N14])" office:value-type="float" office:value="2.625">
            <text:p>2,63</text:p>
          </table:table-cell>
          <table:table-cell table:style-name="Default" table:formula="oooc:=(SUM([.O3:.O7])*2+SUM([.O8:.O11])*3+SUM([.O12:.O14])*4)/SUM([.O3:.O14])" office:value-type="float" office:value="2.66666666666667">
            <text:p>2,67</text:p>
          </table:table-cell>
          <table:table-cell table:style-name="Default" table:formula="oooc:=(SUM([.P3:.P7])*2+SUM([.P8:.P11])*3+SUM([.P12:.P14])*4)/SUM([.P3:.P14])" office:value-type="float" office:value="2.75">
            <text:p>2,75</text:p>
          </table:table-cell>
          <table:table-cell table:style-name="Default" table:formula="oooc:=(SUM([.Q3:.Q7])*2+SUM([.Q8:.Q11])*3+SUM([.Q12:.Q14])*4)/SUM([.Q3:.Q14])" office:value-type="float" office:value="2.75">
            <text:p>2,75</text:p>
          </table:table-cell>
          <table:table-cell table:style-name="Default" table:formula="oooc:=(SUM([.R3:.R7])*2+SUM([.R8:.R11])*3+SUM([.R12:.R14])*4)/SUM([.R3:.R14])" office:value-type="float" office:value="2.8">
            <text:p>2,8</text:p>
          </table:table-cell>
          <table:table-cell table:style-name="Default" table:formula="oooc:=(SUM([.S3:.S7])*2+SUM([.S8:.S11])*3+SUM([.S12:.S14])*4)/SUM([.S3:.S14])" office:value-type="float" office:value="2.875">
            <text:p>2,88</text:p>
          </table:table-cell>
          <table:table-cell table:style-name="Default" table:formula="oooc:=(SUM([.T3:.T7])*2+SUM([.T8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/>
          <table:table-cell table:style-name="Default" table:number-columns-repeated="3"/>
          <table:table-cell table:number-columns-repeated="5"/>
          <table:table-cell table:style-name="ce117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4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Default" table:number-columns-repeated="3"/>
          <table:table-cell table:number-columns-repeated="6"/>
          <table:table-cell table:style-name="ce121" table:formula="oooc:=IF([.K17]=[.K15];1;0)" office:value-type="float" office:value="1">
            <text:p>1</text:p>
          </table:table-cell>
          <table:table-cell table:style-name="ce121" table:formula="oooc:=IF([.L17]=[.L15];1;0)" office:value-type="float" office:value="1">
            <text:p>1</text:p>
          </table:table-cell>
          <table:table-cell table:style-name="ce121" table:formula="oooc:=IF([.M17]=[.M15];1;0)" office:value-type="float" office:value="1">
            <text:p>1</text:p>
          </table:table-cell>
          <table:table-cell table:style-name="ce121" table:formula="oooc:=IF([.N17]=[.N15];1;0)" office:value-type="float" office:value="1">
            <text:p>1</text:p>
          </table:table-cell>
          <table:table-cell table:style-name="ce121" table:formula="oooc:=IF([.O17]=[.O15];1;0)" office:value-type="float" office:value="1">
            <text:p>1</text:p>
          </table:table-cell>
          <table:table-cell table:style-name="ce121" table:formula="oooc:=IF([.P17]=[.P15];1;0)" office:value-type="float" office:value="1">
            <text:p>1</text:p>
          </table:table-cell>
          <table:table-cell table:style-name="ce121" table:formula="oooc:=IF([.Q17]=[.Q15];1;0)" office:value-type="float" office:value="1">
            <text:p>1</text:p>
          </table:table-cell>
          <table:table-cell table:style-name="ce121" table:formula="oooc:=IF([.R17]=[.R15];1;0)" office:value-type="float" office:value="1">
            <text:p>1</text:p>
          </table:table-cell>
          <table:table-cell table:style-name="ce121" table:formula="oooc:=IF([.S17]=[.S15];1;0)" office:value-type="float" office:value="1">
            <text:p>1</text:p>
          </table:table-cell>
          <table:table-cell table:style-name="ce121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style-name="ce60" table:number-columns-repeated="7"/>
          <table:table-cell table:style-name="ce67"/>
          <table:table-cell table:style-name="ce60"/>
          <table:table-cell table:style-name="ce74" office:value-type="string">
            <text:p>new recipes</text:p>
          </table:table-cell>
          <table:table-cell table:style-name="ce60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60" table:formula="oooc:=IF((SUM([.K3:.K3])=0)     AND     ([.L3]&gt;0);1;0)+IF((SUM([.K4:.K4])=0)     AND     ([.L4]&gt;0);1;0)+IF((SUM([.K5:.K5])=0)     AND     ([.L5]&gt;0);1;0)+IF((SUM([.K6:.K6])=0)     AND     ([.L6]&gt;0);1;0)+IF((SUM([.K7:.K7])=0)     AND     ([.L7]&gt;0);1;0)+IF((SUM([.K8:.K8])=0)     AND     ([.L8]&gt;0);1;0)+IF((SUM([.K9:.K9])=0)     AND     ([.L9]&gt;0);1;0)+IF((SUM([.K10:.K10])=0)     AND     ([.L10]&gt;0);1;0)+IF((SUM([.K11:.K11])=0)     AND     ([.L11]&gt;0);1;0)+IF((SUM([.K12:.K12])=0)     AND     ([.L12]&gt;0);1;0)+IF((SUM([.K13:.K13])=0)     AND     ([.L13]&gt;0);1;0)+IF((SUM([.K14:.K14])=0)     AND     ([.L14]&gt;0);1;0)" office:value-type="float" office:value="2">
            <text:p>2</text:p>
          </table:table-cell>
          <table:table-cell table:style-name="ce60" table:formula="oooc:=IF((SUM([.K3:.L3])=0)     AND     ([.M3]&gt;0);1;0)+IF((SUM([.K4:.L4])=0)     AND     ([.M4]&gt;0);1;0)+IF((SUM([.K5:.L5])=0)     AND     ([.M5]&gt;0);1;0)+IF((SUM([.K6:.L6])=0)     AND     ([.M6]&gt;0);1;0)+IF((SUM([.K7:.L7])=0)     AND     ([.M7]&gt;0);1;0)+IF((SUM([.K8:.L8])=0)     AND     ([.M8]&gt;0);1;0)+IF((SUM([.K9:.L9])=0)     AND     ([.M9]&gt;0);1;0)+IF((SUM([.K10:.L10])=0)     AND     ([.M10]&gt;0);1;0)+IF((SUM([.K11:.L11])=0)     AND     ([.M11]&gt;0);1;0)+IF((SUM([.K12:.L12])=0)     AND     ([.M12]&gt;0);1;0)+IF((SUM([.K13:.L13])=0)     AND     ([.M13]&gt;0);1;0)+IF((SUM([.K14:.L14])=0)     AND     ([.M14]&gt;0);1;0)" office:value-type="float" office:value="2">
            <text:p>2</text:p>
          </table:table-cell>
          <table:table-cell table:style-name="ce60" table:formula="oooc:=IF((SUM([.K3:.M3])=0)     AND     ([.N3]&gt;0);1;0)+IF((SUM([.K4:.M4])=0)     AND     ([.N4]&gt;0);1;0)+IF((SUM([.K5:.M5])=0)     AND     ([.N5]&gt;0);1;0)+IF((SUM([.K6:.M6])=0)     AND     ([.N6]&gt;0);1;0)+IF((SUM([.K7:.M7])=0)     AND     ([.N7]&gt;0);1;0)+IF((SUM([.K8:.M8])=0)     AND     ([.N8]&gt;0);1;0)+IF((SUM([.K9:.M9])=0)     AND     ([.N9]&gt;0);1;0)+IF((SUM([.K10:.M10])=0)     AND     ([.N10]&gt;0);1;0)+IF((SUM([.K11:.M11])=0)     AND     ([.N11]&gt;0);1;0)+IF((SUM([.K12:.M12])=0)     AND     ([.N12]&gt;0);1;0)+IF((SUM([.K13:.M13])=0)     AND     ([.N13]&gt;0);1;0)+IF((SUM([.K14:.M14])=0)     AND     ([.N14]&gt;0);1;0)" office:value-type="float" office:value="2">
            <text:p>2</text:p>
          </table:table-cell>
          <table:table-cell table:style-name="ce60" table:formula="oooc:=IF((SUM([.K3:.N3])=0)     AND     ([.O3]&gt;0);1;0)+IF((SUM([.K4:.N4])=0)     AND     ([.O4]&gt;0);1;0)+IF((SUM([.K5:.N5])=0)     AND     ([.O5]&gt;0);1;0)+IF((SUM([.K6:.N6])=0)     AND     ([.O6]&gt;0);1;0)+IF((SUM([.K7:.N7])=0)     AND     ([.O7]&gt;0);1;0)+IF((SUM([.K8:.N8])=0)     AND     ([.O8]&gt;0);1;0)+IF((SUM([.K9:.N9])=0)     AND     ([.O9]&gt;0);1;0)+IF((SUM([.K10:.N10])=0)     AND     ([.O10]&gt;0);1;0)+IF((SUM([.K11:.N11])=0)     AND     ([.O11]&gt;0);1;0)+IF((SUM([.K12:.N12])=0)     AND     ([.O12]&gt;0);1;0)+IF((SUM([.K13:.N13])=0)     AND     ([.O13]&gt;0);1;0)+IF((SUM([.K14:.N14])=0)     AND     ([.O14]&gt;0);1;0)" office:value-type="float" office:value="2">
            <text:p>2</text:p>
          </table:table-cell>
          <table:table-cell table:style-name="ce60" table:formula="oooc:=IF((SUM([.K3:.O3])=0)     AND     ([.P3]&gt;0);1;0)+IF((SUM([.K4:.O4])=0)     AND     ([.P4]&gt;0);1;0)+IF((SUM([.K5:.O5])=0)     AND     ([.P5]&gt;0);1;0)+IF((SUM([.K6:.O6])=0)     AND     ([.P6]&gt;0);1;0)+IF((SUM([.K7:.O7])=0)     AND     ([.P7]&gt;0);1;0)+IF((SUM([.K8:.O8])=0)     AND     ([.P8]&gt;0);1;0)+IF((SUM([.K9:.O9])=0)     AND     ([.P9]&gt;0);1;0)+IF((SUM([.K10:.O10])=0)     AND     ([.P10]&gt;0);1;0)+IF((SUM([.K11:.O11])=0)     AND     ([.P11]&gt;0);1;0)+IF((SUM([.K12:.O12])=0)     AND     ([.P12]&gt;0);1;0)+IF((SUM([.K13:.O13])=0)     AND     ([.P13]&gt;0);1;0)+IF((SUM([.K14:.O14])=0)     AND     ([.P14]&gt;0);1;0)" office:value-type="float" office:value="1">
            <text:p>1</text:p>
          </table:table-cell>
          <table:table-cell table:style-name="ce60" table:formula="oooc:=IF((SUM([.K3:.P3])=0)     AND     ([.Q3]&gt;0);1;0)+IF((SUM([.K4:.P4])=0)     AND     ([.Q4]&gt;0);1;0)+IF((SUM([.K5:.P5])=0)     AND     ([.Q5]&gt;0);1;0)+IF((SUM([.K6:.P6])=0)     AND     ([.Q6]&gt;0);1;0)+IF((SUM([.K7:.P7])=0)     AND     ([.Q7]&gt;0);1;0)+IF((SUM([.K8:.P8])=0)     AND     ([.Q8]&gt;0);1;0)+IF((SUM([.K9:.P9])=0)     AND     ([.Q9]&gt;0);1;0)+IF((SUM([.K10:.P10])=0)     AND     ([.Q10]&gt;0);1;0)+IF((SUM([.K11:.P11])=0)     AND     ([.Q11]&gt;0);1;0)+IF((SUM([.K12:.P12])=0)     AND     ([.Q12]&gt;0);1;0)+IF((SUM([.K13:.P13])=0)     AND     ([.Q13]&gt;0);1;0)+IF((SUM([.K14:.P14])=0)     AND     ([.Q14]&gt;0);1;0)" office:value-type="float" office:value="1">
            <text:p>1</text:p>
          </table:table-cell>
          <table:table-cell table:style-name="ce60" table:formula="oooc:=IF((SUM([.K3:.Q3])=0)     AND     ([.R3]&gt;0);1;0)+IF((SUM([.K4:.Q4])=0)     AND     ([.R4]&gt;0);1;0)+IF((SUM([.K5:.Q5])=0)     AND     ([.R5]&gt;0);1;0)+IF((SUM([.K6:.Q6])=0)     AND     ([.R6]&gt;0);1;0)+IF((SUM([.K7:.Q7])=0)     AND     ([.R7]&gt;0);1;0)+IF((SUM([.K8:.Q8])=0)     AND     ([.R8]&gt;0);1;0)+IF((SUM([.K9:.Q9])=0)     AND     ([.R9]&gt;0);1;0)+IF((SUM([.K10:.Q10])=0)     AND     ([.R10]&gt;0);1;0)+IF((SUM([.K11:.Q11])=0)     AND     ([.R11]&gt;0);1;0)+IF((SUM([.K12:.Q12])=0)     AND     ([.R12]&gt;0);1;0)+IF((SUM([.K13:.Q13])=0)     AND     ([.R13]&gt;0);1;0)+IF((SUM([.K14:.Q14])=0)     AND     ([.R14]&gt;0);1;0)" office:value-type="float" office:value="0">
            <text:p>0</text:p>
          </table:table-cell>
          <table:table-cell table:style-name="ce60" table:formula="oooc:=IF((SUM([.K3:.R3])=0)     AND     ([.S3]&gt;0);1;0)+IF((SUM([.K4:.R4])=0)     AND     ([.S4]&gt;0);1;0)+IF((SUM([.K5:.R5])=0)     AND     ([.S5]&gt;0);1;0)+IF((SUM([.K6:.R6])=0)     AND     ([.S6]&gt;0);1;0)+IF((SUM([.K7:.R7])=0)     AND     ([.S7]&gt;0);1;0)+IF((SUM([.K8:.R8])=0)     AND     ([.S8]&gt;0);1;0)+IF((SUM([.K9:.R9])=0)     AND     ([.S9]&gt;0);1;0)+IF((SUM([.K10:.R10])=0)     AND     ([.S10]&gt;0);1;0)+IF((SUM([.K11:.R11])=0)     AND     ([.S11]&gt;0);1;0)+IF((SUM([.K12:.R12])=0)     AND     ([.S12]&gt;0);1;0)+IF((SUM([.K13:.R13])=0)     AND     ([.S13]&gt;0);1;0)+IF((SUM([.K14:.R14])=0)     AND     ([.S14]&gt;0);1;0)" office:value-type="float" office:value="0">
            <text:p>0</text:p>
          </table:table-cell>
          <table:table-cell table:style-name="ce60" table:formula="oooc:=IF((SUM([.K3:.S3])=0)     AND     ([.T3]&gt;0);1;0)+IF((SUM([.K4:.S4])=0)     AND     ([.T4]&gt;0);1;0)+IF((SUM([.K5:.S5])=0)     AND     ([.T5]&gt;0);1;0)+IF((SUM([.K6:.S6])=0)     AND     ([.T6]&gt;0);1;0)+IF((SUM([.K7:.S7])=0)     AND     ([.T7]&gt;0);1;0)+IF((SUM([.K8:.S8])=0)     AND     ([.T8]&gt;0);1;0)+IF((SUM([.K9:.S9])=0)     AND     ([.T9]&gt;0);1;0)+IF((SUM([.K10:.S10])=0)     AND     ([.T10]&gt;0);1;0)+IF((SUM([.K11:.S11])=0)     AND     ([.T11]&gt;0);1;0)+IF((SUM([.K12:.S12])=0)     AND     ([.T12]&gt;0);1;0)+IF((SUM([.K13:.S13])=0)     AND     ([.T13]&gt;0);1;0)+IF((SUM([.K14:.S14])=0)     AND     ([.T14]&gt;0);1;0)" office:value-type="float" office:value="0">
            <text:p>0</text:p>
          </table:table-cell>
          <table:table-cell table:style-name="ce67"/>
          <table:table-cell table:style-name="ce60" table:number-columns-repeated="235"/>
        </table:table-row>
        <table:table-row table:style-name="ro9">
          <table:table-cell/>
          <table:table-cell table:style-name="ce1" office:value-type="string" table:number-columns-spanned="7" table:number-rows-spanned="3">
            <text:p>Episode 3 – Russian</text:p>
          </table:table-cell>
          <table:covered-table-cell table:number-columns-repeated="2" table:style-name="Default"/>
          <table:covered-table-cell table:number-columns-repeated="4"/>
          <table:table-cell/>
          <table:table-cell table:style-name="ce118" office:value-type="string">
            <text:p>pork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26">
            <text:p>26</text:p>
          </table:table-cell>
          <table:table-cell table:formula="oooc:=SUMPRODUCT([.B3:.B14];[.M3:.M14])" office:value-type="float" office:value="52">
            <text:p>52</text:p>
          </table:table-cell>
          <table:table-cell table:formula="oooc:=SUMPRODUCT([.B3:.B14];[.N3:.N14])" office:value-type="float" office:value="41">
            <text:p>4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0">
            <text:p>0</text:p>
          </table:table-cell>
          <table:table-cell table:formula="oooc:=SUMPRODUCT([.B3:.B14];[.Q3:.Q14])" office:value-type="float" office:value="46">
            <text:p>46</text:p>
          </table:table-cell>
          <table:table-cell table:formula="oooc:=SUMPRODUCT([.B3:.B14];[.R3:.R14])" office:value-type="float" office:value="20">
            <text:p>20</text:p>
          </table:table-cell>
          <table:table-cell table:formula="oooc:=SUMPRODUCT([.B3:.B14];[.S3:.S14])" office:value-type="float" office:value="27">
            <text:p>27</text:p>
          </table:table-cell>
          <table:table-cell table:formula="oooc:=SUMPRODUCT([.B3:.B14];[.T3:.T14])" office:value-type="float" office:value="20">
            <text:p>20</text:p>
          </table:table-cell>
          <table:table-cell table:style-name="ce129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covered-table-cell table:number-columns-repeated="3" table:style-name="Default"/>
          <table:covered-table-cell table:number-columns-repeated="4"/>
          <table:table-cell/>
          <table:table-cell table:style-name="ce118" office:value-type="string">
            <text:p>mushroom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18">
            <text:p>18</text:p>
          </table:table-cell>
          <table:table-cell table:formula="oooc:=SUMPRODUCT([.C3:.C14];[.N3:.N14])" office:value-type="float" office:value="46">
            <text:p>46</text:p>
          </table:table-cell>
          <table:table-cell table:formula="oooc:=SUMPRODUCT([.C3:.C14];[.O3:.O14])" office:value-type="float" office:value="46">
            <text:p>46</text:p>
          </table:table-cell>
          <table:table-cell table:formula="oooc:=SUMPRODUCT([.C3:.C14];[.P3:.P14])" office:value-type="float" office:value="21">
            <text:p>21</text:p>
          </table:table-cell>
          <table:table-cell table:formula="oooc:=SUMPRODUCT([.C3:.C14];[.Q3:.Q14])" office:value-type="float" office:value="0">
            <text:p>0</text:p>
          </table:table-cell>
          <table:table-cell table:formula="oooc:=SUMPRODUCT([.C3:.C14];[.R3:.R14])" office:value-type="float" office:value="63">
            <text:p>63</text:p>
          </table:table-cell>
          <table:table-cell table:formula="oooc:=SUMPRODUCT([.C3:.C14];[.S3:.S14])" office:value-type="float" office:value="20">
            <text:p>20</text:p>
          </table:table-cell>
          <table:table-cell table:formula="oooc:=SUMPRODUCT([.C3:.C14];[.T3:.T14])" office:value-type="float" office:value="47">
            <text:p>47</text:p>
          </table:table-cell>
          <table:table-cell table:style-name="ce129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3" table:style-name="Default"/>
          <table:covered-table-cell table:number-columns-repeated="4"/>
          <table:table-cell/>
          <table:table-cell table:style-name="ce118" office:value-type="string">
            <text:p>cabbage</text:p>
          </table:table-cell>
          <table:table-cell table:formula="oooc:=SUMPRODUCT([.D3:.D14];[.K3:.K14])" office:value-type="float" office:value="0">
            <text:p>0</text:p>
          </table:table-cell>
          <table:table-cell table:formula="oooc:=SUMPRODUCT([.D3:.D14];[.L3:.L14])" office:value-type="float" office:value="40">
            <text:p>40</text:p>
          </table:table-cell>
          <table:table-cell table:formula="oooc:=SUMPRODUCT([.D3:.D14];[.M3:.M14])" office:value-type="float" office:value="0">
            <text:p>0</text:p>
          </table:table-cell>
          <table:table-cell table:formula="oooc:=SUMPRODUCT([.D3:.D14];[.N3:.N14])" office:value-type="float" office:value="15">
            <text:p>15</text:p>
          </table:table-cell>
          <table:table-cell table:formula="oooc:=SUMPRODUCT([.D3:.D14];[.O3:.O14])" office:value-type="float" office:value="20">
            <text:p>20</text:p>
          </table:table-cell>
          <table:table-cell table:formula="oooc:=SUMPRODUCT([.D3:.D14];[.P3:.P14])" office:value-type="float" office:value="35">
            <text:p>35</text:p>
          </table:table-cell>
          <table:table-cell table:formula="oooc:=SUMPRODUCT([.D3:.D14];[.Q3:.Q14])" office:value-type="float" office:value="40">
            <text:p>40</text:p>
          </table:table-cell>
          <table:table-cell table:formula="oooc:=SUMPRODUCT([.D3:.D14];[.R3:.R14])" office:value-type="float" office:value="0">
            <text:p>0</text:p>
          </table:table-cell>
          <table:table-cell table:formula="oooc:=SUMPRODUCT([.D3:.D14];[.S3:.S14])" office:value-type="float" office:value="46">
            <text:p>46</text:p>
          </table:table-cell>
          <table:table-cell table:formula="oooc:=SUMPRODUCT([.D3:.D14];[.T3:.T14])" office:value-type="float" office:value="14">
            <text:p>14</text:p>
          </table:table-cell>
          <table:table-cell table:style-name="ce129" table:formula="oooc:=IF([.K22]&gt;0;1;0)+IF([.L22]&gt;0;1;0)+IF([.M22]&gt;0;1;0)+IF([.N22]&gt;0;1;0)+IF([.O22]&gt;0;1;0)+IF([.P22]&gt;0;1;0)+IF([.Q22]&gt;0;1;0)+IF([.R22]&gt;0;1;0)+IF([.S22]&gt;0;1;0)+IF([.T22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Default" table:number-columns-repeated="3"/>
          <table:table-cell table:number-columns-repeated="5"/>
          <table:table-cell table:style-name="ce118" office:value-type="string">
            <text:p>potato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18">
            <text:p>18</text:p>
          </table:table-cell>
          <table:table-cell table:formula="oooc:=SUMPRODUCT([.E3:.E14];[.N3:.N14])" office:value-type="float" office:value="35">
            <text:p>35</text:p>
          </table:table-cell>
          <table:table-cell table:formula="oooc:=SUMPRODUCT([.E3:.E14];[.O3:.O14])" office:value-type="float" office:value="20">
            <text:p>20</text:p>
          </table:table-cell>
          <table:table-cell table:formula="oooc:=SUMPRODUCT([.E3:.E14];[.P3:.P14])" office:value-type="float" office:value="36">
            <text:p>36</text:p>
          </table:table-cell>
          <table:table-cell table:formula="oooc:=SUMPRODUCT([.E3:.E14];[.Q3:.Q14])" office:value-type="float" office:value="18">
            <text:p>18</text:p>
          </table:table-cell>
          <table:table-cell table:formula="oooc:=SUMPRODUCT([.E3:.E14];[.R3:.R14])" office:value-type="float" office:value="37">
            <text:p>37</text:p>
          </table:table-cell>
          <table:table-cell table:formula="oooc:=SUMPRODUCT([.E3:.E14];[.S3:.S14])" office:value-type="float" office:value="17">
            <text:p>17</text:p>
          </table:table-cell>
          <table:table-cell table:formula="oooc:=SUMPRODUCT([.E3:.E14];[.T3:.T14])" office:value-type="float" office:value="29">
            <text:p>29</text:p>
          </table:table-cell>
          <table:table-cell table:style-name="ce129" table:formula="oooc:=IF([.K23]&gt;0;1;0)+IF([.L23]&gt;0;1;0)+IF([.M23]&gt;0;1;0)+IF([.N23]&gt;0;1;0)+IF([.O23]&gt;0;1;0)+IF([.P23]&gt;0;1;0)+IF([.Q23]&gt;0;1;0)+IF([.R23]&gt;0;1;0)+IF([.S23]&gt;0;1;0)+IF([.T23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109" table:number-columns-repeated="6"/>
          <table:table-cell table:number-columns-repeated="2"/>
          <table:table-cell table:style-name="ce118" office:value-type="string">
            <text:p>onion</text:p>
          </table:table-cell>
          <table:table-cell table:formula="oooc:=SUMPRODUCT([.F3:.F14];[.K3:.K14])" office:value-type="float" office:value="12">
            <text:p>12</text:p>
          </table:table-cell>
          <table:table-cell table:formula="oooc:=SUMPRODUCT([.F3:.F14];[.L3:.L14])" office:value-type="float" office:value="14">
            <text:p>14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5">
            <text:p>5</text:p>
          </table:table-cell>
          <table:table-cell table:formula="oooc:=SUMPRODUCT([.F3:.F14];[.O3:.O14])" office:value-type="float" office:value="20">
            <text:p>20</text:p>
          </table:table-cell>
          <table:table-cell table:formula="oooc:=SUMPRODUCT([.F3:.F14];[.P3:.P14])" office:value-type="float" office:value="18">
            <text:p>18</text:p>
          </table:table-cell>
          <table:table-cell table:formula="oooc:=SUMPRODUCT([.F3:.F14];[.Q3:.Q14])" office:value-type="float" office:value="22">
            <text:p>22</text:p>
          </table:table-cell>
          <table:table-cell table:formula="oooc:=SUMPRODUCT([.F3:.F14];[.R3:.R14])" office:value-type="float" office:value="36">
            <text:p>36</text:p>
          </table:table-cell>
          <table:table-cell table:formula="oooc:=SUMPRODUCT([.F3:.F14];[.S3:.S14])" office:value-type="float" office:value="18">
            <text:p>18</text:p>
          </table:table-cell>
          <table:table-cell table:formula="oooc:=SUMPRODUCT([.F3:.F14];[.T3:.T14])" office:value-type="float" office:value="30">
            <text:p>30</text:p>
          </table:table-cell>
          <table:table-cell table:style-name="ce129" table:formula="oooc:=IF([.K24]&gt;0;1;0)+IF([.L24]&gt;0;1;0)+IF([.M24]&gt;0;1;0)+IF([.N24]&gt;0;1;0)+IF([.O24]&gt;0;1;0)+IF([.P24]&gt;0;1;0)+IF([.Q24]&gt;0;1;0)+IF([.R24]&gt;0;1;0)+IF([.S24]&gt;0;1;0)+IF([.T24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109" table:number-columns-repeated="6"/>
          <table:table-cell table:number-columns-repeated="2"/>
          <table:table-cell table:style-name="ce118" office:value-type="string">
            <text:p>flour</text:p>
          </table:table-cell>
          <table:table-cell table:formula="oooc:=SUMPRODUCT([.G3:.G14];[.K3:.K14])" office:value-type="float" office:value="30">
            <text:p>30</text:p>
          </table:table-cell>
          <table:table-cell table:formula="oooc:=SUMPRODUCT([.G3:.G14];[.L3:.L14])" office:value-type="float" office:value="22">
            <text:p>22</text:p>
          </table:table-cell>
          <table:table-cell table:formula="oooc:=SUMPRODUCT([.G3:.G14];[.M3:.M14])" office:value-type="float" office:value="32">
            <text:p>32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0">
            <text:p>0</text:p>
          </table:table-cell>
          <table:table-cell table:formula="oooc:=SUMPRODUCT([.G3:.G14];[.P3:.P14])" office:value-type="float" office:value="34">
            <text:p>34</text:p>
          </table:table-cell>
          <table:table-cell table:formula="oooc:=SUMPRODUCT([.G3:.G14];[.Q3:.Q14])" office:value-type="float" office:value="18">
            <text:p>18</text:p>
          </table:table-cell>
          <table:table-cell table:formula="oooc:=SUMPRODUCT([.G3:.G14];[.R3:.R14])" office:value-type="float" office:value="28">
            <text:p>28</text:p>
          </table:table-cell>
          <table:table-cell table:formula="oooc:=SUMPRODUCT([.G3:.G14];[.S3:.S14])" office:value-type="float" office:value="22">
            <text:p>22</text:p>
          </table:table-cell>
          <table:table-cell table:formula="oooc:=SUMPRODUCT([.G3:.G14];[.T3:.T14])" office:value-type="float" office:value="14">
            <text:p>14</text:p>
          </table:table-cell>
          <table:table-cell table:style-name="ce129" table:formula="oooc:=IF([.K25]&gt;0;1;0)+IF([.L25]&gt;0;1;0)+IF([.M25]&gt;0;1;0)+IF([.N25]&gt;0;1;0)+IF([.O25]&gt;0;1;0)+IF([.P25]&gt;0;1;0)+IF([.Q25]&gt;0;1;0)+IF([.R25]&gt;0;1;0)+IF([.S25]&gt;0;1;0)+IF([.T25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table-cell table:style-name="ce109" table:number-columns-repeated="6"/>
          <table:table-cell table:number-columns-repeated="3"/>
          <table:table-cell table:style-name="ce122" table:formula="oooc:=IF([.K20]&gt;0;1;0)+IF([.K21]&gt;0;1;0)+IF([.K22]&gt;0;1;0)+IF([.K23]&gt;0;1;0)+IF([.K24]&gt;0;1;0)+IF([.K25]&gt;0;1;0)" office:value-type="float" office:value="3">
            <text:p>3</text:p>
          </table:table-cell>
          <table:table-cell table:style-name="ce122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22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22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22" table:formula="oooc:=IF([.O20]&gt;0;1;0)+IF([.O21]&gt;0;1;0)+IF([.O22]&gt;0;1;0)+IF([.O23]&gt;0;1;0)+IF([.O24]&gt;0;1;0)+IF([.O25]&gt;0;1;0)" office:value-type="float" office:value="4">
            <text:p>4</text:p>
          </table:table-cell>
          <table:table-cell table:style-name="ce122" table:formula="oooc:=IF([.P20]&gt;0;1;0)+IF([.P21]&gt;0;1;0)+IF([.P22]&gt;0;1;0)+IF([.P23]&gt;0;1;0)+IF([.P24]&gt;0;1;0)+IF([.P25]&gt;0;1;0)" office:value-type="float" office:value="5">
            <text:p>5</text:p>
          </table:table-cell>
          <table:table-cell table:style-name="ce122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22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22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22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ce109" table:number-columns-repeated="6"/>
          <table:table-cell table:number-columns-repeated="2"/>
          <table:table-cell table:style-name="ce117" office:value-type="string">
            <text:p>target</text:p>
          </table:table-cell>
          <table:table-cell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ce109" table:number-columns-repeated="6"/>
          <table:table-cell table:number-columns-repeated="3"/>
          <table:table-cell table:style-name="ce121" table:formula="oooc:=IF([.K27]=[.K26];1;0)" office:value-type="float" office:value="1">
            <text:p>1</text:p>
          </table:table-cell>
          <table:table-cell table:style-name="ce121" table:formula="oooc:=IF([.L27]=[.L26];1;0)" office:value-type="float" office:value="1">
            <text:p>1</text:p>
          </table:table-cell>
          <table:table-cell table:style-name="ce121" table:formula="oooc:=IF([.M27]=[.M26];1;0)" office:value-type="float" office:value="1">
            <text:p>1</text:p>
          </table:table-cell>
          <table:table-cell table:style-name="ce121" table:formula="oooc:=IF([.N27]=[.N26];1;0)" office:value-type="float" office:value="1">
            <text:p>1</text:p>
          </table:table-cell>
          <table:table-cell table:style-name="ce121" table:formula="oooc:=IF([.O27]=[.O26];1;0)" office:value-type="float" office:value="1">
            <text:p>1</text:p>
          </table:table-cell>
          <table:table-cell table:style-name="ce121" table:formula="oooc:=IF([.P27]=[.P26];1;0)" office:value-type="float" office:value="1">
            <text:p>1</text:p>
          </table:table-cell>
          <table:table-cell table:style-name="ce121" table:formula="oooc:=IF([.Q27]=[.Q26];1;0)" office:value-type="float" office:value="1">
            <text:p>1</text:p>
          </table:table-cell>
          <table:table-cell table:style-name="ce121" table:formula="oooc:=IF([.R27]=[.R26];1;0)" office:value-type="float" office:value="1">
            <text:p>1</text:p>
          </table:table-cell>
          <table:table-cell table:style-name="ce121" table:formula="oooc:=IF([.S27]=[.S26];1;0)" office:value-type="float" office:value="1">
            <text:p>1</text:p>
          </table:table-cell>
          <table:table-cell table:style-name="ce121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/>
          <table:table-cell table:style-name="ce110" table:number-columns-repeated="6"/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style-name="ce61" table:number-columns-repeated="7"/>
          <table:table-cell table:style-name="ce71"/>
          <table:table-cell table:style-name="ce61" table:number-columns-repeated="2"/>
          <table:table-cell table:style-name="ce6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Pelmeni', 'Cutlets', ">
            <text:p>'Pelmeni', 'Cutlets', </text:p>
          </table:table-cell>
          <table:table-cell table:style-name="ce83" table:formula="oooc:=IF((SUM([.K3:.K3])=0)   AND   ([.L3]&gt;0);&quot;'&quot;&amp;[.J3]&amp;&quot;', &quot;;&quot;&quot;)&amp;IF((SUM([.K4:.K4])=0)   AND   ([.L4]&gt;0);&quot;'&quot;&amp;[.J4]&amp;&quot;', &quot;;&quot;&quot;)&amp;IF((SUM([.K5:.K5])=0)   AND   ([.L5]&gt;0);&quot;'&quot;&amp;[.J5]&amp;&quot;', &quot;;&quot;&quot;)&amp;IF((SUM([.K6:.K6])=0)   AND   ([.L6]&gt;0);&quot;'&quot;&amp;[.J6]&amp;&quot;', &quot;;&quot;&quot;)&amp;IF((SUM([.K7:.K7])=0)   AND   ([.L7]&gt;0);&quot;'&quot;&amp;[.J7]&amp;&quot;', &quot;;&quot;&quot;)&amp;IF((SUM([.K8:.K8])=0)   AND   ([.L8]&gt;0);&quot;'&quot;&amp;[.J8]&amp;&quot;', &quot;;&quot;&quot;)&amp;IF((SUM([.K9:.K9])=0)   AND   ([.L9]&gt;0);&quot;'&quot;&amp;[.J9]&amp;&quot;', &quot;;&quot;&quot;)&amp;IF((SUM([.K10:.K10])=0)   AND   ([.L10]&gt;0);&quot;'&quot;&amp;[.J10]&amp;&quot;', &quot;;&quot;&quot;)&amp;IF((SUM([.K11:.K11])=0)   AND   ([.L11]&gt;0);&quot;'&quot;&amp;[.J11]&amp;&quot;', &quot;;&quot;&quot;)&amp;IF((SUM([.K12:.K12])=0)   AND   ([.L12]&gt;0);&quot;'&quot;&amp;[.J12]&amp;&quot;', &quot;;&quot;&quot;)&amp;IF((SUM([.K13:.K13])=0)   AND   ([.L13]&gt;0);&quot;'&quot;&amp;[.J13]&amp;&quot;', &quot;;&quot;&quot;)&amp;IF((SUM([.K14:.K14])=0)   AND   ([.L14]&gt;0);&quot;'&quot;&amp;[.J14]&amp;&quot;', &quot;;&quot;&quot;)" office:value-type="string" office:string-value="'Cabbage Stew', 'Cabbage Stuffed Pancakes', ">
            <text:p>'Cabbage Stew', 'Cabbage Stuffed Pancakes', </text:p>
          </table:table-cell>
          <table:table-cell table:style-name="ce61" table:formula="oooc:=IF((SUM([.K3:.L3])=0)   AND   ([.M3]&gt;0);&quot;'&quot;&amp;[.J3]&amp;&quot;', &quot;;&quot;&quot;)&amp;IF((SUM([.K4:.L4])=0)   AND   ([.M4]&gt;0);&quot;'&quot;&amp;[.J4]&amp;&quot;', &quot;;&quot;&quot;)&amp;IF((SUM([.K5:.L5])=0)   AND   ([.M5]&gt;0);&quot;'&quot;&amp;[.J5]&amp;&quot;', &quot;;&quot;&quot;)&amp;IF((SUM([.K6:.L6])=0)   AND   ([.M6]&gt;0);&quot;'&quot;&amp;[.J6]&amp;&quot;', &quot;;&quot;&quot;)&amp;IF((SUM([.K7:.L7])=0)   AND   ([.M7]&gt;0);&quot;'&quot;&amp;[.J7]&amp;&quot;', &quot;;&quot;&quot;)&amp;IF((SUM([.K8:.L8])=0)   AND   ([.M8]&gt;0);&quot;'&quot;&amp;[.J8]&amp;&quot;', &quot;;&quot;&quot;)&amp;IF((SUM([.K9:.L9])=0)   AND   ([.M9]&gt;0);&quot;'&quot;&amp;[.J9]&amp;&quot;', &quot;;&quot;&quot;)&amp;IF((SUM([.K10:.L10])=0)   AND   ([.M10]&gt;0);&quot;'&quot;&amp;[.J10]&amp;&quot;', &quot;;&quot;&quot;)&amp;IF((SUM([.K11:.L11])=0)   AND   ([.M11]&gt;0);&quot;'&quot;&amp;[.J11]&amp;&quot;', &quot;;&quot;&quot;)&amp;IF((SUM([.K12:.L12])=0)   AND   ([.M12]&gt;0);&quot;'&quot;&amp;[.J12]&amp;&quot;', &quot;;&quot;&quot;)&amp;IF((SUM([.K13:.L13])=0)   AND   ([.M13]&gt;0);&quot;'&quot;&amp;[.J13]&amp;&quot;', &quot;;&quot;&quot;)&amp;IF((SUM([.K14:.L14])=0)   AND   ([.M14]&gt;0);&quot;'&quot;&amp;[.J14]&amp;&quot;', &quot;;&quot;&quot;)" office:value-type="string" office:string-value="'Baked Meat', 'Kulebyaka', ">
            <text:p>'Baked Meat', 'Kulebyaka', </text:p>
          </table:table-cell>
          <table:table-cell table:style-name="ce61" table:formula="oooc:=IF((SUM([.K3:.M3])=0)   AND   ([.N3]&gt;0);&quot;'&quot;&amp;[.J3]&amp;&quot;', &quot;;&quot;&quot;)&amp;IF((SUM([.K4:.M4])=0)   AND   ([.N4]&gt;0);&quot;'&quot;&amp;[.J4]&amp;&quot;', &quot;;&quot;&quot;)&amp;IF((SUM([.K5:.M5])=0)   AND   ([.N5]&gt;0);&quot;'&quot;&amp;[.J5]&amp;&quot;', &quot;;&quot;&quot;)&amp;IF((SUM([.K6:.M6])=0)   AND   ([.N6]&gt;0);&quot;'&quot;&amp;[.J6]&amp;&quot;', &quot;;&quot;&quot;)&amp;IF((SUM([.K7:.M7])=0)   AND   ([.N7]&gt;0);&quot;'&quot;&amp;[.J7]&amp;&quot;', &quot;;&quot;&quot;)&amp;IF((SUM([.K8:.M8])=0)   AND   ([.N8]&gt;0);&quot;'&quot;&amp;[.J8]&amp;&quot;', &quot;;&quot;&quot;)&amp;IF((SUM([.K9:.M9])=0)   AND   ([.N9]&gt;0);&quot;'&quot;&amp;[.J9]&amp;&quot;', &quot;;&quot;&quot;)&amp;IF((SUM([.K10:.M10])=0)   AND   ([.N10]&gt;0);&quot;'&quot;&amp;[.J10]&amp;&quot;', &quot;;&quot;&quot;)&amp;IF((SUM([.K11:.M11])=0)   AND   ([.N11]&gt;0);&quot;'&quot;&amp;[.J11]&amp;&quot;', &quot;;&quot;&quot;)&amp;IF((SUM([.K12:.M12])=0)   AND   ([.N12]&gt;0);&quot;'&quot;&amp;[.J12]&amp;&quot;', &quot;;&quot;&quot;)&amp;IF((SUM([.K13:.M13])=0)   AND   ([.N13]&gt;0);&quot;'&quot;&amp;[.J13]&amp;&quot;', &quot;;&quot;&quot;)&amp;IF((SUM([.K14:.M14])=0)   AND   ([.N14]&gt;0);&quot;'&quot;&amp;[.J14]&amp;&quot;', &quot;;&quot;&quot;)" office:value-type="string" office:string-value="'Golubtsy', 'Fried Mushrooms', ">
            <text:p>'Golubtsy', 'Fried Mushrooms', </text:p>
          </table:table-cell>
          <table:table-cell table:style-name="ce61" table:formula="oooc:=IF((SUM([.K3:.N3])=0)   AND   ([.O3]&gt;0);&quot;'&quot;&amp;[.J3]&amp;&quot;', &quot;;&quot;&quot;)&amp;IF((SUM([.K4:.N4])=0)   AND   ([.O4]&gt;0);&quot;'&quot;&amp;[.J4]&amp;&quot;', &quot;;&quot;&quot;)&amp;IF((SUM([.K5:.N5])=0)   AND   ([.O5]&gt;0);&quot;'&quot;&amp;[.J5]&amp;&quot;', &quot;;&quot;&quot;)&amp;IF((SUM([.K6:.N6])=0)   AND   ([.O6]&gt;0);&quot;'&quot;&amp;[.J6]&amp;&quot;', &quot;;&quot;&quot;)&amp;IF((SUM([.K7:.N7])=0)   AND   ([.O7]&gt;0);&quot;'&quot;&amp;[.J7]&amp;&quot;', &quot;;&quot;&quot;)&amp;IF((SUM([.K8:.N8])=0)   AND   ([.O8]&gt;0);&quot;'&quot;&amp;[.J8]&amp;&quot;', &quot;;&quot;&quot;)&amp;IF((SUM([.K9:.N9])=0)   AND   ([.O9]&gt;0);&quot;'&quot;&amp;[.J9]&amp;&quot;', &quot;;&quot;&quot;)&amp;IF((SUM([.K10:.N10])=0)   AND   ([.O10]&gt;0);&quot;'&quot;&amp;[.J10]&amp;&quot;', &quot;;&quot;&quot;)&amp;IF((SUM([.K11:.N11])=0)   AND   ([.O11]&gt;0);&quot;'&quot;&amp;[.J11]&amp;&quot;', &quot;;&quot;&quot;)&amp;IF((SUM([.K12:.N12])=0)   AND   ([.O12]&gt;0);&quot;'&quot;&amp;[.J12]&amp;&quot;', &quot;;&quot;&quot;)&amp;IF((SUM([.K13:.N13])=0)   AND   ([.O13]&gt;0);&quot;'&quot;&amp;[.J13]&amp;&quot;', &quot;;&quot;&quot;)&amp;IF((SUM([.K14:.N14])=0)   AND   ([.O14]&gt;0);&quot;'&quot;&amp;[.J14]&amp;&quot;', &quot;;&quot;&quot;)" office:value-type="string" office:string-value="'Mushroom Ragout', 'Mushroom Soup', ">
            <text:p>'Mushroom Ragout', 'Mushroom Soup', </text:p>
          </table:table-cell>
          <table:table-cell table:style-name="ce61" table:formula="oooc:=IF((SUM([.K3:.O3])=0)   AND   ([.P3]&gt;0);&quot;'&quot;&amp;[.J3]&amp;&quot;', &quot;;&quot;&quot;)&amp;IF((SUM([.K4:.O4])=0)   AND   ([.P4]&gt;0);&quot;'&quot;&amp;[.J4]&amp;&quot;', &quot;;&quot;&quot;)&amp;IF((SUM([.K5:.O5])=0)   AND   ([.P5]&gt;0);&quot;'&quot;&amp;[.J5]&amp;&quot;', &quot;;&quot;&quot;)&amp;IF((SUM([.K6:.O6])=0)   AND   ([.P6]&gt;0);&quot;'&quot;&amp;[.J6]&amp;&quot;', &quot;;&quot;&quot;)&amp;IF((SUM([.K7:.O7])=0)   AND   ([.P7]&gt;0);&quot;'&quot;&amp;[.J7]&amp;&quot;', &quot;;&quot;&quot;)&amp;IF((SUM([.K8:.O8])=0)   AND   ([.P8]&gt;0);&quot;'&quot;&amp;[.J8]&amp;&quot;', &quot;;&quot;&quot;)&amp;IF((SUM([.K9:.O9])=0)   AND   ([.P9]&gt;0);&quot;'&quot;&amp;[.J9]&amp;&quot;', &quot;;&quot;&quot;)&amp;IF((SUM([.K10:.O10])=0)   AND   ([.P10]&gt;0);&quot;'&quot;&amp;[.J10]&amp;&quot;', &quot;;&quot;&quot;)&amp;IF((SUM([.K11:.O11])=0)   AND   ([.P11]&gt;0);&quot;'&quot;&amp;[.J11]&amp;&quot;', &quot;;&quot;&quot;)&amp;IF((SUM([.K12:.O12])=0)   AND   ([.P12]&gt;0);&quot;'&quot;&amp;[.J12]&amp;&quot;', &quot;;&quot;&quot;)&amp;IF((SUM([.K13:.O13])=0)   AND   ([.P13]&gt;0);&quot;'&quot;&amp;[.J13]&amp;&quot;', &quot;;&quot;&quot;)&amp;IF((SUM([.K14:.O14])=0)   AND   ([.P14]&gt;0);&quot;'&quot;&amp;[.J14]&amp;&quot;', &quot;;&quot;&quot;)" office:value-type="string" office:string-value="'Vareniki', ">
            <text:p>'Vareniki', </text:p>
          </table:table-cell>
          <table:table-cell table:style-name="ce61" table:formula="oooc:=IF((SUM([.K3:.P3])=0)   AND   ([.Q3]&gt;0);&quot;'&quot;&amp;[.J3]&amp;&quot;', &quot;;&quot;&quot;)&amp;IF((SUM([.K4:.P4])=0)   AND   ([.Q4]&gt;0);&quot;'&quot;&amp;[.J4]&amp;&quot;', &quot;;&quot;&quot;)&amp;IF((SUM([.K5:.P5])=0)   AND   ([.Q5]&gt;0);&quot;'&quot;&amp;[.J5]&amp;&quot;', &quot;;&quot;&quot;)&amp;IF((SUM([.K6:.P6])=0)   AND   ([.Q6]&gt;0);&quot;'&quot;&amp;[.J6]&amp;&quot;', &quot;;&quot;&quot;)&amp;IF((SUM([.K7:.P7])=0)   AND   ([.Q7]&gt;0);&quot;'&quot;&amp;[.J7]&amp;&quot;', &quot;;&quot;&quot;)&amp;IF((SUM([.K8:.P8])=0)   AND   ([.Q8]&gt;0);&quot;'&quot;&amp;[.J8]&amp;&quot;', &quot;;&quot;&quot;)&amp;IF((SUM([.K9:.P9])=0)   AND   ([.Q9]&gt;0);&quot;'&quot;&amp;[.J9]&amp;&quot;', &quot;;&quot;&quot;)&amp;IF((SUM([.K10:.P10])=0)   AND   ([.Q10]&gt;0);&quot;'&quot;&amp;[.J10]&amp;&quot;', &quot;;&quot;&quot;)&amp;IF((SUM([.K11:.P11])=0)   AND   ([.Q11]&gt;0);&quot;'&quot;&amp;[.J11]&amp;&quot;', &quot;;&quot;&quot;)&amp;IF((SUM([.K12:.P12])=0)   AND   ([.Q12]&gt;0);&quot;'&quot;&amp;[.J12]&amp;&quot;', &quot;;&quot;&quot;)&amp;IF((SUM([.K13:.P13])=0)   AND   ([.Q13]&gt;0);&quot;'&quot;&amp;[.J13]&amp;&quot;', &quot;;&quot;&quot;)&amp;IF((SUM([.K14:.P14])=0)   AND   ([.Q14]&gt;0);&quot;'&quot;&amp;[.J14]&amp;&quot;', &quot;;&quot;&quot;)" office:value-type="string" office:string-value="'Shchi', ">
            <text:p>'Shchi', </text:p>
          </table:table-cell>
          <table:table-cell table:style-name="ce61" table:formula="oooc:=IF((SUM([.K3:.Q3])=0)   AND   ([.R3]&gt;0);&quot;'&quot;&amp;[.J3]&amp;&quot;', &quot;;&quot;&quot;)&amp;IF((SUM([.K4:.Q4])=0)   AND   ([.R4]&gt;0);&quot;'&quot;&amp;[.J4]&amp;&quot;', &quot;;&quot;&quot;)&amp;IF((SUM([.K5:.Q5])=0)   AND   ([.R5]&gt;0);&quot;'&quot;&amp;[.J5]&amp;&quot;', &quot;;&quot;&quot;)&amp;IF((SUM([.K6:.Q6])=0)   AND   ([.R6]&gt;0);&quot;'&quot;&amp;[.J6]&amp;&quot;', &quot;;&quot;&quot;)&amp;IF((SUM([.K7:.Q7])=0)   AND   ([.R7]&gt;0);&quot;'&quot;&amp;[.J7]&amp;&quot;', &quot;;&quot;&quot;)&amp;IF((SUM([.K8:.Q8])=0)   AND   ([.R8]&gt;0);&quot;'&quot;&amp;[.J8]&amp;&quot;', &quot;;&quot;&quot;)&amp;IF((SUM([.K9:.Q9])=0)   AND   ([.R9]&gt;0);&quot;'&quot;&amp;[.J9]&amp;&quot;', &quot;;&quot;&quot;)&amp;IF((SUM([.K10:.Q10])=0)   AND   ([.R10]&gt;0);&quot;'&quot;&amp;[.J10]&amp;&quot;', &quot;;&quot;&quot;)&amp;IF((SUM([.K11:.Q11])=0)   AND   ([.R11]&gt;0);&quot;'&quot;&amp;[.J11]&amp;&quot;', &quot;;&quot;&quot;)&amp;IF((SUM([.K12:.Q12])=0)   AND   ([.R12]&gt;0);&quot;'&quot;&amp;[.J12]&amp;&quot;', &quot;;&quot;&quot;)&amp;IF((SUM([.K13:.Q13])=0)   AND   ([.R13]&gt;0);&quot;'&quot;&amp;[.J13]&amp;&quot;', &quot;;&quot;&quot;)&amp;IF((SUM([.K14:.Q14])=0)   AND   ([.R14]&gt;0);&quot;'&quot;&amp;[.J14]&amp;&quot;', &quot;;&quot;&quot;)">
            <text:p/>
          </table:table-cell>
          <table:table-cell table:style-name="ce61" table:formula="oooc:=IF((SUM([.K3:.R3])=0)   AND   ([.S3]&gt;0);&quot;'&quot;&amp;[.J3]&amp;&quot;', &quot;;&quot;&quot;)&amp;IF((SUM([.K4:.R4])=0)   AND   ([.S4]&gt;0);&quot;'&quot;&amp;[.J4]&amp;&quot;', &quot;;&quot;&quot;)&amp;IF((SUM([.K5:.R5])=0)   AND   ([.S5]&gt;0);&quot;'&quot;&amp;[.J5]&amp;&quot;', &quot;;&quot;&quot;)&amp;IF((SUM([.K6:.R6])=0)   AND   ([.S6]&gt;0);&quot;'&quot;&amp;[.J6]&amp;&quot;', &quot;;&quot;&quot;)&amp;IF((SUM([.K7:.R7])=0)   AND   ([.S7]&gt;0);&quot;'&quot;&amp;[.J7]&amp;&quot;', &quot;;&quot;&quot;)&amp;IF((SUM([.K8:.R8])=0)   AND   ([.S8]&gt;0);&quot;'&quot;&amp;[.J8]&amp;&quot;', &quot;;&quot;&quot;)&amp;IF((SUM([.K9:.R9])=0)   AND   ([.S9]&gt;0);&quot;'&quot;&amp;[.J9]&amp;&quot;', &quot;;&quot;&quot;)&amp;IF((SUM([.K10:.R10])=0)   AND   ([.S10]&gt;0);&quot;'&quot;&amp;[.J10]&amp;&quot;', &quot;;&quot;&quot;)&amp;IF((SUM([.K11:.R11])=0)   AND   ([.S11]&gt;0);&quot;'&quot;&amp;[.J11]&amp;&quot;', &quot;;&quot;&quot;)&amp;IF((SUM([.K12:.R12])=0)   AND   ([.S12]&gt;0);&quot;'&quot;&amp;[.J12]&amp;&quot;', &quot;;&quot;&quot;)&amp;IF((SUM([.K13:.R13])=0)   AND   ([.S13]&gt;0);&quot;'&quot;&amp;[.J13]&amp;&quot;', &quot;;&quot;&quot;)&amp;IF((SUM([.K14:.R14])=0)   AND   ([.S14]&gt;0);&quot;'&quot;&amp;[.J14]&amp;&quot;', &quot;;&quot;&quot;)">
            <text:p/>
          </table:table-cell>
          <table:table-cell table:style-name="ce61" table:formula="oooc:=IF((SUM([.K3:.S3])=0)   AND   ([.T3]&gt;0);&quot;'&quot;&amp;[.J3]&amp;&quot;', &quot;;&quot;&quot;)&amp;IF((SUM([.K4:.S4])=0)   AND   ([.T4]&gt;0);&quot;'&quot;&amp;[.J4]&amp;&quot;', &quot;;&quot;&quot;)&amp;IF((SUM([.K5:.S5])=0)   AND   ([.T5]&gt;0);&quot;'&quot;&amp;[.J5]&amp;&quot;', &quot;;&quot;&quot;)&amp;IF((SUM([.K6:.S6])=0)   AND   ([.T6]&gt;0);&quot;'&quot;&amp;[.J6]&amp;&quot;', &quot;;&quot;&quot;)&amp;IF((SUM([.K7:.S7])=0)   AND   ([.T7]&gt;0);&quot;'&quot;&amp;[.J7]&amp;&quot;', &quot;;&quot;&quot;)&amp;IF((SUM([.K8:.S8])=0)   AND   ([.T8]&gt;0);&quot;'&quot;&amp;[.J8]&amp;&quot;', &quot;;&quot;&quot;)&amp;IF((SUM([.K9:.S9])=0)   AND   ([.T9]&gt;0);&quot;'&quot;&amp;[.J9]&amp;&quot;', &quot;;&quot;&quot;)&amp;IF((SUM([.K10:.S10])=0)   AND   ([.T10]&gt;0);&quot;'&quot;&amp;[.J10]&amp;&quot;', &quot;;&quot;&quot;)&amp;IF((SUM([.K11:.S11])=0)   AND   ([.T11]&gt;0);&quot;'&quot;&amp;[.J11]&amp;&quot;', &quot;;&quot;&quot;)&amp;IF((SUM([.K12:.S12])=0)   AND   ([.T12]&gt;0);&quot;'&quot;&amp;[.J12]&amp;&quot;', &quot;;&quot;&quot;)&amp;IF((SUM([.K13:.S13])=0)   AND   ([.T13]&gt;0);&quot;'&quot;&amp;[.J13]&amp;&quot;', &quot;;&quot;&quot;)&amp;IF((SUM([.K14:.S14])=0)   AND   ([.T14]&gt;0);&quot;'&quot;&amp;[.J14]&amp;&quot;', &quot;;&quot;&quot;)">
            <text:p/>
          </table:table-cell>
          <table:table-cell table:style-name="ce71"/>
          <table:table-cell table:style-name="ce61" table:number-columns-repeated="235"/>
        </table:table-row>
        <table:table-row table:style-name="ro12" table:number-rows-repeated="3">
          <table:table-cell/>
          <table:table-cell table:style-name="ce109" table:number-columns-repeated="6"/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13">
          <table:table-cell table:number-columns-repeated="2"/>
          <table:table-cell table:style-name="ce111"/>
          <table:table-cell/>
          <table:table-cell table:style-name="ce110" table:number-columns-repeated="3"/>
          <table:table-cell table:number-columns-repeated="3"/>
          <table:table-cell table:style-name="ce123"/>
          <table:table-cell table:style-name="ce120" office:value-type="float" office:value="3">
            <text:p>3</text:p>
          </table:table-cell>
          <table:table-cell table:style-name="ce120" table:number-columns-repeated="3"/>
          <table:table-cell table:style-name="ce120" office:value-type="float" office:value="4">
            <text:p>4</text:p>
          </table:table-cell>
          <table:table-cell table:style-name="ce120" table:number-columns-repeated="3"/>
          <table:table-cell table:style-name="ce126" office:value-type="float" office:value="1">
            <text:p>1</text:p>
          </table:table-cell>
          <table:table-cell table:number-columns-repeated="236"/>
        </table:table-row>
        <table:table-row table:style-name="ro13">
          <table:table-cell table:number-columns-repeated="2"/>
          <table:table-cell table:style-name="ce111"/>
          <table:table-cell/>
          <table:table-cell table:style-name="ce109" table:number-columns-repeated="3"/>
          <table:table-cell table:number-columns-repeated="3"/>
          <table:table-cell table:style-name="ce124"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27"/>
          <table:table-cell table:number-columns-repeated="236"/>
        </table:table-row>
        <table:table-row table:style-name="ro13">
          <table:table-cell table:number-columns-repeated="2"/>
          <table:table-cell table:style-name="ce111"/>
          <table:table-cell/>
          <table:table-cell table:style-name="ce109" table:number-columns-repeated="3"/>
          <table:table-cell table:number-columns-repeated="3"/>
          <table:table-cell table:style-name="ce124"/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27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2"/>
          <table:table-cell table:style-name="ce111"/>
          <table:table-cell/>
          <table:table-cell table:style-name="ce109" table:number-columns-repeated="3"/>
          <table:table-cell table:number-columns-repeated="3"/>
          <table:table-cell table:style-name="ce124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27"/>
          <table:table-cell table:number-columns-repeated="236"/>
        </table:table-row>
        <table:table-row table:style-name="ro13">
          <table:table-cell/>
          <table:table-cell table:style-name="ce112" table:number-columns-repeated="3"/>
          <table:table-cell table:number-columns-repeated="6"/>
          <table:table-cell table:style-name="ce125"/>
          <table:table-cell table:style-name="ce119" table:number-columns-repeated="3"/>
          <table:table-cell table:style-name="ce119" office:value-type="float" office:value="2">
            <text:p>2</text:p>
          </table:table-cell>
          <table:table-cell table:style-name="ce119" table:number-columns-repeated="2"/>
          <table:table-cell table:style-name="ce119" office:value-type="float" office:value="1">
            <text:p>1</text:p>
          </table:table-cell>
          <table:table-cell table:style-name="ce119"/>
          <table:table-cell table:style-name="ce128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2"/>
          <table:table-cell table:style-name="ce111"/>
          <table:table-cell table:number-columns-repeated="7"/>
          <table:table-cell table:style-name="ce124"/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style-name="ce127"/>
          <table:table-cell table:number-columns-repeated="236"/>
        </table:table-row>
        <table:table-row table:style-name="ro13">
          <table:table-cell table:number-columns-repeated="2"/>
          <table:table-cell table:style-name="ce111"/>
          <table:table-cell table:number-columns-repeated="7"/>
          <table:table-cell table:style-name="ce124" office:value-type="float" office:value="2">
            <text:p>2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2"/>
          <table:table-cell table:style-name="ce127"/>
          <table:table-cell table:number-columns-repeated="236"/>
        </table:table-row>
        <table:table-row table:style-name="ro13">
          <table:table-cell table:number-columns-repeated="2"/>
          <table:table-cell table:style-name="ce111"/>
          <table:table-cell table:number-columns-repeated="7"/>
          <table:table-cell table:style-name="ce124"/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127"/>
          <table:table-cell table:number-columns-repeated="236"/>
        </table:table-row>
        <table:table-row table:style-name="ro13">
          <table:table-cell table:number-columns-repeated="2"/>
          <table:table-cell table:style-name="ce111"/>
          <table:table-cell table:number-columns-repeated="7"/>
          <table:table-cell table:style-name="ce124"/>
          <table:table-cell table:number-columns-repeated="6"/>
          <table:table-cell office:value-type="float" office:value="1">
            <text:p>1</text:p>
          </table:table-cell>
          <table:table-cell/>
          <table:table-cell table:style-name="ce127"/>
          <table:table-cell table:number-columns-repeated="236"/>
        </table:table-row>
        <table:table-row table:style-name="ro13">
          <table:table-cell/>
          <table:table-cell table:style-name="ce112" table:number-columns-repeated="3"/>
          <table:table-cell table:number-columns-repeated="6"/>
          <table:table-cell table:style-name="ce123"/>
          <table:table-cell table:style-name="ce120"/>
          <table:table-cell table:style-name="ce120" office:value-type="float" office:value="1">
            <text:p>1</text:p>
          </table:table-cell>
          <table:table-cell table:style-name="ce120"/>
          <table:table-cell table:style-name="ce120" office:value-type="float" office:value="1">
            <text:p>1</text:p>
          </table:table-cell>
          <table:table-cell table:style-name="ce120"/>
          <table:table-cell table:style-name="ce120" office:value-type="float" office:value="1">
            <text:p>1</text:p>
          </table:table-cell>
          <table:table-cell table:style-name="ce120"/>
          <table:table-cell table:style-name="ce120" office:value-type="float" office:value="2">
            <text:p>2</text:p>
          </table:table-cell>
          <table:table-cell table:style-name="ce126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2"/>
          <table:table-cell table:style-name="ce111"/>
          <table:table-cell table:number-columns-repeated="7"/>
          <table:table-cell table:style-name="ce12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27" office:value-type="float" office:value="2">
            <text:p>2</text:p>
          </table:table-cell>
          <table:table-cell table:number-columns-repeated="236"/>
        </table:table-row>
        <table:table-row table:style-name="ro13">
          <table:table-cell/>
          <table:table-cell table:style-name="ce112" table:number-columns-repeated="3"/>
          <table:table-cell table:number-columns-repeated="6"/>
          <table:table-cell table:style-name="ce125"/>
          <table:table-cell table:style-name="ce119" table:number-columns-repeated="2"/>
          <table:table-cell table:style-name="ce119" office:value-type="float" office:value="1">
            <text:p>1</text:p>
          </table:table-cell>
          <table:table-cell table:style-name="ce119"/>
          <table:table-cell table:style-name="ce119" office:value-type="float" office:value="2">
            <text:p>2</text:p>
          </table:table-cell>
          <table:table-cell table:style-name="ce119"/>
          <table:table-cell table:style-name="ce119" office:value-type="float" office:value="3">
            <text:p>3</text:p>
          </table:table-cell>
          <table:table-cell table:style-name="ce119"/>
          <table:table-cell table:style-name="ce128" office:value-type="float" office:value="2">
            <text:p>2</text:p>
          </table:table-cell>
          <table:table-cell table:number-columns-repeated="236"/>
        </table:table-row>
      </table:table>
      <table:table table:name="4 _ Japanese" table:style-name="ta1" table:print="false"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number-columns-repeated="10" table:default-cell-style-name="ce135"/>
        <table:table-column table:style-name="co6" table:number-columns-repeated="2" table:default-cell-style-name="Default"/>
        <table:table-column table:style-name="co3" table:number-columns-repeated="234" table:default-cell-style-name="Default"/>
        <table:table-row table:style-name="ro10">
          <table:table-cell table:style-name="ce25"/>
          <table:table-cell table:style-name="ce1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02" office:value-type="string">
            <text:p>Название</text:p>
          </table:table-cell>
          <table:table-cell table:style-name="ce105" office:value-type="string">
            <text:p>salmon</text:p>
          </table:table-cell>
          <table:table-cell table:style-name="ce105" office:value-type="string">
            <text:p>shrimp</text:p>
          </table:table-cell>
          <table:table-cell table:style-name="ce105" office:value-type="string">
            <text:p>rice</text:p>
          </table:table-cell>
          <table:table-cell table:style-name="ce105" office:value-type="string">
            <text:p>tofu</text:p>
          </table:table-cell>
          <table:table-cell table:style-name="ce105" office:value-type="string">
            <text:p>veggies</text:p>
          </table:table-cell>
          <table:table-cell table:style-name="ce105" office:value-type="string">
            <text:p>seaweed</text:p>
          </table:table-cell>
          <table:table-cell table:style-name="ce105"/>
          <table:table-cell/>
          <table:table-cell table:style-name="ce114" office:value-type="string">
            <text:p>Название</text:p>
          </table:table-cell>
          <table:table-cell table:style-name="ce114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3">
            <text:p>3</text:p>
          </table:table-cell>
          <table:table-cell table:style-name="ce114" office:value-type="float" office:value="4">
            <text:p>4</text:p>
          </table:table-cell>
          <table:table-cell table:style-name="ce114" office:value-type="float" office:value="5">
            <text:p>5</text:p>
          </table:table-cell>
          <table:table-cell table:style-name="ce114" office:value-type="float" office:value="6">
            <text:p>6</text:p>
          </table:table-cell>
          <table:table-cell table:style-name="ce114" office:value-type="float" office:value="7">
            <text:p>7</text:p>
          </table:table-cell>
          <table:table-cell table:style-name="ce114" office:value-type="float" office:value="8">
            <text:p>8</text:p>
          </table:table-cell>
          <table:table-cell table:style-name="ce114" office:value-type="float" office:value="9">
            <text:p>9</text:p>
          </table:table-cell>
          <table:table-cell table:style-name="ce114" office:value-type="float" office:value="10">
            <text:p>10</text:p>
          </table:table-cell>
          <table:table-cell/>
          <table:table-cell table:style-name="ce60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Nigiri Zushi</text:p>
          </table:table-cell>
          <table:table-cell table:style-name="ce131" office:value-type="float" office:value="6">
            <text:p>6</text:p>
          </table:table-cell>
          <table:table-cell table:style-name="ce131"/>
          <table:table-cell table:style-name="ce132" office:value-type="float" office:value="9">
            <text:p>9</text:p>
          </table:table-cell>
          <table:table-cell table:number-columns-repeated="3" table:style-name="ce132"/>
          <table:table-cell table:style-name="ce113" table:formula="oooc:=SUM([.B3:.G3])" office:value-type="float" office:value="15">
            <text:p>15</text:p>
          </table:table-cell>
          <table:table-cell/>
          <table:table-cell table:style-name="ce58" table:formula="oooc:=[.A3]" office:value-type="string" office:string-value="Nigiri Zushi">
            <text:p>Nigiri Zushi</text:p>
          </table:table-cell>
          <table:table-cell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29" table:formula="oooc:=IF([.K3]&gt;0;1;0)+IF([.L3]&gt;0;1;0)+IF([.M3]&gt;0;1;0)+IF([.N3]&gt;0;1;0)+IF([.O3]&gt;0;1;0)+IF([.P3]&gt;0;1;0)+IF([.Q3]&gt;0;1;0)+IF([.R3]&gt;0;1;0)+IF([.S3]&gt;0;1;0)+IF([.T3]&gt;0;1;0)" office:value-type="float" office:value="5">
            <text:p>5</text:p>
          </table:table-cell>
          <table:table-cell table:style-name="ce60" table:formula="oooc:=SUM([.K3:.T3])" office:value-type="float" office:value="12">
            <text:p>12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Sashimi</text:p>
          </table:table-cell>
          <table:table-cell table:style-name="ce131" office:value-type="float" office:value="8">
            <text:p>8</text:p>
          </table:table-cell>
          <table:table-cell table:style-name="ce132"/>
          <table:table-cell table:style-name="ce131"/>
          <table:table-cell table:style-name="ce132"/>
          <table:table-cell table:style-name="ce132" office:value-type="float" office:value="7">
            <text:p>7</text:p>
          </table:table-cell>
          <table:table-cell table:style-name="ce132"/>
          <table:table-cell table:style-name="ce113" table:formula="oooc:=SUM([.B4:.G4])" office:value-type="float" office:value="15">
            <text:p>15</text:p>
          </table:table-cell>
          <table:table-cell/>
          <table:table-cell table:style-name="ce58" table:formula="oooc:=[.A4]" office:value-type="string" office:string-value="Sashimi">
            <text:p>Sashimi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29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60" table:formula="oooc:=SUM([.K4:.T4])" office:value-type="float" office:value="9">
            <text:p>9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Seafood Tempura</text:p>
          </table:table-cell>
          <table:table-cell table:style-name="ce132"/>
          <table:table-cell table:style-name="ce131" office:value-type="float" office:value="8">
            <text:p>8</text:p>
          </table:table-cell>
          <table:table-cell table:number-columns-repeated="2" table:style-name="ce132"/>
          <table:table-cell table:style-name="ce132" office:value-type="float" office:value="7">
            <text:p>7</text:p>
          </table:table-cell>
          <table:table-cell table:style-name="ce131"/>
          <table:table-cell table:style-name="ce113" table:formula="oooc:=SUM([.B5:.G5])" office:value-type="float" office:value="15">
            <text:p>15</text:p>
          </table:table-cell>
          <table:table-cell/>
          <table:table-cell table:style-name="ce58" table:formula="oooc:=[.A5]" office:value-type="string" office:string-value="Seafood Tempura">
            <text:p>Seafood Tempura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style-name="ce129" table:formula="oooc:=IF([.K5]&gt;0;1;0)+IF([.L5]&gt;0;1;0)+IF([.M5]&gt;0;1;0)+IF([.N5]&gt;0;1;0)+IF([.O5]&gt;0;1;0)+IF([.P5]&gt;0;1;0)+IF([.Q5]&gt;0;1;0)+IF([.R5]&gt;0;1;0)+IF([.S5]&gt;0;1;0)+IF([.T5]&gt;0;1;0)" office:value-type="float" office:value="5">
            <text:p>5</text:p>
          </table:table-cell>
          <table:table-cell table:style-name="ce60" table:formula="oooc:=SUM([.K5:.T5])" office:value-type="float" office:value="10">
            <text:p>10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TofuDengaku</text:p>
          </table:table-cell>
          <table:table-cell table:number-columns-repeated="3" table:style-name="ce132"/>
          <table:table-cell table:style-name="ce131" office:value-type="float" office:value="9">
            <text:p>9</text:p>
          </table:table-cell>
          <table:table-cell table:style-name="ce131"/>
          <table:table-cell table:style-name="ce132" office:value-type="float" office:value="6">
            <text:p>6</text:p>
          </table:table-cell>
          <table:table-cell table:style-name="ce113" table:formula="oooc:=SUM([.B6:.G6])" office:value-type="float" office:value="15">
            <text:p>15</text:p>
          </table:table-cell>
          <table:table-cell/>
          <table:table-cell table:style-name="ce58" table:formula="oooc:=[.A6]" office:value-type="string" office:string-value="TofuDengaku">
            <text:p>TofuDengaku</text:p>
          </table:table-cell>
          <table:table-cell table:number-columns-repeated="5" table:style-name="ce136"/>
          <table:table-cell table:style-name="ce136" office:value-type="float" office:value="4">
            <text:p>4</text:p>
          </table:table-cell>
          <table:table-cell table:style-name="ce136" office:value-type="float" office:value="2">
            <text:p>2</text:p>
          </table:table-cell>
          <table:table-cell table:style-name="ce136"/>
          <table:table-cell table:number-columns-repeated="2" table:style-name="ce136" office:value-type="float" office:value="2">
            <text:p>2</text:p>
          </table:table-cell>
          <table:table-cell table:style-name="ce129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60" table:formula="oooc:=SUM([.K6:.T6])" office:value-type="float" office:value="10">
            <text:p>10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Tempura</text:p>
          </table:table-cell>
          <table:table-cell table:style-name="ce131" office:value-type="float" office:value="6">
            <text:p>6</text:p>
          </table:table-cell>
          <table:table-cell table:style-name="ce131" office:value-type="float" office:value="8">
            <text:p>8</text:p>
          </table:table-cell>
          <table:table-cell table:number-columns-repeated="2" table:style-name="ce132"/>
          <table:table-cell table:style-name="ce132" office:value-type="float" office:value="6">
            <text:p>6</text:p>
          </table:table-cell>
          <table:table-cell table:style-name="ce131"/>
          <table:table-cell table:style-name="ce113" table:formula="oooc:=SUM([.B7:.G7])" office:value-type="float" office:value="20">
            <text:p>20</text:p>
          </table:table-cell>
          <table:table-cell/>
          <table:table-cell table:style-name="ce115" table:formula="oooc:=[.A7]" office:value-type="string" office:string-value="Tempura">
            <text:p>Tempura</text:p>
          </table:table-cell>
          <table:table-cell table:number-columns-repeated="6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29" table:formula="oooc:=IF([.K7]&gt;0;1;0)+IF([.L7]&gt;0;1;0)+IF([.M7]&gt;0;1;0)+IF([.N7]&gt;0;1;0)+IF([.O7]&gt;0;1;0)+IF([.P7]&gt;0;1;0)+IF([.Q7]&gt;0;1;0)+IF([.R7]&gt;0;1;0)+IF([.S7]&gt;0;1;0)+IF([.T7]&gt;0;1;0)" office:value-type="float" office:value="3">
            <text:p>3</text:p>
          </table:table-cell>
          <table:table-cell table:style-name="ce60" table:formula="oooc:=SUM([.K7:.T7])" office:value-type="float" office:value="5">
            <text:p>5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Koyungohan</text:p>
          </table:table-cell>
          <table:table-cell table:style-name="ce131" office:value-type="float" office:value="6">
            <text:p>6</text:p>
          </table:table-cell>
          <table:table-cell table:style-name="ce132"/>
          <table:table-cell table:style-name="ce132" office:value-type="float" office:value="8">
            <text:p>8</text:p>
          </table:table-cell>
          <table:table-cell table:style-name="ce132" office:value-type="float" office:value="6">
            <text:p>6</text:p>
          </table:table-cell>
          <table:table-cell table:number-columns-repeated="2" table:style-name="ce131"/>
          <table:table-cell table:style-name="ce113" table:formula="oooc:=SUM([.B8:.G8])" office:value-type="float" office:value="20">
            <text:p>20</text:p>
          </table:table-cell>
          <table:table-cell/>
          <table:table-cell table:style-name="ce58" table:formula="oooc:=[.A8]" office:value-type="string" office:string-value="Koyungohan">
            <text:p>Koyungoha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29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60" table:formula="oooc:=SUM([.K8:.T8])" office:value-type="float" office:value="9">
            <text:p>9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Ochazuke</text:p>
          </table:table-cell>
          <table:table-cell table:style-name="ce132" office:value-type="float" office:value="8">
            <text:p>8</text:p>
          </table:table-cell>
          <table:table-cell table:style-name="ce131"/>
          <table:table-cell table:style-name="ce131" office:value-type="float" office:value="7">
            <text:p>7</text:p>
          </table:table-cell>
          <table:table-cell table:style-name="ce131"/>
          <table:table-cell table:style-name="ce132"/>
          <table:table-cell table:style-name="ce132" office:value-type="float" office:value="5">
            <text:p>5</text:p>
          </table:table-cell>
          <table:table-cell table:style-name="ce113" table:formula="oooc:=SUM([.B9:.G9])" office:value-type="float" office:value="20">
            <text:p>20</text:p>
          </table:table-cell>
          <table:table-cell/>
          <table:table-cell table:style-name="ce58" table:formula="oooc:=[.A9]" office:value-type="string" office:string-value="Ochazuke">
            <text:p>Ochazuk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style-name="ce129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60" table:formula="oooc:=SUM([.K9:.T9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Tempura Shrimp Roll</text:p>
          </table:table-cell>
          <table:table-cell table:style-name="ce131"/>
          <table:table-cell table:number-columns-repeated="2" table:style-name="ce131" office:value-type="float" office:value="7">
            <text:p>7</text:p>
          </table:table-cell>
          <table:table-cell table:number-columns-repeated="2" table:style-name="ce131"/>
          <table:table-cell table:style-name="ce131" office:value-type="float" office:value="6">
            <text:p>6</text:p>
          </table:table-cell>
          <table:table-cell table:style-name="ce113" table:formula="oooc:=SUM([.B10:.G10])" office:value-type="float" office:value="20">
            <text:p>20</text:p>
          </table:table-cell>
          <table:table-cell/>
          <table:table-cell table:style-name="ce58" table:formula="oooc:=[.A10]" office:value-type="string" office:string-value="Tempura Shrimp Roll">
            <text:p>Tempura Shrimp Roll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29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60" table:formula="oooc:=SUM([.K10:.T10])" office:value-type="float" office:value="7">
            <text:p>7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Onigiri</text:p>
          </table:table-cell>
          <table:table-cell table:number-columns-repeated="2" table:style-name="ce131"/>
          <table:table-cell table:style-name="ce132" office:value-type="float" office:value="7">
            <text:p>7</text:p>
          </table:table-cell>
          <table:table-cell table:style-name="ce131" office:value-type="float" office:value="6">
            <text:p>6</text:p>
          </table:table-cell>
          <table:table-cell table:style-name="ce131"/>
          <table:table-cell table:style-name="ce131" office:value-type="float" office:value="7">
            <text:p>7</text:p>
          </table:table-cell>
          <table:table-cell table:style-name="ce113" table:formula="oooc:=SUM([.B11:.G11])" office:value-type="float" office:value="20">
            <text:p>20</text:p>
          </table:table-cell>
          <table:table-cell/>
          <table:table-cell table:style-name="ce58" table:formula="oooc:=[.A11]" office:value-type="string" office:string-value="Onigiri">
            <text:p>Onigiri</text:p>
          </table:table-cell>
          <table:table-cell table:number-columns-repeated="4" table:style-name="ce136"/>
          <table:table-cell table:number-columns-repeated="2" table:style-name="ce136" office:value-type="float" office:value="3">
            <text:p>3</text:p>
          </table:table-cell>
          <table:table-cell table:number-columns-repeated="2" table:style-name="ce136"/>
          <table:table-cell table:style-name="ce136" office:value-type="float" office:value="2">
            <text:p>2</text:p>
          </table:table-cell>
          <table:table-cell table:style-name="ce136"/>
          <table:table-cell table:style-name="ce129" table:formula="oooc:=IF([.K11]&gt;0;1;0)+IF([.L11]&gt;0;1;0)+IF([.M11]&gt;0;1;0)+IF([.N11]&gt;0;1;0)+IF([.O11]&gt;0;1;0)+IF([.P11]&gt;0;1;0)+IF([.Q11]&gt;0;1;0)+IF([.R11]&gt;0;1;0)+IF([.S11]&gt;0;1;0)+IF([.T11]&gt;0;1;0)" office:value-type="float" office:value="3">
            <text:p>3</text:p>
          </table:table-cell>
          <table:table-cell table:style-name="ce60" table:formula="oooc:=SUM([.K11:.T11])" office:value-type="float" office:value="8">
            <text:p>8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Osechi</text:p>
          </table:table-cell>
          <table:table-cell table:number-columns-repeated="2" table:style-name="ce131" office:value-type="float" office:value="6">
            <text:p>6</text:p>
          </table:table-cell>
          <table:table-cell table:style-name="ce131" office:value-type="float" office:value="7">
            <text:p>7</text:p>
          </table:table-cell>
          <table:table-cell table:number-columns-repeated="2" table:style-name="ce131"/>
          <table:table-cell table:style-name="ce131" office:value-type="float" office:value="6">
            <text:p>6</text:p>
          </table:table-cell>
          <table:table-cell table:style-name="ce113" table:formula="oooc:=SUM([.B12:.G12])" office:value-type="float" office:value="25">
            <text:p>25</text:p>
          </table:table-cell>
          <table:table-cell/>
          <table:table-cell table:style-name="ce115" table:formula="oooc:=[.A12]" office:value-type="string" office:string-value="Osechi">
            <text:p>Osechi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style-name="ce129" table:formula="oooc:=IF([.K12]&gt;0;1;0)+IF([.L12]&gt;0;1;0)+IF([.M12]&gt;0;1;0)+IF([.N12]&gt;0;1;0)+IF([.O12]&gt;0;1;0)+IF([.P12]&gt;0;1;0)+IF([.Q12]&gt;0;1;0)+IF([.R12]&gt;0;1;0)+IF([.S12]&gt;0;1;0)+IF([.T12]&gt;0;1;0)" office:value-type="float" office:value="3">
            <text:p>3</text:p>
          </table:table-cell>
          <table:table-cell table:style-name="ce60" table:formula="oooc:=SUM([.K12:.T12])" office:value-type="float" office:value="5">
            <text:p>5</text:p>
          </table:table-cell>
          <table:table-cell table:style-name="ce3" table:number-columns-repeated="2"/>
          <table:table-cell table:number-columns-repeated="232"/>
        </table:table-row>
        <table:table-row table:style-name="ro9">
          <table:table-cell table:style-name="ce130" office:value-type="string">
            <text:p>Yosenabe</text:p>
          </table:table-cell>
          <table:table-cell table:style-name="ce132" office:value-type="float" office:value="7">
            <text:p>7</text:p>
          </table:table-cell>
          <table:table-cell table:style-name="ce131" office:value-type="float" office:value="6">
            <text:p>6</text:p>
          </table:table-cell>
          <table:table-cell table:style-name="ce131"/>
          <table:table-cell table:style-name="ce131" office:value-type="float" office:value="5">
            <text:p>5</text:p>
          </table:table-cell>
          <table:table-cell table:style-name="ce132" office:value-type="float" office:value="7">
            <text:p>7</text:p>
          </table:table-cell>
          <table:table-cell table:style-name="ce131"/>
          <table:table-cell table:style-name="ce113" table:formula="oooc:=SUM([.B13:.G13])" office:value-type="float" office:value="25">
            <text:p>25</text:p>
          </table:table-cell>
          <table:table-cell/>
          <table:table-cell table:style-name="ce58" table:formula="oooc:=[.A13]" office:value-type="string" office:string-value="Yosenabe">
            <text:p>Yosenabe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style-name="ce129" table:formula="oooc:=IF([.K13]&gt;0;1;0)+IF([.L13]&gt;0;1;0)+IF([.M13]&gt;0;1;0)+IF([.N13]&gt;0;1;0)+IF([.O13]&gt;0;1;0)+IF([.P13]&gt;0;1;0)+IF([.Q13]&gt;0;1;0)+IF([.R13]&gt;0;1;0)+IF([.S13]&gt;0;1;0)+IF([.T13]&gt;0;1;0)" office:value-type="float" office:value="3">
            <text:p>3</text:p>
          </table:table-cell>
          <table:table-cell table:style-name="ce60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Temaki Zushi</text:p>
          </table:table-cell>
          <table:table-cell table:style-name="ce133"/>
          <table:table-cell table:style-name="ce131"/>
          <table:table-cell table:style-name="ce131" office:value-type="float" office:value="8">
            <text:p>8</text:p>
          </table:table-cell>
          <table:table-cell table:style-name="ce133" office:value-type="float" office:value="5">
            <text:p>5</text:p>
          </table:table-cell>
          <table:table-cell table:number-columns-repeated="2" table:style-name="ce131" office:value-type="float" office:value="6">
            <text:p>6</text:p>
          </table:table-cell>
          <table:table-cell table:style-name="ce113" table:formula="oooc:=SUM([.B14:.G14])" office:value-type="float" office:value="25">
            <text:p>25</text:p>
          </table:table-cell>
          <table:table-cell/>
          <table:table-cell table:style-name="ce58" table:formula="oooc:=[.A14]" office:value-type="string" office:string-value="Temaki Zushi">
            <text:p>Temaki Zushi</text:p>
          </table:table-cell>
          <table:table-cell table:number-columns-repeated="4" table:style-name="ce136"/>
          <table:table-cell table:style-name="ce136" office:value-type="float" office:value="1">
            <text:p>1</text:p>
          </table:table-cell>
          <table:table-cell table:number-columns-repeated="3" table:style-name="ce136"/>
          <table:table-cell table:number-columns-repeated="2" table:style-name="ce136" office:value-type="float" office:value="2">
            <text:p>2</text:p>
          </table:table-cell>
          <table:table-cell table:style-name="ce129" table:formula="oooc:=IF([.K14]&gt;0;1;0)+IF([.L14]&gt;0;1;0)+IF([.M14]&gt;0;1;0)+IF([.N14]&gt;0;1;0)+IF([.O14]&gt;0;1;0)+IF([.P14]&gt;0;1;0)+IF([.Q14]&gt;0;1;0)+IF([.R14]&gt;0;1;0)+IF([.S14]&gt;0;1;0)+IF([.T14]&gt;0;1;0)" office:value-type="float" office:value="3">
            <text:p>3</text:p>
          </table:table-cell>
          <table:table-cell table:style-name="ce60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04"/>
          <table:table-cell table:style-name="ce104" table:formula="oooc:=SUM([.B3:.B14])" office:value-type="float" office:value="47">
            <text:p>47</text:p>
          </table:table-cell>
          <table:table-cell table:style-name="ce104" table:formula="oooc:=SUM([.C3:.C14])" office:value-type="float" office:value="35">
            <text:p>35</text:p>
          </table:table-cell>
          <table:table-cell table:style-name="ce104" table:formula="oooc:=SUM([.D3:.D14])" office:value-type="float" office:value="53">
            <text:p>53</text:p>
          </table:table-cell>
          <table:table-cell table:style-name="ce104" table:formula="oooc:=SUM([.E3:.E14])" office:value-type="float" office:value="31">
            <text:p>31</text:p>
          </table:table-cell>
          <table:table-cell table:style-name="ce104" table:formula="oooc:=SUM([.F3:.F14])" office:value-type="float" office:value="33">
            <text:p>33</text:p>
          </table:table-cell>
          <table:table-cell table:style-name="ce104" table:formula="oooc:=SUM([.G3:.G14])" office:value-type="float" office:value="36">
            <text:p>36</text:p>
          </table:table-cell>
          <table:table-cell table:style-name="ce70" table:formula="oooc:=SUM([.H3:.H14])/(12)" office:value-type="float" office:value="19.5833333333333">
            <text:p>19,58</text:p>
          </table:table-cell>
          <table:table-cell/>
          <table:table-cell table:style-name="ce116" office:value-type="string">
            <text:p>total recipes</text:p>
          </table:table-cell>
          <table:table-cell table:style-name="ce52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52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52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52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52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4">
            <text:p>4</text:p>
          </table:table-cell>
          <table:table-cell table:style-name="ce52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5">
            <text:p>5</text:p>
          </table:table-cell>
          <table:table-cell table:style-name="ce52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52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52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52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29"/>
          <table:table-cell table:number-columns-repeated="235"/>
        </table:table-row>
        <table:table-row table:style-name="ro9">
          <table:table-cell table:number-columns-repeated="9"/>
          <table:table-cell table:style-name="ce117" office:value-type="string">
            <text:p>average ingr in recipe</text:p>
          </table:table-cell>
          <table:table-cell table:style-name="Default" table:formula="oooc:=(SUM([.K3:.K6])*2+SUM([.K7:.K11])*3+SUM([.K12:.K14])*4)/SUM([.K3:.K14])" office:value-type="float" office:value="2.4">
            <text:p>2,4</text:p>
          </table:table-cell>
          <table:table-cell table:style-name="Default" table:formula="oooc:=(SUM([.L3:.L6])*2+SUM([.L7:.L11])*3+SUM([.L12:.L14])*4)/SUM([.L3:.L14])" office:value-type="float" office:value="2.5">
            <text:p>2,5</text:p>
          </table:table-cell>
          <table:table-cell table:style-name="Default" table:formula="oooc:=(SUM([.M3:.M6])*2+SUM([.M7:.M11])*3+SUM([.M12:.M14])*4)/SUM([.M3:.M14])" office:value-type="float" office:value="2.625">
            <text:p>2,63</text:p>
          </table:table-cell>
          <table:table-cell table:style-name="Default" table:formula="oooc:=(SUM([.N3:.N6])*2+SUM([.N7:.N11])*3+SUM([.N12:.N14])*4)/SUM([.N3:.N14])" office:value-type="float" office:value="2.625">
            <text:p>2,63</text:p>
          </table:table-cell>
          <table:table-cell table:style-name="Default" table:formula="oooc:=(SUM([.O3:.O6])*2+SUM([.O7:.O11])*3+SUM([.O12:.O14])*4)/SUM([.O3:.O14])" office:value-type="float" office:value="2.75">
            <text:p>2,75</text:p>
          </table:table-cell>
          <table:table-cell table:style-name="Default" table:formula="oooc:=(SUM([.P3:.P6])*2+SUM([.P7:.P11])*3+SUM([.P12:.P14])*4)/SUM([.P3:.P14])" office:value-type="float" office:value="2.61538461538462">
            <text:p>2,62</text:p>
          </table:table-cell>
          <table:table-cell table:style-name="Default" table:formula="oooc:=(SUM([.Q3:.Q6])*2+SUM([.Q7:.Q11])*3+SUM([.Q12:.Q14])*4)/SUM([.Q3:.Q14])" office:value-type="float" office:value="2.7">
            <text:p>2,7</text:p>
          </table:table-cell>
          <table:table-cell table:style-name="Default" table:formula="oooc:=(SUM([.R3:.R6])*2+SUM([.R7:.R11])*3+SUM([.R12:.R14])*4)/SUM([.R3:.R14])" office:value-type="float" office:value="2.8">
            <text:p>2,8</text:p>
          </table:table-cell>
          <table:table-cell table:style-name="Default" table:formula="oooc:=(SUM([.S3:.S6])*2+SUM([.S7:.S11])*3+SUM([.S12:.S14])*4)/SUM([.S3:.S14])" office:value-type="float" office:value="2.88888888888889">
            <text:p>2,89</text:p>
          </table:table-cell>
          <table:table-cell table:style-name="Default" table:formula="oooc:=(SUM([.T3:.T6])*2+SUM([.T7:.T11])*3+SUM([.T12:.T14])*4)/SUM([.T3:.T14])" office:value-type="float" office:value="3">
            <text:p>3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117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37" table:formula="oooc:=IF([.K17]=[.K15];1;0)" office:value-type="float" office:value="1">
            <text:p>1</text:p>
          </table:table-cell>
          <table:table-cell table:style-name="ce137" table:formula="oooc:=IF([.L17]=[.L15];1;0)" office:value-type="float" office:value="1">
            <text:p>1</text:p>
          </table:table-cell>
          <table:table-cell table:style-name="ce137" table:formula="oooc:=IF([.M17]=[.M15];1;0)" office:value-type="float" office:value="1">
            <text:p>1</text:p>
          </table:table-cell>
          <table:table-cell table:style-name="ce137" table:formula="oooc:=IF([.N17]=[.N15];1;0)" office:value-type="float" office:value="1">
            <text:p>1</text:p>
          </table:table-cell>
          <table:table-cell table:style-name="ce137" table:formula="oooc:=IF([.O17]=[.O15];1;0)" office:value-type="float" office:value="1">
            <text:p>1</text:p>
          </table:table-cell>
          <table:table-cell table:style-name="ce137" table:formula="oooc:=IF([.P17]=[.P15];1;0)" office:value-type="float" office:value="1">
            <text:p>1</text:p>
          </table:table-cell>
          <table:table-cell table:style-name="ce137" table:formula="oooc:=IF([.Q17]=[.Q15];1;0)" office:value-type="float" office:value="1">
            <text:p>1</text:p>
          </table:table-cell>
          <table:table-cell table:style-name="ce137" table:formula="oooc:=IF([.R17]=[.R15];1;0)" office:value-type="float" office:value="1">
            <text:p>1</text:p>
          </table:table-cell>
          <table:table-cell table:style-name="ce137" table:formula="oooc:=IF([.S17]=[.S15];1;0)" office:value-type="float" office:value="1">
            <text:p>1</text:p>
          </table:table-cell>
          <table:table-cell table:style-name="ce137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style-name="ce60" table:number-columns-repeated="7"/>
          <table:table-cell table:style-name="ce67"/>
          <table:table-cell table:style-name="ce60"/>
          <table:table-cell table:style-name="ce74" office:value-type="string">
            <text:p>new recipes</text:p>
          </table:table-cell>
          <table:table-cell table:style-name="ce60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60" table:formula="oooc:=IF((SUM([.K3:.K3])=0)     AND     ([.L3]&gt;0);1;0)+IF((SUM([.K4:.K4])=0)     AND     ([.L4]&gt;0);1;0)+IF((SUM([.K5:.K5])=0)     AND     ([.L5]&gt;0);1;0)+IF((SUM([.K6:.K6])=0)     AND     ([.L6]&gt;0);1;0)+IF((SUM([.K7:.K7])=0)     AND     ([.L7]&gt;0);1;0)+IF((SUM([.K8:.K8])=0)     AND     ([.L8]&gt;0);1;0)+IF((SUM([.K9:.K9])=0)     AND     ([.L9]&gt;0);1;0)+IF((SUM([.K10:.K10])=0)     AND     ([.L10]&gt;0);1;0)+IF((SUM([.K11:.K11])=0)     AND     ([.L11]&gt;0);1;0)+IF((SUM([.K12:.K12])=0)     AND     ([.L12]&gt;0);1;0)+IF((SUM([.K13:.K13])=0)     AND     ([.L13]&gt;0);1;0)+IF((SUM([.K14:.K14])=0)     AND     ([.L14]&gt;0);1;0)" office:value-type="float" office:value="2">
            <text:p>2</text:p>
          </table:table-cell>
          <table:table-cell table:style-name="ce60" table:formula="oooc:=IF((SUM([.K3:.L3])=0)     AND     ([.M3]&gt;0);1;0)+IF((SUM([.K4:.L4])=0)     AND     ([.M4]&gt;0);1;0)+IF((SUM([.K5:.L5])=0)     AND     ([.M5]&gt;0);1;0)+IF((SUM([.K6:.L6])=0)     AND     ([.M6]&gt;0);1;0)+IF((SUM([.K7:.L7])=0)     AND     ([.M7]&gt;0);1;0)+IF((SUM([.K8:.L8])=0)     AND     ([.M8]&gt;0);1;0)+IF((SUM([.K9:.L9])=0)     AND     ([.M9]&gt;0);1;0)+IF((SUM([.K10:.L10])=0)     AND     ([.M10]&gt;0);1;0)+IF((SUM([.K11:.L11])=0)     AND     ([.M11]&gt;0);1;0)+IF((SUM([.K12:.L12])=0)     AND     ([.M12]&gt;0);1;0)+IF((SUM([.K13:.L13])=0)     AND     ([.M13]&gt;0);1;0)+IF((SUM([.K14:.L14])=0)     AND     ([.M14]&gt;0);1;0)" office:value-type="float" office:value="2">
            <text:p>2</text:p>
          </table:table-cell>
          <table:table-cell table:style-name="ce60" table:formula="oooc:=IF((SUM([.K3:.M3])=0)     AND     ([.N3]&gt;0);1;0)+IF((SUM([.K4:.M4])=0)     AND     ([.N4]&gt;0);1;0)+IF((SUM([.K5:.M5])=0)     AND     ([.N5]&gt;0);1;0)+IF((SUM([.K6:.M6])=0)     AND     ([.N6]&gt;0);1;0)+IF((SUM([.K7:.M7])=0)     AND     ([.N7]&gt;0);1;0)+IF((SUM([.K8:.M8])=0)     AND     ([.N8]&gt;0);1;0)+IF((SUM([.K9:.M9])=0)     AND     ([.N9]&gt;0);1;0)+IF((SUM([.K10:.M10])=0)     AND     ([.N10]&gt;0);1;0)+IF((SUM([.K11:.M11])=0)     AND     ([.N11]&gt;0);1;0)+IF((SUM([.K12:.M12])=0)     AND     ([.N12]&gt;0);1;0)+IF((SUM([.K13:.M13])=0)     AND     ([.N13]&gt;0);1;0)+IF((SUM([.K14:.M14])=0)     AND     ([.N14]&gt;0);1;0)" office:value-type="float" office:value="2">
            <text:p>2</text:p>
          </table:table-cell>
          <table:table-cell table:style-name="ce60" table:formula="oooc:=IF((SUM([.K3:.N3])=0)     AND     ([.O3]&gt;0);1;0)+IF((SUM([.K4:.N4])=0)     AND     ([.O4]&gt;0);1;0)+IF((SUM([.K5:.N5])=0)     AND     ([.O5]&gt;0);1;0)+IF((SUM([.K6:.N6])=0)     AND     ([.O6]&gt;0);1;0)+IF((SUM([.K7:.N7])=0)     AND     ([.O7]&gt;0);1;0)+IF((SUM([.K8:.N8])=0)     AND     ([.O8]&gt;0);1;0)+IF((SUM([.K9:.N9])=0)     AND     ([.O9]&gt;0);1;0)+IF((SUM([.K10:.N10])=0)     AND     ([.O10]&gt;0);1;0)+IF((SUM([.K11:.N11])=0)     AND     ([.O11]&gt;0);1;0)+IF((SUM([.K12:.N12])=0)     AND     ([.O12]&gt;0);1;0)+IF((SUM([.K13:.N13])=0)     AND     ([.O13]&gt;0);1;0)+IF((SUM([.K14:.N14])=0)     AND     ([.O14]&gt;0);1;0)" office:value-type="float" office:value="2">
            <text:p>2</text:p>
          </table:table-cell>
          <table:table-cell table:style-name="ce60" table:formula="oooc:=IF((SUM([.K3:.O3])=0)     AND     ([.P3]&gt;0);1;0)+IF((SUM([.K4:.O4])=0)     AND     ([.P4]&gt;0);1;0)+IF((SUM([.K5:.O5])=0)     AND     ([.P5]&gt;0);1;0)+IF((SUM([.K6:.O6])=0)     AND     ([.P6]&gt;0);1;0)+IF((SUM([.K7:.O7])=0)     AND     ([.P7]&gt;0);1;0)+IF((SUM([.K8:.O8])=0)     AND     ([.P8]&gt;0);1;0)+IF((SUM([.K9:.O9])=0)     AND     ([.P9]&gt;0);1;0)+IF((SUM([.K10:.O10])=0)     AND     ([.P10]&gt;0);1;0)+IF((SUM([.K11:.O11])=0)     AND     ([.P11]&gt;0);1;0)+IF((SUM([.K12:.O12])=0)     AND     ([.P12]&gt;0);1;0)+IF((SUM([.K13:.O13])=0)     AND     ([.P13]&gt;0);1;0)+IF((SUM([.K14:.O14])=0)     AND     ([.P14]&gt;0);1;0)" office:value-type="float" office:value="1">
            <text:p>1</text:p>
          </table:table-cell>
          <table:table-cell table:style-name="ce60" table:formula="oooc:=IF((SUM([.K3:.P3])=0)     AND     ([.Q3]&gt;0);1;0)+IF((SUM([.K4:.P4])=0)     AND     ([.Q4]&gt;0);1;0)+IF((SUM([.K5:.P5])=0)     AND     ([.Q5]&gt;0);1;0)+IF((SUM([.K6:.P6])=0)     AND     ([.Q6]&gt;0);1;0)+IF((SUM([.K7:.P7])=0)     AND     ([.Q7]&gt;0);1;0)+IF((SUM([.K8:.P8])=0)     AND     ([.Q8]&gt;0);1;0)+IF((SUM([.K9:.P9])=0)     AND     ([.Q9]&gt;0);1;0)+IF((SUM([.K10:.P10])=0)     AND     ([.Q10]&gt;0);1;0)+IF((SUM([.K11:.P11])=0)     AND     ([.Q11]&gt;0);1;0)+IF((SUM([.K12:.P12])=0)     AND     ([.Q12]&gt;0);1;0)+IF((SUM([.K13:.P13])=0)     AND     ([.Q13]&gt;0);1;0)+IF((SUM([.K14:.P14])=0)     AND     ([.Q14]&gt;0);1;0)" office:value-type="float" office:value="1">
            <text:p>1</text:p>
          </table:table-cell>
          <table:table-cell table:style-name="ce60" table:formula="oooc:=IF((SUM([.K3:.Q3])=0)     AND     ([.R3]&gt;0);1;0)+IF((SUM([.K4:.Q4])=0)     AND     ([.R4]&gt;0);1;0)+IF((SUM([.K5:.Q5])=0)     AND     ([.R5]&gt;0);1;0)+IF((SUM([.K6:.Q6])=0)     AND     ([.R6]&gt;0);1;0)+IF((SUM([.K7:.Q7])=0)     AND     ([.R7]&gt;0);1;0)+IF((SUM([.K8:.Q8])=0)     AND     ([.R8]&gt;0);1;0)+IF((SUM([.K9:.Q9])=0)     AND     ([.R9]&gt;0);1;0)+IF((SUM([.K10:.Q10])=0)     AND     ([.R10]&gt;0);1;0)+IF((SUM([.K11:.Q11])=0)     AND     ([.R11]&gt;0);1;0)+IF((SUM([.K12:.Q12])=0)     AND     ([.R12]&gt;0);1;0)+IF((SUM([.K13:.Q13])=0)     AND     ([.R13]&gt;0);1;0)+IF((SUM([.K14:.Q14])=0)     AND     ([.R14]&gt;0);1;0)" office:value-type="float" office:value="0">
            <text:p>0</text:p>
          </table:table-cell>
          <table:table-cell table:style-name="ce60" table:formula="oooc:=IF((SUM([.K3:.R3])=0)     AND     ([.S3]&gt;0);1;0)+IF((SUM([.K4:.R4])=0)     AND     ([.S4]&gt;0);1;0)+IF((SUM([.K5:.R5])=0)     AND     ([.S5]&gt;0);1;0)+IF((SUM([.K6:.R6])=0)     AND     ([.S6]&gt;0);1;0)+IF((SUM([.K7:.R7])=0)     AND     ([.S7]&gt;0);1;0)+IF((SUM([.K8:.R8])=0)     AND     ([.S8]&gt;0);1;0)+IF((SUM([.K9:.R9])=0)     AND     ([.S9]&gt;0);1;0)+IF((SUM([.K10:.R10])=0)     AND     ([.S10]&gt;0);1;0)+IF((SUM([.K11:.R11])=0)     AND     ([.S11]&gt;0);1;0)+IF((SUM([.K12:.R12])=0)     AND     ([.S12]&gt;0);1;0)+IF((SUM([.K13:.R13])=0)     AND     ([.S13]&gt;0);1;0)+IF((SUM([.K14:.R14])=0)     AND     ([.S14]&gt;0);1;0)" office:value-type="float" office:value="0">
            <text:p>0</text:p>
          </table:table-cell>
          <table:table-cell table:style-name="ce60" table:formula="oooc:=IF((SUM([.K3:.S3])=0)     AND     ([.T3]&gt;0);1;0)+IF((SUM([.K4:.S4])=0)     AND     ([.T4]&gt;0);1;0)+IF((SUM([.K5:.S5])=0)     AND     ([.T5]&gt;0);1;0)+IF((SUM([.K6:.S6])=0)     AND     ([.T6]&gt;0);1;0)+IF((SUM([.K7:.S7])=0)     AND     ([.T7]&gt;0);1;0)+IF((SUM([.K8:.S8])=0)     AND     ([.T8]&gt;0);1;0)+IF((SUM([.K9:.S9])=0)     AND     ([.T9]&gt;0);1;0)+IF((SUM([.K10:.S10])=0)     AND     ([.T10]&gt;0);1;0)+IF((SUM([.K11:.S11])=0)     AND     ([.T11]&gt;0);1;0)+IF((SUM([.K12:.S12])=0)     AND     ([.T12]&gt;0);1;0)+IF((SUM([.K13:.S13])=0)     AND     ([.T13]&gt;0);1;0)+IF((SUM([.K14:.S14])=0)     AND     ([.T14]&gt;0);1;0)" office:value-type="float" office:value="0">
            <text:p>0</text:p>
          </table:table-cell>
          <table:table-cell table:style-name="ce67"/>
          <table:table-cell table:style-name="ce60" table:number-columns-repeated="235"/>
        </table:table-row>
        <table:table-row table:style-name="ro9">
          <table:table-cell/>
          <table:table-cell table:style-name="ce1" office:value-type="string" table:number-columns-spanned="7" table:number-rows-spanned="3">
            <text:p>Episode 4 – Japanese</text:p>
          </table:table-cell>
          <table:covered-table-cell table:number-columns-repeated="6"/>
          <table:table-cell/>
          <table:table-cell table:style-name="ce118" office:value-type="string">
            <text:p>salmon</text:p>
          </table:table-cell>
          <table:table-cell table:formula="oooc:=SUMPRODUCT([.B3:.B14];[.K3:.K14])" office:value-type="float" office:value="40">
            <text:p>40</text:p>
          </table:table-cell>
          <table:table-cell table:formula="oooc:=SUMPRODUCT([.B3:.B14];[.L3:.L14])" office:value-type="float" office:value="50">
            <text:p>50</text:p>
          </table:table-cell>
          <table:table-cell table:formula="oooc:=SUMPRODUCT([.B3:.B14];[.M3:.M14])" office:value-type="float" office:value="30">
            <text:p>30</text:p>
          </table:table-cell>
          <table:table-cell table:formula="oooc:=SUMPRODUCT([.B3:.B14];[.N3:.N14])" office:value-type="float" office:value="31">
            <text:p>31</text:p>
          </table:table-cell>
          <table:table-cell table:formula="oooc:=SUMPRODUCT([.B3:.B14];[.O3:.O14])" office:value-type="float" office:value="0">
            <text:p>0</text:p>
          </table:table-cell>
          <table:table-cell table:formula="oooc:=SUMPRODUCT([.B3:.B14];[.P3:.P14])" office:value-type="float" office:value="42">
            <text:p>42</text:p>
          </table:table-cell>
          <table:table-cell table:formula="oooc:=SUMPRODUCT([.B3:.B14];[.Q3:.Q14])" office:value-type="float" office:value="48">
            <text:p>48</text:p>
          </table:table-cell>
          <table:table-cell table:formula="oooc:=SUMPRODUCT([.B3:.B14];[.R3:.R14])" office:value-type="float" office:value="50">
            <text:p>50</text:p>
          </table:table-cell>
          <table:table-cell table:formula="oooc:=SUMPRODUCT([.B3:.B14];[.S3:.S14])" office:value-type="float" office:value="14">
            <text:p>14</text:p>
          </table:table-cell>
          <table:table-cell table:formula="oooc:=SUMPRODUCT([.B3:.B14];[.T3:.T14])" office:value-type="float" office:value="44">
            <text:p>44</text:p>
          </table:table-cell>
          <table:table-cell table:style-name="ce129" table:formula="oooc:=IF([.K20]&gt;0;1;0)+IF([.L20]&gt;0;1;0)+IF([.M20]&gt;0;1;0)+IF([.N20]&gt;0;1;0)+IF([.O20]&gt;0;1;0)+IF([.P20]&gt;0;1;0)+IF([.Q20]&gt;0;1;0)+IF([.R20]&gt;0;1;0)+IF([.S20]&gt;0;1;0)+IF([.T20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118" office:value-type="string">
            <text:p>shrimp</text:p>
          </table:table-cell>
          <table:table-cell table:formula="oooc:=SUMPRODUCT([.C3:.C14];[.K3:.K14])" office:value-type="float" office:value="0">
            <text:p>0</text:p>
          </table:table-cell>
          <table:table-cell table:formula="oooc:=SUMPRODUCT([.C3:.C14];[.L3:.L14])" office:value-type="float" office:value="0">
            <text:p>0</text:p>
          </table:table-cell>
          <table:table-cell table:formula="oooc:=SUMPRODUCT([.C3:.C14];[.M3:.M14])" office:value-type="float" office:value="27">
            <text:p>27</text:p>
          </table:table-cell>
          <table:table-cell table:formula="oooc:=SUMPRODUCT([.C3:.C14];[.N3:.N14])" office:value-type="float" office:value="30">
            <text:p>30</text:p>
          </table:table-cell>
          <table:table-cell table:formula="oooc:=SUMPRODUCT([.C3:.C14];[.O3:.O14])" office:value-type="float" office:value="31">
            <text:p>31</text:p>
          </table:table-cell>
          <table:table-cell table:formula="oooc:=SUMPRODUCT([.C3:.C14];[.P3:.P14])" office:value-type="float" office:value="0">
            <text:p>0</text:p>
          </table:table-cell>
          <table:table-cell table:formula="oooc:=SUMPRODUCT([.C3:.C14];[.Q3:.Q14])" office:value-type="float" office:value="44">
            <text:p>44</text:p>
          </table:table-cell>
          <table:table-cell table:formula="oooc:=SUMPRODUCT([.C3:.C14];[.R3:.R14])" office:value-type="float" office:value="42">
            <text:p>42</text:p>
          </table:table-cell>
          <table:table-cell table:formula="oooc:=SUMPRODUCT([.C3:.C14];[.S3:.S14])" office:value-type="float" office:value="7">
            <text:p>7</text:p>
          </table:table-cell>
          <table:table-cell table:formula="oooc:=SUMPRODUCT([.C3:.C14];[.T3:.T14])" office:value-type="float" office:value="48">
            <text:p>48</text:p>
          </table:table-cell>
          <table:table-cell table:style-name="ce129" table:formula="oooc:=IF([.K21]&gt;0;1;0)+IF([.L21]&gt;0;1;0)+IF([.M21]&gt;0;1;0)+IF([.N21]&gt;0;1;0)+IF([.O21]&gt;0;1;0)+IF([.P21]&gt;0;1;0)+IF([.Q21]&gt;0;1;0)+IF([.R21]&gt;0;1;0)+IF([.S21]&gt;0;1;0)+IF([.T21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118" office:value-type="string">
            <text:p>rice</text:p>
          </table:table-cell>
          <table:table-cell table:formula="oooc:=SUMPRODUCT([.D3:.D14];[.K3:.K14])" office:value-type="float" office:value="14">
            <text:p>14</text:p>
          </table:table-cell>
          <table:table-cell table:formula="oooc:=SUMPRODUCT([.D3:.D14];[.L3:.L14])" office:value-type="float" office:value="67">
            <text:p>67</text:p>
          </table:table-cell>
          <table:table-cell table:formula="oooc:=SUMPRODUCT([.D3:.D14];[.M3:.M14])" office:value-type="float" office:value="64">
            <text:p>64</text:p>
          </table:table-cell>
          <table:table-cell table:formula="oooc:=SUMPRODUCT([.D3:.D14];[.N3:.N14])" office:value-type="float" office:value="33">
            <text:p>33</text:p>
          </table:table-cell>
          <table:table-cell table:formula="oooc:=SUMPRODUCT([.D3:.D14];[.O3:.O14])" office:value-type="float" office:value="36">
            <text:p>36</text:p>
          </table:table-cell>
          <table:table-cell table:formula="oooc:=SUMPRODUCT([.D3:.D14];[.P3:.P14])" office:value-type="float" office:value="67">
            <text:p>67</text:p>
          </table:table-cell>
          <table:table-cell table:formula="oooc:=SUMPRODUCT([.D3:.D14];[.Q3:.Q14])" office:value-type="float" office:value="0">
            <text:p>0</text:p>
          </table:table-cell>
          <table:table-cell table:formula="oooc:=SUMPRODUCT([.D3:.D14];[.R3:.R14])" office:value-type="float" office:value="35">
            <text:p>35</text:p>
          </table:table-cell>
          <table:table-cell table:formula="oooc:=SUMPRODUCT([.D3:.D14];[.S3:.S14])" office:value-type="float" office:value="45">
            <text:p>45</text:p>
          </table:table-cell>
          <table:table-cell table:formula="oooc:=SUMPRODUCT([.D3:.D14];[.T3:.T14])" office:value-type="float" office:value="48">
            <text:p>48</text:p>
          </table:table-cell>
          <table:table-cell table:style-name="ce129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118" office:value-type="string">
            <text:p>tofu</text:p>
          </table:table-cell>
          <table:table-cell table:formula="oooc:=SUMPRODUCT([.E3:.E14];[.K3:.K14])" office:value-type="float" office:value="0">
            <text:p>0</text:p>
          </table:table-cell>
          <table:table-cell table:formula="oooc:=SUMPRODUCT([.E3:.E14];[.L3:.L14])" office:value-type="float" office:value="18">
            <text:p>18</text:p>
          </table:table-cell>
          <table:table-cell table:formula="oooc:=SUMPRODUCT([.E3:.E14];[.M3:.M14])" office:value-type="float" office:value="0">
            <text:p>0</text:p>
          </table:table-cell>
          <table:table-cell table:formula="oooc:=SUMPRODUCT([.E3:.E14];[.N3:.N14])" office:value-type="float" office:value="23">
            <text:p>23</text:p>
          </table:table-cell>
          <table:table-cell table:formula="oooc:=SUMPRODUCT([.E3:.E14];[.O3:.O14])" office:value-type="float" office:value="23">
            <text:p>23</text:p>
          </table:table-cell>
          <table:table-cell table:formula="oooc:=SUMPRODUCT([.E3:.E14];[.P3:.P14])" office:value-type="float" office:value="66">
            <text:p>66</text:p>
          </table:table-cell>
          <table:table-cell table:formula="oooc:=SUMPRODUCT([.E3:.E14];[.Q3:.Q14])" office:value-type="float" office:value="28">
            <text:p>28</text:p>
          </table:table-cell>
          <table:table-cell table:formula="oooc:=SUMPRODUCT([.E3:.E14];[.R3:.R14])" office:value-type="float" office:value="0">
            <text:p>0</text:p>
          </table:table-cell>
          <table:table-cell table:formula="oooc:=SUMPRODUCT([.E3:.E14];[.S3:.S14])" office:value-type="float" office:value="46">
            <text:p>46</text:p>
          </table:table-cell>
          <table:table-cell table:formula="oooc:=SUMPRODUCT([.E3:.E14];[.T3:.T14])" office:value-type="float" office:value="38">
            <text:p>38</text:p>
          </table:table-cell>
          <table:table-cell table:style-name="ce129" table:formula="oooc:=IF([.K23]&gt;0;1;0)+IF([.L23]&gt;0;1;0)+IF([.M23]&gt;0;1;0)+IF([.N23]&gt;0;1;0)+IF([.O23]&gt;0;1;0)+IF([.P23]&gt;0;1;0)+IF([.Q23]&gt;0;1;0)+IF([.R23]&gt;0;1;0)+IF([.S23]&gt;0;1;0)+IF([.T23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134" table:number-columns-repeated="6"/>
          <table:table-cell table:number-columns-repeated="2"/>
          <table:table-cell table:style-name="ce118" office:value-type="string">
            <text:p>veggymix</text:p>
          </table:table-cell>
          <table:table-cell table:formula="oooc:=SUMPRODUCT([.F3:.F14];[.K3:.K14])" office:value-type="float" office:value="21">
            <text:p>21</text:p>
          </table:table-cell>
          <table:table-cell table:formula="oooc:=SUMPRODUCT([.F3:.F14];[.L3:.L14])" office:value-type="float" office:value="0">
            <text:p>0</text:p>
          </table:table-cell>
          <table:table-cell table:formula="oooc:=SUMPRODUCT([.F3:.F14];[.M3:.M14])" office:value-type="float" office:value="0">
            <text:p>0</text:p>
          </table:table-cell>
          <table:table-cell table:formula="oooc:=SUMPRODUCT([.F3:.F14];[.N3:.N14])" office:value-type="float" office:value="28">
            <text:p>28</text:p>
          </table:table-cell>
          <table:table-cell table:formula="oooc:=SUMPRODUCT([.F3:.F14];[.O3:.O14])" office:value-type="float" office:value="27">
            <text:p>27</text:p>
          </table:table-cell>
          <table:table-cell table:formula="oooc:=SUMPRODUCT([.F3:.F14];[.P3:.P14])" office:value-type="float" office:value="0">
            <text:p>0</text:p>
          </table:table-cell>
          <table:table-cell table:formula="oooc:=SUMPRODUCT([.F3:.F14];[.Q3:.Q14])" office:value-type="float" office:value="53">
            <text:p>53</text:p>
          </table:table-cell>
          <table:table-cell table:formula="oooc:=SUMPRODUCT([.F3:.F14];[.R3:.R14])" office:value-type="float" office:value="34">
            <text:p>34</text:p>
          </table:table-cell>
          <table:table-cell table:formula="oooc:=SUMPRODUCT([.F3:.F14];[.S3:.S14])" office:value-type="float" office:value="19">
            <text:p>19</text:p>
          </table:table-cell>
          <table:table-cell table:formula="oooc:=SUMPRODUCT([.F3:.F14];[.T3:.T14])" office:value-type="float" office:value="46">
            <text:p>46</text:p>
          </table:table-cell>
          <table:table-cell table:style-name="ce129" table:formula="oooc:=IF([.K24]&gt;0;1;0)+IF([.L24]&gt;0;1;0)+IF([.M24]&gt;0;1;0)+IF([.N24]&gt;0;1;0)+IF([.O24]&gt;0;1;0)+IF([.P24]&gt;0;1;0)+IF([.Q24]&gt;0;1;0)+IF([.R24]&gt;0;1;0)+IF([.S24]&gt;0;1;0)+IF([.T24]&gt;0;1;0)" office:value-type="float" office:value="7">
            <text:p>7</text:p>
          </table:table-cell>
          <table:table-cell table:number-columns-repeated="235"/>
        </table:table-row>
        <table:table-row table:style-name="ro9">
          <table:table-cell/>
          <table:table-cell table:style-name="ce134" table:number-columns-repeated="6"/>
          <table:table-cell table:number-columns-repeated="2"/>
          <table:table-cell table:style-name="ce118" office:value-type="string">
            <text:p>seaweed</text:p>
          </table:table-cell>
          <table:table-cell table:formula="oooc:=SUMPRODUCT([.G3:.G14];[.K3:.K14])" office:value-type="float" office:value="10">
            <text:p>10</text:p>
          </table:table-cell>
          <table:table-cell table:formula="oooc:=SUMPRODUCT([.G3:.G14];[.L3:.L14])" office:value-type="float" office:value="5">
            <text:p>5</text:p>
          </table:table-cell>
          <table:table-cell table:formula="oooc:=SUMPRODUCT([.G3:.G14];[.M3:.M14])" office:value-type="float" office:value="24">
            <text:p>24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33">
            <text:p>33</text:p>
          </table:table-cell>
          <table:table-cell table:formula="oooc:=SUMPRODUCT([.G3:.G14];[.P3:.P14])" office:value-type="float" office:value="60">
            <text:p>60</text:p>
          </table:table-cell>
          <table:table-cell table:formula="oooc:=SUMPRODUCT([.G3:.G14];[.Q3:.Q14])" office:value-type="float" office:value="12">
            <text:p>12</text:p>
          </table:table-cell>
          <table:table-cell table:formula="oooc:=SUMPRODUCT([.G3:.G14];[.R3:.R14])" office:value-type="float" office:value="29">
            <text:p>29</text:p>
          </table:table-cell>
          <table:table-cell table:formula="oooc:=SUMPRODUCT([.G3:.G14];[.S3:.S14])" office:value-type="float" office:value="44">
            <text:p>44</text:p>
          </table:table-cell>
          <table:table-cell table:formula="oooc:=SUMPRODUCT([.G3:.G14];[.T3:.T14])" office:value-type="float" office:value="36">
            <text:p>36</text:p>
          </table:table-cell>
          <table:table-cell table:style-name="ce129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table-cell table:style-name="ce134" table:number-columns-repeated="6"/>
          <table:table-cell table:number-columns-repeated="3"/>
          <table:table-cell table:style-name="ce122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22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22" table:formula="oooc:=IF([.M20]&gt;0;1;0)+IF([.M21]&gt;0;1;0)+IF([.M22]&gt;0;1;0)+IF([.M23]&gt;0;1;0)+IF([.M24]&gt;0;1;0)+IF([.M25]&gt;0;1;0)" office:value-type="float" office:value="4">
            <text:p>4</text:p>
          </table:table-cell>
          <table:table-cell table:style-name="ce122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22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22" table:formula="oooc:=IF([.P20]&gt;0;1;0)+IF([.P21]&gt;0;1;0)+IF([.P22]&gt;0;1;0)+IF([.P23]&gt;0;1;0)+IF([.P24]&gt;0;1;0)+IF([.P25]&gt;0;1;0)" office:value-type="float" office:value="4">
            <text:p>4</text:p>
          </table:table-cell>
          <table:table-cell table:style-name="ce122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22" table:formula="oooc:=IF([.R20]&gt;0;1;0)+IF([.R21]&gt;0;1;0)+IF([.R22]&gt;0;1;0)+IF([.R23]&gt;0;1;0)+IF([.R24]&gt;0;1;0)+IF([.R25]&gt;0;1;0)" office:value-type="float" office:value="5">
            <text:p>5</text:p>
          </table:table-cell>
          <table:table-cell table:style-name="ce122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22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/>
          <table:table-cell table:style-name="ce134" table:number-columns-repeated="6"/>
          <table:table-cell table:number-columns-repeated="2"/>
          <table:table-cell table:style-name="ce117" office:value-type="string">
            <text:p>target</text:p>
          </table:table-cell>
          <table:table-cell table:number-columns-repeated="3"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table:number-columns-repeated="2"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37" table:formula="oooc:=IF([.K27]=[.K26];1;0)" office:value-type="float" office:value="1">
            <text:p>1</text:p>
          </table:table-cell>
          <table:table-cell table:style-name="ce137" table:formula="oooc:=IF([.L27]=[.L26];1;0)" office:value-type="float" office:value="1">
            <text:p>1</text:p>
          </table:table-cell>
          <table:table-cell table:style-name="ce137" table:formula="oooc:=IF([.M27]=[.M26];1;0)" office:value-type="float" office:value="1">
            <text:p>1</text:p>
          </table:table-cell>
          <table:table-cell table:style-name="ce137" table:formula="oooc:=IF([.N27]=[.N26];1;0)" office:value-type="float" office:value="1">
            <text:p>1</text:p>
          </table:table-cell>
          <table:table-cell table:style-name="ce137" table:formula="oooc:=IF([.O27]=[.O26];1;0)" office:value-type="float" office:value="1">
            <text:p>1</text:p>
          </table:table-cell>
          <table:table-cell table:style-name="ce137" table:formula="oooc:=IF([.P27]=[.P26];1;0)" office:value-type="float" office:value="1">
            <text:p>1</text:p>
          </table:table-cell>
          <table:table-cell table:style-name="ce137" table:formula="oooc:=IF([.Q27]=[.Q26];1;0)" office:value-type="float" office:value="1">
            <text:p>1</text:p>
          </table:table-cell>
          <table:table-cell table:style-name="ce137" table:formula="oooc:=IF([.R27]=[.R26];1;0)" office:value-type="float" office:value="1">
            <text:p>1</text:p>
          </table:table-cell>
          <table:table-cell table:style-name="ce137" table:formula="oooc:=IF([.S27]=[.S26];1;0)" office:value-type="float" office:value="1">
            <text:p>1</text:p>
          </table:table-cell>
          <table:table-cell table:style-name="ce137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12">
          <table:table-cell/>
          <table:table-cell table:style-name="ce134" table:number-columns-repeated="6"/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2">
          <table:table-cell table:style-name="ce61" table:number-columns-repeated="7"/>
          <table:table-cell table:style-name="ce71"/>
          <table:table-cell table:style-name="ce61" table:number-columns-repeated="2"/>
          <table:table-cell table:style-name="ce6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Sashimi', 'Ochazuke', ">
            <text:p>'Sashimi', 'Ochazuke', </text:p>
          </table:table-cell>
          <table:table-cell table:style-name="ce83" table:formula="oooc:=IF((SUM([.K3:.K3])=0)   AND   ([.L3]&gt;0);&quot;'&quot;&amp;[.J3]&amp;&quot;', &quot;;&quot;&quot;)&amp;IF((SUM([.K4:.K4])=0)   AND   ([.L4]&gt;0);&quot;'&quot;&amp;[.J4]&amp;&quot;', &quot;;&quot;&quot;)&amp;IF((SUM([.K5:.K5])=0)   AND   ([.L5]&gt;0);&quot;'&quot;&amp;[.J5]&amp;&quot;', &quot;;&quot;&quot;)&amp;IF((SUM([.K6:.K6])=0)   AND   ([.L6]&gt;0);&quot;'&quot;&amp;[.J6]&amp;&quot;', &quot;;&quot;&quot;)&amp;IF((SUM([.K7:.K7])=0)   AND   ([.L7]&gt;0);&quot;'&quot;&amp;[.J7]&amp;&quot;', &quot;;&quot;&quot;)&amp;IF((SUM([.K8:.K8])=0)   AND   ([.L8]&gt;0);&quot;'&quot;&amp;[.J8]&amp;&quot;', &quot;;&quot;&quot;)&amp;IF((SUM([.K9:.K9])=0)   AND   ([.L9]&gt;0);&quot;'&quot;&amp;[.J9]&amp;&quot;', &quot;;&quot;&quot;)&amp;IF((SUM([.K10:.K10])=0)   AND   ([.L10]&gt;0);&quot;'&quot;&amp;[.J10]&amp;&quot;', &quot;;&quot;&quot;)&amp;IF((SUM([.K11:.K11])=0)   AND   ([.L11]&gt;0);&quot;'&quot;&amp;[.J11]&amp;&quot;', &quot;;&quot;&quot;)&amp;IF((SUM([.K12:.K12])=0)   AND   ([.L12]&gt;0);&quot;'&quot;&amp;[.J12]&amp;&quot;', &quot;;&quot;&quot;)&amp;IF((SUM([.K13:.K13])=0)   AND   ([.L13]&gt;0);&quot;'&quot;&amp;[.J13]&amp;&quot;', &quot;;&quot;&quot;)&amp;IF((SUM([.K14:.K14])=0)   AND   ([.L14]&gt;0);&quot;'&quot;&amp;[.J14]&amp;&quot;', &quot;;&quot;&quot;)" office:value-type="string" office:string-value="'Nigiri Zushi', 'Koyungohan', ">
            <text:p>'Nigiri Zushi', 'Koyungohan', </text:p>
          </table:table-cell>
          <table:table-cell table:style-name="ce61" table:formula="oooc:=IF((SUM([.K3:.L3])=0)   AND   ([.M3]&gt;0);&quot;'&quot;&amp;[.J3]&amp;&quot;', &quot;;&quot;&quot;)&amp;IF((SUM([.K4:.L4])=0)   AND   ([.M4]&gt;0);&quot;'&quot;&amp;[.J4]&amp;&quot;', &quot;;&quot;&quot;)&amp;IF((SUM([.K5:.L5])=0)   AND   ([.M5]&gt;0);&quot;'&quot;&amp;[.J5]&amp;&quot;', &quot;;&quot;&quot;)&amp;IF((SUM([.K6:.L6])=0)   AND   ([.M6]&gt;0);&quot;'&quot;&amp;[.J6]&amp;&quot;', &quot;;&quot;&quot;)&amp;IF((SUM([.K7:.L7])=0)   AND   ([.M7]&gt;0);&quot;'&quot;&amp;[.J7]&amp;&quot;', &quot;;&quot;&quot;)&amp;IF((SUM([.K8:.L8])=0)   AND   ([.M8]&gt;0);&quot;'&quot;&amp;[.J8]&amp;&quot;', &quot;;&quot;&quot;)&amp;IF((SUM([.K9:.L9])=0)   AND   ([.M9]&gt;0);&quot;'&quot;&amp;[.J9]&amp;&quot;', &quot;;&quot;&quot;)&amp;IF((SUM([.K10:.L10])=0)   AND   ([.M10]&gt;0);&quot;'&quot;&amp;[.J10]&amp;&quot;', &quot;;&quot;&quot;)&amp;IF((SUM([.K11:.L11])=0)   AND   ([.M11]&gt;0);&quot;'&quot;&amp;[.J11]&amp;&quot;', &quot;;&quot;&quot;)&amp;IF((SUM([.K12:.L12])=0)   AND   ([.M12]&gt;0);&quot;'&quot;&amp;[.J12]&amp;&quot;', &quot;;&quot;&quot;)&amp;IF((SUM([.K13:.L13])=0)   AND   ([.M13]&gt;0);&quot;'&quot;&amp;[.J13]&amp;&quot;', &quot;;&quot;&quot;)&amp;IF((SUM([.K14:.L14])=0)   AND   ([.M14]&gt;0);&quot;'&quot;&amp;[.J14]&amp;&quot;', &quot;;&quot;&quot;)" office:value-type="string" office:string-value="'Tempura Shrimp Roll', 'Osechi', ">
            <text:p>'Tempura Shrimp Roll', 'Osechi', </text:p>
          </table:table-cell>
          <table:table-cell table:style-name="ce61" table:formula="oooc:=IF((SUM([.K3:.M3])=0)   AND   ([.N3]&gt;0);&quot;'&quot;&amp;[.J3]&amp;&quot;', &quot;;&quot;&quot;)&amp;IF((SUM([.K4:.M4])=0)   AND   ([.N4]&gt;0);&quot;'&quot;&amp;[.J4]&amp;&quot;', &quot;;&quot;&quot;)&amp;IF((SUM([.K5:.M5])=0)   AND   ([.N5]&gt;0);&quot;'&quot;&amp;[.J5]&amp;&quot;', &quot;;&quot;&quot;)&amp;IF((SUM([.K6:.M6])=0)   AND   ([.N6]&gt;0);&quot;'&quot;&amp;[.J6]&amp;&quot;', &quot;;&quot;&quot;)&amp;IF((SUM([.K7:.M7])=0)   AND   ([.N7]&gt;0);&quot;'&quot;&amp;[.J7]&amp;&quot;', &quot;;&quot;&quot;)&amp;IF((SUM([.K8:.M8])=0)   AND   ([.N8]&gt;0);&quot;'&quot;&amp;[.J8]&amp;&quot;', &quot;;&quot;&quot;)&amp;IF((SUM([.K9:.M9])=0)   AND   ([.N9]&gt;0);&quot;'&quot;&amp;[.J9]&amp;&quot;', &quot;;&quot;&quot;)&amp;IF((SUM([.K10:.M10])=0)   AND   ([.N10]&gt;0);&quot;'&quot;&amp;[.J10]&amp;&quot;', &quot;;&quot;&quot;)&amp;IF((SUM([.K11:.M11])=0)   AND   ([.N11]&gt;0);&quot;'&quot;&amp;[.J11]&amp;&quot;', &quot;;&quot;&quot;)&amp;IF((SUM([.K12:.M12])=0)   AND   ([.N12]&gt;0);&quot;'&quot;&amp;[.J12]&amp;&quot;', &quot;;&quot;&quot;)&amp;IF((SUM([.K13:.M13])=0)   AND   ([.N13]&gt;0);&quot;'&quot;&amp;[.J13]&amp;&quot;', &quot;;&quot;&quot;)&amp;IF((SUM([.K14:.M14])=0)   AND   ([.N14]&gt;0);&quot;'&quot;&amp;[.J14]&amp;&quot;', &quot;;&quot;&quot;)" office:value-type="string" office:string-value="'Seafood Tempura', 'Yosenabe', ">
            <text:p>'Seafood Tempura', 'Yosenabe', </text:p>
          </table:table-cell>
          <table:table-cell table:style-name="ce61" table:formula="oooc:=IF((SUM([.K3:.N3])=0)   AND   ([.O3]&gt;0);&quot;'&quot;&amp;[.J3]&amp;&quot;', &quot;;&quot;&quot;)&amp;IF((SUM([.K4:.N4])=0)   AND   ([.O4]&gt;0);&quot;'&quot;&amp;[.J4]&amp;&quot;', &quot;;&quot;&quot;)&amp;IF((SUM([.K5:.N5])=0)   AND   ([.O5]&gt;0);&quot;'&quot;&amp;[.J5]&amp;&quot;', &quot;;&quot;&quot;)&amp;IF((SUM([.K6:.N6])=0)   AND   ([.O6]&gt;0);&quot;'&quot;&amp;[.J6]&amp;&quot;', &quot;;&quot;&quot;)&amp;IF((SUM([.K7:.N7])=0)   AND   ([.O7]&gt;0);&quot;'&quot;&amp;[.J7]&amp;&quot;', &quot;;&quot;&quot;)&amp;IF((SUM([.K8:.N8])=0)   AND   ([.O8]&gt;0);&quot;'&quot;&amp;[.J8]&amp;&quot;', &quot;;&quot;&quot;)&amp;IF((SUM([.K9:.N9])=0)   AND   ([.O9]&gt;0);&quot;'&quot;&amp;[.J9]&amp;&quot;', &quot;;&quot;&quot;)&amp;IF((SUM([.K10:.N10])=0)   AND   ([.O10]&gt;0);&quot;'&quot;&amp;[.J10]&amp;&quot;', &quot;;&quot;&quot;)&amp;IF((SUM([.K11:.N11])=0)   AND   ([.O11]&gt;0);&quot;'&quot;&amp;[.J11]&amp;&quot;', &quot;;&quot;&quot;)&amp;IF((SUM([.K12:.N12])=0)   AND   ([.O12]&gt;0);&quot;'&quot;&amp;[.J12]&amp;&quot;', &quot;;&quot;&quot;)&amp;IF((SUM([.K13:.N13])=0)   AND   ([.O13]&gt;0);&quot;'&quot;&amp;[.J13]&amp;&quot;', &quot;;&quot;&quot;)&amp;IF((SUM([.K14:.N14])=0)   AND   ([.O14]&gt;0);&quot;'&quot;&amp;[.J14]&amp;&quot;', &quot;;&quot;&quot;)" office:value-type="string" office:string-value="'Onigiri', 'Temaki Zushi', ">
            <text:p>'Onigiri', 'Temaki Zushi', </text:p>
          </table:table-cell>
          <table:table-cell table:style-name="ce61" table:formula="oooc:=IF((SUM([.K3:.O3])=0)   AND   ([.P3]&gt;0);&quot;'&quot;&amp;[.J3]&amp;&quot;', &quot;;&quot;&quot;)&amp;IF((SUM([.K4:.O4])=0)   AND   ([.P4]&gt;0);&quot;'&quot;&amp;[.J4]&amp;&quot;', &quot;;&quot;&quot;)&amp;IF((SUM([.K5:.O5])=0)   AND   ([.P5]&gt;0);&quot;'&quot;&amp;[.J5]&amp;&quot;', &quot;;&quot;&quot;)&amp;IF((SUM([.K6:.O6])=0)   AND   ([.P6]&gt;0);&quot;'&quot;&amp;[.J6]&amp;&quot;', &quot;;&quot;&quot;)&amp;IF((SUM([.K7:.O7])=0)   AND   ([.P7]&gt;0);&quot;'&quot;&amp;[.J7]&amp;&quot;', &quot;;&quot;&quot;)&amp;IF((SUM([.K8:.O8])=0)   AND   ([.P8]&gt;0);&quot;'&quot;&amp;[.J8]&amp;&quot;', &quot;;&quot;&quot;)&amp;IF((SUM([.K9:.O9])=0)   AND   ([.P9]&gt;0);&quot;'&quot;&amp;[.J9]&amp;&quot;', &quot;;&quot;&quot;)&amp;IF((SUM([.K10:.O10])=0)   AND   ([.P10]&gt;0);&quot;'&quot;&amp;[.J10]&amp;&quot;', &quot;;&quot;&quot;)&amp;IF((SUM([.K11:.O11])=0)   AND   ([.P11]&gt;0);&quot;'&quot;&amp;[.J11]&amp;&quot;', &quot;;&quot;&quot;)&amp;IF((SUM([.K12:.O12])=0)   AND   ([.P12]&gt;0);&quot;'&quot;&amp;[.J12]&amp;&quot;', &quot;;&quot;&quot;)&amp;IF((SUM([.K13:.O13])=0)   AND   ([.P13]&gt;0);&quot;'&quot;&amp;[.J13]&amp;&quot;', &quot;;&quot;&quot;)&amp;IF((SUM([.K14:.O14])=0)   AND   ([.P14]&gt;0);&quot;'&quot;&amp;[.J14]&amp;&quot;', &quot;;&quot;&quot;)" office:value-type="string" office:string-value="'TofuDengaku', ">
            <text:p>'TofuDengaku', </text:p>
          </table:table-cell>
          <table:table-cell table:style-name="ce61" table:formula="oooc:=IF((SUM([.K3:.P3])=0)   AND   ([.Q3]&gt;0);&quot;'&quot;&amp;[.J3]&amp;&quot;', &quot;;&quot;&quot;)&amp;IF((SUM([.K4:.P4])=0)   AND   ([.Q4]&gt;0);&quot;'&quot;&amp;[.J4]&amp;&quot;', &quot;;&quot;&quot;)&amp;IF((SUM([.K5:.P5])=0)   AND   ([.Q5]&gt;0);&quot;'&quot;&amp;[.J5]&amp;&quot;', &quot;;&quot;&quot;)&amp;IF((SUM([.K6:.P6])=0)   AND   ([.Q6]&gt;0);&quot;'&quot;&amp;[.J6]&amp;&quot;', &quot;;&quot;&quot;)&amp;IF((SUM([.K7:.P7])=0)   AND   ([.Q7]&gt;0);&quot;'&quot;&amp;[.J7]&amp;&quot;', &quot;;&quot;&quot;)&amp;IF((SUM([.K8:.P8])=0)   AND   ([.Q8]&gt;0);&quot;'&quot;&amp;[.J8]&amp;&quot;', &quot;;&quot;&quot;)&amp;IF((SUM([.K9:.P9])=0)   AND   ([.Q9]&gt;0);&quot;'&quot;&amp;[.J9]&amp;&quot;', &quot;;&quot;&quot;)&amp;IF((SUM([.K10:.P10])=0)   AND   ([.Q10]&gt;0);&quot;'&quot;&amp;[.J10]&amp;&quot;', &quot;;&quot;&quot;)&amp;IF((SUM([.K11:.P11])=0)   AND   ([.Q11]&gt;0);&quot;'&quot;&amp;[.J11]&amp;&quot;', &quot;;&quot;&quot;)&amp;IF((SUM([.K12:.P12])=0)   AND   ([.Q12]&gt;0);&quot;'&quot;&amp;[.J12]&amp;&quot;', &quot;;&quot;&quot;)&amp;IF((SUM([.K13:.P13])=0)   AND   ([.Q13]&gt;0);&quot;'&quot;&amp;[.J13]&amp;&quot;', &quot;;&quot;&quot;)&amp;IF((SUM([.K14:.P14])=0)   AND   ([.Q14]&gt;0);&quot;'&quot;&amp;[.J14]&amp;&quot;', &quot;;&quot;&quot;)" office:value-type="string" office:string-value="'Tempura', ">
            <text:p>'Tempura', </text:p>
          </table:table-cell>
          <table:table-cell table:style-name="ce61" table:formula="oooc:=IF((SUM([.K3:.Q3])=0)   AND   ([.R3]&gt;0);&quot;'&quot;&amp;[.J3]&amp;&quot;', &quot;;&quot;&quot;)&amp;IF((SUM([.K4:.Q4])=0)   AND   ([.R4]&gt;0);&quot;'&quot;&amp;[.J4]&amp;&quot;', &quot;;&quot;&quot;)&amp;IF((SUM([.K5:.Q5])=0)   AND   ([.R5]&gt;0);&quot;'&quot;&amp;[.J5]&amp;&quot;', &quot;;&quot;&quot;)&amp;IF((SUM([.K6:.Q6])=0)   AND   ([.R6]&gt;0);&quot;'&quot;&amp;[.J6]&amp;&quot;', &quot;;&quot;&quot;)&amp;IF((SUM([.K7:.Q7])=0)   AND   ([.R7]&gt;0);&quot;'&quot;&amp;[.J7]&amp;&quot;', &quot;;&quot;&quot;)&amp;IF((SUM([.K8:.Q8])=0)   AND   ([.R8]&gt;0);&quot;'&quot;&amp;[.J8]&amp;&quot;', &quot;;&quot;&quot;)&amp;IF((SUM([.K9:.Q9])=0)   AND   ([.R9]&gt;0);&quot;'&quot;&amp;[.J9]&amp;&quot;', &quot;;&quot;&quot;)&amp;IF((SUM([.K10:.Q10])=0)   AND   ([.R10]&gt;0);&quot;'&quot;&amp;[.J10]&amp;&quot;', &quot;;&quot;&quot;)&amp;IF((SUM([.K11:.Q11])=0)   AND   ([.R11]&gt;0);&quot;'&quot;&amp;[.J11]&amp;&quot;', &quot;;&quot;&quot;)&amp;IF((SUM([.K12:.Q12])=0)   AND   ([.R12]&gt;0);&quot;'&quot;&amp;[.J12]&amp;&quot;', &quot;;&quot;&quot;)&amp;IF((SUM([.K13:.Q13])=0)   AND   ([.R13]&gt;0);&quot;'&quot;&amp;[.J13]&amp;&quot;', &quot;;&quot;&quot;)&amp;IF((SUM([.K14:.Q14])=0)   AND   ([.R14]&gt;0);&quot;'&quot;&amp;[.J14]&amp;&quot;', &quot;;&quot;&quot;)">
            <text:p/>
          </table:table-cell>
          <table:table-cell table:style-name="ce61" table:formula="oooc:=IF((SUM([.K3:.R3])=0)   AND   ([.S3]&gt;0);&quot;'&quot;&amp;[.J3]&amp;&quot;', &quot;;&quot;&quot;)&amp;IF((SUM([.K4:.R4])=0)   AND   ([.S4]&gt;0);&quot;'&quot;&amp;[.J4]&amp;&quot;', &quot;;&quot;&quot;)&amp;IF((SUM([.K5:.R5])=0)   AND   ([.S5]&gt;0);&quot;'&quot;&amp;[.J5]&amp;&quot;', &quot;;&quot;&quot;)&amp;IF((SUM([.K6:.R6])=0)   AND   ([.S6]&gt;0);&quot;'&quot;&amp;[.J6]&amp;&quot;', &quot;;&quot;&quot;)&amp;IF((SUM([.K7:.R7])=0)   AND   ([.S7]&gt;0);&quot;'&quot;&amp;[.J7]&amp;&quot;', &quot;;&quot;&quot;)&amp;IF((SUM([.K8:.R8])=0)   AND   ([.S8]&gt;0);&quot;'&quot;&amp;[.J8]&amp;&quot;', &quot;;&quot;&quot;)&amp;IF((SUM([.K9:.R9])=0)   AND   ([.S9]&gt;0);&quot;'&quot;&amp;[.J9]&amp;&quot;', &quot;;&quot;&quot;)&amp;IF((SUM([.K10:.R10])=0)   AND   ([.S10]&gt;0);&quot;'&quot;&amp;[.J10]&amp;&quot;', &quot;;&quot;&quot;)&amp;IF((SUM([.K11:.R11])=0)   AND   ([.S11]&gt;0);&quot;'&quot;&amp;[.J11]&amp;&quot;', &quot;;&quot;&quot;)&amp;IF((SUM([.K12:.R12])=0)   AND   ([.S12]&gt;0);&quot;'&quot;&amp;[.J12]&amp;&quot;', &quot;;&quot;&quot;)&amp;IF((SUM([.K13:.R13])=0)   AND   ([.S13]&gt;0);&quot;'&quot;&amp;[.J13]&amp;&quot;', &quot;;&quot;&quot;)&amp;IF((SUM([.K14:.R14])=0)   AND   ([.S14]&gt;0);&quot;'&quot;&amp;[.J14]&amp;&quot;', &quot;;&quot;&quot;)">
            <text:p/>
          </table:table-cell>
          <table:table-cell table:style-name="ce61" table:formula="oooc:=IF((SUM([.K3:.S3])=0)   AND   ([.T3]&gt;0);&quot;'&quot;&amp;[.J3]&amp;&quot;', &quot;;&quot;&quot;)&amp;IF((SUM([.K4:.S4])=0)   AND   ([.T4]&gt;0);&quot;'&quot;&amp;[.J4]&amp;&quot;', &quot;;&quot;&quot;)&amp;IF((SUM([.K5:.S5])=0)   AND   ([.T5]&gt;0);&quot;'&quot;&amp;[.J5]&amp;&quot;', &quot;;&quot;&quot;)&amp;IF((SUM([.K6:.S6])=0)   AND   ([.T6]&gt;0);&quot;'&quot;&amp;[.J6]&amp;&quot;', &quot;;&quot;&quot;)&amp;IF((SUM([.K7:.S7])=0)   AND   ([.T7]&gt;0);&quot;'&quot;&amp;[.J7]&amp;&quot;', &quot;;&quot;&quot;)&amp;IF((SUM([.K8:.S8])=0)   AND   ([.T8]&gt;0);&quot;'&quot;&amp;[.J8]&amp;&quot;', &quot;;&quot;&quot;)&amp;IF((SUM([.K9:.S9])=0)   AND   ([.T9]&gt;0);&quot;'&quot;&amp;[.J9]&amp;&quot;', &quot;;&quot;&quot;)&amp;IF((SUM([.K10:.S10])=0)   AND   ([.T10]&gt;0);&quot;'&quot;&amp;[.J10]&amp;&quot;', &quot;;&quot;&quot;)&amp;IF((SUM([.K11:.S11])=0)   AND   ([.T11]&gt;0);&quot;'&quot;&amp;[.J11]&amp;&quot;', &quot;;&quot;&quot;)&amp;IF((SUM([.K12:.S12])=0)   AND   ([.T12]&gt;0);&quot;'&quot;&amp;[.J12]&amp;&quot;', &quot;;&quot;&quot;)&amp;IF((SUM([.K13:.S13])=0)   AND   ([.T13]&gt;0);&quot;'&quot;&amp;[.J13]&amp;&quot;', &quot;;&quot;&quot;)&amp;IF((SUM([.K14:.S14])=0)   AND   ([.T14]&gt;0);&quot;'&quot;&amp;[.J14]&amp;&quot;', &quot;;&quot;&quot;)">
            <text:p/>
          </table:table-cell>
          <table:table-cell table:style-name="ce71"/>
          <table:table-cell table:style-name="ce61" table:number-columns-repeated="235"/>
        </table:table-row>
        <table:table-row table:style-name="ro12" table:number-rows-repeated="3">
          <table:table-cell/>
          <table:table-cell table:style-name="ce134" table:number-columns-repeated="6"/>
          <table:table-cell table:number-columns-repeated="3"/>
          <table:table-cell table:style-name="Default" table:number-columns-repeated="10"/>
          <table:table-cell table:number-columns-repeated="236"/>
        </table:table-row>
        <table:table-row table:style-name="ro13">
          <table:table-cell table:number-columns-repeated="10"/>
          <table:table-cell table:style-name="ce138"/>
          <table:table-cell table:style-name="ce141" table:number-columns-repeated="4"/>
          <table:table-cell table:style-name="ce141" office:value-type="float" office:value="5">
            <text:p>5</text:p>
          </table:table-cell>
          <table:table-cell table:style-name="ce141"/>
          <table:table-cell table:style-name="ce141" office:value-type="float" office:value="3">
            <text:p>3</text:p>
          </table:table-cell>
          <table:table-cell table:style-name="ce141" office:value-type="float" office:value="4">
            <text:p>4</text:p>
          </table:table-cell>
          <table:table-cell table:style-name="ce142"/>
          <table:table-cell table:number-columns-repeated="236"/>
        </table:table-row>
        <table:table-row table:style-name="ro13">
          <table:table-cell/>
          <table:table-cell table:style-name="ce134" table:number-columns-repeated="6"/>
          <table:table-cell table:number-columns-repeated="3"/>
          <table:table-cell table:style-name="ce139" office:value-type="float" office:value="3">
            <text:p>3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table:style-name="ce143" office:value-type="float" office:value="2">
            <text:p>2</text:p>
          </table:table-cell>
          <table:table-cell table:number-columns-repeated="236"/>
        </table:table-row>
        <table:table-row table:style-name="ro13">
          <table:table-cell/>
          <table:table-cell table:style-name="ce134" table:number-columns-repeated="6"/>
          <table:table-cell table:number-columns-repeated="3"/>
          <table:table-cell table:style-name="ce139"/>
          <table:table-cell/>
          <table:table-cell office:value-type="float" office:value="4">
            <text:p>4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43"/>
          <table:table-cell table:number-columns-repeated="236"/>
        </table:table-row>
        <table:table-row table:style-name="ro13">
          <table:table-cell/>
          <table:table-cell table:style-name="ce134" table:number-columns-repeated="6"/>
          <table:table-cell table:number-columns-repeated="3"/>
          <table:table-cell table:style-name="ce140"/>
          <table:table-cell table:style-name="ce136" office:value-type="float" office:value="4">
            <text:p>4</text:p>
          </table:table-cell>
          <table:table-cell table:style-name="ce136"/>
          <table:table-cell table:style-name="ce136" office:value-type="float" office:value="5">
            <text:p>5</text:p>
          </table:table-cell>
          <table:table-cell table:style-name="ce136" table:number-columns-repeated="4"/>
          <table:table-cell table:style-name="ce136" office:value-type="float" office:value="2">
            <text:p>2</text:p>
          </table:table-cell>
          <table:table-cell table:style-name="ce144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39"/>
          <table:table-cell/>
          <table:table-cell office:value-type="float" office:value="3">
            <text:p>3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style-name="ce143" office:value-type="float" office:value="4">
            <text:p>4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39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table:style-name="ce143"/>
          <table:table-cell table:number-columns-repeated="236"/>
        </table:table-row>
        <table:table-row table:style-name="ro13">
          <table:table-cell table:number-columns-repeated="10"/>
          <table:table-cell table:style-name="ce139" office:value-type="float" office:value="2">
            <text:p>2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143"/>
          <table:table-cell table:number-columns-repeated="236"/>
        </table:table-row>
        <table:table-row table:style-name="ro13">
          <table:table-cell table:number-columns-repeated="10"/>
          <table:table-cell table:style-name="ce139"/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43"/>
          <table:table-cell table:number-columns-repeated="236"/>
        </table:table-row>
        <table:table-row table:style-name="ro13">
          <table:table-cell table:number-columns-repeated="10"/>
          <table:table-cell table:style-name="ce140"/>
          <table:table-cell table:style-name="ce136" office:value-type="float" office:value="3">
            <text:p>3</text:p>
          </table:table-cell>
          <table:table-cell table:style-name="ce136"/>
          <table:table-cell table:style-name="ce136" office:value-type="float" office:value="2">
            <text:p>2</text:p>
          </table:table-cell>
          <table:table-cell table:style-name="ce136" table:number-columns-repeated="5"/>
          <table:table-cell table:style-name="ce144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39"/>
          <table:table-cell table:number-columns-repeated="4"/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style-name="ce143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39"/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style-name="ce143" office:value-type="float" office:value="1">
            <text:p>1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40"/>
          <table:table-cell table:style-name="ce136" table:number-columns-repeated="2"/>
          <table:table-cell table:number-columns-repeated="2" table:style-name="ce136" office:value-type="float" office:value="1">
            <text:p>1</text:p>
          </table:table-cell>
          <table:table-cell table:style-name="ce136" table:number-columns-repeated="3"/>
          <table:table-cell table:style-name="ce136" office:value-type="float" office:value="3">
            <text:p>3</text:p>
          </table:table-cell>
          <table:table-cell table:style-name="ce144" office:value-type="float" office:value="2">
            <text:p>2</text:p>
          </table:table-cell>
          <table:table-cell table:number-columns-repeated="236"/>
        </table:table-row>
      </table:table>
      <table:table table:name="5 _ Hawaiian" table:style-name="ta1" table:print="false"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6" table:number-columns-repeated="10" table:default-cell-style-name="ce149"/>
        <table:table-column table:style-name="co6" table:number-columns-repeated="2" table:default-cell-style-name="Default"/>
        <table:table-column table:style-name="co3" table:number-columns-repeated="234" table:default-cell-style-name="Default"/>
        <table:table-row table:style-name="ro10">
          <table:table-cell table:style-name="ce25"/>
          <table:table-cell table:style-name="ce1" office:value-type="string" table:number-columns-spanned="6" table:number-rows-spanned="1">
            <text:p>Кухня</text:p>
          </table:table-cell>
          <table:covered-table-cell table:number-columns-repeated="5"/>
          <table:table-cell table:number-columns-repeated="3"/>
          <table:table-cell table:style-name="ce1" office:value-type="string" table:number-columns-spanned="10" table:number-rows-spanned="1">
            <text:p>Уровни</text:p>
          </table:table-cell>
          <table:covered-table-cell table:number-columns-repeated="9" table:style-name="Default"/>
          <table:table-cell table:number-columns-repeated="236"/>
        </table:table-row>
        <table:table-row table:style-name="ro11">
          <table:table-cell table:style-name="ce102" office:value-type="string">
            <text:p>Название</text:p>
          </table:table-cell>
          <table:table-cell table:style-name="ce105" office:value-type="string">
            <text:p>shrimp</text:p>
          </table:table-cell>
          <table:table-cell table:style-name="ce105" office:value-type="string">
            <text:p>meat</text:p>
          </table:table-cell>
          <table:table-cell table:style-name="ce63" office:value-type="string">
            <text:p>chili-pepper</text:p>
          </table:table-cell>
          <table:table-cell table:style-name="ce105" office:value-type="string">
            <text:p>lime</text:p>
          </table:table-cell>
          <table:table-cell table:style-name="ce105" office:value-type="string">
            <text:p>mango</text:p>
          </table:table-cell>
          <table:table-cell table:style-name="ce105" office:value-type="string">
            <text:p>shoyu</text:p>
          </table:table-cell>
          <table:table-cell table:style-name="ce105"/>
          <table:table-cell/>
          <table:table-cell table:style-name="ce114" office:value-type="string">
            <text:p>Название</text:p>
          </table:table-cell>
          <table:table-cell table:style-name="ce114" office:value-type="float" office:value="1">
            <text:p>1</text:p>
          </table:table-cell>
          <table:table-cell table:style-name="ce114" office:value-type="float" office:value="2">
            <text:p>2</text:p>
          </table:table-cell>
          <table:table-cell table:style-name="ce114" office:value-type="float" office:value="3">
            <text:p>3</text:p>
          </table:table-cell>
          <table:table-cell table:style-name="ce114" office:value-type="float" office:value="4">
            <text:p>4</text:p>
          </table:table-cell>
          <table:table-cell table:style-name="ce114" office:value-type="float" office:value="5">
            <text:p>5</text:p>
          </table:table-cell>
          <table:table-cell table:style-name="ce114" office:value-type="float" office:value="6">
            <text:p>6</text:p>
          </table:table-cell>
          <table:table-cell table:style-name="ce114" office:value-type="float" office:value="7">
            <text:p>7</text:p>
          </table:table-cell>
          <table:table-cell table:style-name="ce114" office:value-type="float" office:value="8">
            <text:p>8</text:p>
          </table:table-cell>
          <table:table-cell table:style-name="ce114" office:value-type="float" office:value="9">
            <text:p>9</text:p>
          </table:table-cell>
          <table:table-cell table:style-name="ce114" office:value-type="float" office:value="10">
            <text:p>10</text:p>
          </table:table-cell>
          <table:table-cell/>
          <table:table-cell table:style-name="ce60" office:value-type="string">
            <text:p>s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Chicken Shrimp Soup</text:p>
          </table:table-cell>
          <table:table-cell table:style-name="ce146" office:value-type="float" office:value="7">
            <text:p>7</text:p>
          </table:table-cell>
          <table:table-cell table:style-name="ce146" office:value-type="float" office:value="8">
            <text:p>8</text:p>
          </table:table-cell>
          <table:table-cell table:number-columns-repeated="4" table:style-name="ce147"/>
          <table:table-cell table:style-name="ce113" table:formula="oooc:=SUM([.B3:.G3])" office:value-type="float" office:value="15">
            <text:p>15</text:p>
          </table:table-cell>
          <table:table-cell/>
          <table:table-cell table:style-name="ce58" table:formula="oooc:=[.A3]" office:value-type="string" office:string-value="Chicken Shrimp Soup">
            <text:p>Chicken Shrimp Soup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29" table:formula="oooc:=IF([.K3]&gt;0;1;0)+IF([.L3]&gt;0;1;0)+IF([.M3]&gt;0;1;0)+IF([.N3]&gt;0;1;0)+IF([.O3]&gt;0;1;0)+IF([.P3]&gt;0;1;0)+IF([.Q3]&gt;0;1;0)+IF([.R3]&gt;0;1;0)+IF([.S3]&gt;0;1;0)+IF([.T3]&gt;0;1;0)" office:value-type="float" office:value="3">
            <text:p>3</text:p>
          </table:table-cell>
          <table:table-cell table:style-name="ce60" table:formula="oooc:=SUM([.K3:.T3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45" office:value-type="string">
            <text:p>Spicy Shrimps</text:p>
          </table:table-cell>
          <table:table-cell table:style-name="ce146" office:value-type="float" office:value="8">
            <text:p>8</text:p>
          </table:table-cell>
          <table:table-cell table:style-name="ce147"/>
          <table:table-cell table:style-name="ce146" office:value-type="float" office:value="7">
            <text:p>7</text:p>
          </table:table-cell>
          <table:table-cell table:number-columns-repeated="3" table:style-name="ce147"/>
          <table:table-cell table:style-name="ce113" table:formula="oooc:=SUM([.B4:.G4])" office:value-type="float" office:value="15">
            <text:p>15</text:p>
          </table:table-cell>
          <table:table-cell/>
          <table:table-cell table:style-name="ce58" table:formula="oooc:=[.A4]" office:value-type="string" office:string-value="Spicy Shrimps">
            <text:p>Spicy Shrimp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29" table:formula="oooc:=IF([.K4]&gt;0;1;0)+IF([.L4]&gt;0;1;0)+IF([.M4]&gt;0;1;0)+IF([.N4]&gt;0;1;0)+IF([.O4]&gt;0;1;0)+IF([.P4]&gt;0;1;0)+IF([.Q4]&gt;0;1;0)+IF([.R4]&gt;0;1;0)+IF([.S4]&gt;0;1;0)+IF([.T4]&gt;0;1;0)" office:value-type="float" office:value="4">
            <text:p>4</text:p>
          </table:table-cell>
          <table:table-cell table:style-name="ce60" table:formula="oooc:=SUM([.K4:.T4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Hulihuli Chicken</text:p>
          </table:table-cell>
          <table:table-cell table:style-name="ce147"/>
          <table:table-cell table:style-name="ce146" office:value-type="float" office:value="8">
            <text:p>8</text:p>
          </table:table-cell>
          <table:table-cell table:number-columns-repeated="3" table:style-name="ce147"/>
          <table:table-cell table:style-name="ce146" office:value-type="float" office:value="7">
            <text:p>7</text:p>
          </table:table-cell>
          <table:table-cell table:style-name="ce113" table:formula="oooc:=SUM([.B5:.G5])" office:value-type="float" office:value="15">
            <text:p>15</text:p>
          </table:table-cell>
          <table:table-cell/>
          <table:table-cell table:style-name="ce58" table:formula="oooc:=[.A5]" office:value-type="string" office:string-value="Hulihuli Chicken">
            <text:p>Hulihuli Chicken</text:p>
          </table:table-cell>
          <table:table-cell table:number-columns-repeated="2" office:value-type="float" office:value="3">
            <text:p>3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9" table:formula="oooc:=IF([.K5]&gt;0;1;0)+IF([.L5]&gt;0;1;0)+IF([.M5]&gt;0;1;0)+IF([.N5]&gt;0;1;0)+IF([.O5]&gt;0;1;0)+IF([.P5]&gt;0;1;0)+IF([.Q5]&gt;0;1;0)+IF([.R5]&gt;0;1;0)+IF([.S5]&gt;0;1;0)+IF([.T5]&gt;0;1;0)" office:value-type="float" office:value="4">
            <text:p>4</text:p>
          </table:table-cell>
          <table:table-cell table:style-name="ce60" table:formula="oooc:=SUM([.K5:.T5])" office:value-type="float" office:value="9">
            <text:p>9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Mango Mui</text:p>
          </table:table-cell>
          <table:table-cell table:number-columns-repeated="3" table:style-name="ce147"/>
          <table:table-cell table:style-name="ce146" office:value-type="float" office:value="6">
            <text:p>6</text:p>
          </table:table-cell>
          <table:table-cell table:style-name="ce146" office:value-type="float" office:value="9">
            <text:p>9</text:p>
          </table:table-cell>
          <table:table-cell table:style-name="ce147"/>
          <table:table-cell table:style-name="ce113" table:formula="oooc:=SUM([.B6:.G6])" office:value-type="float" office:value="15">
            <text:p>15</text:p>
          </table:table-cell>
          <table:table-cell/>
          <table:table-cell table:style-name="ce58" table:formula="oooc:=[.A6]" office:value-type="string" office:string-value="Mango Mui">
            <text:p>Mango Mui</text:p>
          </table:table-cell>
          <table:table-cell table:number-columns-repeated="3" table:style-name="ce150"/>
          <table:table-cell table:style-name="ce150" office:value-type="float" office:value="2">
            <text:p>2</text:p>
          </table:table-cell>
          <table:table-cell table:style-name="ce150"/>
          <table:table-cell table:style-name="ce150" office:value-type="float" office:value="3">
            <text:p>3</text:p>
          </table:table-cell>
          <table:table-cell table:style-name="ce150" office:value-type="float" office:value="1">
            <text:p>1</text:p>
          </table:table-cell>
          <table:table-cell table:number-columns-repeated="2" table:style-name="ce150"/>
          <table:table-cell table:style-name="ce150" office:value-type="float" office:value="2">
            <text:p>2</text:p>
          </table:table-cell>
          <table:table-cell table:style-name="ce129" table:formula="oooc:=IF([.K6]&gt;0;1;0)+IF([.L6]&gt;0;1;0)+IF([.M6]&gt;0;1;0)+IF([.N6]&gt;0;1;0)+IF([.O6]&gt;0;1;0)+IF([.P6]&gt;0;1;0)+IF([.Q6]&gt;0;1;0)+IF([.R6]&gt;0;1;0)+IF([.S6]&gt;0;1;0)+IF([.T6]&gt;0;1;0)" office:value-type="float" office:value="4">
            <text:p>4</text:p>
          </table:table-cell>
          <table:table-cell table:style-name="ce60" table:formula="oooc:=SUM([.K6:.T6])" office:value-type="float" office:value="8">
            <text:p>8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Wonton</text:p>
          </table:table-cell>
          <table:table-cell table:style-name="ce146" office:value-type="float" office:value="7">
            <text:p>7</text:p>
          </table:table-cell>
          <table:table-cell table:style-name="ce146" office:value-type="float" office:value="8">
            <text:p>8</text:p>
          </table:table-cell>
          <table:table-cell table:number-columns-repeated="3" table:style-name="ce147"/>
          <table:table-cell table:style-name="ce146" office:value-type="float" office:value="6">
            <text:p>6</text:p>
          </table:table-cell>
          <table:table-cell table:style-name="ce113" table:formula="oooc:=SUM([.B7:.G7])" office:value-type="float" office:value="21">
            <text:p>21</text:p>
          </table:table-cell>
          <table:table-cell/>
          <table:table-cell table:style-name="ce115" table:formula="oooc:=[.A7]" office:value-type="string" office:string-value="Wonton">
            <text:p>Wonton</text:p>
          </table:table-cell>
          <table:table-cell table:style-name="ce151"/>
          <table:table-cell table:style-name="ce151" office:value-type="float" office:value="2">
            <text:p>2</text:p>
          </table:table-cell>
          <table:table-cell table:number-columns-repeated="2" table:style-name="ce151"/>
          <table:table-cell table:style-name="ce151" office:value-type="float" office:value="2">
            <text:p>2</text:p>
          </table:table-cell>
          <table:table-cell table:style-name="ce151" office:value-type="float" office:value="1">
            <text:p>1</text:p>
          </table:table-cell>
          <table:table-cell table:number-columns-repeated="2" table:style-name="ce151"/>
          <table:table-cell table:style-name="ce151" office:value-type="float" office:value="1">
            <text:p>1</text:p>
          </table:table-cell>
          <table:table-cell table:style-name="ce151"/>
          <table:table-cell table:style-name="ce129" table:formula="oooc:=IF([.K7]&gt;0;1;0)+IF([.L7]&gt;0;1;0)+IF([.M7]&gt;0;1;0)+IF([.N7]&gt;0;1;0)+IF([.O7]&gt;0;1;0)+IF([.P7]&gt;0;1;0)+IF([.Q7]&gt;0;1;0)+IF([.R7]&gt;0;1;0)+IF([.S7]&gt;0;1;0)+IF([.T7]&gt;0;1;0)" office:value-type="float" office:value="4">
            <text:p>4</text:p>
          </table:table-cell>
          <table:table-cell table:style-name="ce60" table:formula="oooc:=SUM([.K7:.T7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Shrimp Canton</text:p>
          </table:table-cell>
          <table:table-cell table:style-name="ce146" office:value-type="float" office:value="8">
            <text:p>8</text:p>
          </table:table-cell>
          <table:table-cell table:number-columns-repeated="3" table:style-name="ce147"/>
          <table:table-cell table:style-name="ce146" office:value-type="float" office:value="7">
            <text:p>7</text:p>
          </table:table-cell>
          <table:table-cell table:style-name="ce146" office:value-type="float" office:value="6">
            <text:p>6</text:p>
          </table:table-cell>
          <table:table-cell table:style-name="ce113" table:formula="oooc:=SUM([.B8:.G8])" office:value-type="float" office:value="21">
            <text:p>21</text:p>
          </table:table-cell>
          <table:table-cell/>
          <table:table-cell table:style-name="ce58" table:formula="oooc:=[.A8]" office:value-type="string" office:string-value="Shrimp Canton">
            <text:p>Shrimp Canton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29" table:formula="oooc:=IF([.K8]&gt;0;1;0)+IF([.L8]&gt;0;1;0)+IF([.M8]&gt;0;1;0)+IF([.N8]&gt;0;1;0)+IF([.O8]&gt;0;1;0)+IF([.P8]&gt;0;1;0)+IF([.Q8]&gt;0;1;0)+IF([.R8]&gt;0;1;0)+IF([.S8]&gt;0;1;0)+IF([.T8]&gt;0;1;0)" office:value-type="float" office:value="4">
            <text:p>4</text:p>
          </table:table-cell>
          <table:table-cell table:style-name="ce60" table:formula="oooc:=SUM([.K8:.T8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Lime Chicken</text:p>
          </table:table-cell>
          <table:table-cell table:style-name="ce147"/>
          <table:table-cell table:style-name="ce146" office:value-type="float" office:value="8">
            <text:p>8</text:p>
          </table:table-cell>
          <table:table-cell table:style-name="ce146" office:value-type="float" office:value="6">
            <text:p>6</text:p>
          </table:table-cell>
          <table:table-cell table:style-name="ce146" office:value-type="float" office:value="7">
            <text:p>7</text:p>
          </table:table-cell>
          <table:table-cell table:number-columns-repeated="2" table:style-name="ce147"/>
          <table:table-cell table:style-name="ce113" table:formula="oooc:=SUM([.B9:.G9])" office:value-type="float" office:value="21">
            <text:p>21</text:p>
          </table:table-cell>
          <table:table-cell/>
          <table:table-cell table:style-name="ce58" table:formula="oooc:=[.A9]" office:value-type="string" office:string-value="Lime Chicken">
            <text:p>Lime Chicken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style-name="ce129" table:formula="oooc:=IF([.K9]&gt;0;1;0)+IF([.L9]&gt;0;1;0)+IF([.M9]&gt;0;1;0)+IF([.N9]&gt;0;1;0)+IF([.O9]&gt;0;1;0)+IF([.P9]&gt;0;1;0)+IF([.Q9]&gt;0;1;0)+IF([.R9]&gt;0;1;0)+IF([.S9]&gt;0;1;0)+IF([.T9]&gt;0;1;0)" office:value-type="float" office:value="4">
            <text:p>4</text:p>
          </table:table-cell>
          <table:table-cell table:style-name="ce60" table:formula="oooc:=SUM([.K9:.T9])" office:value-type="float" office:value="7">
            <text:p>7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Mango Salsa</text:p>
          </table:table-cell>
          <table:table-cell table:number-columns-repeated="2" table:style-name="ce146"/>
          <table:table-cell table:style-name="ce146" office:value-type="float" office:value="7">
            <text:p>7</text:p>
          </table:table-cell>
          <table:table-cell table:style-name="ce146" office:value-type="float" office:value="6">
            <text:p>6</text:p>
          </table:table-cell>
          <table:table-cell table:style-name="ce146" office:value-type="float" office:value="8">
            <text:p>8</text:p>
          </table:table-cell>
          <table:table-cell table:style-name="ce146"/>
          <table:table-cell table:style-name="ce113" table:formula="oooc:=SUM([.B10:.G10])" office:value-type="float" office:value="21">
            <text:p>21</text:p>
          </table:table-cell>
          <table:table-cell/>
          <table:table-cell table:style-name="ce58" table:formula="oooc:=[.A10]" office:value-type="string" office:string-value="Mango Salsa">
            <text:p>Mango Salsa</text:p>
          </table:table-cell>
          <table:table-cell table:number-columns-repeated="6" table:style-name="ce150"/>
          <table:table-cell table:style-name="ce150" office:value-type="float" office:value="3">
            <text:p>3</text:p>
          </table:table-cell>
          <table:table-cell table:number-columns-repeated="3" table:style-name="ce150" office:value-type="float" office:value="1">
            <text:p>1</text:p>
          </table:table-cell>
          <table:table-cell table:style-name="ce129" table:formula="oooc:=IF([.K10]&gt;0;1;0)+IF([.L10]&gt;0;1;0)+IF([.M10]&gt;0;1;0)+IF([.N10]&gt;0;1;0)+IF([.O10]&gt;0;1;0)+IF([.P10]&gt;0;1;0)+IF([.Q10]&gt;0;1;0)+IF([.R10]&gt;0;1;0)+IF([.S10]&gt;0;1;0)+IF([.T10]&gt;0;1;0)" office:value-type="float" office:value="4">
            <text:p>4</text:p>
          </table:table-cell>
          <table:table-cell table:style-name="ce60" table:formula="oooc:=SUM([.K10:.T10])" office:value-type="float" office:value="6">
            <text:p>6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Chicken Laulau</text:p>
          </table:table-cell>
          <table:table-cell table:style-name="ce146" office:value-type="float" office:value="6">
            <text:p>6</text:p>
          </table:table-cell>
          <table:table-cell table:style-name="ce146" office:value-type="float" office:value="8">
            <text:p>8</text:p>
          </table:table-cell>
          <table:table-cell table:style-name="ce147"/>
          <table:table-cell table:style-name="ce146" office:value-type="float" office:value="6">
            <text:p>6</text:p>
          </table:table-cell>
          <table:table-cell table:style-name="ce146"/>
          <table:table-cell table:style-name="ce146" office:value-type="float" office:value="6">
            <text:p>6</text:p>
          </table:table-cell>
          <table:table-cell table:style-name="ce113" table:formula="oooc:=SUM([.B11:.G11])" office:value-type="float" office:value="26">
            <text:p>26</text:p>
          </table:table-cell>
          <table:table-cell/>
          <table:table-cell table:style-name="ce115" table:formula="oooc:=[.A11]" office:value-type="string" office:string-value="Chicken Laulau">
            <text:p>Chicken Laulau</text:p>
          </table:table-cell>
          <table:table-cell table:number-columns-repeated="4" table:style-name="ce151"/>
          <table:table-cell table:style-name="ce151" office:value-type="float" office:value="1">
            <text:p>1</text:p>
          </table:table-cell>
          <table:table-cell table:number-columns-repeated="2" table:style-name="ce151"/>
          <table:table-cell table:style-name="ce151" office:value-type="float" office:value="1">
            <text:p>1</text:p>
          </table:table-cell>
          <table:table-cell table:style-name="ce151" office:value-type="float" office:value="2">
            <text:p>2</text:p>
          </table:table-cell>
          <table:table-cell table:style-name="ce151" office:value-type="float" office:value="1">
            <text:p>1</text:p>
          </table:table-cell>
          <table:table-cell table:style-name="ce129" table:formula="oooc:=IF([.K11]&gt;0;1;0)+IF([.L11]&gt;0;1;0)+IF([.M11]&gt;0;1;0)+IF([.N11]&gt;0;1;0)+IF([.O11]&gt;0;1;0)+IF([.P11]&gt;0;1;0)+IF([.Q11]&gt;0;1;0)+IF([.R11]&gt;0;1;0)+IF([.S11]&gt;0;1;0)+IF([.T11]&gt;0;1;0)" office:value-type="float" office:value="4">
            <text:p>4</text:p>
          </table:table-cell>
          <table:table-cell table:style-name="ce60" table:formula="oooc:=SUM([.K11:.T11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04" office:value-type="string">
            <text:p>Shrimp Mango Salad</text:p>
          </table:table-cell>
          <table:table-cell table:style-name="ce146" office:value-type="float" office:value="7">
            <text:p>7</text:p>
          </table:table-cell>
          <table:table-cell table:style-name="ce146"/>
          <table:table-cell table:number-columns-repeated="2" table:style-name="ce146" office:value-type="float" office:value="6">
            <text:p>6</text:p>
          </table:table-cell>
          <table:table-cell table:style-name="ce146" office:value-type="float" office:value="7">
            <text:p>7</text:p>
          </table:table-cell>
          <table:table-cell table:style-name="ce146"/>
          <table:table-cell table:style-name="ce113" table:formula="oooc:=SUM([.B12:.G12])" office:value-type="float" office:value="26">
            <text:p>26</text:p>
          </table:table-cell>
          <table:table-cell/>
          <table:table-cell table:style-name="ce58" table:formula="oooc:=[.A12]" office:value-type="string" office:string-value="Shrimp Mango Salad">
            <text:p>Shrimp Mango Salad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129" table:formula="oooc:=IF([.K12]&gt;0;1;0)+IF([.L12]&gt;0;1;0)+IF([.M12]&gt;0;1;0)+IF([.N12]&gt;0;1;0)+IF([.O12]&gt;0;1;0)+IF([.P12]&gt;0;1;0)+IF([.Q12]&gt;0;1;0)+IF([.R12]&gt;0;1;0)+IF([.S12]&gt;0;1;0)+IF([.T12]&gt;0;1;0)" office:value-type="float" office:value="4">
            <text:p>4</text:p>
          </table:table-cell>
          <table:table-cell table:style-name="ce60" table:formula="oooc:=SUM([.K12:.T12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30" office:value-type="string">
            <text:p>Pipikaula</text:p>
          </table:table-cell>
          <table:table-cell table:style-name="ce147"/>
          <table:table-cell table:number-columns-repeated="2" table:style-name="ce146" office:value-type="float" office:value="7">
            <text:p>7</text:p>
          </table:table-cell>
          <table:table-cell table:style-name="ce146" office:value-type="float" office:value="6">
            <text:p>6</text:p>
          </table:table-cell>
          <table:table-cell table:style-name="ce147"/>
          <table:table-cell table:style-name="ce146" office:value-type="float" office:value="6">
            <text:p>6</text:p>
          </table:table-cell>
          <table:table-cell table:style-name="ce113" table:formula="oooc:=SUM([.B13:.G13])" office:value-type="float" office:value="26">
            <text:p>26</text:p>
          </table:table-cell>
          <table:table-cell/>
          <table:table-cell table:style-name="ce58" table:formula="oooc:=[.A13]" office:value-type="string" office:string-value="Pipikaula">
            <text:p>Pipikaula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129" table:formula="oooc:=IF([.K13]&gt;0;1;0)+IF([.L13]&gt;0;1;0)+IF([.M13]&gt;0;1;0)+IF([.N13]&gt;0;1;0)+IF([.O13]&gt;0;1;0)+IF([.P13]&gt;0;1;0)+IF([.Q13]&gt;0;1;0)+IF([.R13]&gt;0;1;0)+IF([.S13]&gt;0;1;0)+IF([.T13]&gt;0;1;0)" office:value-type="float" office:value="4">
            <text:p>4</text:p>
          </table:table-cell>
          <table:table-cell table:style-name="ce60" table:formula="oooc:=SUM([.K13:.T13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04" office:value-type="string">
            <text:p>Mango Chicken</text:p>
          </table:table-cell>
          <table:table-cell table:style-name="ce148"/>
          <table:table-cell table:style-name="ce146" office:value-type="float" office:value="8">
            <text:p>8</text:p>
          </table:table-cell>
          <table:table-cell table:style-name="ce146" office:value-type="float" office:value="5">
            <text:p>5</text:p>
          </table:table-cell>
          <table:table-cell table:style-name="ce148"/>
          <table:table-cell table:style-name="ce146" office:value-type="float" office:value="8">
            <text:p>8</text:p>
          </table:table-cell>
          <table:table-cell table:style-name="ce146" office:value-type="float" office:value="5">
            <text:p>5</text:p>
          </table:table-cell>
          <table:table-cell table:style-name="ce113" table:formula="oooc:=SUM([.B14:.G14])" office:value-type="float" office:value="26">
            <text:p>26</text:p>
          </table:table-cell>
          <table:table-cell/>
          <table:table-cell table:style-name="ce58" table:formula="oooc:=[.A14]" office:value-type="string" office:string-value="Mango Chicken">
            <text:p>Mango Chicken</text:p>
          </table:table-cell>
          <table:table-cell table:number-columns-repeated="5" table:style-name="ce150"/>
          <table:table-cell table:number-columns-repeated="3" table:style-name="ce150" office:value-type="float" office:value="1">
            <text:p>1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style-name="ce129" table:formula="oooc:=IF([.K14]&gt;0;1;0)+IF([.L14]&gt;0;1;0)+IF([.M14]&gt;0;1;0)+IF([.N14]&gt;0;1;0)+IF([.O14]&gt;0;1;0)+IF([.P14]&gt;0;1;0)+IF([.Q14]&gt;0;1;0)+IF([.R14]&gt;0;1;0)+IF([.S14]&gt;0;1;0)+IF([.T14]&gt;0;1;0)" office:value-type="float" office:value="4">
            <text:p>4</text:p>
          </table:table-cell>
          <table:table-cell table:style-name="ce60" table:formula="oooc:=SUM([.K14:.T14])" office:value-type="float" office:value="5">
            <text:p>5</text:p>
          </table:table-cell>
          <table:table-cell table:number-columns-repeated="234"/>
        </table:table-row>
        <table:table-row table:style-name="ro9">
          <table:table-cell table:style-name="ce104"/>
          <table:table-cell table:style-name="ce104" table:formula="oooc:=SUM([.B3:.B14])" office:value-type="float" office:value="43">
            <text:p>43</text:p>
          </table:table-cell>
          <table:table-cell table:style-name="ce104" table:formula="oooc:=SUM([.C3:.C14])" office:value-type="float" office:value="55">
            <text:p>55</text:p>
          </table:table-cell>
          <table:table-cell table:style-name="ce104" table:formula="oooc:=SUM([.D3:.D14])" office:value-type="float" office:value="38">
            <text:p>38</text:p>
          </table:table-cell>
          <table:table-cell table:style-name="ce104" table:formula="oooc:=SUM([.E3:.E14])" office:value-type="float" office:value="37">
            <text:p>37</text:p>
          </table:table-cell>
          <table:table-cell table:style-name="ce104" table:formula="oooc:=SUM([.F3:.F14])" office:value-type="float" office:value="39">
            <text:p>39</text:p>
          </table:table-cell>
          <table:table-cell table:style-name="ce104" table:formula="oooc:=SUM([.G3:.G14])" office:value-type="float" office:value="36">
            <text:p>36</text:p>
          </table:table-cell>
          <table:table-cell table:style-name="ce70" table:formula="oooc:=SUM([.H3:.H14])/(12)" office:value-type="float" office:value="20.6666666666667">
            <text:p>20,67</text:p>
          </table:table-cell>
          <table:table-cell/>
          <table:table-cell table:style-name="ce116" office:value-type="string">
            <text:p>total recipes</text:p>
          </table:table-cell>
          <table:table-cell table:style-name="ce152" table:formula="oooc:=IF([.K3]&gt;0;1;0)+IF([.K4]&gt;0;1;0)+IF([.K5]&gt;0;1;0)+IF([.K6]&gt;0;1;0)+IF([.K7]&gt;0;1;0)+IF([.K8]&gt;0;1;0)+IF([.K9]&gt;0;1;0)+IF([.K10]&gt;0;1;0)+IF([.K11]&gt;0;1;0)+IF([.K12]&gt;0;1;0)+IF([.K13]&gt;0;1;0)+IF([.K14]&gt;0;1;0)" office:value-type="float" office:value="2">
            <text:p>2</text:p>
          </table:table-cell>
          <table:table-cell table:style-name="ce152" table:formula="oooc:=IF([.L3]&gt;0;1;0)+IF([.L4]&gt;0;1;0)+IF([.L5]&gt;0;1;0)+IF([.L6]&gt;0;1;0)+IF([.L7]&gt;0;1;0)+IF([.L8]&gt;0;1;0)+IF([.L9]&gt;0;1;0)+IF([.L10]&gt;0;1;0)+IF([.L11]&gt;0;1;0)+IF([.L12]&gt;0;1;0)+IF([.L13]&gt;0;1;0)+IF([.L14]&gt;0;1;0)" office:value-type="float" office:value="3">
            <text:p>3</text:p>
          </table:table-cell>
          <table:table-cell table:style-name="ce152" table:formula="oooc:=IF([.M3]&gt;0;1;0)+IF([.M4]&gt;0;1;0)+IF([.M5]&gt;0;1;0)+IF([.M6]&gt;0;1;0)+IF([.M7]&gt;0;1;0)+IF([.M8]&gt;0;1;0)+IF([.M9]&gt;0;1;0)+IF([.M10]&gt;0;1;0)+IF([.M11]&gt;0;1;0)+IF([.M12]&gt;0;1;0)+IF([.M13]&gt;0;1;0)+IF([.M14]&gt;0;1;0)" office:value-type="float" office:value="3">
            <text:p>3</text:p>
          </table:table-cell>
          <table:table-cell table:style-name="ce152" table:formula="oooc:=IF([.N3]&gt;0;1;0)+IF([.N4]&gt;0;1;0)+IF([.N5]&gt;0;1;0)+IF([.N6]&gt;0;1;0)+IF([.N7]&gt;0;1;0)+IF([.N8]&gt;0;1;0)+IF([.N9]&gt;0;1;0)+IF([.N10]&gt;0;1;0)+IF([.N11]&gt;0;1;0)+IF([.N12]&gt;0;1;0)+IF([.N13]&gt;0;1;0)+IF([.N14]&gt;0;1;0)" office:value-type="float" office:value="4">
            <text:p>4</text:p>
          </table:table-cell>
          <table:table-cell table:style-name="ce152" table:formula="oooc:=IF([.O3]&gt;0;1;0)+IF([.O4]&gt;0;1;0)+IF([.O5]&gt;0;1;0)+IF([.O6]&gt;0;1;0)+IF([.O7]&gt;0;1;0)+IF([.O8]&gt;0;1;0)+IF([.O9]&gt;0;1;0)+IF([.O10]&gt;0;1;0)+IF([.O11]&gt;0;1;0)+IF([.O12]&gt;0;1;0)+IF([.O13]&gt;0;1;0)+IF([.O14]&gt;0;1;0)" office:value-type="float" office:value="5">
            <text:p>5</text:p>
          </table:table-cell>
          <table:table-cell table:style-name="ce152" table:formula="oooc:=IF([.P3]&gt;0;1;0)+IF([.P4]&gt;0;1;0)+IF([.P5]&gt;0;1;0)+IF([.P6]&gt;0;1;0)+IF([.P7]&gt;0;1;0)+IF([.P8]&gt;0;1;0)+IF([.P9]&gt;0;1;0)+IF([.P10]&gt;0;1;0)+IF([.P11]&gt;0;1;0)+IF([.P12]&gt;0;1;0)+IF([.P13]&gt;0;1;0)+IF([.P14]&gt;0;1;0)" office:value-type="float" office:value="6">
            <text:p>6</text:p>
          </table:table-cell>
          <table:table-cell table:style-name="ce152" table:formula="oooc:=IF([.Q3]&gt;0;1;0)+IF([.Q4]&gt;0;1;0)+IF([.Q5]&gt;0;1;0)+IF([.Q6]&gt;0;1;0)+IF([.Q7]&gt;0;1;0)+IF([.Q8]&gt;0;1;0)+IF([.Q9]&gt;0;1;0)+IF([.Q10]&gt;0;1;0)+IF([.Q11]&gt;0;1;0)+IF([.Q12]&gt;0;1;0)+IF([.Q13]&gt;0;1;0)+IF([.Q14]&gt;0;1;0)" office:value-type="float" office:value="5">
            <text:p>5</text:p>
          </table:table-cell>
          <table:table-cell table:style-name="ce152" table:formula="oooc:=IF([.R3]&gt;0;1;0)+IF([.R4]&gt;0;1;0)+IF([.R5]&gt;0;1;0)+IF([.R6]&gt;0;1;0)+IF([.R7]&gt;0;1;0)+IF([.R8]&gt;0;1;0)+IF([.R9]&gt;0;1;0)+IF([.R10]&gt;0;1;0)+IF([.R11]&gt;0;1;0)+IF([.R12]&gt;0;1;0)+IF([.R13]&gt;0;1;0)+IF([.R14]&gt;0;1;0)" office:value-type="float" office:value="6">
            <text:p>6</text:p>
          </table:table-cell>
          <table:table-cell table:style-name="ce152" table:formula="oooc:=IF([.S3]&gt;0;1;0)+IF([.S4]&gt;0;1;0)+IF([.S5]&gt;0;1;0)+IF([.S6]&gt;0;1;0)+IF([.S7]&gt;0;1;0)+IF([.S8]&gt;0;1;0)+IF([.S9]&gt;0;1;0)+IF([.S10]&gt;0;1;0)+IF([.S11]&gt;0;1;0)+IF([.S12]&gt;0;1;0)+IF([.S13]&gt;0;1;0)+IF([.S14]&gt;0;1;0)" office:value-type="float" office:value="6">
            <text:p>6</text:p>
          </table:table-cell>
          <table:table-cell table:style-name="ce152" table:formula="oooc:=IF([.T3]&gt;0;1;0)+IF([.T4]&gt;0;1;0)+IF([.T5]&gt;0;1;0)+IF([.T6]&gt;0;1;0)+IF([.T7]&gt;0;1;0)+IF([.T8]&gt;0;1;0)+IF([.T9]&gt;0;1;0)+IF([.T10]&gt;0;1;0)+IF([.T11]&gt;0;1;0)+IF([.T12]&gt;0;1;0)+IF([.T13]&gt;0;1;0)+IF([.T14]&gt;0;1;0)" office:value-type="float" office:value="7">
            <text:p>7</text:p>
          </table:table-cell>
          <table:table-cell table:style-name="ce129"/>
          <table:table-cell table:number-columns-repeated="235"/>
        </table:table-row>
        <table:table-row table:style-name="ro9">
          <table:table-cell table:number-columns-repeated="9"/>
          <table:table-cell table:style-name="ce117" office:value-type="string">
            <text:p>average ingr in recipe</text:p>
          </table:table-cell>
          <table:table-cell table:style-name="Default" table:formula="oooc:=(SUM([.K3:.K6])*2+SUM([.K7:.K10])*3+SUM([.K11:.K14])*4)/SUM([.K3:.K14])" office:value-type="float" office:value="2.4">
            <text:p>2,4</text:p>
          </table:table-cell>
          <table:table-cell table:style-name="Default" table:formula="oooc:=(SUM([.L3:.L6])*2+SUM([.L7:.L10])*3+SUM([.L11:.L14])*4)/SUM([.L3:.L14])" office:value-type="float" office:value="2.5">
            <text:p>2,5</text:p>
          </table:table-cell>
          <table:table-cell table:style-name="Default" table:formula="oooc:=(SUM([.M3:.M6])*2+SUM([.M7:.M10])*3+SUM([.M11:.M14])*4)/SUM([.M3:.M14])" office:value-type="float" office:value="2.6">
            <text:p>2,6</text:p>
          </table:table-cell>
          <table:table-cell table:style-name="Default" table:formula="oooc:=(SUM([.N3:.N6])*2+SUM([.N7:.N10])*3+SUM([.N11:.N14])*4)/SUM([.N3:.N14])" office:value-type="float" office:value="2.7">
            <text:p>2,7</text:p>
          </table:table-cell>
          <table:table-cell table:style-name="Default" table:formula="oooc:=(SUM([.O3:.O6])*2+SUM([.O7:.O10])*3+SUM([.O11:.O14])*4)/SUM([.O3:.O14])" office:value-type="float" office:value="2.77777777777778">
            <text:p>2,78</text:p>
          </table:table-cell>
          <table:table-cell table:style-name="Default" table:formula="oooc:=(SUM([.P3:.P6])*2+SUM([.P7:.P10])*3+SUM([.P11:.P14])*4)/SUM([.P3:.P14])" office:value-type="float" office:value="2.88888888888889">
            <text:p>2,89</text:p>
          </table:table-cell>
          <table:table-cell table:style-name="Default" table:formula="oooc:=(SUM([.Q3:.Q6])*2+SUM([.Q7:.Q10])*3+SUM([.Q11:.Q14])*4)/SUM([.Q3:.Q14])" office:value-type="float" office:value="2.875">
            <text:p>2,88</text:p>
          </table:table-cell>
          <table:table-cell table:style-name="Default" table:formula="oooc:=(SUM([.R3:.R6])*2+SUM([.R7:.R10])*3+SUM([.R11:.R14])*4)/SUM([.R3:.R14])" office:value-type="float" office:value="3">
            <text:p>3</text:p>
          </table:table-cell>
          <table:table-cell table:style-name="Default" table:formula="oooc:=(SUM([.S3:.S6])*2+SUM([.S7:.S10])*3+SUM([.S11:.S14])*4)/SUM([.S3:.S14])" office:value-type="float" office:value="3">
            <text:p>3</text:p>
          </table:table-cell>
          <table:table-cell table:style-name="Default" table:formula="oooc:=(SUM([.T3:.T6])*2+SUM([.T7:.T10])*3+SUM([.T11:.T14])*4)/SUM([.T3:.T14])" office:value-type="float" office:value="3.1">
            <text:p>3,1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117" office:value-type="string">
            <text:p>target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2"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53" table:formula="oooc:=IF([.K17]=[.K15];1;0)" office:value-type="float" office:value="1">
            <text:p>1</text:p>
          </table:table-cell>
          <table:table-cell table:style-name="ce153" table:formula="oooc:=IF([.L17]=[.L15];1;0)" office:value-type="float" office:value="1">
            <text:p>1</text:p>
          </table:table-cell>
          <table:table-cell table:style-name="ce153" table:formula="oooc:=IF([.M17]=[.M15];1;0)" office:value-type="float" office:value="1">
            <text:p>1</text:p>
          </table:table-cell>
          <table:table-cell table:style-name="ce153" table:formula="oooc:=IF([.N17]=[.N15];1;0)" office:value-type="float" office:value="1">
            <text:p>1</text:p>
          </table:table-cell>
          <table:table-cell table:style-name="ce153" table:formula="oooc:=IF([.O17]=[.O15];1;0)" office:value-type="float" office:value="1">
            <text:p>1</text:p>
          </table:table-cell>
          <table:table-cell table:style-name="ce153" table:formula="oooc:=IF([.P17]=[.P15];1;0)" office:value-type="float" office:value="1">
            <text:p>1</text:p>
          </table:table-cell>
          <table:table-cell table:style-name="ce153" table:formula="oooc:=IF([.Q17]=[.Q15];1;0)" office:value-type="float" office:value="1">
            <text:p>1</text:p>
          </table:table-cell>
          <table:table-cell table:style-name="ce153" table:formula="oooc:=IF([.R17]=[.R15];1;0)" office:value-type="float" office:value="1">
            <text:p>1</text:p>
          </table:table-cell>
          <table:table-cell table:style-name="ce153" table:formula="oooc:=IF([.S17]=[.S15];1;0)" office:value-type="float" office:value="1">
            <text:p>1</text:p>
          </table:table-cell>
          <table:table-cell table:style-name="ce153" table:formula="oooc:=IF([.T17]=[.T15];1;0)" office:value-type="float" office:value="1">
            <text:p>1</text:p>
          </table:table-cell>
          <table:table-cell table:number-columns-repeated="236"/>
        </table:table-row>
        <table:table-row table:style-name="ro9">
          <table:table-cell table:style-name="ce60" table:number-columns-repeated="7"/>
          <table:table-cell table:style-name="ce67"/>
          <table:table-cell table:style-name="ce60"/>
          <table:table-cell table:style-name="ce74" office:value-type="string">
            <text:p>new recipes</text:p>
          </table:table-cell>
          <table:table-cell table:style-name="ce60" table:formula="oooc:=IF(([.K3]&gt;0);1;0)+IF(([.K4]&gt;0);1;0)+IF(([.K5]&gt;0);1;0)+IF(([.K6]&gt;0);1;0)+IF(([.K7]&gt;0);1;0)+IF(([.K8]&gt;0);1;0)+IF(([.K9]&gt;0);1;0)+IF(([.K10]&gt;0);1;0)+IF(([.K11]&gt;0);1;0)+IF(([.K12]&gt;0);1;0)+IF(([.K13]&gt;0);1;0)+IF(([.K14]&gt;0);1;0)" office:value-type="float" office:value="2">
            <text:p>2</text:p>
          </table:table-cell>
          <table:table-cell table:style-name="ce60" table:formula="oooc:=IF((SUM([.K3:.K3])=0)     AND     ([.L3]&gt;0);1;0)+IF((SUM([.K4:.K4])=0)     AND     ([.L4]&gt;0);1;0)+IF((SUM([.K5:.K5])=0)     AND     ([.L5]&gt;0);1;0)+IF((SUM([.K6:.K6])=0)     AND     ([.L6]&gt;0);1;0)+IF((SUM([.K7:.K7])=0)     AND     ([.L7]&gt;0);1;0)+IF((SUM([.K8:.K8])=0)     AND     ([.L8]&gt;0);1;0)+IF((SUM([.K9:.K9])=0)     AND     ([.L9]&gt;0);1;0)+IF((SUM([.K10:.K10])=0)     AND     ([.L10]&gt;0);1;0)+IF((SUM([.K11:.K11])=0)     AND     ([.L11]&gt;0);1;0)+IF((SUM([.K12:.K12])=0)     AND     ([.L12]&gt;0);1;0)+IF((SUM([.K13:.K13])=0)     AND     ([.L13]&gt;0);1;0)+IF((SUM([.K14:.K14])=0)     AND     ([.L14]&gt;0);1;0)" office:value-type="float" office:value="2">
            <text:p>2</text:p>
          </table:table-cell>
          <table:table-cell table:style-name="ce60" table:formula="oooc:=IF((SUM([.K3:.L3])=0)     AND     ([.M3]&gt;0);1;0)+IF((SUM([.K4:.L4])=0)     AND     ([.M4]&gt;0);1;0)+IF((SUM([.K5:.L5])=0)     AND     ([.M5]&gt;0);1;0)+IF((SUM([.K6:.L6])=0)     AND     ([.M6]&gt;0);1;0)+IF((SUM([.K7:.L7])=0)     AND     ([.M7]&gt;0);1;0)+IF((SUM([.K8:.L8])=0)     AND     ([.M8]&gt;0);1;0)+IF((SUM([.K9:.L9])=0)     AND     ([.M9]&gt;0);1;0)+IF((SUM([.K10:.L10])=0)     AND     ([.M10]&gt;0);1;0)+IF((SUM([.K11:.L11])=0)     AND     ([.M11]&gt;0);1;0)+IF((SUM([.K12:.L12])=0)     AND     ([.M12]&gt;0);1;0)+IF((SUM([.K13:.L13])=0)     AND     ([.M13]&gt;0);1;0)+IF((SUM([.K14:.L14])=0)     AND     ([.M14]&gt;0);1;0)" office:value-type="float" office:value="2">
            <text:p>2</text:p>
          </table:table-cell>
          <table:table-cell table:style-name="ce60" table:formula="oooc:=IF((SUM([.K3:.M3])=0)     AND     ([.N3]&gt;0);1;0)+IF((SUM([.K4:.M4])=0)     AND     ([.N4]&gt;0);1;0)+IF((SUM([.K5:.M5])=0)     AND     ([.N5]&gt;0);1;0)+IF((SUM([.K6:.M6])=0)     AND     ([.N6]&gt;0);1;0)+IF((SUM([.K7:.M7])=0)     AND     ([.N7]&gt;0);1;0)+IF((SUM([.K8:.M8])=0)     AND     ([.N8]&gt;0);1;0)+IF((SUM([.K9:.M9])=0)     AND     ([.N9]&gt;0);1;0)+IF((SUM([.K10:.M10])=0)     AND     ([.N10]&gt;0);1;0)+IF((SUM([.K11:.M11])=0)     AND     ([.N11]&gt;0);1;0)+IF((SUM([.K12:.M12])=0)     AND     ([.N12]&gt;0);1;0)+IF((SUM([.K13:.M13])=0)     AND     ([.N13]&gt;0);1;0)+IF((SUM([.K14:.M14])=0)     AND     ([.N14]&gt;0);1;0)" office:value-type="float" office:value="2">
            <text:p>2</text:p>
          </table:table-cell>
          <table:table-cell table:style-name="ce60" table:formula="oooc:=IF((SUM([.K3:.N3])=0)     AND     ([.O3]&gt;0);1;0)+IF((SUM([.K4:.N4])=0)     AND     ([.O4]&gt;0);1;0)+IF((SUM([.K5:.N5])=0)     AND     ([.O5]&gt;0);1;0)+IF((SUM([.K6:.N6])=0)     AND     ([.O6]&gt;0);1;0)+IF((SUM([.K7:.N7])=0)     AND     ([.O7]&gt;0);1;0)+IF((SUM([.K8:.N8])=0)     AND     ([.O8]&gt;0);1;0)+IF((SUM([.K9:.N9])=0)     AND     ([.O9]&gt;0);1;0)+IF((SUM([.K10:.N10])=0)     AND     ([.O10]&gt;0);1;0)+IF((SUM([.K11:.N11])=0)     AND     ([.O11]&gt;0);1;0)+IF((SUM([.K12:.N12])=0)     AND     ([.O12]&gt;0);1;0)+IF((SUM([.K13:.N13])=0)     AND     ([.O13]&gt;0);1;0)+IF((SUM([.K14:.N14])=0)     AND     ([.O14]&gt;0);1;0)" office:value-type="float" office:value="2">
            <text:p>2</text:p>
          </table:table-cell>
          <table:table-cell table:style-name="ce60" table:formula="oooc:=IF((SUM([.K3:.O3])=0)     AND     ([.P3]&gt;0);1;0)+IF((SUM([.K4:.O4])=0)     AND     ([.P4]&gt;0);1;0)+IF((SUM([.K5:.O5])=0)     AND     ([.P5]&gt;0);1;0)+IF((SUM([.K6:.O6])=0)     AND     ([.P6]&gt;0);1;0)+IF((SUM([.K7:.O7])=0)     AND     ([.P7]&gt;0);1;0)+IF((SUM([.K8:.O8])=0)     AND     ([.P8]&gt;0);1;0)+IF((SUM([.K9:.O9])=0)     AND     ([.P9]&gt;0);1;0)+IF((SUM([.K10:.O10])=0)     AND     ([.P10]&gt;0);1;0)+IF((SUM([.K11:.O11])=0)     AND     ([.P11]&gt;0);1;0)+IF((SUM([.K12:.O12])=0)     AND     ([.P12]&gt;0);1;0)+IF((SUM([.K13:.O13])=0)     AND     ([.P13]&gt;0);1;0)+IF((SUM([.K14:.O14])=0)     AND     ([.P14]&gt;0);1;0)" office:value-type="float" office:value="1">
            <text:p>1</text:p>
          </table:table-cell>
          <table:table-cell table:style-name="ce60" table:formula="oooc:=IF((SUM([.K3:.P3])=0)     AND     ([.Q3]&gt;0);1;0)+IF((SUM([.K4:.P4])=0)     AND     ([.Q4]&gt;0);1;0)+IF((SUM([.K5:.P5])=0)     AND     ([.Q5]&gt;0);1;0)+IF((SUM([.K6:.P6])=0)     AND     ([.Q6]&gt;0);1;0)+IF((SUM([.K7:.P7])=0)     AND     ([.Q7]&gt;0);1;0)+IF((SUM([.K8:.P8])=0)     AND     ([.Q8]&gt;0);1;0)+IF((SUM([.K9:.P9])=0)     AND     ([.Q9]&gt;0);1;0)+IF((SUM([.K10:.P10])=0)     AND     ([.Q10]&gt;0);1;0)+IF((SUM([.K11:.P11])=0)     AND     ([.Q11]&gt;0);1;0)+IF((SUM([.K12:.P12])=0)     AND     ([.Q12]&gt;0);1;0)+IF((SUM([.K13:.P13])=0)     AND     ([.Q13]&gt;0);1;0)+IF((SUM([.K14:.P14])=0)     AND     ([.Q14]&gt;0);1;0)" office:value-type="float" office:value="1">
            <text:p>1</text:p>
          </table:table-cell>
          <table:table-cell table:style-name="ce60" table:formula="oooc:=IF((SUM([.K3:.Q3])=0)     AND     ([.R3]&gt;0);1;0)+IF((SUM([.K4:.Q4])=0)     AND     ([.R4]&gt;0);1;0)+IF((SUM([.K5:.Q5])=0)     AND     ([.R5]&gt;0);1;0)+IF((SUM([.K6:.Q6])=0)     AND     ([.R6]&gt;0);1;0)+IF((SUM([.K7:.Q7])=0)     AND     ([.R7]&gt;0);1;0)+IF((SUM([.K8:.Q8])=0)     AND     ([.R8]&gt;0);1;0)+IF((SUM([.K9:.Q9])=0)     AND     ([.R9]&gt;0);1;0)+IF((SUM([.K10:.Q10])=0)     AND     ([.R10]&gt;0);1;0)+IF((SUM([.K11:.Q11])=0)     AND     ([.R11]&gt;0);1;0)+IF((SUM([.K12:.Q12])=0)     AND     ([.R12]&gt;0);1;0)+IF((SUM([.K13:.Q13])=0)     AND     ([.R13]&gt;0);1;0)+IF((SUM([.K14:.Q14])=0)     AND     ([.R14]&gt;0);1;0)" office:value-type="float" office:value="0">
            <text:p>0</text:p>
          </table:table-cell>
          <table:table-cell table:style-name="ce60" table:formula="oooc:=IF((SUM([.K3:.R3])=0)     AND     ([.S3]&gt;0);1;0)+IF((SUM([.K4:.R4])=0)     AND     ([.S4]&gt;0);1;0)+IF((SUM([.K5:.R5])=0)     AND     ([.S5]&gt;0);1;0)+IF((SUM([.K6:.R6])=0)     AND     ([.S6]&gt;0);1;0)+IF((SUM([.K7:.R7])=0)     AND     ([.S7]&gt;0);1;0)+IF((SUM([.K8:.R8])=0)     AND     ([.S8]&gt;0);1;0)+IF((SUM([.K9:.R9])=0)     AND     ([.S9]&gt;0);1;0)+IF((SUM([.K10:.R10])=0)     AND     ([.S10]&gt;0);1;0)+IF((SUM([.K11:.R11])=0)     AND     ([.S11]&gt;0);1;0)+IF((SUM([.K12:.R12])=0)     AND     ([.S12]&gt;0);1;0)+IF((SUM([.K13:.R13])=0)     AND     ([.S13]&gt;0);1;0)+IF((SUM([.K14:.R14])=0)     AND     ([.S14]&gt;0);1;0)" office:value-type="float" office:value="0">
            <text:p>0</text:p>
          </table:table-cell>
          <table:table-cell table:style-name="ce60" table:formula="oooc:=IF((SUM([.K3:.S3])=0)     AND     ([.T3]&gt;0);1;0)+IF((SUM([.K4:.S4])=0)     AND     ([.T4]&gt;0);1;0)+IF((SUM([.K5:.S5])=0)     AND     ([.T5]&gt;0);1;0)+IF((SUM([.K6:.S6])=0)     AND     ([.T6]&gt;0);1;0)+IF((SUM([.K7:.S7])=0)     AND     ([.T7]&gt;0);1;0)+IF((SUM([.K8:.S8])=0)     AND     ([.T8]&gt;0);1;0)+IF((SUM([.K9:.S9])=0)     AND     ([.T9]&gt;0);1;0)+IF((SUM([.K10:.S10])=0)     AND     ([.T10]&gt;0);1;0)+IF((SUM([.K11:.S11])=0)     AND     ([.T11]&gt;0);1;0)+IF((SUM([.K12:.S12])=0)     AND     ([.T12]&gt;0);1;0)+IF((SUM([.K13:.S13])=0)     AND     ([.T13]&gt;0);1;0)+IF((SUM([.K14:.S14])=0)     AND     ([.T14]&gt;0);1;0)" office:value-type="float" office:value="0">
            <text:p>0</text:p>
          </table:table-cell>
          <table:table-cell table:style-name="ce67"/>
          <table:table-cell table:style-name="ce60" table:number-columns-repeated="235"/>
        </table:table-row>
        <table:table-row table:style-name="ro9">
          <table:table-cell/>
          <table:table-cell table:style-name="ce1" office:value-type="string" table:number-columns-spanned="7" table:number-rows-spanned="3">
            <text:p>Episode 5 – Hawaiian</text:p>
          </table:table-cell>
          <table:covered-table-cell table:number-columns-repeated="6"/>
          <table:table-cell/>
          <table:table-cell table:style-name="ce118" office:value-type="string">
            <text:p>shrimp</text:p>
          </table:table-cell>
          <table:table-cell table:formula="oooc:=SUMPRODUCT([.B3:.B14];[.K3:.K14])" office:value-type="float" office:value="0">
            <text:p>0</text:p>
          </table:table-cell>
          <table:table-cell table:formula="oooc:=SUMPRODUCT([.B3:.B14];[.L3:.L14])" office:value-type="float" office:value="22">
            <text:p>22</text:p>
          </table:table-cell>
          <table:table-cell table:formula="oooc:=SUMPRODUCT([.B3:.B14];[.M3:.M14])" office:value-type="float" office:value="39">
            <text:p>39</text:p>
          </table:table-cell>
          <table:table-cell table:formula="oooc:=SUMPRODUCT([.B3:.B14];[.N3:.N14])" office:value-type="float" office:value="35">
            <text:p>35</text:p>
          </table:table-cell>
          <table:table-cell table:formula="oooc:=SUMPRODUCT([.B3:.B14];[.O3:.O14])" office:value-type="float" office:value="52">
            <text:p>52</text:p>
          </table:table-cell>
          <table:table-cell table:formula="oooc:=SUMPRODUCT([.B3:.B14];[.P3:.P14])" office:value-type="float" office:value="30">
            <text:p>30</text:p>
          </table:table-cell>
          <table:table-cell table:formula="oooc:=SUMPRODUCT([.B3:.B14];[.Q3:.Q14])" office:value-type="float" office:value="0">
            <text:p>0</text:p>
          </table:table-cell>
          <table:table-cell table:formula="oooc:=SUMPRODUCT([.B3:.B14];[.R3:.R14])" office:value-type="float" office:value="35">
            <text:p>35</text:p>
          </table:table-cell>
          <table:table-cell table:formula="oooc:=SUMPRODUCT([.B3:.B14];[.S3:.S14])" office:value-type="float" office:value="40">
            <text:p>40</text:p>
          </table:table-cell>
          <table:table-cell table:formula="oooc:=SUMPRODUCT([.B3:.B14];[.T3:.T14])" office:value-type="float" office:value="30">
            <text:p>30</text:p>
          </table:table-cell>
          <table:table-cell table:style-name="ce129" table:formula="oooc:=IF([.K20]&gt;0;1;0)+IF([.L20]&gt;0;1;0)+IF([.M20]&gt;0;1;0)+IF([.N20]&gt;0;1;0)+IF([.O20]&gt;0;1;0)+IF([.P20]&gt;0;1;0)+IF([.Q20]&gt;0;1;0)+IF([.R20]&gt;0;1;0)+IF([.S20]&gt;0;1;0)+IF([.T20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118" office:value-type="string">
            <text:p>meat</text:p>
          </table:table-cell>
          <table:table-cell table:formula="oooc:=SUMPRODUCT([.C3:.C14];[.K3:.K14])" office:value-type="float" office:value="40">
            <text:p>40</text:p>
          </table:table-cell>
          <table:table-cell table:formula="oooc:=SUMPRODUCT([.C3:.C14];[.L3:.L14])" office:value-type="float" office:value="40">
            <text:p>40</text:p>
          </table:table-cell>
          <table:table-cell table:formula="oooc:=SUMPRODUCT([.C3:.C14];[.M3:.M14])" office:value-type="float" office:value="0">
            <text:p>0</text:p>
          </table:table-cell>
          <table:table-cell table:formula="oooc:=SUMPRODUCT([.C3:.C14];[.N3:.N14])" office:value-type="float" office:value="48">
            <text:p>48</text:p>
          </table:table-cell>
          <table:table-cell table:formula="oooc:=SUMPRODUCT([.C3:.C14];[.O3:.O14])" office:value-type="float" office:value="39">
            <text:p>39</text:p>
          </table:table-cell>
          <table:table-cell table:formula="oooc:=SUMPRODUCT([.C3:.C14];[.P3:.P14])" office:value-type="float" office:value="24">
            <text:p>24</text:p>
          </table:table-cell>
          <table:table-cell table:formula="oooc:=SUMPRODUCT([.C3:.C14];[.Q3:.Q14])" office:value-type="float" office:value="31">
            <text:p>31</text:p>
          </table:table-cell>
          <table:table-cell table:formula="oooc:=SUMPRODUCT([.C3:.C14];[.R3:.R14])" office:value-type="float" office:value="54">
            <text:p>54</text:p>
          </table:table-cell>
          <table:table-cell table:formula="oooc:=SUMPRODUCT([.C3:.C14];[.S3:.S14])" office:value-type="float" office:value="48">
            <text:p>48</text:p>
          </table:table-cell>
          <table:table-cell table:formula="oooc:=SUMPRODUCT([.C3:.C14];[.T3:.T14])" office:value-type="float" office:value="31">
            <text:p>31</text:p>
          </table:table-cell>
          <table:table-cell table:style-name="ce129" table:formula="oooc:=IF([.K21]&gt;0;1;0)+IF([.L21]&gt;0;1;0)+IF([.M21]&gt;0;1;0)+IF([.N21]&gt;0;1;0)+IF([.O21]&gt;0;1;0)+IF([.P21]&gt;0;1;0)+IF([.Q21]&gt;0;1;0)+IF([.R21]&gt;0;1;0)+IF([.S21]&gt;0;1;0)+IF([.T21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/>
          <table:covered-table-cell table:number-columns-repeated="7"/>
          <table:table-cell/>
          <table:table-cell table:style-name="ce75" office:value-type="string">
            <text:p>chili-pepper</text:p>
          </table:table-cell>
          <table:table-cell table:formula="oooc:=SUMPRODUCT([.D3:.D14];[.K3:.K14])" office:value-type="float" office:value="12">
            <text:p>12</text:p>
          </table:table-cell>
          <table:table-cell table:formula="oooc:=SUMPRODUCT([.D3:.D14];[.L3:.L14])" office:value-type="float" office:value="0">
            <text:p>0</text:p>
          </table:table-cell>
          <table:table-cell table:formula="oooc:=SUMPRODUCT([.D3:.D14];[.M3:.M14])" office:value-type="float" office:value="27">
            <text:p>27</text:p>
          </table:table-cell>
          <table:table-cell table:formula="oooc:=SUMPRODUCT([.D3:.D14];[.N3:.N14])" office:value-type="float" office:value="30">
            <text:p>30</text:p>
          </table:table-cell>
          <table:table-cell table:formula="oooc:=SUMPRODUCT([.D3:.D14];[.O3:.O14])" office:value-type="float" office:value="41">
            <text:p>41</text:p>
          </table:table-cell>
          <table:table-cell table:formula="oooc:=SUMPRODUCT([.D3:.D14];[.P3:.P14])" office:value-type="float" office:value="17">
            <text:p>17</text:p>
          </table:table-cell>
          <table:table-cell table:formula="oooc:=SUMPRODUCT([.D3:.D14];[.Q3:.Q14])" office:value-type="float" office:value="33">
            <text:p>33</text:p>
          </table:table-cell>
          <table:table-cell table:formula="oooc:=SUMPRODUCT([.D3:.D14];[.R3:.R14])" office:value-type="float" office:value="33">
            <text:p>33</text:p>
          </table:table-cell>
          <table:table-cell table:formula="oooc:=SUMPRODUCT([.D3:.D14];[.S3:.S14])" office:value-type="float" office:value="13">
            <text:p>13</text:p>
          </table:table-cell>
          <table:table-cell table:formula="oooc:=SUMPRODUCT([.D3:.D14];[.T3:.T14])" office:value-type="float" office:value="31">
            <text:p>31</text:p>
          </table:table-cell>
          <table:table-cell table:style-name="ce129" table:formula="oooc:=IF([.K22]&gt;0;1;0)+IF([.L22]&gt;0;1;0)+IF([.M22]&gt;0;1;0)+IF([.N22]&gt;0;1;0)+IF([.O22]&gt;0;1;0)+IF([.P22]&gt;0;1;0)+IF([.Q22]&gt;0;1;0)+IF([.R22]&gt;0;1;0)+IF([.S22]&gt;0;1;0)+IF([.T22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118" office:value-type="string">
            <text:p>lime</text:p>
          </table:table-cell>
          <table:table-cell table:formula="oooc:=SUMPRODUCT([.E3:.E14];[.K3:.K14])" office:value-type="float" office:value="14">
            <text:p>14</text:p>
          </table:table-cell>
          <table:table-cell table:formula="oooc:=SUMPRODUCT([.E3:.E14];[.L3:.L14])" office:value-type="float" office:value="0">
            <text:p>0</text:p>
          </table:table-cell>
          <table:table-cell table:formula="oooc:=SUMPRODUCT([.E3:.E14];[.M3:.M14])" office:value-type="float" office:value="6">
            <text:p>6</text:p>
          </table:table-cell>
          <table:table-cell table:formula="oooc:=SUMPRODUCT([.E3:.E14];[.N3:.N14])" office:value-type="float" office:value="45">
            <text:p>45</text:p>
          </table:table-cell>
          <table:table-cell table:formula="oooc:=SUMPRODUCT([.E3:.E14];[.O3:.O14])" office:value-type="float" office:value="19">
            <text:p>19</text:p>
          </table:table-cell>
          <table:table-cell table:formula="oooc:=SUMPRODUCT([.E3:.E14];[.P3:.P14])" office:value-type="float" office:value="31">
            <text:p>31</text:p>
          </table:table-cell>
          <table:table-cell table:formula="oooc:=SUMPRODUCT([.E3:.E14];[.Q3:.Q14])" office:value-type="float" office:value="30">
            <text:p>30</text:p>
          </table:table-cell>
          <table:table-cell table:formula="oooc:=SUMPRODUCT([.E3:.E14];[.R3:.R14])" office:value-type="float" office:value="24">
            <text:p>24</text:p>
          </table:table-cell>
          <table:table-cell table:formula="oooc:=SUMPRODUCT([.E3:.E14];[.S3:.S14])" office:value-type="float" office:value="24">
            <text:p>24</text:p>
          </table:table-cell>
          <table:table-cell table:formula="oooc:=SUMPRODUCT([.E3:.E14];[.T3:.T14])" office:value-type="float" office:value="30">
            <text:p>30</text:p>
          </table:table-cell>
          <table:table-cell table:style-name="ce129" table:formula="oooc:=IF([.K23]&gt;0;1;0)+IF([.L23]&gt;0;1;0)+IF([.M23]&gt;0;1;0)+IF([.N23]&gt;0;1;0)+IF([.O23]&gt;0;1;0)+IF([.P23]&gt;0;1;0)+IF([.Q23]&gt;0;1;0)+IF([.R23]&gt;0;1;0)+IF([.S23]&gt;0;1;0)+IF([.T23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118" office:value-type="string">
            <text:p>mango</text:p>
          </table:table-cell>
          <table:table-cell table:formula="oooc:=SUMPRODUCT([.F3:.F14];[.K3:.K14])" office:value-type="float" office:value="0">
            <text:p>0</text:p>
          </table:table-cell>
          <table:table-cell table:formula="oooc:=SUMPRODUCT([.F3:.F14];[.L3:.L14])" office:value-type="float" office:value="7">
            <text:p>7</text:p>
          </table:table-cell>
          <table:table-cell table:formula="oooc:=SUMPRODUCT([.F3:.F14];[.M3:.M14])" office:value-type="float" office:value="14">
            <text:p>14</text:p>
          </table:table-cell>
          <table:table-cell table:formula="oooc:=SUMPRODUCT([.F3:.F14];[.N3:.N14])" office:value-type="float" office:value="32">
            <text:p>32</text:p>
          </table:table-cell>
          <table:table-cell table:formula="oooc:=SUMPRODUCT([.F3:.F14];[.O3:.O14])" office:value-type="float" office:value="0">
            <text:p>0</text:p>
          </table:table-cell>
          <table:table-cell table:formula="oooc:=SUMPRODUCT([.F3:.F14];[.P3:.P14])" office:value-type="float" office:value="56">
            <text:p>56</text:p>
          </table:table-cell>
          <table:table-cell table:formula="oooc:=SUMPRODUCT([.F3:.F14];[.Q3:.Q14])" office:value-type="float" office:value="41">
            <text:p>41</text:p>
          </table:table-cell>
          <table:table-cell table:formula="oooc:=SUMPRODUCT([.F3:.F14];[.R3:.R14])" office:value-type="float" office:value="16">
            <text:p>16</text:p>
          </table:table-cell>
          <table:table-cell table:formula="oooc:=SUMPRODUCT([.F3:.F14];[.S3:.S14])" office:value-type="float" office:value="15">
            <text:p>15</text:p>
          </table:table-cell>
          <table:table-cell table:formula="oooc:=SUMPRODUCT([.F3:.F14];[.T3:.T14])" office:value-type="float" office:value="56">
            <text:p>56</text:p>
          </table:table-cell>
          <table:table-cell table:style-name="ce129" table:formula="oooc:=IF([.K24]&gt;0;1;0)+IF([.L24]&gt;0;1;0)+IF([.M24]&gt;0;1;0)+IF([.N24]&gt;0;1;0)+IF([.O24]&gt;0;1;0)+IF([.P24]&gt;0;1;0)+IF([.Q24]&gt;0;1;0)+IF([.R24]&gt;0;1;0)+IF([.S24]&gt;0;1;0)+IF([.T24]&gt;0;1;0)" office:value-type="float" office:value="8">
            <text:p>8</text:p>
          </table:table-cell>
          <table:table-cell table:number-columns-repeated="235"/>
        </table:table-row>
        <table:table-row table:style-name="ro9">
          <table:table-cell table:number-columns-repeated="9"/>
          <table:table-cell table:style-name="ce118" office:value-type="string">
            <text:p>shoyu</text:p>
          </table:table-cell>
          <table:table-cell table:formula="oooc:=SUMPRODUCT([.G3:.G14];[.K3:.K14])" office:value-type="float" office:value="21">
            <text:p>21</text:p>
          </table:table-cell>
          <table:table-cell table:formula="oooc:=SUMPRODUCT([.G3:.G14];[.L3:.L14])" office:value-type="float" office:value="39">
            <text:p>39</text:p>
          </table:table-cell>
          <table:table-cell table:formula="oooc:=SUMPRODUCT([.G3:.G14];[.M3:.M14])" office:value-type="float" office:value="6">
            <text:p>6</text:p>
          </table:table-cell>
          <table:table-cell table:formula="oooc:=SUMPRODUCT([.G3:.G14];[.N3:.N14])" office:value-type="float" office:value="0">
            <text:p>0</text:p>
          </table:table-cell>
          <table:table-cell table:formula="oooc:=SUMPRODUCT([.G3:.G14];[.O3:.O14])" office:value-type="float" office:value="24">
            <text:p>24</text:p>
          </table:table-cell>
          <table:table-cell table:formula="oooc:=SUMPRODUCT([.G3:.G14];[.P3:.P14])" office:value-type="float" office:value="23">
            <text:p>23</text:p>
          </table:table-cell>
          <table:table-cell table:formula="oooc:=SUMPRODUCT([.G3:.G14];[.Q3:.Q14])" office:value-type="float" office:value="25">
            <text:p>25</text:p>
          </table:table-cell>
          <table:table-cell table:formula="oooc:=SUMPRODUCT([.G3:.G14];[.R3:.R14])" office:value-type="float" office:value="23">
            <text:p>23</text:p>
          </table:table-cell>
          <table:table-cell table:formula="oooc:=SUMPRODUCT([.G3:.G14];[.S3:.S14])" office:value-type="float" office:value="25">
            <text:p>25</text:p>
          </table:table-cell>
          <table:table-cell table:formula="oooc:=SUMPRODUCT([.G3:.G14];[.T3:.T14])" office:value-type="float" office:value="34">
            <text:p>34</text:p>
          </table:table-cell>
          <table:table-cell table:style-name="ce129" table:formula="oooc:=IF([.K25]&gt;0;1;0)+IF([.L25]&gt;0;1;0)+IF([.M25]&gt;0;1;0)+IF([.N25]&gt;0;1;0)+IF([.O25]&gt;0;1;0)+IF([.P25]&gt;0;1;0)+IF([.Q25]&gt;0;1;0)+IF([.R25]&gt;0;1;0)+IF([.S25]&gt;0;1;0)+IF([.T25]&gt;0;1;0)" office:value-type="float" office:value="9">
            <text:p>9</text:p>
          </table:table-cell>
          <table:table-cell table:number-columns-repeated="235"/>
        </table:table-row>
        <table:table-row table:style-name="ro9">
          <table:table-cell table:number-columns-repeated="10"/>
          <table:table-cell table:style-name="ce122" table:formula="oooc:=IF([.K20]&gt;0;1;0)+IF([.K21]&gt;0;1;0)+IF([.K22]&gt;0;1;0)+IF([.K23]&gt;0;1;0)+IF([.K24]&gt;0;1;0)+IF([.K25]&gt;0;1;0)" office:value-type="float" office:value="4">
            <text:p>4</text:p>
          </table:table-cell>
          <table:table-cell table:style-name="ce122" table:formula="oooc:=IF([.L20]&gt;0;1;0)+IF([.L21]&gt;0;1;0)+IF([.L22]&gt;0;1;0)+IF([.L23]&gt;0;1;0)+IF([.L24]&gt;0;1;0)+IF([.L25]&gt;0;1;0)" office:value-type="float" office:value="4">
            <text:p>4</text:p>
          </table:table-cell>
          <table:table-cell table:style-name="ce122" table:formula="oooc:=IF([.M20]&gt;0;1;0)+IF([.M21]&gt;0;1;0)+IF([.M22]&gt;0;1;0)+IF([.M23]&gt;0;1;0)+IF([.M24]&gt;0;1;0)+IF([.M25]&gt;0;1;0)" office:value-type="float" office:value="5">
            <text:p>5</text:p>
          </table:table-cell>
          <table:table-cell table:style-name="ce122" table:formula="oooc:=IF([.N20]&gt;0;1;0)+IF([.N21]&gt;0;1;0)+IF([.N22]&gt;0;1;0)+IF([.N23]&gt;0;1;0)+IF([.N24]&gt;0;1;0)+IF([.N25]&gt;0;1;0)" office:value-type="float" office:value="5">
            <text:p>5</text:p>
          </table:table-cell>
          <table:table-cell table:style-name="ce122" table:formula="oooc:=IF([.O20]&gt;0;1;0)+IF([.O21]&gt;0;1;0)+IF([.O22]&gt;0;1;0)+IF([.O23]&gt;0;1;0)+IF([.O24]&gt;0;1;0)+IF([.O25]&gt;0;1;0)" office:value-type="float" office:value="5">
            <text:p>5</text:p>
          </table:table-cell>
          <table:table-cell table:style-name="ce122" table:formula="oooc:=IF([.P20]&gt;0;1;0)+IF([.P21]&gt;0;1;0)+IF([.P22]&gt;0;1;0)+IF([.P23]&gt;0;1;0)+IF([.P24]&gt;0;1;0)+IF([.P25]&gt;0;1;0)" office:value-type="float" office:value="6">
            <text:p>6</text:p>
          </table:table-cell>
          <table:table-cell table:style-name="ce122" table:formula="oooc:=IF([.Q20]&gt;0;1;0)+IF([.Q21]&gt;0;1;0)+IF([.Q22]&gt;0;1;0)+IF([.Q23]&gt;0;1;0)+IF([.Q24]&gt;0;1;0)+IF([.Q25]&gt;0;1;0)" office:value-type="float" office:value="5">
            <text:p>5</text:p>
          </table:table-cell>
          <table:table-cell table:style-name="ce122" table:formula="oooc:=IF([.R20]&gt;0;1;0)+IF([.R21]&gt;0;1;0)+IF([.R22]&gt;0;1;0)+IF([.R23]&gt;0;1;0)+IF([.R24]&gt;0;1;0)+IF([.R25]&gt;0;1;0)" office:value-type="float" office:value="6">
            <text:p>6</text:p>
          </table:table-cell>
          <table:table-cell table:style-name="ce122" table:formula="oooc:=IF([.S20]&gt;0;1;0)+IF([.S21]&gt;0;1;0)+IF([.S22]&gt;0;1;0)+IF([.S23]&gt;0;1;0)+IF([.S24]&gt;0;1;0)+IF([.S25]&gt;0;1;0)" office:value-type="float" office:value="6">
            <text:p>6</text:p>
          </table:table-cell>
          <table:table-cell table:style-name="ce122" table:formula="oooc:=IF([.T20]&gt;0;1;0)+IF([.T21]&gt;0;1;0)+IF([.T22]&gt;0;1;0)+IF([.T23]&gt;0;1;0)+IF([.T24]&gt;0;1;0)+IF([.T25]&gt;0;1;0)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9"/>
          <table:table-cell table:style-name="ce117" office:value-type="string">
            <text:p>target</text:p>
          </table:table-cell>
          <table:table-cell table:number-columns-repeated="2" table:style-name="Default" office:value-type="float" office:value="4">
            <text:p>4</text:p>
          </table:table-cell>
          <table:table-cell table:number-columns-repeated="3"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5">
            <text:p>5</text:p>
          </table:table-cell>
          <table:table-cell table:number-columns-repeated="3" table:style-name="Default" office:value-type="float" office:value="6">
            <text:p>6</text:p>
          </table:table-cell>
          <table:table-cell table:number-columns-repeated="236"/>
        </table:table-row>
        <table:table-row table:style-name="ro9">
          <table:table-cell table:number-columns-repeated="10"/>
          <table:table-cell table:style-name="ce153" table:formula="oooc:=IF([.K27]=[.K26];1;0)" office:value-type="float" office:value="1">
            <text:p>1</text:p>
          </table:table-cell>
          <table:table-cell table:style-name="ce153" table:formula="oooc:=IF([.L27]=[.L26];1;0)" office:value-type="float" office:value="1">
            <text:p>1</text:p>
          </table:table-cell>
          <table:table-cell table:style-name="ce153" table:formula="oooc:=IF([.M27]=[.M26];1;0)" office:value-type="float" office:value="1">
            <text:p>1</text:p>
          </table:table-cell>
          <table:table-cell table:style-name="ce153" table:formula="oooc:=IF([.N27]=[.N26];1;0)" office:value-type="float" office:value="1">
            <text:p>1</text:p>
          </table:table-cell>
          <table:table-cell table:style-name="ce153" table:formula="oooc:=IF([.O27]=[.O26];1;0)" office:value-type="float" office:value="1">
            <text:p>1</text:p>
          </table:table-cell>
          <table:table-cell table:style-name="ce153" table:formula="oooc:=IF([.P27]=[.P26];1;0)" office:value-type="float" office:value="1">
            <text:p>1</text:p>
          </table:table-cell>
          <table:table-cell table:style-name="ce153" table:formula="oooc:=IF([.Q27]=[.Q26];1;0)" office:value-type="float" office:value="1">
            <text:p>1</text:p>
          </table:table-cell>
          <table:table-cell table:style-name="ce153" table:formula="oooc:=IF([.R27]=[.R26];1;0)" office:value-type="float" office:value="1">
            <text:p>1</text:p>
          </table:table-cell>
          <table:table-cell table:style-name="ce153" table:formula="oooc:=IF([.S27]=[.S26];1;0)" office:value-type="float" office:value="1">
            <text:p>1</text:p>
          </table:table-cell>
          <table:table-cell table:style-name="ce153" table:formula="oooc:=IF([.T27]=[.T26];1;0)" office:value-type="float" office:value="1">
            <text:p>1</text:p>
          </table:table-cell>
          <table:table-cell table:number-columns-repeated="236"/>
        </table:table-row>
        <table:table-row table:style-name="ro2">
          <table:table-cell table:number-columns-repeated="10"/>
          <table:table-cell table:style-name="Default" table:number-columns-repeated="10"/>
          <table:table-cell table:number-columns-repeated="236"/>
        </table:table-row>
        <table:table-row table:style-name="ro2">
          <table:table-cell table:style-name="ce61" table:number-columns-repeated="7"/>
          <table:table-cell table:style-name="ce71"/>
          <table:table-cell table:style-name="ce61" table:number-columns-repeated="2"/>
          <table:table-cell table:style-name="ce61" table:formula="oooc:=IF(([.K3]&gt;0);&quot;'&quot;&amp;[.J3]&amp;&quot;', &quot;;&quot;&quot;)&amp;IF(([.K4]&gt;0);&quot;'&quot;&amp;[.J4]&amp;&quot;', &quot;;&quot;&quot;)&amp;IF(([.K5]&gt;0);&quot;'&quot;&amp;[.J5]&amp;&quot;', &quot;;&quot;&quot;)&amp;IF(([.K6]&gt;0);&quot;'&quot;&amp;[.J6]&amp;&quot;', &quot;;&quot;&quot;)&amp;IF(([.K7]&gt;0);&quot;'&quot;&amp;[.J7]&amp;&quot;', &quot;;&quot;&quot;)&amp;IF(([.K8]&gt;0);&quot;'&quot;&amp;[.J8]&amp;&quot;', &quot;;&quot;&quot;)&amp;IF(([.K9]&gt;0);&quot;'&quot;&amp;[.J9]&amp;&quot;', &quot;;&quot;&quot;)&amp;IF(([.K10]&gt;0);&quot;'&quot;&amp;[.J10]&amp;&quot;', &quot;;&quot;&quot;)&amp;IF(([.K11]&gt;0);&quot;'&quot;&amp;[.J11]&amp;&quot;', &quot;;&quot;&quot;)&amp;IF(([.K12]&gt;0);&quot;'&quot;&amp;[.J12]&amp;&quot;', &quot;;&quot;&quot;)&amp;IF(([.K13]&gt;0);&quot;'&quot;&amp;[.J13]&amp;&quot;', &quot;;&quot;&quot;)&amp;IF(([.K14]&gt;0);&quot;'&quot;&amp;[.J14]&amp;&quot;', &quot;;&quot;&quot;)" office:value-type="string" office:string-value="'Hulihuli Chicken', 'Lime Chicken', ">
            <text:p>'Hulihuli Chicken', 'Lime Chicken', </text:p>
          </table:table-cell>
          <table:table-cell table:style-name="ce83" table:formula="oooc:=IF((SUM([.K3:.K3])=0)   AND   ([.L3]&gt;0);&quot;'&quot;&amp;[.J3]&amp;&quot;', &quot;;&quot;&quot;)&amp;IF((SUM([.K4:.K4])=0)   AND   ([.L4]&gt;0);&quot;'&quot;&amp;[.J4]&amp;&quot;', &quot;;&quot;&quot;)&amp;IF((SUM([.K5:.K5])=0)   AND   ([.L5]&gt;0);&quot;'&quot;&amp;[.J5]&amp;&quot;', &quot;;&quot;&quot;)&amp;IF((SUM([.K6:.K6])=0)   AND   ([.L6]&gt;0);&quot;'&quot;&amp;[.J6]&amp;&quot;', &quot;;&quot;&quot;)&amp;IF((SUM([.K7:.K7])=0)   AND   ([.L7]&gt;0);&quot;'&quot;&amp;[.J7]&amp;&quot;', &quot;;&quot;&quot;)&amp;IF((SUM([.K8:.K8])=0)   AND   ([.L8]&gt;0);&quot;'&quot;&amp;[.J8]&amp;&quot;', &quot;;&quot;&quot;)&amp;IF((SUM([.K9:.K9])=0)   AND   ([.L9]&gt;0);&quot;'&quot;&amp;[.J9]&amp;&quot;', &quot;;&quot;&quot;)&amp;IF((SUM([.K10:.K10])=0)   AND   ([.L10]&gt;0);&quot;'&quot;&amp;[.J10]&amp;&quot;', &quot;;&quot;&quot;)&amp;IF((SUM([.K11:.K11])=0)   AND   ([.L11]&gt;0);&quot;'&quot;&amp;[.J11]&amp;&quot;', &quot;;&quot;&quot;)&amp;IF((SUM([.K12:.K12])=0)   AND   ([.L12]&gt;0);&quot;'&quot;&amp;[.J12]&amp;&quot;', &quot;;&quot;&quot;)&amp;IF((SUM([.K13:.K13])=0)   AND   ([.L13]&gt;0);&quot;'&quot;&amp;[.J13]&amp;&quot;', &quot;;&quot;&quot;)&amp;IF((SUM([.K14:.K14])=0)   AND   ([.L14]&gt;0);&quot;'&quot;&amp;[.J14]&amp;&quot;', &quot;;&quot;&quot;)" office:value-type="string" office:string-value="'Wonton', 'Shrimp Canton', ">
            <text:p>'Wonton', 'Shrimp Canton', </text:p>
          </table:table-cell>
          <table:table-cell table:style-name="ce61" table:formula="oooc:=IF((SUM([.K3:.L3])=0)   AND   ([.M3]&gt;0);&quot;'&quot;&amp;[.J3]&amp;&quot;', &quot;;&quot;&quot;)&amp;IF((SUM([.K4:.L4])=0)   AND   ([.M4]&gt;0);&quot;'&quot;&amp;[.J4]&amp;&quot;', &quot;;&quot;&quot;)&amp;IF((SUM([.K5:.L5])=0)   AND   ([.M5]&gt;0);&quot;'&quot;&amp;[.J5]&amp;&quot;', &quot;;&quot;&quot;)&amp;IF((SUM([.K6:.L6])=0)   AND   ([.M6]&gt;0);&quot;'&quot;&amp;[.J6]&amp;&quot;', &quot;;&quot;&quot;)&amp;IF((SUM([.K7:.L7])=0)   AND   ([.M7]&gt;0);&quot;'&quot;&amp;[.J7]&amp;&quot;', &quot;;&quot;&quot;)&amp;IF((SUM([.K8:.L8])=0)   AND   ([.M8]&gt;0);&quot;'&quot;&amp;[.J8]&amp;&quot;', &quot;;&quot;&quot;)&amp;IF((SUM([.K9:.L9])=0)   AND   ([.M9]&gt;0);&quot;'&quot;&amp;[.J9]&amp;&quot;', &quot;;&quot;&quot;)&amp;IF((SUM([.K10:.L10])=0)   AND   ([.M10]&gt;0);&quot;'&quot;&amp;[.J10]&amp;&quot;', &quot;;&quot;&quot;)&amp;IF((SUM([.K11:.L11])=0)   AND   ([.M11]&gt;0);&quot;'&quot;&amp;[.J11]&amp;&quot;', &quot;;&quot;&quot;)&amp;IF((SUM([.K12:.L12])=0)   AND   ([.M12]&gt;0);&quot;'&quot;&amp;[.J12]&amp;&quot;', &quot;;&quot;&quot;)&amp;IF((SUM([.K13:.L13])=0)   AND   ([.M13]&gt;0);&quot;'&quot;&amp;[.J13]&amp;&quot;', &quot;;&quot;&quot;)&amp;IF((SUM([.K14:.L14])=0)   AND   ([.M14]&gt;0);&quot;'&quot;&amp;[.J14]&amp;&quot;', &quot;;&quot;&quot;)" office:value-type="string" office:string-value="'Spicy Shrimps', 'Shrimp Mango Salad', ">
            <text:p>'Spicy Shrimps', 'Shrimp Mango Salad', </text:p>
          </table:table-cell>
          <table:table-cell table:style-name="ce61" table:formula="oooc:=IF((SUM([.K3:.M3])=0)   AND   ([.N3]&gt;0);&quot;'&quot;&amp;[.J3]&amp;&quot;', &quot;;&quot;&quot;)&amp;IF((SUM([.K4:.M4])=0)   AND   ([.N4]&gt;0);&quot;'&quot;&amp;[.J4]&amp;&quot;', &quot;;&quot;&quot;)&amp;IF((SUM([.K5:.M5])=0)   AND   ([.N5]&gt;0);&quot;'&quot;&amp;[.J5]&amp;&quot;', &quot;;&quot;&quot;)&amp;IF((SUM([.K6:.M6])=0)   AND   ([.N6]&gt;0);&quot;'&quot;&amp;[.J6]&amp;&quot;', &quot;;&quot;&quot;)&amp;IF((SUM([.K7:.M7])=0)   AND   ([.N7]&gt;0);&quot;'&quot;&amp;[.J7]&amp;&quot;', &quot;;&quot;&quot;)&amp;IF((SUM([.K8:.M8])=0)   AND   ([.N8]&gt;0);&quot;'&quot;&amp;[.J8]&amp;&quot;', &quot;;&quot;&quot;)&amp;IF((SUM([.K9:.M9])=0)   AND   ([.N9]&gt;0);&quot;'&quot;&amp;[.J9]&amp;&quot;', &quot;;&quot;&quot;)&amp;IF((SUM([.K10:.M10])=0)   AND   ([.N10]&gt;0);&quot;'&quot;&amp;[.J10]&amp;&quot;', &quot;;&quot;&quot;)&amp;IF((SUM([.K11:.M11])=0)   AND   ([.N11]&gt;0);&quot;'&quot;&amp;[.J11]&amp;&quot;', &quot;;&quot;&quot;)&amp;IF((SUM([.K12:.M12])=0)   AND   ([.N12]&gt;0);&quot;'&quot;&amp;[.J12]&amp;&quot;', &quot;;&quot;&quot;)&amp;IF((SUM([.K13:.M13])=0)   AND   ([.N13]&gt;0);&quot;'&quot;&amp;[.J13]&amp;&quot;', &quot;;&quot;&quot;)&amp;IF((SUM([.K14:.M14])=0)   AND   ([.N14]&gt;0);&quot;'&quot;&amp;[.J14]&amp;&quot;', &quot;;&quot;&quot;)" office:value-type="string" office:string-value="'Chicken Shrimp Soup', 'Mango Mui', ">
            <text:p>'Chicken Shrimp Soup', 'Mango Mui', </text:p>
          </table:table-cell>
          <table:table-cell table:style-name="ce61" table:formula="oooc:=IF((SUM([.K3:.N3])=0)   AND   ([.O3]&gt;0);&quot;'&quot;&amp;[.J3]&amp;&quot;', &quot;;&quot;&quot;)&amp;IF((SUM([.K4:.N4])=0)   AND   ([.O4]&gt;0);&quot;'&quot;&amp;[.J4]&amp;&quot;', &quot;;&quot;&quot;)&amp;IF((SUM([.K5:.N5])=0)   AND   ([.O5]&gt;0);&quot;'&quot;&amp;[.J5]&amp;&quot;', &quot;;&quot;&quot;)&amp;IF((SUM([.K6:.N6])=0)   AND   ([.O6]&gt;0);&quot;'&quot;&amp;[.J6]&amp;&quot;', &quot;;&quot;&quot;)&amp;IF((SUM([.K7:.N7])=0)   AND   ([.O7]&gt;0);&quot;'&quot;&amp;[.J7]&amp;&quot;', &quot;;&quot;&quot;)&amp;IF((SUM([.K8:.N8])=0)   AND   ([.O8]&gt;0);&quot;'&quot;&amp;[.J8]&amp;&quot;', &quot;;&quot;&quot;)&amp;IF((SUM([.K9:.N9])=0)   AND   ([.O9]&gt;0);&quot;'&quot;&amp;[.J9]&amp;&quot;', &quot;;&quot;&quot;)&amp;IF((SUM([.K10:.N10])=0)   AND   ([.O10]&gt;0);&quot;'&quot;&amp;[.J10]&amp;&quot;', &quot;;&quot;&quot;)&amp;IF((SUM([.K11:.N11])=0)   AND   ([.O11]&gt;0);&quot;'&quot;&amp;[.J11]&amp;&quot;', &quot;;&quot;&quot;)&amp;IF((SUM([.K12:.N12])=0)   AND   ([.O12]&gt;0);&quot;'&quot;&amp;[.J12]&amp;&quot;', &quot;;&quot;&quot;)&amp;IF((SUM([.K13:.N13])=0)   AND   ([.O13]&gt;0);&quot;'&quot;&amp;[.J13]&amp;&quot;', &quot;;&quot;&quot;)&amp;IF((SUM([.K14:.N14])=0)   AND   ([.O14]&gt;0);&quot;'&quot;&amp;[.J14]&amp;&quot;', &quot;;&quot;&quot;)" office:value-type="string" office:string-value="'Chicken Laulau', 'Pipikaula', ">
            <text:p>'Chicken Laulau', 'Pipikaula', </text:p>
          </table:table-cell>
          <table:table-cell table:style-name="ce61" table:formula="oooc:=IF((SUM([.K3:.O3])=0)   AND   ([.P3]&gt;0);&quot;'&quot;&amp;[.J3]&amp;&quot;', &quot;;&quot;&quot;)&amp;IF((SUM([.K4:.O4])=0)   AND   ([.P4]&gt;0);&quot;'&quot;&amp;[.J4]&amp;&quot;', &quot;;&quot;&quot;)&amp;IF((SUM([.K5:.O5])=0)   AND   ([.P5]&gt;0);&quot;'&quot;&amp;[.J5]&amp;&quot;', &quot;;&quot;&quot;)&amp;IF((SUM([.K6:.O6])=0)   AND   ([.P6]&gt;0);&quot;'&quot;&amp;[.J6]&amp;&quot;', &quot;;&quot;&quot;)&amp;IF((SUM([.K7:.O7])=0)   AND   ([.P7]&gt;0);&quot;'&quot;&amp;[.J7]&amp;&quot;', &quot;;&quot;&quot;)&amp;IF((SUM([.K8:.O8])=0)   AND   ([.P8]&gt;0);&quot;'&quot;&amp;[.J8]&amp;&quot;', &quot;;&quot;&quot;)&amp;IF((SUM([.K9:.O9])=0)   AND   ([.P9]&gt;0);&quot;'&quot;&amp;[.J9]&amp;&quot;', &quot;;&quot;&quot;)&amp;IF((SUM([.K10:.O10])=0)   AND   ([.P10]&gt;0);&quot;'&quot;&amp;[.J10]&amp;&quot;', &quot;;&quot;&quot;)&amp;IF((SUM([.K11:.O11])=0)   AND   ([.P11]&gt;0);&quot;'&quot;&amp;[.J11]&amp;&quot;', &quot;;&quot;&quot;)&amp;IF((SUM([.K12:.O12])=0)   AND   ([.P12]&gt;0);&quot;'&quot;&amp;[.J12]&amp;&quot;', &quot;;&quot;&quot;)&amp;IF((SUM([.K13:.O13])=0)   AND   ([.P13]&gt;0);&quot;'&quot;&amp;[.J13]&amp;&quot;', &quot;;&quot;&quot;)&amp;IF((SUM([.K14:.O14])=0)   AND   ([.P14]&gt;0);&quot;'&quot;&amp;[.J14]&amp;&quot;', &quot;;&quot;&quot;)" office:value-type="string" office:string-value="'Mango Chicken', ">
            <text:p>'Mango Chicken', </text:p>
          </table:table-cell>
          <table:table-cell table:style-name="ce61" table:formula="oooc:=IF((SUM([.K3:.P3])=0)   AND   ([.Q3]&gt;0);&quot;'&quot;&amp;[.J3]&amp;&quot;', &quot;;&quot;&quot;)&amp;IF((SUM([.K4:.P4])=0)   AND   ([.Q4]&gt;0);&quot;'&quot;&amp;[.J4]&amp;&quot;', &quot;;&quot;&quot;)&amp;IF((SUM([.K5:.P5])=0)   AND   ([.Q5]&gt;0);&quot;'&quot;&amp;[.J5]&amp;&quot;', &quot;;&quot;&quot;)&amp;IF((SUM([.K6:.P6])=0)   AND   ([.Q6]&gt;0);&quot;'&quot;&amp;[.J6]&amp;&quot;', &quot;;&quot;&quot;)&amp;IF((SUM([.K7:.P7])=0)   AND   ([.Q7]&gt;0);&quot;'&quot;&amp;[.J7]&amp;&quot;', &quot;;&quot;&quot;)&amp;IF((SUM([.K8:.P8])=0)   AND   ([.Q8]&gt;0);&quot;'&quot;&amp;[.J8]&amp;&quot;', &quot;;&quot;&quot;)&amp;IF((SUM([.K9:.P9])=0)   AND   ([.Q9]&gt;0);&quot;'&quot;&amp;[.J9]&amp;&quot;', &quot;;&quot;&quot;)&amp;IF((SUM([.K10:.P10])=0)   AND   ([.Q10]&gt;0);&quot;'&quot;&amp;[.J10]&amp;&quot;', &quot;;&quot;&quot;)&amp;IF((SUM([.K11:.P11])=0)   AND   ([.Q11]&gt;0);&quot;'&quot;&amp;[.J11]&amp;&quot;', &quot;;&quot;&quot;)&amp;IF((SUM([.K12:.P12])=0)   AND   ([.Q12]&gt;0);&quot;'&quot;&amp;[.J12]&amp;&quot;', &quot;;&quot;&quot;)&amp;IF((SUM([.K13:.P13])=0)   AND   ([.Q13]&gt;0);&quot;'&quot;&amp;[.J13]&amp;&quot;', &quot;;&quot;&quot;)&amp;IF((SUM([.K14:.P14])=0)   AND   ([.Q14]&gt;0);&quot;'&quot;&amp;[.J14]&amp;&quot;', &quot;;&quot;&quot;)" office:value-type="string" office:string-value="'Mango Salsa', ">
            <text:p>'Mango Salsa', </text:p>
          </table:table-cell>
          <table:table-cell table:style-name="ce61" table:formula="oooc:=IF((SUM([.K3:.Q3])=0)   AND   ([.R3]&gt;0);&quot;'&quot;&amp;[.J3]&amp;&quot;', &quot;;&quot;&quot;)&amp;IF((SUM([.K4:.Q4])=0)   AND   ([.R4]&gt;0);&quot;'&quot;&amp;[.J4]&amp;&quot;', &quot;;&quot;&quot;)&amp;IF((SUM([.K5:.Q5])=0)   AND   ([.R5]&gt;0);&quot;'&quot;&amp;[.J5]&amp;&quot;', &quot;;&quot;&quot;)&amp;IF((SUM([.K6:.Q6])=0)   AND   ([.R6]&gt;0);&quot;'&quot;&amp;[.J6]&amp;&quot;', &quot;;&quot;&quot;)&amp;IF((SUM([.K7:.Q7])=0)   AND   ([.R7]&gt;0);&quot;'&quot;&amp;[.J7]&amp;&quot;', &quot;;&quot;&quot;)&amp;IF((SUM([.K8:.Q8])=0)   AND   ([.R8]&gt;0);&quot;'&quot;&amp;[.J8]&amp;&quot;', &quot;;&quot;&quot;)&amp;IF((SUM([.K9:.Q9])=0)   AND   ([.R9]&gt;0);&quot;'&quot;&amp;[.J9]&amp;&quot;', &quot;;&quot;&quot;)&amp;IF((SUM([.K10:.Q10])=0)   AND   ([.R10]&gt;0);&quot;'&quot;&amp;[.J10]&amp;&quot;', &quot;;&quot;&quot;)&amp;IF((SUM([.K11:.Q11])=0)   AND   ([.R11]&gt;0);&quot;'&quot;&amp;[.J11]&amp;&quot;', &quot;;&quot;&quot;)&amp;IF((SUM([.K12:.Q12])=0)   AND   ([.R12]&gt;0);&quot;'&quot;&amp;[.J12]&amp;&quot;', &quot;;&quot;&quot;)&amp;IF((SUM([.K13:.Q13])=0)   AND   ([.R13]&gt;0);&quot;'&quot;&amp;[.J13]&amp;&quot;', &quot;;&quot;&quot;)&amp;IF((SUM([.K14:.Q14])=0)   AND   ([.R14]&gt;0);&quot;'&quot;&amp;[.J14]&amp;&quot;', &quot;;&quot;&quot;)">
            <text:p/>
          </table:table-cell>
          <table:table-cell table:style-name="ce61" table:formula="oooc:=IF((SUM([.K3:.R3])=0)   AND   ([.S3]&gt;0);&quot;'&quot;&amp;[.J3]&amp;&quot;', &quot;;&quot;&quot;)&amp;IF((SUM([.K4:.R4])=0)   AND   ([.S4]&gt;0);&quot;'&quot;&amp;[.J4]&amp;&quot;', &quot;;&quot;&quot;)&amp;IF((SUM([.K5:.R5])=0)   AND   ([.S5]&gt;0);&quot;'&quot;&amp;[.J5]&amp;&quot;', &quot;;&quot;&quot;)&amp;IF((SUM([.K6:.R6])=0)   AND   ([.S6]&gt;0);&quot;'&quot;&amp;[.J6]&amp;&quot;', &quot;;&quot;&quot;)&amp;IF((SUM([.K7:.R7])=0)   AND   ([.S7]&gt;0);&quot;'&quot;&amp;[.J7]&amp;&quot;', &quot;;&quot;&quot;)&amp;IF((SUM([.K8:.R8])=0)   AND   ([.S8]&gt;0);&quot;'&quot;&amp;[.J8]&amp;&quot;', &quot;;&quot;&quot;)&amp;IF((SUM([.K9:.R9])=0)   AND   ([.S9]&gt;0);&quot;'&quot;&amp;[.J9]&amp;&quot;', &quot;;&quot;&quot;)&amp;IF((SUM([.K10:.R10])=0)   AND   ([.S10]&gt;0);&quot;'&quot;&amp;[.J10]&amp;&quot;', &quot;;&quot;&quot;)&amp;IF((SUM([.K11:.R11])=0)   AND   ([.S11]&gt;0);&quot;'&quot;&amp;[.J11]&amp;&quot;', &quot;;&quot;&quot;)&amp;IF((SUM([.K12:.R12])=0)   AND   ([.S12]&gt;0);&quot;'&quot;&amp;[.J12]&amp;&quot;', &quot;;&quot;&quot;)&amp;IF((SUM([.K13:.R13])=0)   AND   ([.S13]&gt;0);&quot;'&quot;&amp;[.J13]&amp;&quot;', &quot;;&quot;&quot;)&amp;IF((SUM([.K14:.R14])=0)   AND   ([.S14]&gt;0);&quot;'&quot;&amp;[.J14]&amp;&quot;', &quot;;&quot;&quot;)">
            <text:p/>
          </table:table-cell>
          <table:table-cell table:style-name="ce61" table:formula="oooc:=IF((SUM([.K3:.S3])=0)   AND   ([.T3]&gt;0);&quot;'&quot;&amp;[.J3]&amp;&quot;', &quot;;&quot;&quot;)&amp;IF((SUM([.K4:.S4])=0)   AND   ([.T4]&gt;0);&quot;'&quot;&amp;[.J4]&amp;&quot;', &quot;;&quot;&quot;)&amp;IF((SUM([.K5:.S5])=0)   AND   ([.T5]&gt;0);&quot;'&quot;&amp;[.J5]&amp;&quot;', &quot;;&quot;&quot;)&amp;IF((SUM([.K6:.S6])=0)   AND   ([.T6]&gt;0);&quot;'&quot;&amp;[.J6]&amp;&quot;', &quot;;&quot;&quot;)&amp;IF((SUM([.K7:.S7])=0)   AND   ([.T7]&gt;0);&quot;'&quot;&amp;[.J7]&amp;&quot;', &quot;;&quot;&quot;)&amp;IF((SUM([.K8:.S8])=0)   AND   ([.T8]&gt;0);&quot;'&quot;&amp;[.J8]&amp;&quot;', &quot;;&quot;&quot;)&amp;IF((SUM([.K9:.S9])=0)   AND   ([.T9]&gt;0);&quot;'&quot;&amp;[.J9]&amp;&quot;', &quot;;&quot;&quot;)&amp;IF((SUM([.K10:.S10])=0)   AND   ([.T10]&gt;0);&quot;'&quot;&amp;[.J10]&amp;&quot;', &quot;;&quot;&quot;)&amp;IF((SUM([.K11:.S11])=0)   AND   ([.T11]&gt;0);&quot;'&quot;&amp;[.J11]&amp;&quot;', &quot;;&quot;&quot;)&amp;IF((SUM([.K12:.S12])=0)   AND   ([.T12]&gt;0);&quot;'&quot;&amp;[.J12]&amp;&quot;', &quot;;&quot;&quot;)&amp;IF((SUM([.K13:.S13])=0)   AND   ([.T13]&gt;0);&quot;'&quot;&amp;[.J13]&amp;&quot;', &quot;;&quot;&quot;)&amp;IF((SUM([.K14:.S14])=0)   AND   ([.T14]&gt;0);&quot;'&quot;&amp;[.J14]&amp;&quot;', &quot;;&quot;&quot;)">
            <text:p/>
          </table:table-cell>
          <table:table-cell table:style-name="ce71"/>
          <table:table-cell table:style-name="ce61" table:number-columns-repeated="235"/>
        </table:table-row>
        <table:table-row table:style-name="ro2" table:number-rows-repeated="3">
          <table:table-cell table:number-columns-repeated="10"/>
          <table:table-cell table:style-name="Default" table:number-columns-repeated="10"/>
          <table:table-cell table:number-columns-repeated="236"/>
        </table:table-row>
        <table:table-row table:style-name="ro13">
          <table:table-cell table:number-columns-repeated="10"/>
          <table:table-cell table:style-name="ce154"/>
          <table:table-cell table:style-name="ce151" office:value-type="float" office:value="4">
            <text:p>4</text:p>
          </table:table-cell>
          <table:table-cell table:style-name="ce151" office:value-type="float" office:value="2">
            <text:p>2</text:p>
          </table:table-cell>
          <table:table-cell table:style-name="ce151" table:number-columns-repeated="4"/>
          <table:table-cell table:style-name="ce151" office:value-type="float" office:value="3">
            <text:p>3</text:p>
          </table:table-cell>
          <table:table-cell table:style-name="ce151"/>
          <table:table-cell table:style-name="ce157"/>
          <table:table-cell table:number-columns-repeated="236"/>
        </table:table-row>
        <table:table-row table:style-name="ro13">
          <table:table-cell table:number-columns-repeated="10"/>
          <table:table-cell table:style-name="ce155" office:value-type="float" office:value="3">
            <text:p>3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158"/>
          <table:table-cell table:number-columns-repeated="236"/>
        </table:table-row>
        <table:table-row table:style-name="ro13">
          <table:table-cell table:number-columns-repeated="10"/>
          <table:table-cell table:style-name="ce155"/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style-name="ce158"/>
          <table:table-cell table:number-columns-repeated="236"/>
        </table:table-row>
        <table:table-row table:style-name="ro13">
          <table:table-cell table:number-columns-repeated="10"/>
          <table:table-cell table:style-name="ce156"/>
          <table:table-cell table:style-name="ce150" table:number-columns-repeated="3"/>
          <table:table-cell table:style-name="ce150" office:value-type="float" office:value="3">
            <text:p>3</text:p>
          </table:table-cell>
          <table:table-cell table:style-name="ce150" office:value-type="float" office:value="4">
            <text:p>4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style-name="ce150"/>
          <table:table-cell table:style-name="ce159" office:value-type="float" office:value="4">
            <text:p>4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4"/>
          <table:table-cell table:style-name="ce151" office:value-type="float" office:value="2">
            <text:p>2</text:p>
          </table:table-cell>
          <table:table-cell table:style-name="ce151"/>
          <table:table-cell table:style-name="ce151" office:value-type="float" office:value="2">
            <text:p>2</text:p>
          </table:table-cell>
          <table:table-cell table:style-name="ce151"/>
          <table:table-cell table:style-name="ce151" office:value-type="float" office:value="3">
            <text:p>3</text:p>
          </table:table-cell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7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5"/>
          <table:table-cell office:value-type="float" office:value="5">
            <text:p>5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58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5"/>
          <table:table-cell table:number-columns-repeated="3"/>
          <table:table-cell table:number-columns-repeated="2"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58" office:value-type="float" office:value="3">
            <text:p>3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6" office:value-type="float" office:value="4">
            <text:p>4</text:p>
          </table:table-cell>
          <table:table-cell table:style-name="ce150"/>
          <table:table-cell table:style-name="ce150" office:value-type="float" office:value="1">
            <text:p>1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style-name="ce150"/>
          <table:table-cell table:style-name="ce150" office:value-type="float" office:value="3">
            <text:p>3</text:p>
          </table:table-cell>
          <table:table-cell table:style-name="ce150" table:number-columns-repeated="2"/>
          <table:table-cell table:style-name="ce159"/>
          <table:table-cell table:number-columns-repeated="236"/>
        </table:table-row>
        <table:table-row table:style-name="ro13">
          <table:table-cell table:number-columns-repeated="10"/>
          <table:table-cell table:style-name="ce154"/>
          <table:table-cell table:style-name="ce151" table:number-columns-repeated="2"/>
          <table:table-cell table:style-name="ce151" office:value-type="float" office:value="1">
            <text:p>1</text:p>
          </table:table-cell>
          <table:table-cell table:style-name="ce151" table:number-columns-repeated="2"/>
          <table:table-cell table:style-name="ce151" office:value-type="float" office:value="3">
            <text:p>3</text:p>
          </table:table-cell>
          <table:table-cell table:style-name="ce151"/>
          <table:table-cell table:style-name="ce151" office:value-type="float" office:value="4">
            <text:p>4</text:p>
          </table:table-cell>
          <table:table-cell table:style-name="ce157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5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58" office:value-type="float" office:value="2">
            <text:p>2</text:p>
          </table:table-cell>
          <table:table-cell table:number-columns-repeated="236"/>
        </table:table-row>
        <table:table-row table:style-name="ro13">
          <table:table-cell table:number-columns-repeated="10"/>
          <table:table-cell table:style-name="ce155"/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58"/>
          <table:table-cell table:number-columns-repeated="236"/>
        </table:table-row>
        <table:table-row table:style-name="ro13">
          <table:table-cell table:number-columns-repeated="10"/>
          <table:table-cell table:style-name="ce156"/>
          <table:table-cell table:style-name="ce150" table:number-columns-repeated="3"/>
          <table:table-cell table:style-name="ce150" office:value-type="float" office:value="1">
            <text:p>1</text:p>
          </table:table-cell>
          <table:table-cell table:style-name="ce150"/>
          <table:table-cell table:style-name="ce150" office:value-type="float" office:value="2">
            <text:p>2</text:p>
          </table:table-cell>
          <table:table-cell table:style-name="ce150" office:value-type="float" office:value="3">
            <text:p>3</text:p>
          </table:table-cell>
          <table:table-cell table:style-name="ce150"/>
          <table:table-cell table:style-name="ce159" office:value-type="float" office:value="2">
            <text:p>2</text:p>
          </table:table-cell>
          <table:table-cell table:number-columns-repeated="236"/>
        </table:table-row>
      </table:table>
      <table:table table:name="Episode1" table:style-name="ta1" table:print="false">
        <table:table-column table:style-name="co13" table:default-cell-style-name="ce160"/>
        <table:table-column table:style-name="co3" table:number-columns-repeated="10" table:default-cell-style-name="Default"/>
        <table:table-row table:style-name="ro2">
          <table:table-cell table:formula="oooc:=['1 _ American'.B20]" office:value-type="string" office:string-value="Episode 1 – American">
            <text:p>Episode 1 – Amer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61" table:formula="oooc:=[Покупатели.B3]" office:value-type="string" office:string-value="Worker">
            <text:p>Worker</text:p>
          </table:table-cell>
          <table:table-cell table:formula="oooc:=[Покупатели.B6]" office:value-type="float" office:value="1">
            <text:p>1</text:p>
          </table:table-cell>
          <table:table-cell table:formula="oooc:=[Покупатели.B7]" office:value-type="float" office:value="1">
            <text:p>1</text:p>
          </table:table-cell>
          <table:table-cell table:formula="oooc:=[Покупатели.B8]" office:value-type="float" office:value="1">
            <text:p>1</text:p>
          </table:table-cell>
          <table:table-cell table:formula="oooc:=[Покупатели.B9]" office:value-type="float" office:value="1">
            <text:p>1</text:p>
          </table:table-cell>
          <table:table-cell table:formula="oooc:=[Покупатели.B10]" office:value-type="float" office:value="1">
            <text:p>1</text:p>
          </table:table-cell>
          <table:table-cell table:formula="oooc:=[Покупатели.B11]" office:value-type="float" office:value="1">
            <text:p>1</text:p>
          </table:table-cell>
          <table:table-cell table:formula="oooc:=[Покупатели.B12]" office:value-type="float" office:value="0">
            <text:p>0</text:p>
          </table:table-cell>
          <table:table-cell table:formula="oooc:=[Покупатели.B13]" office:value-type="float" office:value="1">
            <text:p>1</text:p>
          </table:table-cell>
          <table:table-cell table:formula="oooc:=[Покупатели.B14]" office:value-type="float" office:value="1">
            <text:p>1</text:p>
          </table:table-cell>
          <table:table-cell table:formula="oooc:=[Покупатели.B15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D3]" office:value-type="string" office:string-value="Student">
            <text:p>Student</text:p>
          </table:table-cell>
          <table:table-cell table:formula="oooc:=[Покупатели.D6]" office:value-type="float" office:value="0">
            <text:p>0</text:p>
          </table:table-cell>
          <table:table-cell table:formula="oooc:=[Покупатели.D7]" office:value-type="float" office:value="0">
            <text:p>0</text:p>
          </table:table-cell>
          <table:table-cell table:formula="oooc:=[Покупатели.D8]" office:value-type="float" office:value="1">
            <text:p>1</text:p>
          </table:table-cell>
          <table:table-cell table:formula="oooc:=[Покупатели.D9]" office:value-type="float" office:value="1">
            <text:p>1</text:p>
          </table:table-cell>
          <table:table-cell table:formula="oooc:=[Покупатели.D10]" office:value-type="float" office:value="1">
            <text:p>1</text:p>
          </table:table-cell>
          <table:table-cell table:formula="oooc:=[Покупатели.D11]" office:value-type="float" office:value="1">
            <text:p>1</text:p>
          </table:table-cell>
          <table:table-cell table:formula="oooc:=[Покупатели.D12]" office:value-type="float" office:value="1">
            <text:p>1</text:p>
          </table:table-cell>
          <table:table-cell table:formula="oooc:=[Покупатели.D13]" office:value-type="float" office:value="0">
            <text:p>0</text:p>
          </table:table-cell>
          <table:table-cell table:formula="oooc:=[Покупатели.D14]" office:value-type="float" office:value="1">
            <text:p>1</text:p>
          </table:table-cell>
          <table:table-cell table:formula="oooc:=[Покупатели.D15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F3]" office:value-type="string" office:string-value="Business">
            <text:p>Business</text:p>
          </table:table-cell>
          <table:table-cell table:formula="oooc:=[Покупатели.F6]" office:value-type="float" office:value="0">
            <text:p>0</text:p>
          </table:table-cell>
          <table:table-cell table:formula="oooc:=[Покупатели.F7]" office:value-type="float" office:value="0">
            <text:p>0</text:p>
          </table:table-cell>
          <table:table-cell table:formula="oooc:=[Покупатели.F8]" office:value-type="float" office:value="0">
            <text:p>0</text:p>
          </table:table-cell>
          <table:table-cell table:formula="oooc:=[Покупатели.F9]" office:value-type="float" office:value="0">
            <text:p>0</text:p>
          </table:table-cell>
          <table:table-cell table:formula="oooc:=[Покупатели.F10]" office:value-type="float" office:value="1">
            <text:p>1</text:p>
          </table:table-cell>
          <table:table-cell table:formula="oooc:=[Покупатели.F11]" office:value-type="float" office:value="0">
            <text:p>0</text:p>
          </table:table-cell>
          <table:table-cell table:formula="oooc:=[Покупатели.F12]" office:value-type="float" office:value="1">
            <text:p>1</text:p>
          </table:table-cell>
          <table:table-cell table:formula="oooc:=[Покупатели.F13]" office:value-type="float" office:value="1">
            <text:p>1</text:p>
          </table:table-cell>
          <table:table-cell table:formula="oooc:=[Покупатели.F14]" office:value-type="float" office:value="1">
            <text:p>1</text:p>
          </table:table-cell>
          <table:table-cell table:formula="oooc:=[Покупатели.F15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H3]" office:value-type="string" office:string-value="Oldlady">
            <text:p>Oldlady</text:p>
          </table:table-cell>
          <table:table-cell table:formula="oooc:=[Покупатели.H6]" office:value-type="float" office:value="0">
            <text:p>0</text:p>
          </table:table-cell>
          <table:table-cell table:formula="oooc:=[Покупатели.H7]" office:value-type="float" office:value="0">
            <text:p>0</text:p>
          </table:table-cell>
          <table:table-cell table:formula="oooc:=[Покупатели.H8]" office:value-type="float" office:value="0">
            <text:p>0</text:p>
          </table:table-cell>
          <table:table-cell table:formula="oooc:=[Покупатели.H9]" office:value-type="float" office:value="0">
            <text:p>0</text:p>
          </table:table-cell>
          <table:table-cell table:formula="oooc:=[Покупатели.H10]" office:value-type="float" office:value="0">
            <text:p>0</text:p>
          </table:table-cell>
          <table:table-cell table:formula="oooc:=[Покупатели.H11]" office:value-type="float" office:value="0">
            <text:p>0</text:p>
          </table:table-cell>
          <table:table-cell table:formula="oooc:=[Покупатели.H12]" office:value-type="float" office:value="0">
            <text:p>0</text:p>
          </table:table-cell>
          <table:table-cell table:formula="oooc:=[Покупатели.H13]" office:value-type="float" office:value="0">
            <text:p>0</text:p>
          </table:table-cell>
          <table:table-cell table:formula="oooc:=[Покупатели.H14]" office:value-type="float" office:value="0">
            <text:p>0</text:p>
          </table:table-cell>
          <table:table-cell table:formula="oooc:=[Покупатели.H15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J3]" office:value-type="string" office:string-value="Critic">
            <text:p>Critic</text:p>
          </table:table-cell>
          <table:table-cell table:formula="oooc:=[Покупатели.J6]" office:value-type="float" office:value="0">
            <text:p>0</text:p>
          </table:table-cell>
          <table:table-cell table:formula="oooc:=[Покупатели.J7]" office:value-type="float" office:value="0">
            <text:p>0</text:p>
          </table:table-cell>
          <table:table-cell table:formula="oooc:=[Покупатели.J8]" office:value-type="float" office:value="0">
            <text:p>0</text:p>
          </table:table-cell>
          <table:table-cell table:formula="oooc:=[Покупатели.J9]" office:value-type="float" office:value="0">
            <text:p>0</text:p>
          </table:table-cell>
          <table:table-cell table:formula="oooc:=[Покупатели.J10]" office:value-type="float" office:value="0">
            <text:p>0</text:p>
          </table:table-cell>
          <table:table-cell table:formula="oooc:=[Покупатели.J11]" office:value-type="float" office:value="0">
            <text:p>0</text:p>
          </table:table-cell>
          <table:table-cell table:formula="oooc:=[Покупатели.J12]" office:value-type="float" office:value="0">
            <text:p>0</text:p>
          </table:table-cell>
          <table:table-cell table:formula="oooc:=[Покупатели.J13]" office:value-type="float" office:value="0">
            <text:p>0</text:p>
          </table:table-cell>
          <table:table-cell table:formula="oooc:=[Покупатели.J14]" office:value-type="float" office:value="0">
            <text:p>0</text:p>
          </table:table-cell>
          <table:table-cell table:formula="oooc:=[Покупатели.J15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L3]" office:value-type="string" office:string-value="Schoolkid">
            <text:p>Schoolkid</text:p>
          </table:table-cell>
          <table:table-cell table:formula="oooc:=[Покупатели.L6]" office:value-type="float" office:value="0">
            <text:p>0</text:p>
          </table:table-cell>
          <table:table-cell table:formula="oooc:=[Покупатели.L7]" office:value-type="float" office:value="0">
            <text:p>0</text:p>
          </table:table-cell>
          <table:table-cell table:formula="oooc:=[Покупатели.L8]" office:value-type="float" office:value="0">
            <text:p>0</text:p>
          </table:table-cell>
          <table:table-cell table:formula="oooc:=[Покупатели.L9]" office:value-type="float" office:value="0">
            <text:p>0</text:p>
          </table:table-cell>
          <table:table-cell table:formula="oooc:=[Покупатели.L10]" office:value-type="float" office:value="0">
            <text:p>0</text:p>
          </table:table-cell>
          <table:table-cell table:formula="oooc:=[Покупатели.L11]" office:value-type="float" office:value="0">
            <text:p>0</text:p>
          </table:table-cell>
          <table:table-cell table:formula="oooc:=[Покупатели.L12]" office:value-type="float" office:value="0">
            <text:p>0</text:p>
          </table:table-cell>
          <table:table-cell table:formula="oooc:=[Покупатели.L13]" office:value-type="float" office:value="0">
            <text:p>0</text:p>
          </table:table-cell>
          <table:table-cell table:formula="oooc:=[Покупатели.L14]" office:value-type="float" office:value="0">
            <text:p>0</text:p>
          </table:table-cell>
          <table:table-cell table:formula="oooc:=[Покупатели.L15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N3]" office:value-type="string" office:string-value="Vegetarian">
            <text:p>Vegetarian</text:p>
          </table:table-cell>
          <table:table-cell table:formula="oooc:=[Покупатели.N6]" office:value-type="float" office:value="0">
            <text:p>0</text:p>
          </table:table-cell>
          <table:table-cell table:formula="oooc:=[Покупатели.N7]" office:value-type="float" office:value="0">
            <text:p>0</text:p>
          </table:table-cell>
          <table:table-cell table:formula="oooc:=[Покупатели.N8]" office:value-type="float" office:value="0">
            <text:p>0</text:p>
          </table:table-cell>
          <table:table-cell table:formula="oooc:=[Покупатели.N9]" office:value-type="float" office:value="0">
            <text:p>0</text:p>
          </table:table-cell>
          <table:table-cell table:formula="oooc:=[Покупатели.N10]" office:value-type="float" office:value="0">
            <text:p>0</text:p>
          </table:table-cell>
          <table:table-cell table:formula="oooc:=[Покупатели.N11]" office:value-type="float" office:value="0">
            <text:p>0</text:p>
          </table:table-cell>
          <table:table-cell table:formula="oooc:=[Покупатели.N12]" office:value-type="float" office:value="0">
            <text:p>0</text:p>
          </table:table-cell>
          <table:table-cell table:formula="oooc:=[Покупатели.N13]" office:value-type="float" office:value="0">
            <text:p>0</text:p>
          </table:table-cell>
          <table:table-cell table:formula="oooc:=[Покупатели.N14]" office:value-type="float" office:value="0">
            <text:p>0</text:p>
          </table:table-cell>
          <table:table-cell table:formula="oooc:=[Покупатели.N15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P3]" office:value-type="string" office:string-value="Tourist Hawaiian">
            <text:p>Tourist Hawaiian</text:p>
          </table:table-cell>
          <table:table-cell table:formula="oooc:=[Покупатели.P6]" office:value-type="float" office:value="0">
            <text:p>0</text:p>
          </table:table-cell>
          <table:table-cell table:formula="oooc:=[Покупатели.P7]" office:value-type="float" office:value="0">
            <text:p>0</text:p>
          </table:table-cell>
          <table:table-cell table:formula="oooc:=[Покупатели.P8]" office:value-type="float" office:value="0">
            <text:p>0</text:p>
          </table:table-cell>
          <table:table-cell table:formula="oooc:=[Покупатели.P9]" office:value-type="float" office:value="0">
            <text:p>0</text:p>
          </table:table-cell>
          <table:table-cell table:formula="oooc:=[Покупатели.P10]" office:value-type="float" office:value="0">
            <text:p>0</text:p>
          </table:table-cell>
          <table:table-cell table:formula="oooc:=[Покупатели.P11]" office:value-type="float" office:value="0">
            <text:p>0</text:p>
          </table:table-cell>
          <table:table-cell table:formula="oooc:=[Покупатели.P12]" office:value-type="float" office:value="0">
            <text:p>0</text:p>
          </table:table-cell>
          <table:table-cell table:formula="oooc:=[Покупатели.P13]" office:value-type="float" office:value="1">
            <text:p>1</text:p>
          </table:table-cell>
          <table:table-cell table:formula="oooc:=[Покупатели.P14]" office:value-type="float" office:value="1">
            <text:p>1</text:p>
          </table:table-cell>
          <table:table-cell table:formula="oooc:=[Покупатели.P15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R3]" office:value-type="string" office:string-value="Tourist Mexican">
            <text:p>Tourist Mexican</text:p>
          </table:table-cell>
          <table:table-cell table:formula="oooc:=[Покупатели.R6]" office:value-type="float" office:value="0">
            <text:p>0</text:p>
          </table:table-cell>
          <table:table-cell table:formula="oooc:=[Покупатели.R7]" office:value-type="float" office:value="0">
            <text:p>0</text:p>
          </table:table-cell>
          <table:table-cell table:formula="oooc:=[Покупатели.R8]" office:value-type="float" office:value="0">
            <text:p>0</text:p>
          </table:table-cell>
          <table:table-cell table:formula="oooc:=[Покупатели.R9]" office:value-type="float" office:value="0">
            <text:p>0</text:p>
          </table:table-cell>
          <table:table-cell table:formula="oooc:=[Покупатели.R10]" office:value-type="float" office:value="0">
            <text:p>0</text:p>
          </table:table-cell>
          <table:table-cell table:formula="oooc:=[Покупатели.R11]" office:value-type="float" office:value="0">
            <text:p>0</text:p>
          </table:table-cell>
          <table:table-cell table:formula="oooc:=[Покупатели.R12]" office:value-type="float" office:value="0">
            <text:p>0</text:p>
          </table:table-cell>
          <table:table-cell table:formula="oooc:=[Покупатели.R13]" office:value-type="float" office:value="0">
            <text:p>0</text:p>
          </table:table-cell>
          <table:table-cell table:formula="oooc:=[Покупатели.R14]" office:value-type="float" office:value="0">
            <text:p>0</text:p>
          </table:table-cell>
          <table:table-cell table:formula="oooc:=[Покупатели.R15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T3]" office:value-type="string" office:string-value="Tourist Russian">
            <text:p>Tourist Russian</text:p>
          </table:table-cell>
          <table:table-cell table:formula="oooc:=[Покупатели.T6]" office:value-type="float" office:value="0">
            <text:p>0</text:p>
          </table:table-cell>
          <table:table-cell table:formula="oooc:=[Покупатели.T7]" office:value-type="float" office:value="0">
            <text:p>0</text:p>
          </table:table-cell>
          <table:table-cell table:formula="oooc:=[Покупатели.T8]" office:value-type="float" office:value="0">
            <text:p>0</text:p>
          </table:table-cell>
          <table:table-cell table:formula="oooc:=[Покупатели.T9]" office:value-type="float" office:value="0">
            <text:p>0</text:p>
          </table:table-cell>
          <table:table-cell table:formula="oooc:=[Покупатели.T10]" office:value-type="float" office:value="0">
            <text:p>0</text:p>
          </table:table-cell>
          <table:table-cell table:formula="oooc:=[Покупатели.T11]" office:value-type="float" office:value="0">
            <text:p>0</text:p>
          </table:table-cell>
          <table:table-cell table:formula="oooc:=[Покупатели.T12]" office:value-type="float" office:value="0">
            <text:p>0</text:p>
          </table:table-cell>
          <table:table-cell table:formula="oooc:=[Покупатели.T13]" office:value-type="float" office:value="0">
            <text:p>0</text:p>
          </table:table-cell>
          <table:table-cell table:formula="oooc:=[Покупатели.T14]" office:value-type="float" office:value="0">
            <text:p>0</text:p>
          </table:table-cell>
          <table:table-cell table:formula="oooc:=[Покупатели.T15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V3]" office:value-type="string" office:string-value="Tourist Japanese">
            <text:p>Tourist Japanese</text:p>
          </table:table-cell>
          <table:table-cell table:formula="oooc:=[Покупатели.V6]" office:value-type="float" office:value="0">
            <text:p>0</text:p>
          </table:table-cell>
          <table:table-cell table:formula="oooc:=[Покупатели.V7]" office:value-type="float" office:value="0">
            <text:p>0</text:p>
          </table:table-cell>
          <table:table-cell table:formula="oooc:=[Покупатели.V8]" office:value-type="float" office:value="0">
            <text:p>0</text:p>
          </table:table-cell>
          <table:table-cell table:formula="oooc:=[Покупатели.V9]" office:value-type="float" office:value="0">
            <text:p>0</text:p>
          </table:table-cell>
          <table:table-cell table:formula="oooc:=[Покупатели.V10]" office:value-type="float" office:value="0">
            <text:p>0</text:p>
          </table:table-cell>
          <table:table-cell table:formula="oooc:=[Покупатели.V11]" office:value-type="float" office:value="0">
            <text:p>0</text:p>
          </table:table-cell>
          <table:table-cell table:formula="oooc:=[Покупатели.V12]" office:value-type="float" office:value="0">
            <text:p>0</text:p>
          </table:table-cell>
          <table:table-cell table:formula="oooc:=[Покупатели.V13]" office:value-type="float" office:value="0">
            <text:p>0</text:p>
          </table:table-cell>
          <table:table-cell table:formula="oooc:=[Покупатели.V14]" office:value-type="float" office:value="0">
            <text:p>0</text:p>
          </table:table-cell>
          <table:table-cell table:formula="oooc:=[Покупатели.V15]" office:value-type="float" office:value="0">
            <text:p>0</text:p>
          </table:table-cell>
        </table:table-row>
        <table:table-row table:style-name="ro2">
          <table:table-cell table:style-name="ce162" table:formula="oooc:=['1 _ American'.A3]" office:value-type="string" office:string-value="Squash with Tomato Sauce">
            <text:p>Squash with Tomato Sauce</text:p>
          </table:table-cell>
          <table:table-cell table:formula="oooc:=['1 _ American'.K3]" office:value-type="float" office:value="0">
            <text:p>0</text:p>
          </table:table-cell>
          <table:table-cell table:formula="oooc:=['1 _ American'.L3]" office:value-type="float" office:value="0">
            <text:p>0</text:p>
          </table:table-cell>
          <table:table-cell table:formula="oooc:=['1 _ American'.M3]" office:value-type="float" office:value="0">
            <text:p>0</text:p>
          </table:table-cell>
          <table:table-cell table:formula="oooc:=['1 _ American'.N3]" office:value-type="float" office:value="0">
            <text:p>0</text:p>
          </table:table-cell>
          <table:table-cell table:formula="oooc:=['1 _ American'.O3]" office:value-type="float" office:value="0">
            <text:p>0</text:p>
          </table:table-cell>
          <table:table-cell table:formula="oooc:=['1 _ American'.P3]" office:value-type="float" office:value="0">
            <text:p>0</text:p>
          </table:table-cell>
          <table:table-cell table:formula="oooc:=['1 _ American'.Q3]" office:value-type="float" office:value="3">
            <text:p>3</text:p>
          </table:table-cell>
          <table:table-cell table:formula="oooc:=['1 _ American'.R3]" office:value-type="float" office:value="0">
            <text:p>0</text:p>
          </table:table-cell>
          <table:table-cell table:formula="oooc:=['1 _ American'.S3]" office:value-type="float" office:value="0">
            <text:p>0</text:p>
          </table:table-cell>
          <table:table-cell table:formula="oooc:=['1 _ American'.T3]" office:value-type="float" office:value="2">
            <text:p>2</text:p>
          </table:table-cell>
        </table:table-row>
        <table:table-row table:style-name="ro2">
          <table:table-cell table:style-name="ce162" table:formula="oooc:=['1 _ American'.A4]" office:value-type="string" office:string-value="Chicken Squash Stir-Fry">
            <text:p>Chicken Squash Stir-Fry</text:p>
          </table:table-cell>
          <table:table-cell table:formula="oooc:=['1 _ American'.K4]" office:value-type="float" office:value="0">
            <text:p>0</text:p>
          </table:table-cell>
          <table:table-cell table:formula="oooc:=['1 _ American'.L4]" office:value-type="float" office:value="0">
            <text:p>0</text:p>
          </table:table-cell>
          <table:table-cell table:formula="oooc:=['1 _ American'.M4]" office:value-type="float" office:value="0">
            <text:p>0</text:p>
          </table:table-cell>
          <table:table-cell table:formula="oooc:=['1 _ American'.N4]" office:value-type="float" office:value="0">
            <text:p>0</text:p>
          </table:table-cell>
          <table:table-cell table:formula="oooc:=['1 _ American'.O4]" office:value-type="float" office:value="3">
            <text:p>3</text:p>
          </table:table-cell>
          <table:table-cell table:formula="oooc:=['1 _ American'.P4]" office:value-type="float" office:value="0">
            <text:p>0</text:p>
          </table:table-cell>
          <table:table-cell table:formula="oooc:=['1 _ American'.Q4]" office:value-type="float" office:value="0">
            <text:p>0</text:p>
          </table:table-cell>
          <table:table-cell table:formula="oooc:=['1 _ American'.R4]" office:value-type="float" office:value="2">
            <text:p>2</text:p>
          </table:table-cell>
          <table:table-cell table:formula="oooc:=['1 _ American'.S4]" office:value-type="float" office:value="3">
            <text:p>3</text:p>
          </table:table-cell>
          <table:table-cell table:formula="oooc:=['1 _ American'.T4]" office:value-type="float" office:value="1">
            <text:p>1</text:p>
          </table:table-cell>
        </table:table-row>
        <table:table-row table:style-name="ro2">
          <table:table-cell table:style-name="ce162" table:formula="oooc:=['1 _ American'.A5]" office:value-type="string" office:string-value="Pasta with Tomato Sauce">
            <text:p>Pasta with Tomato Sauce</text:p>
          </table:table-cell>
          <table:table-cell table:formula="oooc:=['1 _ American'.K5]" office:value-type="float" office:value="0">
            <text:p>0</text:p>
          </table:table-cell>
          <table:table-cell table:formula="oooc:=['1 _ American'.L5]" office:value-type="float" office:value="0">
            <text:p>0</text:p>
          </table:table-cell>
          <table:table-cell table:formula="oooc:=['1 _ American'.M5]" office:value-type="float" office:value="0">
            <text:p>0</text:p>
          </table:table-cell>
          <table:table-cell table:formula="oooc:=['1 _ American'.N5]" office:value-type="float" office:value="0">
            <text:p>0</text:p>
          </table:table-cell>
          <table:table-cell table:formula="oooc:=['1 _ American'.O5]" office:value-type="float" office:value="0">
            <text:p>0</text:p>
          </table:table-cell>
          <table:table-cell table:formula="oooc:=['1 _ American'.P5]" office:value-type="float" office:value="3">
            <text:p>3</text:p>
          </table:table-cell>
          <table:table-cell table:formula="oooc:=['1 _ American'.Q5]" office:value-type="float" office:value="2">
            <text:p>2</text:p>
          </table:table-cell>
          <table:table-cell table:formula="oooc:=['1 _ American'.R5]" office:value-type="float" office:value="0">
            <text:p>0</text:p>
          </table:table-cell>
          <table:table-cell table:formula="oooc:=['1 _ American'.S5]" office:value-type="float" office:value="0">
            <text:p>0</text:p>
          </table:table-cell>
          <table:table-cell table:formula="oooc:=['1 _ American'.T5]" office:value-type="float" office:value="1">
            <text:p>1</text:p>
          </table:table-cell>
        </table:table-row>
        <table:table-row table:style-name="ro2">
          <table:table-cell table:style-name="ce162" table:formula="oooc:=['1 _ American'.A6]" office:value-type="string" office:string-value="Pineapple Tomato Salad">
            <text:p>Pineapple Tomato Salad</text:p>
          </table:table-cell>
          <table:table-cell table:formula="oooc:=['1 _ American'.K6]" office:value-type="float" office:value="0">
            <text:p>0</text:p>
          </table:table-cell>
          <table:table-cell table:formula="oooc:=['1 _ American'.L6]" office:value-type="float" office:value="5">
            <text:p>5</text:p>
          </table:table-cell>
          <table:table-cell table:formula="oooc:=['1 _ American'.M6]" office:value-type="float" office:value="2">
            <text:p>2</text:p>
          </table:table-cell>
          <table:table-cell table:formula="oooc:=['1 _ American'.N6]" office:value-type="float" office:value="0">
            <text:p>0</text:p>
          </table:table-cell>
          <table:table-cell table:formula="oooc:=['1 _ American'.O6]" office:value-type="float" office:value="0">
            <text:p>0</text:p>
          </table:table-cell>
          <table:table-cell table:formula="oooc:=['1 _ American'.P6]" office:value-type="float" office:value="1">
            <text:p>1</text:p>
          </table:table-cell>
          <table:table-cell table:formula="oooc:=['1 _ American'.Q6]" office:value-type="float" office:value="0">
            <text:p>0</text:p>
          </table:table-cell>
          <table:table-cell table:formula="oooc:=['1 _ American'.R6]" office:value-type="float" office:value="0">
            <text:p>0</text:p>
          </table:table-cell>
          <table:table-cell table:formula="oooc:=['1 _ American'.S6]" office:value-type="float" office:value="0">
            <text:p>0</text:p>
          </table:table-cell>
          <table:table-cell table:formula="oooc:=['1 _ American'.T6]" office:value-type="float" office:value="0">
            <text:p>0</text:p>
          </table:table-cell>
        </table:table-row>
        <table:table-row table:style-name="ro2">
          <table:table-cell table:style-name="ce162" table:formula="oooc:=['1 _ American'.A7]" office:value-type="string" office:string-value="Caribbean Spice Chicken">
            <text:p>Caribbean Spice Chicken</text:p>
          </table:table-cell>
          <table:table-cell table:formula="oooc:=['1 _ American'.K7]" office:value-type="float" office:value="0">
            <text:p>0</text:p>
          </table:table-cell>
          <table:table-cell table:formula="oooc:=['1 _ American'.L7]" office:value-type="float" office:value="0">
            <text:p>0</text:p>
          </table:table-cell>
          <table:table-cell table:formula="oooc:=['1 _ American'.M7]" office:value-type="float" office:value="3">
            <text:p>3</text:p>
          </table:table-cell>
          <table:table-cell table:formula="oooc:=['1 _ American'.N7]" office:value-type="float" office:value="1">
            <text:p>1</text:p>
          </table:table-cell>
          <table:table-cell table:formula="oooc:=['1 _ American'.O7]" office:value-type="float" office:value="1">
            <text:p>1</text:p>
          </table:table-cell>
          <table:table-cell table:formula="oooc:=['1 _ American'.P7]" office:value-type="float" office:value="1">
            <text:p>1</text:p>
          </table:table-cell>
          <table:table-cell table:formula="oooc:=['1 _ American'.Q7]" office:value-type="float" office:value="0">
            <text:p>0</text:p>
          </table:table-cell>
          <table:table-cell table:formula="oooc:=['1 _ American'.R7]" office:value-type="float" office:value="0">
            <text:p>0</text:p>
          </table:table-cell>
          <table:table-cell table:formula="oooc:=['1 _ American'.S7]" office:value-type="float" office:value="1">
            <text:p>1</text:p>
          </table:table-cell>
          <table:table-cell table:formula="oooc:=['1 _ American'.T7]" office:value-type="float" office:value="0">
            <text:p>0</text:p>
          </table:table-cell>
        </table:table-row>
        <table:table-row table:style-name="ro2">
          <table:table-cell table:style-name="ce162" table:formula="oooc:=['1 _ American'.A8]" office:value-type="string" office:string-value="Crispy Baked Chicken">
            <text:p>Crispy Baked Chicken</text:p>
          </table:table-cell>
          <table:table-cell table:formula="oooc:=['1 _ American'.K8]" office:value-type="float" office:value="0">
            <text:p>0</text:p>
          </table:table-cell>
          <table:table-cell table:formula="oooc:=['1 _ American'.L8]" office:value-type="float" office:value="0">
            <text:p>0</text:p>
          </table:table-cell>
          <table:table-cell table:formula="oooc:=['1 _ American'.M8]" office:value-type="float" office:value="0">
            <text:p>0</text:p>
          </table:table-cell>
          <table:table-cell table:formula="oooc:=['1 _ American'.N8]" office:value-type="float" office:value="2">
            <text:p>2</text:p>
          </table:table-cell>
          <table:table-cell table:formula="oooc:=['1 _ American'.O8]" office:value-type="float" office:value="1">
            <text:p>1</text:p>
          </table:table-cell>
          <table:table-cell table:formula="oooc:=['1 _ American'.P8]" office:value-type="float" office:value="0">
            <text:p>0</text:p>
          </table:table-cell>
          <table:table-cell table:formula="oooc:=['1 _ American'.Q8]" office:value-type="float" office:value="0">
            <text:p>0</text:p>
          </table:table-cell>
          <table:table-cell table:formula="oooc:=['1 _ American'.R8]" office:value-type="float" office:value="2">
            <text:p>2</text:p>
          </table:table-cell>
          <table:table-cell table:formula="oooc:=['1 _ American'.S8]" office:value-type="float" office:value="2">
            <text:p>2</text:p>
          </table:table-cell>
          <table:table-cell table:formula="oooc:=['1 _ American'.T8]" office:value-type="float" office:value="3">
            <text:p>3</text:p>
          </table:table-cell>
        </table:table-row>
        <table:table-row table:style-name="ro2">
          <table:table-cell table:style-name="ce162" table:formula="oooc:=['1 _ American'.A9]" office:value-type="string" office:string-value="Pineapple Lasagna">
            <text:p>Pineapple Lasagna</text:p>
          </table:table-cell>
          <table:table-cell table:formula="oooc:=['1 _ American'.K9]" office:value-type="float" office:value="0">
            <text:p>0</text:p>
          </table:table-cell>
          <table:table-cell table:formula="oooc:=['1 _ American'.L9]" office:value-type="float" office:value="0">
            <text:p>0</text:p>
          </table:table-cell>
          <table:table-cell table:formula="oooc:=['1 _ American'.M9]" office:value-type="float" office:value="0">
            <text:p>0</text:p>
          </table:table-cell>
          <table:table-cell table:formula="oooc:=['1 _ American'.N9]" office:value-type="float" office:value="2">
            <text:p>2</text:p>
          </table:table-cell>
          <table:table-cell table:formula="oooc:=['1 _ American'.O9]" office:value-type="float" office:value="0">
            <text:p>0</text:p>
          </table:table-cell>
          <table:table-cell table:formula="oooc:=['1 _ American'.P9]" office:value-type="float" office:value="0">
            <text:p>0</text:p>
          </table:table-cell>
          <table:table-cell table:formula="oooc:=['1 _ American'.Q9]" office:value-type="float" office:value="0">
            <text:p>0</text:p>
          </table:table-cell>
          <table:table-cell table:formula="oooc:=['1 _ American'.R9]" office:value-type="float" office:value="1">
            <text:p>1</text:p>
          </table:table-cell>
          <table:table-cell table:formula="oooc:=['1 _ American'.S9]" office:value-type="float" office:value="2">
            <text:p>2</text:p>
          </table:table-cell>
          <table:table-cell table:formula="oooc:=['1 _ American'.T9]" office:value-type="float" office:value="0">
            <text:p>0</text:p>
          </table:table-cell>
        </table:table-row>
        <table:table-row table:style-name="ro2">
          <table:table-cell table:style-name="ce162" table:formula="oooc:=['1 _ American'.A10]" office:value-type="string" office:string-value="Hubbard Squash Soup Du Jour">
            <text:p>Hubbard Squash Soup Du Jour</text:p>
          </table:table-cell>
          <table:table-cell table:formula="oooc:=['1 _ American'.K10]" office:value-type="float" office:value="0">
            <text:p>0</text:p>
          </table:table-cell>
          <table:table-cell table:formula="oooc:=['1 _ American'.L10]" office:value-type="float" office:value="0">
            <text:p>0</text:p>
          </table:table-cell>
          <table:table-cell table:formula="oooc:=['1 _ American'.M10]" office:value-type="float" office:value="0">
            <text:p>0</text:p>
          </table:table-cell>
          <table:table-cell table:formula="oooc:=['1 _ American'.N10]" office:value-type="float" office:value="0">
            <text:p>0</text:p>
          </table:table-cell>
          <table:table-cell table:formula="oooc:=['1 _ American'.O10]" office:value-type="float" office:value="5">
            <text:p>5</text:p>
          </table:table-cell>
          <table:table-cell table:formula="oooc:=['1 _ American'.P10]" office:value-type="float" office:value="0">
            <text:p>0</text:p>
          </table:table-cell>
          <table:table-cell table:formula="oooc:=['1 _ American'.Q10]" office:value-type="float" office:value="1">
            <text:p>1</text:p>
          </table:table-cell>
          <table:table-cell table:formula="oooc:=['1 _ American'.R10]" office:value-type="float" office:value="1">
            <text:p>1</text:p>
          </table:table-cell>
          <table:table-cell table:formula="oooc:=['1 _ American'.S10]" office:value-type="float" office:value="1">
            <text:p>1</text:p>
          </table:table-cell>
          <table:table-cell table:formula="oooc:=['1 _ American'.T10]" office:value-type="float" office:value="0">
            <text:p>0</text:p>
          </table:table-cell>
        </table:table-row>
        <table:table-row table:style-name="ro2">
          <table:table-cell table:style-name="ce162" table:formula="oooc:=['1 _ American'.A11]" office:value-type="string" office:string-value="Grilled Meat">
            <text:p>Grilled Meat</text:p>
          </table:table-cell>
          <table:table-cell table:formula="oooc:=['1 _ American'.K11]" office:value-type="float" office:value="1">
            <text:p>1</text:p>
          </table:table-cell>
          <table:table-cell table:formula="oooc:=['1 _ American'.L11]" office:value-type="float" office:value="2">
            <text:p>2</text:p>
          </table:table-cell>
          <table:table-cell table:formula="oooc:=['1 _ American'.M11]" office:value-type="float" office:value="0">
            <text:p>0</text:p>
          </table:table-cell>
          <table:table-cell table:formula="oooc:=['1 _ American'.N11]" office:value-type="float" office:value="0">
            <text:p>0</text:p>
          </table:table-cell>
          <table:table-cell table:formula="oooc:=['1 _ American'.O11]" office:value-type="float" office:value="0">
            <text:p>0</text:p>
          </table:table-cell>
          <table:table-cell table:formula="oooc:=['1 _ American'.P11]" office:value-type="float" office:value="3">
            <text:p>3</text:p>
          </table:table-cell>
          <table:table-cell table:formula="oooc:=['1 _ American'.Q11]" office:value-type="float" office:value="0">
            <text:p>0</text:p>
          </table:table-cell>
          <table:table-cell table:formula="oooc:=['1 _ American'.R11]" office:value-type="float" office:value="0">
            <text:p>0</text:p>
          </table:table-cell>
          <table:table-cell table:formula="oooc:=['1 _ American'.S11]" office:value-type="float" office:value="0">
            <text:p>0</text:p>
          </table:table-cell>
          <table:table-cell table:formula="oooc:=['1 _ American'.T11]" office:value-type="float" office:value="0">
            <text:p>0</text:p>
          </table:table-cell>
        </table:table-row>
        <table:table-row table:style-name="ro2">
          <table:table-cell table:style-name="ce162" table:formula="oooc:=['1 _ American'.A12]" office:value-type="string" office:string-value="Spaghetti with Turkey Meat Sauce">
            <text:p>Spaghetti with Turkey Meat Sauce</text:p>
          </table:table-cell>
          <table:table-cell table:formula="oooc:=['1 _ American'.K12]" office:value-type="float" office:value="0">
            <text:p>0</text:p>
          </table:table-cell>
          <table:table-cell table:formula="oooc:=['1 _ American'.L12]" office:value-type="float" office:value="0">
            <text:p>0</text:p>
          </table:table-cell>
          <table:table-cell table:formula="oooc:=['1 _ American'.M12]" office:value-type="float" office:value="3">
            <text:p>3</text:p>
          </table:table-cell>
          <table:table-cell table:formula="oooc:=['1 _ American'.N12]" office:value-type="float" office:value="0">
            <text:p>0</text:p>
          </table:table-cell>
          <table:table-cell table:formula="oooc:=['1 _ American'.O12]" office:value-type="float" office:value="0">
            <text:p>0</text:p>
          </table:table-cell>
          <table:table-cell table:formula="oooc:=['1 _ American'.P12]" office:value-type="float" office:value="3">
            <text:p>3</text:p>
          </table:table-cell>
          <table:table-cell table:formula="oooc:=['1 _ American'.Q12]" office:value-type="float" office:value="1">
            <text:p>1</text:p>
          </table:table-cell>
          <table:table-cell table:formula="oooc:=['1 _ American'.R12]" office:value-type="float" office:value="0">
            <text:p>0</text:p>
          </table:table-cell>
          <table:table-cell table:formula="oooc:=['1 _ American'.S12]" office:value-type="float" office:value="0">
            <text:p>0</text:p>
          </table:table-cell>
          <table:table-cell table:formula="oooc:=['1 _ American'.T12]" office:value-type="float" office:value="2">
            <text:p>2</text:p>
          </table:table-cell>
        </table:table-row>
        <table:table-row table:style-name="ro2">
          <table:table-cell table:style-name="ce162" table:formula="oooc:=['1 _ American'.A13]" office:value-type="string" office:string-value="Chicken Pasta Casseroule">
            <text:p>Chicken Pasta Casseroule</text:p>
          </table:table-cell>
          <table:table-cell table:formula="oooc:=['1 _ American'.K13]" office:value-type="float" office:value="0">
            <text:p>0</text:p>
          </table:table-cell>
          <table:table-cell table:formula="oooc:=['1 _ American'.L13]" office:value-type="float" office:value="0">
            <text:p>0</text:p>
          </table:table-cell>
          <table:table-cell table:formula="oooc:=['1 _ American'.M13]" office:value-type="float" office:value="0">
            <text:p>0</text:p>
          </table:table-cell>
          <table:table-cell table:formula="oooc:=['1 _ American'.N13]" office:value-type="float" office:value="0">
            <text:p>0</text:p>
          </table:table-cell>
          <table:table-cell table:formula="oooc:=['1 _ American'.O13]" office:value-type="float" office:value="0">
            <text:p>0</text:p>
          </table:table-cell>
          <table:table-cell table:formula="oooc:=['1 _ American'.P13]" office:value-type="float" office:value="0">
            <text:p>0</text:p>
          </table:table-cell>
          <table:table-cell table:formula="oooc:=['1 _ American'.Q13]" office:value-type="float" office:value="2">
            <text:p>2</text:p>
          </table:table-cell>
          <table:table-cell table:formula="oooc:=['1 _ American'.R13]" office:value-type="float" office:value="0">
            <text:p>0</text:p>
          </table:table-cell>
          <table:table-cell table:formula="oooc:=['1 _ American'.S13]" office:value-type="float" office:value="0">
            <text:p>0</text:p>
          </table:table-cell>
          <table:table-cell table:formula="oooc:=['1 _ American'.T13]" office:value-type="float" office:value="5">
            <text:p>5</text:p>
          </table:table-cell>
        </table:table-row>
        <table:table-row table:style-name="ro2">
          <table:table-cell table:style-name="ce162" table:formula="oooc:=['1 _ American'.A14]" office:value-type="string" office:string-value="Chicken Pineapple Pasta Pockets">
            <text:p>Chicken Pineapple Pasta Pockets</text:p>
          </table:table-cell>
          <table:table-cell table:formula="oooc:=['1 _ American'.K14]" office:value-type="float" office:value="0">
            <text:p>0</text:p>
          </table:table-cell>
          <table:table-cell table:formula="oooc:=['1 _ American'.L14]" office:value-type="float" office:value="0">
            <text:p>0</text:p>
          </table:table-cell>
          <table:table-cell table:formula="oooc:=['1 _ American'.M14]" office:value-type="float" office:value="0">
            <text:p>0</text:p>
          </table:table-cell>
          <table:table-cell table:formula="oooc:=['1 _ American'.N14]" office:value-type="float" office:value="0">
            <text:p>0</text:p>
          </table:table-cell>
          <table:table-cell table:formula="oooc:=['1 _ American'.O14]" office:value-type="float" office:value="0">
            <text:p>0</text:p>
          </table:table-cell>
          <table:table-cell table:formula="oooc:=['1 _ American'.P14]" office:value-type="float" office:value="0">
            <text:p>0</text:p>
          </table:table-cell>
          <table:table-cell table:formula="oooc:=['1 _ American'.Q14]" office:value-type="float" office:value="0">
            <text:p>0</text:p>
          </table:table-cell>
          <table:table-cell table:formula="oooc:=['1 _ American'.R14]" office:value-type="float" office:value="2">
            <text:p>2</text:p>
          </table:table-cell>
          <table:table-cell table:formula="oooc:=['1 _ American'.S14]" office:value-type="float" office:value="3">
            <text:p>3</text:p>
          </table:table-cell>
          <table:table-cell table:formula="oooc:=['1 _ American'.T14]" office:value-type="float" office:value="0">
            <text:p>0</text:p>
          </table:table-cell>
        </table:table-row>
        <table:table-row table:style-name="ro2">
          <table:table-cell table:style-name="Default" table:formula="oooc:=['1 _ American'.J20]" office:value-type="string" office:string-value="meat">
            <text:p>meat</text:p>
          </table:table-cell>
          <table:table-cell table:formula="oooc:=['1 _ American'.K20]" office:value-type="float" office:value="8">
            <text:p>8</text:p>
          </table:table-cell>
          <table:table-cell table:formula="oooc:=['1 _ American'.L20]" office:value-type="float" office:value="16">
            <text:p>16</text:p>
          </table:table-cell>
          <table:table-cell table:formula="oooc:=['1 _ American'.M20]" office:value-type="float" office:value="39">
            <text:p>39</text:p>
          </table:table-cell>
          <table:table-cell table:formula="oooc:=['1 _ American'.N20]" office:value-type="float" office:value="24">
            <text:p>24</text:p>
          </table:table-cell>
          <table:table-cell table:formula="oooc:=['1 _ American'.O20]" office:value-type="float" office:value="51">
            <text:p>51</text:p>
          </table:table-cell>
          <table:table-cell table:formula="oooc:=['1 _ American'.P20]" office:value-type="float" office:value="47">
            <text:p>47</text:p>
          </table:table-cell>
          <table:table-cell table:formula="oooc:=['1 _ American'.Q20]" office:value-type="float" office:value="19">
            <text:p>19</text:p>
          </table:table-cell>
          <table:table-cell table:formula="oooc:=['1 _ American'.R20]" office:value-type="float" office:value="38">
            <text:p>38</text:p>
          </table:table-cell>
          <table:table-cell table:formula="oooc:=['1 _ American'.S20]" office:value-type="float" office:value="55">
            <text:p>55</text:p>
          </table:table-cell>
          <table:table-cell table:formula="oooc:=['1 _ American'.T20]" office:value-type="float" office:value="64">
            <text:p>64</text:p>
          </table:table-cell>
        </table:table-row>
        <table:table-row table:style-name="ro2">
          <table:table-cell table:style-name="Default" table:formula="oooc:=['1 _ American'.J21]" office:value-type="string" office:string-value="pasta">
            <text:p>pasta</text:p>
          </table:table-cell>
          <table:table-cell table:formula="oooc:=['1 _ American'.K21]" office:value-type="float" office:value="0">
            <text:p>0</text:p>
          </table:table-cell>
          <table:table-cell table:formula="oooc:=['1 _ American'.L21]" office:value-type="float" office:value="0">
            <text:p>0</text:p>
          </table:table-cell>
          <table:table-cell table:formula="oooc:=['1 _ American'.M21]" office:value-type="float" office:value="24">
            <text:p>24</text:p>
          </table:table-cell>
          <table:table-cell table:formula="oooc:=['1 _ American'.N21]" office:value-type="float" office:value="12">
            <text:p>12</text:p>
          </table:table-cell>
          <table:table-cell table:formula="oooc:=['1 _ American'.O21]" office:value-type="float" office:value="0">
            <text:p>0</text:p>
          </table:table-cell>
          <table:table-cell table:formula="oooc:=['1 _ American'.P21]" office:value-type="float" office:value="45">
            <text:p>45</text:p>
          </table:table-cell>
          <table:table-cell table:formula="oooc:=['1 _ American'.Q21]" office:value-type="float" office:value="38">
            <text:p>38</text:p>
          </table:table-cell>
          <table:table-cell table:formula="oooc:=['1 _ American'.R21]" office:value-type="float" office:value="22">
            <text:p>22</text:p>
          </table:table-cell>
          <table:table-cell table:formula="oooc:=['1 _ American'.S21]" office:value-type="float" office:value="36">
            <text:p>36</text:p>
          </table:table-cell>
          <table:table-cell table:formula="oooc:=['1 _ American'.T21]" office:value-type="float" office:value="63">
            <text:p>63</text:p>
          </table:table-cell>
        </table:table-row>
        <table:table-row table:style-name="ro2">
          <table:table-cell table:style-name="Default" table:formula="oooc:=['1 _ American'.J22]" office:value-type="string" office:string-value="pumpkin">
            <text:p>pumpkin</text:p>
          </table:table-cell>
          <table:table-cell table:formula="oooc:=['1 _ American'.K22]" office:value-type="float" office:value="0">
            <text:p>0</text:p>
          </table:table-cell>
          <table:table-cell table:formula="oooc:=['1 _ American'.L22]" office:value-type="float" office:value="0">
            <text:p>0</text:p>
          </table:table-cell>
          <table:table-cell table:formula="oooc:=['1 _ American'.M22]" office:value-type="float" office:value="0">
            <text:p>0</text:p>
          </table:table-cell>
          <table:table-cell table:formula="oooc:=['1 _ American'.N22]" office:value-type="float" office:value="0">
            <text:p>0</text:p>
          </table:table-cell>
          <table:table-cell table:formula="oooc:=['1 _ American'.O22]" office:value-type="float" office:value="64">
            <text:p>64</text:p>
          </table:table-cell>
          <table:table-cell table:formula="oooc:=['1 _ American'.P22]" office:value-type="float" office:value="0">
            <text:p>0</text:p>
          </table:table-cell>
          <table:table-cell table:formula="oooc:=['1 _ American'.Q22]" office:value-type="float" office:value="40">
            <text:p>40</text:p>
          </table:table-cell>
          <table:table-cell table:formula="oooc:=['1 _ American'.R22]" office:value-type="float" office:value="24">
            <text:p>24</text:p>
          </table:table-cell>
          <table:table-cell table:formula="oooc:=['1 _ American'.S22]" office:value-type="float" office:value="32">
            <text:p>32</text:p>
          </table:table-cell>
          <table:table-cell table:formula="oooc:=['1 _ American'.T22]" office:value-type="float" office:value="44">
            <text:p>44</text:p>
          </table:table-cell>
        </table:table-row>
        <table:table-row table:style-name="ro2">
          <table:table-cell table:style-name="Default" table:formula="oooc:=['1 _ American'.J23]" office:value-type="string" office:string-value="tomato">
            <text:p>tomato</text:p>
          </table:table-cell>
          <table:table-cell table:formula="oooc:=['1 _ American'.K23]" office:value-type="float" office:value="5">
            <text:p>5</text:p>
          </table:table-cell>
          <table:table-cell table:formula="oooc:=['1 _ American'.L23]" office:value-type="float" office:value="40">
            <text:p>40</text:p>
          </table:table-cell>
          <table:table-cell table:formula="oooc:=['1 _ American'.M23]" office:value-type="float" office:value="27">
            <text:p>27</text:p>
          </table:table-cell>
          <table:table-cell table:formula="oooc:=['1 _ American'.N23]" office:value-type="float" office:value="0">
            <text:p>0</text:p>
          </table:table-cell>
          <table:table-cell table:formula="oooc:=['1 _ American'.O23]" office:value-type="float" office:value="0">
            <text:p>0</text:p>
          </table:table-cell>
          <table:table-cell table:formula="oooc:=['1 _ American'.P23]" office:value-type="float" office:value="54">
            <text:p>54</text:p>
          </table:table-cell>
          <table:table-cell table:formula="oooc:=['1 _ American'.Q23]" office:value-type="float" office:value="42">
            <text:p>42</text:p>
          </table:table-cell>
          <table:table-cell table:formula="oooc:=['1 _ American'.R23]" office:value-type="float" office:value="0">
            <text:p>0</text:p>
          </table:table-cell>
          <table:table-cell table:formula="oooc:=['1 _ American'.S23]" office:value-type="float" office:value="0">
            <text:p>0</text:p>
          </table:table-cell>
          <table:table-cell table:formula="oooc:=['1 _ American'.T23]" office:value-type="float" office:value="51">
            <text:p>51</text:p>
          </table:table-cell>
        </table:table-row>
        <table:table-row table:style-name="ro2">
          <table:table-cell table:style-name="Default" table:formula="oooc:=['1 _ American'.J24]" office:value-type="string" office:string-value="milk">
            <text:p>milk</text:p>
          </table:table-cell>
          <table:table-cell table:formula="oooc:=['1 _ American'.K24]" office:value-type="float" office:value="0">
            <text:p>0</text:p>
          </table:table-cell>
          <table:table-cell table:formula="oooc:=['1 _ American'.L24]" office:value-type="float" office:value="0">
            <text:p>0</text:p>
          </table:table-cell>
          <table:table-cell table:formula="oooc:=['1 _ American'.M24]" office:value-type="float" office:value="0">
            <text:p>0</text:p>
          </table:table-cell>
          <table:table-cell table:formula="oooc:=['1 _ American'.N24]" office:value-type="float" office:value="22">
            <text:p>22</text:p>
          </table:table-cell>
          <table:table-cell table:formula="oooc:=['1 _ American'.O24]" office:value-type="float" office:value="35">
            <text:p>35</text:p>
          </table:table-cell>
          <table:table-cell table:formula="oooc:=['1 _ American'.P24]" office:value-type="float" office:value="0">
            <text:p>0</text:p>
          </table:table-cell>
          <table:table-cell table:formula="oooc:=['1 _ American'.Q24]" office:value-type="float" office:value="6">
            <text:p>6</text:p>
          </table:table-cell>
          <table:table-cell table:formula="oooc:=['1 _ American'.R24]" office:value-type="float" office:value="34">
            <text:p>34</text:p>
          </table:table-cell>
          <table:table-cell table:formula="oooc:=['1 _ American'.S24]" office:value-type="float" office:value="46">
            <text:p>46</text:p>
          </table:table-cell>
          <table:table-cell table:formula="oooc:=['1 _ American'.T24]" office:value-type="float" office:value="15">
            <text:p>15</text:p>
          </table:table-cell>
        </table:table-row>
        <table:table-row table:style-name="ro2">
          <table:table-cell table:style-name="Default" table:formula="oooc:=['1 _ American'.J25]" office:value-type="string" office:string-value="pineapple">
            <text:p>pineapple</text:p>
          </table:table-cell>
          <table:table-cell table:formula="oooc:=['1 _ American'.K25]" office:value-type="float" office:value="5">
            <text:p>5</text:p>
          </table:table-cell>
          <table:table-cell table:formula="oooc:=['1 _ American'.L25]" office:value-type="float" office:value="45">
            <text:p>45</text:p>
          </table:table-cell>
          <table:table-cell table:formula="oooc:=['1 _ American'.M25]" office:value-type="float" office:value="29">
            <text:p>29</text:p>
          </table:table-cell>
          <table:table-cell table:formula="oooc:=['1 _ American'.N25]" office:value-type="float" office:value="17">
            <text:p>17</text:p>
          </table:table-cell>
          <table:table-cell table:formula="oooc:=['1 _ American'.O25]" office:value-type="float" office:value="5">
            <text:p>5</text:p>
          </table:table-cell>
          <table:table-cell table:formula="oooc:=['1 _ American'.P25]" office:value-type="float" office:value="27">
            <text:p>27</text:p>
          </table:table-cell>
          <table:table-cell table:formula="oooc:=['1 _ American'.Q25]" office:value-type="float" office:value="0">
            <text:p>0</text:p>
          </table:table-cell>
          <table:table-cell table:formula="oooc:=['1 _ American'.R25]" office:value-type="float" office:value="14">
            <text:p>14</text:p>
          </table:table-cell>
          <table:table-cell table:formula="oooc:=['1 _ American'.S25]" office:value-type="float" office:value="29">
            <text:p>29</text:p>
          </table:table-cell>
          <table:table-cell table:formula="oooc:=['1 _ American'.T25]" office:value-type="float" office:value="0">
            <text:p>0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100">
            <text:p>100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office:value-type="float" office:value="0">
            <text:p>0</text:p>
          </table:table-cell>
          <table:table-cell table:number-columns-repeated="9" office:value-type="float" office:value="3">
            <text:p>3</text:p>
          </table:table-cell>
        </table:table-row>
        <table:table-row table:style-name="ro2">
          <table:table-cell table:formula="oooc:=[Бонусы.B3]" office:value-type="string" office:string-value="bonus.spoon">
            <text:p>bonus.spoon</text:p>
          </table:table-cell>
          <table:table-cell table:formula="oooc:=[Бонусы.B6]" office:value-type="float" office:value="0">
            <text:p>0</text:p>
          </table:table-cell>
          <table:table-cell table:formula="oooc:=[Бонусы.B7]" office:value-type="float" office:value="0">
            <text:p>0</text:p>
          </table:table-cell>
          <table:table-cell table:formula="oooc:=[Бонусы.B8]" office:value-type="float" office:value="0">
            <text:p>0</text:p>
          </table:table-cell>
          <table:table-cell table:formula="oooc:=[Бонусы.B9]" office:value-type="float" office:value="0">
            <text:p>0</text:p>
          </table:table-cell>
          <table:table-cell table:formula="oooc:=[Бонусы.B10]" office:value-type="float" office:value="0">
            <text:p>0</text:p>
          </table:table-cell>
          <table:table-cell table:formula="oooc:=[Бонусы.B11]" office:value-type="float" office:value="0">
            <text:p>0</text:p>
          </table:table-cell>
          <table:table-cell table:formula="oooc:=[Бонусы.B12]" office:value-type="float" office:value="0">
            <text:p>0</text:p>
          </table:table-cell>
          <table:table-cell table:formula="oooc:=[Бонусы.B13]" office:value-type="float" office:value="0">
            <text:p>0</text:p>
          </table:table-cell>
          <table:table-cell table:formula="oooc:=[Бонусы.B14]" office:value-type="float" office:value="0">
            <text:p>0</text:p>
          </table:table-cell>
          <table:table-cell table:formula="oooc:=[Бонусы.B15]" office:value-type="float" office:value="0">
            <text:p>0</text:p>
          </table:table-cell>
        </table:table-row>
        <table:table-row table:style-name="ro2">
          <table:table-cell table:formula="oooc:=[Бонусы.D3]" office:value-type="string" office:string-value="bonus.removerow">
            <text:p>bonus.removerow</text:p>
          </table:table-cell>
          <table:table-cell table:formula="oooc:=[Бонусы.D6]" office:value-type="float" office:value="0">
            <text:p>0</text:p>
          </table:table-cell>
          <table:table-cell table:formula="oooc:=[Бонусы.D7]" office:value-type="float" office:value="1">
            <text:p>1</text:p>
          </table:table-cell>
          <table:table-cell table:formula="oooc:=[Бонусы.D8]" office:value-type="float" office:value="1">
            <text:p>1</text:p>
          </table:table-cell>
          <table:table-cell table:formula="oooc:=[Бонусы.D9]" office:value-type="float" office:value="1">
            <text:p>1</text:p>
          </table:table-cell>
          <table:table-cell table:formula="oooc:=[Бонусы.D10]" office:value-type="float" office:value="1">
            <text:p>1</text:p>
          </table:table-cell>
          <table:table-cell table:formula="oooc:=[Бонусы.D11]" office:value-type="float" office:value="1">
            <text:p>1</text:p>
          </table:table-cell>
          <table:table-cell table:formula="oooc:=[Бонусы.D12]" office:value-type="float" office:value="1">
            <text:p>1</text:p>
          </table:table-cell>
          <table:table-cell table:formula="oooc:=[Бонусы.D13]" office:value-type="float" office:value="1">
            <text:p>1</text:p>
          </table:table-cell>
          <table:table-cell table:formula="oooc:=[Бонусы.D14]" office:value-type="float" office:value="0">
            <text:p>0</text:p>
          </table:table-cell>
          <table:table-cell table:formula="oooc:=[Бонусы.D15]" office:value-type="float" office:value="0">
            <text:p>0</text:p>
          </table:table-cell>
        </table:table-row>
        <table:table-row table:style-name="ro2">
          <table:table-cell table:formula="oooc:=[Бонусы.F3]" office:value-type="string" office:string-value="bonus.bomb">
            <text:p>bonus.bomb</text:p>
          </table:table-cell>
          <table:table-cell table:formula="oooc:=[Бонусы.F6]" office:value-type="float" office:value="0">
            <text:p>0</text:p>
          </table:table-cell>
          <table:table-cell table:formula="oooc:=[Бонусы.F7]" office:value-type="float" office:value="0">
            <text:p>0</text:p>
          </table:table-cell>
          <table:table-cell table:formula="oooc:=[Бонусы.F8]" office:value-type="float" office:value="0">
            <text:p>0</text:p>
          </table:table-cell>
          <table:table-cell table:formula="oooc:=[Бонусы.F9]" office:value-type="float" office:value="0">
            <text:p>0</text:p>
          </table:table-cell>
          <table:table-cell table:formula="oooc:=[Бонусы.F10]" office:value-type="float" office:value="0">
            <text:p>0</text:p>
          </table:table-cell>
          <table:table-cell table:formula="oooc:=[Бонусы.F11]" office:value-type="float" office:value="0">
            <text:p>0</text:p>
          </table:table-cell>
          <table:table-cell table:formula="oooc:=[Бонусы.F12]" office:value-type="float" office:value="0">
            <text:p>0</text:p>
          </table:table-cell>
          <table:table-cell table:formula="oooc:=[Бонусы.F13]" office:value-type="float" office:value="0">
            <text:p>0</text:p>
          </table:table-cell>
          <table:table-cell table:formula="oooc:=[Бонусы.F14]" office:value-type="float" office:value="1">
            <text:p>1</text:p>
          </table:table-cell>
          <table:table-cell table:formula="oooc:=[Бонусы.F15]" office:value-type="float" office:value="1">
            <text:p>1</text:p>
          </table:table-cell>
        </table:table-row>
        <table:table-row table:style-name="ro2">
          <table:table-cell table:formula="oooc:=[Бонусы.H3]" office:value-type="string" office:string-value="bonus.scrollback">
            <text:p>bonus.scrollback</text:p>
          </table:table-cell>
          <table:table-cell table:formula="oooc:=[Бонусы.H6]" office:value-type="float" office:value="0">
            <text:p>0</text:p>
          </table:table-cell>
          <table:table-cell table:formula="oooc:=[Бонусы.H7]" office:value-type="float" office:value="0">
            <text:p>0</text:p>
          </table:table-cell>
          <table:table-cell table:formula="oooc:=[Бонусы.H8]" office:value-type="float" office:value="0">
            <text:p>0</text:p>
          </table:table-cell>
          <table:table-cell table:formula="oooc:=[Бонусы.H9]" office:value-type="float" office:value="0">
            <text:p>0</text:p>
          </table:table-cell>
          <table:table-cell table:formula="oooc:=[Бонусы.H10]" office:value-type="float" office:value="0">
            <text:p>0</text:p>
          </table:table-cell>
          <table:table-cell table:formula="oooc:=[Бонусы.H11]" office:value-type="float" office:value="0">
            <text:p>0</text:p>
          </table:table-cell>
          <table:table-cell table:formula="oooc:=[Бонусы.H12]" office:value-type="float" office:value="0">
            <text:p>0</text:p>
          </table:table-cell>
          <table:table-cell table:formula="oooc:=[Бонусы.H13]" office:value-type="float" office:value="0">
            <text:p>0</text:p>
          </table:table-cell>
          <table:table-cell table:formula="oooc:=[Бонусы.H14]" office:value-type="float" office:value="0">
            <text:p>0</text:p>
          </table:table-cell>
          <table:table-cell table:formula="oooc:=[Бонусы.H15]" office:value-type="float" office:value="0">
            <text:p>0</text:p>
          </table:table-cell>
        </table:table-row>
        <table:table-row table:style-name="ro2">
          <table:table-cell table:formula="oooc:=[Бонусы.J3]" office:value-type="string" office:string-value="bonus.shuffle">
            <text:p>bonus.shuffle</text:p>
          </table:table-cell>
          <table:table-cell table:formula="oooc:=[Бонусы.J6]" office:value-type="float" office:value="0">
            <text:p>0</text:p>
          </table:table-cell>
          <table:table-cell table:formula="oooc:=[Бонусы.J7]" office:value-type="float" office:value="0">
            <text:p>0</text:p>
          </table:table-cell>
          <table:table-cell table:formula="oooc:=[Бонусы.J8]" office:value-type="float" office:value="0">
            <text:p>0</text:p>
          </table:table-cell>
          <table:table-cell table:formula="oooc:=[Бонусы.J9]" office:value-type="float" office:value="0">
            <text:p>0</text:p>
          </table:table-cell>
          <table:table-cell table:formula="oooc:=[Бонусы.J10]" office:value-type="float" office:value="0">
            <text:p>0</text:p>
          </table:table-cell>
          <table:table-cell table:formula="oooc:=[Бонусы.J11]" office:value-type="float" office:value="0">
            <text:p>0</text:p>
          </table:table-cell>
          <table:table-cell table:formula="oooc:=[Бонусы.J12]" office:value-type="float" office:value="0">
            <text:p>0</text:p>
          </table:table-cell>
          <table:table-cell table:formula="oooc:=[Бонусы.J13]" office:value-type="float" office:value="0">
            <text:p>0</text:p>
          </table:table-cell>
          <table:table-cell table:formula="oooc:=[Бонусы.J14]" office:value-type="float" office:value="0">
            <text:p>0</text:p>
          </table:table-cell>
          <table:table-cell table:formula="oooc:=[Бонусы.J15]" office:value-type="float" office:value="0">
            <text:p>0</text:p>
          </table:table-cell>
        </table:table-row>
        <table:table-row table:style-name="ro2">
          <table:table-cell table:formula="oooc:=[Бонусы.L3]" office:value-type="string" office:string-value="bonus.magicwand">
            <text:p>bonus.magicwand</text:p>
          </table:table-cell>
          <table:table-cell table:formula="oooc:=[Бонусы.L6]" office:value-type="float" office:value="0">
            <text:p>0</text:p>
          </table:table-cell>
          <table:table-cell table:formula="oooc:=[Бонусы.L7]" office:value-type="float" office:value="0">
            <text:p>0</text:p>
          </table:table-cell>
          <table:table-cell table:formula="oooc:=[Бонусы.L8]" office:value-type="float" office:value="0">
            <text:p>0</text:p>
          </table:table-cell>
          <table:table-cell table:formula="oooc:=[Бонусы.L9]" office:value-type="float" office:value="0">
            <text:p>0</text:p>
          </table:table-cell>
          <table:table-cell table:formula="oooc:=[Бонусы.L10]" office:value-type="float" office:value="0">
            <text:p>0</text:p>
          </table:table-cell>
          <table:table-cell table:formula="oooc:=[Бонусы.L11]" office:value-type="float" office:value="0">
            <text:p>0</text:p>
          </table:table-cell>
          <table:table-cell table:formula="oooc:=[Бонусы.L12]" office:value-type="float" office:value="0">
            <text:p>0</text:p>
          </table:table-cell>
          <table:table-cell table:formula="oooc:=[Бонусы.L13]" office:value-type="float" office:value="0">
            <text:p>0</text:p>
          </table:table-cell>
          <table:table-cell table:formula="oooc:=[Бонусы.L14]" office:value-type="float" office:value="0">
            <text:p>0</text:p>
          </table:table-cell>
          <table:table-cell table:formula="oooc:=[Бонусы.L15]" office:value-type="float" office:value="0">
            <text:p>0</text:p>
          </table:table-cell>
        </table:table-row>
        <table:table-row table:style-name="ro2">
          <table:table-cell table:formula="oooc:=[Бонусы.N3]" office:value-type="string" office:string-value="bonus.sweet">
            <text:p>bonus.sweet</text:p>
          </table:table-cell>
          <table:table-cell table:formula="oooc:=[Бонусы.N6]" office:value-type="float" office:value="0">
            <text:p>0</text:p>
          </table:table-cell>
          <table:table-cell table:formula="oooc:=[Бонусы.N7]" office:value-type="float" office:value="0">
            <text:p>0</text:p>
          </table:table-cell>
          <table:table-cell table:formula="oooc:=[Бонусы.N8]" office:value-type="float" office:value="0">
            <text:p>0</text:p>
          </table:table-cell>
          <table:table-cell table:formula="oooc:=[Бонусы.N9]" office:value-type="float" office:value="0">
            <text:p>0</text:p>
          </table:table-cell>
          <table:table-cell table:formula="oooc:=[Бонусы.N10]" office:value-type="float" office:value="0">
            <text:p>0</text:p>
          </table:table-cell>
          <table:table-cell table:formula="oooc:=[Бонусы.N11]" office:value-type="float" office:value="1">
            <text:p>1</text:p>
          </table:table-cell>
          <table:table-cell table:formula="oooc:=[Бонусы.N12]" office:value-type="float" office:value="1">
            <text:p>1</text:p>
          </table:table-cell>
          <table:table-cell table:formula="oooc:=[Бонусы.N13]" office:value-type="float" office:value="1">
            <text:p>1</text:p>
          </table:table-cell>
          <table:table-cell table:formula="oooc:=[Бонусы.N14]" office:value-type="float" office:value="1">
            <text:p>1</text:p>
          </table:table-cell>
          <table:table-cell table:formula="oooc:=[Бонусы.N15]" office:value-type="float" office:value="1">
            <text:p>1</text:p>
          </table:table-cell>
        </table:table-row>
        <table:table-row table:style-name="ro2">
          <table:table-cell table:formula="oooc:=[Бонусы.P3]" office:value-type="string" office:string-value="bonus.gift">
            <text:p>bonus.gift</text:p>
          </table:table-cell>
          <table:table-cell table:formula="oooc:=[Бонусы.P6]" office:value-type="float" office:value="0">
            <text:p>0</text:p>
          </table:table-cell>
          <table:table-cell table:formula="oooc:=[Бонусы.P7]" office:value-type="float" office:value="0">
            <text:p>0</text:p>
          </table:table-cell>
          <table:table-cell table:formula="oooc:=[Бонусы.P8]" office:value-type="float" office:value="0">
            <text:p>0</text:p>
          </table:table-cell>
          <table:table-cell table:formula="oooc:=[Бонусы.P9]" office:value-type="float" office:value="0">
            <text:p>0</text:p>
          </table:table-cell>
          <table:table-cell table:formula="oooc:=[Бонусы.P10]" office:value-type="float" office:value="0">
            <text:p>0</text:p>
          </table:table-cell>
          <table:table-cell table:formula="oooc:=[Бонусы.P11]" office:value-type="float" office:value="0">
            <text:p>0</text:p>
          </table:table-cell>
          <table:table-cell table:formula="oooc:=[Бонусы.P12]" office:value-type="float" office:value="0">
            <text:p>0</text:p>
          </table:table-cell>
          <table:table-cell table:formula="oooc:=[Бонусы.P13]" office:value-type="float" office:value="0">
            <text:p>0</text:p>
          </table:table-cell>
          <table:table-cell table:formula="oooc:=[Бонусы.P14]" office:value-type="float" office:value="0">
            <text:p>0</text:p>
          </table:table-cell>
          <table:table-cell table:formula="oooc:=[Бонусы.P15]" office:value-type="float" office:value="0">
            <text:p>0</text:p>
          </table:table-cell>
        </table:table-row>
        <table:table-row table:style-name="ro2">
          <table:table-cell table:formula="oooc:=[Бонусы.R3]" office:value-type="string" office:string-value="bonus.hearts">
            <text:p>bonus.hearts</text:p>
          </table:table-cell>
          <table:table-cell table:formula="oooc:=[Бонусы.R6]" office:value-type="float" office:value="0">
            <text:p>0</text:p>
          </table:table-cell>
          <table:table-cell table:formula="oooc:=[Бонусы.R7]" office:value-type="float" office:value="0">
            <text:p>0</text:p>
          </table:table-cell>
          <table:table-cell table:formula="oooc:=[Бонусы.R8]" office:value-type="float" office:value="0">
            <text:p>0</text:p>
          </table:table-cell>
          <table:table-cell table:formula="oooc:=[Бонусы.R9]" office:value-type="float" office:value="0">
            <text:p>0</text:p>
          </table:table-cell>
          <table:table-cell table:formula="oooc:=[Бонусы.R10]" office:value-type="float" office:value="0">
            <text:p>0</text:p>
          </table:table-cell>
          <table:table-cell table:formula="oooc:=[Бонусы.R11]" office:value-type="float" office:value="0">
            <text:p>0</text:p>
          </table:table-cell>
          <table:table-cell table:formula="oooc:=[Бонусы.R12]" office:value-type="float" office:value="0">
            <text:p>0</text:p>
          </table:table-cell>
          <table:table-cell table:formula="oooc:=[Бонусы.R13]" office:value-type="float" office:value="0">
            <text:p>0</text:p>
          </table:table-cell>
          <table:table-cell table:formula="oooc:=[Бонусы.R14]" office:value-type="float" office:value="0">
            <text:p>0</text:p>
          </table:table-cell>
          <table:table-cell table:formula="oooc:=[Бонусы.R15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2" table:style-name="ta1" table:print="false">
        <table:table-column table:style-name="co13" table:default-cell-style-name="ce160"/>
        <table:table-column table:style-name="co3" table:number-columns-repeated="10" table:default-cell-style-name="Default"/>
        <table:table-row table:style-name="ro2">
          <table:table-cell table:formula="oooc:=['2 _ Mexican'.B20]" office:value-type="string" office:string-value="Episode 2 – Mexican">
            <text:p>Episode 2 – Mexic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61" table:formula="oooc:=[Покупатели.B3]" office:value-type="string" office:string-value="Worker">
            <text:p>Worker</text:p>
          </table:table-cell>
          <table:table-cell table:formula="oooc:=[Покупатели.B18]" office:value-type="float" office:value="0">
            <text:p>0</text:p>
          </table:table-cell>
          <table:table-cell table:formula="oooc:=[Покупатели.B19]" office:value-type="float" office:value="1">
            <text:p>1</text:p>
          </table:table-cell>
          <table:table-cell table:formula="oooc:=[Покупатели.B20]" office:value-type="float" office:value="1">
            <text:p>1</text:p>
          </table:table-cell>
          <table:table-cell table:formula="oooc:=[Покупатели.B21]" office:value-type="float" office:value="0">
            <text:p>0</text:p>
          </table:table-cell>
          <table:table-cell table:formula="oooc:=[Покупатели.B22]" office:value-type="float" office:value="1">
            <text:p>1</text:p>
          </table:table-cell>
          <table:table-cell table:formula="oooc:=[Покупатели.B23]" office:value-type="float" office:value="1">
            <text:p>1</text:p>
          </table:table-cell>
          <table:table-cell table:formula="oooc:=[Покупатели.B24]" office:value-type="float" office:value="0">
            <text:p>0</text:p>
          </table:table-cell>
          <table:table-cell table:formula="oooc:=[Покупатели.B25]" office:value-type="float" office:value="0">
            <text:p>0</text:p>
          </table:table-cell>
          <table:table-cell table:formula="oooc:=[Покупатели.B26]" office:value-type="float" office:value="1">
            <text:p>1</text:p>
          </table:table-cell>
          <table:table-cell table:formula="oooc:=[Покупатели.B27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D3]" office:value-type="string" office:string-value="Student">
            <text:p>Student</text:p>
          </table:table-cell>
          <table:table-cell table:formula="oooc:=[Покупатели.D18]" office:value-type="float" office:value="0">
            <text:p>0</text:p>
          </table:table-cell>
          <table:table-cell table:formula="oooc:=[Покупатели.D19]" office:value-type="float" office:value="0">
            <text:p>0</text:p>
          </table:table-cell>
          <table:table-cell table:formula="oooc:=[Покупатели.D20]" office:value-type="float" office:value="0">
            <text:p>0</text:p>
          </table:table-cell>
          <table:table-cell table:formula="oooc:=[Покупатели.D21]" office:value-type="float" office:value="1">
            <text:p>1</text:p>
          </table:table-cell>
          <table:table-cell table:formula="oooc:=[Покупатели.D22]" office:value-type="float" office:value="0">
            <text:p>0</text:p>
          </table:table-cell>
          <table:table-cell table:formula="oooc:=[Покупатели.D23]" office:value-type="float" office:value="1">
            <text:p>1</text:p>
          </table:table-cell>
          <table:table-cell table:formula="oooc:=[Покупатели.D24]" office:value-type="float" office:value="1">
            <text:p>1</text:p>
          </table:table-cell>
          <table:table-cell table:formula="oooc:=[Покупатели.D25]" office:value-type="float" office:value="0">
            <text:p>0</text:p>
          </table:table-cell>
          <table:table-cell table:formula="oooc:=[Покупатели.D26]" office:value-type="float" office:value="0">
            <text:p>0</text:p>
          </table:table-cell>
          <table:table-cell table:formula="oooc:=[Покупатели.D27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F3]" office:value-type="string" office:string-value="Business">
            <text:p>Business</text:p>
          </table:table-cell>
          <table:table-cell table:formula="oooc:=[Покупатели.F18]" office:value-type="float" office:value="0">
            <text:p>0</text:p>
          </table:table-cell>
          <table:table-cell table:formula="oooc:=[Покупатели.F19]" office:value-type="float" office:value="1">
            <text:p>1</text:p>
          </table:table-cell>
          <table:table-cell table:formula="oooc:=[Покупатели.F20]" office:value-type="float" office:value="1">
            <text:p>1</text:p>
          </table:table-cell>
          <table:table-cell table:formula="oooc:=[Покупатели.F21]" office:value-type="float" office:value="1">
            <text:p>1</text:p>
          </table:table-cell>
          <table:table-cell table:formula="oooc:=[Покупатели.F22]" office:value-type="float" office:value="0">
            <text:p>0</text:p>
          </table:table-cell>
          <table:table-cell table:formula="oooc:=[Покупатели.F23]" office:value-type="float" office:value="1">
            <text:p>1</text:p>
          </table:table-cell>
          <table:table-cell table:formula="oooc:=[Покупатели.F24]" office:value-type="float" office:value="1">
            <text:p>1</text:p>
          </table:table-cell>
          <table:table-cell table:formula="oooc:=[Покупатели.F25]" office:value-type="float" office:value="0">
            <text:p>0</text:p>
          </table:table-cell>
          <table:table-cell table:formula="oooc:=[Покупатели.F26]" office:value-type="float" office:value="1">
            <text:p>1</text:p>
          </table:table-cell>
          <table:table-cell table:formula="oooc:=[Покупатели.F27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H3]" office:value-type="string" office:string-value="Oldlady">
            <text:p>Oldlady</text:p>
          </table:table-cell>
          <table:table-cell table:formula="oooc:=[Покупатели.H18]" office:value-type="float" office:value="0">
            <text:p>0</text:p>
          </table:table-cell>
          <table:table-cell table:formula="oooc:=[Покупатели.H19]" office:value-type="float" office:value="0">
            <text:p>0</text:p>
          </table:table-cell>
          <table:table-cell table:formula="oooc:=[Покупатели.H20]" office:value-type="float" office:value="0">
            <text:p>0</text:p>
          </table:table-cell>
          <table:table-cell table:formula="oooc:=[Покупатели.H21]" office:value-type="float" office:value="0">
            <text:p>0</text:p>
          </table:table-cell>
          <table:table-cell table:formula="oooc:=[Покупатели.H22]" office:value-type="float" office:value="1">
            <text:p>1</text:p>
          </table:table-cell>
          <table:table-cell table:formula="oooc:=[Покупатели.H23]" office:value-type="float" office:value="1">
            <text:p>1</text:p>
          </table:table-cell>
          <table:table-cell table:formula="oooc:=[Покупатели.H24]" office:value-type="float" office:value="1">
            <text:p>1</text:p>
          </table:table-cell>
          <table:table-cell table:formula="oooc:=[Покупатели.H25]" office:value-type="float" office:value="0">
            <text:p>0</text:p>
          </table:table-cell>
          <table:table-cell table:formula="oooc:=[Покупатели.H26]" office:value-type="float" office:value="0">
            <text:p>0</text:p>
          </table:table-cell>
          <table:table-cell table:formula="oooc:=[Покупатели.H27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J3]" office:value-type="string" office:string-value="Critic">
            <text:p>Critic</text:p>
          </table:table-cell>
          <table:table-cell table:formula="oooc:=[Покупатели.J18]" office:value-type="float" office:value="0">
            <text:p>0</text:p>
          </table:table-cell>
          <table:table-cell table:formula="oooc:=[Покупатели.J19]" office:value-type="float" office:value="0">
            <text:p>0</text:p>
          </table:table-cell>
          <table:table-cell table:formula="oooc:=[Покупатели.J20]" office:value-type="float" office:value="0">
            <text:p>0</text:p>
          </table:table-cell>
          <table:table-cell table:formula="oooc:=[Покупатели.J21]" office:value-type="float" office:value="0">
            <text:p>0</text:p>
          </table:table-cell>
          <table:table-cell table:formula="oooc:=[Покупатели.J22]" office:value-type="float" office:value="0">
            <text:p>0</text:p>
          </table:table-cell>
          <table:table-cell table:formula="oooc:=[Покупатели.J23]" office:value-type="float" office:value="0">
            <text:p>0</text:p>
          </table:table-cell>
          <table:table-cell table:formula="oooc:=[Покупатели.J24]" office:value-type="float" office:value="0">
            <text:p>0</text:p>
          </table:table-cell>
          <table:table-cell table:formula="oooc:=[Покупатели.J25]" office:value-type="float" office:value="0">
            <text:p>0</text:p>
          </table:table-cell>
          <table:table-cell table:formula="oooc:=[Покупатели.J26]" office:value-type="float" office:value="0">
            <text:p>0</text:p>
          </table:table-cell>
          <table:table-cell table:formula="oooc:=[Покупатели.J27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L3]" office:value-type="string" office:string-value="Schoolkid">
            <text:p>Schoolkid</text:p>
          </table:table-cell>
          <table:table-cell table:formula="oooc:=[Покупатели.L18]" office:value-type="float" office:value="0">
            <text:p>0</text:p>
          </table:table-cell>
          <table:table-cell table:formula="oooc:=[Покупатели.L19]" office:value-type="float" office:value="0">
            <text:p>0</text:p>
          </table:table-cell>
          <table:table-cell table:formula="oooc:=[Покупатели.L20]" office:value-type="float" office:value="0">
            <text:p>0</text:p>
          </table:table-cell>
          <table:table-cell table:formula="oooc:=[Покупатели.L21]" office:value-type="float" office:value="0">
            <text:p>0</text:p>
          </table:table-cell>
          <table:table-cell table:formula="oooc:=[Покупатели.L22]" office:value-type="float" office:value="0">
            <text:p>0</text:p>
          </table:table-cell>
          <table:table-cell table:formula="oooc:=[Покупатели.L23]" office:value-type="float" office:value="0">
            <text:p>0</text:p>
          </table:table-cell>
          <table:table-cell table:formula="oooc:=[Покупатели.L24]" office:value-type="float" office:value="0">
            <text:p>0</text:p>
          </table:table-cell>
          <table:table-cell table:formula="oooc:=[Покупатели.L25]" office:value-type="float" office:value="0">
            <text:p>0</text:p>
          </table:table-cell>
          <table:table-cell table:formula="oooc:=[Покупатели.L26]" office:value-type="float" office:value="1">
            <text:p>1</text:p>
          </table:table-cell>
          <table:table-cell table:formula="oooc:=[Покупатели.L27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N3]" office:value-type="string" office:string-value="Vegetarian">
            <text:p>Vegetarian</text:p>
          </table:table-cell>
          <table:table-cell table:formula="oooc:=[Покупатели.N18]" office:value-type="float" office:value="0">
            <text:p>0</text:p>
          </table:table-cell>
          <table:table-cell table:formula="oooc:=[Покупатели.N19]" office:value-type="float" office:value="0">
            <text:p>0</text:p>
          </table:table-cell>
          <table:table-cell table:formula="oooc:=[Покупатели.N20]" office:value-type="float" office:value="0">
            <text:p>0</text:p>
          </table:table-cell>
          <table:table-cell table:formula="oooc:=[Покупатели.N21]" office:value-type="float" office:value="0">
            <text:p>0</text:p>
          </table:table-cell>
          <table:table-cell table:formula="oooc:=[Покупатели.N22]" office:value-type="float" office:value="0">
            <text:p>0</text:p>
          </table:table-cell>
          <table:table-cell table:formula="oooc:=[Покупатели.N23]" office:value-type="float" office:value="0">
            <text:p>0</text:p>
          </table:table-cell>
          <table:table-cell table:formula="oooc:=[Покупатели.N24]" office:value-type="float" office:value="0">
            <text:p>0</text:p>
          </table:table-cell>
          <table:table-cell table:formula="oooc:=[Покупатели.N25]" office:value-type="float" office:value="0">
            <text:p>0</text:p>
          </table:table-cell>
          <table:table-cell table:formula="oooc:=[Покупатели.N26]" office:value-type="float" office:value="0">
            <text:p>0</text:p>
          </table:table-cell>
          <table:table-cell table:formula="oooc:=[Покупатели.N27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P3]" office:value-type="string" office:string-value="Tourist Hawaiian">
            <text:p>Tourist Hawaiian</text:p>
          </table:table-cell>
          <table:table-cell table:formula="oooc:=[Покупатели.P18]" office:value-type="float" office:value="0">
            <text:p>0</text:p>
          </table:table-cell>
          <table:table-cell table:formula="oooc:=[Покупатели.P19]" office:value-type="float" office:value="0">
            <text:p>0</text:p>
          </table:table-cell>
          <table:table-cell table:formula="oooc:=[Покупатели.P20]" office:value-type="float" office:value="0">
            <text:p>0</text:p>
          </table:table-cell>
          <table:table-cell table:formula="oooc:=[Покупатели.P21]" office:value-type="float" office:value="0">
            <text:p>0</text:p>
          </table:table-cell>
          <table:table-cell table:formula="oooc:=[Покупатели.P22]" office:value-type="float" office:value="0">
            <text:p>0</text:p>
          </table:table-cell>
          <table:table-cell table:formula="oooc:=[Покупатели.P23]" office:value-type="float" office:value="0">
            <text:p>0</text:p>
          </table:table-cell>
          <table:table-cell table:formula="oooc:=[Покупатели.P24]" office:value-type="float" office:value="0">
            <text:p>0</text:p>
          </table:table-cell>
          <table:table-cell table:formula="oooc:=[Покупатели.P25]" office:value-type="float" office:value="1">
            <text:p>1</text:p>
          </table:table-cell>
          <table:table-cell table:formula="oooc:=[Покупатели.P26]" office:value-type="float" office:value="0">
            <text:p>0</text:p>
          </table:table-cell>
          <table:table-cell table:formula="oooc:=[Покупатели.P27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R3]" office:value-type="string" office:string-value="Tourist Mexican">
            <text:p>Tourist Mexican</text:p>
          </table:table-cell>
          <table:table-cell table:formula="oooc:=[Покупатели.R18]" office:value-type="float" office:value="1">
            <text:p>1</text:p>
          </table:table-cell>
          <table:table-cell table:formula="oooc:=[Покупатели.R19]" office:value-type="float" office:value="1">
            <text:p>1</text:p>
          </table:table-cell>
          <table:table-cell table:formula="oooc:=[Покупатели.R20]" office:value-type="float" office:value="1">
            <text:p>1</text:p>
          </table:table-cell>
          <table:table-cell table:formula="oooc:=[Покупатели.R21]" office:value-type="float" office:value="0">
            <text:p>0</text:p>
          </table:table-cell>
          <table:table-cell table:formula="oooc:=[Покупатели.R22]" office:value-type="float" office:value="1">
            <text:p>1</text:p>
          </table:table-cell>
          <table:table-cell table:formula="oooc:=[Покупатели.R23]" office:value-type="float" office:value="1">
            <text:p>1</text:p>
          </table:table-cell>
          <table:table-cell table:formula="oooc:=[Покупатели.R24]" office:value-type="float" office:value="0">
            <text:p>0</text:p>
          </table:table-cell>
          <table:table-cell table:formula="oooc:=[Покупатели.R25]" office:value-type="float" office:value="1">
            <text:p>1</text:p>
          </table:table-cell>
          <table:table-cell table:formula="oooc:=[Покупатели.R26]" office:value-type="float" office:value="1">
            <text:p>1</text:p>
          </table:table-cell>
          <table:table-cell table:formula="oooc:=[Покупатели.R27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T3]" office:value-type="string" office:string-value="Tourist Russian">
            <text:p>Tourist Russian</text:p>
          </table:table-cell>
          <table:table-cell table:formula="oooc:=[Покупатели.T18]" office:value-type="float" office:value="0">
            <text:p>0</text:p>
          </table:table-cell>
          <table:table-cell table:formula="oooc:=[Покупатели.T19]" office:value-type="float" office:value="0">
            <text:p>0</text:p>
          </table:table-cell>
          <table:table-cell table:formula="oooc:=[Покупатели.T20]" office:value-type="float" office:value="0">
            <text:p>0</text:p>
          </table:table-cell>
          <table:table-cell table:formula="oooc:=[Покупатели.T21]" office:value-type="float" office:value="0">
            <text:p>0</text:p>
          </table:table-cell>
          <table:table-cell table:formula="oooc:=[Покупатели.T22]" office:value-type="float" office:value="0">
            <text:p>0</text:p>
          </table:table-cell>
          <table:table-cell table:formula="oooc:=[Покупатели.T23]" office:value-type="float" office:value="0">
            <text:p>0</text:p>
          </table:table-cell>
          <table:table-cell table:formula="oooc:=[Покупатели.T24]" office:value-type="float" office:value="0">
            <text:p>0</text:p>
          </table:table-cell>
          <table:table-cell table:formula="oooc:=[Покупатели.T25]" office:value-type="float" office:value="0">
            <text:p>0</text:p>
          </table:table-cell>
          <table:table-cell table:formula="oooc:=[Покупатели.T26]" office:value-type="float" office:value="0">
            <text:p>0</text:p>
          </table:table-cell>
          <table:table-cell table:formula="oooc:=[Покупатели.T27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V3]" office:value-type="string" office:string-value="Tourist Japanese">
            <text:p>Tourist Japanese</text:p>
          </table:table-cell>
          <table:table-cell table:formula="oooc:=[Покупатели.V18]" office:value-type="float" office:value="0">
            <text:p>0</text:p>
          </table:table-cell>
          <table:table-cell table:formula="oooc:=[Покупатели.V19]" office:value-type="float" office:value="0">
            <text:p>0</text:p>
          </table:table-cell>
          <table:table-cell table:formula="oooc:=[Покупатели.V20]" office:value-type="float" office:value="0">
            <text:p>0</text:p>
          </table:table-cell>
          <table:table-cell table:formula="oooc:=[Покупатели.V21]" office:value-type="float" office:value="0">
            <text:p>0</text:p>
          </table:table-cell>
          <table:table-cell table:formula="oooc:=[Покупатели.V22]" office:value-type="float" office:value="0">
            <text:p>0</text:p>
          </table:table-cell>
          <table:table-cell table:formula="oooc:=[Покупатели.V23]" office:value-type="float" office:value="0">
            <text:p>0</text:p>
          </table:table-cell>
          <table:table-cell table:formula="oooc:=[Покупатели.V24]" office:value-type="float" office:value="0">
            <text:p>0</text:p>
          </table:table-cell>
          <table:table-cell table:formula="oooc:=[Покупатели.V25]" office:value-type="float" office:value="0">
            <text:p>0</text:p>
          </table:table-cell>
          <table:table-cell table:formula="oooc:=[Покупатели.V26]" office:value-type="float" office:value="0">
            <text:p>0</text:p>
          </table:table-cell>
          <table:table-cell table:formula="oooc:=[Покупатели.V27]" office:value-type="float" office:value="0">
            <text:p>0</text:p>
          </table:table-cell>
        </table:table-row>
        <table:table-row table:style-name="ro2">
          <table:table-cell table:style-name="ce162" table:formula="oooc:=['2 _ Mexican'.A3]" office:value-type="string" office:string-value="Tortilla Soup">
            <text:p>Tortilla Soup</text:p>
          </table:table-cell>
          <table:table-cell table:formula="oooc:=['2 _ Mexican'.K3]" office:value-type="float" office:value="5">
            <text:p>5</text:p>
          </table:table-cell>
          <table:table-cell table:formula="oooc:=['2 _ Mexican'.L3]" office:value-type="float" office:value="2">
            <text:p>2</text:p>
          </table:table-cell>
          <table:table-cell table:formula="oooc:=['2 _ Mexican'.M3]" office:value-type="float" office:value="0">
            <text:p>0</text:p>
          </table:table-cell>
          <table:table-cell table:formula="oooc:=['2 _ Mexican'.N3]" office:value-type="float" office:value="0">
            <text:p>0</text:p>
          </table:table-cell>
          <table:table-cell table:formula="oooc:=['2 _ Mexican'.O3]" office:value-type="float" office:value="2">
            <text:p>2</text:p>
          </table:table-cell>
          <table:table-cell table:formula="oooc:=['2 _ Mexican'.P3]" office:value-type="float" office:value="0">
            <text:p>0</text:p>
          </table:table-cell>
          <table:table-cell table:formula="oooc:=['2 _ Mexican'.Q3]" office:value-type="float" office:value="1">
            <text:p>1</text:p>
          </table:table-cell>
          <table:table-cell table:formula="oooc:=['2 _ Mexican'.R3]" office:value-type="float" office:value="0">
            <text:p>0</text:p>
          </table:table-cell>
          <table:table-cell table:formula="oooc:=['2 _ Mexican'.S3]" office:value-type="float" office:value="0">
            <text:p>0</text:p>
          </table:table-cell>
          <table:table-cell table:formula="oooc:=['2 _ Mexican'.T3]" office:value-type="float" office:value="0">
            <text:p>0</text:p>
          </table:table-cell>
        </table:table-row>
        <table:table-row table:style-name="ro2">
          <table:table-cell table:style-name="ce162" table:formula="oooc:=['2 _ Mexican'.A4]" office:value-type="string" office:string-value="Guacamole">
            <text:p>Guacamole</text:p>
          </table:table-cell>
          <table:table-cell table:formula="oooc:=['2 _ Mexican'.K4]" office:value-type="float" office:value="0">
            <text:p>0</text:p>
          </table:table-cell>
          <table:table-cell table:formula="oooc:=['2 _ Mexican'.L4]" office:value-type="float" office:value="0">
            <text:p>0</text:p>
          </table:table-cell>
          <table:table-cell table:formula="oooc:=['2 _ Mexican'.M4]" office:value-type="float" office:value="0">
            <text:p>0</text:p>
          </table:table-cell>
          <table:table-cell table:formula="oooc:=['2 _ Mexican'.N4]" office:value-type="float" office:value="3">
            <text:p>3</text:p>
          </table:table-cell>
          <table:table-cell table:formula="oooc:=['2 _ Mexican'.O4]" office:value-type="float" office:value="2">
            <text:p>2</text:p>
          </table:table-cell>
          <table:table-cell table:formula="oooc:=['2 _ Mexican'.P4]" office:value-type="float" office:value="6">
            <text:p>6</text:p>
          </table:table-cell>
          <table:table-cell table:formula="oooc:=['2 _ Mexican'.Q4]" office:value-type="float" office:value="0">
            <text:p>0</text:p>
          </table:table-cell>
          <table:table-cell table:formula="oooc:=['2 _ Mexican'.R4]" office:value-type="float" office:value="0">
            <text:p>0</text:p>
          </table:table-cell>
          <table:table-cell table:formula="oooc:=['2 _ Mexican'.S4]" office:value-type="float" office:value="1">
            <text:p>1</text:p>
          </table:table-cell>
          <table:table-cell table:formula="oooc:=['2 _ Mexican'.T4]" office:value-type="float" office:value="1">
            <text:p>1</text:p>
          </table:table-cell>
        </table:table-row>
        <table:table-row table:style-name="ro2">
          <table:table-cell table:style-name="ce162" table:formula="oooc:=['2 _ Mexican'.A5]" office:value-type="string" office:string-value="Cheese Nachos">
            <text:p>Cheese Nachos</text:p>
          </table:table-cell>
          <table:table-cell table:formula="oooc:=['2 _ Mexican'.K5]" office:value-type="float" office:value="0">
            <text:p>0</text:p>
          </table:table-cell>
          <table:table-cell table:formula="oooc:=['2 _ Mexican'.L5]" office:value-type="float" office:value="0">
            <text:p>0</text:p>
          </table:table-cell>
          <table:table-cell table:formula="oooc:=['2 _ Mexican'.M5]" office:value-type="float" office:value="0">
            <text:p>0</text:p>
          </table:table-cell>
          <table:table-cell table:formula="oooc:=['2 _ Mexican'.N5]" office:value-type="float" office:value="0">
            <text:p>0</text:p>
          </table:table-cell>
          <table:table-cell table:formula="oooc:=['2 _ Mexican'.O5]" office:value-type="float" office:value="0">
            <text:p>0</text:p>
          </table:table-cell>
          <table:table-cell table:formula="oooc:=['2 _ Mexican'.P5]" office:value-type="float" office:value="0">
            <text:p>0</text:p>
          </table:table-cell>
          <table:table-cell table:formula="oooc:=['2 _ Mexican'.Q5]" office:value-type="float" office:value="3">
            <text:p>3</text:p>
          </table:table-cell>
          <table:table-cell table:formula="oooc:=['2 _ Mexican'.R5]" office:value-type="float" office:value="1">
            <text:p>1</text:p>
          </table:table-cell>
          <table:table-cell table:formula="oooc:=['2 _ Mexican'.S5]" office:value-type="float" office:value="0">
            <text:p>0</text:p>
          </table:table-cell>
          <table:table-cell table:formula="oooc:=['2 _ Mexican'.T5]" office:value-type="float" office:value="2">
            <text:p>2</text:p>
          </table:table-cell>
        </table:table-row>
        <table:table-row table:style-name="ro2">
          <table:table-cell table:style-name="ce162" table:formula="oooc:=['2 _ Mexican'.A6]" office:value-type="string" office:string-value="Chiles Renellos">
            <text:p>Chiles Renellos</text:p>
          </table:table-cell>
          <table:table-cell table:formula="oooc:=['2 _ Mexican'.K6]" office:value-type="float" office:value="0">
            <text:p>0</text:p>
          </table:table-cell>
          <table:table-cell table:formula="oooc:=['2 _ Mexican'.L6]" office:value-type="float" office:value="3">
            <text:p>3</text:p>
          </table:table-cell>
          <table:table-cell table:formula="oooc:=['2 _ Mexican'.M6]" office:value-type="float" office:value="4">
            <text:p>4</text:p>
          </table:table-cell>
          <table:table-cell table:formula="oooc:=['2 _ Mexican'.N6]" office:value-type="float" office:value="1">
            <text:p>1</text:p>
          </table:table-cell>
          <table:table-cell table:formula="oooc:=['2 _ Mexican'.O6]" office:value-type="float" office:value="0">
            <text:p>0</text:p>
          </table:table-cell>
          <table:table-cell table:formula="oooc:=['2 _ Mexican'.P6]" office:value-type="float" office:value="0">
            <text:p>0</text:p>
          </table:table-cell>
          <table:table-cell table:formula="oooc:=['2 _ Mexican'.Q6]" office:value-type="float" office:value="2">
            <text:p>2</text:p>
          </table:table-cell>
          <table:table-cell table:formula="oooc:=['2 _ Mexican'.R6]" office:value-type="float" office:value="0">
            <text:p>0</text:p>
          </table:table-cell>
          <table:table-cell table:formula="oooc:=['2 _ Mexican'.S6]" office:value-type="float" office:value="1">
            <text:p>1</text:p>
          </table:table-cell>
          <table:table-cell table:formula="oooc:=['2 _ Mexican'.T6]" office:value-type="float" office:value="0">
            <text:p>0</text:p>
          </table:table-cell>
        </table:table-row>
        <table:table-row table:style-name="ro2">
          <table:table-cell table:style-name="ce162" table:formula="oooc:=['2 _ Mexican'.A7]" office:value-type="string" office:string-value="Avocado Stuffed Tacos">
            <text:p>Avocado Stuffed Tacos</text:p>
          </table:table-cell>
          <table:table-cell table:formula="oooc:=['2 _ Mexican'.K7]" office:value-type="float" office:value="0">
            <text:p>0</text:p>
          </table:table-cell>
          <table:table-cell table:formula="oooc:=['2 _ Mexican'.L7]" office:value-type="float" office:value="0">
            <text:p>0</text:p>
          </table:table-cell>
          <table:table-cell table:formula="oooc:=['2 _ Mexican'.M7]" office:value-type="float" office:value="0">
            <text:p>0</text:p>
          </table:table-cell>
          <table:table-cell table:formula="oooc:=['2 _ Mexican'.N7]" office:value-type="float" office:value="0">
            <text:p>0</text:p>
          </table:table-cell>
          <table:table-cell table:formula="oooc:=['2 _ Mexican'.O7]" office:value-type="float" office:value="0">
            <text:p>0</text:p>
          </table:table-cell>
          <table:table-cell table:formula="oooc:=['2 _ Mexican'.P7]" office:value-type="float" office:value="0">
            <text:p>0</text:p>
          </table:table-cell>
          <table:table-cell table:formula="oooc:=['2 _ Mexican'.Q7]" office:value-type="float" office:value="0">
            <text:p>0</text:p>
          </table:table-cell>
          <table:table-cell table:formula="oooc:=['2 _ Mexican'.R7]" office:value-type="float" office:value="3">
            <text:p>3</text:p>
          </table:table-cell>
          <table:table-cell table:formula="oooc:=['2 _ Mexican'.S7]" office:value-type="float" office:value="2">
            <text:p>2</text:p>
          </table:table-cell>
          <table:table-cell table:formula="oooc:=['2 _ Mexican'.T7]" office:value-type="float" office:value="0">
            <text:p>0</text:p>
          </table:table-cell>
        </table:table-row>
        <table:table-row table:style-name="ro2">
          <table:table-cell table:style-name="ce162" table:formula="oooc:=['2 _ Mexican'.A8]" office:value-type="string" office:string-value="Burrito">
            <text:p>Burrito</text:p>
          </table:table-cell>
          <table:table-cell table:formula="oooc:=['2 _ Mexican'.K8]" office:value-type="float" office:value="3">
            <text:p>3</text:p>
          </table:table-cell>
          <table:table-cell table:formula="oooc:=['2 _ Mexican'.L8]" office:value-type="float" office:value="0">
            <text:p>0</text:p>
          </table:table-cell>
          <table:table-cell table:formula="oooc:=['2 _ Mexican'.M8]" office:value-type="float" office:value="0">
            <text:p>0</text:p>
          </table:table-cell>
          <table:table-cell table:formula="oooc:=['2 _ Mexican'.N8]" office:value-type="float" office:value="0">
            <text:p>0</text:p>
          </table:table-cell>
          <table:table-cell table:formula="oooc:=['2 _ Mexican'.O8]" office:value-type="float" office:value="2">
            <text:p>2</text:p>
          </table:table-cell>
          <table:table-cell table:formula="oooc:=['2 _ Mexican'.P8]" office:value-type="float" office:value="1">
            <text:p>1</text:p>
          </table:table-cell>
          <table:table-cell table:formula="oooc:=['2 _ Mexican'.Q8]" office:value-type="float" office:value="0">
            <text:p>0</text:p>
          </table:table-cell>
          <table:table-cell table:formula="oooc:=['2 _ Mexican'.R8]" office:value-type="float" office:value="0">
            <text:p>0</text:p>
          </table:table-cell>
          <table:table-cell table:formula="oooc:=['2 _ Mexican'.S8]" office:value-type="float" office:value="0">
            <text:p>0</text:p>
          </table:table-cell>
          <table:table-cell table:formula="oooc:=['2 _ Mexican'.T8]" office:value-type="float" office:value="1">
            <text:p>1</text:p>
          </table:table-cell>
        </table:table-row>
        <table:table-row table:style-name="ro2">
          <table:table-cell table:style-name="ce162" table:formula="oooc:=['2 _ Mexican'.A9]" office:value-type="string" office:string-value="Chili con Carne">
            <text:p>Chili con Carne</text:p>
          </table:table-cell>
          <table:table-cell table:formula="oooc:=['2 _ Mexican'.K9]" office:value-type="float" office:value="0">
            <text:p>0</text:p>
          </table:table-cell>
          <table:table-cell table:formula="oooc:=['2 _ Mexican'.L9]" office:value-type="float" office:value="4">
            <text:p>4</text:p>
          </table:table-cell>
          <table:table-cell table:formula="oooc:=['2 _ Mexican'.M9]" office:value-type="float" office:value="1">
            <text:p>1</text:p>
          </table:table-cell>
          <table:table-cell table:formula="oooc:=['2 _ Mexican'.N9]" office:value-type="float" office:value="1">
            <text:p>1</text:p>
          </table:table-cell>
          <table:table-cell table:formula="oooc:=['2 _ Mexican'.O9]" office:value-type="float" office:value="0">
            <text:p>0</text:p>
          </table:table-cell>
          <table:table-cell table:formula="oooc:=['2 _ Mexican'.P9]" office:value-type="float" office:value="0">
            <text:p>0</text:p>
          </table:table-cell>
          <table:table-cell table:formula="oooc:=['2 _ Mexican'.Q9]" office:value-type="float" office:value="4">
            <text:p>4</text:p>
          </table:table-cell>
          <table:table-cell table:formula="oooc:=['2 _ Mexican'.R9]" office:value-type="float" office:value="0">
            <text:p>0</text:p>
          </table:table-cell>
          <table:table-cell table:formula="oooc:=['2 _ Mexican'.S9]" office:value-type="float" office:value="2">
            <text:p>2</text:p>
          </table:table-cell>
          <table:table-cell table:formula="oooc:=['2 _ Mexican'.T9]" office:value-type="float" office:value="0">
            <text:p>0</text:p>
          </table:table-cell>
        </table:table-row>
        <table:table-row table:style-name="ro2">
          <table:table-cell table:style-name="ce162" table:formula="oooc:=['2 _ Mexican'.A10]" office:value-type="string" office:string-value="Quesadilla">
            <text:p>Quesadilla</text:p>
          </table:table-cell>
          <table:table-cell table:formula="oooc:=['2 _ Mexican'.K10]" office:value-type="float" office:value="0">
            <text:p>0</text:p>
          </table:table-cell>
          <table:table-cell table:formula="oooc:=['2 _ Mexican'.L10]" office:value-type="float" office:value="0">
            <text:p>0</text:p>
          </table:table-cell>
          <table:table-cell table:formula="oooc:=['2 _ Mexican'.M10]" office:value-type="float" office:value="0">
            <text:p>0</text:p>
          </table:table-cell>
          <table:table-cell table:formula="oooc:=['2 _ Mexican'.N10]" office:value-type="float" office:value="0">
            <text:p>0</text:p>
          </table:table-cell>
          <table:table-cell table:formula="oooc:=['2 _ Mexican'.O10]" office:value-type="float" office:value="0">
            <text:p>0</text:p>
          </table:table-cell>
          <table:table-cell table:formula="oooc:=['2 _ Mexican'.P10]" office:value-type="float" office:value="4">
            <text:p>4</text:p>
          </table:table-cell>
          <table:table-cell table:formula="oooc:=['2 _ Mexican'.Q10]" office:value-type="float" office:value="0">
            <text:p>0</text:p>
          </table:table-cell>
          <table:table-cell table:formula="oooc:=['2 _ Mexican'.R10]" office:value-type="float" office:value="1">
            <text:p>1</text:p>
          </table:table-cell>
          <table:table-cell table:formula="oooc:=['2 _ Mexican'.S10]" office:value-type="float" office:value="0">
            <text:p>0</text:p>
          </table:table-cell>
          <table:table-cell table:formula="oooc:=['2 _ Mexican'.T10]" office:value-type="float" office:value="0">
            <text:p>0</text:p>
          </table:table-cell>
        </table:table-row>
        <table:table-row table:style-name="ro2">
          <table:table-cell table:style-name="ce162" table:formula="oooc:=['2 _ Mexican'.A11]" office:value-type="string" office:string-value="Tex-Mex Turkey Casseruole">
            <text:p>Tex-Mex Turkey Casseruole</text:p>
          </table:table-cell>
          <table:table-cell table:formula="oooc:=['2 _ Mexican'.K11]" office:value-type="float" office:value="0">
            <text:p>0</text:p>
          </table:table-cell>
          <table:table-cell table:formula="oooc:=['2 _ Mexican'.L11]" office:value-type="float" office:value="0">
            <text:p>0</text:p>
          </table:table-cell>
          <table:table-cell table:formula="oooc:=['2 _ Mexican'.M11]" office:value-type="float" office:value="3">
            <text:p>3</text:p>
          </table:table-cell>
          <table:table-cell table:formula="oooc:=['2 _ Mexican'.N11]" office:value-type="float" office:value="0">
            <text:p>0</text:p>
          </table:table-cell>
          <table:table-cell table:formula="oooc:=['2 _ Mexican'.O11]" office:value-type="float" office:value="0">
            <text:p>0</text:p>
          </table:table-cell>
          <table:table-cell table:formula="oooc:=['2 _ Mexican'.P11]" office:value-type="float" office:value="0">
            <text:p>0</text:p>
          </table:table-cell>
          <table:table-cell table:formula="oooc:=['2 _ Mexican'.Q11]" office:value-type="float" office:value="0">
            <text:p>0</text:p>
          </table:table-cell>
          <table:table-cell table:formula="oooc:=['2 _ Mexican'.R11]" office:value-type="float" office:value="3">
            <text:p>3</text:p>
          </table:table-cell>
          <table:table-cell table:formula="oooc:=['2 _ Mexican'.S11]" office:value-type="float" office:value="0">
            <text:p>0</text:p>
          </table:table-cell>
          <table:table-cell table:formula="oooc:=['2 _ Mexican'.T11]" office:value-type="float" office:value="3">
            <text:p>3</text:p>
          </table:table-cell>
        </table:table-row>
        <table:table-row table:style-name="ro2">
          <table:table-cell table:style-name="ce162" table:formula="oooc:=['2 _ Mexican'.A12]" office:value-type="string" office:string-value="Avocado Salsa">
            <text:p>Avocado Salsa</text:p>
          </table:table-cell>
          <table:table-cell table:formula="oooc:=['2 _ Mexican'.K12]" office:value-type="float" office:value="0">
            <text:p>0</text:p>
          </table:table-cell>
          <table:table-cell table:formula="oooc:=['2 _ Mexican'.L12]" office:value-type="float" office:value="0">
            <text:p>0</text:p>
          </table:table-cell>
          <table:table-cell table:formula="oooc:=['2 _ Mexican'.M12]" office:value-type="float" office:value="0">
            <text:p>0</text:p>
          </table:table-cell>
          <table:table-cell table:formula="oooc:=['2 _ Mexican'.N12]" office:value-type="float" office:value="3">
            <text:p>3</text:p>
          </table:table-cell>
          <table:table-cell table:formula="oooc:=['2 _ Mexican'.O12]" office:value-type="float" office:value="0">
            <text:p>0</text:p>
          </table:table-cell>
          <table:table-cell table:formula="oooc:=['2 _ Mexican'.P12]" office:value-type="float" office:value="0">
            <text:p>0</text:p>
          </table:table-cell>
          <table:table-cell table:formula="oooc:=['2 _ Mexican'.Q12]" office:value-type="float" office:value="0">
            <text:p>0</text:p>
          </table:table-cell>
          <table:table-cell table:formula="oooc:=['2 _ Mexican'.R12]" office:value-type="float" office:value="0">
            <text:p>0</text:p>
          </table:table-cell>
          <table:table-cell table:formula="oooc:=['2 _ Mexican'.S12]" office:value-type="float" office:value="3">
            <text:p>3</text:p>
          </table:table-cell>
          <table:table-cell table:formula="oooc:=['2 _ Mexican'.T12]" office:value-type="float" office:value="2">
            <text:p>2</text:p>
          </table:table-cell>
        </table:table-row>
        <table:table-row table:style-name="ro2">
          <table:table-cell table:style-name="ce162" table:formula="oooc:=['2 _ Mexican'.A13]" office:value-type="string" office:string-value="Football Fan Nachos">
            <text:p>Football Fan Nachos</text:p>
          </table:table-cell>
          <table:table-cell table:formula="oooc:=['2 _ Mexican'.K13]" office:value-type="float" office:value="0">
            <text:p>0</text:p>
          </table:table-cell>
          <table:table-cell table:formula="oooc:=['2 _ Mexican'.L13]" office:value-type="float" office:value="0">
            <text:p>0</text:p>
          </table:table-cell>
          <table:table-cell table:formula="oooc:=['2 _ Mexican'.M13]" office:value-type="float" office:value="0">
            <text:p>0</text:p>
          </table:table-cell>
          <table:table-cell table:formula="oooc:=['2 _ Mexican'.N13]" office:value-type="float" office:value="0">
            <text:p>0</text:p>
          </table:table-cell>
          <table:table-cell table:formula="oooc:=['2 _ Mexican'.O13]" office:value-type="float" office:value="0">
            <text:p>0</text:p>
          </table:table-cell>
          <table:table-cell table:formula="oooc:=['2 _ Mexican'.P13]" office:value-type="float" office:value="0">
            <text:p>0</text:p>
          </table:table-cell>
          <table:table-cell table:formula="oooc:=['2 _ Mexican'.Q13]" office:value-type="float" office:value="2">
            <text:p>2</text:p>
          </table:table-cell>
          <table:table-cell table:formula="oooc:=['2 _ Mexican'.R13]" office:value-type="float" office:value="2">
            <text:p>2</text:p>
          </table:table-cell>
          <table:table-cell table:formula="oooc:=['2 _ Mexican'.S13]" office:value-type="float" office:value="0">
            <text:p>0</text:p>
          </table:table-cell>
          <table:table-cell table:formula="oooc:=['2 _ Mexican'.T13]" office:value-type="float" office:value="2">
            <text:p>2</text:p>
          </table:table-cell>
        </table:table-row>
        <table:table-row table:style-name="ro2">
          <table:table-cell table:style-name="ce162" table:formula="oooc:=['2 _ Mexican'.A14]" office:value-type="string" office:string-value="Fajitas">
            <text:p>Fajitas</text:p>
          </table:table-cell>
          <table:table-cell table:formula="oooc:=['2 _ Mexican'.K14]" office:value-type="float" office:value="0">
            <text:p>0</text:p>
          </table:table-cell>
          <table:table-cell table:formula="oooc:=['2 _ Mexican'.L14]" office:value-type="float" office:value="0">
            <text:p>0</text:p>
          </table:table-cell>
          <table:table-cell table:formula="oooc:=['2 _ Mexican'.M14]" office:value-type="float" office:value="0">
            <text:p>0</text:p>
          </table:table-cell>
          <table:table-cell table:formula="oooc:=['2 _ Mexican'.N14]" office:value-type="float" office:value="0">
            <text:p>0</text:p>
          </table:table-cell>
          <table:table-cell table:formula="oooc:=['2 _ Mexican'.O14]" office:value-type="float" office:value="1">
            <text:p>1</text:p>
          </table:table-cell>
          <table:table-cell table:formula="oooc:=['2 _ Mexican'.P14]" office:value-type="float" office:value="2">
            <text:p>2</text:p>
          </table:table-cell>
          <table:table-cell table:formula="oooc:=['2 _ Mexican'.Q14]" office:value-type="float" office:value="0">
            <text:p>0</text:p>
          </table:table-cell>
          <table:table-cell table:formula="oooc:=['2 _ Mexican'.R14]" office:value-type="float" office:value="0">
            <text:p>0</text:p>
          </table:table-cell>
          <table:table-cell table:formula="oooc:=['2 _ Mexican'.S14]" office:value-type="float" office:value="2">
            <text:p>2</text:p>
          </table:table-cell>
          <table:table-cell table:formula="oooc:=['2 _ Mexican'.T14]" office:value-type="float" office:value="0">
            <text:p>0</text:p>
          </table:table-cell>
        </table:table-row>
        <table:table-row table:style-name="ro2">
          <table:table-cell table:style-name="Default" table:formula="oooc:=['2 _ Mexican'.J20]" office:value-type="string" office:string-value="pork">
            <text:p>pork</text:p>
          </table:table-cell>
          <table:table-cell table:formula="oooc:=['2 _ Mexican'.K20]" office:value-type="float" office:value="58">
            <text:p>58</text:p>
          </table:table-cell>
          <table:table-cell table:formula="oooc:=['2 _ Mexican'.L20]" office:value-type="float" office:value="58">
            <text:p>58</text:p>
          </table:table-cell>
          <table:table-cell table:formula="oooc:=['2 _ Mexican'.M20]" office:value-type="float" office:value="48">
            <text:p>48</text:p>
          </table:table-cell>
          <table:table-cell table:formula="oooc:=['2 _ Mexican'.N20]" office:value-type="float" office:value="12">
            <text:p>12</text:p>
          </table:table-cell>
          <table:table-cell table:formula="oooc:=['2 _ Mexican'.O20]" office:value-type="float" office:value="34">
            <text:p>34</text:p>
          </table:table-cell>
          <table:table-cell table:formula="oooc:=['2 _ Mexican'.P20]" office:value-type="float" office:value="18">
            <text:p>18</text:p>
          </table:table-cell>
          <table:table-cell table:formula="oooc:=['2 _ Mexican'.Q20]" office:value-type="float" office:value="54">
            <text:p>54</text:p>
          </table:table-cell>
          <table:table-cell table:formula="oooc:=['2 _ Mexican'.R20]" office:value-type="float" office:value="28">
            <text:p>28</text:p>
          </table:table-cell>
          <table:table-cell table:formula="oooc:=['2 _ Mexican'.S20]" office:value-type="float" office:value="30">
            <text:p>30</text:p>
          </table:table-cell>
          <table:table-cell table:formula="oooc:=['2 _ Mexican'.T20]" office:value-type="float" office:value="34">
            <text:p>34</text:p>
          </table:table-cell>
        </table:table-row>
        <table:table-row table:style-name="ro2">
          <table:table-cell table:style-name="Default" table:formula="oooc:=['2 _ Mexican'.J21]" office:value-type="string" office:string-value="chili-pepper">
            <text:p>chili-pepper</text:p>
          </table:table-cell>
          <table:table-cell table:formula="oooc:=['2 _ Mexican'.K21]" office:value-type="float" office:value="0">
            <text:p>0</text:p>
          </table:table-cell>
          <table:table-cell table:formula="oooc:=['2 _ Mexican'.L21]" office:value-type="float" office:value="56">
            <text:p>56</text:p>
          </table:table-cell>
          <table:table-cell table:formula="oooc:=['2 _ Mexican'.M21]" office:value-type="float" office:value="61">
            <text:p>61</text:p>
          </table:table-cell>
          <table:table-cell table:formula="oooc:=['2 _ Mexican'.N21]" office:value-type="float" office:value="37">
            <text:p>37</text:p>
          </table:table-cell>
          <table:table-cell table:formula="oooc:=['2 _ Mexican'.O21]" office:value-type="float" office:value="0">
            <text:p>0</text:p>
          </table:table-cell>
          <table:table-cell table:formula="oooc:=['2 _ Mexican'.P21]" office:value-type="float" office:value="0">
            <text:p>0</text:p>
          </table:table-cell>
          <table:table-cell table:formula="oooc:=['2 _ Mexican'.Q21]" office:value-type="float" office:value="58">
            <text:p>58</text:p>
          </table:table-cell>
          <table:table-cell table:formula="oooc:=['2 _ Mexican'.R21]" office:value-type="float" office:value="31">
            <text:p>31</text:p>
          </table:table-cell>
          <table:table-cell table:formula="oooc:=['2 _ Mexican'.S21]" office:value-type="float" office:value="45">
            <text:p>45</text:p>
          </table:table-cell>
          <table:table-cell table:formula="oooc:=['2 _ Mexican'.T21]" office:value-type="float" office:value="45">
            <text:p>45</text:p>
          </table:table-cell>
        </table:table-row>
        <table:table-row table:style-name="ro2">
          <table:table-cell table:style-name="Default" table:formula="oooc:=['2 _ Mexican'.J22]" office:value-type="string" office:string-value="tomato">
            <text:p>tomato</text:p>
          </table:table-cell>
          <table:table-cell table:formula="oooc:=['2 _ Mexican'.K22]" office:value-type="float" office:value="18">
            <text:p>18</text:p>
          </table:table-cell>
          <table:table-cell table:formula="oooc:=['2 _ Mexican'.L22]" office:value-type="float" office:value="20">
            <text:p>20</text:p>
          </table:table-cell>
          <table:table-cell table:formula="oooc:=['2 _ Mexican'.M22]" office:value-type="float" office:value="5">
            <text:p>5</text:p>
          </table:table-cell>
          <table:table-cell table:formula="oooc:=['2 _ Mexican'.N22]" office:value-type="float" office:value="35">
            <text:p>35</text:p>
          </table:table-cell>
          <table:table-cell table:formula="oooc:=['2 _ Mexican'.O22]" office:value-type="float" office:value="27">
            <text:p>27</text:p>
          </table:table-cell>
          <table:table-cell table:formula="oooc:=['2 _ Mexican'.P22]" office:value-type="float" office:value="46">
            <text:p>46</text:p>
          </table:table-cell>
          <table:table-cell table:formula="oooc:=['2 _ Mexican'.Q22]" office:value-type="float" office:value="20">
            <text:p>20</text:p>
          </table:table-cell>
          <table:table-cell table:formula="oooc:=['2 _ Mexican'.R22]" office:value-type="float" office:value="0">
            <text:p>0</text:p>
          </table:table-cell>
          <table:table-cell table:formula="oooc:=['2 _ Mexican'.S22]" office:value-type="float" office:value="40">
            <text:p>40</text:p>
          </table:table-cell>
          <table:table-cell table:formula="oooc:=['2 _ Mexican'.T22]" office:value-type="float" office:value="21">
            <text:p>21</text:p>
          </table:table-cell>
        </table:table-row>
        <table:table-row table:style-name="ro2">
          <table:table-cell table:style-name="Default" table:formula="oooc:=['2 _ Mexican'.J23]" office:value-type="string" office:string-value="tortilla">
            <text:p>tortilla</text:p>
          </table:table-cell>
          <table:table-cell table:formula="oooc:=['2 _ Mexican'.K23]" office:value-type="float" office:value="51">
            <text:p>51</text:p>
          </table:table-cell>
          <table:table-cell table:formula="oooc:=['2 _ Mexican'.L23]" office:value-type="float" office:value="12">
            <text:p>12</text:p>
          </table:table-cell>
          <table:table-cell table:formula="oooc:=['2 _ Mexican'.M23]" office:value-type="float" office:value="0">
            <text:p>0</text:p>
          </table:table-cell>
          <table:table-cell table:formula="oooc:=['2 _ Mexican'.N23]" office:value-type="float" office:value="0">
            <text:p>0</text:p>
          </table:table-cell>
          <table:table-cell table:formula="oooc:=['2 _ Mexican'.O23]" office:value-type="float" office:value="32">
            <text:p>32</text:p>
          </table:table-cell>
          <table:table-cell table:formula="oooc:=['2 _ Mexican'.P23]" office:value-type="float" office:value="51">
            <text:p>51</text:p>
          </table:table-cell>
          <table:table-cell table:formula="oooc:=['2 _ Mexican'.Q23]" office:value-type="float" office:value="41">
            <text:p>41</text:p>
          </table:table-cell>
          <table:table-cell table:formula="oooc:=['2 _ Mexican'.R23]" office:value-type="float" office:value="47">
            <text:p>47</text:p>
          </table:table-cell>
          <table:table-cell table:formula="oooc:=['2 _ Mexican'.S23]" office:value-type="float" office:value="24">
            <text:p>24</text:p>
          </table:table-cell>
          <table:table-cell table:formula="oooc:=['2 _ Mexican'.T23]" office:value-type="float" office:value="35">
            <text:p>35</text:p>
          </table:table-cell>
        </table:table-row>
        <table:table-row table:style-name="ro2">
          <table:table-cell table:style-name="Default" table:formula="oooc:=['2 _ Mexican'.J24]" office:value-type="string" office:string-value="avocado">
            <text:p>avocado</text:p>
          </table:table-cell>
          <table:table-cell table:formula="oooc:=['2 _ Mexican'.K24]" office:value-type="float" office:value="0">
            <text:p>0</text:p>
          </table:table-cell>
          <table:table-cell table:formula="oooc:=['2 _ Mexican'.L24]" office:value-type="float" office:value="0">
            <text:p>0</text:p>
          </table:table-cell>
          <table:table-cell table:formula="oooc:=['2 _ Mexican'.M24]" office:value-type="float" office:value="0">
            <text:p>0</text:p>
          </table:table-cell>
          <table:table-cell table:formula="oooc:=['2 _ Mexican'.N24]" office:value-type="float" office:value="48">
            <text:p>48</text:p>
          </table:table-cell>
          <table:table-cell table:formula="oooc:=['2 _ Mexican'.O24]" office:value-type="float" office:value="24">
            <text:p>24</text:p>
          </table:table-cell>
          <table:table-cell table:formula="oooc:=['2 _ Mexican'.P24]" office:value-type="float" office:value="90">
            <text:p>90</text:p>
          </table:table-cell>
          <table:table-cell table:formula="oooc:=['2 _ Mexican'.Q24]" office:value-type="float" office:value="0">
            <text:p>0</text:p>
          </table:table-cell>
          <table:table-cell table:formula="oooc:=['2 _ Mexican'.R24]" office:value-type="float" office:value="30">
            <text:p>30</text:p>
          </table:table-cell>
          <table:table-cell table:formula="oooc:=['2 _ Mexican'.S24]" office:value-type="float" office:value="58">
            <text:p>58</text:p>
          </table:table-cell>
          <table:table-cell table:formula="oooc:=['2 _ Mexican'.T24]" office:value-type="float" office:value="23">
            <text:p>23</text:p>
          </table:table-cell>
        </table:table-row>
        <table:table-row table:style-name="ro2">
          <table:table-cell table:style-name="Default" table:formula="oooc:=['2 _ Mexican'.J25]" office:value-type="string" office:string-value="cheese">
            <text:p>cheese</text:p>
          </table:table-cell>
          <table:table-cell table:formula="oooc:=['2 _ Mexican'.K25]" office:value-type="float" office:value="0">
            <text:p>0</text:p>
          </table:table-cell>
          <table:table-cell table:formula="oooc:=['2 _ Mexican'.L25]" office:value-type="float" office:value="0">
            <text:p>0</text:p>
          </table:table-cell>
          <table:table-cell table:formula="oooc:=['2 _ Mexican'.M25]" office:value-type="float" office:value="18">
            <text:p>18</text:p>
          </table:table-cell>
          <table:table-cell table:formula="oooc:=['2 _ Mexican'.N25]" office:value-type="float" office:value="0">
            <text:p>0</text:p>
          </table:table-cell>
          <table:table-cell table:formula="oooc:=['2 _ Mexican'.O25]" office:value-type="float" office:value="0">
            <text:p>0</text:p>
          </table:table-cell>
          <table:table-cell table:formula="oooc:=['2 _ Mexican'.P25]" office:value-type="float" office:value="20">
            <text:p>20</text:p>
          </table:table-cell>
          <table:table-cell table:formula="oooc:=['2 _ Mexican'.Q25]" office:value-type="float" office:value="33">
            <text:p>33</text:p>
          </table:table-cell>
          <table:table-cell table:formula="oooc:=['2 _ Mexican'.R25]" office:value-type="float" office:value="42">
            <text:p>42</text:p>
          </table:table-cell>
          <table:table-cell table:formula="oooc:=['2 _ Mexican'.S25]" office:value-type="float" office:value="0">
            <text:p>0</text:p>
          </table:table-cell>
          <table:table-cell table:formula="oooc:=['2 _ Mexican'.T25]" office:value-type="float" office:value="44">
            <text:p>4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61" table:formula="oooc:=[Бонусы.B3]" office:value-type="string" office:string-value="bonus.spoon">
            <text:p>bonus.spoon</text:p>
          </table:table-cell>
          <table:table-cell table:formula="oooc:=[Бонусы.B18]" office:value-type="float" office:value="0">
            <text:p>0</text:p>
          </table:table-cell>
          <table:table-cell table:formula="oooc:=[Бонусы.B19]" office:value-type="float" office:value="0">
            <text:p>0</text:p>
          </table:table-cell>
          <table:table-cell table:formula="oooc:=[Бонусы.B20]" office:value-type="float" office:value="0">
            <text:p>0</text:p>
          </table:table-cell>
          <table:table-cell table:formula="oooc:=[Бонусы.B21]" office:value-type="float" office:value="0">
            <text:p>0</text:p>
          </table:table-cell>
          <table:table-cell table:formula="oooc:=[Бонусы.B22]" office:value-type="float" office:value="0">
            <text:p>0</text:p>
          </table:table-cell>
          <table:table-cell table:formula="oooc:=[Бонусы.B23]" office:value-type="float" office:value="0">
            <text:p>0</text:p>
          </table:table-cell>
          <table:table-cell table:formula="oooc:=[Бонусы.B24]" office:value-type="float" office:value="0">
            <text:p>0</text:p>
          </table:table-cell>
          <table:table-cell table:formula="oooc:=[Бонусы.B25]" office:value-type="float" office:value="0">
            <text:p>0</text:p>
          </table:table-cell>
          <table:table-cell table:formula="oooc:=[Бонусы.B26]" office:value-type="float" office:value="0">
            <text:p>0</text:p>
          </table:table-cell>
          <table:table-cell table:formula="oooc:=[Бонусы.B27]" office:value-type="float" office:value="0">
            <text:p>0</text:p>
          </table:table-cell>
        </table:table-row>
        <table:table-row table:style-name="ro2">
          <table:table-cell table:style-name="ce161" table:formula="oooc:=[Бонусы.D3]" office:value-type="string" office:string-value="bonus.removerow">
            <text:p>bonus.removerow</text:p>
          </table:table-cell>
          <table:table-cell table:formula="oooc:=[Бонусы.D18]" office:value-type="float" office:value="0">
            <text:p>0</text:p>
          </table:table-cell>
          <table:table-cell table:formula="oooc:=[Бонусы.D19]" office:value-type="float" office:value="0">
            <text:p>0</text:p>
          </table:table-cell>
          <table:table-cell table:formula="oooc:=[Бонусы.D20]" office:value-type="float" office:value="0">
            <text:p>0</text:p>
          </table:table-cell>
          <table:table-cell table:formula="oooc:=[Бонусы.D21]" office:value-type="float" office:value="0">
            <text:p>0</text:p>
          </table:table-cell>
          <table:table-cell table:formula="oooc:=[Бонусы.D22]" office:value-type="float" office:value="0">
            <text:p>0</text:p>
          </table:table-cell>
          <table:table-cell table:formula="oooc:=[Бонусы.D23]" office:value-type="float" office:value="0">
            <text:p>0</text:p>
          </table:table-cell>
          <table:table-cell table:formula="oooc:=[Бонусы.D24]" office:value-type="float" office:value="0">
            <text:p>0</text:p>
          </table:table-cell>
          <table:table-cell table:formula="oooc:=[Бонусы.D25]" office:value-type="float" office:value="0">
            <text:p>0</text:p>
          </table:table-cell>
          <table:table-cell table:formula="oooc:=[Бонусы.D26]" office:value-type="float" office:value="0">
            <text:p>0</text:p>
          </table:table-cell>
          <table:table-cell table:formula="oooc:=[Бонусы.D27]" office:value-type="float" office:value="0">
            <text:p>0</text:p>
          </table:table-cell>
        </table:table-row>
        <table:table-row table:style-name="ro2">
          <table:table-cell table:style-name="ce161" table:formula="oooc:=[Бонусы.F3]" office:value-type="string" office:string-value="bonus.bomb">
            <text:p>bonus.bomb</text:p>
          </table:table-cell>
          <table:table-cell table:formula="oooc:=[Бонусы.F18]" office:value-type="float" office:value="0">
            <text:p>0</text:p>
          </table:table-cell>
          <table:table-cell table:formula="oooc:=[Бонусы.F19]" office:value-type="float" office:value="0">
            <text:p>0</text:p>
          </table:table-cell>
          <table:table-cell table:formula="oooc:=[Бонусы.F20]" office:value-type="float" office:value="0">
            <text:p>0</text:p>
          </table:table-cell>
          <table:table-cell table:formula="oooc:=[Бонусы.F21]" office:value-type="float" office:value="0">
            <text:p>0</text:p>
          </table:table-cell>
          <table:table-cell table:formula="oooc:=[Бонусы.F22]" office:value-type="float" office:value="0">
            <text:p>0</text:p>
          </table:table-cell>
          <table:table-cell table:formula="oooc:=[Бонусы.F23]" office:value-type="float" office:value="0">
            <text:p>0</text:p>
          </table:table-cell>
          <table:table-cell table:formula="oooc:=[Бонусы.F24]" office:value-type="float" office:value="0">
            <text:p>0</text:p>
          </table:table-cell>
          <table:table-cell table:formula="oooc:=[Бонусы.F25]" office:value-type="float" office:value="0">
            <text:p>0</text:p>
          </table:table-cell>
          <table:table-cell table:formula="oooc:=[Бонусы.F26]" office:value-type="float" office:value="0">
            <text:p>0</text:p>
          </table:table-cell>
          <table:table-cell table:formula="oooc:=[Бонусы.F27]" office:value-type="float" office:value="0">
            <text:p>0</text:p>
          </table:table-cell>
        </table:table-row>
        <table:table-row table:style-name="ro2">
          <table:table-cell table:style-name="ce161" table:formula="oooc:=[Бонусы.H3]" office:value-type="string" office:string-value="bonus.scrollback">
            <text:p>bonus.scrollback</text:p>
          </table:table-cell>
          <table:table-cell table:formula="oooc:=[Бонусы.H18]" office:value-type="float" office:value="0">
            <text:p>0</text:p>
          </table:table-cell>
          <table:table-cell table:formula="oooc:=[Бонусы.H19]" office:value-type="float" office:value="0">
            <text:p>0</text:p>
          </table:table-cell>
          <table:table-cell table:formula="oooc:=[Бонусы.H20]" office:value-type="float" office:value="0">
            <text:p>0</text:p>
          </table:table-cell>
          <table:table-cell table:formula="oooc:=[Бонусы.H21]" office:value-type="float" office:value="0">
            <text:p>0</text:p>
          </table:table-cell>
          <table:table-cell table:formula="oooc:=[Бонусы.H22]" office:value-type="float" office:value="0">
            <text:p>0</text:p>
          </table:table-cell>
          <table:table-cell table:formula="oooc:=[Бонусы.H23]" office:value-type="float" office:value="0">
            <text:p>0</text:p>
          </table:table-cell>
          <table:table-cell table:formula="oooc:=[Бонусы.H24]" office:value-type="float" office:value="0">
            <text:p>0</text:p>
          </table:table-cell>
          <table:table-cell table:formula="oooc:=[Бонусы.H25]" office:value-type="float" office:value="0">
            <text:p>0</text:p>
          </table:table-cell>
          <table:table-cell table:formula="oooc:=[Бонусы.H26]" office:value-type="float" office:value="0">
            <text:p>0</text:p>
          </table:table-cell>
          <table:table-cell table:formula="oooc:=[Бонусы.H27]" office:value-type="float" office:value="0">
            <text:p>0</text:p>
          </table:table-cell>
        </table:table-row>
        <table:table-row table:style-name="ro2">
          <table:table-cell table:style-name="ce161" table:formula="oooc:=[Бонусы.J3]" office:value-type="string" office:string-value="bonus.shuffle">
            <text:p>bonus.shuffle</text:p>
          </table:table-cell>
          <table:table-cell table:formula="oooc:=[Бонусы.J18]" office:value-type="float" office:value="1">
            <text:p>1</text:p>
          </table:table-cell>
          <table:table-cell table:formula="oooc:=[Бонусы.J19]" office:value-type="float" office:value="1">
            <text:p>1</text:p>
          </table:table-cell>
          <table:table-cell table:formula="oooc:=[Бонусы.J20]" office:value-type="float" office:value="1">
            <text:p>1</text:p>
          </table:table-cell>
          <table:table-cell table:formula="oooc:=[Бонусы.J21]" office:value-type="float" office:value="1">
            <text:p>1</text:p>
          </table:table-cell>
          <table:table-cell table:formula="oooc:=[Бонусы.J22]" office:value-type="float" office:value="1">
            <text:p>1</text:p>
          </table:table-cell>
          <table:table-cell table:formula="oooc:=[Бонусы.J23]" office:value-type="float" office:value="1">
            <text:p>1</text:p>
          </table:table-cell>
          <table:table-cell table:formula="oooc:=[Бонусы.J24]" office:value-type="float" office:value="1">
            <text:p>1</text:p>
          </table:table-cell>
          <table:table-cell table:formula="oooc:=[Бонусы.J25]" office:value-type="float" office:value="1">
            <text:p>1</text:p>
          </table:table-cell>
          <table:table-cell table:formula="oooc:=[Бонусы.J26]" office:value-type="float" office:value="1">
            <text:p>1</text:p>
          </table:table-cell>
          <table:table-cell table:formula="oooc:=[Бонусы.J27]" office:value-type="float" office:value="1">
            <text:p>1</text:p>
          </table:table-cell>
        </table:table-row>
        <table:table-row table:style-name="ro2">
          <table:table-cell table:style-name="ce161" table:formula="oooc:=[Бонусы.L3]" office:value-type="string" office:string-value="bonus.magicwand">
            <text:p>bonus.magicwand</text:p>
          </table:table-cell>
          <table:table-cell table:formula="oooc:=[Бонусы.L18]" office:value-type="float" office:value="0">
            <text:p>0</text:p>
          </table:table-cell>
          <table:table-cell table:formula="oooc:=[Бонусы.L19]" office:value-type="float" office:value="0">
            <text:p>0</text:p>
          </table:table-cell>
          <table:table-cell table:formula="oooc:=[Бонусы.L20]" office:value-type="float" office:value="0">
            <text:p>0</text:p>
          </table:table-cell>
          <table:table-cell table:formula="oooc:=[Бонусы.L21]" office:value-type="float" office:value="0">
            <text:p>0</text:p>
          </table:table-cell>
          <table:table-cell table:formula="oooc:=[Бонусы.L22]" office:value-type="float" office:value="0">
            <text:p>0</text:p>
          </table:table-cell>
          <table:table-cell table:formula="oooc:=[Бонусы.L23]" office:value-type="float" office:value="0">
            <text:p>0</text:p>
          </table:table-cell>
          <table:table-cell table:formula="oooc:=[Бонусы.L24]" office:value-type="float" office:value="0">
            <text:p>0</text:p>
          </table:table-cell>
          <table:table-cell table:formula="oooc:=[Бонусы.L25]" office:value-type="float" office:value="0">
            <text:p>0</text:p>
          </table:table-cell>
          <table:table-cell table:formula="oooc:=[Бонусы.L26]" office:value-type="float" office:value="0">
            <text:p>0</text:p>
          </table:table-cell>
          <table:table-cell table:formula="oooc:=[Бонусы.L27]" office:value-type="float" office:value="0">
            <text:p>0</text:p>
          </table:table-cell>
        </table:table-row>
        <table:table-row table:style-name="ro2">
          <table:table-cell table:style-name="ce161" table:formula="oooc:=[Бонусы.N3]" office:value-type="string" office:string-value="bonus.sweet">
            <text:p>bonus.sweet</text:p>
          </table:table-cell>
          <table:table-cell table:formula="oooc:=[Бонусы.N18]" office:value-type="float" office:value="0">
            <text:p>0</text:p>
          </table:table-cell>
          <table:table-cell table:formula="oooc:=[Бонусы.N19]" office:value-type="float" office:value="0">
            <text:p>0</text:p>
          </table:table-cell>
          <table:table-cell table:formula="oooc:=[Бонусы.N20]" office:value-type="float" office:value="0">
            <text:p>0</text:p>
          </table:table-cell>
          <table:table-cell table:formula="oooc:=[Бонусы.N21]" office:value-type="float" office:value="0">
            <text:p>0</text:p>
          </table:table-cell>
          <table:table-cell table:formula="oooc:=[Бонусы.N22]" office:value-type="float" office:value="0">
            <text:p>0</text:p>
          </table:table-cell>
          <table:table-cell table:formula="oooc:=[Бонусы.N23]" office:value-type="float" office:value="0">
            <text:p>0</text:p>
          </table:table-cell>
          <table:table-cell table:formula="oooc:=[Бонусы.N24]" office:value-type="float" office:value="0">
            <text:p>0</text:p>
          </table:table-cell>
          <table:table-cell table:formula="oooc:=[Бонусы.N25]" office:value-type="float" office:value="0">
            <text:p>0</text:p>
          </table:table-cell>
          <table:table-cell table:formula="oooc:=[Бонусы.N26]" office:value-type="float" office:value="0">
            <text:p>0</text:p>
          </table:table-cell>
          <table:table-cell table:formula="oooc:=[Бонусы.N27]" office:value-type="float" office:value="0">
            <text:p>0</text:p>
          </table:table-cell>
        </table:table-row>
        <table:table-row table:style-name="ro2">
          <table:table-cell table:style-name="ce161" table:formula="oooc:=[Бонусы.P3]" office:value-type="string" office:string-value="bonus.gift">
            <text:p>bonus.gift</text:p>
          </table:table-cell>
          <table:table-cell table:formula="oooc:=[Бонусы.P18]" office:value-type="float" office:value="0">
            <text:p>0</text:p>
          </table:table-cell>
          <table:table-cell table:formula="oooc:=[Бонусы.P19]" office:value-type="float" office:value="0">
            <text:p>0</text:p>
          </table:table-cell>
          <table:table-cell table:formula="oooc:=[Бонусы.P20]" office:value-type="float" office:value="0">
            <text:p>0</text:p>
          </table:table-cell>
          <table:table-cell table:formula="oooc:=[Бонусы.P21]" office:value-type="float" office:value="0">
            <text:p>0</text:p>
          </table:table-cell>
          <table:table-cell table:formula="oooc:=[Бонусы.P22]" office:value-type="float" office:value="0">
            <text:p>0</text:p>
          </table:table-cell>
          <table:table-cell table:formula="oooc:=[Бонусы.P23]" office:value-type="float" office:value="0">
            <text:p>0</text:p>
          </table:table-cell>
          <table:table-cell table:formula="oooc:=[Бонусы.P24]" office:value-type="float" office:value="0">
            <text:p>0</text:p>
          </table:table-cell>
          <table:table-cell table:formula="oooc:=[Бонусы.P25]" office:value-type="float" office:value="0">
            <text:p>0</text:p>
          </table:table-cell>
          <table:table-cell table:formula="oooc:=[Бонусы.P26]" office:value-type="float" office:value="0">
            <text:p>0</text:p>
          </table:table-cell>
          <table:table-cell table:formula="oooc:=[Бонусы.P27]" office:value-type="float" office:value="0">
            <text:p>0</text:p>
          </table:table-cell>
        </table:table-row>
        <table:table-row table:style-name="ro2">
          <table:table-cell table:style-name="ce161" table:formula="oooc:=[Бонусы.R3]" office:value-type="string" office:string-value="bonus.hearts">
            <text:p>bonus.hearts</text:p>
          </table:table-cell>
          <table:table-cell table:formula="oooc:=[Бонусы.R18]" office:value-type="float" office:value="0">
            <text:p>0</text:p>
          </table:table-cell>
          <table:table-cell table:formula="oooc:=[Бонусы.R19]" office:value-type="float" office:value="0">
            <text:p>0</text:p>
          </table:table-cell>
          <table:table-cell table:formula="oooc:=[Бонусы.R20]" office:value-type="float" office:value="0">
            <text:p>0</text:p>
          </table:table-cell>
          <table:table-cell table:formula="oooc:=[Бонусы.R21]" office:value-type="float" office:value="0">
            <text:p>0</text:p>
          </table:table-cell>
          <table:table-cell table:formula="oooc:=[Бонусы.R22]" office:value-type="float" office:value="0">
            <text:p>0</text:p>
          </table:table-cell>
          <table:table-cell table:formula="oooc:=[Бонусы.R23]" office:value-type="float" office:value="0">
            <text:p>0</text:p>
          </table:table-cell>
          <table:table-cell table:formula="oooc:=[Бонусы.R24]" office:value-type="float" office:value="0">
            <text:p>0</text:p>
          </table:table-cell>
          <table:table-cell table:formula="oooc:=[Бонусы.R25]" office:value-type="float" office:value="0">
            <text:p>0</text:p>
          </table:table-cell>
          <table:table-cell table:formula="oooc:=[Бонусы.R26]" office:value-type="float" office:value="0">
            <text:p>0</text:p>
          </table:table-cell>
          <table:table-cell table:formula="oooc:=[Бонусы.R27]" office:value-type="float" office:value="0">
            <text:p>0</text:p>
          </table:table-cell>
        </table:table-row>
        <table:table-row table:style-name="ro2" table:number-rows-repeated="2">
          <table:table-cell table:style-name="ce161"/>
          <table:table-cell table:number-columns-repeated="10"/>
        </table:table-row>
        <table:table-row table:style-name="ro2" table:number-rows-repeated="65492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3" table:style-name="ta1" table:print="false">
        <table:table-column table:style-name="co13" table:default-cell-style-name="ce160"/>
        <table:table-column table:style-name="co3" table:number-columns-repeated="10" table:default-cell-style-name="Default"/>
        <table:table-row table:style-name="ro2">
          <table:table-cell table:formula="oooc:=['3 _ Russian'.B20]" office:value-type="string" office:string-value="Episode 3 – Russian">
            <text:p>Episode 3 – Russ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61" table:formula="oooc:=[Покупатели.B3]" office:value-type="string" office:string-value="Worker">
            <text:p>Worker</text:p>
          </table:table-cell>
          <table:table-cell table:formula="oooc:=[Покупатели.B30]" office:value-type="float" office:value="1">
            <text:p>1</text:p>
          </table:table-cell>
          <table:table-cell table:formula="oooc:=[Покупатели.B31]" office:value-type="float" office:value="1">
            <text:p>1</text:p>
          </table:table-cell>
          <table:table-cell table:formula="oooc:=[Покупатели.B32]" office:value-type="float" office:value="1">
            <text:p>1</text:p>
          </table:table-cell>
          <table:table-cell table:formula="oooc:=[Покупатели.B33]" office:value-type="float" office:value="0">
            <text:p>0</text:p>
          </table:table-cell>
          <table:table-cell table:formula="oooc:=[Покупатели.B34]" office:value-type="float" office:value="1">
            <text:p>1</text:p>
          </table:table-cell>
          <table:table-cell table:formula="oooc:=[Покупатели.B35]" office:value-type="float" office:value="0">
            <text:p>0</text:p>
          </table:table-cell>
          <table:table-cell table:formula="oooc:=[Покупатели.B36]" office:value-type="float" office:value="1">
            <text:p>1</text:p>
          </table:table-cell>
          <table:table-cell table:formula="oooc:=[Покупатели.B37]" office:value-type="float" office:value="0">
            <text:p>0</text:p>
          </table:table-cell>
          <table:table-cell table:formula="oooc:=[Покупатели.B38]" office:value-type="float" office:value="1">
            <text:p>1</text:p>
          </table:table-cell>
          <table:table-cell table:formula="oooc:=[Покупатели.B39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D3]" office:value-type="string" office:string-value="Student">
            <text:p>Student</text:p>
          </table:table-cell>
          <table:table-cell table:formula="oooc:=[Покупатели.D30]" office:value-type="float" office:value="0">
            <text:p>0</text:p>
          </table:table-cell>
          <table:table-cell table:formula="oooc:=[Покупатели.D31]" office:value-type="float" office:value="0">
            <text:p>0</text:p>
          </table:table-cell>
          <table:table-cell table:formula="oooc:=[Покупатели.D32]" office:value-type="float" office:value="0">
            <text:p>0</text:p>
          </table:table-cell>
          <table:table-cell table:formula="oooc:=[Покупатели.D33]" office:value-type="float" office:value="1">
            <text:p>1</text:p>
          </table:table-cell>
          <table:table-cell table:formula="oooc:=[Покупатели.D34]" office:value-type="float" office:value="0">
            <text:p>0</text:p>
          </table:table-cell>
          <table:table-cell table:formula="oooc:=[Покупатели.D35]" office:value-type="float" office:value="1">
            <text:p>1</text:p>
          </table:table-cell>
          <table:table-cell table:formula="oooc:=[Покупатели.D36]" office:value-type="float" office:value="1">
            <text:p>1</text:p>
          </table:table-cell>
          <table:table-cell table:formula="oooc:=[Покупатели.D37]" office:value-type="float" office:value="0">
            <text:p>0</text:p>
          </table:table-cell>
          <table:table-cell table:formula="oooc:=[Покупатели.D38]" office:value-type="float" office:value="0">
            <text:p>0</text:p>
          </table:table-cell>
          <table:table-cell table:formula="oooc:=[Покупатели.D39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F3]" office:value-type="string" office:string-value="Business">
            <text:p>Business</text:p>
          </table:table-cell>
          <table:table-cell table:formula="oooc:=[Покупатели.F30]" office:value-type="float" office:value="1">
            <text:p>1</text:p>
          </table:table-cell>
          <table:table-cell table:formula="oooc:=[Покупатели.F31]" office:value-type="float" office:value="1">
            <text:p>1</text:p>
          </table:table-cell>
          <table:table-cell table:formula="oooc:=[Покупатели.F32]" office:value-type="float" office:value="1">
            <text:p>1</text:p>
          </table:table-cell>
          <table:table-cell table:formula="oooc:=[Покупатели.F33]" office:value-type="float" office:value="0">
            <text:p>0</text:p>
          </table:table-cell>
          <table:table-cell table:formula="oooc:=[Покупатели.F34]" office:value-type="float" office:value="1">
            <text:p>1</text:p>
          </table:table-cell>
          <table:table-cell table:formula="oooc:=[Покупатели.F35]" office:value-type="float" office:value="1">
            <text:p>1</text:p>
          </table:table-cell>
          <table:table-cell table:formula="oooc:=[Покупатели.F36]" office:value-type="float" office:value="0">
            <text:p>0</text:p>
          </table:table-cell>
          <table:table-cell table:formula="oooc:=[Покупатели.F37]" office:value-type="float" office:value="1">
            <text:p>1</text:p>
          </table:table-cell>
          <table:table-cell table:formula="oooc:=[Покупатели.F38]" office:value-type="float" office:value="0">
            <text:p>0</text:p>
          </table:table-cell>
          <table:table-cell table:formula="oooc:=[Покупатели.F39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H3]" office:value-type="string" office:string-value="Oldlady">
            <text:p>Oldlady</text:p>
          </table:table-cell>
          <table:table-cell table:formula="oooc:=[Покупатели.H30]" office:value-type="float" office:value="0">
            <text:p>0</text:p>
          </table:table-cell>
          <table:table-cell table:formula="oooc:=[Покупатели.H31]" office:value-type="float" office:value="0">
            <text:p>0</text:p>
          </table:table-cell>
          <table:table-cell table:formula="oooc:=[Покупатели.H32]" office:value-type="float" office:value="1">
            <text:p>1</text:p>
          </table:table-cell>
          <table:table-cell table:formula="oooc:=[Покупатели.H33]" office:value-type="float" office:value="1">
            <text:p>1</text:p>
          </table:table-cell>
          <table:table-cell table:formula="oooc:=[Покупатели.H34]" office:value-type="float" office:value="1">
            <text:p>1</text:p>
          </table:table-cell>
          <table:table-cell table:formula="oooc:=[Покупатели.H35]" office:value-type="float" office:value="0">
            <text:p>0</text:p>
          </table:table-cell>
          <table:table-cell table:formula="oooc:=[Покупатели.H36]" office:value-type="float" office:value="1">
            <text:p>1</text:p>
          </table:table-cell>
          <table:table-cell table:formula="oooc:=[Покупатели.H37]" office:value-type="float" office:value="0">
            <text:p>0</text:p>
          </table:table-cell>
          <table:table-cell table:formula="oooc:=[Покупатели.H38]" office:value-type="float" office:value="0">
            <text:p>0</text:p>
          </table:table-cell>
          <table:table-cell table:formula="oooc:=[Покупатели.H39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J3]" office:value-type="string" office:string-value="Critic">
            <text:p>Critic</text:p>
          </table:table-cell>
          <table:table-cell table:formula="oooc:=[Покупатели.J30]" office:value-type="float" office:value="0">
            <text:p>0</text:p>
          </table:table-cell>
          <table:table-cell table:formula="oooc:=[Покупатели.J31]" office:value-type="float" office:value="0">
            <text:p>0</text:p>
          </table:table-cell>
          <table:table-cell table:formula="oooc:=[Покупатели.J32]" office:value-type="float" office:value="0">
            <text:p>0</text:p>
          </table:table-cell>
          <table:table-cell table:formula="oooc:=[Покупатели.J33]" office:value-type="float" office:value="0">
            <text:p>0</text:p>
          </table:table-cell>
          <table:table-cell table:formula="oooc:=[Покупатели.J34]" office:value-type="float" office:value="0">
            <text:p>0</text:p>
          </table:table-cell>
          <table:table-cell table:formula="oooc:=[Покупатели.J35]" office:value-type="float" office:value="0">
            <text:p>0</text:p>
          </table:table-cell>
          <table:table-cell table:formula="oooc:=[Покупатели.J36]" office:value-type="float" office:value="0">
            <text:p>0</text:p>
          </table:table-cell>
          <table:table-cell table:formula="oooc:=[Покупатели.J37]" office:value-type="float" office:value="0">
            <text:p>0</text:p>
          </table:table-cell>
          <table:table-cell table:formula="oooc:=[Покупатели.J38]" office:value-type="float" office:value="1">
            <text:p>1</text:p>
          </table:table-cell>
          <table:table-cell table:formula="oooc:=[Покупатели.J39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L3]" office:value-type="string" office:string-value="Schoolkid">
            <text:p>Schoolkid</text:p>
          </table:table-cell>
          <table:table-cell table:formula="oooc:=[Покупатели.L30]" office:value-type="float" office:value="0">
            <text:p>0</text:p>
          </table:table-cell>
          <table:table-cell table:formula="oooc:=[Покупатели.L31]" office:value-type="float" office:value="1">
            <text:p>1</text:p>
          </table:table-cell>
          <table:table-cell table:formula="oooc:=[Покупатели.L32]" office:value-type="float" office:value="1">
            <text:p>1</text:p>
          </table:table-cell>
          <table:table-cell table:formula="oooc:=[Покупатели.L33]" office:value-type="float" office:value="1">
            <text:p>1</text:p>
          </table:table-cell>
          <table:table-cell table:formula="oooc:=[Покупатели.L34]" office:value-type="float" office:value="0">
            <text:p>0</text:p>
          </table:table-cell>
          <table:table-cell table:formula="oooc:=[Покупатели.L35]" office:value-type="float" office:value="1">
            <text:p>1</text:p>
          </table:table-cell>
          <table:table-cell table:formula="oooc:=[Покупатели.L36]" office:value-type="float" office:value="1">
            <text:p>1</text:p>
          </table:table-cell>
          <table:table-cell table:formula="oooc:=[Покупатели.L37]" office:value-type="float" office:value="1">
            <text:p>1</text:p>
          </table:table-cell>
          <table:table-cell table:formula="oooc:=[Покупатели.L38]" office:value-type="float" office:value="1">
            <text:p>1</text:p>
          </table:table-cell>
          <table:table-cell table:formula="oooc:=[Покупатели.L39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N3]" office:value-type="string" office:string-value="Vegetarian">
            <text:p>Vegetarian</text:p>
          </table:table-cell>
          <table:table-cell table:formula="oooc:=[Покупатели.N30]" office:value-type="float" office:value="0">
            <text:p>0</text:p>
          </table:table-cell>
          <table:table-cell table:formula="oooc:=[Покупатели.N31]" office:value-type="float" office:value="0">
            <text:p>0</text:p>
          </table:table-cell>
          <table:table-cell table:formula="oooc:=[Покупатели.N32]" office:value-type="float" office:value="0">
            <text:p>0</text:p>
          </table:table-cell>
          <table:table-cell table:formula="oooc:=[Покупатели.N33]" office:value-type="float" office:value="0">
            <text:p>0</text:p>
          </table:table-cell>
          <table:table-cell table:formula="oooc:=[Покупатели.N34]" office:value-type="float" office:value="1">
            <text:p>1</text:p>
          </table:table-cell>
          <table:table-cell table:formula="oooc:=[Покупатели.N35]" office:value-type="float" office:value="1">
            <text:p>1</text:p>
          </table:table-cell>
          <table:table-cell table:formula="oooc:=[Покупатели.N36]" office:value-type="float" office:value="0">
            <text:p>0</text:p>
          </table:table-cell>
          <table:table-cell table:formula="oooc:=[Покупатели.N37]" office:value-type="float" office:value="1">
            <text:p>1</text:p>
          </table:table-cell>
          <table:table-cell table:formula="oooc:=[Покупатели.N38]" office:value-type="float" office:value="1">
            <text:p>1</text:p>
          </table:table-cell>
          <table:table-cell table:formula="oooc:=[Покупатели.N39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P3]" office:value-type="string" office:string-value="Tourist Hawaiian">
            <text:p>Tourist Hawaiian</text:p>
          </table:table-cell>
          <table:table-cell table:formula="oooc:=[Покупатели.P30]" office:value-type="float" office:value="0">
            <text:p>0</text:p>
          </table:table-cell>
          <table:table-cell table:formula="oooc:=[Покупатели.P31]" office:value-type="float" office:value="0">
            <text:p>0</text:p>
          </table:table-cell>
          <table:table-cell table:formula="oooc:=[Покупатели.P32]" office:value-type="float" office:value="0">
            <text:p>0</text:p>
          </table:table-cell>
          <table:table-cell table:formula="oooc:=[Покупатели.P33]" office:value-type="float" office:value="0">
            <text:p>0</text:p>
          </table:table-cell>
          <table:table-cell table:formula="oooc:=[Покупатели.P34]" office:value-type="float" office:value="0">
            <text:p>0</text:p>
          </table:table-cell>
          <table:table-cell table:formula="oooc:=[Покупатели.P35]" office:value-type="float" office:value="1">
            <text:p>1</text:p>
          </table:table-cell>
          <table:table-cell table:formula="oooc:=[Покупатели.P36]" office:value-type="float" office:value="0">
            <text:p>0</text:p>
          </table:table-cell>
          <table:table-cell table:formula="oooc:=[Покупатели.P37]" office:value-type="float" office:value="0">
            <text:p>0</text:p>
          </table:table-cell>
          <table:table-cell table:formula="oooc:=[Покупатели.P38]" office:value-type="float" office:value="0">
            <text:p>0</text:p>
          </table:table-cell>
          <table:table-cell table:formula="oooc:=[Покупатели.P39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R3]" office:value-type="string" office:string-value="Tourist Mexican">
            <text:p>Tourist Mexican</text:p>
          </table:table-cell>
          <table:table-cell table:formula="oooc:=[Покупатели.R30]" office:value-type="float" office:value="0">
            <text:p>0</text:p>
          </table:table-cell>
          <table:table-cell table:formula="oooc:=[Покупатели.R31]" office:value-type="float" office:value="0">
            <text:p>0</text:p>
          </table:table-cell>
          <table:table-cell table:formula="oooc:=[Покупатели.R32]" office:value-type="float" office:value="0">
            <text:p>0</text:p>
          </table:table-cell>
          <table:table-cell table:formula="oooc:=[Покупатели.R33]" office:value-type="float" office:value="0">
            <text:p>0</text:p>
          </table:table-cell>
          <table:table-cell table:formula="oooc:=[Покупатели.R34]" office:value-type="float" office:value="0">
            <text:p>0</text:p>
          </table:table-cell>
          <table:table-cell table:formula="oooc:=[Покупатели.R35]" office:value-type="float" office:value="0">
            <text:p>0</text:p>
          </table:table-cell>
          <table:table-cell table:formula="oooc:=[Покупатели.R36]" office:value-type="float" office:value="1">
            <text:p>1</text:p>
          </table:table-cell>
          <table:table-cell table:formula="oooc:=[Покупатели.R37]" office:value-type="float" office:value="0">
            <text:p>0</text:p>
          </table:table-cell>
          <table:table-cell table:formula="oooc:=[Покупатели.R38]" office:value-type="float" office:value="0">
            <text:p>0</text:p>
          </table:table-cell>
          <table:table-cell table:formula="oooc:=[Покупатели.R39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T3]" office:value-type="string" office:string-value="Tourist Russian">
            <text:p>Tourist Russian</text:p>
          </table:table-cell>
          <table:table-cell table:formula="oooc:=[Покупатели.T30]" office:value-type="float" office:value="1">
            <text:p>1</text:p>
          </table:table-cell>
          <table:table-cell table:formula="oooc:=[Покупатели.T31]" office:value-type="float" office:value="1">
            <text:p>1</text:p>
          </table:table-cell>
          <table:table-cell table:formula="oooc:=[Покупатели.T32]" office:value-type="float" office:value="0">
            <text:p>0</text:p>
          </table:table-cell>
          <table:table-cell table:formula="oooc:=[Покупатели.T33]" office:value-type="float" office:value="1">
            <text:p>1</text:p>
          </table:table-cell>
          <table:table-cell table:formula="oooc:=[Покупатели.T34]" office:value-type="float" office:value="1">
            <text:p>1</text:p>
          </table:table-cell>
          <table:table-cell table:formula="oooc:=[Покупатели.T35]" office:value-type="float" office:value="1">
            <text:p>1</text:p>
          </table:table-cell>
          <table:table-cell table:formula="oooc:=[Покупатели.T36]" office:value-type="float" office:value="0">
            <text:p>0</text:p>
          </table:table-cell>
          <table:table-cell table:formula="oooc:=[Покупатели.T37]" office:value-type="float" office:value="1">
            <text:p>1</text:p>
          </table:table-cell>
          <table:table-cell table:formula="oooc:=[Покупатели.T38]" office:value-type="float" office:value="1">
            <text:p>1</text:p>
          </table:table-cell>
          <table:table-cell table:formula="oooc:=[Покупатели.T39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V3]" office:value-type="string" office:string-value="Tourist Japanese">
            <text:p>Tourist Japanese</text:p>
          </table:table-cell>
          <table:table-cell table:formula="oooc:=[Покупатели.V30]" office:value-type="float" office:value="0">
            <text:p>0</text:p>
          </table:table-cell>
          <table:table-cell table:formula="oooc:=[Покупатели.V31]" office:value-type="float" office:value="0">
            <text:p>0</text:p>
          </table:table-cell>
          <table:table-cell table:formula="oooc:=[Покупатели.V32]" office:value-type="float" office:value="0">
            <text:p>0</text:p>
          </table:table-cell>
          <table:table-cell table:formula="oooc:=[Покупатели.V33]" office:value-type="float" office:value="0">
            <text:p>0</text:p>
          </table:table-cell>
          <table:table-cell table:formula="oooc:=[Покупатели.V34]" office:value-type="float" office:value="0">
            <text:p>0</text:p>
          </table:table-cell>
          <table:table-cell table:formula="oooc:=[Покупатели.V35]" office:value-type="float" office:value="0">
            <text:p>0</text:p>
          </table:table-cell>
          <table:table-cell table:formula="oooc:=[Покупатели.V36]" office:value-type="float" office:value="0">
            <text:p>0</text:p>
          </table:table-cell>
          <table:table-cell table:formula="oooc:=[Покупатели.V37]" office:value-type="float" office:value="0">
            <text:p>0</text:p>
          </table:table-cell>
          <table:table-cell table:formula="oooc:=[Покупатели.V38]" office:value-type="float" office:value="0">
            <text:p>0</text:p>
          </table:table-cell>
          <table:table-cell table:formula="oooc:=[Покупатели.V39]" office:value-type="float" office:value="0">
            <text:p>0</text:p>
          </table:table-cell>
        </table:table-row>
        <table:table-row table:style-name="ro2">
          <table:table-cell table:style-name="ce162" table:formula="oooc:=['3 _ Russian'.A3]" office:value-type="string" office:string-value="Cabbage Stew">
            <text:p>Cabbage Stew</text:p>
          </table:table-cell>
          <table:table-cell table:formula="oooc:=['3 _ Russian'.K3]" office:value-type="float" office:value="0">
            <text:p>0</text:p>
          </table:table-cell>
          <table:table-cell table:formula="oooc:=['3 _ Russian'.L3]" office:value-type="float" office:value="3">
            <text:p>3</text:p>
          </table:table-cell>
          <table:table-cell table:formula="oooc:=['3 _ Russian'.M3]" office:value-type="float" office:value="0">
            <text:p>0</text:p>
          </table:table-cell>
          <table:table-cell table:formula="oooc:=['3 _ Russian'.N3]" office:value-type="float" office:value="1">
            <text:p>1</text:p>
          </table:table-cell>
          <table:table-cell table:formula="oooc:=['3 _ Russian'.O3]" office:value-type="float" office:value="0">
            <text:p>0</text:p>
          </table:table-cell>
          <table:table-cell table:formula="oooc:=['3 _ Russian'.P3]" office:value-type="float" office:value="0">
            <text:p>0</text:p>
          </table:table-cell>
          <table:table-cell table:formula="oooc:=['3 _ Russian'.Q3]" office:value-type="float" office:value="3">
            <text:p>3</text:p>
          </table:table-cell>
          <table:table-cell table:formula="oooc:=['3 _ Russian'.R3]" office:value-type="float" office:value="0">
            <text:p>0</text:p>
          </table:table-cell>
          <table:table-cell table:formula="oooc:=['3 _ Russian'.S3]" office:value-type="float" office:value="0">
            <text:p>0</text:p>
          </table:table-cell>
          <table:table-cell table:formula="oooc:=['3 _ Russian'.T3]" office:value-type="float" office:value="0">
            <text:p>0</text:p>
          </table:table-cell>
        </table:table-row>
        <table:table-row table:style-name="ro2">
          <table:table-cell table:style-name="ce162" table:formula="oooc:=['3 _ Russian'.A4]" office:value-type="string" office:string-value="Pelmeni">
            <text:p>Pelmeni</text:p>
          </table:table-cell>
          <table:table-cell table:formula="oooc:=['3 _ Russian'.K4]" office:value-type="float" office:value="3">
            <text:p>3</text:p>
          </table:table-cell>
          <table:table-cell table:formula="oooc:=['3 _ Russian'.L4]" office:value-type="float" office:value="0">
            <text:p>0</text:p>
          </table:table-cell>
          <table:table-cell table:formula="oooc:=['3 _ Russian'.M4]" office:value-type="float" office:value="4">
            <text:p>4</text:p>
          </table:table-cell>
          <table:table-cell table:formula="oooc:=['3 _ Russian'.N4]" office:value-type="float" office:value="0">
            <text:p>0</text:p>
          </table:table-cell>
          <table:table-cell table:formula="oooc:=['3 _ Russian'.O4]" office:value-type="float" office:value="0">
            <text:p>0</text:p>
          </table:table-cell>
          <table:table-cell table:formula="oooc:=['3 _ Russian'.P4]" office:value-type="float" office:value="0">
            <text:p>0</text:p>
          </table:table-cell>
          <table:table-cell table:formula="oooc:=['3 _ Russian'.Q4]" office:value-type="float" office:value="0">
            <text:p>0</text:p>
          </table:table-cell>
          <table:table-cell table:formula="oooc:=['3 _ Russian'.R4]" office:value-type="float" office:value="0">
            <text:p>0</text:p>
          </table:table-cell>
          <table:table-cell table:formula="oooc:=['3 _ Russian'.S4]" office:value-type="float" office:value="1">
            <text:p>1</text:p>
          </table:table-cell>
          <table:table-cell table:formula="oooc:=['3 _ Russian'.T4]" office:value-type="float" office:value="1">
            <text:p>1</text:p>
          </table:table-cell>
        </table:table-row>
        <table:table-row table:style-name="ro2">
          <table:table-cell table:style-name="ce162" table:formula="oooc:=['3 _ Russian'.A5]" office:value-type="string" office:string-value="Golubtsy">
            <text:p>Golubtsy</text:p>
          </table:table-cell>
          <table:table-cell table:formula="oooc:=['3 _ Russian'.K5]" office:value-type="float" office:value="0">
            <text:p>0</text:p>
          </table:table-cell>
          <table:table-cell table:formula="oooc:=['3 _ Russian'.L5]" office:value-type="float" office:value="0">
            <text:p>0</text:p>
          </table:table-cell>
          <table:table-cell table:formula="oooc:=['3 _ Russian'.M5]" office:value-type="float" office:value="0">
            <text:p>0</text:p>
          </table:table-cell>
          <table:table-cell table:formula="oooc:=['3 _ Russian'.N5]" office:value-type="float" office:value="1">
            <text:p>1</text:p>
          </table:table-cell>
          <table:table-cell table:formula="oooc:=['3 _ Russian'.O5]" office:value-type="float" office:value="2">
            <text:p>2</text:p>
          </table:table-cell>
          <table:table-cell table:formula="oooc:=['3 _ Russian'.P5]" office:value-type="float" office:value="1">
            <text:p>1</text:p>
          </table:table-cell>
          <table:table-cell table:formula="oooc:=['3 _ Russian'.Q5]" office:value-type="float" office:value="0">
            <text:p>0</text:p>
          </table:table-cell>
          <table:table-cell table:formula="oooc:=['3 _ Russian'.R5]" office:value-type="float" office:value="0">
            <text:p>0</text:p>
          </table:table-cell>
          <table:table-cell table:formula="oooc:=['3 _ Russian'.S5]" office:value-type="float" office:value="2">
            <text:p>2</text:p>
          </table:table-cell>
          <table:table-cell table:formula="oooc:=['3 _ Russian'.T5]" office:value-type="float" office:value="0">
            <text:p>0</text:p>
          </table:table-cell>
        </table:table-row>
        <table:table-row table:style-name="ro2">
          <table:table-cell table:style-name="ce162" table:formula="oooc:=['3 _ Russian'.A6]" office:value-type="string" office:string-value="Fried Mushrooms">
            <text:p>Fried Mushrooms</text:p>
          </table:table-cell>
          <table:table-cell table:formula="oooc:=['3 _ Russian'.K6]" office:value-type="float" office:value="0">
            <text:p>0</text:p>
          </table:table-cell>
          <table:table-cell table:formula="oooc:=['3 _ Russian'.L6]" office:value-type="float" office:value="0">
            <text:p>0</text:p>
          </table:table-cell>
          <table:table-cell table:formula="oooc:=['3 _ Russian'.M6]" office:value-type="float" office:value="0">
            <text:p>0</text:p>
          </table:table-cell>
          <table:table-cell table:formula="oooc:=['3 _ Russian'.N6]" office:value-type="float" office:value="1">
            <text:p>1</text:p>
          </table:table-cell>
          <table:table-cell table:formula="oooc:=['3 _ Russian'.O6]" office:value-type="float" office:value="1">
            <text:p>1</text:p>
          </table:table-cell>
          <table:table-cell table:formula="oooc:=['3 _ Russian'.P6]" office:value-type="float" office:value="0">
            <text:p>0</text:p>
          </table:table-cell>
          <table:table-cell table:formula="oooc:=['3 _ Russian'.Q6]" office:value-type="float" office:value="0">
            <text:p>0</text:p>
          </table:table-cell>
          <table:table-cell table:formula="oooc:=['3 _ Russian'.R6]" office:value-type="float" office:value="3">
            <text:p>3</text:p>
          </table:table-cell>
          <table:table-cell table:formula="oooc:=['3 _ Russian'.S6]" office:value-type="float" office:value="0">
            <text:p>0</text:p>
          </table:table-cell>
          <table:table-cell table:formula="oooc:=['3 _ Russian'.T6]" office:value-type="float" office:value="2">
            <text:p>2</text:p>
          </table:table-cell>
        </table:table-row>
        <table:table-row table:style-name="ro2">
          <table:table-cell table:style-name="ce162" table:formula="oooc:=['3 _ Russian'.A7]" office:value-type="string" office:string-value="Vareniki">
            <text:p>Vareniki</text:p>
          </table:table-cell>
          <table:table-cell table:formula="oooc:=['3 _ Russian'.K7]" office:value-type="float" office:value="0">
            <text:p>0</text:p>
          </table:table-cell>
          <table:table-cell table:formula="oooc:=['3 _ Russian'.L7]" office:value-type="float" office:value="0">
            <text:p>0</text:p>
          </table:table-cell>
          <table:table-cell table:formula="oooc:=['3 _ Russian'.M7]" office:value-type="float" office:value="0">
            <text:p>0</text:p>
          </table:table-cell>
          <table:table-cell table:formula="oooc:=['3 _ Russian'.N7]" office:value-type="float" office:value="0">
            <text:p>0</text:p>
          </table:table-cell>
          <table:table-cell table:formula="oooc:=['3 _ Russian'.O7]" office:value-type="float" office:value="0">
            <text:p>0</text:p>
          </table:table-cell>
          <table:table-cell table:formula="oooc:=['3 _ Russian'.P7]" office:value-type="float" office:value="3">
            <text:p>3</text:p>
          </table:table-cell>
          <table:table-cell table:formula="oooc:=['3 _ Russian'.Q7]" office:value-type="float" office:value="1">
            <text:p>1</text:p>
          </table:table-cell>
          <table:table-cell table:formula="oooc:=['3 _ Russian'.R7]" office:value-type="float" office:value="1">
            <text:p>1</text:p>
          </table:table-cell>
          <table:table-cell table:formula="oooc:=['3 _ Russian'.S7]" office:value-type="float" office:value="0">
            <text:p>0</text:p>
          </table:table-cell>
          <table:table-cell table:formula="oooc:=['3 _ Russian'.T7]" office:value-type="float" office:value="0">
            <text:p>0</text:p>
          </table:table-cell>
        </table:table-row>
        <table:table-row table:style-name="ro2">
          <table:table-cell table:style-name="ce162" table:formula="oooc:=['3 _ Russian'.A8]" office:value-type="string" office:string-value="Baked Meat">
            <text:p>Baked Meat</text:p>
          </table:table-cell>
          <table:table-cell table:formula="oooc:=['3 _ Russian'.K8]" office:value-type="float" office:value="0">
            <text:p>0</text:p>
          </table:table-cell>
          <table:table-cell table:formula="oooc:=['3 _ Russian'.L8]" office:value-type="float" office:value="0">
            <text:p>0</text:p>
          </table:table-cell>
          <table:table-cell table:formula="oooc:=['3 _ Russian'.M8]" office:value-type="float" office:value="2">
            <text:p>2</text:p>
          </table:table-cell>
          <table:table-cell table:formula="oooc:=['3 _ Russian'.N8]" office:value-type="float" office:value="5">
            <text:p>5</text:p>
          </table:table-cell>
          <table:table-cell table:formula="oooc:=['3 _ Russian'.O8]" office:value-type="float" office:value="0">
            <text:p>0</text:p>
          </table:table-cell>
          <table:table-cell table:formula="oooc:=['3 _ Russian'.P8]" office:value-type="float" office:value="0">
            <text:p>0</text:p>
          </table:table-cell>
          <table:table-cell table:formula="oooc:=['3 _ Russian'.Q8]" office:value-type="float" office:value="0">
            <text:p>0</text:p>
          </table:table-cell>
          <table:table-cell table:formula="oooc:=['3 _ Russian'.R8]" office:value-type="float" office:value="0">
            <text:p>0</text:p>
          </table:table-cell>
          <table:table-cell table:formula="oooc:=['3 _ Russian'.S8]" office:value-type="float" office:value="1">
            <text:p>1</text:p>
          </table:table-cell>
          <table:table-cell table:formula="oooc:=['3 _ Russian'.T8]" office:value-type="float" office:value="0">
            <text:p>0</text:p>
          </table:table-cell>
        </table:table-row>
        <table:table-row table:style-name="ro2">
          <table:table-cell table:style-name="ce162" table:formula="oooc:=['3 _ Russian'.A9]" office:value-type="string" office:string-value="Cutlets">
            <text:p>Cutlets</text:p>
          </table:table-cell>
          <table:table-cell table:formula="oooc:=['3 _ Russian'.K9]" office:value-type="float" office:value="2">
            <text:p>2</text:p>
          </table:table-cell>
          <table:table-cell table:formula="oooc:=['3 _ Russian'.L9]" office:value-type="float" office:value="1">
            <text:p>1</text:p>
          </table:table-cell>
          <table:table-cell table:formula="oooc:=['3 _ Russian'.M9]" office:value-type="float" office:value="0">
            <text:p>0</text:p>
          </table:table-cell>
          <table:table-cell table:formula="oooc:=['3 _ Russian'.N9]" office:value-type="float" office:value="0">
            <text:p>0</text:p>
          </table:table-cell>
          <table:table-cell table:formula="oooc:=['3 _ Russian'.O9]" office:value-type="float" office:value="0">
            <text:p>0</text:p>
          </table:table-cell>
          <table:table-cell table:formula="oooc:=['3 _ Russian'.P9]" office:value-type="float" office:value="0">
            <text:p>0</text:p>
          </table:table-cell>
          <table:table-cell table:formula="oooc:=['3 _ Russian'.Q9]" office:value-type="float" office:value="2">
            <text:p>2</text:p>
          </table:table-cell>
          <table:table-cell table:formula="oooc:=['3 _ Russian'.R9]" office:value-type="float" office:value="1">
            <text:p>1</text:p>
          </table:table-cell>
          <table:table-cell table:formula="oooc:=['3 _ Russian'.S9]" office:value-type="float" office:value="0">
            <text:p>0</text:p>
          </table:table-cell>
          <table:table-cell table:formula="oooc:=['3 _ Russian'.T9]" office:value-type="float" office:value="0">
            <text:p>0</text:p>
          </table:table-cell>
        </table:table-row>
        <table:table-row table:style-name="ro2">
          <table:table-cell table:style-name="ce162" table:formula="oooc:=['3 _ Russian'.A10]" office:value-type="string" office:string-value="Mushroom Ragout">
            <text:p>Mushroom Ragout</text:p>
          </table:table-cell>
          <table:table-cell table:formula="oooc:=['3 _ Russian'.K10]" office:value-type="float" office:value="0">
            <text:p>0</text:p>
          </table:table-cell>
          <table:table-cell table:formula="oooc:=['3 _ Russian'.L10]" office:value-type="float" office:value="0">
            <text:p>0</text:p>
          </table:table-cell>
          <table:table-cell table:formula="oooc:=['3 _ Russian'.M10]" office:value-type="float" office:value="0">
            <text:p>0</text:p>
          </table:table-cell>
          <table:table-cell table:formula="oooc:=['3 _ Russian'.N10]" office:value-type="float" office:value="0">
            <text:p>0</text:p>
          </table:table-cell>
          <table:table-cell table:formula="oooc:=['3 _ Russian'.O10]" office:value-type="float" office:value="2">
            <text:p>2</text:p>
          </table:table-cell>
          <table:table-cell table:formula="oooc:=['3 _ Russian'.P10]" office:value-type="float" office:value="0">
            <text:p>0</text:p>
          </table:table-cell>
          <table:table-cell table:formula="oooc:=['3 _ Russian'.Q10]" office:value-type="float" office:value="0">
            <text:p>0</text:p>
          </table:table-cell>
          <table:table-cell table:formula="oooc:=['3 _ Russian'.R10]" office:value-type="float" office:value="3">
            <text:p>3</text:p>
          </table:table-cell>
          <table:table-cell table:formula="oooc:=['3 _ Russian'.S10]" office:value-type="float" office:value="0">
            <text:p>0</text:p>
          </table:table-cell>
          <table:table-cell table:formula="oooc:=['3 _ Russian'.T10]" office:value-type="float" office:value="2">
            <text:p>2</text:p>
          </table:table-cell>
        </table:table-row>
        <table:table-row table:style-name="ro2">
          <table:table-cell table:style-name="ce162" table:formula="oooc:=['3 _ Russian'.A11]" office:value-type="string" office:string-value="Cabbage Stuffed Pancakes">
            <text:p>Cabbage Stuffed Pancakes</text:p>
          </table:table-cell>
          <table:table-cell table:formula="oooc:=['3 _ Russian'.K11]" office:value-type="float" office:value="0">
            <text:p>0</text:p>
          </table:table-cell>
          <table:table-cell table:formula="oooc:=['3 _ Russian'.L11]" office:value-type="float" office:value="2">
            <text:p>2</text:p>
          </table:table-cell>
          <table:table-cell table:formula="oooc:=['3 _ Russian'.M11]" office:value-type="float" office:value="0">
            <text:p>0</text:p>
          </table:table-cell>
          <table:table-cell table:formula="oooc:=['3 _ Russian'.N11]" office:value-type="float" office:value="0">
            <text:p>0</text:p>
          </table:table-cell>
          <table:table-cell table:formula="oooc:=['3 _ Russian'.O11]" office:value-type="float" office:value="0">
            <text:p>0</text:p>
          </table:table-cell>
          <table:table-cell table:formula="oooc:=['3 _ Russian'.P11]" office:value-type="float" office:value="2">
            <text:p>2</text:p>
          </table:table-cell>
          <table:table-cell table:formula="oooc:=['3 _ Russian'.Q11]" office:value-type="float" office:value="0">
            <text:p>0</text:p>
          </table:table-cell>
          <table:table-cell table:formula="oooc:=['3 _ Russian'.R11]" office:value-type="float" office:value="0">
            <text:p>0</text:p>
          </table:table-cell>
          <table:table-cell table:formula="oooc:=['3 _ Russian'.S11]" office:value-type="float" office:value="2">
            <text:p>2</text:p>
          </table:table-cell>
          <table:table-cell table:formula="oooc:=['3 _ Russian'.T11]" office:value-type="float" office:value="0">
            <text:p>0</text:p>
          </table:table-cell>
        </table:table-row>
        <table:table-row table:style-name="ro2">
          <table:table-cell table:style-name="ce162" table:formula="oooc:=['3 _ Russian'.A12]" office:value-type="string" office:string-value="Kulebyaka">
            <text:p>Kulebyaka</text:p>
          </table:table-cell>
          <table:table-cell table:formula="oooc:=['3 _ Russian'.K12]" office:value-type="float" office:value="0">
            <text:p>0</text:p>
          </table:table-cell>
          <table:table-cell table:formula="oooc:=['3 _ Russian'.L12]" office:value-type="float" office:value="0">
            <text:p>0</text:p>
          </table:table-cell>
          <table:table-cell table:formula="oooc:=['3 _ Russian'.M12]" office:value-type="float" office:value="1">
            <text:p>1</text:p>
          </table:table-cell>
          <table:table-cell table:formula="oooc:=['3 _ Russian'.N12]" office:value-type="float" office:value="0">
            <text:p>0</text:p>
          </table:table-cell>
          <table:table-cell table:formula="oooc:=['3 _ Russian'.O12]" office:value-type="float" office:value="0">
            <text:p>0</text:p>
          </table:table-cell>
          <table:table-cell table:formula="oooc:=['3 _ Russian'.P12]" office:value-type="float" office:value="0">
            <text:p>0</text:p>
          </table:table-cell>
          <table:table-cell table:formula="oooc:=['3 _ Russian'.Q12]" office:value-type="float" office:value="0">
            <text:p>0</text:p>
          </table:table-cell>
          <table:table-cell table:formula="oooc:=['3 _ Russian'.R12]" office:value-type="float" office:value="2">
            <text:p>2</text:p>
          </table:table-cell>
          <table:table-cell table:formula="oooc:=['3 _ Russian'.S12]" office:value-type="float" office:value="0">
            <text:p>0</text:p>
          </table:table-cell>
          <table:table-cell table:formula="oooc:=['3 _ Russian'.T12]" office:value-type="float" office:value="1">
            <text:p>1</text:p>
          </table:table-cell>
        </table:table-row>
        <table:table-row table:style-name="ro2">
          <table:table-cell table:style-name="ce162" table:formula="oooc:=['3 _ Russian'.A13]" office:value-type="string" office:string-value="Shchi">
            <text:p>Shchi</text:p>
          </table:table-cell>
          <table:table-cell table:formula="oooc:=['3 _ Russian'.K13]" office:value-type="float" office:value="0">
            <text:p>0</text:p>
          </table:table-cell>
          <table:table-cell table:formula="oooc:=['3 _ Russian'.L13]" office:value-type="float" office:value="0">
            <text:p>0</text:p>
          </table:table-cell>
          <table:table-cell table:formula="oooc:=['3 _ Russian'.M13]" office:value-type="float" office:value="0">
            <text:p>0</text:p>
          </table:table-cell>
          <table:table-cell table:formula="oooc:=['3 _ Russian'.N13]" office:value-type="float" office:value="0">
            <text:p>0</text:p>
          </table:table-cell>
          <table:table-cell table:formula="oooc:=['3 _ Russian'.O13]" office:value-type="float" office:value="0">
            <text:p>0</text:p>
          </table:table-cell>
          <table:table-cell table:formula="oooc:=['3 _ Russian'.P13]" office:value-type="float" office:value="0">
            <text:p>0</text:p>
          </table:table-cell>
          <table:table-cell table:formula="oooc:=['3 _ Russian'.Q13]" office:value-type="float" office:value="2">
            <text:p>2</text:p>
          </table:table-cell>
          <table:table-cell table:formula="oooc:=['3 _ Russian'.R13]" office:value-type="float" office:value="0">
            <text:p>0</text:p>
          </table:table-cell>
          <table:table-cell table:formula="oooc:=['3 _ Russian'.S13]" office:value-type="float" office:value="2">
            <text:p>2</text:p>
          </table:table-cell>
          <table:table-cell table:formula="oooc:=['3 _ Russian'.T13]" office:value-type="float" office:value="1">
            <text:p>1</text:p>
          </table:table-cell>
        </table:table-row>
        <table:table-row table:style-name="ro2">
          <table:table-cell table:style-name="ce162" table:formula="oooc:=['3 _ Russian'.A14]" office:value-type="string" office:string-value="Mushroom Soup">
            <text:p>Mushroom Soup</text:p>
          </table:table-cell>
          <table:table-cell table:formula="oooc:=['3 _ Russian'.K14]" office:value-type="float" office:value="0">
            <text:p>0</text:p>
          </table:table-cell>
          <table:table-cell table:formula="oooc:=['3 _ Russian'.L14]" office:value-type="float" office:value="0">
            <text:p>0</text:p>
          </table:table-cell>
          <table:table-cell table:formula="oooc:=['3 _ Russian'.M14]" office:value-type="float" office:value="0">
            <text:p>0</text:p>
          </table:table-cell>
          <table:table-cell table:formula="oooc:=['3 _ Russian'.N14]" office:value-type="float" office:value="0">
            <text:p>0</text:p>
          </table:table-cell>
          <table:table-cell table:formula="oooc:=['3 _ Russian'.O14]" office:value-type="float" office:value="1">
            <text:p>1</text:p>
          </table:table-cell>
          <table:table-cell table:formula="oooc:=['3 _ Russian'.P14]" office:value-type="float" office:value="2">
            <text:p>2</text:p>
          </table:table-cell>
          <table:table-cell table:formula="oooc:=['3 _ Russian'.Q14]" office:value-type="float" office:value="0">
            <text:p>0</text:p>
          </table:table-cell>
          <table:table-cell table:formula="oooc:=['3 _ Russian'.R14]" office:value-type="float" office:value="0">
            <text:p>0</text:p>
          </table:table-cell>
          <table:table-cell table:formula="oooc:=['3 _ Russian'.S14]" office:value-type="float" office:value="0">
            <text:p>0</text:p>
          </table:table-cell>
          <table:table-cell table:formula="oooc:=['3 _ Russian'.T14]" office:value-type="float" office:value="1">
            <text:p>1</text:p>
          </table:table-cell>
        </table:table-row>
        <table:table-row table:style-name="ro2">
          <table:table-cell table:style-name="Default" table:formula="oooc:=['3 _ Russian'.J20]" office:value-type="string" office:string-value="pork">
            <text:p>pork</text:p>
          </table:table-cell>
          <table:table-cell table:formula="oooc:=['3 _ Russian'.K20]" office:value-type="float" office:value="40">
            <text:p>40</text:p>
          </table:table-cell>
          <table:table-cell table:formula="oooc:=['3 _ Russian'.L20]" office:value-type="float" office:value="26">
            <text:p>26</text:p>
          </table:table-cell>
          <table:table-cell table:formula="oooc:=['3 _ Russian'.M20]" office:value-type="float" office:value="52">
            <text:p>52</text:p>
          </table:table-cell>
          <table:table-cell table:formula="oooc:=['3 _ Russian'.N20]" office:value-type="float" office:value="41">
            <text:p>41</text:p>
          </table:table-cell>
          <table:table-cell table:formula="oooc:=['3 _ Russian'.O20]" office:value-type="float" office:value="0">
            <text:p>0</text:p>
          </table:table-cell>
          <table:table-cell table:formula="oooc:=['3 _ Russian'.P20]" office:value-type="float" office:value="0">
            <text:p>0</text:p>
          </table:table-cell>
          <table:table-cell table:formula="oooc:=['3 _ Russian'.Q20]" office:value-type="float" office:value="46">
            <text:p>46</text:p>
          </table:table-cell>
          <table:table-cell table:formula="oooc:=['3 _ Russian'.R20]" office:value-type="float" office:value="20">
            <text:p>20</text:p>
          </table:table-cell>
          <table:table-cell table:formula="oooc:=['3 _ Russian'.S20]" office:value-type="float" office:value="27">
            <text:p>27</text:p>
          </table:table-cell>
          <table:table-cell table:formula="oooc:=['3 _ Russian'.T20]" office:value-type="float" office:value="20">
            <text:p>20</text:p>
          </table:table-cell>
        </table:table-row>
        <table:table-row table:style-name="ro2">
          <table:table-cell table:style-name="Default" table:formula="oooc:=['3 _ Russian'.J21]" office:value-type="string" office:string-value="mushroom">
            <text:p>mushroom</text:p>
          </table:table-cell>
          <table:table-cell table:formula="oooc:=['3 _ Russian'.K21]" office:value-type="float" office:value="0">
            <text:p>0</text:p>
          </table:table-cell>
          <table:table-cell table:formula="oooc:=['3 _ Russian'.L21]" office:value-type="float" office:value="0">
            <text:p>0</text:p>
          </table:table-cell>
          <table:table-cell table:formula="oooc:=['3 _ Russian'.M21]" office:value-type="float" office:value="18">
            <text:p>18</text:p>
          </table:table-cell>
          <table:table-cell table:formula="oooc:=['3 _ Russian'.N21]" office:value-type="float" office:value="46">
            <text:p>46</text:p>
          </table:table-cell>
          <table:table-cell table:formula="oooc:=['3 _ Russian'.O21]" office:value-type="float" office:value="46">
            <text:p>46</text:p>
          </table:table-cell>
          <table:table-cell table:formula="oooc:=['3 _ Russian'.P21]" office:value-type="float" office:value="21">
            <text:p>21</text:p>
          </table:table-cell>
          <table:table-cell table:formula="oooc:=['3 _ Russian'.Q21]" office:value-type="float" office:value="0">
            <text:p>0</text:p>
          </table:table-cell>
          <table:table-cell table:formula="oooc:=['3 _ Russian'.R21]" office:value-type="float" office:value="63">
            <text:p>63</text:p>
          </table:table-cell>
          <table:table-cell table:formula="oooc:=['3 _ Russian'.S21]" office:value-type="float" office:value="20">
            <text:p>20</text:p>
          </table:table-cell>
          <table:table-cell table:formula="oooc:=['3 _ Russian'.T21]" office:value-type="float" office:value="47">
            <text:p>47</text:p>
          </table:table-cell>
        </table:table-row>
        <table:table-row table:style-name="ro2">
          <table:table-cell table:style-name="Default" table:formula="oooc:=['3 _ Russian'.J22]" office:value-type="string" office:string-value="cabbage">
            <text:p>cabbage</text:p>
          </table:table-cell>
          <table:table-cell table:formula="oooc:=['3 _ Russian'.K22]" office:value-type="float" office:value="0">
            <text:p>0</text:p>
          </table:table-cell>
          <table:table-cell table:formula="oooc:=['3 _ Russian'.L22]" office:value-type="float" office:value="40">
            <text:p>40</text:p>
          </table:table-cell>
          <table:table-cell table:formula="oooc:=['3 _ Russian'.M22]" office:value-type="float" office:value="0">
            <text:p>0</text:p>
          </table:table-cell>
          <table:table-cell table:formula="oooc:=['3 _ Russian'.N22]" office:value-type="float" office:value="15">
            <text:p>15</text:p>
          </table:table-cell>
          <table:table-cell table:formula="oooc:=['3 _ Russian'.O22]" office:value-type="float" office:value="20">
            <text:p>20</text:p>
          </table:table-cell>
          <table:table-cell table:formula="oooc:=['3 _ Russian'.P22]" office:value-type="float" office:value="35">
            <text:p>35</text:p>
          </table:table-cell>
          <table:table-cell table:formula="oooc:=['3 _ Russian'.Q22]" office:value-type="float" office:value="40">
            <text:p>40</text:p>
          </table:table-cell>
          <table:table-cell table:formula="oooc:=['3 _ Russian'.R22]" office:value-type="float" office:value="0">
            <text:p>0</text:p>
          </table:table-cell>
          <table:table-cell table:formula="oooc:=['3 _ Russian'.S22]" office:value-type="float" office:value="46">
            <text:p>46</text:p>
          </table:table-cell>
          <table:table-cell table:formula="oooc:=['3 _ Russian'.T22]" office:value-type="float" office:value="14">
            <text:p>14</text:p>
          </table:table-cell>
        </table:table-row>
        <table:table-row table:style-name="ro2">
          <table:table-cell table:style-name="Default" table:formula="oooc:=['3 _ Russian'.J23]" office:value-type="string" office:string-value="potato">
            <text:p>potato</text:p>
          </table:table-cell>
          <table:table-cell table:formula="oooc:=['3 _ Russian'.K23]" office:value-type="float" office:value="0">
            <text:p>0</text:p>
          </table:table-cell>
          <table:table-cell table:formula="oooc:=['3 _ Russian'.L23]" office:value-type="float" office:value="0">
            <text:p>0</text:p>
          </table:table-cell>
          <table:table-cell table:formula="oooc:=['3 _ Russian'.M23]" office:value-type="float" office:value="18">
            <text:p>18</text:p>
          </table:table-cell>
          <table:table-cell table:formula="oooc:=['3 _ Russian'.N23]" office:value-type="float" office:value="35">
            <text:p>35</text:p>
          </table:table-cell>
          <table:table-cell table:formula="oooc:=['3 _ Russian'.O23]" office:value-type="float" office:value="20">
            <text:p>20</text:p>
          </table:table-cell>
          <table:table-cell table:formula="oooc:=['3 _ Russian'.P23]" office:value-type="float" office:value="36">
            <text:p>36</text:p>
          </table:table-cell>
          <table:table-cell table:formula="oooc:=['3 _ Russian'.Q23]" office:value-type="float" office:value="18">
            <text:p>18</text:p>
          </table:table-cell>
          <table:table-cell table:formula="oooc:=['3 _ Russian'.R23]" office:value-type="float" office:value="37">
            <text:p>37</text:p>
          </table:table-cell>
          <table:table-cell table:formula="oooc:=['3 _ Russian'.S23]" office:value-type="float" office:value="17">
            <text:p>17</text:p>
          </table:table-cell>
          <table:table-cell table:formula="oooc:=['3 _ Russian'.T23]" office:value-type="float" office:value="29">
            <text:p>29</text:p>
          </table:table-cell>
        </table:table-row>
        <table:table-row table:style-name="ro2">
          <table:table-cell table:style-name="Default" table:formula="oooc:=['3 _ Russian'.J24]" office:value-type="string" office:string-value="onion">
            <text:p>onion</text:p>
          </table:table-cell>
          <table:table-cell table:formula="oooc:=['3 _ Russian'.K24]" office:value-type="float" office:value="12">
            <text:p>12</text:p>
          </table:table-cell>
          <table:table-cell table:formula="oooc:=['3 _ Russian'.L24]" office:value-type="float" office:value="14">
            <text:p>14</text:p>
          </table:table-cell>
          <table:table-cell table:formula="oooc:=['3 _ Russian'.M24]" office:value-type="float" office:value="0">
            <text:p>0</text:p>
          </table:table-cell>
          <table:table-cell table:formula="oooc:=['3 _ Russian'.N24]" office:value-type="float" office:value="5">
            <text:p>5</text:p>
          </table:table-cell>
          <table:table-cell table:formula="oooc:=['3 _ Russian'.O24]" office:value-type="float" office:value="20">
            <text:p>20</text:p>
          </table:table-cell>
          <table:table-cell table:formula="oooc:=['3 _ Russian'.P24]" office:value-type="float" office:value="18">
            <text:p>18</text:p>
          </table:table-cell>
          <table:table-cell table:formula="oooc:=['3 _ Russian'.Q24]" office:value-type="float" office:value="22">
            <text:p>22</text:p>
          </table:table-cell>
          <table:table-cell table:formula="oooc:=['3 _ Russian'.R24]" office:value-type="float" office:value="36">
            <text:p>36</text:p>
          </table:table-cell>
          <table:table-cell table:formula="oooc:=['3 _ Russian'.S24]" office:value-type="float" office:value="18">
            <text:p>18</text:p>
          </table:table-cell>
          <table:table-cell table:formula="oooc:=['3 _ Russian'.T24]" office:value-type="float" office:value="30">
            <text:p>30</text:p>
          </table:table-cell>
        </table:table-row>
        <table:table-row table:style-name="ro2">
          <table:table-cell table:style-name="Default" table:formula="oooc:=['3 _ Russian'.J25]" office:value-type="string" office:string-value="flour">
            <text:p>flour</text:p>
          </table:table-cell>
          <table:table-cell table:formula="oooc:=['3 _ Russian'.K25]" office:value-type="float" office:value="30">
            <text:p>30</text:p>
          </table:table-cell>
          <table:table-cell table:formula="oooc:=['3 _ Russian'.L25]" office:value-type="float" office:value="22">
            <text:p>22</text:p>
          </table:table-cell>
          <table:table-cell table:formula="oooc:=['3 _ Russian'.M25]" office:value-type="float" office:value="32">
            <text:p>32</text:p>
          </table:table-cell>
          <table:table-cell table:formula="oooc:=['3 _ Russian'.N25]" office:value-type="float" office:value="0">
            <text:p>0</text:p>
          </table:table-cell>
          <table:table-cell table:formula="oooc:=['3 _ Russian'.O25]" office:value-type="float" office:value="0">
            <text:p>0</text:p>
          </table:table-cell>
          <table:table-cell table:formula="oooc:=['3 _ Russian'.P25]" office:value-type="float" office:value="34">
            <text:p>34</text:p>
          </table:table-cell>
          <table:table-cell table:formula="oooc:=['3 _ Russian'.Q25]" office:value-type="float" office:value="18">
            <text:p>18</text:p>
          </table:table-cell>
          <table:table-cell table:formula="oooc:=['3 _ Russian'.R25]" office:value-type="float" office:value="28">
            <text:p>28</text:p>
          </table:table-cell>
          <table:table-cell table:formula="oooc:=['3 _ Russian'.S25]" office:value-type="float" office:value="22">
            <text:p>22</text:p>
          </table:table-cell>
          <table:table-cell table:formula="oooc:=['3 _ Russian'.T25]" office:value-type="float" office:value="14">
            <text:p>1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61" table:formula="oooc:=[Бонусы.B3]" office:value-type="string" office:string-value="bonus.spoon">
            <text:p>bonus.spoon</text:p>
          </table:table-cell>
          <table:table-cell table:formula="oooc:=[Бонусы.B30]" office:value-type="float" office:value="0">
            <text:p>0</text:p>
          </table:table-cell>
          <table:table-cell table:formula="oooc:=[Бонусы.B31]" office:value-type="float" office:value="0">
            <text:p>0</text:p>
          </table:table-cell>
          <table:table-cell table:formula="oooc:=[Бонусы.B32]" office:value-type="float" office:value="0">
            <text:p>0</text:p>
          </table:table-cell>
          <table:table-cell table:formula="oooc:=[Бонусы.B33]" office:value-type="float" office:value="0">
            <text:p>0</text:p>
          </table:table-cell>
          <table:table-cell table:formula="oooc:=[Бонусы.B34]" office:value-type="float" office:value="0">
            <text:p>0</text:p>
          </table:table-cell>
          <table:table-cell table:formula="oooc:=[Бонусы.B35]" office:value-type="float" office:value="0">
            <text:p>0</text:p>
          </table:table-cell>
          <table:table-cell table:formula="oooc:=[Бонусы.B36]" office:value-type="float" office:value="0">
            <text:p>0</text:p>
          </table:table-cell>
          <table:table-cell table:formula="oooc:=[Бонусы.B37]" office:value-type="float" office:value="0">
            <text:p>0</text:p>
          </table:table-cell>
          <table:table-cell table:formula="oooc:=[Бонусы.B38]" office:value-type="float" office:value="0">
            <text:p>0</text:p>
          </table:table-cell>
          <table:table-cell table:formula="oooc:=[Бонусы.B39]" office:value-type="float" office:value="0">
            <text:p>0</text:p>
          </table:table-cell>
        </table:table-row>
        <table:table-row table:style-name="ro2">
          <table:table-cell table:style-name="ce161" table:formula="oooc:=[Бонусы.D3]" office:value-type="string" office:string-value="bonus.removerow">
            <text:p>bonus.removerow</text:p>
          </table:table-cell>
          <table:table-cell table:formula="oooc:=[Бонусы.D30]" office:value-type="float" office:value="0">
            <text:p>0</text:p>
          </table:table-cell>
          <table:table-cell table:formula="oooc:=[Бонусы.D31]" office:value-type="float" office:value="0">
            <text:p>0</text:p>
          </table:table-cell>
          <table:table-cell table:formula="oooc:=[Бонусы.D32]" office:value-type="float" office:value="0">
            <text:p>0</text:p>
          </table:table-cell>
          <table:table-cell table:formula="oooc:=[Бонусы.D33]" office:value-type="float" office:value="0">
            <text:p>0</text:p>
          </table:table-cell>
          <table:table-cell table:formula="oooc:=[Бонусы.D34]" office:value-type="float" office:value="0">
            <text:p>0</text:p>
          </table:table-cell>
          <table:table-cell table:formula="oooc:=[Бонусы.D35]" office:value-type="float" office:value="0">
            <text:p>0</text:p>
          </table:table-cell>
          <table:table-cell table:formula="oooc:=[Бонусы.D36]" office:value-type="float" office:value="0">
            <text:p>0</text:p>
          </table:table-cell>
          <table:table-cell table:formula="oooc:=[Бонусы.D37]" office:value-type="float" office:value="0">
            <text:p>0</text:p>
          </table:table-cell>
          <table:table-cell table:formula="oooc:=[Бонусы.D38]" office:value-type="float" office:value="0">
            <text:p>0</text:p>
          </table:table-cell>
          <table:table-cell table:formula="oooc:=[Бонусы.D39]" office:value-type="float" office:value="0">
            <text:p>0</text:p>
          </table:table-cell>
        </table:table-row>
        <table:table-row table:style-name="ro2">
          <table:table-cell table:style-name="ce161" table:formula="oooc:=[Бонусы.F3]" office:value-type="string" office:string-value="bonus.bomb">
            <text:p>bonus.bomb</text:p>
          </table:table-cell>
          <table:table-cell table:formula="oooc:=[Бонусы.F30]" office:value-type="float" office:value="0">
            <text:p>0</text:p>
          </table:table-cell>
          <table:table-cell table:formula="oooc:=[Бонусы.F31]" office:value-type="float" office:value="0">
            <text:p>0</text:p>
          </table:table-cell>
          <table:table-cell table:formula="oooc:=[Бонусы.F32]" office:value-type="float" office:value="0">
            <text:p>0</text:p>
          </table:table-cell>
          <table:table-cell table:formula="oooc:=[Бонусы.F33]" office:value-type="float" office:value="0">
            <text:p>0</text:p>
          </table:table-cell>
          <table:table-cell table:formula="oooc:=[Бонусы.F34]" office:value-type="float" office:value="0">
            <text:p>0</text:p>
          </table:table-cell>
          <table:table-cell table:formula="oooc:=[Бонусы.F35]" office:value-type="float" office:value="0">
            <text:p>0</text:p>
          </table:table-cell>
          <table:table-cell table:formula="oooc:=[Бонусы.F36]" office:value-type="float" office:value="0">
            <text:p>0</text:p>
          </table:table-cell>
          <table:table-cell table:formula="oooc:=[Бонусы.F37]" office:value-type="float" office:value="0">
            <text:p>0</text:p>
          </table:table-cell>
          <table:table-cell table:formula="oooc:=[Бонусы.F38]" office:value-type="float" office:value="0">
            <text:p>0</text:p>
          </table:table-cell>
          <table:table-cell table:formula="oooc:=[Бонусы.F39]" office:value-type="float" office:value="0">
            <text:p>0</text:p>
          </table:table-cell>
        </table:table-row>
        <table:table-row table:style-name="ro2">
          <table:table-cell table:style-name="ce161" table:formula="oooc:=[Бонусы.H3]" office:value-type="string" office:string-value="bonus.scrollback">
            <text:p>bonus.scrollback</text:p>
          </table:table-cell>
          <table:table-cell table:formula="oooc:=[Бонусы.H30]" office:value-type="float" office:value="0">
            <text:p>0</text:p>
          </table:table-cell>
          <table:table-cell table:formula="oooc:=[Бонусы.H31]" office:value-type="float" office:value="0">
            <text:p>0</text:p>
          </table:table-cell>
          <table:table-cell table:formula="oooc:=[Бонусы.H32]" office:value-type="float" office:value="0">
            <text:p>0</text:p>
          </table:table-cell>
          <table:table-cell table:formula="oooc:=[Бонусы.H33]" office:value-type="float" office:value="0">
            <text:p>0</text:p>
          </table:table-cell>
          <table:table-cell table:formula="oooc:=[Бонусы.H34]" office:value-type="float" office:value="0">
            <text:p>0</text:p>
          </table:table-cell>
          <table:table-cell table:formula="oooc:=[Бонусы.H35]" office:value-type="float" office:value="0">
            <text:p>0</text:p>
          </table:table-cell>
          <table:table-cell table:formula="oooc:=[Бонусы.H36]" office:value-type="float" office:value="0">
            <text:p>0</text:p>
          </table:table-cell>
          <table:table-cell table:formula="oooc:=[Бонусы.H37]" office:value-type="float" office:value="0">
            <text:p>0</text:p>
          </table:table-cell>
          <table:table-cell table:formula="oooc:=[Бонусы.H38]" office:value-type="float" office:value="0">
            <text:p>0</text:p>
          </table:table-cell>
          <table:table-cell table:formula="oooc:=[Бонусы.H39]" office:value-type="float" office:value="0">
            <text:p>0</text:p>
          </table:table-cell>
        </table:table-row>
        <table:table-row table:style-name="ro2">
          <table:table-cell table:style-name="ce161" table:formula="oooc:=[Бонусы.J3]" office:value-type="string" office:string-value="bonus.shuffle">
            <text:p>bonus.shuffle</text:p>
          </table:table-cell>
          <table:table-cell table:formula="oooc:=[Бонусы.J30]" office:value-type="float" office:value="1">
            <text:p>1</text:p>
          </table:table-cell>
          <table:table-cell table:formula="oooc:=[Бонусы.J31]" office:value-type="float" office:value="1">
            <text:p>1</text:p>
          </table:table-cell>
          <table:table-cell table:formula="oooc:=[Бонусы.J32]" office:value-type="float" office:value="1">
            <text:p>1</text:p>
          </table:table-cell>
          <table:table-cell table:formula="oooc:=[Бонусы.J33]" office:value-type="float" office:value="1">
            <text:p>1</text:p>
          </table:table-cell>
          <table:table-cell table:formula="oooc:=[Бонусы.J34]" office:value-type="float" office:value="1">
            <text:p>1</text:p>
          </table:table-cell>
          <table:table-cell table:formula="oooc:=[Бонусы.J35]" office:value-type="float" office:value="1">
            <text:p>1</text:p>
          </table:table-cell>
          <table:table-cell table:formula="oooc:=[Бонусы.J36]" office:value-type="float" office:value="1">
            <text:p>1</text:p>
          </table:table-cell>
          <table:table-cell table:formula="oooc:=[Бонусы.J37]" office:value-type="float" office:value="1">
            <text:p>1</text:p>
          </table:table-cell>
          <table:table-cell table:formula="oooc:=[Бонусы.J38]" office:value-type="float" office:value="1">
            <text:p>1</text:p>
          </table:table-cell>
          <table:table-cell table:formula="oooc:=[Бонусы.J39]" office:value-type="float" office:value="1">
            <text:p>1</text:p>
          </table:table-cell>
        </table:table-row>
        <table:table-row table:style-name="ro2">
          <table:table-cell table:style-name="ce161" table:formula="oooc:=[Бонусы.L3]" office:value-type="string" office:string-value="bonus.magicwand">
            <text:p>bonus.magicwand</text:p>
          </table:table-cell>
          <table:table-cell table:formula="oooc:=[Бонусы.L30]" office:value-type="float" office:value="0">
            <text:p>0</text:p>
          </table:table-cell>
          <table:table-cell table:formula="oooc:=[Бонусы.L31]" office:value-type="float" office:value="0">
            <text:p>0</text:p>
          </table:table-cell>
          <table:table-cell table:formula="oooc:=[Бонусы.L32]" office:value-type="float" office:value="0">
            <text:p>0</text:p>
          </table:table-cell>
          <table:table-cell table:formula="oooc:=[Бонусы.L33]" office:value-type="float" office:value="0">
            <text:p>0</text:p>
          </table:table-cell>
          <table:table-cell table:formula="oooc:=[Бонусы.L34]" office:value-type="float" office:value="0">
            <text:p>0</text:p>
          </table:table-cell>
          <table:table-cell table:formula="oooc:=[Бонусы.L35]" office:value-type="float" office:value="0">
            <text:p>0</text:p>
          </table:table-cell>
          <table:table-cell table:formula="oooc:=[Бонусы.L36]" office:value-type="float" office:value="0">
            <text:p>0</text:p>
          </table:table-cell>
          <table:table-cell table:formula="oooc:=[Бонусы.L37]" office:value-type="float" office:value="0">
            <text:p>0</text:p>
          </table:table-cell>
          <table:table-cell table:formula="oooc:=[Бонусы.L38]" office:value-type="float" office:value="0">
            <text:p>0</text:p>
          </table:table-cell>
          <table:table-cell table:formula="oooc:=[Бонусы.L39]" office:value-type="float" office:value="0">
            <text:p>0</text:p>
          </table:table-cell>
        </table:table-row>
        <table:table-row table:style-name="ro2">
          <table:table-cell table:style-name="ce161" table:formula="oooc:=[Бонусы.N3]" office:value-type="string" office:string-value="bonus.sweet">
            <text:p>bonus.sweet</text:p>
          </table:table-cell>
          <table:table-cell table:formula="oooc:=[Бонусы.N30]" office:value-type="float" office:value="0">
            <text:p>0</text:p>
          </table:table-cell>
          <table:table-cell table:formula="oooc:=[Бонусы.N31]" office:value-type="float" office:value="0">
            <text:p>0</text:p>
          </table:table-cell>
          <table:table-cell table:formula="oooc:=[Бонусы.N32]" office:value-type="float" office:value="0">
            <text:p>0</text:p>
          </table:table-cell>
          <table:table-cell table:formula="oooc:=[Бонусы.N33]" office:value-type="float" office:value="0">
            <text:p>0</text:p>
          </table:table-cell>
          <table:table-cell table:formula="oooc:=[Бонусы.N34]" office:value-type="float" office:value="0">
            <text:p>0</text:p>
          </table:table-cell>
          <table:table-cell table:formula="oooc:=[Бонусы.N35]" office:value-type="float" office:value="0">
            <text:p>0</text:p>
          </table:table-cell>
          <table:table-cell table:formula="oooc:=[Бонусы.N36]" office:value-type="float" office:value="0">
            <text:p>0</text:p>
          </table:table-cell>
          <table:table-cell table:formula="oooc:=[Бонусы.N37]" office:value-type="float" office:value="0">
            <text:p>0</text:p>
          </table:table-cell>
          <table:table-cell table:formula="oooc:=[Бонусы.N38]" office:value-type="float" office:value="0">
            <text:p>0</text:p>
          </table:table-cell>
          <table:table-cell table:formula="oooc:=[Бонусы.N39]" office:value-type="float" office:value="0">
            <text:p>0</text:p>
          </table:table-cell>
        </table:table-row>
        <table:table-row table:style-name="ro2">
          <table:table-cell table:style-name="ce161" table:formula="oooc:=[Бонусы.P3]" office:value-type="string" office:string-value="bonus.gift">
            <text:p>bonus.gift</text:p>
          </table:table-cell>
          <table:table-cell table:formula="oooc:=[Бонусы.P30]" office:value-type="float" office:value="0">
            <text:p>0</text:p>
          </table:table-cell>
          <table:table-cell table:formula="oooc:=[Бонусы.P31]" office:value-type="float" office:value="0">
            <text:p>0</text:p>
          </table:table-cell>
          <table:table-cell table:formula="oooc:=[Бонусы.P32]" office:value-type="float" office:value="0">
            <text:p>0</text:p>
          </table:table-cell>
          <table:table-cell table:formula="oooc:=[Бонусы.P33]" office:value-type="float" office:value="0">
            <text:p>0</text:p>
          </table:table-cell>
          <table:table-cell table:formula="oooc:=[Бонусы.P34]" office:value-type="float" office:value="0">
            <text:p>0</text:p>
          </table:table-cell>
          <table:table-cell table:formula="oooc:=[Бонусы.P35]" office:value-type="float" office:value="0">
            <text:p>0</text:p>
          </table:table-cell>
          <table:table-cell table:formula="oooc:=[Бонусы.P36]" office:value-type="float" office:value="0">
            <text:p>0</text:p>
          </table:table-cell>
          <table:table-cell table:formula="oooc:=[Бонусы.P37]" office:value-type="float" office:value="0">
            <text:p>0</text:p>
          </table:table-cell>
          <table:table-cell table:formula="oooc:=[Бонусы.P38]" office:value-type="float" office:value="0">
            <text:p>0</text:p>
          </table:table-cell>
          <table:table-cell table:formula="oooc:=[Бонусы.P39]" office:value-type="float" office:value="0">
            <text:p>0</text:p>
          </table:table-cell>
        </table:table-row>
        <table:table-row table:style-name="ro2">
          <table:table-cell table:style-name="ce161" table:formula="oooc:=[Бонусы.R3]" office:value-type="string" office:string-value="bonus.hearts">
            <text:p>bonus.hearts</text:p>
          </table:table-cell>
          <table:table-cell table:formula="oooc:=[Бонусы.R30]" office:value-type="float" office:value="0">
            <text:p>0</text:p>
          </table:table-cell>
          <table:table-cell table:formula="oooc:=[Бонусы.R31]" office:value-type="float" office:value="0">
            <text:p>0</text:p>
          </table:table-cell>
          <table:table-cell table:formula="oooc:=[Бонусы.R32]" office:value-type="float" office:value="0">
            <text:p>0</text:p>
          </table:table-cell>
          <table:table-cell table:formula="oooc:=[Бонусы.R33]" office:value-type="float" office:value="0">
            <text:p>0</text:p>
          </table:table-cell>
          <table:table-cell table:formula="oooc:=[Бонусы.R34]" office:value-type="float" office:value="0">
            <text:p>0</text:p>
          </table:table-cell>
          <table:table-cell table:formula="oooc:=[Бонусы.R35]" office:value-type="float" office:value="0">
            <text:p>0</text:p>
          </table:table-cell>
          <table:table-cell table:formula="oooc:=[Бонусы.R36]" office:value-type="float" office:value="0">
            <text:p>0</text:p>
          </table:table-cell>
          <table:table-cell table:formula="oooc:=[Бонусы.R37]" office:value-type="float" office:value="0">
            <text:p>0</text:p>
          </table:table-cell>
          <table:table-cell table:formula="oooc:=[Бонусы.R38]" office:value-type="float" office:value="0">
            <text:p>0</text:p>
          </table:table-cell>
          <table:table-cell table:formula="oooc:=[Бонусы.R39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4" table:style-name="ta1" table:print="false">
        <table:table-column table:style-name="co13" table:default-cell-style-name="ce160"/>
        <table:table-column table:style-name="co3" table:number-columns-repeated="10" table:default-cell-style-name="Default"/>
        <table:table-row table:style-name="ro2">
          <table:table-cell table:formula="oooc:=['4 _ Japanese'.B20]" office:value-type="string" office:string-value="Episode 4 – Japanese">
            <text:p>Episode 4 – Japanes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61" table:formula="oooc:=[Покупатели.B3]" office:value-type="string" office:string-value="Worker">
            <text:p>Worker</text:p>
          </table:table-cell>
          <table:table-cell table:formula="oooc:=[Покупатели.B42]" office:value-type="float" office:value="0">
            <text:p>0</text:p>
          </table:table-cell>
          <table:table-cell table:formula="oooc:=[Покупатели.B43]" office:value-type="float" office:value="0">
            <text:p>0</text:p>
          </table:table-cell>
          <table:table-cell table:formula="oooc:=[Покупатели.B44]" office:value-type="float" office:value="0">
            <text:p>0</text:p>
          </table:table-cell>
          <table:table-cell table:formula="oooc:=[Покупатели.B45]" office:value-type="float" office:value="0">
            <text:p>0</text:p>
          </table:table-cell>
          <table:table-cell table:formula="oooc:=[Покупатели.B46]" office:value-type="float" office:value="1">
            <text:p>1</text:p>
          </table:table-cell>
          <table:table-cell table:formula="oooc:=[Покупатели.B47]" office:value-type="float" office:value="1">
            <text:p>1</text:p>
          </table:table-cell>
          <table:table-cell table:formula="oooc:=[Покупатели.B48]" office:value-type="float" office:value="1">
            <text:p>1</text:p>
          </table:table-cell>
          <table:table-cell table:formula="oooc:=[Покупатели.B49]" office:value-type="float" office:value="0">
            <text:p>0</text:p>
          </table:table-cell>
          <table:table-cell table:formula="oooc:=[Покупатели.B50]" office:value-type="float" office:value="1">
            <text:p>1</text:p>
          </table:table-cell>
          <table:table-cell table:formula="oooc:=[Покупатели.B51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D3]" office:value-type="string" office:string-value="Student">
            <text:p>Student</text:p>
          </table:table-cell>
          <table:table-cell table:formula="oooc:=[Покупатели.D42]" office:value-type="float" office:value="0">
            <text:p>0</text:p>
          </table:table-cell>
          <table:table-cell table:formula="oooc:=[Покупатели.D43]" office:value-type="float" office:value="1">
            <text:p>1</text:p>
          </table:table-cell>
          <table:table-cell table:formula="oooc:=[Покупатели.D44]" office:value-type="float" office:value="1">
            <text:p>1</text:p>
          </table:table-cell>
          <table:table-cell table:formula="oooc:=[Покупатели.D45]" office:value-type="float" office:value="1">
            <text:p>1</text:p>
          </table:table-cell>
          <table:table-cell table:formula="oooc:=[Покупатели.D46]" office:value-type="float" office:value="0">
            <text:p>0</text:p>
          </table:table-cell>
          <table:table-cell table:formula="oooc:=[Покупатели.D47]" office:value-type="float" office:value="0">
            <text:p>0</text:p>
          </table:table-cell>
          <table:table-cell table:formula="oooc:=[Покупатели.D48]" office:value-type="float" office:value="0">
            <text:p>0</text:p>
          </table:table-cell>
          <table:table-cell table:formula="oooc:=[Покупатели.D49]" office:value-type="float" office:value="1">
            <text:p>1</text:p>
          </table:table-cell>
          <table:table-cell table:formula="oooc:=[Покупатели.D50]" office:value-type="float" office:value="0">
            <text:p>0</text:p>
          </table:table-cell>
          <table:table-cell table:formula="oooc:=[Покупатели.D51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F3]" office:value-type="string" office:string-value="Business">
            <text:p>Business</text:p>
          </table:table-cell>
          <table:table-cell table:formula="oooc:=[Покупатели.F42]" office:value-type="float" office:value="0">
            <text:p>0</text:p>
          </table:table-cell>
          <table:table-cell table:formula="oooc:=[Покупатели.F43]" office:value-type="float" office:value="0">
            <text:p>0</text:p>
          </table:table-cell>
          <table:table-cell table:formula="oooc:=[Покупатели.F44]" office:value-type="float" office:value="0">
            <text:p>0</text:p>
          </table:table-cell>
          <table:table-cell table:formula="oooc:=[Покупатели.F45]" office:value-type="float" office:value="1">
            <text:p>1</text:p>
          </table:table-cell>
          <table:table-cell table:formula="oooc:=[Покупатели.F46]" office:value-type="float" office:value="1">
            <text:p>1</text:p>
          </table:table-cell>
          <table:table-cell table:formula="oooc:=[Покупатели.F47]" office:value-type="float" office:value="1">
            <text:p>1</text:p>
          </table:table-cell>
          <table:table-cell table:formula="oooc:=[Покупатели.F48]" office:value-type="float" office:value="0">
            <text:p>0</text:p>
          </table:table-cell>
          <table:table-cell table:formula="oooc:=[Покупатели.F49]" office:value-type="float" office:value="1">
            <text:p>1</text:p>
          </table:table-cell>
          <table:table-cell table:formula="oooc:=[Покупатели.F50]" office:value-type="float" office:value="1">
            <text:p>1</text:p>
          </table:table-cell>
          <table:table-cell table:formula="oooc:=[Покупатели.F51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H3]" office:value-type="string" office:string-value="Oldlady">
            <text:p>Oldlady</text:p>
          </table:table-cell>
          <table:table-cell table:formula="oooc:=[Покупатели.H42]" office:value-type="float" office:value="0">
            <text:p>0</text:p>
          </table:table-cell>
          <table:table-cell table:formula="oooc:=[Покупатели.H43]" office:value-type="float" office:value="0">
            <text:p>0</text:p>
          </table:table-cell>
          <table:table-cell table:formula="oooc:=[Покупатели.H44]" office:value-type="float" office:value="0">
            <text:p>0</text:p>
          </table:table-cell>
          <table:table-cell table:formula="oooc:=[Покупатели.H45]" office:value-type="float" office:value="1">
            <text:p>1</text:p>
          </table:table-cell>
          <table:table-cell table:formula="oooc:=[Покупатели.H46]" office:value-type="float" office:value="1">
            <text:p>1</text:p>
          </table:table-cell>
          <table:table-cell table:formula="oooc:=[Покупатели.H47]" office:value-type="float" office:value="1">
            <text:p>1</text:p>
          </table:table-cell>
          <table:table-cell table:formula="oooc:=[Покупатели.H48]" office:value-type="float" office:value="0">
            <text:p>0</text:p>
          </table:table-cell>
          <table:table-cell table:formula="oooc:=[Покупатели.H49]" office:value-type="float" office:value="1">
            <text:p>1</text:p>
          </table:table-cell>
          <table:table-cell table:formula="oooc:=[Покупатели.H50]" office:value-type="float" office:value="1">
            <text:p>1</text:p>
          </table:table-cell>
          <table:table-cell table:formula="oooc:=[Покупатели.H51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J3]" office:value-type="string" office:string-value="Critic">
            <text:p>Critic</text:p>
          </table:table-cell>
          <table:table-cell table:formula="oooc:=[Покупатели.J42]" office:value-type="float" office:value="0">
            <text:p>0</text:p>
          </table:table-cell>
          <table:table-cell table:formula="oooc:=[Покупатели.J43]" office:value-type="float" office:value="0">
            <text:p>0</text:p>
          </table:table-cell>
          <table:table-cell table:formula="oooc:=[Покупатели.J44]" office:value-type="float" office:value="0">
            <text:p>0</text:p>
          </table:table-cell>
          <table:table-cell table:formula="oooc:=[Покупатели.J45]" office:value-type="float" office:value="0">
            <text:p>0</text:p>
          </table:table-cell>
          <table:table-cell table:formula="oooc:=[Покупатели.J46]" office:value-type="float" office:value="0">
            <text:p>0</text:p>
          </table:table-cell>
          <table:table-cell table:formula="oooc:=[Покупатели.J47]" office:value-type="float" office:value="0">
            <text:p>0</text:p>
          </table:table-cell>
          <table:table-cell table:formula="oooc:=[Покупатели.J48]" office:value-type="float" office:value="0">
            <text:p>0</text:p>
          </table:table-cell>
          <table:table-cell table:formula="oooc:=[Покупатели.J49]" office:value-type="float" office:value="0">
            <text:p>0</text:p>
          </table:table-cell>
          <table:table-cell table:formula="oooc:=[Покупатели.J50]" office:value-type="float" office:value="1">
            <text:p>1</text:p>
          </table:table-cell>
          <table:table-cell table:formula="oooc:=[Покупатели.J51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L3]" office:value-type="string" office:string-value="Schoolkid">
            <text:p>Schoolkid</text:p>
          </table:table-cell>
          <table:table-cell table:formula="oooc:=[Покупатели.L42]" office:value-type="float" office:value="0">
            <text:p>0</text:p>
          </table:table-cell>
          <table:table-cell table:formula="oooc:=[Покупатели.L43]" office:value-type="float" office:value="1">
            <text:p>1</text:p>
          </table:table-cell>
          <table:table-cell table:formula="oooc:=[Покупатели.L44]" office:value-type="float" office:value="1">
            <text:p>1</text:p>
          </table:table-cell>
          <table:table-cell table:formula="oooc:=[Покупатели.L45]" office:value-type="float" office:value="0">
            <text:p>0</text:p>
          </table:table-cell>
          <table:table-cell table:formula="oooc:=[Покупатели.L46]" office:value-type="float" office:value="0">
            <text:p>0</text:p>
          </table:table-cell>
          <table:table-cell table:formula="oooc:=[Покупатели.L47]" office:value-type="float" office:value="0">
            <text:p>0</text:p>
          </table:table-cell>
          <table:table-cell table:formula="oooc:=[Покупатели.L48]" office:value-type="float" office:value="1">
            <text:p>1</text:p>
          </table:table-cell>
          <table:table-cell table:formula="oooc:=[Покупатели.L49]" office:value-type="float" office:value="0">
            <text:p>0</text:p>
          </table:table-cell>
          <table:table-cell table:formula="oooc:=[Покупатели.L50]" office:value-type="float" office:value="0">
            <text:p>0</text:p>
          </table:table-cell>
          <table:table-cell table:formula="oooc:=[Покупатели.L51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N3]" office:value-type="string" office:string-value="Vegetarian">
            <text:p>Vegetarian</text:p>
          </table:table-cell>
          <table:table-cell table:formula="oooc:=[Покупатели.N42]" office:value-type="float" office:value="1">
            <text:p>1</text:p>
          </table:table-cell>
          <table:table-cell table:formula="oooc:=[Покупатели.N43]" office:value-type="float" office:value="1">
            <text:p>1</text:p>
          </table:table-cell>
          <table:table-cell table:formula="oooc:=[Покупатели.N44]" office:value-type="float" office:value="1">
            <text:p>1</text:p>
          </table:table-cell>
          <table:table-cell table:formula="oooc:=[Покупатели.N45]" office:value-type="float" office:value="0">
            <text:p>0</text:p>
          </table:table-cell>
          <table:table-cell table:formula="oooc:=[Покупатели.N46]" office:value-type="float" office:value="1">
            <text:p>1</text:p>
          </table:table-cell>
          <table:table-cell table:formula="oooc:=[Покупатели.N47]" office:value-type="float" office:value="1">
            <text:p>1</text:p>
          </table:table-cell>
          <table:table-cell table:formula="oooc:=[Покупатели.N48]" office:value-type="float" office:value="1">
            <text:p>1</text:p>
          </table:table-cell>
          <table:table-cell table:formula="oooc:=[Покупатели.N49]" office:value-type="float" office:value="1">
            <text:p>1</text:p>
          </table:table-cell>
          <table:table-cell table:formula="oooc:=[Покупатели.N50]" office:value-type="float" office:value="0">
            <text:p>0</text:p>
          </table:table-cell>
          <table:table-cell table:formula="oooc:=[Покупатели.N51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P3]" office:value-type="string" office:string-value="Tourist Hawaiian">
            <text:p>Tourist Hawaiian</text:p>
          </table:table-cell>
          <table:table-cell table:formula="oooc:=[Покупатели.P42]" office:value-type="float" office:value="0">
            <text:p>0</text:p>
          </table:table-cell>
          <table:table-cell table:formula="oooc:=[Покупатели.P43]" office:value-type="float" office:value="0">
            <text:p>0</text:p>
          </table:table-cell>
          <table:table-cell table:formula="oooc:=[Покупатели.P44]" office:value-type="float" office:value="0">
            <text:p>0</text:p>
          </table:table-cell>
          <table:table-cell table:formula="oooc:=[Покупатели.P45]" office:value-type="float" office:value="1">
            <text:p>1</text:p>
          </table:table-cell>
          <table:table-cell table:formula="oooc:=[Покупатели.P46]" office:value-type="float" office:value="0">
            <text:p>0</text:p>
          </table:table-cell>
          <table:table-cell table:formula="oooc:=[Покупатели.P47]" office:value-type="float" office:value="0">
            <text:p>0</text:p>
          </table:table-cell>
          <table:table-cell table:formula="oooc:=[Покупатели.P48]" office:value-type="float" office:value="0">
            <text:p>0</text:p>
          </table:table-cell>
          <table:table-cell table:formula="oooc:=[Покупатели.P49]" office:value-type="float" office:value="0">
            <text:p>0</text:p>
          </table:table-cell>
          <table:table-cell table:formula="oooc:=[Покупатели.P50]" office:value-type="float" office:value="0">
            <text:p>0</text:p>
          </table:table-cell>
          <table:table-cell table:formula="oooc:=[Покупатели.P51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R3]" office:value-type="string" office:string-value="Tourist Mexican">
            <text:p>Tourist Mexican</text:p>
          </table:table-cell>
          <table:table-cell table:formula="oooc:=[Покупатели.R42]" office:value-type="float" office:value="0">
            <text:p>0</text:p>
          </table:table-cell>
          <table:table-cell table:formula="oooc:=[Покупатели.R43]" office:value-type="float" office:value="0">
            <text:p>0</text:p>
          </table:table-cell>
          <table:table-cell table:formula="oooc:=[Покупатели.R44]" office:value-type="float" office:value="0">
            <text:p>0</text:p>
          </table:table-cell>
          <table:table-cell table:formula="oooc:=[Покупатели.R45]" office:value-type="float" office:value="0">
            <text:p>0</text:p>
          </table:table-cell>
          <table:table-cell table:formula="oooc:=[Покупатели.R46]" office:value-type="float" office:value="0">
            <text:p>0</text:p>
          </table:table-cell>
          <table:table-cell table:formula="oooc:=[Покупатели.R47]" office:value-type="float" office:value="0">
            <text:p>0</text:p>
          </table:table-cell>
          <table:table-cell table:formula="oooc:=[Покупатели.R48]" office:value-type="float" office:value="0">
            <text:p>0</text:p>
          </table:table-cell>
          <table:table-cell table:formula="oooc:=[Покупатели.R49]" office:value-type="float" office:value="0">
            <text:p>0</text:p>
          </table:table-cell>
          <table:table-cell table:formula="oooc:=[Покупатели.R50]" office:value-type="float" office:value="0">
            <text:p>0</text:p>
          </table:table-cell>
          <table:table-cell table:formula="oooc:=[Покупатели.R51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T3]" office:value-type="string" office:string-value="Tourist Russian">
            <text:p>Tourist Russian</text:p>
          </table:table-cell>
          <table:table-cell table:formula="oooc:=[Покупатели.T42]" office:value-type="float" office:value="0">
            <text:p>0</text:p>
          </table:table-cell>
          <table:table-cell table:formula="oooc:=[Покупатели.T43]" office:value-type="float" office:value="1">
            <text:p>1</text:p>
          </table:table-cell>
          <table:table-cell table:formula="oooc:=[Покупатели.T44]" office:value-type="float" office:value="0">
            <text:p>0</text:p>
          </table:table-cell>
          <table:table-cell table:formula="oooc:=[Покупатели.T45]" office:value-type="float" office:value="0">
            <text:p>0</text:p>
          </table:table-cell>
          <table:table-cell table:formula="oooc:=[Покупатели.T46]" office:value-type="float" office:value="0">
            <text:p>0</text:p>
          </table:table-cell>
          <table:table-cell table:formula="oooc:=[Покупатели.T47]" office:value-type="float" office:value="0">
            <text:p>0</text:p>
          </table:table-cell>
          <table:table-cell table:formula="oooc:=[Покупатели.T48]" office:value-type="float" office:value="0">
            <text:p>0</text:p>
          </table:table-cell>
          <table:table-cell table:formula="oooc:=[Покупатели.T49]" office:value-type="float" office:value="0">
            <text:p>0</text:p>
          </table:table-cell>
          <table:table-cell table:formula="oooc:=[Покупатели.T50]" office:value-type="float" office:value="0">
            <text:p>0</text:p>
          </table:table-cell>
          <table:table-cell table:formula="oooc:=[Покупатели.T51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V3]" office:value-type="string" office:string-value="Tourist Japanese">
            <text:p>Tourist Japanese</text:p>
          </table:table-cell>
          <table:table-cell table:formula="oooc:=[Покупатели.V42]" office:value-type="float" office:value="1">
            <text:p>1</text:p>
          </table:table-cell>
          <table:table-cell table:formula="oooc:=[Покупатели.V43]" office:value-type="float" office:value="0">
            <text:p>0</text:p>
          </table:table-cell>
          <table:table-cell table:formula="oooc:=[Покупатели.V44]" office:value-type="float" office:value="1">
            <text:p>1</text:p>
          </table:table-cell>
          <table:table-cell table:formula="oooc:=[Покупатели.V45]" office:value-type="float" office:value="1">
            <text:p>1</text:p>
          </table:table-cell>
          <table:table-cell table:formula="oooc:=[Покупатели.V46]" office:value-type="float" office:value="1">
            <text:p>1</text:p>
          </table:table-cell>
          <table:table-cell table:formula="oooc:=[Покупатели.V47]" office:value-type="float" office:value="1">
            <text:p>1</text:p>
          </table:table-cell>
          <table:table-cell table:formula="oooc:=[Покупатели.V48]" office:value-type="float" office:value="1">
            <text:p>1</text:p>
          </table:table-cell>
          <table:table-cell table:formula="oooc:=[Покупатели.V49]" office:value-type="float" office:value="0">
            <text:p>0</text:p>
          </table:table-cell>
          <table:table-cell table:formula="oooc:=[Покупатели.V50]" office:value-type="float" office:value="1">
            <text:p>1</text:p>
          </table:table-cell>
          <table:table-cell table:formula="oooc:=[Покупатели.V51]" office:value-type="float" office:value="1">
            <text:p>1</text:p>
          </table:table-cell>
        </table:table-row>
        <table:table-row table:style-name="ro2">
          <table:table-cell table:style-name="ce162" table:formula="oooc:=['4 _ Japanese'.A3]" office:value-type="string" office:string-value="Nigiri Zushi">
            <text:p>Nigiri Zushi</text:p>
          </table:table-cell>
          <table:table-cell table:formula="oooc:=['4 _ Japanese'.K3]" office:value-type="float" office:value="0">
            <text:p>0</text:p>
          </table:table-cell>
          <table:table-cell table:formula="oooc:=['4 _ Japanese'.L3]" office:value-type="float" office:value="4">
            <text:p>4</text:p>
          </table:table-cell>
          <table:table-cell table:formula="oooc:=['4 _ Japanese'.M3]" office:value-type="float" office:value="4">
            <text:p>4</text:p>
          </table:table-cell>
          <table:table-cell table:formula="oooc:=['4 _ Japanese'.N3]" office:value-type="float" office:value="1">
            <text:p>1</text:p>
          </table:table-cell>
          <table:table-cell table:formula="oooc:=['4 _ Japanese'.O3]" office:value-type="float" office:value="0">
            <text:p>0</text:p>
          </table:table-cell>
          <table:table-cell table:formula="oooc:=['4 _ Japanese'.P3]" office:value-type="float" office:value="1">
            <text:p>1</text:p>
          </table:table-cell>
          <table:table-cell table:formula="oooc:=['4 _ Japanese'.Q3]" office:value-type="float" office:value="0">
            <text:p>0</text:p>
          </table:table-cell>
          <table:table-cell table:formula="oooc:=['4 _ Japanese'.R3]" office:value-type="float" office:value="0">
            <text:p>0</text:p>
          </table:table-cell>
          <table:table-cell table:formula="oooc:=['4 _ Japanese'.S3]" office:value-type="float" office:value="0">
            <text:p>0</text:p>
          </table:table-cell>
          <table:table-cell table:formula="oooc:=['4 _ Japanese'.T3]" office:value-type="float" office:value="2">
            <text:p>2</text:p>
          </table:table-cell>
        </table:table-row>
        <table:table-row table:style-name="ro2">
          <table:table-cell table:style-name="ce162" table:formula="oooc:=['4 _ Japanese'.A4]" office:value-type="string" office:string-value="Sashimi">
            <text:p>Sashimi</text:p>
          </table:table-cell>
          <table:table-cell table:formula="oooc:=['4 _ Japanese'.K4]" office:value-type="float" office:value="3">
            <text:p>3</text:p>
          </table:table-cell>
          <table:table-cell table:formula="oooc:=['4 _ Japanese'.L4]" office:value-type="float" office:value="0">
            <text:p>0</text:p>
          </table:table-cell>
          <table:table-cell table:formula="oooc:=['4 _ Japanese'.M4]" office:value-type="float" office:value="0">
            <text:p>0</text:p>
          </table:table-cell>
          <table:table-cell table:formula="oooc:=['4 _ Japanese'.N4]" office:value-type="float" office:value="0">
            <text:p>0</text:p>
          </table:table-cell>
          <table:table-cell table:formula="oooc:=['4 _ Japanese'.O4]" office:value-type="float" office:value="0">
            <text:p>0</text:p>
          </table:table-cell>
          <table:table-cell table:formula="oooc:=['4 _ Japanese'.P4]" office:value-type="float" office:value="0">
            <text:p>0</text:p>
          </table:table-cell>
          <table:table-cell table:formula="oooc:=['4 _ Japanese'.Q4]" office:value-type="float" office:value="2">
            <text:p>2</text:p>
          </table:table-cell>
          <table:table-cell table:formula="oooc:=['4 _ Japanese'.R4]" office:value-type="float" office:value="3">
            <text:p>3</text:p>
          </table:table-cell>
          <table:table-cell table:formula="oooc:=['4 _ Japanese'.S4]" office:value-type="float" office:value="1">
            <text:p>1</text:p>
          </table:table-cell>
          <table:table-cell table:formula="oooc:=['4 _ Japanese'.T4]" office:value-type="float" office:value="0">
            <text:p>0</text:p>
          </table:table-cell>
        </table:table-row>
        <table:table-row table:style-name="ro2">
          <table:table-cell table:style-name="ce162" table:formula="oooc:=['4 _ Japanese'.A5]" office:value-type="string" office:string-value="Seafood Tempura">
            <text:p>Seafood Tempura</text:p>
          </table:table-cell>
          <table:table-cell table:formula="oooc:=['4 _ Japanese'.K5]" office:value-type="float" office:value="0">
            <text:p>0</text:p>
          </table:table-cell>
          <table:table-cell table:formula="oooc:=['4 _ Japanese'.L5]" office:value-type="float" office:value="0">
            <text:p>0</text:p>
          </table:table-cell>
          <table:table-cell table:formula="oooc:=['4 _ Japanese'.M5]" office:value-type="float" office:value="0">
            <text:p>0</text:p>
          </table:table-cell>
          <table:table-cell table:formula="oooc:=['4 _ Japanese'.N5]" office:value-type="float" office:value="3">
            <text:p>3</text:p>
          </table:table-cell>
          <table:table-cell table:formula="oooc:=['4 _ Japanese'.O5]" office:value-type="float" office:value="3">
            <text:p>3</text:p>
          </table:table-cell>
          <table:table-cell table:formula="oooc:=['4 _ Japanese'.P5]" office:value-type="float" office:value="0">
            <text:p>0</text:p>
          </table:table-cell>
          <table:table-cell table:formula="oooc:=['4 _ Japanese'.Q5]" office:value-type="float" office:value="1">
            <text:p>1</text:p>
          </table:table-cell>
          <table:table-cell table:formula="oooc:=['4 _ Japanese'.R5]" office:value-type="float" office:value="1">
            <text:p>1</text:p>
          </table:table-cell>
          <table:table-cell table:formula="oooc:=['4 _ Japanese'.S5]" office:value-type="float" office:value="0">
            <text:p>0</text:p>
          </table:table-cell>
          <table:table-cell table:formula="oooc:=['4 _ Japanese'.T5]" office:value-type="float" office:value="2">
            <text:p>2</text:p>
          </table:table-cell>
        </table:table-row>
        <table:table-row table:style-name="ro2">
          <table:table-cell table:style-name="ce162" table:formula="oooc:=['4 _ Japanese'.A6]" office:value-type="string" office:string-value="TofuDengaku">
            <text:p>TofuDengaku</text:p>
          </table:table-cell>
          <table:table-cell table:formula="oooc:=['4 _ Japanese'.K6]" office:value-type="float" office:value="0">
            <text:p>0</text:p>
          </table:table-cell>
          <table:table-cell table:formula="oooc:=['4 _ Japanese'.L6]" office:value-type="float" office:value="0">
            <text:p>0</text:p>
          </table:table-cell>
          <table:table-cell table:formula="oooc:=['4 _ Japanese'.M6]" office:value-type="float" office:value="0">
            <text:p>0</text:p>
          </table:table-cell>
          <table:table-cell table:formula="oooc:=['4 _ Japanese'.N6]" office:value-type="float" office:value="0">
            <text:p>0</text:p>
          </table:table-cell>
          <table:table-cell table:formula="oooc:=['4 _ Japanese'.O6]" office:value-type="float" office:value="0">
            <text:p>0</text:p>
          </table:table-cell>
          <table:table-cell table:formula="oooc:=['4 _ Japanese'.P6]" office:value-type="float" office:value="4">
            <text:p>4</text:p>
          </table:table-cell>
          <table:table-cell table:formula="oooc:=['4 _ Japanese'.Q6]" office:value-type="float" office:value="2">
            <text:p>2</text:p>
          </table:table-cell>
          <table:table-cell table:formula="oooc:=['4 _ Japanese'.R6]" office:value-type="float" office:value="0">
            <text:p>0</text:p>
          </table:table-cell>
          <table:table-cell table:formula="oooc:=['4 _ Japanese'.S6]" office:value-type="float" office:value="2">
            <text:p>2</text:p>
          </table:table-cell>
          <table:table-cell table:formula="oooc:=['4 _ Japanese'.T6]" office:value-type="float" office:value="2">
            <text:p>2</text:p>
          </table:table-cell>
        </table:table-row>
        <table:table-row table:style-name="ro2">
          <table:table-cell table:style-name="ce162" table:formula="oooc:=['4 _ Japanese'.A7]" office:value-type="string" office:string-value="Tempura">
            <text:p>Tempura</text:p>
          </table:table-cell>
          <table:table-cell table:formula="oooc:=['4 _ Japanese'.K7]" office:value-type="float" office:value="0">
            <text:p>0</text:p>
          </table:table-cell>
          <table:table-cell table:formula="oooc:=['4 _ Japanese'.L7]" office:value-type="float" office:value="0">
            <text:p>0</text:p>
          </table:table-cell>
          <table:table-cell table:formula="oooc:=['4 _ Japanese'.M7]" office:value-type="float" office:value="0">
            <text:p>0</text:p>
          </table:table-cell>
          <table:table-cell table:formula="oooc:=['4 _ Japanese'.N7]" office:value-type="float" office:value="0">
            <text:p>0</text:p>
          </table:table-cell>
          <table:table-cell table:formula="oooc:=['4 _ Japanese'.O7]" office:value-type="float" office:value="0">
            <text:p>0</text:p>
          </table:table-cell>
          <table:table-cell table:formula="oooc:=['4 _ Japanese'.P7]" office:value-type="float" office:value="0">
            <text:p>0</text:p>
          </table:table-cell>
          <table:table-cell table:formula="oooc:=['4 _ Japanese'.Q7]" office:value-type="float" office:value="3">
            <text:p>3</text:p>
          </table:table-cell>
          <table:table-cell table:formula="oooc:=['4 _ Japanese'.R7]" office:value-type="float" office:value="1">
            <text:p>1</text:p>
          </table:table-cell>
          <table:table-cell table:formula="oooc:=['4 _ Japanese'.S7]" office:value-type="float" office:value="0">
            <text:p>0</text:p>
          </table:table-cell>
          <table:table-cell table:formula="oooc:=['4 _ Japanese'.T7]" office:value-type="float" office:value="1">
            <text:p>1</text:p>
          </table:table-cell>
        </table:table-row>
        <table:table-row table:style-name="ro2">
          <table:table-cell table:style-name="ce162" table:formula="oooc:=['4 _ Japanese'.A8]" office:value-type="string" office:string-value="Koyungohan">
            <text:p>Koyungohan</text:p>
          </table:table-cell>
          <table:table-cell table:formula="oooc:=['4 _ Japanese'.K8]" office:value-type="float" office:value="0">
            <text:p>0</text:p>
          </table:table-cell>
          <table:table-cell table:formula="oooc:=['4 _ Japanese'.L8]" office:value-type="float" office:value="3">
            <text:p>3</text:p>
          </table:table-cell>
          <table:table-cell table:formula="oooc:=['4 _ Japanese'.M8]" office:value-type="float" office:value="0">
            <text:p>0</text:p>
          </table:table-cell>
          <table:table-cell table:formula="oooc:=['4 _ Japanese'.N8]" office:value-type="float" office:value="3">
            <text:p>3</text:p>
          </table:table-cell>
          <table:table-cell table:formula="oooc:=['4 _ Japanese'.O8]" office:value-type="float" office:value="0">
            <text:p>0</text:p>
          </table:table-cell>
          <table:table-cell table:formula="oooc:=['4 _ Japanese'.P8]" office:value-type="float" office:value="2">
            <text:p>2</text:p>
          </table:table-cell>
          <table:table-cell table:formula="oooc:=['4 _ Japanese'.Q8]" office:value-type="float" office:value="0">
            <text:p>0</text:p>
          </table:table-cell>
          <table:table-cell table:formula="oooc:=['4 _ Japanese'.R8]" office:value-type="float" office:value="0">
            <text:p>0</text:p>
          </table:table-cell>
          <table:table-cell table:formula="oooc:=['4 _ Japanese'.S8]" office:value-type="float" office:value="1">
            <text:p>1</text:p>
          </table:table-cell>
          <table:table-cell table:formula="oooc:=['4 _ Japanese'.T8]" office:value-type="float" office:value="0">
            <text:p>0</text:p>
          </table:table-cell>
        </table:table-row>
        <table:table-row table:style-name="ro2">
          <table:table-cell table:style-name="ce162" table:formula="oooc:=['4 _ Japanese'.A9]" office:value-type="string" office:string-value="Ochazuke">
            <text:p>Ochazuke</text:p>
          </table:table-cell>
          <table:table-cell table:formula="oooc:=['4 _ Japanese'.K9]" office:value-type="float" office:value="2">
            <text:p>2</text:p>
          </table:table-cell>
          <table:table-cell table:formula="oooc:=['4 _ Japanese'.L9]" office:value-type="float" office:value="1">
            <text:p>1</text:p>
          </table:table-cell>
          <table:table-cell table:formula="oooc:=['4 _ Japanese'.M9]" office:value-type="float" office:value="0">
            <text:p>0</text:p>
          </table:table-cell>
          <table:table-cell table:formula="oooc:=['4 _ Japanese'.N9]" office:value-type="float" office:value="0">
            <text:p>0</text:p>
          </table:table-cell>
          <table:table-cell table:formula="oooc:=['4 _ Japanese'.O9]" office:value-type="float" office:value="0">
            <text:p>0</text:p>
          </table:table-cell>
          <table:table-cell table:formula="oooc:=['4 _ Japanese'.P9]" office:value-type="float" office:value="3">
            <text:p>3</text:p>
          </table:table-cell>
          <table:table-cell table:formula="oooc:=['4 _ Japanese'.Q9]" office:value-type="float" office:value="0">
            <text:p>0</text:p>
          </table:table-cell>
          <table:table-cell table:formula="oooc:=['4 _ Japanese'.R9]" office:value-type="float" office:value="1">
            <text:p>1</text:p>
          </table:table-cell>
          <table:table-cell table:formula="oooc:=['4 _ Japanese'.S9]" office:value-type="float" office:value="0">
            <text:p>0</text:p>
          </table:table-cell>
          <table:table-cell table:formula="oooc:=['4 _ Japanese'.T9]" office:value-type="float" office:value="0">
            <text:p>0</text:p>
          </table:table-cell>
        </table:table-row>
        <table:table-row table:style-name="ro2">
          <table:table-cell table:style-name="ce162" table:formula="oooc:=['4 _ Japanese'.A10]" office:value-type="string" office:string-value="Tempura Shrimp Roll">
            <text:p>Tempura Shrimp Roll</text:p>
          </table:table-cell>
          <table:table-cell table:formula="oooc:=['4 _ Japanese'.K10]" office:value-type="float" office:value="0">
            <text:p>0</text:p>
          </table:table-cell>
          <table:table-cell table:formula="oooc:=['4 _ Japanese'.L10]" office:value-type="float" office:value="0">
            <text:p>0</text:p>
          </table:table-cell>
          <table:table-cell table:formula="oooc:=['4 _ Japanese'.M10]" office:value-type="float" office:value="3">
            <text:p>3</text:p>
          </table:table-cell>
          <table:table-cell table:formula="oooc:=['4 _ Japanese'.N10]" office:value-type="float" office:value="0">
            <text:p>0</text:p>
          </table:table-cell>
          <table:table-cell table:formula="oooc:=['4 _ Japanese'.O10]" office:value-type="float" office:value="1">
            <text:p>1</text:p>
          </table:table-cell>
          <table:table-cell table:formula="oooc:=['4 _ Japanese'.P10]" office:value-type="float" office:value="0">
            <text:p>0</text:p>
          </table:table-cell>
          <table:table-cell table:formula="oooc:=['4 _ Japanese'.Q10]" office:value-type="float" office:value="0">
            <text:p>0</text:p>
          </table:table-cell>
          <table:table-cell table:formula="oooc:=['4 _ Japanese'.R10]" office:value-type="float" office:value="2">
            <text:p>2</text:p>
          </table:table-cell>
          <table:table-cell table:formula="oooc:=['4 _ Japanese'.S10]" office:value-type="float" office:value="1">
            <text:p>1</text:p>
          </table:table-cell>
          <table:table-cell table:formula="oooc:=['4 _ Japanese'.T10]" office:value-type="float" office:value="0">
            <text:p>0</text:p>
          </table:table-cell>
        </table:table-row>
        <table:table-row table:style-name="ro2">
          <table:table-cell table:style-name="ce162" table:formula="oooc:=['4 _ Japanese'.A11]" office:value-type="string" office:string-value="Onigiri">
            <text:p>Onigiri</text:p>
          </table:table-cell>
          <table:table-cell table:formula="oooc:=['4 _ Japanese'.K11]" office:value-type="float" office:value="0">
            <text:p>0</text:p>
          </table:table-cell>
          <table:table-cell table:formula="oooc:=['4 _ Japanese'.L11]" office:value-type="float" office:value="0">
            <text:p>0</text:p>
          </table:table-cell>
          <table:table-cell table:formula="oooc:=['4 _ Japanese'.M11]" office:value-type="float" office:value="0">
            <text:p>0</text:p>
          </table:table-cell>
          <table:table-cell table:formula="oooc:=['4 _ Japanese'.N11]" office:value-type="float" office:value="0">
            <text:p>0</text:p>
          </table:table-cell>
          <table:table-cell table:formula="oooc:=['4 _ Japanese'.O11]" office:value-type="float" office:value="3">
            <text:p>3</text:p>
          </table:table-cell>
          <table:table-cell table:formula="oooc:=['4 _ Japanese'.P11]" office:value-type="float" office:value="3">
            <text:p>3</text:p>
          </table:table-cell>
          <table:table-cell table:formula="oooc:=['4 _ Japanese'.Q11]" office:value-type="float" office:value="0">
            <text:p>0</text:p>
          </table:table-cell>
          <table:table-cell table:formula="oooc:=['4 _ Japanese'.R11]" office:value-type="float" office:value="0">
            <text:p>0</text:p>
          </table:table-cell>
          <table:table-cell table:formula="oooc:=['4 _ Japanese'.S11]" office:value-type="float" office:value="2">
            <text:p>2</text:p>
          </table:table-cell>
          <table:table-cell table:formula="oooc:=['4 _ Japanese'.T11]" office:value-type="float" office:value="0">
            <text:p>0</text:p>
          </table:table-cell>
        </table:table-row>
        <table:table-row table:style-name="ro2">
          <table:table-cell table:style-name="ce162" table:formula="oooc:=['4 _ Japanese'.A12]" office:value-type="string" office:string-value="Osechi">
            <text:p>Osechi</text:p>
          </table:table-cell>
          <table:table-cell table:formula="oooc:=['4 _ Japanese'.K12]" office:value-type="float" office:value="0">
            <text:p>0</text:p>
          </table:table-cell>
          <table:table-cell table:formula="oooc:=['4 _ Japanese'.L12]" office:value-type="float" office:value="0">
            <text:p>0</text:p>
          </table:table-cell>
          <table:table-cell table:formula="oooc:=['4 _ Japanese'.M12]" office:value-type="float" office:value="1">
            <text:p>1</text:p>
          </table:table-cell>
          <table:table-cell table:formula="oooc:=['4 _ Japanese'.N12]" office:value-type="float" office:value="0">
            <text:p>0</text:p>
          </table:table-cell>
          <table:table-cell table:formula="oooc:=['4 _ Japanese'.O12]" office:value-type="float" office:value="0">
            <text:p>0</text:p>
          </table:table-cell>
          <table:table-cell table:formula="oooc:=['4 _ Japanese'.P12]" office:value-type="float" office:value="0">
            <text:p>0</text:p>
          </table:table-cell>
          <table:table-cell table:formula="oooc:=['4 _ Japanese'.Q12]" office:value-type="float" office:value="0">
            <text:p>0</text:p>
          </table:table-cell>
          <table:table-cell table:formula="oooc:=['4 _ Japanese'.R12]" office:value-type="float" office:value="2">
            <text:p>2</text:p>
          </table:table-cell>
          <table:table-cell table:formula="oooc:=['4 _ Japanese'.S12]" office:value-type="float" office:value="0">
            <text:p>0</text:p>
          </table:table-cell>
          <table:table-cell table:formula="oooc:=['4 _ Japanese'.T12]" office:value-type="float" office:value="2">
            <text:p>2</text:p>
          </table:table-cell>
        </table:table-row>
        <table:table-row table:style-name="ro2">
          <table:table-cell table:style-name="ce162" table:formula="oooc:=['4 _ Japanese'.A13]" office:value-type="string" office:string-value="Yosenabe">
            <text:p>Yosenabe</text:p>
          </table:table-cell>
          <table:table-cell table:formula="oooc:=['4 _ Japanese'.K13]" office:value-type="float" office:value="0">
            <text:p>0</text:p>
          </table:table-cell>
          <table:table-cell table:formula="oooc:=['4 _ Japanese'.L13]" office:value-type="float" office:value="0">
            <text:p>0</text:p>
          </table:table-cell>
          <table:table-cell table:formula="oooc:=['4 _ Japanese'.M13]" office:value-type="float" office:value="0">
            <text:p>0</text:p>
          </table:table-cell>
          <table:table-cell table:formula="oooc:=['4 _ Japanese'.N13]" office:value-type="float" office:value="1">
            <text:p>1</text:p>
          </table:table-cell>
          <table:table-cell table:formula="oooc:=['4 _ Japanese'.O13]" office:value-type="float" office:value="0">
            <text:p>0</text:p>
          </table:table-cell>
          <table:table-cell table:formula="oooc:=['4 _ Japanese'.P13]" office:value-type="float" office:value="0">
            <text:p>0</text:p>
          </table:table-cell>
          <table:table-cell table:formula="oooc:=['4 _ Japanese'.Q13]" office:value-type="float" office:value="2">
            <text:p>2</text:p>
          </table:table-cell>
          <table:table-cell table:formula="oooc:=['4 _ Japanese'.R13]" office:value-type="float" office:value="0">
            <text:p>0</text:p>
          </table:table-cell>
          <table:table-cell table:formula="oooc:=['4 _ Japanese'.S13]" office:value-type="float" office:value="0">
            <text:p>0</text:p>
          </table:table-cell>
          <table:table-cell table:formula="oooc:=['4 _ Japanese'.T13]" office:value-type="float" office:value="2">
            <text:p>2</text:p>
          </table:table-cell>
        </table:table-row>
        <table:table-row table:style-name="ro2">
          <table:table-cell table:style-name="ce162" table:formula="oooc:=['4 _ Japanese'.A14]" office:value-type="string" office:string-value="Temaki Zushi">
            <text:p>Temaki Zushi</text:p>
          </table:table-cell>
          <table:table-cell table:formula="oooc:=['4 _ Japanese'.K14]" office:value-type="float" office:value="0">
            <text:p>0</text:p>
          </table:table-cell>
          <table:table-cell table:formula="oooc:=['4 _ Japanese'.L14]" office:value-type="float" office:value="0">
            <text:p>0</text:p>
          </table:table-cell>
          <table:table-cell table:formula="oooc:=['4 _ Japanese'.M14]" office:value-type="float" office:value="0">
            <text:p>0</text:p>
          </table:table-cell>
          <table:table-cell table:formula="oooc:=['4 _ Japanese'.N14]" office:value-type="float" office:value="0">
            <text:p>0</text:p>
          </table:table-cell>
          <table:table-cell table:formula="oooc:=['4 _ Japanese'.O14]" office:value-type="float" office:value="1">
            <text:p>1</text:p>
          </table:table-cell>
          <table:table-cell table:formula="oooc:=['4 _ Japanese'.P14]" office:value-type="float" office:value="0">
            <text:p>0</text:p>
          </table:table-cell>
          <table:table-cell table:formula="oooc:=['4 _ Japanese'.Q14]" office:value-type="float" office:value="0">
            <text:p>0</text:p>
          </table:table-cell>
          <table:table-cell table:formula="oooc:=['4 _ Japanese'.R14]" office:value-type="float" office:value="0">
            <text:p>0</text:p>
          </table:table-cell>
          <table:table-cell table:formula="oooc:=['4 _ Japanese'.S14]" office:value-type="float" office:value="2">
            <text:p>2</text:p>
          </table:table-cell>
          <table:table-cell table:formula="oooc:=['4 _ Japanese'.T14]" office:value-type="float" office:value="2">
            <text:p>2</text:p>
          </table:table-cell>
        </table:table-row>
        <table:table-row table:style-name="ro2">
          <table:table-cell table:style-name="Default" table:formula="oooc:=['4 _ Japanese'.J20]" office:value-type="string" office:string-value="salmon">
            <text:p>salmon</text:p>
          </table:table-cell>
          <table:table-cell table:formula="oooc:=['4 _ Japanese'.K20]" office:value-type="float" office:value="40">
            <text:p>40</text:p>
          </table:table-cell>
          <table:table-cell table:formula="oooc:=['4 _ Japanese'.L20]" office:value-type="float" office:value="50">
            <text:p>50</text:p>
          </table:table-cell>
          <table:table-cell table:formula="oooc:=['4 _ Japanese'.M20]" office:value-type="float" office:value="30">
            <text:p>30</text:p>
          </table:table-cell>
          <table:table-cell table:formula="oooc:=['4 _ Japanese'.N20]" office:value-type="float" office:value="31">
            <text:p>31</text:p>
          </table:table-cell>
          <table:table-cell table:formula="oooc:=['4 _ Japanese'.O20]" office:value-type="float" office:value="0">
            <text:p>0</text:p>
          </table:table-cell>
          <table:table-cell table:formula="oooc:=['4 _ Japanese'.P20]" office:value-type="float" office:value="42">
            <text:p>42</text:p>
          </table:table-cell>
          <table:table-cell table:formula="oooc:=['4 _ Japanese'.Q20]" office:value-type="float" office:value="48">
            <text:p>48</text:p>
          </table:table-cell>
          <table:table-cell table:formula="oooc:=['4 _ Japanese'.R20]" office:value-type="float" office:value="50">
            <text:p>50</text:p>
          </table:table-cell>
          <table:table-cell table:formula="oooc:=['4 _ Japanese'.S20]" office:value-type="float" office:value="14">
            <text:p>14</text:p>
          </table:table-cell>
          <table:table-cell table:formula="oooc:=['4 _ Japanese'.T20]" office:value-type="float" office:value="44">
            <text:p>44</text:p>
          </table:table-cell>
        </table:table-row>
        <table:table-row table:style-name="ro2">
          <table:table-cell table:style-name="Default" table:formula="oooc:=['4 _ Japanese'.J21]" office:value-type="string" office:string-value="shrimp">
            <text:p>shrimp</text:p>
          </table:table-cell>
          <table:table-cell table:formula="oooc:=['4 _ Japanese'.K21]" office:value-type="float" office:value="0">
            <text:p>0</text:p>
          </table:table-cell>
          <table:table-cell table:formula="oooc:=['4 _ Japanese'.L21]" office:value-type="float" office:value="0">
            <text:p>0</text:p>
          </table:table-cell>
          <table:table-cell table:formula="oooc:=['4 _ Japanese'.M21]" office:value-type="float" office:value="27">
            <text:p>27</text:p>
          </table:table-cell>
          <table:table-cell table:formula="oooc:=['4 _ Japanese'.N21]" office:value-type="float" office:value="30">
            <text:p>30</text:p>
          </table:table-cell>
          <table:table-cell table:formula="oooc:=['4 _ Japanese'.O21]" office:value-type="float" office:value="31">
            <text:p>31</text:p>
          </table:table-cell>
          <table:table-cell table:formula="oooc:=['4 _ Japanese'.P21]" office:value-type="float" office:value="0">
            <text:p>0</text:p>
          </table:table-cell>
          <table:table-cell table:formula="oooc:=['4 _ Japanese'.Q21]" office:value-type="float" office:value="44">
            <text:p>44</text:p>
          </table:table-cell>
          <table:table-cell table:formula="oooc:=['4 _ Japanese'.R21]" office:value-type="float" office:value="42">
            <text:p>42</text:p>
          </table:table-cell>
          <table:table-cell table:formula="oooc:=['4 _ Japanese'.S21]" office:value-type="float" office:value="7">
            <text:p>7</text:p>
          </table:table-cell>
          <table:table-cell table:formula="oooc:=['4 _ Japanese'.T21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2]" office:value-type="string" office:string-value="rice">
            <text:p>rice</text:p>
          </table:table-cell>
          <table:table-cell table:formula="oooc:=['4 _ Japanese'.K22]" office:value-type="float" office:value="14">
            <text:p>14</text:p>
          </table:table-cell>
          <table:table-cell table:formula="oooc:=['4 _ Japanese'.L22]" office:value-type="float" office:value="67">
            <text:p>67</text:p>
          </table:table-cell>
          <table:table-cell table:formula="oooc:=['4 _ Japanese'.M22]" office:value-type="float" office:value="64">
            <text:p>64</text:p>
          </table:table-cell>
          <table:table-cell table:formula="oooc:=['4 _ Japanese'.N22]" office:value-type="float" office:value="33">
            <text:p>33</text:p>
          </table:table-cell>
          <table:table-cell table:formula="oooc:=['4 _ Japanese'.O22]" office:value-type="float" office:value="36">
            <text:p>36</text:p>
          </table:table-cell>
          <table:table-cell table:formula="oooc:=['4 _ Japanese'.P22]" office:value-type="float" office:value="67">
            <text:p>67</text:p>
          </table:table-cell>
          <table:table-cell table:formula="oooc:=['4 _ Japanese'.Q22]" office:value-type="float" office:value="0">
            <text:p>0</text:p>
          </table:table-cell>
          <table:table-cell table:formula="oooc:=['4 _ Japanese'.R22]" office:value-type="float" office:value="35">
            <text:p>35</text:p>
          </table:table-cell>
          <table:table-cell table:formula="oooc:=['4 _ Japanese'.S22]" office:value-type="float" office:value="45">
            <text:p>45</text:p>
          </table:table-cell>
          <table:table-cell table:formula="oooc:=['4 _ Japanese'.T22]" office:value-type="float" office:value="48">
            <text:p>48</text:p>
          </table:table-cell>
        </table:table-row>
        <table:table-row table:style-name="ro2">
          <table:table-cell table:style-name="Default" table:formula="oooc:=['4 _ Japanese'.J23]" office:value-type="string" office:string-value="tofu">
            <text:p>tofu</text:p>
          </table:table-cell>
          <table:table-cell table:formula="oooc:=['4 _ Japanese'.K23]" office:value-type="float" office:value="0">
            <text:p>0</text:p>
          </table:table-cell>
          <table:table-cell table:formula="oooc:=['4 _ Japanese'.L23]" office:value-type="float" office:value="18">
            <text:p>18</text:p>
          </table:table-cell>
          <table:table-cell table:formula="oooc:=['4 _ Japanese'.M23]" office:value-type="float" office:value="0">
            <text:p>0</text:p>
          </table:table-cell>
          <table:table-cell table:formula="oooc:=['4 _ Japanese'.N23]" office:value-type="float" office:value="23">
            <text:p>23</text:p>
          </table:table-cell>
          <table:table-cell table:formula="oooc:=['4 _ Japanese'.O23]" office:value-type="float" office:value="23">
            <text:p>23</text:p>
          </table:table-cell>
          <table:table-cell table:formula="oooc:=['4 _ Japanese'.P23]" office:value-type="float" office:value="66">
            <text:p>66</text:p>
          </table:table-cell>
          <table:table-cell table:formula="oooc:=['4 _ Japanese'.Q23]" office:value-type="float" office:value="28">
            <text:p>28</text:p>
          </table:table-cell>
          <table:table-cell table:formula="oooc:=['4 _ Japanese'.R23]" office:value-type="float" office:value="0">
            <text:p>0</text:p>
          </table:table-cell>
          <table:table-cell table:formula="oooc:=['4 _ Japanese'.S23]" office:value-type="float" office:value="46">
            <text:p>46</text:p>
          </table:table-cell>
          <table:table-cell table:formula="oooc:=['4 _ Japanese'.T23]" office:value-type="float" office:value="38">
            <text:p>38</text:p>
          </table:table-cell>
        </table:table-row>
        <table:table-row table:style-name="ro2">
          <table:table-cell table:style-name="Default" table:formula="oooc:=['4 _ Japanese'.J24]" office:value-type="string" office:string-value="veggymix">
            <text:p>veggymix</text:p>
          </table:table-cell>
          <table:table-cell table:formula="oooc:=['4 _ Japanese'.K24]" office:value-type="float" office:value="21">
            <text:p>21</text:p>
          </table:table-cell>
          <table:table-cell table:formula="oooc:=['4 _ Japanese'.L24]" office:value-type="float" office:value="0">
            <text:p>0</text:p>
          </table:table-cell>
          <table:table-cell table:formula="oooc:=['4 _ Japanese'.M24]" office:value-type="float" office:value="0">
            <text:p>0</text:p>
          </table:table-cell>
          <table:table-cell table:formula="oooc:=['4 _ Japanese'.N24]" office:value-type="float" office:value="28">
            <text:p>28</text:p>
          </table:table-cell>
          <table:table-cell table:formula="oooc:=['4 _ Japanese'.O24]" office:value-type="float" office:value="27">
            <text:p>27</text:p>
          </table:table-cell>
          <table:table-cell table:formula="oooc:=['4 _ Japanese'.P24]" office:value-type="float" office:value="0">
            <text:p>0</text:p>
          </table:table-cell>
          <table:table-cell table:formula="oooc:=['4 _ Japanese'.Q24]" office:value-type="float" office:value="53">
            <text:p>53</text:p>
          </table:table-cell>
          <table:table-cell table:formula="oooc:=['4 _ Japanese'.R24]" office:value-type="float" office:value="34">
            <text:p>34</text:p>
          </table:table-cell>
          <table:table-cell table:formula="oooc:=['4 _ Japanese'.S24]" office:value-type="float" office:value="19">
            <text:p>19</text:p>
          </table:table-cell>
          <table:table-cell table:formula="oooc:=['4 _ Japanese'.T24]" office:value-type="float" office:value="46">
            <text:p>46</text:p>
          </table:table-cell>
        </table:table-row>
        <table:table-row table:style-name="ro2">
          <table:table-cell table:style-name="Default" table:formula="oooc:=['4 _ Japanese'.J25]" office:value-type="string" office:string-value="seaweed">
            <text:p>seaweed</text:p>
          </table:table-cell>
          <table:table-cell table:formula="oooc:=['4 _ Japanese'.K25]" office:value-type="float" office:value="10">
            <text:p>10</text:p>
          </table:table-cell>
          <table:table-cell table:formula="oooc:=['4 _ Japanese'.L25]" office:value-type="float" office:value="5">
            <text:p>5</text:p>
          </table:table-cell>
          <table:table-cell table:formula="oooc:=['4 _ Japanese'.M25]" office:value-type="float" office:value="24">
            <text:p>24</text:p>
          </table:table-cell>
          <table:table-cell table:formula="oooc:=['4 _ Japanese'.N25]" office:value-type="float" office:value="0">
            <text:p>0</text:p>
          </table:table-cell>
          <table:table-cell table:formula="oooc:=['4 _ Japanese'.O25]" office:value-type="float" office:value="33">
            <text:p>33</text:p>
          </table:table-cell>
          <table:table-cell table:formula="oooc:=['4 _ Japanese'.P25]" office:value-type="float" office:value="60">
            <text:p>60</text:p>
          </table:table-cell>
          <table:table-cell table:formula="oooc:=['4 _ Japanese'.Q25]" office:value-type="float" office:value="12">
            <text:p>12</text:p>
          </table:table-cell>
          <table:table-cell table:formula="oooc:=['4 _ Japanese'.R25]" office:value-type="float" office:value="29">
            <text:p>29</text:p>
          </table:table-cell>
          <table:table-cell table:formula="oooc:=['4 _ Japanese'.S25]" office:value-type="float" office:value="44">
            <text:p>44</text:p>
          </table:table-cell>
          <table:table-cell table:formula="oooc:=['4 _ Japanese'.T25]" office:value-type="float" office:value="36">
            <text:p>36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61" table:formula="oooc:=[Бонусы.B3]" office:value-type="string" office:string-value="bonus.spoon">
            <text:p>bonus.spoon</text:p>
          </table:table-cell>
          <table:table-cell table:formula="oooc:=[Бонусы.B42]" office:value-type="float" office:value="0">
            <text:p>0</text:p>
          </table:table-cell>
          <table:table-cell table:formula="oooc:=[Бонусы.B43]" office:value-type="float" office:value="0">
            <text:p>0</text:p>
          </table:table-cell>
          <table:table-cell table:formula="oooc:=[Бонусы.B44]" office:value-type="float" office:value="0">
            <text:p>0</text:p>
          </table:table-cell>
          <table:table-cell table:formula="oooc:=[Бонусы.B45]" office:value-type="float" office:value="0">
            <text:p>0</text:p>
          </table:table-cell>
          <table:table-cell table:formula="oooc:=[Бонусы.B46]" office:value-type="float" office:value="0">
            <text:p>0</text:p>
          </table:table-cell>
          <table:table-cell table:formula="oooc:=[Бонусы.B47]" office:value-type="float" office:value="0">
            <text:p>0</text:p>
          </table:table-cell>
          <table:table-cell table:formula="oooc:=[Бонусы.B48]" office:value-type="float" office:value="0">
            <text:p>0</text:p>
          </table:table-cell>
          <table:table-cell table:formula="oooc:=[Бонусы.B49]" office:value-type="float" office:value="0">
            <text:p>0</text:p>
          </table:table-cell>
          <table:table-cell table:formula="oooc:=[Бонусы.B50]" office:value-type="float" office:value="0">
            <text:p>0</text:p>
          </table:table-cell>
          <table:table-cell table:formula="oooc:=[Бонусы.B51]" office:value-type="float" office:value="0">
            <text:p>0</text:p>
          </table:table-cell>
        </table:table-row>
        <table:table-row table:style-name="ro2">
          <table:table-cell table:style-name="ce161" table:formula="oooc:=[Бонусы.D3]" office:value-type="string" office:string-value="bonus.removerow">
            <text:p>bonus.removerow</text:p>
          </table:table-cell>
          <table:table-cell table:formula="oooc:=[Бонусы.D42]" office:value-type="float" office:value="0">
            <text:p>0</text:p>
          </table:table-cell>
          <table:table-cell table:formula="oooc:=[Бонусы.D43]" office:value-type="float" office:value="0">
            <text:p>0</text:p>
          </table:table-cell>
          <table:table-cell table:formula="oooc:=[Бонусы.D44]" office:value-type="float" office:value="0">
            <text:p>0</text:p>
          </table:table-cell>
          <table:table-cell table:formula="oooc:=[Бонусы.D45]" office:value-type="float" office:value="0">
            <text:p>0</text:p>
          </table:table-cell>
          <table:table-cell table:formula="oooc:=[Бонусы.D46]" office:value-type="float" office:value="0">
            <text:p>0</text:p>
          </table:table-cell>
          <table:table-cell table:formula="oooc:=[Бонусы.D47]" office:value-type="float" office:value="0">
            <text:p>0</text:p>
          </table:table-cell>
          <table:table-cell table:formula="oooc:=[Бонусы.D48]" office:value-type="float" office:value="0">
            <text:p>0</text:p>
          </table:table-cell>
          <table:table-cell table:formula="oooc:=[Бонусы.D49]" office:value-type="float" office:value="0">
            <text:p>0</text:p>
          </table:table-cell>
          <table:table-cell table:formula="oooc:=[Бонусы.D50]" office:value-type="float" office:value="0">
            <text:p>0</text:p>
          </table:table-cell>
          <table:table-cell table:formula="oooc:=[Бонусы.D51]" office:value-type="float" office:value="0">
            <text:p>0</text:p>
          </table:table-cell>
        </table:table-row>
        <table:table-row table:style-name="ro2">
          <table:table-cell table:style-name="ce161" table:formula="oooc:=[Бонусы.F3]" office:value-type="string" office:string-value="bonus.bomb">
            <text:p>bonus.bomb</text:p>
          </table:table-cell>
          <table:table-cell table:formula="oooc:=[Бонусы.F42]" office:value-type="float" office:value="0">
            <text:p>0</text:p>
          </table:table-cell>
          <table:table-cell table:formula="oooc:=[Бонусы.F43]" office:value-type="float" office:value="0">
            <text:p>0</text:p>
          </table:table-cell>
          <table:table-cell table:formula="oooc:=[Бонусы.F44]" office:value-type="float" office:value="0">
            <text:p>0</text:p>
          </table:table-cell>
          <table:table-cell table:formula="oooc:=[Бонусы.F45]" office:value-type="float" office:value="0">
            <text:p>0</text:p>
          </table:table-cell>
          <table:table-cell table:formula="oooc:=[Бонусы.F46]" office:value-type="float" office:value="0">
            <text:p>0</text:p>
          </table:table-cell>
          <table:table-cell table:formula="oooc:=[Бонусы.F47]" office:value-type="float" office:value="0">
            <text:p>0</text:p>
          </table:table-cell>
          <table:table-cell table:formula="oooc:=[Бонусы.F48]" office:value-type="float" office:value="0">
            <text:p>0</text:p>
          </table:table-cell>
          <table:table-cell table:formula="oooc:=[Бонусы.F49]" office:value-type="float" office:value="0">
            <text:p>0</text:p>
          </table:table-cell>
          <table:table-cell table:formula="oooc:=[Бонусы.F50]" office:value-type="float" office:value="0">
            <text:p>0</text:p>
          </table:table-cell>
          <table:table-cell table:formula="oooc:=[Бонусы.F51]" office:value-type="float" office:value="0">
            <text:p>0</text:p>
          </table:table-cell>
        </table:table-row>
        <table:table-row table:style-name="ro2">
          <table:table-cell table:style-name="ce161" table:formula="oooc:=[Бонусы.H3]" office:value-type="string" office:string-value="bonus.scrollback">
            <text:p>bonus.scrollback</text:p>
          </table:table-cell>
          <table:table-cell table:formula="oooc:=[Бонусы.H42]" office:value-type="float" office:value="0">
            <text:p>0</text:p>
          </table:table-cell>
          <table:table-cell table:formula="oooc:=[Бонусы.H43]" office:value-type="float" office:value="0">
            <text:p>0</text:p>
          </table:table-cell>
          <table:table-cell table:formula="oooc:=[Бонусы.H44]" office:value-type="float" office:value="0">
            <text:p>0</text:p>
          </table:table-cell>
          <table:table-cell table:formula="oooc:=[Бонусы.H45]" office:value-type="float" office:value="0">
            <text:p>0</text:p>
          </table:table-cell>
          <table:table-cell table:formula="oooc:=[Бонусы.H46]" office:value-type="float" office:value="0">
            <text:p>0</text:p>
          </table:table-cell>
          <table:table-cell table:formula="oooc:=[Бонусы.H47]" office:value-type="float" office:value="0">
            <text:p>0</text:p>
          </table:table-cell>
          <table:table-cell table:formula="oooc:=[Бонусы.H48]" office:value-type="float" office:value="0">
            <text:p>0</text:p>
          </table:table-cell>
          <table:table-cell table:formula="oooc:=[Бонусы.H49]" office:value-type="float" office:value="0">
            <text:p>0</text:p>
          </table:table-cell>
          <table:table-cell table:formula="oooc:=[Бонусы.H50]" office:value-type="float" office:value="0">
            <text:p>0</text:p>
          </table:table-cell>
          <table:table-cell table:formula="oooc:=[Бонусы.H51]" office:value-type="float" office:value="0">
            <text:p>0</text:p>
          </table:table-cell>
        </table:table-row>
        <table:table-row table:style-name="ro2">
          <table:table-cell table:style-name="ce161" table:formula="oooc:=[Бонусы.J3]" office:value-type="string" office:string-value="bonus.shuffle">
            <text:p>bonus.shuffle</text:p>
          </table:table-cell>
          <table:table-cell table:formula="oooc:=[Бонусы.J42]" office:value-type="float" office:value="1">
            <text:p>1</text:p>
          </table:table-cell>
          <table:table-cell table:formula="oooc:=[Бонусы.J43]" office:value-type="float" office:value="1">
            <text:p>1</text:p>
          </table:table-cell>
          <table:table-cell table:formula="oooc:=[Бонусы.J44]" office:value-type="float" office:value="1">
            <text:p>1</text:p>
          </table:table-cell>
          <table:table-cell table:formula="oooc:=[Бонусы.J45]" office:value-type="float" office:value="1">
            <text:p>1</text:p>
          </table:table-cell>
          <table:table-cell table:formula="oooc:=[Бонусы.J46]" office:value-type="float" office:value="1">
            <text:p>1</text:p>
          </table:table-cell>
          <table:table-cell table:formula="oooc:=[Бонусы.J47]" office:value-type="float" office:value="1">
            <text:p>1</text:p>
          </table:table-cell>
          <table:table-cell table:formula="oooc:=[Бонусы.J48]" office:value-type="float" office:value="1">
            <text:p>1</text:p>
          </table:table-cell>
          <table:table-cell table:formula="oooc:=[Бонусы.J49]" office:value-type="float" office:value="1">
            <text:p>1</text:p>
          </table:table-cell>
          <table:table-cell table:formula="oooc:=[Бонусы.J50]" office:value-type="float" office:value="1">
            <text:p>1</text:p>
          </table:table-cell>
          <table:table-cell table:formula="oooc:=[Бонусы.J51]" office:value-type="float" office:value="1">
            <text:p>1</text:p>
          </table:table-cell>
        </table:table-row>
        <table:table-row table:style-name="ro2">
          <table:table-cell table:style-name="ce161" table:formula="oooc:=[Бонусы.L3]" office:value-type="string" office:string-value="bonus.magicwand">
            <text:p>bonus.magicwand</text:p>
          </table:table-cell>
          <table:table-cell table:formula="oooc:=[Бонусы.L42]" office:value-type="float" office:value="0">
            <text:p>0</text:p>
          </table:table-cell>
          <table:table-cell table:formula="oooc:=[Бонусы.L43]" office:value-type="float" office:value="0">
            <text:p>0</text:p>
          </table:table-cell>
          <table:table-cell table:formula="oooc:=[Бонусы.L44]" office:value-type="float" office:value="0">
            <text:p>0</text:p>
          </table:table-cell>
          <table:table-cell table:formula="oooc:=[Бонусы.L45]" office:value-type="float" office:value="0">
            <text:p>0</text:p>
          </table:table-cell>
          <table:table-cell table:formula="oooc:=[Бонусы.L46]" office:value-type="float" office:value="0">
            <text:p>0</text:p>
          </table:table-cell>
          <table:table-cell table:formula="oooc:=[Бонусы.L47]" office:value-type="float" office:value="0">
            <text:p>0</text:p>
          </table:table-cell>
          <table:table-cell table:formula="oooc:=[Бонусы.L48]" office:value-type="float" office:value="0">
            <text:p>0</text:p>
          </table:table-cell>
          <table:table-cell table:formula="oooc:=[Бонусы.L49]" office:value-type="float" office:value="0">
            <text:p>0</text:p>
          </table:table-cell>
          <table:table-cell table:formula="oooc:=[Бонусы.L50]" office:value-type="float" office:value="0">
            <text:p>0</text:p>
          </table:table-cell>
          <table:table-cell table:formula="oooc:=[Бонусы.L51]" office:value-type="float" office:value="0">
            <text:p>0</text:p>
          </table:table-cell>
        </table:table-row>
        <table:table-row table:style-name="ro2">
          <table:table-cell table:style-name="ce161" table:formula="oooc:=[Бонусы.N3]" office:value-type="string" office:string-value="bonus.sweet">
            <text:p>bonus.sweet</text:p>
          </table:table-cell>
          <table:table-cell table:formula="oooc:=[Бонусы.N42]" office:value-type="float" office:value="0">
            <text:p>0</text:p>
          </table:table-cell>
          <table:table-cell table:formula="oooc:=[Бонусы.N43]" office:value-type="float" office:value="0">
            <text:p>0</text:p>
          </table:table-cell>
          <table:table-cell table:formula="oooc:=[Бонусы.N44]" office:value-type="float" office:value="0">
            <text:p>0</text:p>
          </table:table-cell>
          <table:table-cell table:formula="oooc:=[Бонусы.N45]" office:value-type="float" office:value="0">
            <text:p>0</text:p>
          </table:table-cell>
          <table:table-cell table:formula="oooc:=[Бонусы.N46]" office:value-type="float" office:value="0">
            <text:p>0</text:p>
          </table:table-cell>
          <table:table-cell table:formula="oooc:=[Бонусы.N47]" office:value-type="float" office:value="0">
            <text:p>0</text:p>
          </table:table-cell>
          <table:table-cell table:formula="oooc:=[Бонусы.N48]" office:value-type="float" office:value="0">
            <text:p>0</text:p>
          </table:table-cell>
          <table:table-cell table:formula="oooc:=[Бонусы.N49]" office:value-type="float" office:value="0">
            <text:p>0</text:p>
          </table:table-cell>
          <table:table-cell table:formula="oooc:=[Бонусы.N50]" office:value-type="float" office:value="0">
            <text:p>0</text:p>
          </table:table-cell>
          <table:table-cell table:formula="oooc:=[Бонусы.N51]" office:value-type="float" office:value="0">
            <text:p>0</text:p>
          </table:table-cell>
        </table:table-row>
        <table:table-row table:style-name="ro2">
          <table:table-cell table:style-name="ce161" table:formula="oooc:=[Бонусы.P3]" office:value-type="string" office:string-value="bonus.gift">
            <text:p>bonus.gift</text:p>
          </table:table-cell>
          <table:table-cell table:formula="oooc:=[Бонусы.P42]" office:value-type="float" office:value="0">
            <text:p>0</text:p>
          </table:table-cell>
          <table:table-cell table:formula="oooc:=[Бонусы.P43]" office:value-type="float" office:value="0">
            <text:p>0</text:p>
          </table:table-cell>
          <table:table-cell table:formula="oooc:=[Бонусы.P44]" office:value-type="float" office:value="0">
            <text:p>0</text:p>
          </table:table-cell>
          <table:table-cell table:formula="oooc:=[Бонусы.P45]" office:value-type="float" office:value="0">
            <text:p>0</text:p>
          </table:table-cell>
          <table:table-cell table:formula="oooc:=[Бонусы.P46]" office:value-type="float" office:value="0">
            <text:p>0</text:p>
          </table:table-cell>
          <table:table-cell table:formula="oooc:=[Бонусы.P47]" office:value-type="float" office:value="0">
            <text:p>0</text:p>
          </table:table-cell>
          <table:table-cell table:formula="oooc:=[Бонусы.P48]" office:value-type="float" office:value="0">
            <text:p>0</text:p>
          </table:table-cell>
          <table:table-cell table:formula="oooc:=[Бонусы.P49]" office:value-type="float" office:value="0">
            <text:p>0</text:p>
          </table:table-cell>
          <table:table-cell table:formula="oooc:=[Бонусы.P50]" office:value-type="float" office:value="0">
            <text:p>0</text:p>
          </table:table-cell>
          <table:table-cell table:formula="oooc:=[Бонусы.P51]" office:value-type="float" office:value="0">
            <text:p>0</text:p>
          </table:table-cell>
        </table:table-row>
        <table:table-row table:style-name="ro2">
          <table:table-cell table:style-name="ce161" table:formula="oooc:=[Бонусы.R3]" office:value-type="string" office:string-value="bonus.hearts">
            <text:p>bonus.hearts</text:p>
          </table:table-cell>
          <table:table-cell table:formula="oooc:=[Бонусы.R42]" office:value-type="float" office:value="0">
            <text:p>0</text:p>
          </table:table-cell>
          <table:table-cell table:formula="oooc:=[Бонусы.R43]" office:value-type="float" office:value="0">
            <text:p>0</text:p>
          </table:table-cell>
          <table:table-cell table:formula="oooc:=[Бонусы.R44]" office:value-type="float" office:value="0">
            <text:p>0</text:p>
          </table:table-cell>
          <table:table-cell table:formula="oooc:=[Бонусы.R45]" office:value-type="float" office:value="0">
            <text:p>0</text:p>
          </table:table-cell>
          <table:table-cell table:formula="oooc:=[Бонусы.R46]" office:value-type="float" office:value="0">
            <text:p>0</text:p>
          </table:table-cell>
          <table:table-cell table:formula="oooc:=[Бонусы.R47]" office:value-type="float" office:value="0">
            <text:p>0</text:p>
          </table:table-cell>
          <table:table-cell table:formula="oooc:=[Бонусы.R48]" office:value-type="float" office:value="0">
            <text:p>0</text:p>
          </table:table-cell>
          <table:table-cell table:formula="oooc:=[Бонусы.R49]" office:value-type="float" office:value="0">
            <text:p>0</text:p>
          </table:table-cell>
          <table:table-cell table:formula="oooc:=[Бонусы.R50]" office:value-type="float" office:value="0">
            <text:p>0</text:p>
          </table:table-cell>
          <table:table-cell table:formula="oooc:=[Бонусы.R51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Episode5" table:style-name="ta1" table:print="false">
        <table:table-column table:style-name="co13" table:default-cell-style-name="ce160"/>
        <table:table-column table:style-name="co3" table:number-columns-repeated="10" table:default-cell-style-name="Default"/>
        <table:table-row table:style-name="ro2">
          <table:table-cell table:formula="oooc:=['5 _ Hawaiian'.B20]" office:value-type="string" office:string-value="Episode 5 – Hawaiian">
            <text:p>Episode 5 – Hawaiia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61" table:formula="oooc:=[Покупатели.B3]" office:value-type="string" office:string-value="Worker">
            <text:p>Worker</text:p>
          </table:table-cell>
          <table:table-cell table:formula="oooc:=[Покупатели.B54]" office:value-type="float" office:value="0">
            <text:p>0</text:p>
          </table:table-cell>
          <table:table-cell table:formula="oooc:=[Покупатели.B55]" office:value-type="float" office:value="1">
            <text:p>1</text:p>
          </table:table-cell>
          <table:table-cell table:formula="oooc:=[Покупатели.B56]" office:value-type="float" office:value="1">
            <text:p>1</text:p>
          </table:table-cell>
          <table:table-cell table:formula="oooc:=[Покупатели.B57]" office:value-type="float" office:value="1">
            <text:p>1</text:p>
          </table:table-cell>
          <table:table-cell table:formula="oooc:=[Покупатели.B58]" office:value-type="float" office:value="1">
            <text:p>1</text:p>
          </table:table-cell>
          <table:table-cell table:formula="oooc:=[Покупатели.B59]" office:value-type="float" office:value="0">
            <text:p>0</text:p>
          </table:table-cell>
          <table:table-cell table:formula="oooc:=[Покупатели.B60]" office:value-type="float" office:value="1">
            <text:p>1</text:p>
          </table:table-cell>
          <table:table-cell table:formula="oooc:=[Покупатели.B61]" office:value-type="float" office:value="0">
            <text:p>0</text:p>
          </table:table-cell>
          <table:table-cell table:formula="oooc:=[Покупатели.B62]" office:value-type="float" office:value="0">
            <text:p>0</text:p>
          </table:table-cell>
          <table:table-cell table:formula="oooc:=[Покупатели.B63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D3]" office:value-type="string" office:string-value="Student">
            <text:p>Student</text:p>
          </table:table-cell>
          <table:table-cell table:formula="oooc:=[Покупатели.D54]" office:value-type="float" office:value="0">
            <text:p>0</text:p>
          </table:table-cell>
          <table:table-cell table:formula="oooc:=[Покупатели.D55]" office:value-type="float" office:value="0">
            <text:p>0</text:p>
          </table:table-cell>
          <table:table-cell table:formula="oooc:=[Покупатели.D56]" office:value-type="float" office:value="1">
            <text:p>1</text:p>
          </table:table-cell>
          <table:table-cell table:formula="oooc:=[Покупатели.D57]" office:value-type="float" office:value="1">
            <text:p>1</text:p>
          </table:table-cell>
          <table:table-cell table:formula="oooc:=[Покупатели.D58]" office:value-type="float" office:value="0">
            <text:p>0</text:p>
          </table:table-cell>
          <table:table-cell table:formula="oooc:=[Покупатели.D59]" office:value-type="float" office:value="0">
            <text:p>0</text:p>
          </table:table-cell>
          <table:table-cell table:formula="oooc:=[Покупатели.D60]" office:value-type="float" office:value="0">
            <text:p>0</text:p>
          </table:table-cell>
          <table:table-cell table:formula="oooc:=[Покупатели.D61]" office:value-type="float" office:value="1">
            <text:p>1</text:p>
          </table:table-cell>
          <table:table-cell table:formula="oooc:=[Покупатели.D62]" office:value-type="float" office:value="1">
            <text:p>1</text:p>
          </table:table-cell>
          <table:table-cell table:formula="oooc:=[Покупатели.D63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F3]" office:value-type="string" office:string-value="Business">
            <text:p>Business</text:p>
          </table:table-cell>
          <table:table-cell table:formula="oooc:=[Покупатели.F54]" office:value-type="float" office:value="0">
            <text:p>0</text:p>
          </table:table-cell>
          <table:table-cell table:formula="oooc:=[Покупатели.F55]" office:value-type="float" office:value="0">
            <text:p>0</text:p>
          </table:table-cell>
          <table:table-cell table:formula="oooc:=[Покупатели.F56]" office:value-type="float" office:value="0">
            <text:p>0</text:p>
          </table:table-cell>
          <table:table-cell table:formula="oooc:=[Покупатели.F57]" office:value-type="float" office:value="1">
            <text:p>1</text:p>
          </table:table-cell>
          <table:table-cell table:formula="oooc:=[Покупатели.F58]" office:value-type="float" office:value="1">
            <text:p>1</text:p>
          </table:table-cell>
          <table:table-cell table:formula="oooc:=[Покупатели.F59]" office:value-type="float" office:value="0">
            <text:p>0</text:p>
          </table:table-cell>
          <table:table-cell table:formula="oooc:=[Покупатели.F60]" office:value-type="float" office:value="1">
            <text:p>1</text:p>
          </table:table-cell>
          <table:table-cell table:formula="oooc:=[Покупатели.F61]" office:value-type="float" office:value="0">
            <text:p>0</text:p>
          </table:table-cell>
          <table:table-cell table:formula="oooc:=[Покупатели.F62]" office:value-type="float" office:value="0">
            <text:p>0</text:p>
          </table:table-cell>
          <table:table-cell table:formula="oooc:=[Покупатели.F63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H3]" office:value-type="string" office:string-value="Oldlady">
            <text:p>Oldlady</text:p>
          </table:table-cell>
          <table:table-cell table:formula="oooc:=[Покупатели.H54]" office:value-type="float" office:value="0">
            <text:p>0</text:p>
          </table:table-cell>
          <table:table-cell table:formula="oooc:=[Покупатели.H55]" office:value-type="float" office:value="1">
            <text:p>1</text:p>
          </table:table-cell>
          <table:table-cell table:formula="oooc:=[Покупатели.H56]" office:value-type="float" office:value="1">
            <text:p>1</text:p>
          </table:table-cell>
          <table:table-cell table:formula="oooc:=[Покупатели.H57]" office:value-type="float" office:value="1">
            <text:p>1</text:p>
          </table:table-cell>
          <table:table-cell table:formula="oooc:=[Покупатели.H58]" office:value-type="float" office:value="1">
            <text:p>1</text:p>
          </table:table-cell>
          <table:table-cell table:formula="oooc:=[Покупатели.H59]" office:value-type="float" office:value="0">
            <text:p>0</text:p>
          </table:table-cell>
          <table:table-cell table:formula="oooc:=[Покупатели.H60]" office:value-type="float" office:value="1">
            <text:p>1</text:p>
          </table:table-cell>
          <table:table-cell table:formula="oooc:=[Покупатели.H61]" office:value-type="float" office:value="1">
            <text:p>1</text:p>
          </table:table-cell>
          <table:table-cell table:formula="oooc:=[Покупатели.H62]" office:value-type="float" office:value="0">
            <text:p>0</text:p>
          </table:table-cell>
          <table:table-cell table:formula="oooc:=[Покупатели.H63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J3]" office:value-type="string" office:string-value="Critic">
            <text:p>Critic</text:p>
          </table:table-cell>
          <table:table-cell table:formula="oooc:=[Покупатели.J54]" office:value-type="float" office:value="0">
            <text:p>0</text:p>
          </table:table-cell>
          <table:table-cell table:formula="oooc:=[Покупатели.J55]" office:value-type="float" office:value="0">
            <text:p>0</text:p>
          </table:table-cell>
          <table:table-cell table:formula="oooc:=[Покупатели.J56]" office:value-type="float" office:value="0">
            <text:p>0</text:p>
          </table:table-cell>
          <table:table-cell table:formula="oooc:=[Покупатели.J57]" office:value-type="float" office:value="0">
            <text:p>0</text:p>
          </table:table-cell>
          <table:table-cell table:formula="oooc:=[Покупатели.J58]" office:value-type="float" office:value="0">
            <text:p>0</text:p>
          </table:table-cell>
          <table:table-cell table:formula="oooc:=[Покупатели.J59]" office:value-type="float" office:value="1">
            <text:p>1</text:p>
          </table:table-cell>
          <table:table-cell table:formula="oooc:=[Покупатели.J60]" office:value-type="float" office:value="1">
            <text:p>1</text:p>
          </table:table-cell>
          <table:table-cell table:formula="oooc:=[Покупатели.J61]" office:value-type="float" office:value="1">
            <text:p>1</text:p>
          </table:table-cell>
          <table:table-cell table:formula="oooc:=[Покупатели.J62]" office:value-type="float" office:value="1">
            <text:p>1</text:p>
          </table:table-cell>
          <table:table-cell table:formula="oooc:=[Покупатели.J63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L3]" office:value-type="string" office:string-value="Schoolkid">
            <text:p>Schoolkid</text:p>
          </table:table-cell>
          <table:table-cell table:formula="oooc:=[Покупатели.L54]" office:value-type="float" office:value="0">
            <text:p>0</text:p>
          </table:table-cell>
          <table:table-cell table:formula="oooc:=[Покупатели.L55]" office:value-type="float" office:value="0">
            <text:p>0</text:p>
          </table:table-cell>
          <table:table-cell table:formula="oooc:=[Покупатели.L56]" office:value-type="float" office:value="1">
            <text:p>1</text:p>
          </table:table-cell>
          <table:table-cell table:formula="oooc:=[Покупатели.L57]" office:value-type="float" office:value="1">
            <text:p>1</text:p>
          </table:table-cell>
          <table:table-cell table:formula="oooc:=[Покупатели.L58]" office:value-type="float" office:value="0">
            <text:p>0</text:p>
          </table:table-cell>
          <table:table-cell table:formula="oooc:=[Покупатели.L59]" office:value-type="float" office:value="0">
            <text:p>0</text:p>
          </table:table-cell>
          <table:table-cell table:formula="oooc:=[Покупатели.L60]" office:value-type="float" office:value="1">
            <text:p>1</text:p>
          </table:table-cell>
          <table:table-cell table:formula="oooc:=[Покупатели.L61]" office:value-type="float" office:value="1">
            <text:p>1</text:p>
          </table:table-cell>
          <table:table-cell table:formula="oooc:=[Покупатели.L62]" office:value-type="float" office:value="1">
            <text:p>1</text:p>
          </table:table-cell>
          <table:table-cell table:formula="oooc:=[Покупатели.L63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N3]" office:value-type="string" office:string-value="Vegetarian">
            <text:p>Vegetarian</text:p>
          </table:table-cell>
          <table:table-cell table:formula="oooc:=[Покупатели.N54]" office:value-type="float" office:value="0">
            <text:p>0</text:p>
          </table:table-cell>
          <table:table-cell table:formula="oooc:=[Покупатели.N55]" office:value-type="float" office:value="1">
            <text:p>1</text:p>
          </table:table-cell>
          <table:table-cell table:formula="oooc:=[Покупатели.N56]" office:value-type="float" office:value="1">
            <text:p>1</text:p>
          </table:table-cell>
          <table:table-cell table:formula="oooc:=[Покупатели.N57]" office:value-type="float" office:value="0">
            <text:p>0</text:p>
          </table:table-cell>
          <table:table-cell table:formula="oooc:=[Покупатели.N58]" office:value-type="float" office:value="0">
            <text:p>0</text:p>
          </table:table-cell>
          <table:table-cell table:formula="oooc:=[Покупатели.N59]" office:value-type="float" office:value="0">
            <text:p>0</text:p>
          </table:table-cell>
          <table:table-cell table:formula="oooc:=[Покупатели.N60]" office:value-type="float" office:value="1">
            <text:p>1</text:p>
          </table:table-cell>
          <table:table-cell table:formula="oooc:=[Покупатели.N61]" office:value-type="float" office:value="0">
            <text:p>0</text:p>
          </table:table-cell>
          <table:table-cell table:formula="oooc:=[Покупатели.N62]" office:value-type="float" office:value="0">
            <text:p>0</text:p>
          </table:table-cell>
          <table:table-cell table:formula="oooc:=[Покупатели.N63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P3]" office:value-type="string" office:string-value="Tourist Hawaiian">
            <text:p>Tourist Hawaiian</text:p>
          </table:table-cell>
          <table:table-cell table:formula="oooc:=[Покупатели.P54]" office:value-type="float" office:value="1">
            <text:p>1</text:p>
          </table:table-cell>
          <table:table-cell table:formula="oooc:=[Покупатели.P55]" office:value-type="float" office:value="1">
            <text:p>1</text:p>
          </table:table-cell>
          <table:table-cell table:formula="oooc:=[Покупатели.P56]" office:value-type="float" office:value="0">
            <text:p>0</text:p>
          </table:table-cell>
          <table:table-cell table:formula="oooc:=[Покупатели.P57]" office:value-type="float" office:value="1">
            <text:p>1</text:p>
          </table:table-cell>
          <table:table-cell table:formula="oooc:=[Покупатели.P58]" office:value-type="float" office:value="1">
            <text:p>1</text:p>
          </table:table-cell>
          <table:table-cell table:formula="oooc:=[Покупатели.P59]" office:value-type="float" office:value="0">
            <text:p>0</text:p>
          </table:table-cell>
          <table:table-cell table:formula="oooc:=[Покупатели.P60]" office:value-type="float" office:value="1">
            <text:p>1</text:p>
          </table:table-cell>
          <table:table-cell table:formula="oooc:=[Покупатели.P61]" office:value-type="float" office:value="1">
            <text:p>1</text:p>
          </table:table-cell>
          <table:table-cell table:formula="oooc:=[Покупатели.P62]" office:value-type="float" office:value="1">
            <text:p>1</text:p>
          </table:table-cell>
          <table:table-cell table:formula="oooc:=[Покупатели.P63]" office:value-type="float" office:value="1">
            <text:p>1</text:p>
          </table:table-cell>
        </table:table-row>
        <table:table-row table:style-name="ro2">
          <table:table-cell table:style-name="ce161" table:formula="oooc:=[Покупатели.R3]" office:value-type="string" office:string-value="Tourist Mexican">
            <text:p>Tourist Mexican</text:p>
          </table:table-cell>
          <table:table-cell table:formula="oooc:=[Покупатели.R54]" office:value-type="float" office:value="1">
            <text:p>1</text:p>
          </table:table-cell>
          <table:table-cell table:formula="oooc:=[Покупатели.R55]" office:value-type="float" office:value="1">
            <text:p>1</text:p>
          </table:table-cell>
          <table:table-cell table:formula="oooc:=[Покупатели.R56]" office:value-type="float" office:value="0">
            <text:p>0</text:p>
          </table:table-cell>
          <table:table-cell table:formula="oooc:=[Покупатели.R57]" office:value-type="float" office:value="1">
            <text:p>1</text:p>
          </table:table-cell>
          <table:table-cell table:formula="oooc:=[Покупатели.R58]" office:value-type="float" office:value="0">
            <text:p>0</text:p>
          </table:table-cell>
          <table:table-cell table:formula="oooc:=[Покупатели.R59]" office:value-type="float" office:value="0">
            <text:p>0</text:p>
          </table:table-cell>
          <table:table-cell table:formula="oooc:=[Покупатели.R60]" office:value-type="float" office:value="1">
            <text:p>1</text:p>
          </table:table-cell>
          <table:table-cell table:formula="oooc:=[Покупатели.R61]" office:value-type="float" office:value="1">
            <text:p>1</text:p>
          </table:table-cell>
          <table:table-cell table:formula="oooc:=[Покупатели.R62]" office:value-type="float" office:value="1">
            <text:p>1</text:p>
          </table:table-cell>
          <table:table-cell table:formula="oooc:=[Покупатели.R63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T3]" office:value-type="string" office:string-value="Tourist Russian">
            <text:p>Tourist Russian</text:p>
          </table:table-cell>
          <table:table-cell table:formula="oooc:=[Покупатели.T54]" office:value-type="float" office:value="1">
            <text:p>1</text:p>
          </table:table-cell>
          <table:table-cell table:formula="oooc:=[Покупатели.T55]" office:value-type="float" office:value="0">
            <text:p>0</text:p>
          </table:table-cell>
          <table:table-cell table:formula="oooc:=[Покупатели.T56]" office:value-type="float" office:value="0">
            <text:p>0</text:p>
          </table:table-cell>
          <table:table-cell table:formula="oooc:=[Покупатели.T57]" office:value-type="float" office:value="1">
            <text:p>1</text:p>
          </table:table-cell>
          <table:table-cell table:formula="oooc:=[Покупатели.T58]" office:value-type="float" office:value="1">
            <text:p>1</text:p>
          </table:table-cell>
          <table:table-cell table:formula="oooc:=[Покупатели.T59]" office:value-type="float" office:value="0">
            <text:p>0</text:p>
          </table:table-cell>
          <table:table-cell table:formula="oooc:=[Покупатели.T60]" office:value-type="float" office:value="1">
            <text:p>1</text:p>
          </table:table-cell>
          <table:table-cell table:formula="oooc:=[Покупатели.T61]" office:value-type="float" office:value="1">
            <text:p>1</text:p>
          </table:table-cell>
          <table:table-cell table:formula="oooc:=[Покупатели.T62]" office:value-type="float" office:value="0">
            <text:p>0</text:p>
          </table:table-cell>
          <table:table-cell table:formula="oooc:=[Покупатели.T63]" office:value-type="float" office:value="0">
            <text:p>0</text:p>
          </table:table-cell>
        </table:table-row>
        <table:table-row table:style-name="ro2">
          <table:table-cell table:style-name="ce161" table:formula="oooc:=[Покупатели.V3]" office:value-type="string" office:string-value="Tourist Japanese">
            <text:p>Tourist Japanese</text:p>
          </table:table-cell>
          <table:table-cell table:formula="oooc:=[Покупатели.V54]" office:value-type="float" office:value="1">
            <text:p>1</text:p>
          </table:table-cell>
          <table:table-cell table:formula="oooc:=[Покупатели.V55]" office:value-type="float" office:value="0">
            <text:p>0</text:p>
          </table:table-cell>
          <table:table-cell table:formula="oooc:=[Покупатели.V56]" office:value-type="float" office:value="1">
            <text:p>1</text:p>
          </table:table-cell>
          <table:table-cell table:formula="oooc:=[Покупатели.V57]" office:value-type="float" office:value="0">
            <text:p>0</text:p>
          </table:table-cell>
          <table:table-cell table:formula="oooc:=[Покупатели.V58]" office:value-type="float" office:value="1">
            <text:p>1</text:p>
          </table:table-cell>
          <table:table-cell table:formula="oooc:=[Покупатели.V59]" office:value-type="float" office:value="0">
            <text:p>0</text:p>
          </table:table-cell>
          <table:table-cell table:formula="oooc:=[Покупатели.V60]" office:value-type="float" office:value="1">
            <text:p>1</text:p>
          </table:table-cell>
          <table:table-cell table:formula="oooc:=[Покупатели.V61]" office:value-type="float" office:value="1">
            <text:p>1</text:p>
          </table:table-cell>
          <table:table-cell table:formula="oooc:=[Покупатели.V62]" office:value-type="float" office:value="1">
            <text:p>1</text:p>
          </table:table-cell>
          <table:table-cell table:formula="oooc:=[Покупатели.V63]" office:value-type="float" office:value="1">
            <text:p>1</text:p>
          </table:table-cell>
        </table:table-row>
        <table:table-row table:style-name="ro2">
          <table:table-cell table:style-name="ce162" table:formula="oooc:=['5 _ Hawaiian'.A3]" office:value-type="string" office:string-value="Chicken Shrimp Soup">
            <text:p>Chicken Shrimp Soup</text:p>
          </table:table-cell>
          <table:table-cell table:formula="oooc:=['5 _ Hawaiian'.K3]" office:value-type="float" office:value="0">
            <text:p>0</text:p>
          </table:table-cell>
          <table:table-cell table:formula="oooc:=['5 _ Hawaiian'.L3]" office:value-type="float" office:value="0">
            <text:p>0</text:p>
          </table:table-cell>
          <table:table-cell table:formula="oooc:=['5 _ Hawaiian'.M3]" office:value-type="float" office:value="0">
            <text:p>0</text:p>
          </table:table-cell>
          <table:table-cell table:formula="oooc:=['5 _ Hawaiian'.N3]" office:value-type="float" office:value="3">
            <text:p>3</text:p>
          </table:table-cell>
          <table:table-cell table:formula="oooc:=['5 _ Hawaiian'.O3]" office:value-type="float" office:value="0">
            <text:p>0</text:p>
          </table:table-cell>
          <table:table-cell table:formula="oooc:=['5 _ Hawaiian'.P3]" office:value-type="float" office:value="0">
            <text:p>0</text:p>
          </table:table-cell>
          <table:table-cell table:formula="oooc:=['5 _ Hawaiian'.Q3]" office:value-type="float" office:value="0">
            <text:p>0</text:p>
          </table:table-cell>
          <table:table-cell table:formula="oooc:=['5 _ Hawaiian'.R3]" office:value-type="float" office:value="3">
            <text:p>3</text:p>
          </table:table-cell>
          <table:table-cell table:formula="oooc:=['5 _ Hawaiian'.S3]" office:value-type="float" office:value="2">
            <text:p>2</text:p>
          </table:table-cell>
          <table:table-cell table:formula="oooc:=['5 _ Hawaiian'.T3]" office:value-type="float" office:value="0">
            <text:p>0</text:p>
          </table:table-cell>
        </table:table-row>
        <table:table-row table:style-name="ro2">
          <table:table-cell table:style-name="ce162" table:formula="oooc:=['5 _ Hawaiian'.A4]" office:value-type="string" office:string-value="Spicy Shrimps">
            <text:p>Spicy Shrimps</text:p>
          </table:table-cell>
          <table:table-cell table:formula="oooc:=['5 _ Hawaiian'.K4]" office:value-type="float" office:value="0">
            <text:p>0</text:p>
          </table:table-cell>
          <table:table-cell table:formula="oooc:=['5 _ Hawaiian'.L4]" office:value-type="float" office:value="0">
            <text:p>0</text:p>
          </table:table-cell>
          <table:table-cell table:formula="oooc:=['5 _ Hawaiian'.M4]" office:value-type="float" office:value="3">
            <text:p>3</text:p>
          </table:table-cell>
          <table:table-cell table:formula="oooc:=['5 _ Hawaiian'.N4]" office:value-type="float" office:value="0">
            <text:p>0</text:p>
          </table:table-cell>
          <table:table-cell table:formula="oooc:=['5 _ Hawaiian'.O4]" office:value-type="float" office:value="4">
            <text:p>4</text:p>
          </table:table-cell>
          <table:table-cell table:formula="oooc:=['5 _ Hawaiian'.P4]" office:value-type="float" office:value="0">
            <text:p>0</text:p>
          </table:table-cell>
          <table:table-cell table:formula="oooc:=['5 _ Hawaiian'.Q4]" office:value-type="float" office:value="0">
            <text:p>0</text:p>
          </table:table-cell>
          <table:table-cell table:formula="oooc:=['5 _ Hawaiian'.R4]" office:value-type="float" office:value="1">
            <text:p>1</text:p>
          </table:table-cell>
          <table:table-cell table:formula="oooc:=['5 _ Hawaiian'.S4]" office:value-type="float" office:value="0">
            <text:p>0</text:p>
          </table:table-cell>
          <table:table-cell table:formula="oooc:=['5 _ Hawaiian'.T4]" office:value-type="float" office:value="1">
            <text:p>1</text:p>
          </table:table-cell>
        </table:table-row>
        <table:table-row table:style-name="ro2">
          <table:table-cell table:style-name="ce162" table:formula="oooc:=['5 _ Hawaiian'.A5]" office:value-type="string" office:string-value="Hulihuli Chicken">
            <text:p>Hulihuli Chicken</text:p>
          </table:table-cell>
          <table:table-cell table:formula="oooc:=['5 _ Hawaiian'.K5]" office:value-type="float" office:value="3">
            <text:p>3</text:p>
          </table:table-cell>
          <table:table-cell table:formula="oooc:=['5 _ Hawaiian'.L5]" office:value-type="float" office:value="3">
            <text:p>3</text:p>
          </table:table-cell>
          <table:table-cell table:formula="oooc:=['5 _ Hawaiian'.M5]" office:value-type="float" office:value="0">
            <text:p>0</text:p>
          </table:table-cell>
          <table:table-cell table:formula="oooc:=['5 _ Hawaiian'.N5]" office:value-type="float" office:value="0">
            <text:p>0</text:p>
          </table:table-cell>
          <table:table-cell table:formula="oooc:=['5 _ Hawaiian'.O5]" office:value-type="float" office:value="0">
            <text:p>0</text:p>
          </table:table-cell>
          <table:table-cell table:formula="oooc:=['5 _ Hawaiian'.P5]" office:value-type="float" office:value="0">
            <text:p>0</text:p>
          </table:table-cell>
          <table:table-cell table:formula="oooc:=['5 _ Hawaiian'.Q5]" office:value-type="float" office:value="2">
            <text:p>2</text:p>
          </table:table-cell>
          <table:table-cell table:formula="oooc:=['5 _ Hawaiian'.R5]" office:value-type="float" office:value="0">
            <text:p>0</text:p>
          </table:table-cell>
          <table:table-cell table:formula="oooc:=['5 _ Hawaiian'.S5]" office:value-type="float" office:value="1">
            <text:p>1</text:p>
          </table:table-cell>
          <table:table-cell table:formula="oooc:=['5 _ Hawaiian'.T5]" office:value-type="float" office:value="0">
            <text:p>0</text:p>
          </table:table-cell>
        </table:table-row>
        <table:table-row table:style-name="ro2">
          <table:table-cell table:style-name="ce162" table:formula="oooc:=['5 _ Hawaiian'.A6]" office:value-type="string" office:string-value="Mango Mui">
            <text:p>Mango Mui</text:p>
          </table:table-cell>
          <table:table-cell table:formula="oooc:=['5 _ Hawaiian'.K6]" office:value-type="float" office:value="0">
            <text:p>0</text:p>
          </table:table-cell>
          <table:table-cell table:formula="oooc:=['5 _ Hawaiian'.L6]" office:value-type="float" office:value="0">
            <text:p>0</text:p>
          </table:table-cell>
          <table:table-cell table:formula="oooc:=['5 _ Hawaiian'.M6]" office:value-type="float" office:value="0">
            <text:p>0</text:p>
          </table:table-cell>
          <table:table-cell table:formula="oooc:=['5 _ Hawaiian'.N6]" office:value-type="float" office:value="2">
            <text:p>2</text:p>
          </table:table-cell>
          <table:table-cell table:formula="oooc:=['5 _ Hawaiian'.O6]" office:value-type="float" office:value="0">
            <text:p>0</text:p>
          </table:table-cell>
          <table:table-cell table:formula="oooc:=['5 _ Hawaiian'.P6]" office:value-type="float" office:value="3">
            <text:p>3</text:p>
          </table:table-cell>
          <table:table-cell table:formula="oooc:=['5 _ Hawaiian'.Q6]" office:value-type="float" office:value="1">
            <text:p>1</text:p>
          </table:table-cell>
          <table:table-cell table:formula="oooc:=['5 _ Hawaiian'.R6]" office:value-type="float" office:value="0">
            <text:p>0</text:p>
          </table:table-cell>
          <table:table-cell table:formula="oooc:=['5 _ Hawaiian'.S6]" office:value-type="float" office:value="0">
            <text:p>0</text:p>
          </table:table-cell>
          <table:table-cell table:formula="oooc:=['5 _ Hawaiian'.T6]" office:value-type="float" office:value="2">
            <text:p>2</text:p>
          </table:table-cell>
        </table:table-row>
        <table:table-row table:style-name="ro2">
          <table:table-cell table:style-name="ce162" table:formula="oooc:=['5 _ Hawaiian'.A7]" office:value-type="string" office:string-value="Wonton">
            <text:p>Wonton</text:p>
          </table:table-cell>
          <table:table-cell table:formula="oooc:=['5 _ Hawaiian'.K7]" office:value-type="float" office:value="0">
            <text:p>0</text:p>
          </table:table-cell>
          <table:table-cell table:formula="oooc:=['5 _ Hawaiian'.L7]" office:value-type="float" office:value="2">
            <text:p>2</text:p>
          </table:table-cell>
          <table:table-cell table:formula="oooc:=['5 _ Hawaiian'.M7]" office:value-type="float" office:value="0">
            <text:p>0</text:p>
          </table:table-cell>
          <table:table-cell table:formula="oooc:=['5 _ Hawaiian'.N7]" office:value-type="float" office:value="0">
            <text:p>0</text:p>
          </table:table-cell>
          <table:table-cell table:formula="oooc:=['5 _ Hawaiian'.O7]" office:value-type="float" office:value="2">
            <text:p>2</text:p>
          </table:table-cell>
          <table:table-cell table:formula="oooc:=['5 _ Hawaiian'.P7]" office:value-type="float" office:value="1">
            <text:p>1</text:p>
          </table:table-cell>
          <table:table-cell table:formula="oooc:=['5 _ Hawaiian'.Q7]" office:value-type="float" office:value="0">
            <text:p>0</text:p>
          </table:table-cell>
          <table:table-cell table:formula="oooc:=['5 _ Hawaiian'.R7]" office:value-type="float" office:value="0">
            <text:p>0</text:p>
          </table:table-cell>
          <table:table-cell table:formula="oooc:=['5 _ Hawaiian'.S7]" office:value-type="float" office:value="1">
            <text:p>1</text:p>
          </table:table-cell>
          <table:table-cell table:formula="oooc:=['5 _ Hawaiian'.T7]" office:value-type="float" office:value="0">
            <text:p>0</text:p>
          </table:table-cell>
        </table:table-row>
        <table:table-row table:style-name="ro2">
          <table:table-cell table:style-name="ce162" table:formula="oooc:=['5 _ Hawaiian'.A8]" office:value-type="string" office:string-value="Shrimp Canton">
            <text:p>Shrimp Canton</text:p>
          </table:table-cell>
          <table:table-cell table:formula="oooc:=['5 _ Hawaiian'.K8]" office:value-type="float" office:value="0">
            <text:p>0</text:p>
          </table:table-cell>
          <table:table-cell table:formula="oooc:=['5 _ Hawaiian'.L8]" office:value-type="float" office:value="1">
            <text:p>1</text:p>
          </table:table-cell>
          <table:table-cell table:formula="oooc:=['5 _ Hawaiian'.M8]" office:value-type="float" office:value="1">
            <text:p>1</text:p>
          </table:table-cell>
          <table:table-cell table:formula="oooc:=['5 _ Hawaiian'.N8]" office:value-type="float" office:value="0">
            <text:p>0</text:p>
          </table:table-cell>
          <table:table-cell table:formula="oooc:=['5 _ Hawaiian'.O8]" office:value-type="float" office:value="0">
            <text:p>0</text:p>
          </table:table-cell>
          <table:table-cell table:formula="oooc:=['5 _ Hawaiian'.P8]" office:value-type="float" office:value="2">
            <text:p>2</text:p>
          </table:table-cell>
          <table:table-cell table:formula="oooc:=['5 _ Hawaiian'.Q8]" office:value-type="float" office:value="0">
            <text:p>0</text:p>
          </table:table-cell>
          <table:table-cell table:formula="oooc:=['5 _ Hawaiian'.R8]" office:value-type="float" office:value="0">
            <text:p>0</text:p>
          </table:table-cell>
          <table:table-cell table:formula="oooc:=['5 _ Hawaiian'.S8]" office:value-type="float" office:value="0">
            <text:p>0</text:p>
          </table:table-cell>
          <table:table-cell table:formula="oooc:=['5 _ Hawaiian'.T8]" office:value-type="float" office:value="2">
            <text:p>2</text:p>
          </table:table-cell>
        </table:table-row>
        <table:table-row table:style-name="ro2">
          <table:table-cell table:style-name="ce162" table:formula="oooc:=['5 _ Hawaiian'.A9]" office:value-type="string" office:string-value="Lime Chicken">
            <text:p>Lime Chicken</text:p>
          </table:table-cell>
          <table:table-cell table:formula="oooc:=['5 _ Hawaiian'.K9]" office:value-type="float" office:value="2">
            <text:p>2</text:p>
          </table:table-cell>
          <table:table-cell table:formula="oooc:=['5 _ Hawaiian'.L9]" office:value-type="float" office:value="0">
            <text:p>0</text:p>
          </table:table-cell>
          <table:table-cell table:formula="oooc:=['5 _ Hawaiian'.M9]" office:value-type="float" office:value="0">
            <text:p>0</text:p>
          </table:table-cell>
          <table:table-cell table:formula="oooc:=['5 _ Hawaiian'.N9]" office:value-type="float" office:value="3">
            <text:p>3</text:p>
          </table:table-cell>
          <table:table-cell table:formula="oooc:=['5 _ Hawaiian'.O9]" office:value-type="float" office:value="1">
            <text:p>1</text:p>
          </table:table-cell>
          <table:table-cell table:formula="oooc:=['5 _ Hawaiian'.P9]" office:value-type="float" office:value="1">
            <text:p>1</text:p>
          </table:table-cell>
          <table:table-cell table:formula="oooc:=['5 _ Hawaiian'.Q9]" office:value-type="float" office:value="0">
            <text:p>0</text:p>
          </table:table-cell>
          <table:table-cell table:formula="oooc:=['5 _ Hawaiian'.R9]" office:value-type="float" office:value="0">
            <text:p>0</text:p>
          </table:table-cell>
          <table:table-cell table:formula="oooc:=['5 _ Hawaiian'.S9]" office:value-type="float" office:value="0">
            <text:p>0</text:p>
          </table:table-cell>
          <table:table-cell table:formula="oooc:=['5 _ Hawaiian'.T9]" office:value-type="float" office:value="0">
            <text:p>0</text:p>
          </table:table-cell>
        </table:table-row>
        <table:table-row table:style-name="ro2">
          <table:table-cell table:style-name="ce162" table:formula="oooc:=['5 _ Hawaiian'.A10]" office:value-type="string" office:string-value="Mango Salsa">
            <text:p>Mango Salsa</text:p>
          </table:table-cell>
          <table:table-cell table:formula="oooc:=['5 _ Hawaiian'.K10]" office:value-type="float" office:value="0">
            <text:p>0</text:p>
          </table:table-cell>
          <table:table-cell table:formula="oooc:=['5 _ Hawaiian'.L10]" office:value-type="float" office:value="0">
            <text:p>0</text:p>
          </table:table-cell>
          <table:table-cell table:formula="oooc:=['5 _ Hawaiian'.M10]" office:value-type="float" office:value="0">
            <text:p>0</text:p>
          </table:table-cell>
          <table:table-cell table:formula="oooc:=['5 _ Hawaiian'.N10]" office:value-type="float" office:value="0">
            <text:p>0</text:p>
          </table:table-cell>
          <table:table-cell table:formula="oooc:=['5 _ Hawaiian'.O10]" office:value-type="float" office:value="0">
            <text:p>0</text:p>
          </table:table-cell>
          <table:table-cell table:formula="oooc:=['5 _ Hawaiian'.P10]" office:value-type="float" office:value="0">
            <text:p>0</text:p>
          </table:table-cell>
          <table:table-cell table:formula="oooc:=['5 _ Hawaiian'.Q10]" office:value-type="float" office:value="3">
            <text:p>3</text:p>
          </table:table-cell>
          <table:table-cell table:formula="oooc:=['5 _ Hawaiian'.R10]" office:value-type="float" office:value="1">
            <text:p>1</text:p>
          </table:table-cell>
          <table:table-cell table:formula="oooc:=['5 _ Hawaiian'.S10]" office:value-type="float" office:value="1">
            <text:p>1</text:p>
          </table:table-cell>
          <table:table-cell table:formula="oooc:=['5 _ Hawaiian'.T10]" office:value-type="float" office:value="1">
            <text:p>1</text:p>
          </table:table-cell>
        </table:table-row>
        <table:table-row table:style-name="ro2">
          <table:table-cell table:style-name="ce162" table:formula="oooc:=['5 _ Hawaiian'.A11]" office:value-type="string" office:string-value="Chicken Laulau">
            <text:p>Chicken Laulau</text:p>
          </table:table-cell>
          <table:table-cell table:formula="oooc:=['5 _ Hawaiian'.K11]" office:value-type="float" office:value="0">
            <text:p>0</text:p>
          </table:table-cell>
          <table:table-cell table:formula="oooc:=['5 _ Hawaiian'.L11]" office:value-type="float" office:value="0">
            <text:p>0</text:p>
          </table:table-cell>
          <table:table-cell table:formula="oooc:=['5 _ Hawaiian'.M11]" office:value-type="float" office:value="0">
            <text:p>0</text:p>
          </table:table-cell>
          <table:table-cell table:formula="oooc:=['5 _ Hawaiian'.N11]" office:value-type="float" office:value="0">
            <text:p>0</text:p>
          </table:table-cell>
          <table:table-cell table:formula="oooc:=['5 _ Hawaiian'.O11]" office:value-type="float" office:value="1">
            <text:p>1</text:p>
          </table:table-cell>
          <table:table-cell table:formula="oooc:=['5 _ Hawaiian'.P11]" office:value-type="float" office:value="0">
            <text:p>0</text:p>
          </table:table-cell>
          <table:table-cell table:formula="oooc:=['5 _ Hawaiian'.Q11]" office:value-type="float" office:value="0">
            <text:p>0</text:p>
          </table:table-cell>
          <table:table-cell table:formula="oooc:=['5 _ Hawaiian'.R11]" office:value-type="float" office:value="1">
            <text:p>1</text:p>
          </table:table-cell>
          <table:table-cell table:formula="oooc:=['5 _ Hawaiian'.S11]" office:value-type="float" office:value="2">
            <text:p>2</text:p>
          </table:table-cell>
          <table:table-cell table:formula="oooc:=['5 _ Hawaiian'.T11]" office:value-type="float" office:value="1">
            <text:p>1</text:p>
          </table:table-cell>
        </table:table-row>
        <table:table-row table:style-name="ro2">
          <table:table-cell table:style-name="ce162" table:formula="oooc:=['5 _ Hawaiian'.A12]" office:value-type="string" office:string-value="Shrimp Mango Salad">
            <text:p>Shrimp Mango Salad</text:p>
          </table:table-cell>
          <table:table-cell table:formula="oooc:=['5 _ Hawaiian'.K12]" office:value-type="float" office:value="0">
            <text:p>0</text:p>
          </table:table-cell>
          <table:table-cell table:formula="oooc:=['5 _ Hawaiian'.L12]" office:value-type="float" office:value="0">
            <text:p>0</text:p>
          </table:table-cell>
          <table:table-cell table:formula="oooc:=['5 _ Hawaiian'.M12]" office:value-type="float" office:value="1">
            <text:p>1</text:p>
          </table:table-cell>
          <table:table-cell table:formula="oooc:=['5 _ Hawaiian'.N12]" office:value-type="float" office:value="2">
            <text:p>2</text:p>
          </table:table-cell>
          <table:table-cell table:formula="oooc:=['5 _ Hawaiian'.O12]" office:value-type="float" office:value="0">
            <text:p>0</text:p>
          </table:table-cell>
          <table:table-cell table:formula="oooc:=['5 _ Hawaiian'.P12]" office:value-type="float" office:value="1">
            <text:p>1</text:p>
          </table:table-cell>
          <table:table-cell table:formula="oooc:=['5 _ Hawaiian'.Q12]" office:value-type="float" office:value="0">
            <text:p>0</text:p>
          </table:table-cell>
          <table:table-cell table:formula="oooc:=['5 _ Hawaiian'.R12]" office:value-type="float" office:value="0">
            <text:p>0</text:p>
          </table:table-cell>
          <table:table-cell table:formula="oooc:=['5 _ Hawaiian'.S12]" office:value-type="float" office:value="1">
            <text:p>1</text:p>
          </table:table-cell>
          <table:table-cell table:formula="oooc:=['5 _ Hawaiian'.T12]" office:value-type="float" office:value="0">
            <text:p>0</text:p>
          </table:table-cell>
        </table:table-row>
        <table:table-row table:style-name="ro2">
          <table:table-cell table:style-name="ce162" table:formula="oooc:=['5 _ Hawaiian'.A13]" office:value-type="string" office:string-value="Pipikaula">
            <text:p>Pipikaula</text:p>
          </table:table-cell>
          <table:table-cell table:formula="oooc:=['5 _ Hawaiian'.K13]" office:value-type="float" office:value="0">
            <text:p>0</text:p>
          </table:table-cell>
          <table:table-cell table:formula="oooc:=['5 _ Hawaiian'.L13]" office:value-type="float" office:value="0">
            <text:p>0</text:p>
          </table:table-cell>
          <table:table-cell table:formula="oooc:=['5 _ Hawaiian'.M13]" office:value-type="float" office:value="0">
            <text:p>0</text:p>
          </table:table-cell>
          <table:table-cell table:formula="oooc:=['5 _ Hawaiian'.N13]" office:value-type="float" office:value="0">
            <text:p>0</text:p>
          </table:table-cell>
          <table:table-cell table:formula="oooc:=['5 _ Hawaiian'.O13]" office:value-type="float" office:value="1">
            <text:p>1</text:p>
          </table:table-cell>
          <table:table-cell table:formula="oooc:=['5 _ Hawaiian'.P13]" office:value-type="float" office:value="0">
            <text:p>0</text:p>
          </table:table-cell>
          <table:table-cell table:formula="oooc:=['5 _ Hawaiian'.Q13]" office:value-type="float" office:value="1">
            <text:p>1</text:p>
          </table:table-cell>
          <table:table-cell table:formula="oooc:=['5 _ Hawaiian'.R13]" office:value-type="float" office:value="2">
            <text:p>2</text:p>
          </table:table-cell>
          <table:table-cell table:formula="oooc:=['5 _ Hawaiian'.S13]" office:value-type="float" office:value="0">
            <text:p>0</text:p>
          </table:table-cell>
          <table:table-cell table:formula="oooc:=['5 _ Hawaiian'.T13]" office:value-type="float" office:value="1">
            <text:p>1</text:p>
          </table:table-cell>
        </table:table-row>
        <table:table-row table:style-name="ro2">
          <table:table-cell table:style-name="ce162" table:formula="oooc:=['5 _ Hawaiian'.A14]" office:value-type="string" office:string-value="Mango Chicken">
            <text:p>Mango Chicken</text:p>
          </table:table-cell>
          <table:table-cell table:formula="oooc:=['5 _ Hawaiian'.K14]" office:value-type="float" office:value="0">
            <text:p>0</text:p>
          </table:table-cell>
          <table:table-cell table:formula="oooc:=['5 _ Hawaiian'.L14]" office:value-type="float" office:value="0">
            <text:p>0</text:p>
          </table:table-cell>
          <table:table-cell table:formula="oooc:=['5 _ Hawaiian'.M14]" office:value-type="float" office:value="0">
            <text:p>0</text:p>
          </table:table-cell>
          <table:table-cell table:formula="oooc:=['5 _ Hawaiian'.N14]" office:value-type="float" office:value="0">
            <text:p>0</text:p>
          </table:table-cell>
          <table:table-cell table:formula="oooc:=['5 _ Hawaiian'.O14]" office:value-type="float" office:value="0">
            <text:p>0</text:p>
          </table:table-cell>
          <table:table-cell table:formula="oooc:=['5 _ Hawaiian'.P14]" office:value-type="float" office:value="1">
            <text:p>1</text:p>
          </table:table-cell>
          <table:table-cell table:formula="oooc:=['5 _ Hawaiian'.Q14]" office:value-type="float" office:value="1">
            <text:p>1</text:p>
          </table:table-cell>
          <table:table-cell table:formula="oooc:=['5 _ Hawaiian'.R14]" office:value-type="float" office:value="1">
            <text:p>1</text:p>
          </table:table-cell>
          <table:table-cell table:formula="oooc:=['5 _ Hawaiian'.S14]" office:value-type="float" office:value="0">
            <text:p>0</text:p>
          </table:table-cell>
          <table:table-cell table:formula="oooc:=['5 _ Hawaiian'.T14]" office:value-type="float" office:value="2">
            <text:p>2</text:p>
          </table:table-cell>
        </table:table-row>
        <table:table-row table:style-name="ro2">
          <table:table-cell table:style-name="Default" table:formula="oooc:=['5 _ Hawaiian'.J20]" office:value-type="string" office:string-value="shrimp">
            <text:p>shrimp</text:p>
          </table:table-cell>
          <table:table-cell table:formula="oooc:=['5 _ Hawaiian'.K20]" office:value-type="float" office:value="0">
            <text:p>0</text:p>
          </table:table-cell>
          <table:table-cell table:formula="oooc:=['5 _ Hawaiian'.L20]" office:value-type="float" office:value="22">
            <text:p>22</text:p>
          </table:table-cell>
          <table:table-cell table:formula="oooc:=['5 _ Hawaiian'.M20]" office:value-type="float" office:value="39">
            <text:p>39</text:p>
          </table:table-cell>
          <table:table-cell table:formula="oooc:=['5 _ Hawaiian'.N20]" office:value-type="float" office:value="35">
            <text:p>35</text:p>
          </table:table-cell>
          <table:table-cell table:formula="oooc:=['5 _ Hawaiian'.O20]" office:value-type="float" office:value="52">
            <text:p>52</text:p>
          </table:table-cell>
          <table:table-cell table:formula="oooc:=['5 _ Hawaiian'.P20]" office:value-type="float" office:value="30">
            <text:p>30</text:p>
          </table:table-cell>
          <table:table-cell table:formula="oooc:=['5 _ Hawaiian'.Q20]" office:value-type="float" office:value="0">
            <text:p>0</text:p>
          </table:table-cell>
          <table:table-cell table:formula="oooc:=['5 _ Hawaiian'.R20]" office:value-type="float" office:value="35">
            <text:p>35</text:p>
          </table:table-cell>
          <table:table-cell table:formula="oooc:=['5 _ Hawaiian'.S20]" office:value-type="float" office:value="40">
            <text:p>40</text:p>
          </table:table-cell>
          <table:table-cell table:formula="oooc:=['5 _ Hawaiian'.T20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1]" office:value-type="string" office:string-value="meat">
            <text:p>meat</text:p>
          </table:table-cell>
          <table:table-cell table:formula="oooc:=['5 _ Hawaiian'.K21]" office:value-type="float" office:value="40">
            <text:p>40</text:p>
          </table:table-cell>
          <table:table-cell table:formula="oooc:=['5 _ Hawaiian'.L21]" office:value-type="float" office:value="40">
            <text:p>40</text:p>
          </table:table-cell>
          <table:table-cell table:formula="oooc:=['5 _ Hawaiian'.M21]" office:value-type="float" office:value="0">
            <text:p>0</text:p>
          </table:table-cell>
          <table:table-cell table:formula="oooc:=['5 _ Hawaiian'.N21]" office:value-type="float" office:value="48">
            <text:p>48</text:p>
          </table:table-cell>
          <table:table-cell table:formula="oooc:=['5 _ Hawaiian'.O21]" office:value-type="float" office:value="39">
            <text:p>39</text:p>
          </table:table-cell>
          <table:table-cell table:formula="oooc:=['5 _ Hawaiian'.P21]" office:value-type="float" office:value="24">
            <text:p>24</text:p>
          </table:table-cell>
          <table:table-cell table:formula="oooc:=['5 _ Hawaiian'.Q21]" office:value-type="float" office:value="31">
            <text:p>31</text:p>
          </table:table-cell>
          <table:table-cell table:formula="oooc:=['5 _ Hawaiian'.R21]" office:value-type="float" office:value="54">
            <text:p>54</text:p>
          </table:table-cell>
          <table:table-cell table:formula="oooc:=['5 _ Hawaiian'.S21]" office:value-type="float" office:value="48">
            <text:p>48</text:p>
          </table:table-cell>
          <table:table-cell table:formula="oooc:=['5 _ Hawaiian'.T21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2]" office:value-type="string" office:string-value="chili-pepper">
            <text:p>chili-pepper</text:p>
          </table:table-cell>
          <table:table-cell table:formula="oooc:=['5 _ Hawaiian'.K22]" office:value-type="float" office:value="12">
            <text:p>12</text:p>
          </table:table-cell>
          <table:table-cell table:formula="oooc:=['5 _ Hawaiian'.L22]" office:value-type="float" office:value="0">
            <text:p>0</text:p>
          </table:table-cell>
          <table:table-cell table:formula="oooc:=['5 _ Hawaiian'.M22]" office:value-type="float" office:value="27">
            <text:p>27</text:p>
          </table:table-cell>
          <table:table-cell table:formula="oooc:=['5 _ Hawaiian'.N22]" office:value-type="float" office:value="30">
            <text:p>30</text:p>
          </table:table-cell>
          <table:table-cell table:formula="oooc:=['5 _ Hawaiian'.O22]" office:value-type="float" office:value="41">
            <text:p>41</text:p>
          </table:table-cell>
          <table:table-cell table:formula="oooc:=['5 _ Hawaiian'.P22]" office:value-type="float" office:value="17">
            <text:p>17</text:p>
          </table:table-cell>
          <table:table-cell table:formula="oooc:=['5 _ Hawaiian'.Q22]" office:value-type="float" office:value="33">
            <text:p>33</text:p>
          </table:table-cell>
          <table:table-cell table:formula="oooc:=['5 _ Hawaiian'.R22]" office:value-type="float" office:value="33">
            <text:p>33</text:p>
          </table:table-cell>
          <table:table-cell table:formula="oooc:=['5 _ Hawaiian'.S22]" office:value-type="float" office:value="13">
            <text:p>13</text:p>
          </table:table-cell>
          <table:table-cell table:formula="oooc:=['5 _ Hawaiian'.T22]" office:value-type="float" office:value="31">
            <text:p>31</text:p>
          </table:table-cell>
        </table:table-row>
        <table:table-row table:style-name="ro2">
          <table:table-cell table:style-name="Default" table:formula="oooc:=['5 _ Hawaiian'.J23]" office:value-type="string" office:string-value="lime">
            <text:p>lime</text:p>
          </table:table-cell>
          <table:table-cell table:formula="oooc:=['5 _ Hawaiian'.K23]" office:value-type="float" office:value="14">
            <text:p>14</text:p>
          </table:table-cell>
          <table:table-cell table:formula="oooc:=['5 _ Hawaiian'.L23]" office:value-type="float" office:value="0">
            <text:p>0</text:p>
          </table:table-cell>
          <table:table-cell table:formula="oooc:=['5 _ Hawaiian'.M23]" office:value-type="float" office:value="6">
            <text:p>6</text:p>
          </table:table-cell>
          <table:table-cell table:formula="oooc:=['5 _ Hawaiian'.N23]" office:value-type="float" office:value="45">
            <text:p>45</text:p>
          </table:table-cell>
          <table:table-cell table:formula="oooc:=['5 _ Hawaiian'.O23]" office:value-type="float" office:value="19">
            <text:p>19</text:p>
          </table:table-cell>
          <table:table-cell table:formula="oooc:=['5 _ Hawaiian'.P23]" office:value-type="float" office:value="31">
            <text:p>31</text:p>
          </table:table-cell>
          <table:table-cell table:formula="oooc:=['5 _ Hawaiian'.Q23]" office:value-type="float" office:value="30">
            <text:p>30</text:p>
          </table:table-cell>
          <table:table-cell table:formula="oooc:=['5 _ Hawaiian'.R23]" office:value-type="float" office:value="24">
            <text:p>24</text:p>
          </table:table-cell>
          <table:table-cell table:formula="oooc:=['5 _ Hawaiian'.S23]" office:value-type="float" office:value="24">
            <text:p>24</text:p>
          </table:table-cell>
          <table:table-cell table:formula="oooc:=['5 _ Hawaiian'.T23]" office:value-type="float" office:value="30">
            <text:p>30</text:p>
          </table:table-cell>
        </table:table-row>
        <table:table-row table:style-name="ro2">
          <table:table-cell table:style-name="Default" table:formula="oooc:=['5 _ Hawaiian'.J24]" office:value-type="string" office:string-value="mango">
            <text:p>mango</text:p>
          </table:table-cell>
          <table:table-cell table:formula="oooc:=['5 _ Hawaiian'.K24]" office:value-type="float" office:value="0">
            <text:p>0</text:p>
          </table:table-cell>
          <table:table-cell table:formula="oooc:=['5 _ Hawaiian'.L24]" office:value-type="float" office:value="7">
            <text:p>7</text:p>
          </table:table-cell>
          <table:table-cell table:formula="oooc:=['5 _ Hawaiian'.M24]" office:value-type="float" office:value="14">
            <text:p>14</text:p>
          </table:table-cell>
          <table:table-cell table:formula="oooc:=['5 _ Hawaiian'.N24]" office:value-type="float" office:value="32">
            <text:p>32</text:p>
          </table:table-cell>
          <table:table-cell table:formula="oooc:=['5 _ Hawaiian'.O24]" office:value-type="float" office:value="0">
            <text:p>0</text:p>
          </table:table-cell>
          <table:table-cell table:formula="oooc:=['5 _ Hawaiian'.P24]" office:value-type="float" office:value="56">
            <text:p>56</text:p>
          </table:table-cell>
          <table:table-cell table:formula="oooc:=['5 _ Hawaiian'.Q24]" office:value-type="float" office:value="41">
            <text:p>41</text:p>
          </table:table-cell>
          <table:table-cell table:formula="oooc:=['5 _ Hawaiian'.R24]" office:value-type="float" office:value="16">
            <text:p>16</text:p>
          </table:table-cell>
          <table:table-cell table:formula="oooc:=['5 _ Hawaiian'.S24]" office:value-type="float" office:value="15">
            <text:p>15</text:p>
          </table:table-cell>
          <table:table-cell table:formula="oooc:=['5 _ Hawaiian'.T24]" office:value-type="float" office:value="56">
            <text:p>56</text:p>
          </table:table-cell>
        </table:table-row>
        <table:table-row table:style-name="ro2">
          <table:table-cell table:style-name="Default" table:formula="oooc:=['5 _ Hawaiian'.J25]" office:value-type="string" office:string-value="shoyu">
            <text:p>shoyu</text:p>
          </table:table-cell>
          <table:table-cell table:formula="oooc:=['5 _ Hawaiian'.K25]" office:value-type="float" office:value="21">
            <text:p>21</text:p>
          </table:table-cell>
          <table:table-cell table:formula="oooc:=['5 _ Hawaiian'.L25]" office:value-type="float" office:value="39">
            <text:p>39</text:p>
          </table:table-cell>
          <table:table-cell table:formula="oooc:=['5 _ Hawaiian'.M25]" office:value-type="float" office:value="6">
            <text:p>6</text:p>
          </table:table-cell>
          <table:table-cell table:formula="oooc:=['5 _ Hawaiian'.N25]" office:value-type="float" office:value="0">
            <text:p>0</text:p>
          </table:table-cell>
          <table:table-cell table:formula="oooc:=['5 _ Hawaiian'.O25]" office:value-type="float" office:value="24">
            <text:p>24</text:p>
          </table:table-cell>
          <table:table-cell table:formula="oooc:=['5 _ Hawaiian'.P25]" office:value-type="float" office:value="23">
            <text:p>23</text:p>
          </table:table-cell>
          <table:table-cell table:formula="oooc:=['5 _ Hawaiian'.Q25]" office:value-type="float" office:value="25">
            <text:p>25</text:p>
          </table:table-cell>
          <table:table-cell table:formula="oooc:=['5 _ Hawaiian'.R25]" office:value-type="float" office:value="23">
            <text:p>23</text:p>
          </table:table-cell>
          <table:table-cell table:formula="oooc:=['5 _ Hawaiian'.S25]" office:value-type="float" office:value="25">
            <text:p>25</text:p>
          </table:table-cell>
          <table:table-cell table:formula="oooc:=['5 _ Hawaiian'.T25]" office:value-type="float" office:value="34">
            <text:p>34</text:p>
          </table:table-cell>
        </table:table-row>
        <table:table-row table:style-name="ro2">
          <table:table-cell office:value-type="string">
            <text:p>ingredient</text:p>
          </table:table-cell>
          <table:table-cell table:formula="oooc:=100-[.B32]" office:value-type="float" office:value="97">
            <text:p>97</text:p>
          </table:table-cell>
          <table:table-cell table:formula="oooc:=100-[.C32]" office:value-type="float" office:value="97">
            <text:p>97</text:p>
          </table:table-cell>
          <table:table-cell table:formula="oooc:=100-[.D32]" office:value-type="float" office:value="97">
            <text:p>97</text:p>
          </table:table-cell>
          <table:table-cell table:formula="oooc:=100-[.E32]" office:value-type="float" office:value="97">
            <text:p>97</text:p>
          </table:table-cell>
          <table:table-cell table:formula="oooc:=100-[.F32]" office:value-type="float" office:value="97">
            <text:p>97</text:p>
          </table:table-cell>
          <table:table-cell table:formula="oooc:=100-[.G32]" office:value-type="float" office:value="97">
            <text:p>97</text:p>
          </table:table-cell>
          <table:table-cell table:formula="oooc:=100-[.H32]" office:value-type="float" office:value="97">
            <text:p>97</text:p>
          </table:table-cell>
          <table:table-cell table:formula="oooc:=100-[.I32]" office:value-type="float" office:value="97">
            <text:p>97</text:p>
          </table:table-cell>
          <table:table-cell table:formula="oooc:=100-[.J32]" office:value-type="float" office:value="97">
            <text:p>97</text:p>
          </table:table-cell>
          <table:table-cell table:formula="oooc:=100-[.K32]" office:value-type="float" office:value="97">
            <text:p>97</text:p>
          </table:table-cell>
        </table:table-row>
        <table:table-row table:style-name="ro2">
          <table:table-cell office:value-type="string">
            <text:p>bonus</text:p>
          </table:table-cell>
          <table:table-cell table:number-columns-repeated="10" office:value-type="float" office:value="3">
            <text:p>3</text:p>
          </table:table-cell>
        </table:table-row>
        <table:table-row table:style-name="ro2">
          <table:table-cell table:style-name="ce161" table:formula="oooc:=[Бонусы.B3]" office:value-type="string" office:string-value="bonus.spoon">
            <text:p>bonus.spoon</text:p>
          </table:table-cell>
          <table:table-cell table:formula="oooc:=[Бонусы.B54]" office:value-type="float" office:value="0">
            <text:p>0</text:p>
          </table:table-cell>
          <table:table-cell table:formula="oooc:=[Бонусы.B55]" office:value-type="float" office:value="0">
            <text:p>0</text:p>
          </table:table-cell>
          <table:table-cell table:formula="oooc:=[Бонусы.B56]" office:value-type="float" office:value="0">
            <text:p>0</text:p>
          </table:table-cell>
          <table:table-cell table:formula="oooc:=[Бонусы.B57]" office:value-type="float" office:value="0">
            <text:p>0</text:p>
          </table:table-cell>
          <table:table-cell table:formula="oooc:=[Бонусы.B58]" office:value-type="float" office:value="0">
            <text:p>0</text:p>
          </table:table-cell>
          <table:table-cell table:formula="oooc:=[Бонусы.B59]" office:value-type="float" office:value="0">
            <text:p>0</text:p>
          </table:table-cell>
          <table:table-cell table:formula="oooc:=[Бонусы.B60]" office:value-type="float" office:value="0">
            <text:p>0</text:p>
          </table:table-cell>
          <table:table-cell table:formula="oooc:=[Бонусы.B61]" office:value-type="float" office:value="0">
            <text:p>0</text:p>
          </table:table-cell>
          <table:table-cell table:formula="oooc:=[Бонусы.B62]" office:value-type="float" office:value="0">
            <text:p>0</text:p>
          </table:table-cell>
          <table:table-cell table:formula="oooc:=[Бонусы.B63]" office:value-type="float" office:value="0">
            <text:p>0</text:p>
          </table:table-cell>
        </table:table-row>
        <table:table-row table:style-name="ro2">
          <table:table-cell table:style-name="ce161" table:formula="oooc:=[Бонусы.D3]" office:value-type="string" office:string-value="bonus.removerow">
            <text:p>bonus.removerow</text:p>
          </table:table-cell>
          <table:table-cell table:formula="oooc:=[Бонусы.D54]" office:value-type="float" office:value="0">
            <text:p>0</text:p>
          </table:table-cell>
          <table:table-cell table:formula="oooc:=[Бонусы.D55]" office:value-type="float" office:value="0">
            <text:p>0</text:p>
          </table:table-cell>
          <table:table-cell table:formula="oooc:=[Бонусы.D56]" office:value-type="float" office:value="0">
            <text:p>0</text:p>
          </table:table-cell>
          <table:table-cell table:formula="oooc:=[Бонусы.D57]" office:value-type="float" office:value="0">
            <text:p>0</text:p>
          </table:table-cell>
          <table:table-cell table:formula="oooc:=[Бонусы.D58]" office:value-type="float" office:value="0">
            <text:p>0</text:p>
          </table:table-cell>
          <table:table-cell table:formula="oooc:=[Бонусы.D59]" office:value-type="float" office:value="0">
            <text:p>0</text:p>
          </table:table-cell>
          <table:table-cell table:formula="oooc:=[Бонусы.D60]" office:value-type="float" office:value="0">
            <text:p>0</text:p>
          </table:table-cell>
          <table:table-cell table:formula="oooc:=[Бонусы.D61]" office:value-type="float" office:value="0">
            <text:p>0</text:p>
          </table:table-cell>
          <table:table-cell table:formula="oooc:=[Бонусы.D62]" office:value-type="float" office:value="0">
            <text:p>0</text:p>
          </table:table-cell>
          <table:table-cell table:formula="oooc:=[Бонусы.D63]" office:value-type="float" office:value="0">
            <text:p>0</text:p>
          </table:table-cell>
        </table:table-row>
        <table:table-row table:style-name="ro2">
          <table:table-cell table:style-name="ce161" table:formula="oooc:=[Бонусы.F3]" office:value-type="string" office:string-value="bonus.bomb">
            <text:p>bonus.bomb</text:p>
          </table:table-cell>
          <table:table-cell table:formula="oooc:=[Бонусы.F54]" office:value-type="float" office:value="0">
            <text:p>0</text:p>
          </table:table-cell>
          <table:table-cell table:formula="oooc:=[Бонусы.F55]" office:value-type="float" office:value="0">
            <text:p>0</text:p>
          </table:table-cell>
          <table:table-cell table:formula="oooc:=[Бонусы.F56]" office:value-type="float" office:value="0">
            <text:p>0</text:p>
          </table:table-cell>
          <table:table-cell table:formula="oooc:=[Бонусы.F57]" office:value-type="float" office:value="0">
            <text:p>0</text:p>
          </table:table-cell>
          <table:table-cell table:formula="oooc:=[Бонусы.F58]" office:value-type="float" office:value="0">
            <text:p>0</text:p>
          </table:table-cell>
          <table:table-cell table:formula="oooc:=[Бонусы.F59]" office:value-type="float" office:value="0">
            <text:p>0</text:p>
          </table:table-cell>
          <table:table-cell table:formula="oooc:=[Бонусы.F60]" office:value-type="float" office:value="0">
            <text:p>0</text:p>
          </table:table-cell>
          <table:table-cell table:formula="oooc:=[Бонусы.F61]" office:value-type="float" office:value="0">
            <text:p>0</text:p>
          </table:table-cell>
          <table:table-cell table:formula="oooc:=[Бонусы.F62]" office:value-type="float" office:value="0">
            <text:p>0</text:p>
          </table:table-cell>
          <table:table-cell table:formula="oooc:=[Бонусы.F63]" office:value-type="float" office:value="0">
            <text:p>0</text:p>
          </table:table-cell>
        </table:table-row>
        <table:table-row table:style-name="ro2">
          <table:table-cell table:style-name="ce161" table:formula="oooc:=[Бонусы.H3]" office:value-type="string" office:string-value="bonus.scrollback">
            <text:p>bonus.scrollback</text:p>
          </table:table-cell>
          <table:table-cell table:formula="oooc:=[Бонусы.H54]" office:value-type="float" office:value="0">
            <text:p>0</text:p>
          </table:table-cell>
          <table:table-cell table:formula="oooc:=[Бонусы.H55]" office:value-type="float" office:value="0">
            <text:p>0</text:p>
          </table:table-cell>
          <table:table-cell table:formula="oooc:=[Бонусы.H56]" office:value-type="float" office:value="0">
            <text:p>0</text:p>
          </table:table-cell>
          <table:table-cell table:formula="oooc:=[Бонусы.H57]" office:value-type="float" office:value="0">
            <text:p>0</text:p>
          </table:table-cell>
          <table:table-cell table:formula="oooc:=[Бонусы.H58]" office:value-type="float" office:value="0">
            <text:p>0</text:p>
          </table:table-cell>
          <table:table-cell table:formula="oooc:=[Бонусы.H59]" office:value-type="float" office:value="0">
            <text:p>0</text:p>
          </table:table-cell>
          <table:table-cell table:formula="oooc:=[Бонусы.H60]" office:value-type="float" office:value="0">
            <text:p>0</text:p>
          </table:table-cell>
          <table:table-cell table:formula="oooc:=[Бонусы.H61]" office:value-type="float" office:value="0">
            <text:p>0</text:p>
          </table:table-cell>
          <table:table-cell table:formula="oooc:=[Бонусы.H62]" office:value-type="float" office:value="0">
            <text:p>0</text:p>
          </table:table-cell>
          <table:table-cell table:formula="oooc:=[Бонусы.H63]" office:value-type="float" office:value="0">
            <text:p>0</text:p>
          </table:table-cell>
        </table:table-row>
        <table:table-row table:style-name="ro2">
          <table:table-cell table:style-name="ce161" table:formula="oooc:=[Бонусы.J3]" office:value-type="string" office:string-value="bonus.shuffle">
            <text:p>bonus.shuffle</text:p>
          </table:table-cell>
          <table:table-cell table:formula="oooc:=[Бонусы.J54]" office:value-type="float" office:value="1">
            <text:p>1</text:p>
          </table:table-cell>
          <table:table-cell table:formula="oooc:=[Бонусы.J55]" office:value-type="float" office:value="1">
            <text:p>1</text:p>
          </table:table-cell>
          <table:table-cell table:formula="oooc:=[Бонусы.J56]" office:value-type="float" office:value="1">
            <text:p>1</text:p>
          </table:table-cell>
          <table:table-cell table:formula="oooc:=[Бонусы.J57]" office:value-type="float" office:value="1">
            <text:p>1</text:p>
          </table:table-cell>
          <table:table-cell table:formula="oooc:=[Бонусы.J58]" office:value-type="float" office:value="1">
            <text:p>1</text:p>
          </table:table-cell>
          <table:table-cell table:formula="oooc:=[Бонусы.J59]" office:value-type="float" office:value="1">
            <text:p>1</text:p>
          </table:table-cell>
          <table:table-cell table:formula="oooc:=[Бонусы.J60]" office:value-type="float" office:value="1">
            <text:p>1</text:p>
          </table:table-cell>
          <table:table-cell table:formula="oooc:=[Бонусы.J61]" office:value-type="float" office:value="1">
            <text:p>1</text:p>
          </table:table-cell>
          <table:table-cell table:formula="oooc:=[Бонусы.J62]" office:value-type="float" office:value="1">
            <text:p>1</text:p>
          </table:table-cell>
          <table:table-cell table:formula="oooc:=[Бонусы.J63]" office:value-type="float" office:value="1">
            <text:p>1</text:p>
          </table:table-cell>
        </table:table-row>
        <table:table-row table:style-name="ro2">
          <table:table-cell table:style-name="ce161" table:formula="oooc:=[Бонусы.L3]" office:value-type="string" office:string-value="bonus.magicwand">
            <text:p>bonus.magicwand</text:p>
          </table:table-cell>
          <table:table-cell table:formula="oooc:=[Бонусы.L54]" office:value-type="float" office:value="0">
            <text:p>0</text:p>
          </table:table-cell>
          <table:table-cell table:formula="oooc:=[Бонусы.L55]" office:value-type="float" office:value="0">
            <text:p>0</text:p>
          </table:table-cell>
          <table:table-cell table:formula="oooc:=[Бонусы.L56]" office:value-type="float" office:value="0">
            <text:p>0</text:p>
          </table:table-cell>
          <table:table-cell table:formula="oooc:=[Бонусы.L57]" office:value-type="float" office:value="0">
            <text:p>0</text:p>
          </table:table-cell>
          <table:table-cell table:formula="oooc:=[Бонусы.L58]" office:value-type="float" office:value="0">
            <text:p>0</text:p>
          </table:table-cell>
          <table:table-cell table:formula="oooc:=[Бонусы.L59]" office:value-type="float" office:value="0">
            <text:p>0</text:p>
          </table:table-cell>
          <table:table-cell table:formula="oooc:=[Бонусы.L60]" office:value-type="float" office:value="0">
            <text:p>0</text:p>
          </table:table-cell>
          <table:table-cell table:formula="oooc:=[Бонусы.L61]" office:value-type="float" office:value="0">
            <text:p>0</text:p>
          </table:table-cell>
          <table:table-cell table:formula="oooc:=[Бонусы.L62]" office:value-type="float" office:value="0">
            <text:p>0</text:p>
          </table:table-cell>
          <table:table-cell table:formula="oooc:=[Бонусы.L63]" office:value-type="float" office:value="0">
            <text:p>0</text:p>
          </table:table-cell>
        </table:table-row>
        <table:table-row table:style-name="ro2">
          <table:table-cell table:style-name="ce161" table:formula="oooc:=[Бонусы.N3]" office:value-type="string" office:string-value="bonus.sweet">
            <text:p>bonus.sweet</text:p>
          </table:table-cell>
          <table:table-cell table:formula="oooc:=[Бонусы.N54]" office:value-type="float" office:value="0">
            <text:p>0</text:p>
          </table:table-cell>
          <table:table-cell table:formula="oooc:=[Бонусы.N55]" office:value-type="float" office:value="0">
            <text:p>0</text:p>
          </table:table-cell>
          <table:table-cell table:formula="oooc:=[Бонусы.N56]" office:value-type="float" office:value="0">
            <text:p>0</text:p>
          </table:table-cell>
          <table:table-cell table:formula="oooc:=[Бонусы.N57]" office:value-type="float" office:value="0">
            <text:p>0</text:p>
          </table:table-cell>
          <table:table-cell table:formula="oooc:=[Бонусы.N58]" office:value-type="float" office:value="0">
            <text:p>0</text:p>
          </table:table-cell>
          <table:table-cell table:formula="oooc:=[Бонусы.N59]" office:value-type="float" office:value="0">
            <text:p>0</text:p>
          </table:table-cell>
          <table:table-cell table:formula="oooc:=[Бонусы.N60]" office:value-type="float" office:value="0">
            <text:p>0</text:p>
          </table:table-cell>
          <table:table-cell table:formula="oooc:=[Бонусы.N61]" office:value-type="float" office:value="0">
            <text:p>0</text:p>
          </table:table-cell>
          <table:table-cell table:formula="oooc:=[Бонусы.N62]" office:value-type="float" office:value="0">
            <text:p>0</text:p>
          </table:table-cell>
          <table:table-cell table:formula="oooc:=[Бонусы.N63]" office:value-type="float" office:value="0">
            <text:p>0</text:p>
          </table:table-cell>
        </table:table-row>
        <table:table-row table:style-name="ro2">
          <table:table-cell table:style-name="ce161" table:formula="oooc:=[Бонусы.P3]" office:value-type="string" office:string-value="bonus.gift">
            <text:p>bonus.gift</text:p>
          </table:table-cell>
          <table:table-cell table:formula="oooc:=[Бонусы.P54]" office:value-type="float" office:value="0">
            <text:p>0</text:p>
          </table:table-cell>
          <table:table-cell table:formula="oooc:=[Бонусы.P55]" office:value-type="float" office:value="0">
            <text:p>0</text:p>
          </table:table-cell>
          <table:table-cell table:formula="oooc:=[Бонусы.P56]" office:value-type="float" office:value="0">
            <text:p>0</text:p>
          </table:table-cell>
          <table:table-cell table:formula="oooc:=[Бонусы.P57]" office:value-type="float" office:value="0">
            <text:p>0</text:p>
          </table:table-cell>
          <table:table-cell table:formula="oooc:=[Бонусы.P58]" office:value-type="float" office:value="0">
            <text:p>0</text:p>
          </table:table-cell>
          <table:table-cell table:formula="oooc:=[Бонусы.P59]" office:value-type="float" office:value="0">
            <text:p>0</text:p>
          </table:table-cell>
          <table:table-cell table:formula="oooc:=[Бонусы.P60]" office:value-type="float" office:value="0">
            <text:p>0</text:p>
          </table:table-cell>
          <table:table-cell table:formula="oooc:=[Бонусы.P61]" office:value-type="float" office:value="0">
            <text:p>0</text:p>
          </table:table-cell>
          <table:table-cell table:formula="oooc:=[Бонусы.P62]" office:value-type="float" office:value="0">
            <text:p>0</text:p>
          </table:table-cell>
          <table:table-cell table:formula="oooc:=[Бонусы.P63]" office:value-type="float" office:value="0">
            <text:p>0</text:p>
          </table:table-cell>
        </table:table-row>
        <table:table-row table:style-name="ro2">
          <table:table-cell table:style-name="ce161" table:formula="oooc:=[Бонусы.R3]" office:value-type="string" office:string-value="bonus.hearts">
            <text:p>bonus.hearts</text:p>
          </table:table-cell>
          <table:table-cell table:formula="oooc:=[Бонусы.R54]" office:value-type="float" office:value="0">
            <text:p>0</text:p>
          </table:table-cell>
          <table:table-cell table:formula="oooc:=[Бонусы.R55]" office:value-type="float" office:value="0">
            <text:p>0</text:p>
          </table:table-cell>
          <table:table-cell table:formula="oooc:=[Бонусы.R56]" office:value-type="float" office:value="0">
            <text:p>0</text:p>
          </table:table-cell>
          <table:table-cell table:formula="oooc:=[Бонусы.R57]" office:value-type="float" office:value="0">
            <text:p>0</text:p>
          </table:table-cell>
          <table:table-cell table:formula="oooc:=[Бонусы.R58]" office:value-type="float" office:value="0">
            <text:p>0</text:p>
          </table:table-cell>
          <table:table-cell table:formula="oooc:=[Бонусы.R59]" office:value-type="float" office:value="0">
            <text:p>0</text:p>
          </table:table-cell>
          <table:table-cell table:formula="oooc:=[Бонусы.R60]" office:value-type="float" office:value="0">
            <text:p>0</text:p>
          </table:table-cell>
          <table:table-cell table:formula="oooc:=[Бонусы.R61]" office:value-type="float" office:value="0">
            <text:p>0</text:p>
          </table:table-cell>
          <table:table-cell table:formula="oooc:=[Бонусы.R62]" office:value-type="float" office:value="0">
            <text:p>0</text:p>
          </table:table-cell>
          <table:table-cell table:formula="oooc:=[Бонусы.R63]" office:value-type="float" office:value="0">
            <text:p>0</text:p>
          </table:table-cell>
        </table:table-row>
        <table:table-row table:style-name="ro2" table:number-rows-repeated="6549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Cuisine" table:style-name="ta1" table:print="false">
        <office:forms form:automatic-focus="false" form:apply-design-mode="false"/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2">
          <table:table-cell office:value-type="string">
            <text:p>recipe name</text:p>
          </table:table-cell>
          <table:table-cell office:value-type="string">
            <text:p>setting</text:p>
          </table:table-cell>
          <table:table-cell office:value-type="string">
            <text:p>ingredients</text:p>
          </table:table-cell>
          <table:table-cell office:value-type="string">
            <text:p>price</text:p>
          </table:table-cell>
          <table:table-cell office:value-type="string">
            <text:p>picture</text:p>
          </table:table-cell>
          <table:table-cell office:value-type="string">
            <text:p>readyat</text:p>
          </table:table-cell>
          <table:table-cell office:value-type="string">
            <text:p>description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2">
          <table:table-cell table:formula="oooc:=['1 _ American'.A3]" office:value-type="string" office:string-value="Squash with Tomato Sauce">
            <text:p>Squash with Tomato Sauce</text:p>
          </table:table-cell>
          <table:table-cell office:value-type="string">
            <text:p>American</text:p>
          </table:table-cell>
          <table:table-cell table:formula="oooc:=&quot;{ &quot;&amp;IF(['1 _ American'.B3]&gt;0;&quot;'&quot;&amp;['1 _ American'.B2]&amp;&quot;':&quot;&amp;['1 _ American'.B3]&amp;&quot;, &quot;;&quot;&quot;)&amp;IF(['1 _ American'.C3]&gt;0;&quot;'&quot;&amp;['1 _ American'.C2]&amp;&quot;':&quot;&amp;['1 _ American'.C3]&amp;&quot;, &quot;;&quot;&quot;)&amp;IF(['1 _ American'.D3]&gt;0;&quot;'&quot;&amp;['1 _ American'.D2]&amp;&quot;':&quot;&amp;['1 _ American'.D3]&amp;&quot;, &quot;;&quot;&quot;)&amp;IF(['1 _ American'.E3]&gt;0;&quot;'&quot;&amp;['1 _ American'.E2]&amp;&quot;':&quot;&amp;['1 _ American'.E3]&amp;&quot;, &quot;;&quot;&quot;)&amp;IF(['1 _ American'.F3]&gt;0;&quot;'&quot;&amp;['1 _ American'.F2]&amp;&quot;':&quot;&amp;['1 _ American'.F3]&amp;&quot;, &quot;;&quot;&quot;)&amp;IF(['1 _ American'.G3]&gt;0;&quot;'&quot;&amp;['1 _ American'.G2]&amp;&quot;':&quot;&amp;['1 _ American'.G3]&amp;&quot;, &quot;;&quot;&quot;)&amp;&quot; }&quot;" office:value-type="string" office:string-value="{ 'pumpkin':8, 'tomato':5,  }">
            <text:p>{ 'pumpkin':8, 'tomato':5, <text:s/>}</text:p>
          </table:table-cell>
          <table:table-cell office:value-type="float" office:value="50">
            <text:p>50</text:p>
          </table:table-cell>
          <table:table-cell office:value-type="string">
            <text:p>squas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4]" office:value-type="string" office:string-value="Chicken Squash Stir-Fry">
            <text:p>Chicken Squash Stir-Fry</text:p>
          </table:table-cell>
          <table:table-cell office:value-type="string">
            <text:p>American</text:p>
          </table:table-cell>
          <table:table-cell table:formula="oooc:=&quot;{ &quot;&amp;IF(['1 _ American'.B4]&gt;0;&quot;'&quot;&amp;['1 _ American'.B2]&amp;&quot;':&quot;&amp;['1 _ American'.B4]&amp;&quot;, &quot;;&quot;&quot;)&amp;IF(['1 _ American'.C4]&gt;0;&quot;'&quot;&amp;['1 _ American'.C2]&amp;&quot;':&quot;&amp;['1 _ American'.C4]&amp;&quot;, &quot;;&quot;&quot;)&amp;IF(['1 _ American'.D4]&gt;0;&quot;'&quot;&amp;['1 _ American'.D2]&amp;&quot;':&quot;&amp;['1 _ American'.D4]&amp;&quot;, &quot;;&quot;&quot;)&amp;IF(['1 _ American'.E4]&gt;0;&quot;'&quot;&amp;['1 _ American'.E2]&amp;&quot;':&quot;&amp;['1 _ American'.E4]&amp;&quot;, &quot;;&quot;&quot;)&amp;IF(['1 _ American'.F4]&gt;0;&quot;'&quot;&amp;['1 _ American'.F2]&amp;&quot;':&quot;&amp;['1 _ American'.F4]&amp;&quot;, &quot;;&quot;&quot;)&amp;IF(['1 _ American'.G4]&gt;0;&quot;'&quot;&amp;['1 _ American'.G2]&amp;&quot;':&quot;&amp;['1 _ American'.G4]&amp;&quot;, &quot;;&quot;&quot;)&amp;&quot; }&quot;" office:value-type="string" office:string-value="{ 'meat':5, 'pumpkin':8,  }">
            <text:p>{ 'meat':5, 'pumpkin':8, <text:s/>}</text:p>
          </table:table-cell>
          <table:table-cell office:value-type="float" office:value="50">
            <text:p>50</text:p>
          </table:table-cell>
          <table:table-cell office:value-type="string">
            <text:p>chicken-squash-stir-fry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5]" office:value-type="string" office:string-value="Pasta with Tomato Sauce">
            <text:p>Pasta with Tomato Sauce</text:p>
          </table:table-cell>
          <table:table-cell office:value-type="string">
            <text:p>American</text:p>
          </table:table-cell>
          <table:table-cell table:formula="oooc:=&quot;{ &quot;&amp;IF(['1 _ American'.B5]&gt;0;&quot;'&quot;&amp;['1 _ American'.B2]&amp;&quot;':&quot;&amp;['1 _ American'.B5]&amp;&quot;, &quot;;&quot;&quot;)&amp;IF(['1 _ American'.C5]&gt;0;&quot;'&quot;&amp;['1 _ American'.C2]&amp;&quot;':&quot;&amp;['1 _ American'.C5]&amp;&quot;, &quot;;&quot;&quot;)&amp;IF(['1 _ American'.D5]&gt;0;&quot;'&quot;&amp;['1 _ American'.D2]&amp;&quot;':&quot;&amp;['1 _ American'.D5]&amp;&quot;, &quot;;&quot;&quot;)&amp;IF(['1 _ American'.E5]&gt;0;&quot;'&quot;&amp;['1 _ American'.E2]&amp;&quot;':&quot;&amp;['1 _ American'.E5]&amp;&quot;, &quot;;&quot;&quot;)&amp;IF(['1 _ American'.F5]&gt;0;&quot;'&quot;&amp;['1 _ American'.F2]&amp;&quot;':&quot;&amp;['1 _ American'.F5]&amp;&quot;, &quot;;&quot;&quot;)&amp;IF(['1 _ American'.G5]&gt;0;&quot;'&quot;&amp;['1 _ American'.G2]&amp;&quot;':&quot;&amp;['1 _ American'.G5]&amp;&quot;, &quot;;&quot;&quot;)&amp;&quot; }&quot;" office:value-type="string" office:string-value="{ 'pasta':7, 'tomato':6,  }">
            <text:p>{ 'pasta':7, 'tomato':6, <text:s/>}</text:p>
          </table:table-cell>
          <table:table-cell office:value-type="float" office:value="50">
            <text:p>50</text:p>
          </table:table-cell>
          <table:table-cell office:value-type="string">
            <text:p>pasta-with-tomato-sauce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6]" office:value-type="string" office:string-value="Pineapple Tomato Salad">
            <text:p>Pineapple Tomato Salad</text:p>
          </table:table-cell>
          <table:table-cell office:value-type="string">
            <text:p>American</text:p>
          </table:table-cell>
          <table:table-cell table:formula="oooc:=&quot;{ &quot;&amp;IF(['1 _ American'.B6]&gt;0;&quot;'&quot;&amp;['1 _ American'.B2]&amp;&quot;':&quot;&amp;['1 _ American'.B6]&amp;&quot;, &quot;;&quot;&quot;)&amp;IF(['1 _ American'.C6]&gt;0;&quot;'&quot;&amp;['1 _ American'.C2]&amp;&quot;':&quot;&amp;['1 _ American'.C6]&amp;&quot;, &quot;;&quot;&quot;)&amp;IF(['1 _ American'.D6]&gt;0;&quot;'&quot;&amp;['1 _ American'.D2]&amp;&quot;':&quot;&amp;['1 _ American'.D6]&amp;&quot;, &quot;;&quot;&quot;)&amp;IF(['1 _ American'.E6]&gt;0;&quot;'&quot;&amp;['1 _ American'.E2]&amp;&quot;':&quot;&amp;['1 _ American'.E6]&amp;&quot;, &quot;;&quot;&quot;)&amp;IF(['1 _ American'.F6]&gt;0;&quot;'&quot;&amp;['1 _ American'.F2]&amp;&quot;':&quot;&amp;['1 _ American'.F6]&amp;&quot;, &quot;;&quot;&quot;)&amp;IF(['1 _ American'.G6]&gt;0;&quot;'&quot;&amp;['1 _ American'.G2]&amp;&quot;':&quot;&amp;['1 _ American'.G6]&amp;&quot;, &quot;;&quot;&quot;)&amp;&quot; }&quot;" office:value-type="string" office:string-value="{ 'tomato':6, 'pineapple':7,  }">
            <text:p>{ 'tomato':6, 'pineapple':7, <text:s/>}</text:p>
          </table:table-cell>
          <table:table-cell office:value-type="float" office:value="50">
            <text:p>50</text:p>
          </table:table-cell>
          <table:table-cell office:value-type="string">
            <text:p>pineapple-tomato-salad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7]" office:value-type="string" office:string-value="Caribbean Spice Chicken">
            <text:p>Caribbean Spice Chicken</text:p>
          </table:table-cell>
          <table:table-cell office:value-type="string">
            <text:p>American</text:p>
          </table:table-cell>
          <table:table-cell table:formula="oooc:=&quot;{ &quot;&amp;IF(['1 _ American'.B7]&gt;0;&quot;'&quot;&amp;['1 _ American'.B2]&amp;&quot;':&quot;&amp;['1 _ American'.B7]&amp;&quot;, &quot;;&quot;&quot;)&amp;IF(['1 _ American'.C7]&gt;0;&quot;'&quot;&amp;['1 _ American'.C2]&amp;&quot;':&quot;&amp;['1 _ American'.C7]&amp;&quot;, &quot;;&quot;&quot;)&amp;IF(['1 _ American'.D7]&gt;0;&quot;'&quot;&amp;['1 _ American'.D2]&amp;&quot;':&quot;&amp;['1 _ American'.D7]&amp;&quot;, &quot;;&quot;&quot;)&amp;IF(['1 _ American'.E7]&gt;0;&quot;'&quot;&amp;['1 _ American'.E2]&amp;&quot;':&quot;&amp;['1 _ American'.E7]&amp;&quot;, &quot;;&quot;&quot;)&amp;IF(['1 _ American'.F7]&gt;0;&quot;'&quot;&amp;['1 _ American'.F2]&amp;&quot;':&quot;&amp;['1 _ American'.F7]&amp;&quot;, &quot;;&quot;&quot;)&amp;IF(['1 _ American'.G7]&gt;0;&quot;'&quot;&amp;['1 _ American'.G2]&amp;&quot;':&quot;&amp;['1 _ American'.G7]&amp;&quot;, &quot;;&quot;&quot;)&amp;&quot; }&quot;" office:value-type="string" office:string-value="{ 'meat':8, 'pineapple':5,  }">
            <text:p>{ 'meat':8, 'pineapple':5, <text:s/>}</text:p>
          </table:table-cell>
          <table:table-cell office:value-type="float" office:value="50">
            <text:p>50</text:p>
          </table:table-cell>
          <table:table-cell office:value-type="string">
            <text:p>caribbean-spic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8]" office:value-type="string" office:string-value="Crispy Baked Chicken">
            <text:p>Crispy Baked Chicken</text:p>
          </table:table-cell>
          <table:table-cell office:value-type="string">
            <text:p>American</text:p>
          </table:table-cell>
          <table:table-cell table:formula="oooc:=&quot;{ &quot;&amp;IF(['1 _ American'.B8]&gt;0;&quot;'&quot;&amp;['1 _ American'.B2]&amp;&quot;':&quot;&amp;['1 _ American'.B8]&amp;&quot;, &quot;;&quot;&quot;)&amp;IF(['1 _ American'.C8]&gt;0;&quot;'&quot;&amp;['1 _ American'.C2]&amp;&quot;':&quot;&amp;['1 _ American'.C8]&amp;&quot;, &quot;;&quot;&quot;)&amp;IF(['1 _ American'.D8]&gt;0;&quot;'&quot;&amp;['1 _ American'.D2]&amp;&quot;':&quot;&amp;['1 _ American'.D8]&amp;&quot;, &quot;;&quot;&quot;)&amp;IF(['1 _ American'.E8]&gt;0;&quot;'&quot;&amp;['1 _ American'.E2]&amp;&quot;':&quot;&amp;['1 _ American'.E8]&amp;&quot;, &quot;;&quot;&quot;)&amp;IF(['1 _ American'.F8]&gt;0;&quot;'&quot;&amp;['1 _ American'.F2]&amp;&quot;':&quot;&amp;['1 _ American'.F8]&amp;&quot;, &quot;;&quot;&quot;)&amp;IF(['1 _ American'.G8]&gt;0;&quot;'&quot;&amp;['1 _ American'.G2]&amp;&quot;':&quot;&amp;['1 _ American'.G8]&amp;&quot;, &quot;;&quot;&quot;)&amp;&quot; }&quot;" office:value-type="string" office:string-value="{ 'meat':8, 'milk':5,  }">
            <text:p>{ 'meat':8, 'milk':5, <text:s/>}</text:p>
          </table:table-cell>
          <table:table-cell office:value-type="float" office:value="50">
            <text:p>50</text:p>
          </table:table-cell>
          <table:table-cell office:value-type="string">
            <text:p>crispy-baked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1 _ American'.A9]" office:value-type="string" office:string-value="Pineapple Lasagna">
            <text:p>Pineapple Lasagna</text:p>
          </table:table-cell>
          <table:table-cell office:value-type="string">
            <text:p>American</text:p>
          </table:table-cell>
          <table:table-cell table:formula="oooc:=&quot;{ &quot;&amp;IF(['1 _ American'.B9]&gt;0;&quot;'&quot;&amp;['1 _ American'.B2]&amp;&quot;':&quot;&amp;['1 _ American'.B9]&amp;&quot;, &quot;;&quot;&quot;)&amp;IF(['1 _ American'.C9]&gt;0;&quot;'&quot;&amp;['1 _ American'.C2]&amp;&quot;':&quot;&amp;['1 _ American'.C9]&amp;&quot;, &quot;;&quot;&quot;)&amp;IF(['1 _ American'.D9]&gt;0;&quot;'&quot;&amp;['1 _ American'.D2]&amp;&quot;':&quot;&amp;['1 _ American'.D9]&amp;&quot;, &quot;;&quot;&quot;)&amp;IF(['1 _ American'.E9]&gt;0;&quot;'&quot;&amp;['1 _ American'.E2]&amp;&quot;':&quot;&amp;['1 _ American'.E9]&amp;&quot;, &quot;;&quot;&quot;)&amp;IF(['1 _ American'.F9]&gt;0;&quot;'&quot;&amp;['1 _ American'.F2]&amp;&quot;':&quot;&amp;['1 _ American'.F9]&amp;&quot;, &quot;;&quot;&quot;)&amp;IF(['1 _ American'.G9]&gt;0;&quot;'&quot;&amp;['1 _ American'.G2]&amp;&quot;':&quot;&amp;['1 _ American'.G9]&amp;&quot;, &quot;;&quot;&quot;)&amp;&quot; }&quot;" office:value-type="string" office:string-value="{ 'pasta':6, 'milk':6, 'pineapple':6,  }">
            <text:p>{ 'pasta':6, 'milk':6, 'pineapple':6, <text:s/>}</text:p>
          </table:table-cell>
          <table:table-cell office:value-type="float" office:value="75">
            <text:p>75</text:p>
          </table:table-cell>
          <table:table-cell office:value-type="string">
            <text:p>pineapple-lasagn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0]" office:value-type="string" office:string-value="Hubbard Squash Soup Du Jour">
            <text:p>Hubbard Squash Soup Du Jour</text:p>
          </table:table-cell>
          <table:table-cell office:value-type="string">
            <text:p>American</text:p>
          </table:table-cell>
          <table:table-cell table:formula="oooc:=&quot;{ &quot;&amp;IF(['1 _ American'.B10]&gt;0;&quot;'&quot;&amp;['1 _ American'.B2]&amp;&quot;':&quot;&amp;['1 _ American'.B10]&amp;&quot;, &quot;;&quot;&quot;)&amp;IF(['1 _ American'.C10]&gt;0;&quot;'&quot;&amp;['1 _ American'.C2]&amp;&quot;':&quot;&amp;['1 _ American'.C10]&amp;&quot;, &quot;;&quot;&quot;)&amp;IF(['1 _ American'.D10]&gt;0;&quot;'&quot;&amp;['1 _ American'.D2]&amp;&quot;':&quot;&amp;['1 _ American'.D10]&amp;&quot;, &quot;;&quot;&quot;)&amp;IF(['1 _ American'.E10]&gt;0;&quot;'&quot;&amp;['1 _ American'.E2]&amp;&quot;':&quot;&amp;['1 _ American'.E10]&amp;&quot;, &quot;;&quot;&quot;)&amp;IF(['1 _ American'.F10]&gt;0;&quot;'&quot;&amp;['1 _ American'.F2]&amp;&quot;':&quot;&amp;['1 _ American'.F10]&amp;&quot;, &quot;;&quot;&quot;)&amp;IF(['1 _ American'.G10]&gt;0;&quot;'&quot;&amp;['1 _ American'.G2]&amp;&quot;':&quot;&amp;['1 _ American'.G10]&amp;&quot;, &quot;;&quot;&quot;)&amp;&quot; }&quot;" office:value-type="string" office:string-value="{ 'meat':4, 'pumpkin':8, 'milk':6,  }">
            <text:p>{ 'meat':4, 'pumpkin':8, 'milk':6, <text:s/>}</text:p>
          </table:table-cell>
          <table:table-cell office:value-type="float" office:value="75">
            <text:p>75</text:p>
          </table:table-cell>
          <table:table-cell office:value-type="string">
            <text:p>hubbard-squash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1 _ American'.A11]" office:value-type="string" office:string-value="Grilled Meat">
            <text:p>Grilled Meat</text:p>
          </table:table-cell>
          <table:table-cell office:value-type="string">
            <text:p>American</text:p>
          </table:table-cell>
          <table:table-cell table:formula="oooc:=&quot;{ &quot;&amp;IF(['1 _ American'.B11]&gt;0;&quot;'&quot;&amp;['1 _ American'.B2]&amp;&quot;':&quot;&amp;['1 _ American'.B11]&amp;&quot;, &quot;;&quot;&quot;)&amp;IF(['1 _ American'.C11]&gt;0;&quot;'&quot;&amp;['1 _ American'.C2]&amp;&quot;':&quot;&amp;['1 _ American'.C11]&amp;&quot;, &quot;;&quot;&quot;)&amp;IF(['1 _ American'.D11]&gt;0;&quot;'&quot;&amp;['1 _ American'.D2]&amp;&quot;':&quot;&amp;['1 _ American'.D11]&amp;&quot;, &quot;;&quot;&quot;)&amp;IF(['1 _ American'.E11]&gt;0;&quot;'&quot;&amp;['1 _ American'.E2]&amp;&quot;':&quot;&amp;['1 _ American'.E11]&amp;&quot;, &quot;;&quot;&quot;)&amp;IF(['1 _ American'.F11]&gt;0;&quot;'&quot;&amp;['1 _ American'.F2]&amp;&quot;':&quot;&amp;['1 _ American'.F11]&amp;&quot;, &quot;;&quot;&quot;)&amp;IF(['1 _ American'.G11]&gt;0;&quot;'&quot;&amp;['1 _ American'.G2]&amp;&quot;':&quot;&amp;['1 _ American'.G11]&amp;&quot;, &quot;;&quot;&quot;)&amp;&quot; }&quot;" office:value-type="string" office:string-value="{ 'meat':8, 'tomato':5, 'pineapple':5,  }">
            <text:p>{ 'meat':8, 'tomato':5, 'pineapple':5, <text:s/>}</text:p>
          </table:table-cell>
          <table:table-cell office:value-type="float" office:value="75">
            <text:p>75</text:p>
          </table:table-cell>
          <table:table-cell office:value-type="string">
            <text:p>grilled-meat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2]" office:value-type="string" office:string-value="Spaghetti with Turkey Meat Sauce">
            <text:p>Spaghetti with Turkey Meat Sauce</text:p>
          </table:table-cell>
          <table:table-cell office:value-type="string">
            <text:p>American</text:p>
          </table:table-cell>
          <table:table-cell table:formula="oooc:=&quot;{ &quot;&amp;IF(['1 _ American'.B12]&gt;0;&quot;'&quot;&amp;['1 _ American'.B2]&amp;&quot;':&quot;&amp;['1 _ American'.B12]&amp;&quot;, &quot;;&quot;&quot;)&amp;IF(['1 _ American'.C12]&gt;0;&quot;'&quot;&amp;['1 _ American'.C2]&amp;&quot;':&quot;&amp;['1 _ American'.C12]&amp;&quot;, &quot;;&quot;&quot;)&amp;IF(['1 _ American'.D12]&gt;0;&quot;'&quot;&amp;['1 _ American'.D2]&amp;&quot;':&quot;&amp;['1 _ American'.D12]&amp;&quot;, &quot;;&quot;&quot;)&amp;IF(['1 _ American'.E12]&gt;0;&quot;'&quot;&amp;['1 _ American'.E2]&amp;&quot;':&quot;&amp;['1 _ American'.E12]&amp;&quot;, &quot;;&quot;&quot;)&amp;IF(['1 _ American'.F12]&gt;0;&quot;'&quot;&amp;['1 _ American'.F2]&amp;&quot;':&quot;&amp;['1 _ American'.F12]&amp;&quot;, &quot;;&quot;&quot;)&amp;IF(['1 _ American'.G12]&gt;0;&quot;'&quot;&amp;['1 _ American'.G2]&amp;&quot;':&quot;&amp;['1 _ American'.G12]&amp;&quot;, &quot;;&quot;&quot;)&amp;&quot; }&quot;" office:value-type="string" office:string-value="{ 'meat':5, 'pasta':8, 'tomato':5,  }">
            <text:p>{ 'meat':5, 'pasta':8, 'tomato':5, <text:s/>}</text:p>
          </table:table-cell>
          <table:table-cell office:value-type="float" office:value="75">
            <text:p>75</text:p>
          </table:table-cell>
          <table:table-cell office:value-type="string">
            <text:p>spaghetti-with-turkey-meat-sauce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1 _ American'.A13]" office:value-type="string" office:string-value="Chicken Pasta Casseroule">
            <text:p>Chicken Pasta Casseroule</text:p>
          </table:table-cell>
          <table:table-cell office:value-type="string">
            <text:p>American</text:p>
          </table:table-cell>
          <table:table-cell table:formula="oooc:=&quot;{ &quot;&amp;IF(['1 _ American'.B13]&gt;0;&quot;'&quot;&amp;['1 _ American'.B2]&amp;&quot;':&quot;&amp;['1 _ American'.B13]&amp;&quot;, &quot;;&quot;&quot;)&amp;IF(['1 _ American'.C13]&gt;0;&quot;'&quot;&amp;['1 _ American'.C2]&amp;&quot;':&quot;&amp;['1 _ American'.C13]&amp;&quot;, &quot;;&quot;&quot;)&amp;IF(['1 _ American'.D13]&gt;0;&quot;'&quot;&amp;['1 _ American'.D2]&amp;&quot;':&quot;&amp;['1 _ American'.D13]&amp;&quot;, &quot;;&quot;&quot;)&amp;IF(['1 _ American'.E13]&gt;0;&quot;'&quot;&amp;['1 _ American'.E2]&amp;&quot;':&quot;&amp;['1 _ American'.E13]&amp;&quot;, &quot;;&quot;&quot;)&amp;IF(['1 _ American'.F13]&gt;0;&quot;'&quot;&amp;['1 _ American'.F2]&amp;&quot;':&quot;&amp;['1 _ American'.F13]&amp;&quot;, &quot;;&quot;&quot;)&amp;IF(['1 _ American'.G13]&gt;0;&quot;'&quot;&amp;['1 _ American'.G2]&amp;&quot;':&quot;&amp;['1 _ American'.G13]&amp;&quot;, &quot;;&quot;&quot;)&amp;&quot; }&quot;" office:value-type="string" office:string-value="{ 'meat':5, 'pasta':8, 'pumpkin':4, 'tomato':5,  }">
            <text:p>{ 'meat':5, 'pasta':8, 'pumpkin':4, 'tomato':5, <text:s/>}</text:p>
          </table:table-cell>
          <table:table-cell office:value-type="float" office:value="100">
            <text:p>100</text:p>
          </table:table-cell>
          <table:table-cell office:value-type="string">
            <text:p>chicken-pasta-casserou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1 _ American'.A14]" office:value-type="string" office:string-value="Chicken Pineapple Pasta Pockets">
            <text:p>Chicken Pineapple Pasta Pockets</text:p>
          </table:table-cell>
          <table:table-cell office:value-type="string">
            <text:p>American</text:p>
          </table:table-cell>
          <table:table-cell table:formula="oooc:=&quot;{ &quot;&amp;IF(['1 _ American'.B14]&gt;0;&quot;'&quot;&amp;['1 _ American'.B2]&amp;&quot;':&quot;&amp;['1 _ American'.B14]&amp;&quot;, &quot;;&quot;&quot;)&amp;IF(['1 _ American'.C14]&gt;0;&quot;'&quot;&amp;['1 _ American'.C2]&amp;&quot;':&quot;&amp;['1 _ American'.C14]&amp;&quot;, &quot;;&quot;&quot;)&amp;IF(['1 _ American'.D14]&gt;0;&quot;'&quot;&amp;['1 _ American'.D2]&amp;&quot;':&quot;&amp;['1 _ American'.D14]&amp;&quot;, &quot;;&quot;&quot;)&amp;IF(['1 _ American'.E14]&gt;0;&quot;'&quot;&amp;['1 _ American'.E2]&amp;&quot;':&quot;&amp;['1 _ American'.E14]&amp;&quot;, &quot;;&quot;&quot;)&amp;IF(['1 _ American'.F14]&gt;0;&quot;'&quot;&amp;['1 _ American'.F2]&amp;&quot;':&quot;&amp;['1 _ American'.F14]&amp;&quot;, &quot;;&quot;&quot;)&amp;IF(['1 _ American'.G14]&gt;0;&quot;'&quot;&amp;['1 _ American'.G2]&amp;&quot;':&quot;&amp;['1 _ American'.G14]&amp;&quot;, &quot;;&quot;&quot;)&amp;&quot; }&quot;" office:value-type="string" office:string-value="{ 'meat':4, 'pasta':8, 'milk':6, 'pineapple':4,  }">
            <text:p>{ 'meat':4, 'pasta':8, 'milk':6, 'pineapple':4, <text:s/>}</text:p>
          </table:table-cell>
          <table:table-cell office:value-type="float" office:value="100">
            <text:p>100</text:p>
          </table:table-cell>
          <table:table-cell office:value-type="string">
            <text:p>chicken-pineapple-pasta-pocket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3]" office:value-type="string" office:string-value="Tortilla Soup">
            <text:p>Tortilla Soup</text:p>
          </table:table-cell>
          <table:table-cell office:value-type="string">
            <text:p>Mexican</text:p>
          </table:table-cell>
          <table:table-cell table:formula="oooc:=&quot;{ &quot;&amp;IF(['2 _ Mexican'.B3]&gt;0;&quot;'&quot;&amp;['2 _ Mexican'.B2]&amp;&quot;':&quot;&amp;['2 _ Mexican'.B3]&amp;&quot;, &quot;;&quot;&quot;)&amp;IF(['2 _ Mexican'.C3]&gt;0;&quot;'&quot;&amp;['2 _ Mexican'.C2]&amp;&quot;':&quot;&amp;['2 _ Mexican'.C3]&amp;&quot;, &quot;;&quot;&quot;)&amp;IF(['2 _ Mexican'.D3]&gt;0;&quot;'&quot;&amp;['2 _ Mexican'.D2]&amp;&quot;':&quot;&amp;['2 _ Mexican'.D3]&amp;&quot;, &quot;;&quot;&quot;)&amp;IF(['2 _ Mexican'.E3]&gt;0;&quot;'&quot;&amp;['2 _ Mexican'.E2]&amp;&quot;':&quot;&amp;['2 _ Mexican'.E3]&amp;&quot;, &quot;;&quot;&quot;)&amp;IF(['2 _ Mexican'.F3]&gt;0;&quot;'&quot;&amp;['2 _ Mexican'.F2]&amp;&quot;':&quot;&amp;['2 _ Mexican'.F3]&amp;&quot;, &quot;;&quot;&quot;)&amp;IF(['2 _ Mexican'.G3]&gt;0;&quot;'&quot;&amp;['2 _ Mexican'.G2]&amp;&quot;':&quot;&amp;['2 _ Mexican'.G3]&amp;&quot;, &quot;;&quot;&quot;)&amp;&quot; }&quot;" office:value-type="string" office:string-value="{ 'pork':8, 'tortilla':6,  }">
            <text:p>{ 'pork':8, 'tortilla':6, <text:s/>}</text:p>
          </table:table-cell>
          <table:table-cell office:value-type="float" office:value="50">
            <text:p>50</text:p>
          </table:table-cell>
          <table:table-cell office:value-type="string">
            <text:p>tortilla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4]" office:value-type="string" office:string-value="Guacamole">
            <text:p>Guacamole</text:p>
          </table:table-cell>
          <table:table-cell office:value-type="string">
            <text:p>Mexican</text:p>
          </table:table-cell>
          <table:table-cell table:formula="oooc:=&quot;{ &quot;&amp;IF(['2 _ Mexican'.B4]&gt;0;&quot;'&quot;&amp;['2 _ Mexican'.B2]&amp;&quot;':&quot;&amp;['2 _ Mexican'.B4]&amp;&quot;, &quot;;&quot;&quot;)&amp;IF(['2 _ Mexican'.C4]&gt;0;&quot;'&quot;&amp;['2 _ Mexican'.C2]&amp;&quot;':&quot;&amp;['2 _ Mexican'.C4]&amp;&quot;, &quot;;&quot;&quot;)&amp;IF(['2 _ Mexican'.D4]&gt;0;&quot;'&quot;&amp;['2 _ Mexican'.D2]&amp;&quot;':&quot;&amp;['2 _ Mexican'.D4]&amp;&quot;, &quot;;&quot;&quot;)&amp;IF(['2 _ Mexican'.E4]&gt;0;&quot;'&quot;&amp;['2 _ Mexican'.E2]&amp;&quot;':&quot;&amp;['2 _ Mexican'.E4]&amp;&quot;, &quot;;&quot;&quot;)&amp;IF(['2 _ Mexican'.F4]&gt;0;&quot;'&quot;&amp;['2 _ Mexican'.F2]&amp;&quot;':&quot;&amp;['2 _ Mexican'.F4]&amp;&quot;, &quot;;&quot;&quot;)&amp;IF(['2 _ Mexican'.G4]&gt;0;&quot;'&quot;&amp;['2 _ Mexican'.G2]&amp;&quot;':&quot;&amp;['2 _ Mexican'.G4]&amp;&quot;, &quot;;&quot;&quot;)&amp;&quot; }&quot;" office:value-type="string" office:string-value="{ 'tomato':5, 'avocado':9,  }">
            <text:p>{ 'tomato':5, 'avocado':9, <text:s/>}</text:p>
          </table:table-cell>
          <table:table-cell office:value-type="float" office:value="50">
            <text:p>50</text:p>
          </table:table-cell>
          <table:table-cell office:value-type="string">
            <text:p>guacamole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5]" office:value-type="string" office:string-value="Cheese Nachos">
            <text:p>Cheese Nachos</text:p>
          </table:table-cell>
          <table:table-cell office:value-type="string">
            <text:p>Mexican</text:p>
          </table:table-cell>
          <table:table-cell table:formula="oooc:=&quot;{ &quot;&amp;IF(['2 _ Mexican'.B5]&gt;0;&quot;'&quot;&amp;['2 _ Mexican'.B2]&amp;&quot;':&quot;&amp;['2 _ Mexican'.B5]&amp;&quot;, &quot;;&quot;&quot;)&amp;IF(['2 _ Mexican'.C5]&gt;0;&quot;'&quot;&amp;['2 _ Mexican'.C2]&amp;&quot;':&quot;&amp;['2 _ Mexican'.C5]&amp;&quot;, &quot;;&quot;&quot;)&amp;IF(['2 _ Mexican'.D5]&gt;0;&quot;'&quot;&amp;['2 _ Mexican'.D2]&amp;&quot;':&quot;&amp;['2 _ Mexican'.D5]&amp;&quot;, &quot;;&quot;&quot;)&amp;IF(['2 _ Mexican'.E5]&gt;0;&quot;'&quot;&amp;['2 _ Mexican'.E2]&amp;&quot;':&quot;&amp;['2 _ Mexican'.E5]&amp;&quot;, &quot;;&quot;&quot;)&amp;IF(['2 _ Mexican'.F5]&gt;0;&quot;'&quot;&amp;['2 _ Mexican'.F2]&amp;&quot;':&quot;&amp;['2 _ Mexican'.F5]&amp;&quot;, &quot;;&quot;&quot;)&amp;IF(['2 _ Mexican'.G5]&gt;0;&quot;'&quot;&amp;['2 _ Mexican'.G2]&amp;&quot;':&quot;&amp;['2 _ Mexican'.G5]&amp;&quot;, &quot;;&quot;&quot;)&amp;&quot; }&quot;" office:value-type="string" office:string-value="{ 'tortilla':7, 'cheese':7,  }">
            <text:p>{ 'tortilla':7, 'cheese':7, <text:s/>}</text:p>
          </table:table-cell>
          <table:table-cell office:value-type="float" office:value="50">
            <text:p>50</text:p>
          </table:table-cell>
          <table:table-cell office:value-type="string">
            <text:p>cheese-nachos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6]" office:value-type="string" office:string-value="Chiles Renellos">
            <text:p>Chiles Renellos</text:p>
          </table:table-cell>
          <table:table-cell office:value-type="string">
            <text:p>Mexican</text:p>
          </table:table-cell>
          <table:table-cell table:formula="oooc:=&quot;{ &quot;&amp;IF(['2 _ Mexican'.B6]&gt;0;&quot;'&quot;&amp;['2 _ Mexican'.B2]&amp;&quot;':&quot;&amp;['2 _ Mexican'.B6]&amp;&quot;, &quot;;&quot;&quot;)&amp;IF(['2 _ Mexican'.C6]&gt;0;&quot;'&quot;&amp;['2 _ Mexican'.C2]&amp;&quot;':&quot;&amp;['2 _ Mexican'.C6]&amp;&quot;, &quot;;&quot;&quot;)&amp;IF(['2 _ Mexican'.D6]&gt;0;&quot;'&quot;&amp;['2 _ Mexican'.D2]&amp;&quot;':&quot;&amp;['2 _ Mexican'.D6]&amp;&quot;, &quot;;&quot;&quot;)&amp;IF(['2 _ Mexican'.E6]&gt;0;&quot;'&quot;&amp;['2 _ Mexican'.E2]&amp;&quot;':&quot;&amp;['2 _ Mexican'.E6]&amp;&quot;, &quot;;&quot;&quot;)&amp;IF(['2 _ Mexican'.F6]&gt;0;&quot;'&quot;&amp;['2 _ Mexican'.F2]&amp;&quot;':&quot;&amp;['2 _ Mexican'.F6]&amp;&quot;, &quot;;&quot;&quot;)&amp;IF(['2 _ Mexican'.G6]&gt;0;&quot;'&quot;&amp;['2 _ Mexican'.G2]&amp;&quot;':&quot;&amp;['2 _ Mexican'.G6]&amp;&quot;, &quot;;&quot;&quot;)&amp;&quot; }&quot;" office:value-type="string" office:string-value="{ 'pork':6, 'chili-pepper':8,  }">
            <text:p>{ 'pork':6, 'chili-pepper':8, <text:s/>}</text:p>
          </table:table-cell>
          <table:table-cell office:value-type="float" office:value="50">
            <text:p>50</text:p>
          </table:table-cell>
          <table:table-cell office:value-type="string">
            <text:p>chilies-renello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7]" office:value-type="string" office:string-value="Avocado Stuffed Tacos">
            <text:p>Avocado Stuffed Tacos</text:p>
          </table:table-cell>
          <table:table-cell office:value-type="string">
            <text:p>Mexican</text:p>
          </table:table-cell>
          <table:table-cell table:formula="oooc:=&quot;{ &quot;&amp;IF(['2 _ Mexican'.B7]&gt;0;&quot;'&quot;&amp;['2 _ Mexican'.B2]&amp;&quot;':&quot;&amp;['2 _ Mexican'.B7]&amp;&quot;, &quot;;&quot;&quot;)&amp;IF(['2 _ Mexican'.C7]&gt;0;&quot;'&quot;&amp;['2 _ Mexican'.C2]&amp;&quot;':&quot;&amp;['2 _ Mexican'.C7]&amp;&quot;, &quot;;&quot;&quot;)&amp;IF(['2 _ Mexican'.D7]&gt;0;&quot;'&quot;&amp;['2 _ Mexican'.D2]&amp;&quot;':&quot;&amp;['2 _ Mexican'.D7]&amp;&quot;, &quot;;&quot;&quot;)&amp;IF(['2 _ Mexican'.E7]&gt;0;&quot;'&quot;&amp;['2 _ Mexican'.E2]&amp;&quot;':&quot;&amp;['2 _ Mexican'.E7]&amp;&quot;, &quot;;&quot;&quot;)&amp;IF(['2 _ Mexican'.F7]&gt;0;&quot;'&quot;&amp;['2 _ Mexican'.F2]&amp;&quot;':&quot;&amp;['2 _ Mexican'.F7]&amp;&quot;, &quot;;&quot;&quot;)&amp;IF(['2 _ Mexican'.G7]&gt;0;&quot;'&quot;&amp;['2 _ Mexican'.G2]&amp;&quot;':&quot;&amp;['2 _ Mexican'.G7]&amp;&quot;, &quot;;&quot;&quot;)&amp;&quot; }&quot;" office:value-type="string" office:string-value="{ 'tortilla':6, 'avocado':8,  }">
            <text:p>{ 'tortilla':6, 'avocado':8, <text:s/>}</text:p>
          </table:table-cell>
          <table:table-cell office:value-type="float" office:value="50">
            <text:p>50</text:p>
          </table:table-cell>
          <table:table-cell office:value-type="string">
            <text:p>avocado-stuffed-tac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8]" office:value-type="string" office:string-value="Burrito">
            <text:p>Burrito</text:p>
          </table:table-cell>
          <table:table-cell office:value-type="string">
            <text:p>Mexican</text:p>
          </table:table-cell>
          <table:table-cell table:formula="oooc:=&quot;{ &quot;&amp;IF(['2 _ Mexican'.B8]&gt;0;&quot;'&quot;&amp;['2 _ Mexican'.B2]&amp;&quot;':&quot;&amp;['2 _ Mexican'.B8]&amp;&quot;, &quot;;&quot;&quot;)&amp;IF(['2 _ Mexican'.C8]&gt;0;&quot;'&quot;&amp;['2 _ Mexican'.C2]&amp;&quot;':&quot;&amp;['2 _ Mexican'.C8]&amp;&quot;, &quot;;&quot;&quot;)&amp;IF(['2 _ Mexican'.D8]&gt;0;&quot;'&quot;&amp;['2 _ Mexican'.D2]&amp;&quot;':&quot;&amp;['2 _ Mexican'.D8]&amp;&quot;, &quot;;&quot;&quot;)&amp;IF(['2 _ Mexican'.E8]&gt;0;&quot;'&quot;&amp;['2 _ Mexican'.E2]&amp;&quot;':&quot;&amp;['2 _ Mexican'.E8]&amp;&quot;, &quot;;&quot;&quot;)&amp;IF(['2 _ Mexican'.F8]&gt;0;&quot;'&quot;&amp;['2 _ Mexican'.F2]&amp;&quot;':&quot;&amp;['2 _ Mexican'.F8]&amp;&quot;, &quot;;&quot;&quot;)&amp;IF(['2 _ Mexican'.G8]&gt;0;&quot;'&quot;&amp;['2 _ Mexican'.G2]&amp;&quot;':&quot;&amp;['2 _ Mexican'.G8]&amp;&quot;, &quot;;&quot;&quot;)&amp;&quot; }&quot;" office:value-type="string" office:string-value="{ 'pork':6, 'tomato':6, 'tortilla':7,  }">
            <text:p>{ 'pork':6, 'tomato':6, 'tortilla':7, <text:s/>}</text:p>
          </table:table-cell>
          <table:table-cell office:value-type="float" office:value="75">
            <text:p>75</text:p>
          </table:table-cell>
          <table:table-cell office:value-type="string">
            <text:p>burrito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2 _ Mexican'.A9]" office:value-type="string" office:string-value="Chili con Carne">
            <text:p>Chili con Carne</text:p>
          </table:table-cell>
          <table:table-cell office:value-type="string">
            <text:p>Mexican</text:p>
          </table:table-cell>
          <table:table-cell table:formula="oooc:=&quot;{ &quot;&amp;IF(['2 _ Mexican'.B9]&gt;0;&quot;'&quot;&amp;['2 _ Mexican'.B2]&amp;&quot;':&quot;&amp;['2 _ Mexican'.B9]&amp;&quot;, &quot;;&quot;&quot;)&amp;IF(['2 _ Mexican'.C9]&gt;0;&quot;'&quot;&amp;['2 _ Mexican'.C2]&amp;&quot;':&quot;&amp;['2 _ Mexican'.C9]&amp;&quot;, &quot;;&quot;&quot;)&amp;IF(['2 _ Mexican'.D9]&gt;0;&quot;'&quot;&amp;['2 _ Mexican'.D2]&amp;&quot;':&quot;&amp;['2 _ Mexican'.D9]&amp;&quot;, &quot;;&quot;&quot;)&amp;IF(['2 _ Mexican'.E9]&gt;0;&quot;'&quot;&amp;['2 _ Mexican'.E2]&amp;&quot;':&quot;&amp;['2 _ Mexican'.E9]&amp;&quot;, &quot;;&quot;&quot;)&amp;IF(['2 _ Mexican'.F9]&gt;0;&quot;'&quot;&amp;['2 _ Mexican'.F2]&amp;&quot;':&quot;&amp;['2 _ Mexican'.F9]&amp;&quot;, &quot;;&quot;&quot;)&amp;IF(['2 _ Mexican'.G9]&gt;0;&quot;'&quot;&amp;['2 _ Mexican'.G2]&amp;&quot;':&quot;&amp;['2 _ Mexican'.G9]&amp;&quot;, &quot;;&quot;&quot;)&amp;&quot; }&quot;" office:value-type="string" office:string-value="{ 'pork':6, 'chili-pepper':8, 'tomato':5,  }">
            <text:p>{ 'pork':6, 'chili-pepper':8, 'tomato':5, <text:s/>}</text:p>
          </table:table-cell>
          <table:table-cell office:value-type="float" office:value="75">
            <text:p>75</text:p>
          </table:table-cell>
          <table:table-cell office:value-type="string">
            <text:p>chili-con-carn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0]" office:value-type="string" office:string-value="Quesadilla">
            <text:p>Quesadilla</text:p>
          </table:table-cell>
          <table:table-cell office:value-type="string">
            <text:p>Mexican</text:p>
          </table:table-cell>
          <table:table-cell table:formula="oooc:=&quot;{ &quot;&amp;IF(['2 _ Mexican'.B10]&gt;0;&quot;'&quot;&amp;['2 _ Mexican'.B2]&amp;&quot;':&quot;&amp;['2 _ Mexican'.B10]&amp;&quot;, &quot;;&quot;&quot;)&amp;IF(['2 _ Mexican'.C10]&gt;0;&quot;'&quot;&amp;['2 _ Mexican'.C2]&amp;&quot;':&quot;&amp;['2 _ Mexican'.C10]&amp;&quot;, &quot;;&quot;&quot;)&amp;IF(['2 _ Mexican'.D10]&gt;0;&quot;'&quot;&amp;['2 _ Mexican'.D2]&amp;&quot;':&quot;&amp;['2 _ Mexican'.D10]&amp;&quot;, &quot;;&quot;&quot;)&amp;IF(['2 _ Mexican'.E10]&gt;0;&quot;'&quot;&amp;['2 _ Mexican'.E2]&amp;&quot;':&quot;&amp;['2 _ Mexican'.E10]&amp;&quot;, &quot;;&quot;&quot;)&amp;IF(['2 _ Mexican'.F10]&gt;0;&quot;'&quot;&amp;['2 _ Mexican'.F2]&amp;&quot;':&quot;&amp;['2 _ Mexican'.F10]&amp;&quot;, &quot;;&quot;&quot;)&amp;IF(['2 _ Mexican'.G10]&gt;0;&quot;'&quot;&amp;['2 _ Mexican'.G2]&amp;&quot;':&quot;&amp;['2 _ Mexican'.G10]&amp;&quot;, &quot;;&quot;&quot;)&amp;&quot; }&quot;" office:value-type="string" office:string-value="{ 'tortilla':8, 'avocado':6, 'cheese':5,  }">
            <text:p>{ 'tortilla':8, 'avocado':6, 'cheese':5, <text:s/>}</text:p>
          </table:table-cell>
          <table:table-cell office:value-type="float" office:value="75">
            <text:p>75</text:p>
          </table:table-cell>
          <table:table-cell office:value-type="string">
            <text:p>quesadill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2 _ Mexican'.A11]" office:value-type="string" office:string-value="Tex-Mex Turkey Casseruole">
            <text:p>Tex-Mex Turkey Casseruole</text:p>
          </table:table-cell>
          <table:table-cell office:value-type="string">
            <text:p>Mexican</text:p>
          </table:table-cell>
          <table:table-cell table:formula="oooc:=&quot;{ &quot;&amp;IF(['2 _ Mexican'.B11]&gt;0;&quot;'&quot;&amp;['2 _ Mexican'.B2]&amp;&quot;':&quot;&amp;['2 _ Mexican'.B11]&amp;&quot;, &quot;;&quot;&quot;)&amp;IF(['2 _ Mexican'.C11]&gt;0;&quot;'&quot;&amp;['2 _ Mexican'.C2]&amp;&quot;':&quot;&amp;['2 _ Mexican'.C11]&amp;&quot;, &quot;;&quot;&quot;)&amp;IF(['2 _ Mexican'.D11]&gt;0;&quot;'&quot;&amp;['2 _ Mexican'.D2]&amp;&quot;':&quot;&amp;['2 _ Mexican'.D11]&amp;&quot;, &quot;;&quot;&quot;)&amp;IF(['2 _ Mexican'.E11]&gt;0;&quot;'&quot;&amp;['2 _ Mexican'.E2]&amp;&quot;':&quot;&amp;['2 _ Mexican'.E11]&amp;&quot;, &quot;;&quot;&quot;)&amp;IF(['2 _ Mexican'.F11]&gt;0;&quot;'&quot;&amp;['2 _ Mexican'.F2]&amp;&quot;':&quot;&amp;['2 _ Mexican'.F11]&amp;&quot;, &quot;;&quot;&quot;)&amp;IF(['2 _ Mexican'.G11]&gt;0;&quot;'&quot;&amp;['2 _ Mexican'.G2]&amp;&quot;':&quot;&amp;['2 _ Mexican'.G11]&amp;&quot;, &quot;;&quot;&quot;)&amp;&quot; }&quot;" office:value-type="string" office:string-value="{ 'pork':6, 'chili-pepper':7, 'cheese':6,  }">
            <text:p>{ 'pork':6, 'chili-pepper':7, 'cheese':6, <text:s/>}</text:p>
          </table:table-cell>
          <table:table-cell office:value-type="float" office:value="75">
            <text:p>75</text:p>
          </table:table-cell>
          <table:table-cell office:value-type="string">
            <text:p>tex-mex-turkey-casseruol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2]" office:value-type="string" office:string-value="Avocado Salsa">
            <text:p>Avocado Salsa</text:p>
          </table:table-cell>
          <table:table-cell office:value-type="string">
            <text:p>Mexican</text:p>
          </table:table-cell>
          <table:table-cell table:formula="oooc:=&quot;{ &quot;&amp;IF(['2 _ Mexican'.B12]&gt;0;&quot;'&quot;&amp;['2 _ Mexican'.B2]&amp;&quot;':&quot;&amp;['2 _ Mexican'.B12]&amp;&quot;, &quot;;&quot;&quot;)&amp;IF(['2 _ Mexican'.C12]&gt;0;&quot;'&quot;&amp;['2 _ Mexican'.C2]&amp;&quot;':&quot;&amp;['2 _ Mexican'.C12]&amp;&quot;, &quot;;&quot;&quot;)&amp;IF(['2 _ Mexican'.D12]&gt;0;&quot;'&quot;&amp;['2 _ Mexican'.D2]&amp;&quot;':&quot;&amp;['2 _ Mexican'.D12]&amp;&quot;, &quot;;&quot;&quot;)&amp;IF(['2 _ Mexican'.E12]&gt;0;&quot;'&quot;&amp;['2 _ Mexican'.E2]&amp;&quot;':&quot;&amp;['2 _ Mexican'.E12]&amp;&quot;, &quot;;&quot;&quot;)&amp;IF(['2 _ Mexican'.F12]&gt;0;&quot;'&quot;&amp;['2 _ Mexican'.F2]&amp;&quot;':&quot;&amp;['2 _ Mexican'.F12]&amp;&quot;, &quot;;&quot;&quot;)&amp;IF(['2 _ Mexican'.G12]&gt;0;&quot;'&quot;&amp;['2 _ Mexican'.G2]&amp;&quot;':&quot;&amp;['2 _ Mexican'.G12]&amp;&quot;, &quot;;&quot;&quot;)&amp;&quot; }&quot;" office:value-type="string" office:string-value="{ 'chili-pepper':7, 'tomato':5, 'avocado':7,  }">
            <text:p>{ 'chili-pepper':7, 'tomato':5, 'avocado':7, <text:s/>}</text:p>
          </table:table-cell>
          <table:table-cell office:value-type="float" office:value="75">
            <text:p>75</text:p>
          </table:table-cell>
          <table:table-cell office:value-type="string">
            <text:p>avocad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2 _ Mexican'.A13]" office:value-type="string" office:string-value="Football Fan Nachos">
            <text:p>Football Fan Nachos</text:p>
          </table:table-cell>
          <table:table-cell office:value-type="string">
            <text:p>Mexican</text:p>
          </table:table-cell>
          <table:table-cell table:formula="oooc:=&quot;{ &quot;&amp;IF(['2 _ Mexican'.B13]&gt;0;&quot;'&quot;&amp;['2 _ Mexican'.B2]&amp;&quot;':&quot;&amp;['2 _ Mexican'.B13]&amp;&quot;, &quot;;&quot;&quot;)&amp;IF(['2 _ Mexican'.C13]&gt;0;&quot;'&quot;&amp;['2 _ Mexican'.C2]&amp;&quot;':&quot;&amp;['2 _ Mexican'.C13]&amp;&quot;, &quot;;&quot;&quot;)&amp;IF(['2 _ Mexican'.D13]&gt;0;&quot;'&quot;&amp;['2 _ Mexican'.D2]&amp;&quot;':&quot;&amp;['2 _ Mexican'.D13]&amp;&quot;, &quot;;&quot;&quot;)&amp;IF(['2 _ Mexican'.E13]&gt;0;&quot;'&quot;&amp;['2 _ Mexican'.E2]&amp;&quot;':&quot;&amp;['2 _ Mexican'.E13]&amp;&quot;, &quot;;&quot;&quot;)&amp;IF(['2 _ Mexican'.F13]&gt;0;&quot;'&quot;&amp;['2 _ Mexican'.F2]&amp;&quot;':&quot;&amp;['2 _ Mexican'.F13]&amp;&quot;, &quot;;&quot;&quot;)&amp;IF(['2 _ Mexican'.G13]&gt;0;&quot;'&quot;&amp;['2 _ Mexican'.G2]&amp;&quot;':&quot;&amp;['2 _ Mexican'.G13]&amp;&quot;, &quot;;&quot;&quot;)&amp;&quot; }&quot;" office:value-type="string" office:string-value="{ 'pork':5, 'chili-pepper':5, 'tortilla':7, 'cheese':6,  }">
            <text:p>{ 'pork':5, 'chili-pepper':5, 'tortilla':7, 'cheese':6, <text:s/>}</text:p>
          </table:table-cell>
          <table:table-cell office:value-type="float" office:value="100">
            <text:p>100</text:p>
          </table:table-cell>
          <table:table-cell office:value-type="string">
            <text:p>football-fan-nacho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2 _ Mexican'.A14]" office:value-type="string" office:string-value="Fajitas">
            <text:p>Fajitas</text:p>
          </table:table-cell>
          <table:table-cell office:value-type="string">
            <text:p>Mexican</text:p>
          </table:table-cell>
          <table:table-cell table:formula="oooc:=&quot;{ &quot;&amp;IF(['2 _ Mexican'.B14]&gt;0;&quot;'&quot;&amp;['2 _ Mexican'.B2]&amp;&quot;':&quot;&amp;['2 _ Mexican'.B14]&amp;&quot;, &quot;;&quot;&quot;)&amp;IF(['2 _ Mexican'.C14]&gt;0;&quot;'&quot;&amp;['2 _ Mexican'.C2]&amp;&quot;':&quot;&amp;['2 _ Mexican'.C14]&amp;&quot;, &quot;;&quot;&quot;)&amp;IF(['2 _ Mexican'.D14]&gt;0;&quot;'&quot;&amp;['2 _ Mexican'.D2]&amp;&quot;':&quot;&amp;['2 _ Mexican'.D14]&amp;&quot;, &quot;;&quot;&quot;)&amp;IF(['2 _ Mexican'.E14]&gt;0;&quot;'&quot;&amp;['2 _ Mexican'.E2]&amp;&quot;':&quot;&amp;['2 _ Mexican'.E14]&amp;&quot;, &quot;;&quot;&quot;)&amp;IF(['2 _ Mexican'.F14]&gt;0;&quot;'&quot;&amp;['2 _ Mexican'.F2]&amp;&quot;':&quot;&amp;['2 _ Mexican'.F14]&amp;&quot;, &quot;;&quot;&quot;)&amp;IF(['2 _ Mexican'.G14]&gt;0;&quot;'&quot;&amp;['2 _ Mexican'.G2]&amp;&quot;':&quot;&amp;['2 _ Mexican'.G14]&amp;&quot;, &quot;;&quot;&quot;)&amp;&quot; }&quot;" office:value-type="string" office:string-value="{ 'pork':6, 'tomato':5, 'tortilla':6, 'avocado':6,  }">
            <text:p>{ 'pork':6, 'tomato':5, 'tortilla':6, 'avocado':6, <text:s/>}</text:p>
          </table:table-cell>
          <table:table-cell office:value-type="float" office:value="100">
            <text:p>100</text:p>
          </table:table-cell>
          <table:table-cell office:value-type="string">
            <text:p>fajitas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3]" office:value-type="string" office:string-value="Cabbage Stew">
            <text:p>Cabbage Stew</text:p>
          </table:table-cell>
          <table:table-cell office:value-type="string">
            <text:p>Russian</text:p>
          </table:table-cell>
          <table:table-cell table:formula="oooc:=&quot;{ &quot;&amp;IF(['3 _ Russian'.B3]&gt;0;&quot;'&quot;&amp;['3 _ Russian'.B2]&amp;&quot;':&quot;&amp;['3 _ Russian'.B3]&amp;&quot;, &quot;;&quot;&quot;)&amp;IF(['3 _ Russian'.C3]&gt;0;&quot;'&quot;&amp;['3 _ Russian'.C2]&amp;&quot;':&quot;&amp;['3 _ Russian'.C3]&amp;&quot;, &quot;;&quot;&quot;)&amp;IF(['3 _ Russian'.D3]&gt;0;&quot;'&quot;&amp;['3 _ Russian'.D2]&amp;&quot;':&quot;&amp;['3 _ Russian'.D3]&amp;&quot;, &quot;;&quot;&quot;)&amp;IF(['3 _ Russian'.E3]&gt;0;&quot;'&quot;&amp;['3 _ Russian'.E2]&amp;&quot;':&quot;&amp;['3 _ Russian'.E3]&amp;&quot;, &quot;;&quot;&quot;)&amp;IF(['3 _ Russian'.F3]&gt;0;&quot;'&quot;&amp;['3 _ Russian'.F2]&amp;&quot;':&quot;&amp;['3 _ Russian'.F3]&amp;&quot;, &quot;;&quot;&quot;)&amp;IF(['3 _ Russian'.G3]&gt;0;&quot;'&quot;&amp;['3 _ Russian'.G2]&amp;&quot;':&quot;&amp;['3 _ Russian'.G3]&amp;&quot;, &quot;;&quot;&quot;)&amp;&quot; }&quot;" office:value-type="string" office:string-value="{ 'pork':6, 'cabbage':8,  }">
            <text:p>{ 'pork':6, 'cabbage':8, <text:s/>}</text:p>
          </table:table-cell>
          <table:table-cell office:value-type="float" office:value="50">
            <text:p>50</text:p>
          </table:table-cell>
          <table:table-cell office:value-type="string">
            <text:p>cabbage-stew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4]" office:value-type="string" office:string-value="Pelmeni">
            <text:p>Pelmeni</text:p>
          </table:table-cell>
          <table:table-cell office:value-type="string">
            <text:p>Russian</text:p>
          </table:table-cell>
          <table:table-cell table:formula="oooc:=&quot;{ &quot;&amp;IF(['3 _ Russian'.B4]&gt;0;&quot;'&quot;&amp;['3 _ Russian'.B2]&amp;&quot;':&quot;&amp;['3 _ Russian'.B4]&amp;&quot;, &quot;;&quot;&quot;)&amp;IF(['3 _ Russian'.C4]&gt;0;&quot;'&quot;&amp;['3 _ Russian'.C2]&amp;&quot;':&quot;&amp;['3 _ Russian'.C4]&amp;&quot;, &quot;;&quot;&quot;)&amp;IF(['3 _ Russian'.D4]&gt;0;&quot;'&quot;&amp;['3 _ Russian'.D2]&amp;&quot;':&quot;&amp;['3 _ Russian'.D4]&amp;&quot;, &quot;;&quot;&quot;)&amp;IF(['3 _ Russian'.E4]&gt;0;&quot;'&quot;&amp;['3 _ Russian'.E2]&amp;&quot;':&quot;&amp;['3 _ Russian'.E4]&amp;&quot;, &quot;;&quot;&quot;)&amp;IF(['3 _ Russian'.F4]&gt;0;&quot;'&quot;&amp;['3 _ Russian'.F2]&amp;&quot;':&quot;&amp;['3 _ Russian'.F4]&amp;&quot;, &quot;;&quot;&quot;)&amp;IF(['3 _ Russian'.G4]&gt;0;&quot;'&quot;&amp;['3 _ Russian'.G2]&amp;&quot;':&quot;&amp;['3 _ Russian'.G4]&amp;&quot;, &quot;;&quot;&quot;)&amp;&quot; }&quot;" office:value-type="string" office:string-value="{ 'pork':8, 'flour':6,  }">
            <text:p>{ 'pork':8, 'flour':6, <text:s/>}</text:p>
          </table:table-cell>
          <table:table-cell office:value-type="float" office:value="50">
            <text:p>50</text:p>
          </table:table-cell>
          <table:table-cell office:value-type="string">
            <text:p>pelmen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5]" office:value-type="string" office:string-value="Golubtsy">
            <text:p>Golubtsy</text:p>
          </table:table-cell>
          <table:table-cell office:value-type="string">
            <text:p>Russian</text:p>
          </table:table-cell>
          <table:table-cell table:formula="oooc:=&quot;{ &quot;&amp;IF(['3 _ Russian'.B5]&gt;0;&quot;'&quot;&amp;['3 _ Russian'.B2]&amp;&quot;':&quot;&amp;['3 _ Russian'.B5]&amp;&quot;, &quot;;&quot;&quot;)&amp;IF(['3 _ Russian'.C5]&gt;0;&quot;'&quot;&amp;['3 _ Russian'.C2]&amp;&quot;':&quot;&amp;['3 _ Russian'.C5]&amp;&quot;, &quot;;&quot;&quot;)&amp;IF(['3 _ Russian'.D5]&gt;0;&quot;'&quot;&amp;['3 _ Russian'.D2]&amp;&quot;':&quot;&amp;['3 _ Russian'.D5]&amp;&quot;, &quot;;&quot;&quot;)&amp;IF(['3 _ Russian'.E5]&gt;0;&quot;'&quot;&amp;['3 _ Russian'.E2]&amp;&quot;':&quot;&amp;['3 _ Russian'.E5]&amp;&quot;, &quot;;&quot;&quot;)&amp;IF(['3 _ Russian'.F5]&gt;0;&quot;'&quot;&amp;['3 _ Russian'.F2]&amp;&quot;':&quot;&amp;['3 _ Russian'.F5]&amp;&quot;, &quot;;&quot;&quot;)&amp;IF(['3 _ Russian'.G5]&gt;0;&quot;'&quot;&amp;['3 _ Russian'.G2]&amp;&quot;':&quot;&amp;['3 _ Russian'.G5]&amp;&quot;, &quot;;&quot;&quot;)&amp;&quot; }&quot;" office:value-type="string" office:string-value="{ 'mushroom':7, 'cabbage':7,  }">
            <text:p>{ 'mushroom':7, 'cabbage':7, <text:s/>}</text:p>
          </table:table-cell>
          <table:table-cell office:value-type="float" office:value="50">
            <text:p>50</text:p>
          </table:table-cell>
          <table:table-cell office:value-type="string">
            <text:p>golubtsy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6]" office:value-type="string" office:string-value="Fried Mushrooms">
            <text:p>Fried Mushrooms</text:p>
          </table:table-cell>
          <table:table-cell office:value-type="string">
            <text:p>Russian</text:p>
          </table:table-cell>
          <table:table-cell table:formula="oooc:=&quot;{ &quot;&amp;IF(['3 _ Russian'.B6]&gt;0;&quot;'&quot;&amp;['3 _ Russian'.B2]&amp;&quot;':&quot;&amp;['3 _ Russian'.B6]&amp;&quot;, &quot;;&quot;&quot;)&amp;IF(['3 _ Russian'.C6]&gt;0;&quot;'&quot;&amp;['3 _ Russian'.C2]&amp;&quot;':&quot;&amp;['3 _ Russian'.C6]&amp;&quot;, &quot;;&quot;&quot;)&amp;IF(['3 _ Russian'.D6]&gt;0;&quot;'&quot;&amp;['3 _ Russian'.D2]&amp;&quot;':&quot;&amp;['3 _ Russian'.D6]&amp;&quot;, &quot;;&quot;&quot;)&amp;IF(['3 _ Russian'.E6]&gt;0;&quot;'&quot;&amp;['3 _ Russian'.E2]&amp;&quot;':&quot;&amp;['3 _ Russian'.E6]&amp;&quot;, &quot;;&quot;&quot;)&amp;IF(['3 _ Russian'.F6]&gt;0;&quot;'&quot;&amp;['3 _ Russian'.F2]&amp;&quot;':&quot;&amp;['3 _ Russian'.F6]&amp;&quot;, &quot;;&quot;&quot;)&amp;IF(['3 _ Russian'.G6]&gt;0;&quot;'&quot;&amp;['3 _ Russian'.G2]&amp;&quot;':&quot;&amp;['3 _ Russian'.G6]&amp;&quot;, &quot;;&quot;&quot;)&amp;&quot; }&quot;" office:value-type="string" office:string-value="{ 'mushroom':9, 'onion':5,  }">
            <text:p>{ 'mushroom':9, 'onion':5, <text:s/>}</text:p>
          </table:table-cell>
          <table:table-cell office:value-type="float" office:value="50">
            <text:p>50</text:p>
          </table:table-cell>
          <table:table-cell office:value-type="string">
            <text:p>fried-mushroom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7]" office:value-type="string" office:string-value="Vareniki">
            <text:p>Vareniki</text:p>
          </table:table-cell>
          <table:table-cell office:value-type="string">
            <text:p>Russian</text:p>
          </table:table-cell>
          <table:table-cell table:formula="oooc:=&quot;{ &quot;&amp;IF(['3 _ Russian'.B7]&gt;0;&quot;'&quot;&amp;['3 _ Russian'.B2]&amp;&quot;':&quot;&amp;['3 _ Russian'.B7]&amp;&quot;, &quot;;&quot;&quot;)&amp;IF(['3 _ Russian'.C7]&gt;0;&quot;'&quot;&amp;['3 _ Russian'.C2]&amp;&quot;':&quot;&amp;['3 _ Russian'.C7]&amp;&quot;, &quot;;&quot;&quot;)&amp;IF(['3 _ Russian'.D7]&gt;0;&quot;'&quot;&amp;['3 _ Russian'.D2]&amp;&quot;':&quot;&amp;['3 _ Russian'.D7]&amp;&quot;, &quot;;&quot;&quot;)&amp;IF(['3 _ Russian'.E7]&gt;0;&quot;'&quot;&amp;['3 _ Russian'.E2]&amp;&quot;':&quot;&amp;['3 _ Russian'.E7]&amp;&quot;, &quot;;&quot;&quot;)&amp;IF(['3 _ Russian'.F7]&gt;0;&quot;'&quot;&amp;['3 _ Russian'.F2]&amp;&quot;':&quot;&amp;['3 _ Russian'.F7]&amp;&quot;, &quot;;&quot;&quot;)&amp;IF(['3 _ Russian'.G7]&gt;0;&quot;'&quot;&amp;['3 _ Russian'.G2]&amp;&quot;':&quot;&amp;['3 _ Russian'.G7]&amp;&quot;, &quot;;&quot;&quot;)&amp;&quot; }&quot;" office:value-type="string" office:string-value="{ 'potato':8, 'flour':6,  }">
            <text:p>{ 'potato':8, 'flour':6, <text:s/>}</text:p>
          </table:table-cell>
          <table:table-cell office:value-type="float" office:value="50">
            <text:p>50</text:p>
          </table:table-cell>
          <table:table-cell office:value-type="string">
            <text:p>varenik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8]" office:value-type="string" office:string-value="Baked Meat">
            <text:p>Baked Meat</text:p>
          </table:table-cell>
          <table:table-cell office:value-type="string">
            <text:p>Russian</text:p>
          </table:table-cell>
          <table:table-cell table:formula="oooc:=&quot;{ &quot;&amp;IF(['3 _ Russian'.B8]&gt;0;&quot;'&quot;&amp;['3 _ Russian'.B2]&amp;&quot;':&quot;&amp;['3 _ Russian'.B8]&amp;&quot;, &quot;;&quot;&quot;)&amp;IF(['3 _ Russian'.C8]&gt;0;&quot;'&quot;&amp;['3 _ Russian'.C2]&amp;&quot;':&quot;&amp;['3 _ Russian'.C8]&amp;&quot;, &quot;;&quot;&quot;)&amp;IF(['3 _ Russian'.D8]&gt;0;&quot;'&quot;&amp;['3 _ Russian'.D2]&amp;&quot;':&quot;&amp;['3 _ Russian'.D8]&amp;&quot;, &quot;;&quot;&quot;)&amp;IF(['3 _ Russian'.E8]&gt;0;&quot;'&quot;&amp;['3 _ Russian'.E2]&amp;&quot;':&quot;&amp;['3 _ Russian'.E8]&amp;&quot;, &quot;;&quot;&quot;)&amp;IF(['3 _ Russian'.F8]&gt;0;&quot;'&quot;&amp;['3 _ Russian'.F2]&amp;&quot;':&quot;&amp;['3 _ Russian'.F8]&amp;&quot;, &quot;;&quot;&quot;)&amp;IF(['3 _ Russian'.G8]&gt;0;&quot;'&quot;&amp;['3 _ Russian'.G2]&amp;&quot;':&quot;&amp;['3 _ Russian'.G8]&amp;&quot;, &quot;;&quot;&quot;)&amp;&quot; }&quot;" office:value-type="string" office:string-value="{ 'pork':7, 'mushroom':6, 'potato':7,  }">
            <text:p>{ 'pork':7, 'mushroom':6, 'potato':7, <text:s/>}</text:p>
          </table:table-cell>
          <table:table-cell office:value-type="float" office:value="75">
            <text:p>75</text:p>
          </table:table-cell>
          <table:table-cell office:value-type="string">
            <text:p>baked-mea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3 _ Russian'.A9]" office:value-type="string" office:string-value="Cutlets">
            <text:p>Cutlets</text:p>
          </table:table-cell>
          <table:table-cell office:value-type="string">
            <text:p>Russian</text:p>
          </table:table-cell>
          <table:table-cell table:formula="oooc:=&quot;{ &quot;&amp;IF(['3 _ Russian'.B9]&gt;0;&quot;'&quot;&amp;['3 _ Russian'.B2]&amp;&quot;':&quot;&amp;['3 _ Russian'.B9]&amp;&quot;, &quot;;&quot;&quot;)&amp;IF(['3 _ Russian'.C9]&gt;0;&quot;'&quot;&amp;['3 _ Russian'.C2]&amp;&quot;':&quot;&amp;['3 _ Russian'.C9]&amp;&quot;, &quot;;&quot;&quot;)&amp;IF(['3 _ Russian'.D9]&gt;0;&quot;'&quot;&amp;['3 _ Russian'.D2]&amp;&quot;':&quot;&amp;['3 _ Russian'.D9]&amp;&quot;, &quot;;&quot;&quot;)&amp;IF(['3 _ Russian'.E9]&gt;0;&quot;'&quot;&amp;['3 _ Russian'.E2]&amp;&quot;':&quot;&amp;['3 _ Russian'.E9]&amp;&quot;, &quot;;&quot;&quot;)&amp;IF(['3 _ Russian'.F9]&gt;0;&quot;'&quot;&amp;['3 _ Russian'.F2]&amp;&quot;':&quot;&amp;['3 _ Russian'.F9]&amp;&quot;, &quot;;&quot;&quot;)&amp;IF(['3 _ Russian'.G9]&gt;0;&quot;'&quot;&amp;['3 _ Russian'.G2]&amp;&quot;':&quot;&amp;['3 _ Russian'.G9]&amp;&quot;, &quot;;&quot;&quot;)&amp;&quot; }&quot;" office:value-type="string" office:string-value="{ 'pork':8, 'onion':6, 'flour':6,  }">
            <text:p>{ 'pork':8, 'onion':6, 'flour':6, <text:s/>}</text:p>
          </table:table-cell>
          <table:table-cell office:value-type="float" office:value="75">
            <text:p>75</text:p>
          </table:table-cell>
          <table:table-cell office:value-type="string">
            <text:p>cutlet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0]" office:value-type="string" office:string-value="Mushroom Ragout">
            <text:p>Mushroom Ragout</text:p>
          </table:table-cell>
          <table:table-cell office:value-type="string">
            <text:p>Russian</text:p>
          </table:table-cell>
          <table:table-cell table:formula="oooc:=&quot;{ &quot;&amp;IF(['3 _ Russian'.B10]&gt;0;&quot;'&quot;&amp;['3 _ Russian'.B2]&amp;&quot;':&quot;&amp;['3 _ Russian'.B10]&amp;&quot;, &quot;;&quot;&quot;)&amp;IF(['3 _ Russian'.C10]&gt;0;&quot;'&quot;&amp;['3 _ Russian'.C2]&amp;&quot;':&quot;&amp;['3 _ Russian'.C10]&amp;&quot;, &quot;;&quot;&quot;)&amp;IF(['3 _ Russian'.D10]&gt;0;&quot;'&quot;&amp;['3 _ Russian'.D2]&amp;&quot;':&quot;&amp;['3 _ Russian'.D10]&amp;&quot;, &quot;;&quot;&quot;)&amp;IF(['3 _ Russian'.E10]&gt;0;&quot;'&quot;&amp;['3 _ Russian'.E2]&amp;&quot;':&quot;&amp;['3 _ Russian'.E10]&amp;&quot;, &quot;;&quot;&quot;)&amp;IF(['3 _ Russian'.F10]&gt;0;&quot;'&quot;&amp;['3 _ Russian'.F2]&amp;&quot;':&quot;&amp;['3 _ Russian'.F10]&amp;&quot;, &quot;;&quot;&quot;)&amp;IF(['3 _ Russian'.G10]&gt;0;&quot;'&quot;&amp;['3 _ Russian'.G2]&amp;&quot;':&quot;&amp;['3 _ Russian'.G10]&amp;&quot;, &quot;;&quot;&quot;)&amp;&quot; }&quot;" office:value-type="string" office:string-value="{ 'mushroom':8, 'potato':7, 'onion':5,  }">
            <text:p>{ 'mushroom':8, 'potato':7, 'onion':5, <text:s/>}</text:p>
          </table:table-cell>
          <table:table-cell office:value-type="float" office:value="75">
            <text:p>75</text:p>
          </table:table-cell>
          <table:table-cell office:value-type="string">
            <text:p>mushroom-ragout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3 _ Russian'.A11]" office:value-type="string" office:string-value="Cabbage Stuffed Pancakes">
            <text:p>Cabbage Stuffed Pancakes</text:p>
          </table:table-cell>
          <table:table-cell office:value-type="string">
            <text:p>Russian</text:p>
          </table:table-cell>
          <table:table-cell table:formula="oooc:=&quot;{ &quot;&amp;IF(['3 _ Russian'.B11]&gt;0;&quot;'&quot;&amp;['3 _ Russian'.B2]&amp;&quot;':&quot;&amp;['3 _ Russian'.B11]&amp;&quot;, &quot;;&quot;&quot;)&amp;IF(['3 _ Russian'.C11]&gt;0;&quot;'&quot;&amp;['3 _ Russian'.C2]&amp;&quot;':&quot;&amp;['3 _ Russian'.C11]&amp;&quot;, &quot;;&quot;&quot;)&amp;IF(['3 _ Russian'.D11]&gt;0;&quot;'&quot;&amp;['3 _ Russian'.D2]&amp;&quot;':&quot;&amp;['3 _ Russian'.D11]&amp;&quot;, &quot;;&quot;&quot;)&amp;IF(['3 _ Russian'.E11]&gt;0;&quot;'&quot;&amp;['3 _ Russian'.E2]&amp;&quot;':&quot;&amp;['3 _ Russian'.E11]&amp;&quot;, &quot;;&quot;&quot;)&amp;IF(['3 _ Russian'.F11]&gt;0;&quot;'&quot;&amp;['3 _ Russian'.F2]&amp;&quot;':&quot;&amp;['3 _ Russian'.F11]&amp;&quot;, &quot;;&quot;&quot;)&amp;IF(['3 _ Russian'.G11]&gt;0;&quot;'&quot;&amp;['3 _ Russian'.G2]&amp;&quot;':&quot;&amp;['3 _ Russian'.G11]&amp;&quot;, &quot;;&quot;&quot;)&amp;&quot; }&quot;" office:value-type="string" office:string-value="{ 'cabbage':8, 'onion':4, 'flour':8,  }">
            <text:p>{ 'cabbage':8, 'onion':4, 'flour':8, <text:s/>}</text:p>
          </table:table-cell>
          <table:table-cell office:value-type="float" office:value="75">
            <text:p>75</text:p>
          </table:table-cell>
          <table:table-cell office:value-type="string">
            <text:p>cabbage-stuffed-pancakes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2]" office:value-type="string" office:string-value="Kulebyaka">
            <text:p>Kulebyaka</text:p>
          </table:table-cell>
          <table:table-cell office:value-type="string">
            <text:p>Russian</text:p>
          </table:table-cell>
          <table:table-cell table:formula="oooc:=&quot;{ &quot;&amp;IF(['3 _ Russian'.B12]&gt;0;&quot;'&quot;&amp;['3 _ Russian'.B2]&amp;&quot;':&quot;&amp;['3 _ Russian'.B12]&amp;&quot;, &quot;;&quot;&quot;)&amp;IF(['3 _ Russian'.C12]&gt;0;&quot;'&quot;&amp;['3 _ Russian'.C2]&amp;&quot;':&quot;&amp;['3 _ Russian'.C12]&amp;&quot;, &quot;;&quot;&quot;)&amp;IF(['3 _ Russian'.D12]&gt;0;&quot;'&quot;&amp;['3 _ Russian'.D2]&amp;&quot;':&quot;&amp;['3 _ Russian'.D12]&amp;&quot;, &quot;;&quot;&quot;)&amp;IF(['3 _ Russian'.E12]&gt;0;&quot;'&quot;&amp;['3 _ Russian'.E2]&amp;&quot;':&quot;&amp;['3 _ Russian'.E12]&amp;&quot;, &quot;;&quot;&quot;)&amp;IF(['3 _ Russian'.F12]&gt;0;&quot;'&quot;&amp;['3 _ Russian'.F2]&amp;&quot;':&quot;&amp;['3 _ Russian'.F12]&amp;&quot;, &quot;;&quot;&quot;)&amp;IF(['3 _ Russian'.G12]&gt;0;&quot;'&quot;&amp;['3 _ Russian'.G2]&amp;&quot;':&quot;&amp;['3 _ Russian'.G12]&amp;&quot;, &quot;;&quot;&quot;)&amp;&quot; }&quot;" office:value-type="string" office:string-value="{ 'pork':6, 'mushroom':6, 'potato':4, 'flour':8,  }">
            <text:p>{ 'pork':6, 'mushroom':6, 'potato':4, 'flour':8, <text:s/>}</text:p>
          </table:table-cell>
          <table:table-cell office:value-type="float" office:value="100">
            <text:p>100</text:p>
          </table:table-cell>
          <table:table-cell office:value-type="string">
            <text:p>kulebyak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3 _ Russian'.A13]" office:value-type="string" office:string-value="Shchi">
            <text:p>Shchi</text:p>
          </table:table-cell>
          <table:table-cell office:value-type="string">
            <text:p>Russian</text:p>
          </table:table-cell>
          <table:table-cell table:formula="oooc:=&quot;{ &quot;&amp;IF(['3 _ Russian'.B13]&gt;0;&quot;'&quot;&amp;['3 _ Russian'.B2]&amp;&quot;':&quot;&amp;['3 _ Russian'.B13]&amp;&quot;, &quot;;&quot;&quot;)&amp;IF(['3 _ Russian'.C13]&gt;0;&quot;'&quot;&amp;['3 _ Russian'.C2]&amp;&quot;':&quot;&amp;['3 _ Russian'.C13]&amp;&quot;, &quot;;&quot;&quot;)&amp;IF(['3 _ Russian'.D13]&gt;0;&quot;'&quot;&amp;['3 _ Russian'.D2]&amp;&quot;':&quot;&amp;['3 _ Russian'.D13]&amp;&quot;, &quot;;&quot;&quot;)&amp;IF(['3 _ Russian'.E13]&gt;0;&quot;'&quot;&amp;['3 _ Russian'.E2]&amp;&quot;':&quot;&amp;['3 _ Russian'.E13]&amp;&quot;, &quot;;&quot;&quot;)&amp;IF(['3 _ Russian'.F13]&gt;0;&quot;'&quot;&amp;['3 _ Russian'.F2]&amp;&quot;':&quot;&amp;['3 _ Russian'.F13]&amp;&quot;, &quot;;&quot;&quot;)&amp;IF(['3 _ Russian'.G13]&gt;0;&quot;'&quot;&amp;['3 _ Russian'.G2]&amp;&quot;':&quot;&amp;['3 _ Russian'.G13]&amp;&quot;, &quot;;&quot;&quot;)&amp;&quot; }&quot;" office:value-type="string" office:string-value="{ 'pork':6, 'cabbage':8, 'potato':5, 'onion':5,  }">
            <text:p>{ 'pork':6, 'cabbage':8, 'potato':5, 'onion':5, <text:s/>}</text:p>
          </table:table-cell>
          <table:table-cell office:value-type="float" office:value="100">
            <text:p>100</text:p>
          </table:table-cell>
          <table:table-cell office:value-type="string">
            <text:p>shch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3 _ Russian'.A14]" office:value-type="string" office:string-value="Mushroom Soup">
            <text:p>Mushroom Soup</text:p>
          </table:table-cell>
          <table:table-cell office:value-type="string">
            <text:p>Russian</text:p>
          </table:table-cell>
          <table:table-cell table:formula="oooc:=&quot;{ &quot;&amp;IF(['3 _ Russian'.B14]&gt;0;&quot;'&quot;&amp;['3 _ Russian'.B2]&amp;&quot;':&quot;&amp;['3 _ Russian'.B14]&amp;&quot;, &quot;;&quot;&quot;)&amp;IF(['3 _ Russian'.C14]&gt;0;&quot;'&quot;&amp;['3 _ Russian'.C2]&amp;&quot;':&quot;&amp;['3 _ Russian'.C14]&amp;&quot;, &quot;;&quot;&quot;)&amp;IF(['3 _ Russian'.D14]&gt;0;&quot;'&quot;&amp;['3 _ Russian'.D2]&amp;&quot;':&quot;&amp;['3 _ Russian'.D14]&amp;&quot;, &quot;;&quot;&quot;)&amp;IF(['3 _ Russian'.E14]&gt;0;&quot;'&quot;&amp;['3 _ Russian'.E2]&amp;&quot;':&quot;&amp;['3 _ Russian'.E14]&amp;&quot;, &quot;;&quot;&quot;)&amp;IF(['3 _ Russian'.F14]&gt;0;&quot;'&quot;&amp;['3 _ Russian'.F2]&amp;&quot;':&quot;&amp;['3 _ Russian'.F14]&amp;&quot;, &quot;;&quot;&quot;)&amp;IF(['3 _ Russian'.G14]&gt;0;&quot;'&quot;&amp;['3 _ Russian'.G2]&amp;&quot;':&quot;&amp;['3 _ Russian'.G14]&amp;&quot;, &quot;;&quot;&quot;)&amp;&quot; }&quot;" office:value-type="string" office:string-value="{ 'mushroom':7, 'cabbage':6, 'potato':6, 'onion':5,  }">
            <text:p>{ 'mushroom':7, 'cabbage':6, 'potato':6, 'onion':5, <text:s/>}</text:p>
          </table:table-cell>
          <table:table-cell office:value-type="float" office:value="100">
            <text:p>100</text:p>
          </table:table-cell>
          <table:table-cell office:value-type="string">
            <text:p>mushroom-soup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3]" office:value-type="string" office:string-value="Nigiri Zushi">
            <text:p>Nigiri Zushi</text:p>
          </table:table-cell>
          <table:table-cell office:value-type="string">
            <text:p>Japanese</text:p>
          </table:table-cell>
          <table:table-cell table:formula="oooc:=&quot;{ &quot;&amp;IF(['4 _ Japanese'.B3]&gt;0;&quot;'&quot;&amp;['4 _ Japanese'.B2]&amp;&quot;':&quot;&amp;['4 _ Japanese'.B3]&amp;&quot;, &quot;;&quot;&quot;)&amp;IF(['4 _ Japanese'.C3]&gt;0;&quot;'&quot;&amp;['4 _ Japanese'.C2]&amp;&quot;':&quot;&amp;['4 _ Japanese'.C3]&amp;&quot;, &quot;;&quot;&quot;)&amp;IF(['4 _ Japanese'.D3]&gt;0;&quot;'&quot;&amp;['4 _ Japanese'.D2]&amp;&quot;':&quot;&amp;['4 _ Japanese'.D3]&amp;&quot;, &quot;;&quot;&quot;)&amp;IF(['4 _ Japanese'.E3]&gt;0;&quot;'&quot;&amp;['4 _ Japanese'.E2]&amp;&quot;':&quot;&amp;['4 _ Japanese'.E3]&amp;&quot;, &quot;;&quot;&quot;)&amp;IF(['4 _ Japanese'.F3]&gt;0;&quot;'&quot;&amp;['4 _ Japanese'.F2]&amp;&quot;':&quot;&amp;['4 _ Japanese'.F3]&amp;&quot;, &quot;;&quot;&quot;)&amp;IF(['4 _ Japanese'.G3]&gt;0;&quot;'&quot;&amp;['4 _ Japanese'.G2]&amp;&quot;':&quot;&amp;['4 _ Japanese'.G3]&amp;&quot;, &quot;;&quot;&quot;)&amp;&quot; }&quot;" office:value-type="string" office:string-value="{ 'salmon':6, 'rice':9,  }">
            <text:p>{ 'salmon':6, 'rice':9, <text:s/>}</text:p>
          </table:table-cell>
          <table:table-cell office:value-type="float" office:value="50">
            <text:p>50</text:p>
          </table:table-cell>
          <table:table-cell office:value-type="string">
            <text:p>nigirizushi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4]" office:value-type="string" office:string-value="Sashimi">
            <text:p>Sashimi</text:p>
          </table:table-cell>
          <table:table-cell office:value-type="string">
            <text:p>Japanese</text:p>
          </table:table-cell>
          <table:table-cell table:formula="oooc:=&quot;{ &quot;&amp;IF(['4 _ Japanese'.B4]&gt;0;&quot;'&quot;&amp;['4 _ Japanese'.B2]&amp;&quot;':&quot;&amp;['4 _ Japanese'.B4]&amp;&quot;, &quot;;&quot;&quot;)&amp;IF(['4 _ Japanese'.C4]&gt;0;&quot;'&quot;&amp;['4 _ Japanese'.C2]&amp;&quot;':&quot;&amp;['4 _ Japanese'.C4]&amp;&quot;, &quot;;&quot;&quot;)&amp;IF(['4 _ Japanese'.D4]&gt;0;&quot;'&quot;&amp;['4 _ Japanese'.D2]&amp;&quot;':&quot;&amp;['4 _ Japanese'.D4]&amp;&quot;, &quot;;&quot;&quot;)&amp;IF(['4 _ Japanese'.E4]&gt;0;&quot;'&quot;&amp;['4 _ Japanese'.E2]&amp;&quot;':&quot;&amp;['4 _ Japanese'.E4]&amp;&quot;, &quot;;&quot;&quot;)&amp;IF(['4 _ Japanese'.F4]&gt;0;&quot;'&quot;&amp;['4 _ Japanese'.F2]&amp;&quot;':&quot;&amp;['4 _ Japanese'.F4]&amp;&quot;, &quot;;&quot;&quot;)&amp;IF(['4 _ Japanese'.G4]&gt;0;&quot;'&quot;&amp;['4 _ Japanese'.G2]&amp;&quot;':&quot;&amp;['4 _ Japanese'.G4]&amp;&quot;, &quot;;&quot;&quot;)&amp;&quot; }&quot;" office:value-type="string" office:string-value="{ 'salmon':8, 'veggies':7,  }">
            <text:p>{ 'salmon':8, 'veggies':7, <text:s/>}</text:p>
          </table:table-cell>
          <table:table-cell office:value-type="float" office:value="50">
            <text:p>50</text:p>
          </table:table-cell>
          <table:table-cell office:value-type="string">
            <text:p>sashim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5]" office:value-type="string" office:string-value="Seafood Tempura">
            <text:p>Seafood Tempura</text:p>
          </table:table-cell>
          <table:table-cell office:value-type="string">
            <text:p>Japanese</text:p>
          </table:table-cell>
          <table:table-cell table:formula="oooc:=&quot;{ &quot;&amp;IF(['4 _ Japanese'.B5]&gt;0;&quot;'&quot;&amp;['4 _ Japanese'.B2]&amp;&quot;':&quot;&amp;['4 _ Japanese'.B5]&amp;&quot;, &quot;;&quot;&quot;)&amp;IF(['4 _ Japanese'.C5]&gt;0;&quot;'&quot;&amp;['4 _ Japanese'.C2]&amp;&quot;':&quot;&amp;['4 _ Japanese'.C5]&amp;&quot;, &quot;;&quot;&quot;)&amp;IF(['4 _ Japanese'.D5]&gt;0;&quot;'&quot;&amp;['4 _ Japanese'.D2]&amp;&quot;':&quot;&amp;['4 _ Japanese'.D5]&amp;&quot;, &quot;;&quot;&quot;)&amp;IF(['4 _ Japanese'.E5]&gt;0;&quot;'&quot;&amp;['4 _ Japanese'.E2]&amp;&quot;':&quot;&amp;['4 _ Japanese'.E5]&amp;&quot;, &quot;;&quot;&quot;)&amp;IF(['4 _ Japanese'.F5]&gt;0;&quot;'&quot;&amp;['4 _ Japanese'.F2]&amp;&quot;':&quot;&amp;['4 _ Japanese'.F5]&amp;&quot;, &quot;;&quot;&quot;)&amp;IF(['4 _ Japanese'.G5]&gt;0;&quot;'&quot;&amp;['4 _ Japanese'.G2]&amp;&quot;':&quot;&amp;['4 _ Japanese'.G5]&amp;&quot;, &quot;;&quot;&quot;)&amp;&quot; }&quot;" office:value-type="string" office:string-value="{ 'shrimp':8, 'veggies':7,  }">
            <text:p>{ 'shrimp':8, 'veggies':7, <text:s/>}</text:p>
          </table:table-cell>
          <table:table-cell office:value-type="float" office:value="50">
            <text:p>50</text:p>
          </table:table-cell>
          <table:table-cell office:value-type="string">
            <text:p>seafood-tempura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6]" office:value-type="string" office:string-value="TofuDengaku">
            <text:p>TofuDengaku</text:p>
          </table:table-cell>
          <table:table-cell office:value-type="string">
            <text:p>Japanese</text:p>
          </table:table-cell>
          <table:table-cell table:formula="oooc:=&quot;{ &quot;&amp;IF(['4 _ Japanese'.B6]&gt;0;&quot;'&quot;&amp;['4 _ Japanese'.B2]&amp;&quot;':&quot;&amp;['4 _ Japanese'.B6]&amp;&quot;, &quot;;&quot;&quot;)&amp;IF(['4 _ Japanese'.C6]&gt;0;&quot;'&quot;&amp;['4 _ Japanese'.C2]&amp;&quot;':&quot;&amp;['4 _ Japanese'.C6]&amp;&quot;, &quot;;&quot;&quot;)&amp;IF(['4 _ Japanese'.D6]&gt;0;&quot;'&quot;&amp;['4 _ Japanese'.D2]&amp;&quot;':&quot;&amp;['4 _ Japanese'.D6]&amp;&quot;, &quot;;&quot;&quot;)&amp;IF(['4 _ Japanese'.E6]&gt;0;&quot;'&quot;&amp;['4 _ Japanese'.E2]&amp;&quot;':&quot;&amp;['4 _ Japanese'.E6]&amp;&quot;, &quot;;&quot;&quot;)&amp;IF(['4 _ Japanese'.F6]&gt;0;&quot;'&quot;&amp;['4 _ Japanese'.F2]&amp;&quot;':&quot;&amp;['4 _ Japanese'.F6]&amp;&quot;, &quot;;&quot;&quot;)&amp;IF(['4 _ Japanese'.G6]&gt;0;&quot;'&quot;&amp;['4 _ Japanese'.G2]&amp;&quot;':&quot;&amp;['4 _ Japanese'.G6]&amp;&quot;, &quot;;&quot;&quot;)&amp;&quot; }&quot;" office:value-type="string" office:string-value="{ 'tofu':9, 'seaweed':6,  }">
            <text:p>{ 'tofu':9, 'seaweed':6, <text:s/>}</text:p>
          </table:table-cell>
          <table:table-cell office:value-type="float" office:value="50">
            <text:p>50</text:p>
          </table:table-cell>
          <table:table-cell office:value-type="string">
            <text:p>tofudengaku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7]" office:value-type="string" office:string-value="Tempura">
            <text:p>Tempura</text:p>
          </table:table-cell>
          <table:table-cell office:value-type="string">
            <text:p>Japanese</text:p>
          </table:table-cell>
          <table:table-cell table:formula="oooc:=&quot;{ &quot;&amp;IF(['4 _ Japanese'.B7]&gt;0;&quot;'&quot;&amp;['4 _ Japanese'.B2]&amp;&quot;':&quot;&amp;['4 _ Japanese'.B7]&amp;&quot;, &quot;;&quot;&quot;)&amp;IF(['4 _ Japanese'.C7]&gt;0;&quot;'&quot;&amp;['4 _ Japanese'.C2]&amp;&quot;':&quot;&amp;['4 _ Japanese'.C7]&amp;&quot;, &quot;;&quot;&quot;)&amp;IF(['4 _ Japanese'.D7]&gt;0;&quot;'&quot;&amp;['4 _ Japanese'.D2]&amp;&quot;':&quot;&amp;['4 _ Japanese'.D7]&amp;&quot;, &quot;;&quot;&quot;)&amp;IF(['4 _ Japanese'.E7]&gt;0;&quot;'&quot;&amp;['4 _ Japanese'.E2]&amp;&quot;':&quot;&amp;['4 _ Japanese'.E7]&amp;&quot;, &quot;;&quot;&quot;)&amp;IF(['4 _ Japanese'.F7]&gt;0;&quot;'&quot;&amp;['4 _ Japanese'.F2]&amp;&quot;':&quot;&amp;['4 _ Japanese'.F7]&amp;&quot;, &quot;;&quot;&quot;)&amp;IF(['4 _ Japanese'.G7]&gt;0;&quot;'&quot;&amp;['4 _ Japanese'.G2]&amp;&quot;':&quot;&amp;['4 _ Japanese'.G7]&amp;&quot;, &quot;;&quot;&quot;)&amp;&quot; }&quot;" office:value-type="string" office:string-value="{ 'salmon':6, 'shrimp':8, 'veggies':6,  }">
            <text:p>{ 'salmon':6, 'shrimp':8, 'veggies':6, <text:s/>}</text:p>
          </table:table-cell>
          <table:table-cell office:value-type="float" office:value="75">
            <text:p>75</text:p>
          </table:table-cell>
          <table:table-cell office:value-type="string">
            <text:p>tempur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8]" office:value-type="string" office:string-value="Koyungohan">
            <text:p>Koyungohan</text:p>
          </table:table-cell>
          <table:table-cell office:value-type="string">
            <text:p>Japanese</text:p>
          </table:table-cell>
          <table:table-cell table:formula="oooc:=&quot;{ &quot;&amp;IF(['4 _ Japanese'.B8]&gt;0;&quot;'&quot;&amp;['4 _ Japanese'.B2]&amp;&quot;':&quot;&amp;['4 _ Japanese'.B8]&amp;&quot;, &quot;;&quot;&quot;)&amp;IF(['4 _ Japanese'.C8]&gt;0;&quot;'&quot;&amp;['4 _ Japanese'.C2]&amp;&quot;':&quot;&amp;['4 _ Japanese'.C8]&amp;&quot;, &quot;;&quot;&quot;)&amp;IF(['4 _ Japanese'.D8]&gt;0;&quot;'&quot;&amp;['4 _ Japanese'.D2]&amp;&quot;':&quot;&amp;['4 _ Japanese'.D8]&amp;&quot;, &quot;;&quot;&quot;)&amp;IF(['4 _ Japanese'.E8]&gt;0;&quot;'&quot;&amp;['4 _ Japanese'.E2]&amp;&quot;':&quot;&amp;['4 _ Japanese'.E8]&amp;&quot;, &quot;;&quot;&quot;)&amp;IF(['4 _ Japanese'.F8]&gt;0;&quot;'&quot;&amp;['4 _ Japanese'.F2]&amp;&quot;':&quot;&amp;['4 _ Japanese'.F8]&amp;&quot;, &quot;;&quot;&quot;)&amp;IF(['4 _ Japanese'.G8]&gt;0;&quot;'&quot;&amp;['4 _ Japanese'.G2]&amp;&quot;':&quot;&amp;['4 _ Japanese'.G8]&amp;&quot;, &quot;;&quot;&quot;)&amp;&quot; }&quot;" office:value-type="string" office:string-value="{ 'salmon':6, 'rice':8, 'tofu':6,  }">
            <text:p>{ 'salmon':6, 'rice':8, 'tofu':6, <text:s/>}</text:p>
          </table:table-cell>
          <table:table-cell office:value-type="float" office:value="75">
            <text:p>75</text:p>
          </table:table-cell>
          <table:table-cell office:value-type="string">
            <text:p>koyungoha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4 _ Japanese'.A9]" office:value-type="string" office:string-value="Ochazuke">
            <text:p>Ochazuke</text:p>
          </table:table-cell>
          <table:table-cell office:value-type="string">
            <text:p>Japanese</text:p>
          </table:table-cell>
          <table:table-cell table:formula="oooc:=&quot;{ &quot;&amp;IF(['4 _ Japanese'.B9]&gt;0;&quot;'&quot;&amp;['4 _ Japanese'.B2]&amp;&quot;':&quot;&amp;['4 _ Japanese'.B9]&amp;&quot;, &quot;;&quot;&quot;)&amp;IF(['4 _ Japanese'.C9]&gt;0;&quot;'&quot;&amp;['4 _ Japanese'.C2]&amp;&quot;':&quot;&amp;['4 _ Japanese'.C9]&amp;&quot;, &quot;;&quot;&quot;)&amp;IF(['4 _ Japanese'.D9]&gt;0;&quot;'&quot;&amp;['4 _ Japanese'.D2]&amp;&quot;':&quot;&amp;['4 _ Japanese'.D9]&amp;&quot;, &quot;;&quot;&quot;)&amp;IF(['4 _ Japanese'.E9]&gt;0;&quot;'&quot;&amp;['4 _ Japanese'.E2]&amp;&quot;':&quot;&amp;['4 _ Japanese'.E9]&amp;&quot;, &quot;;&quot;&quot;)&amp;IF(['4 _ Japanese'.F9]&gt;0;&quot;'&quot;&amp;['4 _ Japanese'.F2]&amp;&quot;':&quot;&amp;['4 _ Japanese'.F9]&amp;&quot;, &quot;;&quot;&quot;)&amp;IF(['4 _ Japanese'.G9]&gt;0;&quot;'&quot;&amp;['4 _ Japanese'.G2]&amp;&quot;':&quot;&amp;['4 _ Japanese'.G9]&amp;&quot;, &quot;;&quot;&quot;)&amp;&quot; }&quot;" office:value-type="string" office:string-value="{ 'salmon':8, 'rice':7, 'seaweed':5,  }">
            <text:p>{ 'salmon':8, 'rice':7, 'seaweed':5, <text:s/>}</text:p>
          </table:table-cell>
          <table:table-cell office:value-type="float" office:value="75">
            <text:p>75</text:p>
          </table:table-cell>
          <table:table-cell office:value-type="string">
            <text:p>ochazuk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0]" office:value-type="string" office:string-value="Tempura Shrimp Roll">
            <text:p>Tempura Shrimp Roll</text:p>
          </table:table-cell>
          <table:table-cell office:value-type="string">
            <text:p>Japanese</text:p>
          </table:table-cell>
          <table:table-cell table:formula="oooc:=&quot;{ &quot;&amp;IF(['4 _ Japanese'.B10]&gt;0;&quot;'&quot;&amp;['4 _ Japanese'.B2]&amp;&quot;':&quot;&amp;['4 _ Japanese'.B10]&amp;&quot;, &quot;;&quot;&quot;)&amp;IF(['4 _ Japanese'.C10]&gt;0;&quot;'&quot;&amp;['4 _ Japanese'.C2]&amp;&quot;':&quot;&amp;['4 _ Japanese'.C10]&amp;&quot;, &quot;;&quot;&quot;)&amp;IF(['4 _ Japanese'.D10]&gt;0;&quot;'&quot;&amp;['4 _ Japanese'.D2]&amp;&quot;':&quot;&amp;['4 _ Japanese'.D10]&amp;&quot;, &quot;;&quot;&quot;)&amp;IF(['4 _ Japanese'.E10]&gt;0;&quot;'&quot;&amp;['4 _ Japanese'.E2]&amp;&quot;':&quot;&amp;['4 _ Japanese'.E10]&amp;&quot;, &quot;;&quot;&quot;)&amp;IF(['4 _ Japanese'.F10]&gt;0;&quot;'&quot;&amp;['4 _ Japanese'.F2]&amp;&quot;':&quot;&amp;['4 _ Japanese'.F10]&amp;&quot;, &quot;;&quot;&quot;)&amp;IF(['4 _ Japanese'.G10]&gt;0;&quot;'&quot;&amp;['4 _ Japanese'.G2]&amp;&quot;':&quot;&amp;['4 _ Japanese'.G10]&amp;&quot;, &quot;;&quot;&quot;)&amp;&quot; }&quot;" office:value-type="string" office:string-value="{ 'shrimp':7, 'rice':7, 'seaweed':6,  }">
            <text:p>{ 'shrimp':7, 'rice':7, 'seaweed':6, <text:s/>}</text:p>
          </table:table-cell>
          <table:table-cell office:value-type="float" office:value="75">
            <text:p>75</text:p>
          </table:table-cell>
          <table:table-cell office:value-type="string">
            <text:p>tempura-shrimp-roll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4 _ Japanese'.A11]" office:value-type="string" office:string-value="Onigiri">
            <text:p>Onigiri</text:p>
          </table:table-cell>
          <table:table-cell office:value-type="string">
            <text:p>Japanese</text:p>
          </table:table-cell>
          <table:table-cell table:formula="oooc:=&quot;{ &quot;&amp;IF(['4 _ Japanese'.B11]&gt;0;&quot;'&quot;&amp;['4 _ Japanese'.B2]&amp;&quot;':&quot;&amp;['4 _ Japanese'.B11]&amp;&quot;, &quot;;&quot;&quot;)&amp;IF(['4 _ Japanese'.C11]&gt;0;&quot;'&quot;&amp;['4 _ Japanese'.C2]&amp;&quot;':&quot;&amp;['4 _ Japanese'.C11]&amp;&quot;, &quot;;&quot;&quot;)&amp;IF(['4 _ Japanese'.D11]&gt;0;&quot;'&quot;&amp;['4 _ Japanese'.D2]&amp;&quot;':&quot;&amp;['4 _ Japanese'.D11]&amp;&quot;, &quot;;&quot;&quot;)&amp;IF(['4 _ Japanese'.E11]&gt;0;&quot;'&quot;&amp;['4 _ Japanese'.E2]&amp;&quot;':&quot;&amp;['4 _ Japanese'.E11]&amp;&quot;, &quot;;&quot;&quot;)&amp;IF(['4 _ Japanese'.F11]&gt;0;&quot;'&quot;&amp;['4 _ Japanese'.F2]&amp;&quot;':&quot;&amp;['4 _ Japanese'.F11]&amp;&quot;, &quot;;&quot;&quot;)&amp;IF(['4 _ Japanese'.G11]&gt;0;&quot;'&quot;&amp;['4 _ Japanese'.G2]&amp;&quot;':&quot;&amp;['4 _ Japanese'.G11]&amp;&quot;, &quot;;&quot;&quot;)&amp;&quot; }&quot;" office:value-type="string" office:string-value="{ 'rice':7, 'tofu':6, 'seaweed':7,  }">
            <text:p>{ 'rice':7, 'tofu':6, 'seaweed':7, <text:s/>}</text:p>
          </table:table-cell>
          <table:table-cell office:value-type="float" office:value="75">
            <text:p>75</text:p>
          </table:table-cell>
          <table:table-cell office:value-type="string">
            <text:p>onigiri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2]" office:value-type="string" office:string-value="Osechi">
            <text:p>Osechi</text:p>
          </table:table-cell>
          <table:table-cell office:value-type="string">
            <text:p>Japanese</text:p>
          </table:table-cell>
          <table:table-cell table:formula="oooc:=&quot;{ &quot;&amp;IF(['4 _ Japanese'.B12]&gt;0;&quot;'&quot;&amp;['4 _ Japanese'.B2]&amp;&quot;':&quot;&amp;['4 _ Japanese'.B12]&amp;&quot;, &quot;;&quot;&quot;)&amp;IF(['4 _ Japanese'.C12]&gt;0;&quot;'&quot;&amp;['4 _ Japanese'.C2]&amp;&quot;':&quot;&amp;['4 _ Japanese'.C12]&amp;&quot;, &quot;;&quot;&quot;)&amp;IF(['4 _ Japanese'.D12]&gt;0;&quot;'&quot;&amp;['4 _ Japanese'.D2]&amp;&quot;':&quot;&amp;['4 _ Japanese'.D12]&amp;&quot;, &quot;;&quot;&quot;)&amp;IF(['4 _ Japanese'.E12]&gt;0;&quot;'&quot;&amp;['4 _ Japanese'.E2]&amp;&quot;':&quot;&amp;['4 _ Japanese'.E12]&amp;&quot;, &quot;;&quot;&quot;)&amp;IF(['4 _ Japanese'.F12]&gt;0;&quot;'&quot;&amp;['4 _ Japanese'.F2]&amp;&quot;':&quot;&amp;['4 _ Japanese'.F12]&amp;&quot;, &quot;;&quot;&quot;)&amp;IF(['4 _ Japanese'.G12]&gt;0;&quot;'&quot;&amp;['4 _ Japanese'.G2]&amp;&quot;':&quot;&amp;['4 _ Japanese'.G12]&amp;&quot;, &quot;;&quot;&quot;)&amp;&quot; }&quot;" office:value-type="string" office:string-value="{ 'salmon':6, 'shrimp':6, 'rice':7, 'seaweed':6,  }">
            <text:p>{ 'salmon':6, 'shrimp':6, 'rice':7, 'seaweed':6, <text:s/>}</text:p>
          </table:table-cell>
          <table:table-cell office:value-type="float" office:value="100">
            <text:p>100</text:p>
          </table:table-cell>
          <table:table-cell office:value-type="string">
            <text:p>osec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4 _ Japanese'.A13]" office:value-type="string" office:string-value="Yosenabe">
            <text:p>Yosenabe</text:p>
          </table:table-cell>
          <table:table-cell office:value-type="string">
            <text:p>Japanese</text:p>
          </table:table-cell>
          <table:table-cell table:formula="oooc:=&quot;{ &quot;&amp;IF(['4 _ Japanese'.B13]&gt;0;&quot;'&quot;&amp;['4 _ Japanese'.B2]&amp;&quot;':&quot;&amp;['4 _ Japanese'.B13]&amp;&quot;, &quot;;&quot;&quot;)&amp;IF(['4 _ Japanese'.C13]&gt;0;&quot;'&quot;&amp;['4 _ Japanese'.C2]&amp;&quot;':&quot;&amp;['4 _ Japanese'.C13]&amp;&quot;, &quot;;&quot;&quot;)&amp;IF(['4 _ Japanese'.D13]&gt;0;&quot;'&quot;&amp;['4 _ Japanese'.D2]&amp;&quot;':&quot;&amp;['4 _ Japanese'.D13]&amp;&quot;, &quot;;&quot;&quot;)&amp;IF(['4 _ Japanese'.E13]&gt;0;&quot;'&quot;&amp;['4 _ Japanese'.E2]&amp;&quot;':&quot;&amp;['4 _ Japanese'.E13]&amp;&quot;, &quot;;&quot;&quot;)&amp;IF(['4 _ Japanese'.F13]&gt;0;&quot;'&quot;&amp;['4 _ Japanese'.F2]&amp;&quot;':&quot;&amp;['4 _ Japanese'.F13]&amp;&quot;, &quot;;&quot;&quot;)&amp;IF(['4 _ Japanese'.G13]&gt;0;&quot;'&quot;&amp;['4 _ Japanese'.G2]&amp;&quot;':&quot;&amp;['4 _ Japanese'.G13]&amp;&quot;, &quot;;&quot;&quot;)&amp;&quot; }&quot;" office:value-type="string" office:string-value="{ 'salmon':7, 'shrimp':6, 'tofu':5, 'veggies':7,  }">
            <text:p>{ 'salmon':7, 'shrimp':6, 'tofu':5, 'veggies':7, <text:s/>}</text:p>
          </table:table-cell>
          <table:table-cell office:value-type="float" office:value="100">
            <text:p>100</text:p>
          </table:table-cell>
          <table:table-cell office:value-type="string">
            <text:p>yosenabe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4 _ Japanese'.A14]" office:value-type="string" office:string-value="Temaki Zushi">
            <text:p>Temaki Zushi</text:p>
          </table:table-cell>
          <table:table-cell office:value-type="string">
            <text:p>Japanese</text:p>
          </table:table-cell>
          <table:table-cell table:formula="oooc:=&quot;{ &quot;&amp;IF(['4 _ Japanese'.B14]&gt;0;&quot;'&quot;&amp;['4 _ Japanese'.B2]&amp;&quot;':&quot;&amp;['4 _ Japanese'.B14]&amp;&quot;, &quot;;&quot;&quot;)&amp;IF(['4 _ Japanese'.C14]&gt;0;&quot;'&quot;&amp;['4 _ Japanese'.C2]&amp;&quot;':&quot;&amp;['4 _ Japanese'.C14]&amp;&quot;, &quot;;&quot;&quot;)&amp;IF(['4 _ Japanese'.D14]&gt;0;&quot;'&quot;&amp;['4 _ Japanese'.D2]&amp;&quot;':&quot;&amp;['4 _ Japanese'.D14]&amp;&quot;, &quot;;&quot;&quot;)&amp;IF(['4 _ Japanese'.E14]&gt;0;&quot;'&quot;&amp;['4 _ Japanese'.E2]&amp;&quot;':&quot;&amp;['4 _ Japanese'.E14]&amp;&quot;, &quot;;&quot;&quot;)&amp;IF(['4 _ Japanese'.F14]&gt;0;&quot;'&quot;&amp;['4 _ Japanese'.F2]&amp;&quot;':&quot;&amp;['4 _ Japanese'.F14]&amp;&quot;, &quot;;&quot;&quot;)&amp;IF(['4 _ Japanese'.G14]&gt;0;&quot;'&quot;&amp;['4 _ Japanese'.G2]&amp;&quot;':&quot;&amp;['4 _ Japanese'.G14]&amp;&quot;, &quot;;&quot;&quot;)&amp;&quot; }&quot;" office:value-type="string" office:string-value="{ 'rice':8, 'tofu':5, 'veggies':6, 'seaweed':6,  }">
            <text:p>{ 'rice':8, 'tofu':5, 'veggies':6, 'seaweed':6, <text:s/>}</text:p>
          </table:table-cell>
          <table:table-cell office:value-type="float" office:value="100">
            <text:p>100</text:p>
          </table:table-cell>
          <table:table-cell office:value-type="string">
            <text:p>temakizushi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3]" office:value-type="string" office:string-value="Chicken Shrimp Soup">
            <text:p>Chicken Shrimp Soup</text:p>
          </table:table-cell>
          <table:table-cell office:value-type="string">
            <text:p>Hawaiian</text:p>
          </table:table-cell>
          <table:table-cell table:formula="oooc:=&quot;{ &quot;&amp;IF(['5 _ Hawaiian'.B3]&gt;0;&quot;'&quot;&amp;['5 _ Hawaiian'.B2]&amp;&quot;':&quot;&amp;['5 _ Hawaiian'.B3]&amp;&quot;, &quot;;&quot;&quot;)&amp;IF(['5 _ Hawaiian'.C3]&gt;0;&quot;'&quot;&amp;['5 _ Hawaiian'.C2]&amp;&quot;':&quot;&amp;['5 _ Hawaiian'.C3]&amp;&quot;, &quot;;&quot;&quot;)&amp;IF(['5 _ Hawaiian'.D3]&gt;0;&quot;'&quot;&amp;['5 _ Hawaiian'.D2]&amp;&quot;':&quot;&amp;['5 _ Hawaiian'.D3]&amp;&quot;, &quot;;&quot;&quot;)&amp;IF(['5 _ Hawaiian'.E3]&gt;0;&quot;'&quot;&amp;['5 _ Hawaiian'.E2]&amp;&quot;':&quot;&amp;['5 _ Hawaiian'.E3]&amp;&quot;, &quot;;&quot;&quot;)&amp;IF(['5 _ Hawaiian'.F3]&gt;0;&quot;'&quot;&amp;['5 _ Hawaiian'.F2]&amp;&quot;':&quot;&amp;['5 _ Hawaiian'.F3]&amp;&quot;, &quot;;&quot;&quot;)&amp;IF(['5 _ Hawaiian'.G3]&gt;0;&quot;'&quot;&amp;['5 _ Hawaiian'.G2]&amp;&quot;':&quot;&amp;['5 _ Hawaiian'.G3]&amp;&quot;, &quot;;&quot;&quot;)&amp;&quot; }&quot;" office:value-type="string" office:string-value="{ 'shrimp':7, 'meat':8,  }">
            <text:p>{ 'shrimp':7, 'meat':8, <text:s/>}</text:p>
          </table:table-cell>
          <table:table-cell office:value-type="float" office:value="50">
            <text:p>50</text:p>
          </table:table-cell>
          <table:table-cell office:value-type="string">
            <text:p>chicken-shrimp-soup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4]" office:value-type="string" office:string-value="Spicy Shrimps">
            <text:p>Spicy Shrimps</text:p>
          </table:table-cell>
          <table:table-cell office:value-type="string">
            <text:p>Hawaiian</text:p>
          </table:table-cell>
          <table:table-cell table:formula="oooc:=&quot;{ &quot;&amp;IF(['5 _ Hawaiian'.B4]&gt;0;&quot;'&quot;&amp;['5 _ Hawaiian'.B2]&amp;&quot;':&quot;&amp;['5 _ Hawaiian'.B4]&amp;&quot;, &quot;;&quot;&quot;)&amp;IF(['5 _ Hawaiian'.C4]&gt;0;&quot;'&quot;&amp;['5 _ Hawaiian'.C2]&amp;&quot;':&quot;&amp;['5 _ Hawaiian'.C4]&amp;&quot;, &quot;;&quot;&quot;)&amp;IF(['5 _ Hawaiian'.D4]&gt;0;&quot;'&quot;&amp;['5 _ Hawaiian'.D2]&amp;&quot;':&quot;&amp;['5 _ Hawaiian'.D4]&amp;&quot;, &quot;;&quot;&quot;)&amp;IF(['5 _ Hawaiian'.E4]&gt;0;&quot;'&quot;&amp;['5 _ Hawaiian'.E2]&amp;&quot;':&quot;&amp;['5 _ Hawaiian'.E4]&amp;&quot;, &quot;;&quot;&quot;)&amp;IF(['5 _ Hawaiian'.F4]&gt;0;&quot;'&quot;&amp;['5 _ Hawaiian'.F2]&amp;&quot;':&quot;&amp;['5 _ Hawaiian'.F4]&amp;&quot;, &quot;;&quot;&quot;)&amp;IF(['5 _ Hawaiian'.G4]&gt;0;&quot;'&quot;&amp;['5 _ Hawaiian'.G2]&amp;&quot;':&quot;&amp;['5 _ Hawaiian'.G4]&amp;&quot;, &quot;;&quot;&quot;)&amp;&quot; }&quot;" office:value-type="string" office:string-value="{ 'shrimp':8, 'chili-pepper':7,  }">
            <text:p>{ 'shrimp':8, 'chili-pepper':7, <text:s/>}</text:p>
          </table:table-cell>
          <table:table-cell office:value-type="float" office:value="50">
            <text:p>50</text:p>
          </table:table-cell>
          <table:table-cell office:value-type="string">
            <text:p>spicy-shrimps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5]" office:value-type="string" office:string-value="Hulihuli Chicken">
            <text:p>Hulihuli Chicken</text:p>
          </table:table-cell>
          <table:table-cell office:value-type="string">
            <text:p>Hawaiian</text:p>
          </table:table-cell>
          <table:table-cell table:formula="oooc:=&quot;{ &quot;&amp;IF(['5 _ Hawaiian'.B5]&gt;0;&quot;'&quot;&amp;['5 _ Hawaiian'.B2]&amp;&quot;':&quot;&amp;['5 _ Hawaiian'.B5]&amp;&quot;, &quot;;&quot;&quot;)&amp;IF(['5 _ Hawaiian'.C5]&gt;0;&quot;'&quot;&amp;['5 _ Hawaiian'.C2]&amp;&quot;':&quot;&amp;['5 _ Hawaiian'.C5]&amp;&quot;, &quot;;&quot;&quot;)&amp;IF(['5 _ Hawaiian'.D5]&gt;0;&quot;'&quot;&amp;['5 _ Hawaiian'.D2]&amp;&quot;':&quot;&amp;['5 _ Hawaiian'.D5]&amp;&quot;, &quot;;&quot;&quot;)&amp;IF(['5 _ Hawaiian'.E5]&gt;0;&quot;'&quot;&amp;['5 _ Hawaiian'.E2]&amp;&quot;':&quot;&amp;['5 _ Hawaiian'.E5]&amp;&quot;, &quot;;&quot;&quot;)&amp;IF(['5 _ Hawaiian'.F5]&gt;0;&quot;'&quot;&amp;['5 _ Hawaiian'.F2]&amp;&quot;':&quot;&amp;['5 _ Hawaiian'.F5]&amp;&quot;, &quot;;&quot;&quot;)&amp;IF(['5 _ Hawaiian'.G5]&gt;0;&quot;'&quot;&amp;['5 _ Hawaiian'.G2]&amp;&quot;':&quot;&amp;['5 _ Hawaiian'.G5]&amp;&quot;, &quot;;&quot;&quot;)&amp;&quot; }&quot;" office:value-type="string" office:string-value="{ 'meat':8, 'shoyu':7,  }">
            <text:p>{ 'meat':8, 'shoyu':7, <text:s/>}</text:p>
          </table:table-cell>
          <table:table-cell office:value-type="float" office:value="50">
            <text:p>50</text:p>
          </table:table-cell>
          <table:table-cell office:value-type="string">
            <text:p>hulihuli-chicken</text:p>
          </table:table-cell>
          <table:table-cell office:value-type="float" office:value="0">
            <text:p>0</text:p>
          </table:table-cell>
          <table:table-cell/>
          <table:table-cell office:value-type="float" office:value="70">
            <text:p>7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6]" office:value-type="string" office:string-value="Mango Mui">
            <text:p>Mango Mui</text:p>
          </table:table-cell>
          <table:table-cell office:value-type="string">
            <text:p>Hawaiian</text:p>
          </table:table-cell>
          <table:table-cell table:formula="oooc:=&quot;{ &quot;&amp;IF(['5 _ Hawaiian'.B6]&gt;0;&quot;'&quot;&amp;['5 _ Hawaiian'.B2]&amp;&quot;':&quot;&amp;['5 _ Hawaiian'.B6]&amp;&quot;, &quot;;&quot;&quot;)&amp;IF(['5 _ Hawaiian'.C6]&gt;0;&quot;'&quot;&amp;['5 _ Hawaiian'.C2]&amp;&quot;':&quot;&amp;['5 _ Hawaiian'.C6]&amp;&quot;, &quot;;&quot;&quot;)&amp;IF(['5 _ Hawaiian'.D6]&gt;0;&quot;'&quot;&amp;['5 _ Hawaiian'.D2]&amp;&quot;':&quot;&amp;['5 _ Hawaiian'.D6]&amp;&quot;, &quot;;&quot;&quot;)&amp;IF(['5 _ Hawaiian'.E6]&gt;0;&quot;'&quot;&amp;['5 _ Hawaiian'.E2]&amp;&quot;':&quot;&amp;['5 _ Hawaiian'.E6]&amp;&quot;, &quot;;&quot;&quot;)&amp;IF(['5 _ Hawaiian'.F6]&gt;0;&quot;'&quot;&amp;['5 _ Hawaiian'.F2]&amp;&quot;':&quot;&amp;['5 _ Hawaiian'.F6]&amp;&quot;, &quot;;&quot;&quot;)&amp;IF(['5 _ Hawaiian'.G6]&gt;0;&quot;'&quot;&amp;['5 _ Hawaiian'.G2]&amp;&quot;':&quot;&amp;['5 _ Hawaiian'.G6]&amp;&quot;, &quot;;&quot;&quot;)&amp;&quot; }&quot;" office:value-type="string" office:string-value="{ 'lime':6, 'mango':9,  }">
            <text:p>{ 'lime':6, 'mango':9, <text:s/>}</text:p>
          </table:table-cell>
          <table:table-cell office:value-type="float" office:value="50">
            <text:p>50</text:p>
          </table:table-cell>
          <table:table-cell office:value-type="string">
            <text:p>mango-mui</text:p>
          </table:table-cell>
          <table:table-cell office:value-type="float" office:value="0">
            <text:p>0</text:p>
          </table:table-cell>
          <table:table-cell/>
          <table:table-cell office:value-type="float" office:value="225">
            <text:p>225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7]" office:value-type="string" office:string-value="Wonton">
            <text:p>Wonton</text:p>
          </table:table-cell>
          <table:table-cell office:value-type="string">
            <text:p>Hawaiian</text:p>
          </table:table-cell>
          <table:table-cell table:formula="oooc:=&quot;{ &quot;&amp;IF(['5 _ Hawaiian'.B7]&gt;0;&quot;'&quot;&amp;['5 _ Hawaiian'.B2]&amp;&quot;':&quot;&amp;['5 _ Hawaiian'.B7]&amp;&quot;, &quot;;&quot;&quot;)&amp;IF(['5 _ Hawaiian'.C7]&gt;0;&quot;'&quot;&amp;['5 _ Hawaiian'.C2]&amp;&quot;':&quot;&amp;['5 _ Hawaiian'.C7]&amp;&quot;, &quot;;&quot;&quot;)&amp;IF(['5 _ Hawaiian'.D7]&gt;0;&quot;'&quot;&amp;['5 _ Hawaiian'.D2]&amp;&quot;':&quot;&amp;['5 _ Hawaiian'.D7]&amp;&quot;, &quot;;&quot;&quot;)&amp;IF(['5 _ Hawaiian'.E7]&gt;0;&quot;'&quot;&amp;['5 _ Hawaiian'.E2]&amp;&quot;':&quot;&amp;['5 _ Hawaiian'.E7]&amp;&quot;, &quot;;&quot;&quot;)&amp;IF(['5 _ Hawaiian'.F7]&gt;0;&quot;'&quot;&amp;['5 _ Hawaiian'.F2]&amp;&quot;':&quot;&amp;['5 _ Hawaiian'.F7]&amp;&quot;, &quot;;&quot;&quot;)&amp;IF(['5 _ Hawaiian'.G7]&gt;0;&quot;'&quot;&amp;['5 _ Hawaiian'.G2]&amp;&quot;':&quot;&amp;['5 _ Hawaiian'.G7]&amp;&quot;, &quot;;&quot;&quot;)&amp;&quot; }&quot;" office:value-type="string" office:string-value="{ 'shrimp':7, 'meat':8, 'shoyu':6,  }">
            <text:p>{ 'shrimp':7, 'meat':8, 'shoyu':6, <text:s/>}</text:p>
          </table:table-cell>
          <table:table-cell office:value-type="float" office:value="75">
            <text:p>75</text:p>
          </table:table-cell>
          <table:table-cell office:value-type="string">
            <text:p>wonto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8]" office:value-type="string" office:string-value="Shrimp Canton">
            <text:p>Shrimp Canton</text:p>
          </table:table-cell>
          <table:table-cell office:value-type="string">
            <text:p>Hawaiian</text:p>
          </table:table-cell>
          <table:table-cell table:formula="oooc:=&quot;{ &quot;&amp;IF(['5 _ Hawaiian'.B8]&gt;0;&quot;'&quot;&amp;['5 _ Hawaiian'.B2]&amp;&quot;':&quot;&amp;['5 _ Hawaiian'.B8]&amp;&quot;, &quot;;&quot;&quot;)&amp;IF(['5 _ Hawaiian'.C8]&gt;0;&quot;'&quot;&amp;['5 _ Hawaiian'.C2]&amp;&quot;':&quot;&amp;['5 _ Hawaiian'.C8]&amp;&quot;, &quot;;&quot;&quot;)&amp;IF(['5 _ Hawaiian'.D8]&gt;0;&quot;'&quot;&amp;['5 _ Hawaiian'.D2]&amp;&quot;':&quot;&amp;['5 _ Hawaiian'.D8]&amp;&quot;, &quot;;&quot;&quot;)&amp;IF(['5 _ Hawaiian'.E8]&gt;0;&quot;'&quot;&amp;['5 _ Hawaiian'.E2]&amp;&quot;':&quot;&amp;['5 _ Hawaiian'.E8]&amp;&quot;, &quot;;&quot;&quot;)&amp;IF(['5 _ Hawaiian'.F8]&gt;0;&quot;'&quot;&amp;['5 _ Hawaiian'.F2]&amp;&quot;':&quot;&amp;['5 _ Hawaiian'.F8]&amp;&quot;, &quot;;&quot;&quot;)&amp;IF(['5 _ Hawaiian'.G8]&gt;0;&quot;'&quot;&amp;['5 _ Hawaiian'.G2]&amp;&quot;':&quot;&amp;['5 _ Hawaiian'.G8]&amp;&quot;, &quot;;&quot;&quot;)&amp;&quot; }&quot;" office:value-type="string" office:string-value="{ 'shrimp':8, 'mango':7, 'shoyu':6,  }">
            <text:p>{ 'shrimp':8, 'mango':7, 'shoyu':6, <text:s/>}</text:p>
          </table:table-cell>
          <table:table-cell office:value-type="float" office:value="75">
            <text:p>75</text:p>
          </table:table-cell>
          <table:table-cell office:value-type="string">
            <text:p>shrimp-canto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">
            <text:p>40</text:p>
          </table:table-cell>
        </table:table-row>
        <table:table-row table:style-name="ro2">
          <table:table-cell table:formula="oooc:=['5 _ Hawaiian'.A9]" office:value-type="string" office:string-value="Lime Chicken">
            <text:p>Lime Chicken</text:p>
          </table:table-cell>
          <table:table-cell office:value-type="string">
            <text:p>Hawaiian</text:p>
          </table:table-cell>
          <table:table-cell table:formula="oooc:=&quot;{ &quot;&amp;IF(['5 _ Hawaiian'.B9]&gt;0;&quot;'&quot;&amp;['5 _ Hawaiian'.B2]&amp;&quot;':&quot;&amp;['5 _ Hawaiian'.B9]&amp;&quot;, &quot;;&quot;&quot;)&amp;IF(['5 _ Hawaiian'.C9]&gt;0;&quot;'&quot;&amp;['5 _ Hawaiian'.C2]&amp;&quot;':&quot;&amp;['5 _ Hawaiian'.C9]&amp;&quot;, &quot;;&quot;&quot;)&amp;IF(['5 _ Hawaiian'.D9]&gt;0;&quot;'&quot;&amp;['5 _ Hawaiian'.D2]&amp;&quot;':&quot;&amp;['5 _ Hawaiian'.D9]&amp;&quot;, &quot;;&quot;&quot;)&amp;IF(['5 _ Hawaiian'.E9]&gt;0;&quot;'&quot;&amp;['5 _ Hawaiian'.E2]&amp;&quot;':&quot;&amp;['5 _ Hawaiian'.E9]&amp;&quot;, &quot;;&quot;&quot;)&amp;IF(['5 _ Hawaiian'.F9]&gt;0;&quot;'&quot;&amp;['5 _ Hawaiian'.F2]&amp;&quot;':&quot;&amp;['5 _ Hawaiian'.F9]&amp;&quot;, &quot;;&quot;&quot;)&amp;IF(['5 _ Hawaiian'.G9]&gt;0;&quot;'&quot;&amp;['5 _ Hawaiian'.G2]&amp;&quot;':&quot;&amp;['5 _ Hawaiian'.G9]&amp;&quot;, &quot;;&quot;&quot;)&amp;&quot; }&quot;" office:value-type="string" office:string-value="{ 'meat':8, 'chili-pepper':6, 'lime':7,  }">
            <text:p>{ 'meat':8, 'chili-pepper':6, 'lime':7, <text:s/>}</text:p>
          </table:table-cell>
          <table:table-cell office:value-type="float" office:value="75">
            <text:p>75</text:p>
          </table:table-cell>
          <table:table-cell office:value-type="string">
            <text:p>lime-chicken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0]" office:value-type="string" office:string-value="Mango Salsa">
            <text:p>Mango Salsa</text:p>
          </table:table-cell>
          <table:table-cell office:value-type="string">
            <text:p>Hawaiian</text:p>
          </table:table-cell>
          <table:table-cell table:formula="oooc:=&quot;{ &quot;&amp;IF(['5 _ Hawaiian'.B10]&gt;0;&quot;'&quot;&amp;['5 _ Hawaiian'.B2]&amp;&quot;':&quot;&amp;['5 _ Hawaiian'.B10]&amp;&quot;, &quot;;&quot;&quot;)&amp;IF(['5 _ Hawaiian'.C10]&gt;0;&quot;'&quot;&amp;['5 _ Hawaiian'.C2]&amp;&quot;':&quot;&amp;['5 _ Hawaiian'.C10]&amp;&quot;, &quot;;&quot;&quot;)&amp;IF(['5 _ Hawaiian'.D10]&gt;0;&quot;'&quot;&amp;['5 _ Hawaiian'.D2]&amp;&quot;':&quot;&amp;['5 _ Hawaiian'.D10]&amp;&quot;, &quot;;&quot;&quot;)&amp;IF(['5 _ Hawaiian'.E10]&gt;0;&quot;'&quot;&amp;['5 _ Hawaiian'.E2]&amp;&quot;':&quot;&amp;['5 _ Hawaiian'.E10]&amp;&quot;, &quot;;&quot;&quot;)&amp;IF(['5 _ Hawaiian'.F10]&gt;0;&quot;'&quot;&amp;['5 _ Hawaiian'.F2]&amp;&quot;':&quot;&amp;['5 _ Hawaiian'.F10]&amp;&quot;, &quot;;&quot;&quot;)&amp;IF(['5 _ Hawaiian'.G10]&gt;0;&quot;'&quot;&amp;['5 _ Hawaiian'.G2]&amp;&quot;':&quot;&amp;['5 _ Hawaiian'.G10]&amp;&quot;, &quot;;&quot;&quot;)&amp;&quot; }&quot;" office:value-type="string" office:string-value="{ 'chili-pepper':7, 'lime':6, 'mango':8,  }">
            <text:p>{ 'chili-pepper':7, 'lime':6, 'mango':8, <text:s/>}</text:p>
          </table:table-cell>
          <table:table-cell office:value-type="float" office:value="75">
            <text:p>75</text:p>
          </table:table-cell>
          <table:table-cell office:value-type="string">
            <text:p>mango-salsa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160">
            <text:p>160</text:p>
          </table:table-cell>
        </table:table-row>
        <table:table-row table:style-name="ro2">
          <table:table-cell table:formula="oooc:=['5 _ Hawaiian'.A11]" office:value-type="string" office:string-value="Chicken Laulau">
            <text:p>Chicken Laulau</text:p>
          </table:table-cell>
          <table:table-cell office:value-type="string">
            <text:p>Hawaiian</text:p>
          </table:table-cell>
          <table:table-cell table:formula="oooc:=&quot;{ &quot;&amp;IF(['5 _ Hawaiian'.B11]&gt;0;&quot;'&quot;&amp;['5 _ Hawaiian'.B2]&amp;&quot;':&quot;&amp;['5 _ Hawaiian'.B11]&amp;&quot;, &quot;;&quot;&quot;)&amp;IF(['5 _ Hawaiian'.C11]&gt;0;&quot;'&quot;&amp;['5 _ Hawaiian'.C2]&amp;&quot;':&quot;&amp;['5 _ Hawaiian'.C11]&amp;&quot;, &quot;;&quot;&quot;)&amp;IF(['5 _ Hawaiian'.D11]&gt;0;&quot;'&quot;&amp;['5 _ Hawaiian'.D2]&amp;&quot;':&quot;&amp;['5 _ Hawaiian'.D11]&amp;&quot;, &quot;;&quot;&quot;)&amp;IF(['5 _ Hawaiian'.E11]&gt;0;&quot;'&quot;&amp;['5 _ Hawaiian'.E2]&amp;&quot;':&quot;&amp;['5 _ Hawaiian'.E11]&amp;&quot;, &quot;;&quot;&quot;)&amp;IF(['5 _ Hawaiian'.F11]&gt;0;&quot;'&quot;&amp;['5 _ Hawaiian'.F2]&amp;&quot;':&quot;&amp;['5 _ Hawaiian'.F11]&amp;&quot;, &quot;;&quot;&quot;)&amp;IF(['5 _ Hawaiian'.G11]&gt;0;&quot;'&quot;&amp;['5 _ Hawaiian'.G2]&amp;&quot;':&quot;&amp;['5 _ Hawaiian'.G11]&amp;&quot;, &quot;;&quot;&quot;)&amp;&quot; }&quot;" office:value-type="string" office:string-value="{ 'shrimp':6, 'meat':8, 'lime':6, 'shoyu':6,  }">
            <text:p>{ 'shrimp':6, 'meat':8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chicken-laulau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2]" office:value-type="string" office:string-value="Shrimp Mango Salad">
            <text:p>Shrimp Mango Salad</text:p>
          </table:table-cell>
          <table:table-cell office:value-type="string">
            <text:p>Hawaiian</text:p>
          </table:table-cell>
          <table:table-cell table:formula="oooc:=&quot;{ &quot;&amp;IF(['5 _ Hawaiian'.B12]&gt;0;&quot;'&quot;&amp;['5 _ Hawaiian'.B2]&amp;&quot;':&quot;&amp;['5 _ Hawaiian'.B12]&amp;&quot;, &quot;;&quot;&quot;)&amp;IF(['5 _ Hawaiian'.C12]&gt;0;&quot;'&quot;&amp;['5 _ Hawaiian'.C2]&amp;&quot;':&quot;&amp;['5 _ Hawaiian'.C12]&amp;&quot;, &quot;;&quot;&quot;)&amp;IF(['5 _ Hawaiian'.D12]&gt;0;&quot;'&quot;&amp;['5 _ Hawaiian'.D2]&amp;&quot;':&quot;&amp;['5 _ Hawaiian'.D12]&amp;&quot;, &quot;;&quot;&quot;)&amp;IF(['5 _ Hawaiian'.E12]&gt;0;&quot;'&quot;&amp;['5 _ Hawaiian'.E2]&amp;&quot;':&quot;&amp;['5 _ Hawaiian'.E12]&amp;&quot;, &quot;;&quot;&quot;)&amp;IF(['5 _ Hawaiian'.F12]&gt;0;&quot;'&quot;&amp;['5 _ Hawaiian'.F2]&amp;&quot;':&quot;&amp;['5 _ Hawaiian'.F12]&amp;&quot;, &quot;;&quot;&quot;)&amp;IF(['5 _ Hawaiian'.G12]&gt;0;&quot;'&quot;&amp;['5 _ Hawaiian'.G2]&amp;&quot;':&quot;&amp;['5 _ Hawaiian'.G12]&amp;&quot;, &quot;;&quot;&quot;)&amp;&quot; }&quot;" office:value-type="string" office:string-value="{ 'shrimp':7, 'chili-pepper':6, 'lime':6, 'mango':7,  }">
            <text:p>{ 'shrimp':7, 'chili-pepper':6, 'lime':6, 'mango':7, <text:s/>}</text:p>
          </table:table-cell>
          <table:table-cell office:value-type="float" office:value="100">
            <text:p>100</text:p>
          </table:table-cell>
          <table:table-cell office:value-type="string">
            <text:p>shrimp-mango-salad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280">
            <text:p>280</text:p>
          </table:table-cell>
        </table:table-row>
        <table:table-row table:style-name="ro2">
          <table:table-cell table:formula="oooc:=['5 _ Hawaiian'.A13]" office:value-type="string" office:string-value="Pipikaula">
            <text:p>Pipikaula</text:p>
          </table:table-cell>
          <table:table-cell office:value-type="string">
            <text:p>Hawaiian</text:p>
          </table:table-cell>
          <table:table-cell table:formula="oooc:=&quot;{ &quot;&amp;IF(['5 _ Hawaiian'.B13]&gt;0;&quot;'&quot;&amp;['5 _ Hawaiian'.B2]&amp;&quot;':&quot;&amp;['5 _ Hawaiian'.B13]&amp;&quot;, &quot;;&quot;&quot;)&amp;IF(['5 _ Hawaiian'.C13]&gt;0;&quot;'&quot;&amp;['5 _ Hawaiian'.C2]&amp;&quot;':&quot;&amp;['5 _ Hawaiian'.C13]&amp;&quot;, &quot;;&quot;&quot;)&amp;IF(['5 _ Hawaiian'.D13]&gt;0;&quot;'&quot;&amp;['5 _ Hawaiian'.D2]&amp;&quot;':&quot;&amp;['5 _ Hawaiian'.D13]&amp;&quot;, &quot;;&quot;&quot;)&amp;IF(['5 _ Hawaiian'.E13]&gt;0;&quot;'&quot;&amp;['5 _ Hawaiian'.E2]&amp;&quot;':&quot;&amp;['5 _ Hawaiian'.E13]&amp;&quot;, &quot;;&quot;&quot;)&amp;IF(['5 _ Hawaiian'.F13]&gt;0;&quot;'&quot;&amp;['5 _ Hawaiian'.F2]&amp;&quot;':&quot;&amp;['5 _ Hawaiian'.F13]&amp;&quot;, &quot;;&quot;&quot;)&amp;IF(['5 _ Hawaiian'.G13]&gt;0;&quot;'&quot;&amp;['5 _ Hawaiian'.G2]&amp;&quot;':&quot;&amp;['5 _ Hawaiian'.G13]&amp;&quot;, &quot;;&quot;&quot;)&amp;&quot; }&quot;" office:value-type="string" office:string-value="{ 'meat':7, 'chili-pepper':7, 'lime':6, 'shoyu':6,  }">
            <text:p>{ 'meat':7, 'chili-pepper':7, 'lime':6, 'shoyu':6, <text:s/>}</text:p>
          </table:table-cell>
          <table:table-cell office:value-type="float" office:value="100">
            <text:p>100</text:p>
          </table:table-cell>
          <table:table-cell office:value-type="string">
            <text:p>pipikaula</text:p>
          </table:table-cell>
          <table:table-cell office:value-type="float" office:value="0">
            <text:p>0</text:p>
          </table:table-cell>
          <table:table-cell/>
          <table:table-cell office:value-type="float" office:value="450">
            <text:p>450</text:p>
          </table:table-cell>
          <table:table-cell office:value-type="float" office:value="400">
            <text:p>400</text:p>
          </table:table-cell>
        </table:table-row>
        <table:table-row table:style-name="ro2">
          <table:table-cell table:formula="oooc:=['5 _ Hawaiian'.A14]" office:value-type="string" office:string-value="Mango Chicken">
            <text:p>Mango Chicken</text:p>
          </table:table-cell>
          <table:table-cell office:value-type="string">
            <text:p>Hawaiian</text:p>
          </table:table-cell>
          <table:table-cell table:formula="oooc:=&quot;{ &quot;&amp;IF(['5 _ Hawaiian'.B14]&gt;0;&quot;'&quot;&amp;['5 _ Hawaiian'.B2]&amp;&quot;':&quot;&amp;['5 _ Hawaiian'.B14]&amp;&quot;, &quot;;&quot;&quot;)&amp;IF(['5 _ Hawaiian'.C14]&gt;0;&quot;'&quot;&amp;['5 _ Hawaiian'.C2]&amp;&quot;':&quot;&amp;['5 _ Hawaiian'.C14]&amp;&quot;, &quot;;&quot;&quot;)&amp;IF(['5 _ Hawaiian'.D14]&gt;0;&quot;'&quot;&amp;['5 _ Hawaiian'.D2]&amp;&quot;':&quot;&amp;['5 _ Hawaiian'.D14]&amp;&quot;, &quot;;&quot;&quot;)&amp;IF(['5 _ Hawaiian'.E14]&gt;0;&quot;'&quot;&amp;['5 _ Hawaiian'.E2]&amp;&quot;':&quot;&amp;['5 _ Hawaiian'.E14]&amp;&quot;, &quot;;&quot;&quot;)&amp;IF(['5 _ Hawaiian'.F14]&gt;0;&quot;'&quot;&amp;['5 _ Hawaiian'.F2]&amp;&quot;':&quot;&amp;['5 _ Hawaiian'.F14]&amp;&quot;, &quot;;&quot;&quot;)&amp;IF(['5 _ Hawaiian'.G14]&gt;0;&quot;'&quot;&amp;['5 _ Hawaiian'.G2]&amp;&quot;':&quot;&amp;['5 _ Hawaiian'.G14]&amp;&quot;, &quot;;&quot;&quot;)&amp;&quot; }&quot;" office:value-type="string" office:string-value="{ 'meat':8, 'chili-pepper':5, 'mango':8, 'shoyu':5,  }">
            <text:p>{ 'meat':8, 'chili-pepper':5, 'mango':8, 'shoyu':5, <text:s/>}</text:p>
          </table:table-cell>
          <table:table-cell office:value-type="float" office:value="100">
            <text:p>100</text:p>
          </table:table-cell>
          <table:table-cell office:value-type="string">
            <text:p>mango-chicken</text:p>
          </table:table-cell>
          <table:table-cell office:value-type="float" office:value="0">
            <text:p>0</text:p>
          </table:table-cell>
          <table:table-cell/>
          <table:table-cell office:value-type="float" office:value="605">
            <text:p>605</text:p>
          </table:table-cell>
          <table:table-cell office:value-type="float" office:value="400">
            <text:p>400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>
            <text:p>This file is exported into «recipes.def»</text:p>
          </table:table-cell>
          <table:table-cell table:number-columns-repeated="8"/>
        </table:table-row>
      </table:table>
      <table:table table:name="LevelProgress" table:style-name="ta1" table:print="false">
        <office:forms form:automatic-focus="false" form:apply-design-mode="false"/>
        <table:table-column table:style-name="co3" table:default-cell-style-name="ce103"/>
        <table:table-column table:style-name="co19" table:default-cell-style-name="ce103"/>
        <table:table-column table:style-name="co3" table:default-cell-style-name="ce163"/>
        <table:table-column table:style-name="co3" table:number-columns-repeated="3" table:default-cell-style-name="ce165"/>
        <table:table-column table:style-name="co20" table:default-cell-style-name="ce103"/>
        <table:table-column table:style-name="co3" table:number-columns-repeated="248" table:default-cell-style-name="ce103"/>
        <table:table-row table:style-name="ro2">
          <table:table-cell office:value-type="string">
            <text:p>record type:</text:p>
          </table:table-cell>
          <table:table-cell office:value-type="string">
            <text:p>title</text:p>
          </table:table-cell>
          <table:table-cell office:value-type="string">
            <text:p>name</text:p>
          </table:table-cell>
          <table:table-cell office:value-type="string">
            <text:p>no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unlock</text:p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Level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1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1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2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2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intro.3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intro.3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next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Amer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American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american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America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level(def/00.def) { name = "TUT" no = "0" x = "90" y = "2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3]&gt;9;&quot;&quot;;&quot;0&quot;)&amp;([.D23])&amp;&quot;.def&quot;" office:value-type="string" office:string-value="def/01.def">
            <text:p>def/01.def</text:p>
          </table:table-cell>
          <table:table-cell table:style-name="ce164" table:formula="oooc:=INT(([.D23]+9)/10)&amp;&quot;-&quot;&amp;(MOD([.D23]-1;10)+1)" office:value-type="string" office:string-value="1-1">
            <text:p>1-1</text:p>
          </table:table-cell>
          <table:table-cell office:value-type="float" office:value="1">
            <text:p>1</text:p>
          </table:table-cell>
          <table:table-cell office:value-type="string">
            <text:p>62</text:p>
          </table:table-cell>
          <table:table-cell office:value-type="string">
            <text:p>175</text:p>
          </table:table-cell>
          <table:table-cell table:style-name="Default" table:formula="oooc:=['1 _ American'.K30]" office:value-type="string" office:string-value="'Grilled Meat', ">
            <text:p>'Grilled Meat', </text:p>
          </table:table-cell>
          <table:table-cell table:style-name="Default" table:number-columns-repeated="9"/>
          <table:table-cell table:number-columns-repeated="239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4]&gt;9;&quot;&quot;;&quot;0&quot;)&amp;([.D24])&amp;&quot;.def&quot;" office:value-type="string" office:string-value="def/02.def">
            <text:p>def/02.def</text:p>
          </table:table-cell>
          <table:table-cell table:style-name="ce164" table:formula="oooc:=INT(([.D24]+9)/10)&amp;&quot;-&quot;&amp;(MOD([.D24]-1;10)+1)" office:value-type="string" office:string-value="1-2">
            <text:p>1-2</text:p>
          </table:table-cell>
          <table:table-cell office:value-type="float" office:value="2">
            <text:p>2</text:p>
          </table:table-cell>
          <table:table-cell office:value-type="string">
            <text:p>46</text:p>
          </table:table-cell>
          <table:table-cell office:value-type="string">
            <text:p>201</text:p>
          </table:table-cell>
          <table:table-cell table:style-name="Default" table:formula="oooc:=['1 _ American'.L30]" office:value-type="string" office:string-value="'Pineapple Tomato Salad', ">
            <text:p>'Pineapple Tomat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5]&gt;9;&quot;&quot;;&quot;0&quot;)&amp;([.D25])&amp;&quot;.def&quot;" office:value-type="string" office:string-value="def/03.def">
            <text:p>def/03.def</text:p>
          </table:table-cell>
          <table:table-cell table:style-name="ce164" table:formula="oooc:=INT(([.D25]+9)/10)&amp;&quot;-&quot;&amp;(MOD([.D25]-1;10)+1)" office:value-type="string" office:string-value="1-3">
            <text:p>1-3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33">
            <text:p>233</text:p>
          </table:table-cell>
          <table:table-cell table:style-name="Default" table:formula="oooc:=['1 _ American'.M30]" office:value-type="string" office:string-value="'Caribbean Spice Chicken', 'Spaghetti with Turkey Meat Sauce', ">
            <text:p>'Caribbean Spice Chicken', 'Spaghetti with Turkey Meat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6]&gt;9;&quot;&quot;;&quot;0&quot;)&amp;([.D26])&amp;&quot;.def&quot;" office:value-type="string" office:string-value="def/04.def">
            <text:p>def/04.def</text:p>
          </table:table-cell>
          <table:table-cell table:style-name="ce164" table:formula="oooc:=INT(([.D26]+9)/10)&amp;&quot;-&quot;&amp;(MOD([.D26]-1;10)+1)" office:value-type="string" office:string-value="1-4">
            <text:p>1-4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261">
            <text:p>261</text:p>
          </table:table-cell>
          <table:table-cell table:style-name="Default" table:formula="oooc:=['1 _ American'.N30]" office:value-type="string" office:string-value="'Crispy Baked Chicken', 'Pineapple Lasagna', ">
            <text:p>'Crispy Baked Chicken', 'Pineapple Lasagn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7]&gt;9;&quot;&quot;;&quot;0&quot;)&amp;([.D27])&amp;&quot;.def&quot;" office:value-type="string" office:string-value="def/05.def">
            <text:p>def/05.def</text:p>
          </table:table-cell>
          <table:table-cell table:style-name="ce164" table:formula="oooc:=INT(([.D27]+9)/10)&amp;&quot;-&quot;&amp;(MOD([.D27]-1;10)+1)" office:value-type="string" office:string-value="1-5">
            <text:p>1-5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287">
            <text:p>287</text:p>
          </table:table-cell>
          <table:table-cell table:style-name="Default" table:formula="oooc:=['1 _ American'.O30]" office:value-type="string" office:string-value="'Chicken Squash Stir-Fry', 'Hubbard Squash Soup Du Jour', ">
            <text:p>'Chicken Squash Stir-Fry', 'Hubbard Squash Soup Du Jour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8]&gt;9;&quot;&quot;;&quot;0&quot;)&amp;([.D28])&amp;&quot;.def&quot;" office:value-type="string" office:string-value="def/06.def">
            <text:p>def/06.def</text:p>
          </table:table-cell>
          <table:table-cell table:style-name="ce164" table:formula="oooc:=INT(([.D28]+9)/10)&amp;&quot;-&quot;&amp;(MOD([.D28]-1;10)+1)" office:value-type="string" office:string-value="1-6">
            <text:p>1-6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308">
            <text:p>308</text:p>
          </table:table-cell>
          <table:table-cell table:style-name="Default" table:formula="oooc:=['1 _ American'.P30]" office:value-type="string" office:string-value="'Pasta with Tomato Sauce', ">
            <text:p>'Pasta with Tomato Sauc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29]&gt;9;&quot;&quot;;&quot;0&quot;)&amp;([.D29])&amp;&quot;.def&quot;" office:value-type="string" office:string-value="def/07.def">
            <text:p>def/07.def</text:p>
          </table:table-cell>
          <table:table-cell table:style-name="ce164" table:formula="oooc:=INT(([.D29]+9)/10)&amp;&quot;-&quot;&amp;(MOD([.D29]-1;10)+1)" office:value-type="string" office:string-value="1-7">
            <text:p>1-7</text:p>
          </table:table-cell>
          <table:table-cell office:value-type="float" office:value="7">
            <text:p>7</text:p>
          </table:table-cell>
          <table:table-cell office:value-type="float" office:value="96">
            <text:p>96</text:p>
          </table:table-cell>
          <table:table-cell office:value-type="float" office:value="327">
            <text:p>327</text:p>
          </table:table-cell>
          <table:table-cell table:style-name="Default" table:formula="oooc:=['1 _ American'.Q30]" office:value-type="string" office:string-value="'Squash with Tomato Sauce', 'Chicken Pasta Casseroule', ">
            <text:p>'Squash with Tomato Sauce', 'Chicken Pasta Casserou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0]&gt;9;&quot;&quot;;&quot;0&quot;)&amp;([.D30])&amp;&quot;.def&quot;" office:value-type="string" office:string-value="def/08.def">
            <text:p>def/08.def</text:p>
          </table:table-cell>
          <table:table-cell table:style-name="ce164" table:formula="oooc:=INT(([.D30]+9)/10)&amp;&quot;-&quot;&amp;(MOD([.D30]-1;10)+1)" office:value-type="string" office:string-value="1-8">
            <text:p>1-8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342">
            <text:p>342</text:p>
          </table:table-cell>
          <table:table-cell table:style-name="Default" table:formula="oooc:=['1 _ American'.R30]" office:value-type="string" office:string-value="'Chicken Pineapple Pasta Pockets', ">
            <text:p>'Chicken Pineapple Pasta Pock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1]&gt;9;&quot;&quot;;&quot;0&quot;)&amp;([.D31])&amp;&quot;.def&quot;" office:value-type="string" office:string-value="def/09.def">
            <text:p>def/09.def</text:p>
          </table:table-cell>
          <table:table-cell table:style-name="ce164" table:formula="oooc:=INT(([.D31]+9)/10)&amp;&quot;-&quot;&amp;(MOD([.D31]-1;10)+1)" office:value-type="string" office:string-value="1-9">
            <text:p>1-9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353">
            <text:p>353</text:p>
          </table:table-cell>
          <table:table-cell table:style-name="Default" table:formula="oooc:=['1 _ Amer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32]&gt;9;&quot;&quot;;&quot;0&quot;)&amp;([.D32])&amp;&quot;.def&quot;" office:value-type="string" office:string-value="def/10.def">
            <text:p>def/10.def</text:p>
          </table:table-cell>
          <table:table-cell table:style-name="ce164" table:formula="oooc:=INT(([.D32]+9)/10)&amp;&quot;-&quot;&amp;(MOD([.D32]-1;10)+1)" office:value-type="string" office:string-value="1-10">
            <text:p>1-10</text:p>
          </table:table-cell>
          <table:table-cell office:value-type="float" office:value="10">
            <text:p>10</text:p>
          </table:table-cell>
          <table:table-cell office:value-type="float" office:value="167">
            <text:p>167</text:p>
          </table:table-cell>
          <table:table-cell office:value-type="float" office:value="358">
            <text:p>358</text:p>
          </table:table-cell>
          <table:table-cell table:style-name="Default" table:formula="oooc:=['1 _ Amer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Mexic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exican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exican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Mexica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1]&gt;9;&quot;&quot;;&quot;0&quot;)&amp;([.D41])&amp;&quot;.def&quot;" office:value-type="string" office:string-value="def/11.def">
            <text:p>def/11.def</text:p>
          </table:table-cell>
          <table:table-cell table:style-name="ce164" table:formula="oooc:=INT(([.D41]+9)/10)&amp;&quot;-&quot;&amp;(MOD([.D41]-1;10)+1)" office:value-type="string" office:string-value="2-1">
            <text:p>2-1</text:p>
          </table:table-cell>
          <table:table-cell office:value-type="float" office:value="11">
            <text:p>11</text:p>
          </table:table-cell>
          <table:table-cell office:value-type="float" office:value="211">
            <text:p>211</text:p>
          </table:table-cell>
          <table:table-cell office:value-type="float" office:value="272">
            <text:p>272</text:p>
          </table:table-cell>
          <table:table-cell table:style-name="Default" table:formula="oooc:=['2 _ Mexican'.K30]" office:value-type="string" office:string-value="'Tortilla Soup', 'Burrito', ">
            <text:p>'Tortilla Soup', 'Burrito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2]&gt;9;&quot;&quot;;&quot;0&quot;)&amp;([.D42])&amp;&quot;.def&quot;" office:value-type="string" office:string-value="def/12.def">
            <text:p>def/12.def</text:p>
          </table:table-cell>
          <table:table-cell table:style-name="ce164" table:formula="oooc:=INT(([.D42]+9)/10)&amp;&quot;-&quot;&amp;(MOD([.D42]-1;10)+1)" office:value-type="string" office:string-value="2-2">
            <text:p>2-2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office:value-type="float" office:value="237">
            <text:p>237</text:p>
          </table:table-cell>
          <table:table-cell table:style-name="Default" table:formula="oooc:=['2 _ Mexican'.L30]" office:value-type="string" office:string-value="'Chiles Renellos', 'Chili con Carne', ">
            <text:p>'Chiles Renellos', 'Chili con Carn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3]&gt;9;&quot;&quot;;&quot;0&quot;)&amp;([.D43])&amp;&quot;.def&quot;" office:value-type="string" office:string-value="def/13.def">
            <text:p>def/13.def</text:p>
          </table:table-cell>
          <table:table-cell table:style-name="ce164" table:formula="oooc:=INT(([.D43]+9)/10)&amp;&quot;-&quot;&amp;(MOD([.D43]-1;10)+1)" office:value-type="string" office:string-value="2-3">
            <text:p>2-3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205">
            <text:p>205</text:p>
          </table:table-cell>
          <table:table-cell table:style-name="Default" table:formula="oooc:=['2 _ Mexican'.M30]" office:value-type="string" office:string-value="'Tex-Mex Turkey Casseruole', ">
            <text:p>'Tex-Mex Turkey Casseruol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4]&gt;9;&quot;&quot;;&quot;0&quot;)&amp;([.D44])&amp;&quot;.def&quot;" office:value-type="string" office:string-value="def/14.def">
            <text:p>def/14.def</text:p>
          </table:table-cell>
          <table:table-cell table:style-name="ce164" table:formula="oooc:=INT(([.D44]+9)/10)&amp;&quot;-&quot;&amp;(MOD([.D44]-1;10)+1)" office:value-type="string" office:string-value="2-4">
            <text:p>2-4</text:p>
          </table:table-cell>
          <table:table-cell office:value-type="float" office:value="14">
            <text:p>14</text:p>
          </table:table-cell>
          <table:table-cell office:value-type="float" office:value="197">
            <text:p>197</text:p>
          </table:table-cell>
          <table:table-cell office:value-type="float" office:value="172">
            <text:p>172</text:p>
          </table:table-cell>
          <table:table-cell table:style-name="Default" table:formula="oooc:=['2 _ Mexican'.N30]" office:value-type="string" office:string-value="'Guacamole', 'Avocado Salsa', ">
            <text:p>'Guacamole', 'Avocad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5]&gt;9;&quot;&quot;;&quot;0&quot;)&amp;([.D45])&amp;&quot;.def&quot;" office:value-type="string" office:string-value="def/15.def">
            <text:p>def/15.def</text:p>
          </table:table-cell>
          <table:table-cell table:style-name="ce164" table:formula="oooc:=INT(([.D45]+9)/10)&amp;&quot;-&quot;&amp;(MOD([.D45]-1;10)+1)" office:value-type="string" office:string-value="2-5">
            <text:p>2-5</text:p>
          </table:table-cell>
          <table:table-cell office:value-type="float" office:value="15">
            <text:p>15</text:p>
          </table:table-cell>
          <table:table-cell office:value-type="float" office:value="202">
            <text:p>202</text:p>
          </table:table-cell>
          <table:table-cell office:value-type="float" office:value="141">
            <text:p>141</text:p>
          </table:table-cell>
          <table:table-cell table:style-name="Default" table:formula="oooc:=['2 _ Mexican'.O30]" office:value-type="string" office:string-value="'Fajitas', ">
            <text:p>'Fajita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6]&gt;9;&quot;&quot;;&quot;0&quot;)&amp;([.D46])&amp;&quot;.def&quot;" office:value-type="string" office:string-value="def/16.def">
            <text:p>def/16.def</text:p>
          </table:table-cell>
          <table:table-cell table:style-name="ce164" table:formula="oooc:=INT(([.D46]+9)/10)&amp;&quot;-&quot;&amp;(MOD([.D46]-1;10)+1)" office:value-type="string" office:string-value="2-6">
            <text:p>2-6</text:p>
          </table:table-cell>
          <table:table-cell office:value-type="float" office:value="16">
            <text:p>16</text:p>
          </table:table-cell>
          <table:table-cell office:value-type="float" office:value="215">
            <text:p>215</text:p>
          </table:table-cell>
          <table:table-cell office:value-type="float" office:value="117">
            <text:p>117</text:p>
          </table:table-cell>
          <table:table-cell table:style-name="Default" table:formula="oooc:=['2 _ Mexican'.P30]" office:value-type="string" office:string-value="'Quesadilla', ">
            <text:p>'Quesadil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7]&gt;9;&quot;&quot;;&quot;0&quot;)&amp;([.D47])&amp;&quot;.def&quot;" office:value-type="string" office:string-value="def/17.def">
            <text:p>def/17.def</text:p>
          </table:table-cell>
          <table:table-cell table:style-name="ce164" table:formula="oooc:=INT(([.D47]+9)/10)&amp;&quot;-&quot;&amp;(MOD([.D47]-1;10)+1)" office:value-type="string" office:string-value="2-7">
            <text:p>2-7</text:p>
          </table:table-cell>
          <table:table-cell office:value-type="float" office:value="17">
            <text:p>17</text:p>
          </table:table-cell>
          <table:table-cell office:value-type="float" office:value="230">
            <text:p>230</text:p>
          </table:table-cell>
          <table:table-cell office:value-type="float" office:value="92">
            <text:p>92</text:p>
          </table:table-cell>
          <table:table-cell table:style-name="Default" table:formula="oooc:=['2 _ Mexican'.Q30]" office:value-type="string" office:string-value="'Cheese Nachos', 'Football Fan Nachos', ">
            <text:p>'Cheese Nachos', 'Football Fan Nach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8]&gt;9;&quot;&quot;;&quot;0&quot;)&amp;([.D48])&amp;&quot;.def&quot;" office:value-type="string" office:string-value="def/18.def">
            <text:p>def/18.def</text:p>
          </table:table-cell>
          <table:table-cell table:style-name="ce164" table:formula="oooc:=INT(([.D48]+9)/10)&amp;&quot;-&quot;&amp;(MOD([.D48]-1;10)+1)" office:value-type="string" office:string-value="2-8">
            <text:p>2-8</text:p>
          </table:table-cell>
          <table:table-cell office:value-type="float" office:value="18">
            <text:p>18</text:p>
          </table:table-cell>
          <table:table-cell office:value-type="float" office:value="253">
            <text:p>253</text:p>
          </table:table-cell>
          <table:table-cell office:value-type="float" office:value="75">
            <text:p>75</text:p>
          </table:table-cell>
          <table:table-cell table:style-name="Default" table:formula="oooc:=['2 _ Mexican'.R30]" office:value-type="string" office:string-value="'Avocado Stuffed Tacos', ">
            <text:p>'Avocado Stuffed Taco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49]&gt;9;&quot;&quot;;&quot;0&quot;)&amp;([.D49])&amp;&quot;.def&quot;" office:value-type="string" office:string-value="def/19.def">
            <text:p>def/19.def</text:p>
          </table:table-cell>
          <table:table-cell table:style-name="ce164" table:formula="oooc:=INT(([.D49]+9)/10)&amp;&quot;-&quot;&amp;(MOD([.D49]-1;10)+1)" office:value-type="string" office:string-value="2-9">
            <text:p>2-9</text:p>
          </table:table-cell>
          <table:table-cell office:value-type="float" office:value="19">
            <text:p>19</text:p>
          </table:table-cell>
          <table:table-cell office:value-type="float" office:value="276">
            <text:p>276</text:p>
          </table:table-cell>
          <table:table-cell office:value-type="float" office:value="65">
            <text:p>65</text:p>
          </table:table-cell>
          <table:table-cell table:style-name="Default" table:formula="oooc:=['2 _ Mexic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0]&gt;9;&quot;&quot;;&quot;0&quot;)&amp;([.D50])&amp;&quot;.def&quot;" office:value-type="string" office:string-value="def/20.def">
            <text:p>def/20.def</text:p>
          </table:table-cell>
          <table:table-cell table:style-name="ce164" table:formula="oooc:=INT(([.D50]+9)/10)&amp;&quot;-&quot;&amp;(MOD([.D50]-1;10)+1)" office:value-type="string" office:string-value="2-10">
            <text:p>2-10</text:p>
          </table:table-cell>
          <table:table-cell office:value-type="float" office:value="20">
            <text:p>20</text:p>
          </table:table-cell>
          <table:table-cell office:value-type="float" office:value="302">
            <text:p>302</text:p>
          </table:table-cell>
          <table:table-cell office:value-type="float" office:value="61">
            <text:p>61</text:p>
          </table:table-cell>
          <table:table-cell table:style-name="Default" table:formula="oooc:=['2 _ Mexic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Japanese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Japanese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japanese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Japanese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59]&gt;9;&quot;&quot;;&quot;0&quot;)&amp;([.D59])&amp;&quot;.def&quot;" office:value-type="string" office:string-value="def/21.def">
            <text:p>def/21.def</text:p>
          </table:table-cell>
          <table:table-cell table:style-name="ce164" table:formula="oooc:=INT(([.D59]+9)/10)&amp;&quot;-&quot;&amp;(MOD([.D59]-1;10)+1)" office:value-type="string" office:string-value="3-1">
            <text:p>3-1</text:p>
          </table:table-cell>
          <table:table-cell office:value-type="float" office:value="21">
            <text:p>21</text:p>
          </table:table-cell>
          <table:table-cell office:value-type="float" office:value="416">
            <text:p>416</text:p>
          </table:table-cell>
          <table:table-cell office:value-type="float" office:value="45">
            <text:p>45</text:p>
          </table:table-cell>
          <table:table-cell table:style-name="Default" table:formula="oooc:=['3 _ Russian'.K30]" office:value-type="string" office:string-value="'Pelmeni', 'Cutlets', ">
            <text:p>'Pelmeni', 'Cutlet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0]&gt;9;&quot;&quot;;&quot;0&quot;)&amp;([.D60])&amp;&quot;.def&quot;" office:value-type="string" office:string-value="def/22.def">
            <text:p>def/22.def</text:p>
          </table:table-cell>
          <table:table-cell table:style-name="ce164" table:formula="oooc:=INT(([.D60]+9)/10)&amp;&quot;-&quot;&amp;(MOD([.D60]-1;10)+1)" office:value-type="string" office:string-value="3-2">
            <text:p>3-2</text:p>
          </table:table-cell>
          <table:table-cell office:value-type="float" office:value="22">
            <text:p>22</text:p>
          </table:table-cell>
          <table:table-cell office:value-type="float" office:value="443">
            <text:p>443</text:p>
          </table:table-cell>
          <table:table-cell office:value-type="float" office:value="46">
            <text:p>46</text:p>
          </table:table-cell>
          <table:table-cell table:style-name="Default" table:formula="oooc:=['3 _ Russian'.L30]" office:value-type="string" office:string-value="'Cabbage Stew', 'Cabbage Stuffed Pancakes', ">
            <text:p>'Cabbage Stew', 'Cabbage Stuffed Pancake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1]&gt;9;&quot;&quot;;&quot;0&quot;)&amp;([.D61])&amp;&quot;.def&quot;" office:value-type="string" office:string-value="def/23.def">
            <text:p>def/23.def</text:p>
          </table:table-cell>
          <table:table-cell table:style-name="ce164" table:formula="oooc:=INT(([.D61]+9)/10)&amp;&quot;-&quot;&amp;(MOD([.D61]-1;10)+1)" office:value-type="string" office:string-value="3-3">
            <text:p>3-3</text:p>
          </table:table-cell>
          <table:table-cell office:value-type="float" office:value="23">
            <text:p>23</text:p>
          </table:table-cell>
          <table:table-cell office:value-type="float" office:value="469">
            <text:p>469</text:p>
          </table:table-cell>
          <table:table-cell office:value-type="float" office:value="48">
            <text:p>48</text:p>
          </table:table-cell>
          <table:table-cell table:style-name="Default" table:formula="oooc:=['3 _ Russian'.M30]" office:value-type="string" office:string-value="'Baked Meat', 'Kulebyaka', ">
            <text:p>'Baked Meat', 'Kulebyak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2]&gt;9;&quot;&quot;;&quot;0&quot;)&amp;([.D62])&amp;&quot;.def&quot;" office:value-type="string" office:string-value="def/24.def">
            <text:p>def/24.def</text:p>
          </table:table-cell>
          <table:table-cell table:style-name="ce164" table:formula="oooc:=INT(([.D62]+9)/10)&amp;&quot;-&quot;&amp;(MOD([.D62]-1;10)+1)" office:value-type="string" office:string-value="3-4">
            <text:p>3-4</text:p>
          </table:table-cell>
          <table:table-cell office:value-type="float" office:value="24">
            <text:p>24</text:p>
          </table:table-cell>
          <table:table-cell office:value-type="float" office:value="495">
            <text:p>495</text:p>
          </table:table-cell>
          <table:table-cell office:value-type="float" office:value="50">
            <text:p>50</text:p>
          </table:table-cell>
          <table:table-cell table:style-name="Default" table:formula="oooc:=['3 _ Russian'.N30]" office:value-type="string" office:string-value="'Golubtsy', 'Fried Mushrooms', ">
            <text:p>'Golubtsy', 'Fried Mushrooms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3]&gt;9;&quot;&quot;;&quot;0&quot;)&amp;([.D63])&amp;&quot;.def&quot;" office:value-type="string" office:string-value="def/25.def">
            <text:p>def/25.def</text:p>
          </table:table-cell>
          <table:table-cell table:style-name="ce164" table:formula="oooc:=INT(([.D63]+9)/10)&amp;&quot;-&quot;&amp;(MOD([.D63]-1;10)+1)" office:value-type="string" office:string-value="3-5">
            <text:p>3-5</text:p>
          </table:table-cell>
          <table:table-cell office:value-type="float" office:value="25">
            <text:p>25</text:p>
          </table:table-cell>
          <table:table-cell office:value-type="float" office:value="521">
            <text:p>521</text:p>
          </table:table-cell>
          <table:table-cell office:value-type="float" office:value="56">
            <text:p>56</text:p>
          </table:table-cell>
          <table:table-cell table:style-name="Default" table:formula="oooc:=['3 _ Russian'.O30]" office:value-type="string" office:string-value="'Mushroom Ragout', 'Mushroom Soup', ">
            <text:p>'Mushroom Ragout', 'Mushroom Soup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4]&gt;9;&quot;&quot;;&quot;0&quot;)&amp;([.D64])&amp;&quot;.def&quot;" office:value-type="string" office:string-value="def/26.def">
            <text:p>def/26.def</text:p>
          </table:table-cell>
          <table:table-cell table:style-name="ce164" table:formula="oooc:=INT(([.D64]+9)/10)&amp;&quot;-&quot;&amp;(MOD([.D64]-1;10)+1)" office:value-type="string" office:string-value="3-6">
            <text:p>3-6</text:p>
          </table:table-cell>
          <table:table-cell office:value-type="float" office:value="26">
            <text:p>26</text:p>
          </table:table-cell>
          <table:table-cell office:value-type="float" office:value="543">
            <text:p>543</text:p>
          </table:table-cell>
          <table:table-cell office:value-type="float" office:value="63">
            <text:p>63</text:p>
          </table:table-cell>
          <table:table-cell table:style-name="Default" table:formula="oooc:=['3 _ Russian'.P30]" office:value-type="string" office:string-value="'Vareniki', ">
            <text:p>'Varenik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5]&gt;9;&quot;&quot;;&quot;0&quot;)&amp;([.D65])&amp;&quot;.def&quot;" office:value-type="string" office:string-value="def/27.def">
            <text:p>def/27.def</text:p>
          </table:table-cell>
          <table:table-cell table:style-name="ce164" table:formula="oooc:=INT(([.D65]+9)/10)&amp;&quot;-&quot;&amp;(MOD([.D65]-1;10)+1)" office:value-type="string" office:string-value="3-7">
            <text:p>3-7</text:p>
          </table:table-cell>
          <table:table-cell office:value-type="float" office:value="27">
            <text:p>27</text:p>
          </table:table-cell>
          <table:table-cell office:value-type="float" office:value="571">
            <text:p>571</text:p>
          </table:table-cell>
          <table:table-cell office:value-type="float" office:value="71">
            <text:p>71</text:p>
          </table:table-cell>
          <table:table-cell table:style-name="Default" table:formula="oooc:=['3 _ Russian'.Q30]" office:value-type="string" office:string-value="'Shchi', ">
            <text:p>'Sh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6]&gt;9;&quot;&quot;;&quot;0&quot;)&amp;([.D66])&amp;&quot;.def&quot;" office:value-type="string" office:string-value="def/28.def">
            <text:p>def/28.def</text:p>
          </table:table-cell>
          <table:table-cell table:style-name="ce164" table:formula="oooc:=INT(([.D66]+9)/10)&amp;&quot;-&quot;&amp;(MOD([.D66]-1;10)+1)" office:value-type="string" office:string-value="3-8">
            <text:p>3-8</text:p>
          </table:table-cell>
          <table:table-cell office:value-type="float" office:value="28">
            <text:p>28</text:p>
          </table:table-cell>
          <table:table-cell office:value-type="float" office:value="595">
            <text:p>595</text:p>
          </table:table-cell>
          <table:table-cell office:value-type="float" office:value="79">
            <text:p>79</text:p>
          </table:table-cell>
          <table:table-cell table:style-name="Default" table:formula="oooc:=['3 _ Russ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7]&gt;9;&quot;&quot;;&quot;0&quot;)&amp;([.D67])&amp;&quot;.def&quot;" office:value-type="string" office:string-value="def/29.def">
            <text:p>def/29.def</text:p>
          </table:table-cell>
          <table:table-cell table:style-name="ce164" table:formula="oooc:=INT(([.D67]+9)/10)&amp;&quot;-&quot;&amp;(MOD([.D67]-1;10)+1)" office:value-type="string" office:string-value="3-9">
            <text:p>3-9</text:p>
          </table:table-cell>
          <table:table-cell office:value-type="float" office:value="29">
            <text:p>29</text:p>
          </table:table-cell>
          <table:table-cell office:value-type="float" office:value="620">
            <text:p>620</text:p>
          </table:table-cell>
          <table:table-cell office:value-type="float" office:value="90">
            <text:p>90</text:p>
          </table:table-cell>
          <table:table-cell table:style-name="Default" table:formula="oooc:=['3 _ Russ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68]&gt;9;&quot;&quot;;&quot;0&quot;)&amp;([.D68])&amp;&quot;.def&quot;" office:value-type="string" office:string-value="def/30.def">
            <text:p>def/30.def</text:p>
          </table:table-cell>
          <table:table-cell table:style-name="ce164" table:formula="oooc:=INT(([.D68]+9)/10)&amp;&quot;-&quot;&amp;(MOD([.D68]-1;10)+1)" office:value-type="string" office:string-value="3-10">
            <text:p>3-10</text:p>
          </table:table-cell>
          <table:table-cell office:value-type="float" office:value="30">
            <text:p>30</text:p>
          </table:table-cell>
          <table:table-cell office:value-type="float" office:value="642">
            <text:p>642</text:p>
          </table:table-cell>
          <table:table-cell office:value-type="float" office:value="105">
            <text:p>105</text:p>
          </table:table-cell>
          <table:table-cell table:style-name="Default" table:formula="oooc:=['3 _ Russ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Russi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Russian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russian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Russia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7]&gt;9;&quot;&quot;;&quot;0&quot;)&amp;([.D77])&amp;&quot;.def&quot;" office:value-type="string" office:string-value="def/31.def">
            <text:p>def/31.def</text:p>
          </table:table-cell>
          <table:table-cell table:style-name="ce164" table:formula="oooc:=INT(([.D77]+9)/10)&amp;&quot;-&quot;&amp;(MOD([.D77]-1;10)+1)" office:value-type="string" office:string-value="4-1">
            <text:p>4-1</text:p>
          </table:table-cell>
          <table:table-cell office:value-type="float" office:value="31">
            <text:p>31</text:p>
          </table:table-cell>
          <table:table-cell office:value-type="float" office:value="714">
            <text:p>714</text:p>
          </table:table-cell>
          <table:table-cell office:value-type="float" office:value="177">
            <text:p>177</text:p>
          </table:table-cell>
          <table:table-cell table:style-name="Default" table:formula="oooc:=['4 _ Japanese'.K30]" office:value-type="string" office:string-value="'Sashimi', 'Ochazuke', ">
            <text:p>'Sashimi', 'Ochazuk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8]&gt;9;&quot;&quot;;&quot;0&quot;)&amp;([.D78])&amp;&quot;.def&quot;" office:value-type="string" office:string-value="def/32.def">
            <text:p>def/32.def</text:p>
          </table:table-cell>
          <table:table-cell table:style-name="ce164" table:formula="oooc:=INT(([.D78]+9)/10)&amp;&quot;-&quot;&amp;(MOD([.D78]-1;10)+1)" office:value-type="string" office:string-value="4-2">
            <text:p>4-2</text:p>
          </table:table-cell>
          <table:table-cell office:value-type="float" office:value="32">
            <text:p>32</text:p>
          </table:table-cell>
          <table:table-cell office:value-type="float" office:value="734">
            <text:p>734</text:p>
          </table:table-cell>
          <table:table-cell office:value-type="float" office:value="198">
            <text:p>198</text:p>
          </table:table-cell>
          <table:table-cell table:style-name="Default" table:formula="oooc:=['4 _ Japanese'.L30]" office:value-type="string" office:string-value="'Nigiri Zushi', 'Koyungohan', ">
            <text:p>'Nigiri Zushi', 'Koyungoha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79]&gt;9;&quot;&quot;;&quot;0&quot;)&amp;([.D79])&amp;&quot;.def&quot;" office:value-type="string" office:string-value="def/33.def">
            <text:p>def/33.def</text:p>
          </table:table-cell>
          <table:table-cell table:style-name="ce164" table:formula="oooc:=INT(([.D79]+9)/10)&amp;&quot;-&quot;&amp;(MOD([.D79]-1;10)+1)" office:value-type="string" office:string-value="4-3">
            <text:p>4-3</text:p>
          </table:table-cell>
          <table:table-cell office:value-type="float" office:value="33">
            <text:p>33</text:p>
          </table:table-cell>
          <table:table-cell office:value-type="float" office:value="746">
            <text:p>746</text:p>
          </table:table-cell>
          <table:table-cell office:value-type="float" office:value="222">
            <text:p>222</text:p>
          </table:table-cell>
          <table:table-cell table:style-name="Default" table:formula="oooc:=['4 _ Japanese'.M30]" office:value-type="string" office:string-value="'Tempura Shrimp Roll', 'Osechi', ">
            <text:p>'Tempura Shrimp Roll', 'Osec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0]&gt;9;&quot;&quot;;&quot;0&quot;)&amp;([.D80])&amp;&quot;.def&quot;" office:value-type="string" office:string-value="def/34.def">
            <text:p>def/34.def</text:p>
          </table:table-cell>
          <table:table-cell table:style-name="ce164" table:formula="oooc:=INT(([.D80]+9)/10)&amp;&quot;-&quot;&amp;(MOD([.D80]-1;10)+1)" office:value-type="string" office:string-value="4-4">
            <text:p>4-4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office:value-type="float" office:value="249">
            <text:p>249</text:p>
          </table:table-cell>
          <table:table-cell table:style-name="Default" table:formula="oooc:=['4 _ Japanese'.N30]" office:value-type="string" office:string-value="'Seafood Tempura', 'Yosenabe', ">
            <text:p>'Seafood Tempura', 'Yosenabe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1]&gt;9;&quot;&quot;;&quot;0&quot;)&amp;([.D81])&amp;&quot;.def&quot;" office:value-type="string" office:string-value="def/35.def">
            <text:p>def/35.def</text:p>
          </table:table-cell>
          <table:table-cell table:style-name="ce164" table:formula="oooc:=INT(([.D81]+9)/10)&amp;&quot;-&quot;&amp;(MOD([.D81]-1;10)+1)" office:value-type="string" office:string-value="4-5">
            <text:p>4-5</text:p>
          </table:table-cell>
          <table:table-cell office:value-type="float" office:value="35">
            <text:p>35</text:p>
          </table:table-cell>
          <table:table-cell office:value-type="float" office:value="755">
            <text:p>755</text:p>
          </table:table-cell>
          <table:table-cell office:value-type="float" office:value="278">
            <text:p>278</text:p>
          </table:table-cell>
          <table:table-cell table:style-name="Default" table:formula="oooc:=['4 _ Japanese'.O30]" office:value-type="string" office:string-value="'Onigiri', 'Temaki Zushi', ">
            <text:p>'Onigiri', 'Temaki Zush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2]&gt;9;&quot;&quot;;&quot;0&quot;)&amp;([.D82])&amp;&quot;.def&quot;" office:value-type="string" office:string-value="def/36.def">
            <text:p>def/36.def</text:p>
          </table:table-cell>
          <table:table-cell table:style-name="ce164" table:formula="oooc:=INT(([.D82]+9)/10)&amp;&quot;-&quot;&amp;(MOD([.D82]-1;10)+1)" office:value-type="string" office:string-value="4-6">
            <text:p>4-6</text:p>
          </table:table-cell>
          <table:table-cell office:value-type="float" office:value="36">
            <text:p>36</text:p>
          </table:table-cell>
          <table:table-cell office:value-type="float" office:value="752">
            <text:p>752</text:p>
          </table:table-cell>
          <table:table-cell office:value-type="float" office:value="307">
            <text:p>307</text:p>
          </table:table-cell>
          <table:table-cell table:style-name="Default" table:formula="oooc:=['4 _ Japanese'.P30]" office:value-type="string" office:string-value="'TofuDengaku', ">
            <text:p>'TofuDengaku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3]&gt;9;&quot;&quot;;&quot;0&quot;)&amp;([.D83])&amp;&quot;.def&quot;" office:value-type="string" office:string-value="def/37.def">
            <text:p>def/37.def</text:p>
          </table:table-cell>
          <table:table-cell table:style-name="ce164" table:formula="oooc:=INT(([.D83]+9)/10)&amp;&quot;-&quot;&amp;(MOD([.D83]-1;10)+1)" office:value-type="string" office:string-value="4-7">
            <text:p>4-7</text:p>
          </table:table-cell>
          <table:table-cell office:value-type="float" office:value="37">
            <text:p>37</text:p>
          </table:table-cell>
          <table:table-cell office:value-type="float" office:value="741">
            <text:p>741</text:p>
          </table:table-cell>
          <table:table-cell office:value-type="float" office:value="332">
            <text:p>332</text:p>
          </table:table-cell>
          <table:table-cell table:style-name="Default" table:formula="oooc:=['4 _ Japanese'.Q30]" office:value-type="string" office:string-value="'Tempura', ">
            <text:p>'Tempur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4]&gt;9;&quot;&quot;;&quot;0&quot;)&amp;([.D84])&amp;&quot;.def&quot;" office:value-type="string" office:string-value="def/38.def">
            <text:p>def/38.def</text:p>
          </table:table-cell>
          <table:table-cell table:style-name="ce164" table:formula="oooc:=INT(([.D84]+9)/10)&amp;&quot;-&quot;&amp;(MOD([.D84]-1;10)+1)" office:value-type="string" office:string-value="4-8">
            <text:p>4-8</text:p>
          </table:table-cell>
          <table:table-cell office:value-type="float" office:value="38">
            <text:p>38</text:p>
          </table:table-cell>
          <table:table-cell office:value-type="float" office:value="724">
            <text:p>724</text:p>
          </table:table-cell>
          <table:table-cell office:value-type="float" office:value="357">
            <text:p>357</text:p>
          </table:table-cell>
          <table:table-cell table:style-name="Default" table:formula="oooc:=['4 _ Japanese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5]&gt;9;&quot;&quot;;&quot;0&quot;)&amp;([.D85])&amp;&quot;.def&quot;" office:value-type="string" office:string-value="def/39.def">
            <text:p>def/39.def</text:p>
          </table:table-cell>
          <table:table-cell table:style-name="ce164" table:formula="oooc:=INT(([.D85]+9)/10)&amp;&quot;-&quot;&amp;(MOD([.D85]-1;10)+1)" office:value-type="string" office:string-value="4-9">
            <text:p>4-9</text:p>
          </table:table-cell>
          <table:table-cell office:value-type="float" office:value="39">
            <text:p>39</text:p>
          </table:table-cell>
          <table:table-cell office:value-type="float" office:value="704">
            <text:p>704</text:p>
          </table:table-cell>
          <table:table-cell office:value-type="float" office:value="374">
            <text:p>374</text:p>
          </table:table-cell>
          <table:table-cell table:style-name="Default" table:formula="oooc:=['4 _ Japanese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86]&gt;9;&quot;&quot;;&quot;0&quot;)&amp;([.D86])&amp;&quot;.def&quot;" office:value-type="string" office:string-value="def/40.def">
            <text:p>def/40.def</text:p>
          </table:table-cell>
          <table:table-cell table:style-name="ce164" table:formula="oooc:=INT(([.D86]+9)/10)&amp;&quot;-&quot;&amp;(MOD([.D86]-1;10)+1)" office:value-type="string" office:string-value="4-10">
            <text:p>4-10</text:p>
          </table:table-cell>
          <table:table-cell office:value-type="float" office:value="40">
            <text:p>40</text:p>
          </table:table-cell>
          <table:table-cell office:value-type="float" office:value="681">
            <text:p>681</text:p>
          </table:table-cell>
          <table:table-cell office:value-type="float" office:value="388">
            <text:p>388</text:p>
          </table:table-cell>
          <table:table-cell table:style-name="Default" table:formula="oooc:=['4 _ Japanese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//Episode - Hawaiian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Hawaiian.in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hawaiian.in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play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unlock = "Hawaiia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table:number-columns-repeated="254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5]&gt;9;&quot;&quot;;&quot;0&quot;)&amp;([.D95])&amp;&quot;.def&quot;" office:value-type="string" office:string-value="def/41.def">
            <text:p>def/41.def</text:p>
          </table:table-cell>
          <table:table-cell table:style-name="ce164" table:formula="oooc:=INT(([.D95]+9)/10)&amp;&quot;-&quot;&amp;(MOD([.D95]-1;10)+1)" office:value-type="string" office:string-value="5-1">
            <text:p>5-1</text:p>
          </table:table-cell>
          <table:table-cell office:value-type="float" office:value="41">
            <text:p>41</text:p>
          </table:table-cell>
          <table:table-cell office:value-type="float" office:value="586">
            <text:p>586</text:p>
          </table:table-cell>
          <table:table-cell office:value-type="float" office:value="407">
            <text:p>407</text:p>
          </table:table-cell>
          <table:table-cell table:style-name="Default" table:formula="oooc:=['5 _ Hawaiian'.K30]" office:value-type="string" office:string-value="'Hulihuli Chicken', 'Lime Chicken', ">
            <text:p>'Hulihuli Chicken', 'Lime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6]&gt;9;&quot;&quot;;&quot;0&quot;)&amp;([.D96])&amp;&quot;.def&quot;" office:value-type="string" office:string-value="def/42.def">
            <text:p>def/42.def</text:p>
          </table:table-cell>
          <table:table-cell table:style-name="ce164" table:formula="oooc:=INT(([.D96]+9)/10)&amp;&quot;-&quot;&amp;(MOD([.D96]-1;10)+1)" office:value-type="string" office:string-value="5-2">
            <text:p>5-2</text:p>
          </table:table-cell>
          <table:table-cell office:value-type="float" office:value="42">
            <text:p>42</text:p>
          </table:table-cell>
          <table:table-cell office:value-type="float" office:value="561">
            <text:p>561</text:p>
          </table:table-cell>
          <table:table-cell office:value-type="float" office:value="423">
            <text:p>423</text:p>
          </table:table-cell>
          <table:table-cell table:style-name="Default" table:formula="oooc:=['5 _ Hawaiian'.L30]" office:value-type="string" office:string-value="'Wonton', 'Shrimp Canton', ">
            <text:p>'Wonton', 'Shrimp Canto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7]&gt;9;&quot;&quot;;&quot;0&quot;)&amp;([.D97])&amp;&quot;.def&quot;" office:value-type="string" office:string-value="def/43.def">
            <text:p>def/43.def</text:p>
          </table:table-cell>
          <table:table-cell table:style-name="ce164" table:formula="oooc:=INT(([.D97]+9)/10)&amp;&quot;-&quot;&amp;(MOD([.D97]-1;10)+1)" office:value-type="string" office:string-value="5-3">
            <text:p>5-3</text:p>
          </table:table-cell>
          <table:table-cell office:value-type="float" office:value="43">
            <text:p>43</text:p>
          </table:table-cell>
          <table:table-cell office:value-type="float" office:value="545">
            <text:p>545</text:p>
          </table:table-cell>
          <table:table-cell office:value-type="float" office:value="450">
            <text:p>450</text:p>
          </table:table-cell>
          <table:table-cell table:style-name="Default" table:formula="oooc:=['5 _ Hawaiian'.M30]" office:value-type="string" office:string-value="'Spicy Shrimps', 'Shrimp Mango Salad', ">
            <text:p>'Spicy Shrimps', 'Shrimp Mango Salad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8]&gt;9;&quot;&quot;;&quot;0&quot;)&amp;([.D98])&amp;&quot;.def&quot;" office:value-type="string" office:string-value="def/44.def">
            <text:p>def/44.def</text:p>
          </table:table-cell>
          <table:table-cell table:style-name="ce164" table:formula="oooc:=INT(([.D98]+9)/10)&amp;&quot;-&quot;&amp;(MOD([.D98]-1;10)+1)" office:value-type="string" office:string-value="5-4">
            <text:p>5-4</text:p>
          </table:table-cell>
          <table:table-cell office:value-type="float" office:value="44">
            <text:p>44</text:p>
          </table:table-cell>
          <table:table-cell table:style-name="Default" office:value-type="float" office:value="545">
            <text:p>545</text:p>
          </table:table-cell>
          <table:table-cell office:value-type="float" office:value="482">
            <text:p>482</text:p>
          </table:table-cell>
          <table:table-cell table:style-name="Default" table:formula="oooc:=['5 _ Hawaiian'.N30]" office:value-type="string" office:string-value="'Chicken Shrimp Soup', 'Mango Mui', ">
            <text:p>'Chicken Shrimp Soup', 'Mango Mui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99]&gt;9;&quot;&quot;;&quot;0&quot;)&amp;([.D99])&amp;&quot;.def&quot;" office:value-type="string" office:string-value="def/45.def">
            <text:p>def/45.def</text:p>
          </table:table-cell>
          <table:table-cell table:style-name="ce164" table:formula="oooc:=INT(([.D99]+9)/10)&amp;&quot;-&quot;&amp;(MOD([.D99]-1;10)+1)" office:value-type="string" office:string-value="5-5">
            <text:p>5-5</text:p>
          </table:table-cell>
          <table:table-cell office:value-type="float" office:value="45">
            <text:p>45</text:p>
          </table:table-cell>
          <table:table-cell office:value-type="float" office:value="555">
            <text:p>555</text:p>
          </table:table-cell>
          <table:table-cell office:value-type="float" office:value="508">
            <text:p>508</text:p>
          </table:table-cell>
          <table:table-cell table:style-name="Default" table:formula="oooc:=['5 _ Hawaiian'.O30]" office:value-type="string" office:string-value="'Chicken Laulau', 'Pipikaula', ">
            <text:p>'Chicken Laulau', 'Pipikaul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0]&gt;9;&quot;&quot;;&quot;0&quot;)&amp;([.D100])&amp;&quot;.def&quot;" office:value-type="string" office:string-value="def/46.def">
            <text:p>def/46.def</text:p>
          </table:table-cell>
          <table:table-cell table:style-name="ce164" table:formula="oooc:=INT(([.D100]+9)/10)&amp;&quot;-&quot;&amp;(MOD([.D100]-1;10)+1)" office:value-type="string" office:string-value="5-6">
            <text:p>5-6</text:p>
          </table:table-cell>
          <table:table-cell office:value-type="float" office:value="46">
            <text:p>46</text:p>
          </table:table-cell>
          <table:table-cell office:value-type="float" office:value="573">
            <text:p>573</text:p>
          </table:table-cell>
          <table:table-cell office:value-type="float" office:value="527">
            <text:p>527</text:p>
          </table:table-cell>
          <table:table-cell table:style-name="Default" table:formula="oooc:=['5 _ Hawaiian'.P30]" office:value-type="string" office:string-value="'Mango Chicken', ">
            <text:p>'Mango Chicken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1]&gt;9;&quot;&quot;;&quot;0&quot;)&amp;([.D101])&amp;&quot;.def&quot;" office:value-type="string" office:string-value="def/47.def">
            <text:p>def/47.def</text:p>
          </table:table-cell>
          <table:table-cell table:style-name="ce164" table:formula="oooc:=INT(([.D101]+9)/10)&amp;&quot;-&quot;&amp;(MOD([.D101]-1;10)+1)" office:value-type="string" office:string-value="5-7">
            <text:p>5-7</text:p>
          </table:table-cell>
          <table:table-cell office:value-type="float" office:value="47">
            <text:p>47</text:p>
          </table:table-cell>
          <table:table-cell office:value-type="float" office:value="599">
            <text:p>599</text:p>
          </table:table-cell>
          <table:table-cell table:style-name="Default" office:value-type="float" office:value="537">
            <text:p>537</text:p>
          </table:table-cell>
          <table:table-cell table:style-name="Default" table:formula="oooc:=['5 _ Hawaiian'.Q30]" office:value-type="string" office:string-value="'Mango Salsa', ">
            <text:p>'Mango Salsa', </text:p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2]&gt;9;&quot;&quot;;&quot;0&quot;)&amp;([.D102])&amp;&quot;.def&quot;" office:value-type="string" office:string-value="def/48.def">
            <text:p>def/48.def</text:p>
          </table:table-cell>
          <table:table-cell table:style-name="ce164" table:formula="oooc:=INT(([.D102]+9)/10)&amp;&quot;-&quot;&amp;(MOD([.D102]-1;10)+1)" office:value-type="string" office:string-value="5-8">
            <text:p>5-8</text:p>
          </table:table-cell>
          <table:table-cell office:value-type="float" office:value="48">
            <text:p>48</text:p>
          </table:table-cell>
          <table:table-cell office:value-type="float" office:value="626">
            <text:p>626</text:p>
          </table:table-cell>
          <table:table-cell office:value-type="float" office:value="540">
            <text:p>540</text:p>
          </table:table-cell>
          <table:table-cell table:style-name="Default" table:formula="oooc:=['5 _ Hawaiian'.R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3]&gt;9;&quot;&quot;;&quot;0&quot;)&amp;([.D103])&amp;&quot;.def&quot;" office:value-type="string" office:string-value="def/49.def">
            <text:p>def/49.def</text:p>
          </table:table-cell>
          <table:table-cell table:style-name="ce164" table:formula="oooc:=INT(([.D103]+9)/10)&amp;&quot;-&quot;&amp;(MOD([.D103]-1;10)+1)" office:value-type="string" office:string-value="5-9">
            <text:p>5-9</text:p>
          </table:table-cell>
          <table:table-cell office:value-type="float" office:value="49">
            <text:p>49</text:p>
          </table:table-cell>
          <table:table-cell office:value-type="float" office:value="654">
            <text:p>654</text:p>
          </table:table-cell>
          <table:table-cell office:value-type="float" office:value="542">
            <text:p>542</text:p>
          </table:table-cell>
          <table:table-cell table:style-name="Default" table:formula="oooc:=['5 _ Hawaiian'.S30]">
            <text:p/>
          </table:table-cell>
          <table:table-cell table:number-columns-repeated="248"/>
        </table:table-row>
        <table:table-row table:style-name="ro2">
          <table:table-cell office:value-type="string">
            <text:p>level</text:p>
          </table:table-cell>
          <table:table-cell table:style-name="Default" table:formula="oooc:=&quot;def/&quot;&amp;IF([.D104]&gt;9;&quot;&quot;;&quot;0&quot;)&amp;([.D104])&amp;&quot;.def&quot;" office:value-type="string" office:string-value="def/50.def">
            <text:p>def/50.def</text:p>
          </table:table-cell>
          <table:table-cell table:style-name="ce164" table:formula="oooc:=INT(([.D104]+9)/10)&amp;&quot;-&quot;&amp;(MOD([.D104]-1;10)+1)" office:value-type="string" office:string-value="5-10">
            <text:p>5-10</text:p>
          </table:table-cell>
          <table:table-cell office:value-type="float" office:value="50">
            <text:p>50</text:p>
          </table:table-cell>
          <table:table-cell office:value-type="float" office:value="683">
            <text:p>683</text:p>
          </table:table-cell>
          <table:table-cell office:value-type="float" office:value="538">
            <text:p>538</text:p>
          </table:table-cell>
          <table:table-cell table:style-name="Default" table:formula="oooc:=['5 _ Hawaiian'.T30]">
            <text:p/>
          </table:table-cell>
          <table:table-cell table:number-columns-repeated="248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comic(MasterChef.outro)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image = "comics.masterchef.outro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12"/>button = "comics.end-button"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//Episode images to display on the travel map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Episodes {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American) { image = "episode.american" x = "12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Mexican) { image = "episode.mexican" x = "220" y = "32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Russian) { image = "episode.russian" x = "360" y = "7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Japanese) { image = "episode.japanese" x = "680" y = "130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8"/>episode(Hawaiian) { image = "episode.hawaiian" x = "630" y = "385" }</text:p>
          </table:table-cell>
          <table:table-cell table:number-columns-repeated="253"/>
        </table:table-row>
        <table:table-row table:style-name="ro2">
          <table:table-cell office:value-type="string">
            <text:p>string</text:p>
          </table:table-cell>
          <table:table-cell office:value-type="string">
            <text:p><text:s text:c="4"/>}</text:p>
          </table:table-cell>
          <table:table-cell table:number-columns-repeated="253"/>
        </table:table-row>
        <table:table-row table:style-name="ro2" table:number-rows-repeated="3">
          <table:table-cell table:number-columns-repeated="255"/>
        </table:table-row>
        <table:table-row table:style-name="ro2">
          <table:table-cell/>
          <table:table-cell office:value-type="string">
            <text:p>This file is exported into «levelprogress.def»</text:p>
          </table:table-cell>
          <table:table-cell table:number-columns-repeated="253"/>
        </table:table-row>
        <table:table-row table:style-name="ro2" table:number-rows-repeated="65412">
          <table:table-cell table:number-columns-repeated="255"/>
        </table:table-row>
        <table:table-row table:style-name="ro2">
          <table:table-cell table:number-columns-repeated="255"/>
        </table:table-row>
      </table:table>
      <table:database-ranges>
        <table:database-range table:name="a" table:target-range-address="'Рецепты ингред'.A72:'Рецепты ингред'.A7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  <style:text-properties style:use-window-font-color="true"/>
    </style:style>
    <style:style style:name="blue" style:family="table-cell" style:parent-style-name="Default" style:data-style-name="N1">
      <style:table-cell-properties style:glyph-orientation-vertical="0" fo:background-color="#ffff6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Excel_5f_CondFormat_5f_27_5f_2_5f_1" style:display-name="Excel_CondFormat_27_2_1" style:family="table-cell" style:parent-style-name="Default">
      <style:table-cell-properties fo:background-color="#800080"/>
    </style:style>
    <style:style style:name="Excel_5f_CondFormat_5f_27_5f_2_5f_2" style:display-name="Excel_CondFormat_27_2_2" style:family="table-cell" style:parent-style-name="Default">
      <style:table-cell-properties fo:background-color="#c0c0c0"/>
      <style:text-properties fo:color="#c0c0c0"/>
    </style:style>
    <style:style style:name="Excel_5f_CondFormat_5f_27_5f_2_5f_3" style:display-name="Excel_CondFormat_27_2_3" style:family="table-cell" style:parent-style-name="Default"/>
    <style:style style:name="Excel_5f_CondFormat_5f_27_5f_1_5f_1" style:display-name="Excel_CondFormat_27_1_1" style:family="table-cell" style:parent-style-name="Default">
      <style:table-cell-properties fo:background-color="#800080"/>
    </style:style>
    <style:style style:name="Excel_5f_CondFormat_5f_27_5f_1_5f_2" style:display-name="Excel_CondFormat_27_1_2" style:family="table-cell" style:parent-style-name="Default">
      <style:table-cell-properties fo:background-color="#c0c0c0"/>
      <style:text-properties fo:color="#c0c0c0"/>
    </style:style>
    <style:style style:name="Excel_5f_CondFormat_5f_27_5f_1_5f_3" style:display-name="Excel_CondFormat_27_1_3" style:family="table-cell" style:parent-style-name="Default"/>
    <style:style style:name="blue2" style:family="table-cell" style:parent-style-name="Default">
      <style:table-cell-properties fo:background-color="#b3b3b3"/>
      <style:text-properties fo:color="#b3b3b3"/>
    </style:style>
    <style:style style:name="white_20_font" style:display-name="white font" style:family="table-cell" style:parent-style-name="синий">
      <style:table-cell-properties fo:background-color="transparent"/>
      <style:text-properties fo:color="#ffffff"/>
    </style:style>
    <style:style style:name="Excel_5f_CondFormat_5f_15_5f_2_5f_1" style:display-name="Excel_CondFormat_15_2_1" style:family="table-cell" style:parent-style-name="Default">
      <style:table-cell-properties fo:background-color="#800080"/>
    </style:style>
    <style:style style:name="Excel_5f_CondFormat_5f_15_5f_2_5f_2" style:display-name="Excel_CondFormat_15_2_2" style:family="table-cell" style:parent-style-name="Default">
      <style:table-cell-properties fo:background-color="#c0c0c0"/>
      <style:text-properties fo:color="#c0c0c0"/>
    </style:style>
    <style:style style:name="Excel_5f_CondFormat_5f_15_5f_2_5f_3" style:display-name="Excel_CondFormat_15_2_3" style:family="table-cell" style:parent-style-name="Default"/>
    <style:style style:name="Excel_5f_CondFormat_5f_18_5f_2_5f_1" style:display-name="Excel_CondFormat_18_2_1" style:family="table-cell" style:parent-style-name="Default">
      <style:table-cell-properties fo:background-color="#800080"/>
    </style:style>
    <style:style style:name="Excel_5f_CondFormat_5f_18_5f_2_5f_2" style:display-name="Excel_CondFormat_18_2_2" style:family="table-cell" style:parent-style-name="Default">
      <style:table-cell-properties fo:background-color="#c0c0c0"/>
      <style:text-properties fo:color="#c0c0c0"/>
    </style:style>
    <style:style style:name="Excel_5f_CondFormat_5f_18_5f_2_5f_3" style:display-name="Excel_CondFormat_18_2_3" style:family="table-cell" style:parent-style-name="Default"/>
    <style:style style:name="Excel_5f_CondFormat_5f_21_5f_3_5f_1" style:display-name="Excel_CondFormat_21_3_1" style:family="table-cell" style:parent-style-name="Default">
      <style:table-cell-properties fo:background-color="#800080"/>
    </style:style>
    <style:style style:name="Excel_5f_CondFormat_5f_21_5f_3_5f_2" style:display-name="Excel_CondFormat_21_3_2" style:family="table-cell" style:parent-style-name="Default">
      <style:table-cell-properties fo:background-color="#c0c0c0"/>
      <style:text-properties fo:color="#c0c0c0"/>
    </style:style>
    <style:style style:name="Excel_5f_CondFormat_5f_24_5f_3_5f_1" style:display-name="Excel_CondFormat_24_3_1" style:family="table-cell" style:parent-style-name="Default">
      <style:table-cell-properties fo:background-color="#800080"/>
    </style:style>
    <style:style style:name="Excel_5f_CondFormat_5f_24_5f_3_5f_2" style:display-name="Excel_CondFormat_24_3_2" style:family="table-cell" style:parent-style-name="Default">
      <style:table-cell-properties fo:background-color="#c0c0c0"/>
      <style:text-properties fo:color="#c0c0c0"/>
    </style:style>
    <style:style style:name="Excel_5f_CondFormat_5f_24_5f_3_5f_3" style:display-name="Excel_CondFormat_24_3_3" style:family="table-cell" style:parent-style-name="Default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5">25.06.2007</text:date>, <text:time>18:05:2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creator>Olga Marchevska</dc:creator>
    <dc:date>2007-06-25T18:05:27</dc:date>
    <dc:language>ru-RU</dc:language>
    <meta:editing-cycles>328</meta:editing-cycles>
    <meta:editing-duration>P7DT7H57M12S</meta:editing-duration>
    <meta:user-defined meta:name="Info 1"/>
    <meta:user-defined meta:name="Info 2"/>
    <meta:user-defined meta:name="Info 3"/>
    <meta:user-defined meta:name="Info 4"/>
    <meta:document-statistic meta:table-count="16" meta:cell-count="8940" meta:object-count="30"/>
  </office:meta>
</office:document-meta>
</file>

<file path=Basic/Standard/Levels.xml><?xml version="1.0" encoding="utf-8"?>
<!DOCTYPE module  PUBLIC '-//OpenOffice.org//DTD OfficeDocument 1.0//EN'  'module.dtd'>
<script:module xmlns:script="http://openoffice.org/2000/script" script:name="Levels" script:language="StarBasic">REM  *****  BASIC  *****

Sub Main
For i = 1 to 50
	Edit_Level(i)
Next i
Edit_Cuisine
Edit_LevelProgress
print "ok"
End Sub

rem -----------------------------
Sub Edit_Cuisine

Dim oDoc, oSheet
Dim filename As String
Dim fNum as Integer, i As Integer

oDoc = ThisComponent
oSheet = oDoc.Sheets.getByName("Cuisine")
filename = "c:\projects\proto games\master chef\py\def\recipes.def"

fNum = freefile
open filename for output as #fNum
print #fNum, "MasterChef {"

for i = 1 to 60
	print #fNum, "    Recipe(" &amp; oSheet.getCellByPosition(0, i).getString() &amp; ") {"
	print #fNum, "        setting = " &amp; Chr(34) &amp; oSheet.getCellByPosition(1, i).getString() &amp; Chr(34)
	print #fNum, "        type = " &amp; Chr(34) &amp; oSheet.getCellByPosition(6, i).getString() &amp; Chr(34) 
	print #fNum, "        requires = " &amp; Chr(34) &amp; oSheet.getCellByPosition(2, i).getString() &amp; Chr(34) 
	print #fNum, "        price = " &amp; Chr(34) &amp; oSheet.getCellByPosition(3, i).getString() &amp; Chr(34) 
	print #fNum, "        readyAt = " &amp; Chr(34) &amp; oSheet.getCellByPosition(5, i).getString() &amp; Chr(34) 
	print #fNum, "        src = " &amp; Chr(34) &amp; "recipe." &amp; oSheet.getCellByPosition(4, i).getString() &amp; Chr(34) 
	print #fNum, "        emptySrc = " &amp; Chr(34) &amp; "recipe." &amp; oSheet.getCellByPosition(4, i).getString() &amp; ".empty" &amp; Chr(34) 
	print #fNum, "        badge = " &amp; Chr(34) &amp; "cookbook." &amp; oSheet.getCellByPosition(4, i).getString() &amp; Chr(34) 
	print #fNum, "        emptyBadge = " &amp; Chr(34) &amp; "cookbook." &amp; oSheet.getCellByPosition(4, i).getString() &amp; ".empty" &amp; Chr(34) 
	print #fNum, "        badgeX = " &amp; Chr(34) &amp; oSheet.getCellByPosition(7, i).getString() &amp; Chr(34) 
	print #fNum, "        badgeY = " &amp; Chr(34) &amp; oSheet.getCellByPosition(8, i).getString() &amp; Chr(34) 
	print #fNum, "    }"
	print #fNum, ""
next i

print #fNum, "}"
close #fNum

End Sub

rem -----------------------------
Sub Edit_Level(no As Integer)

Const Max_Strings = 200

Dim oDoc, oSheet
Dim filename As String, currentdir As String
Dim strs(Max_Strings) As String
Dim fNum as Integer, i As Integer, j As Integer, k As Integer
Dim sheetname As string
Dim col As Integer, row As Integer
Dim ing As String, qua As String

oDoc = ThisComponent
rem currentdir = DirectoryNameoutofPath(oDoc.getURL(), "/")
currentdir = "c:\projects\proto games\master chef\py\def\"
if no&gt;=10 then
	filename = currentdir &amp; cstr(no) &amp;".def"
else
	filename = currentdir &amp; "0" &amp; cstr(no) &amp;".def"
end if

fNum = freefile
open filename for input as #fNum
i = 1
Do While Not EOF(fNum)
	line input #fNum, strs(i)
	i=i+1
Loop
close #fNum

rem modify what is necessary
sheetname = "Episode"+cstr(int((no+9)/10))
oSheet = oDoc.Sheets.getByName(sheetname)
col = (no-1) mod 10 + 1
for row = 1 to 40
	ing = oSheet.getCellByPosition(0, row).getString()
	qua = oSheet.getCellByPosition(col, row).getString()
	for j=1 to i-1
		k = InStr(strs(j), chr(34) &amp; ing &amp; chr(34))
		if k&gt;0 then
			k1 = Instr(strs(j), "rate")+7
			k2 = Instr(strs(j), " }")-1
			strs(j) = mid(strs(j),1,k1) + qua + mid(strs(j),k2)
		end if
	next j
next row

fNum = freefile
open filename for output as #fNum
for j = 1 to i-1
	print #fNum, strs(j)
next j
close #fNum

End Sub

rem -----------------------------
Sub Edit_LevelProgress
Dim oDoc, oSheet
Dim filename As String
Dim fNum as Integer, i As Integer

oDoc = ThisComponent
oSheet = oDoc.Sheets.getByName("LevelProgress")
filename = "c:\projects\proto games\master chef\py\def\levelprogress.def"

fNum = freefile
open filename for output as #fNum
print #fNum, "MasterChef {"

for i = 1 to 118
	select case oSheet.getCellByPosition(0, i).getString()
		case "string"
			print #fNum, oSheet.getCellByPosition(1, i).getString()
		case "level"
			print #fNum, "        level(" &amp; oSheet.getCellByPosition(1, i).getString() &amp; _
				") { name = " &amp; Chr(34) &amp; oSheet.getCellByPosition(2, i).getString() &amp; Chr(34) &amp; _
				" no = " &amp; Chr(34) &amp; oSheet.getCellByPosition(3, i).getString() &amp; Chr(34) &amp; _
				" x = " &amp; Chr(34) &amp; oSheet.getCellByPosition(4, i).getString() &amp; Chr(34) &amp; _
				" y = " &amp; Chr(34) &amp; oSheet.getCellByPosition(5, i).getString() &amp; Chr(34) &amp; _
				" unlock = " &amp; Chr(34) &amp; "[ " &amp; oSheet.getCellByPosition(6, i).getString() &amp; "]" &amp; Chr(34) &amp; " }"
	end select
next i

print #fNum, "}"
close #fNum


End Sub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eve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